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35cm"/>
    </style:style>
    <style:style style:name="Table1.B" style:family="table-column">
      <style:table-column-properties style:column-width="1.842cm"/>
    </style:style>
    <style:style style:name="Table1.C" style:family="table-column">
      <style:table-column-properties style:column-width="9.001cm"/>
    </style:style>
    <style:style style:name="Table1.D" style:family="table-column">
      <style:table-column-properties style:column-width="3.057cm"/>
    </style:style>
    <style:style style:name="Table1.A1" style:family="table-cell">
      <style:table-cell-properties fo:padding-left="0.191cm" fo:padding-right="0.191cm" fo:padding-top="0cm" fo:padding-bottom="0cm" fo:border="0.5pt solid #000000"/>
    </style:style>
    <style:style style:name="Table1.A11" style:family="table-cell" style:data-style-name="N36">
      <style:table-cell-properties fo:padding-left="0.191cm" fo:padding-right="0.191cm" fo:padding-top="0cm" fo:padding-bottom="0cm" fo:border="0.5pt solid #000000"/>
    </style:style>
    <style:style style:name="Table1.A14" style:family="table-cell" style:data-style-name="N36">
      <style:table-cell-properties fo:padding-left="0.191cm" fo:padding-right="0.191cm" fo:padding-top="0cm" fo:padding-bottom="0cm" fo:border-left="0.5pt solid #000000" fo:border-right="0.5pt solid #000000" fo:border-top="none" fo:border-bottom="0.5pt solid #000000"/>
    </style:style>
    <style:style style:name="Table1.B1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1.C14" style:family="table-cell">
      <style:table-cell-properties fo:padding-left="0.191cm" fo:padding-right="0.191cm" fo:padding-top="0cm" fo:padding-bottom="0cm" fo:border-left="0.5pt solid #000000" fo:border-right="0.5pt solid #000000" fo:border-top="none" fo:border-bottom="0.5pt solid #000000"/>
    </style:style>
    <style:style style:name="Table1.D14" style:family="table-cell">
      <style:table-cell-properties fo:padding-left="0.191cm" fo:padding-right="0.191cm" fo:padding-top="0cm" fo:padding-bottom="0cm" fo:border-left="0.5pt solid #000000" fo:border-right="0.5pt solid #000000" fo:border-top="none" fo:border-bottom="0.5pt solid #000000"/>
    </style:style>
    <style:style style:name="Table1.B15" style:family="table-cell">
      <style:table-cell-properties fo:padding-left="0.191cm" fo:padding-right="0.191cm" fo:padding-top="0cm" fo:padding-bottom="0cm" fo:border-left="0.5pt solid #000000" fo:border-right="0.5pt solid #000000" fo:border-top="none" fo:border-bottom="0.5pt solid #000000"/>
    </style:style>
    <style:style style:name="Table1.C15" style:family="table-cell">
      <style:table-cell-properties fo:padding-left="0.191cm" fo:padding-right="0.191cm" fo:padding-top="0cm" fo:padding-bottom="0cm" fo:border-left="0.5pt solid #000000" fo:border-right="0.5pt solid #000000" fo:border-top="none" fo:border-bottom="0.5pt solid #000000"/>
    </style:style>
    <style:style style:name="Table1.D15" style:family="table-cell">
      <style:table-cell-properties fo:padding-left="0.191cm" fo:padding-right="0.191cm" fo:padding-top="0cm" fo:padding-bottom="0cm" fo:border-left="0.5pt solid #000000" fo:border-right="0.5pt solid #000000" fo:border-top="none" fo:border-bottom="0.5pt solid #000000"/>
    </style:style>
    <style:style style:name="Table1.B16" style:family="table-cell">
      <style:table-cell-properties fo:padding-left="0.191cm" fo:padding-right="0.191cm" fo:padding-top="0cm" fo:padding-bottom="0cm" fo:border-left="0.5pt solid #000000" fo:border-right="0.5pt solid #000000" fo:border-top="none" fo:border-bottom="0.5pt solid #000000"/>
    </style:style>
    <style:style style:name="Table1.C16" style:family="table-cell">
      <style:table-cell-properties fo:padding-left="0.191cm" fo:padding-right="0.191cm" fo:padding-top="0cm" fo:padding-bottom="0cm" fo:border-left="0.5pt solid #000000" fo:border-right="0.5pt solid #000000" fo:border-top="none" fo:border-bottom="0.5pt solid #000000"/>
    </style:style>
    <style:style style:name="Table1.D16" style:family="table-cell">
      <style:table-cell-properties fo:padding-left="0.191cm" fo:padding-right="0.191cm" fo:padding-top="0cm" fo:padding-bottom="0cm" fo:border-left="0.5pt solid #000000" fo:border-right="0.5pt solid #000000" fo:border-top="none" fo:border-bottom="0.5pt solid #000000"/>
    </style:style>
    <style:style style:name="Table46" style:family="table">
      <style:table-properties style:width="17.489cm" fo:margin-left="0cm" table:align="left"/>
    </style:style>
    <style:style style:name="Table46.A" style:family="table-column">
      <style:table-column-properties style:column-width="17.489cm"/>
    </style:style>
    <style:style style:name="Table46.A1" style:family="table-cell">
      <style:table-cell-properties fo:background-color="#eeeeee" fo:padding="0.097cm" fo:border="0.05pt solid #000000">
        <style:background-image/>
      </style:table-cell-properties>
    </style:style>
    <style:style style:name="Table45" style:family="table">
      <style:table-properties style:width="17.489cm" fo:margin-left="0cm" table:align="left"/>
    </style:style>
    <style:style style:name="Table45.A" style:family="table-column">
      <style:table-column-properties style:column-width="17.489cm"/>
    </style:style>
    <style:style style:name="Table45.A1" style:family="table-cell">
      <style:table-cell-properties fo:background-color="#eeeeee" fo:padding="0.097cm" fo:border="0.05pt solid #000000">
        <style:background-image/>
      </style:table-cell-properties>
    </style:style>
    <style:style style:name="Table2" style:family="table">
      <style:table-properties style:width="9.751cm" fo:margin-left="0.441cm" table:align="left"/>
    </style:style>
    <style:style style:name="Table2.A" style:family="table-column">
      <style:table-column-properties style:column-width="2.251cm"/>
    </style:style>
    <style:style style:name="Table2.B" style:family="table-column">
      <style:table-column-properties style:column-width="7.5cm"/>
    </style:style>
    <style:style style:name="Table2.A1" style:family="table-cell">
      <style:table-cell-properties fo:padding-left="0.191cm" fo:padding-right="0.191cm" fo:padding-top="0cm" fo:padding-bottom="0cm" fo:border="0.5pt solid #000000"/>
    </style:style>
    <style:style style:name="Table3" style:family="table">
      <style:table-properties style:width="9.751cm" fo:margin-left="0.441cm" table:align="left"/>
    </style:style>
    <style:style style:name="Table3.A" style:family="table-column">
      <style:table-column-properties style:column-width="2.651cm"/>
    </style:style>
    <style:style style:name="Table3.B" style:family="table-column">
      <style:table-column-properties style:column-width="7.1cm"/>
    </style:style>
    <style:style style:name="Table3.A1" style:family="table-cell">
      <style:table-cell-properties fo:padding-left="0.191cm" fo:padding-right="0.191cm" fo:padding-top="0cm" fo:padding-bottom="0cm" fo:border="0.5pt solid #000000"/>
    </style:style>
    <style:style style:name="Table4" style:family="table">
      <style:table-properties style:width="9.751cm" fo:margin-left="0.441cm" table:align="left"/>
    </style:style>
    <style:style style:name="Table4.A" style:family="table-column">
      <style:table-column-properties style:column-width="2.651cm"/>
    </style:style>
    <style:style style:name="Table4.B" style:family="table-column">
      <style:table-column-properties style:column-width="7.1cm"/>
    </style:style>
    <style:style style:name="Table4.A1" style:family="table-cell">
      <style:table-cell-properties fo:padding-left="0.191cm" fo:padding-right="0.191cm" fo:padding-top="0cm" fo:padding-bottom="0cm" fo:border="0.5pt solid #000000"/>
    </style:style>
    <style:style style:name="Table5" style:family="table">
      <style:table-properties style:width="9.751cm" fo:margin-left="0.441cm" table:align="left"/>
    </style:style>
    <style:style style:name="Table5.A" style:family="table-column">
      <style:table-column-properties style:column-width="3.561cm"/>
    </style:style>
    <style:style style:name="Table5.B" style:family="table-column">
      <style:table-column-properties style:column-width="6.189cm"/>
    </style:style>
    <style:style style:name="Table5.A1" style:family="table-cell">
      <style:table-cell-properties fo:padding-left="0.191cm" fo:padding-right="0.191cm" fo:padding-top="0cm" fo:padding-bottom="0cm" fo:border="0.5pt solid #000000"/>
    </style:style>
    <style:style style:name="Table6" style:family="table">
      <style:table-properties style:width="9.751cm" fo:margin-left="0.441cm" table:align="left"/>
    </style:style>
    <style:style style:name="Table6.A" style:family="table-column">
      <style:table-column-properties style:column-width="2.651cm"/>
    </style:style>
    <style:style style:name="Table6.B" style:family="table-column">
      <style:table-column-properties style:column-width="7.1cm"/>
    </style:style>
    <style:style style:name="Table6.A1" style:family="table-cell">
      <style:table-cell-properties fo:padding-left="0.191cm" fo:padding-right="0.191cm" fo:padding-top="0cm" fo:padding-bottom="0cm" fo:border="0.5pt solid #000000"/>
    </style:style>
    <style:style style:name="Table7" style:family="table">
      <style:table-properties style:width="9.751cm" fo:margin-left="0.441cm" table:align="left"/>
    </style:style>
    <style:style style:name="Table7.A" style:family="table-column">
      <style:table-column-properties style:column-width="2.651cm"/>
    </style:style>
    <style:style style:name="Table7.B" style:family="table-column">
      <style:table-column-properties style:column-width="7.1cm"/>
    </style:style>
    <style:style style:name="Table7.A1" style:family="table-cell">
      <style:table-cell-properties fo:padding-left="0.191cm" fo:padding-right="0.191cm" fo:padding-top="0cm" fo:padding-bottom="0cm" fo:border="0.5pt solid #000000"/>
    </style:style>
    <style:style style:name="Table8" style:family="table">
      <style:table-properties style:width="11.695cm" fo:margin-left="1.249cm" table:align="left"/>
    </style:style>
    <style:style style:name="Table8.A" style:family="table-column">
      <style:table-column-properties style:column-width="6.193cm"/>
    </style:style>
    <style:style style:name="Table8.B" style:family="table-column">
      <style:table-column-properties style:column-width="5.502cm"/>
    </style:style>
    <style:style style:name="Table8.A1" style:family="table-cell">
      <style:table-cell-properties fo:padding-left="0.191cm" fo:padding-right="0.191cm" fo:padding-top="0cm" fo:padding-bottom="0cm" fo:border="0.5pt solid #000000"/>
    </style:style>
    <style:style style:name="Table9" style:family="table">
      <style:table-properties style:width="11.695cm" fo:margin-left="1.249cm" table:align="left"/>
    </style:style>
    <style:style style:name="Table9.A" style:family="table-column">
      <style:table-column-properties style:column-width="6.193cm"/>
    </style:style>
    <style:style style:name="Table9.B" style:family="table-column">
      <style:table-column-properties style:column-width="5.502cm"/>
    </style:style>
    <style:style style:name="Table9.A1" style:family="table-cell">
      <style:table-cell-properties fo:padding-left="0.191cm" fo:padding-right="0.191cm" fo:padding-top="0cm" fo:padding-bottom="0cm" fo:border="0.5pt solid #000000"/>
    </style:style>
    <style:style style:name="Table10" style:family="table">
      <style:table-properties style:width="16.058cm" fo:margin-left="0.191cm" table:align="left"/>
    </style:style>
    <style:style style:name="Table10.A" style:family="table-column">
      <style:table-column-properties style:column-width="5.225cm"/>
    </style:style>
    <style:style style:name="Table10.B" style:family="table-column">
      <style:table-column-properties style:column-width="5.417cm"/>
    </style:style>
    <style:style style:name="Table10.A1" style:family="table-cell">
      <style:table-cell-properties fo:padding-left="0.191cm" fo:padding-right="0.191cm" fo:padding-top="0cm" fo:padding-bottom="0cm" fo:border="0.5pt solid #000000"/>
    </style:style>
    <style:style style:name="Table11" style:family="table">
      <style:table-properties style:width="16.058cm" fo:margin-left="0.191cm" table:align="left"/>
    </style:style>
    <style:style style:name="Table11.A" style:family="table-column">
      <style:table-column-properties style:column-width="5.225cm"/>
    </style:style>
    <style:style style:name="Table11.B" style:family="table-column">
      <style:table-column-properties style:column-width="5.417cm"/>
    </style:style>
    <style:style style:name="Table11.A1" style:family="table-cell">
      <style:table-cell-properties fo:padding-left="0.191cm" fo:padding-right="0.191cm" fo:padding-top="0cm" fo:padding-bottom="0cm" fo:border="0.5pt solid #000000"/>
    </style:style>
    <style:style style:name="Table12" style:family="table">
      <style:table-properties style:width="16.058cm" fo:margin-left="0.191cm" table:align="left"/>
    </style:style>
    <style:style style:name="Table12.A" style:family="table-column">
      <style:table-column-properties style:column-width="5.225cm"/>
    </style:style>
    <style:style style:name="Table12.B" style:family="table-column">
      <style:table-column-properties style:column-width="5.417cm"/>
    </style:style>
    <style:style style:name="Table12.A1" style:family="table-cell">
      <style:table-cell-properties fo:padding-left="0.191cm" fo:padding-right="0.191cm" fo:padding-top="0cm" fo:padding-bottom="0cm" fo:border="0.5pt solid #000000"/>
    </style:style>
    <style:style style:name="Table13" style:family="table">
      <style:table-properties style:width="16.058cm" fo:margin-left="0.191cm" table:align="left"/>
    </style:style>
    <style:style style:name="Table13.A" style:family="table-column">
      <style:table-column-properties style:column-width="5.225cm"/>
    </style:style>
    <style:style style:name="Table13.B" style:family="table-column">
      <style:table-column-properties style:column-width="5.417cm"/>
    </style:style>
    <style:style style:name="Table13.A1" style:family="table-cell">
      <style:table-cell-properties fo:padding-left="0.191cm" fo:padding-right="0.191cm" fo:padding-top="0cm" fo:padding-bottom="0cm" fo:border="0.5pt solid #000000"/>
    </style:style>
    <style:style style:name="Table14" style:family="table">
      <style:table-properties style:width="16.058cm" fo:margin-left="0.191cm" table:align="left"/>
    </style:style>
    <style:style style:name="Table14.A" style:family="table-column">
      <style:table-column-properties style:column-width="5.225cm"/>
    </style:style>
    <style:style style:name="Table14.B" style:family="table-column">
      <style:table-column-properties style:column-width="5.417cm"/>
    </style:style>
    <style:style style:name="Table14.A1" style:family="table-cell">
      <style:table-cell-properties fo:padding-left="0.191cm" fo:padding-right="0.191cm" fo:padding-top="0cm" fo:padding-bottom="0cm" fo:border="0.5pt solid #000000"/>
    </style:style>
    <style:style style:name="Table15" style:family="table">
      <style:table-properties style:width="16.058cm" fo:margin-left="0.191cm" table:align="left"/>
    </style:style>
    <style:style style:name="Table15.A" style:family="table-column">
      <style:table-column-properties style:column-width="5.225cm"/>
    </style:style>
    <style:style style:name="Table15.B" style:family="table-column">
      <style:table-column-properties style:column-width="5.417cm"/>
    </style:style>
    <style:style style:name="Table15.A1" style:family="table-cell">
      <style:table-cell-properties fo:padding-left="0.191cm" fo:padding-right="0.191cm" fo:padding-top="0cm" fo:padding-bottom="0cm" fo:border="0.5pt solid #000000"/>
    </style:style>
    <style:style style:name="Table16" style:family="table">
      <style:table-properties style:width="16.058cm" fo:margin-left="0.191cm" table:align="left"/>
    </style:style>
    <style:style style:name="Table16.A" style:family="table-column">
      <style:table-column-properties style:column-width="5.225cm"/>
    </style:style>
    <style:style style:name="Table16.B" style:family="table-column">
      <style:table-column-properties style:column-width="5.417cm"/>
    </style:style>
    <style:style style:name="Table16.A1" style:family="table-cell">
      <style:table-cell-properties fo:padding-left="0.191cm" fo:padding-right="0.191cm" fo:padding-top="0cm" fo:padding-bottom="0cm" fo:border="0.5pt solid #000000"/>
    </style:style>
    <style:style style:name="Table17" style:family="table">
      <style:table-properties style:width="16.193cm" fo:margin-left="0.191cm" table:align="left"/>
    </style:style>
    <style:style style:name="Table17.A" style:family="table-column">
      <style:table-column-properties style:column-width="4.773cm"/>
    </style:style>
    <style:style style:name="Table17.B" style:family="table-column">
      <style:table-column-properties style:column-width="4.662cm"/>
    </style:style>
    <style:style style:name="Table17.C" style:family="table-column">
      <style:table-column-properties style:column-width="3.013cm"/>
    </style:style>
    <style:style style:name="Table17.D" style:family="table-column">
      <style:table-column-properties style:column-width="3.745cm"/>
    </style:style>
    <style:style style:name="Table17.A1" style:family="table-cell">
      <style:table-cell-properties fo:padding-left="0.191cm" fo:padding-right="0.191cm" fo:padding-top="0cm" fo:padding-bottom="0cm" fo:border="0.5pt solid #000000"/>
    </style:style>
    <style:style style:name="Table17.C1" style:family="table-cell">
      <style:table-cell-properties fo:padding-left="0.018cm" fo:padding-right="0.018cm" fo:padding-top="0cm" fo:padding-bottom="0cm" fo:border="0.5pt solid #000000"/>
    </style:style>
    <style:style style:name="Table17.A8" style:family="table-cell">
      <style:table-cell-properties fo:padding-left="0.191cm" fo:padding-right="0.191cm" fo:padding-top="0cm" fo:padding-bottom="0cm" fo:border-left="0.5pt solid #000000" fo:border-right="0.5pt solid #000000" fo:border-top="none" fo:border-bottom="0.5pt solid #000000"/>
    </style:style>
    <style:style style:name="Table17.C8" style:family="table-cell">
      <style:table-cell-properties fo:padding-left="0.018cm" fo:padding-right="0.018cm" fo:padding-top="0cm" fo:padding-bottom="0cm" fo:border-left="0.5pt solid #000000" fo:border-right="0.5pt solid #000000" fo:border-top="none" fo:border-bottom="0.5pt solid #000000"/>
    </style:style>
    <style:style style:name="Table17.D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Table18" style:family="table">
      <style:table-properties style:width="16.058cm" fo:margin-left="0.191cm" table:align="left"/>
    </style:style>
    <style:style style:name="Table18.A" style:family="table-column">
      <style:table-column-properties style:column-width="5.225cm"/>
    </style:style>
    <style:style style:name="Table18.B" style:family="table-column">
      <style:table-column-properties style:column-width="5.417cm"/>
    </style:style>
    <style:style style:name="Table18.A1" style:family="table-cell">
      <style:table-cell-properties fo:padding-left="0.191cm" fo:padding-right="0.191cm" fo:padding-top="0cm" fo:padding-bottom="0cm" fo:border="0.5pt solid #000000"/>
    </style:style>
    <style:style style:name="Table19" style:family="table">
      <style:table-properties style:width="16.193cm" fo:margin-left="0.191cm" table:align="left"/>
    </style:style>
    <style:style style:name="Table19.A" style:family="table-column">
      <style:table-column-properties style:column-width="4.773cm"/>
    </style:style>
    <style:style style:name="Table19.B" style:family="table-column">
      <style:table-column-properties style:column-width="4.662cm"/>
    </style:style>
    <style:style style:name="Table19.C" style:family="table-column">
      <style:table-column-properties style:column-width="3.013cm"/>
    </style:style>
    <style:style style:name="Table19.D" style:family="table-column">
      <style:table-column-properties style:column-width="3.745cm"/>
    </style:style>
    <style:style style:name="Table19.A1" style:family="table-cell">
      <style:table-cell-properties fo:padding-left="0.191cm" fo:padding-right="0.191cm" fo:padding-top="0cm" fo:padding-bottom="0cm" fo:border="0.5pt solid #000000"/>
    </style:style>
    <style:style style:name="Table19.C1" style:family="table-cell">
      <style:table-cell-properties fo:padding-left="0.018cm" fo:padding-right="0.018cm" fo:padding-top="0cm" fo:padding-bottom="0cm" fo:border="0.5pt solid #000000"/>
    </style:style>
    <style:style style:name="Table20" style:family="table">
      <style:table-properties style:width="16.058cm" fo:margin-left="0.191cm" table:align="left"/>
    </style:style>
    <style:style style:name="Table20.A" style:family="table-column">
      <style:table-column-properties style:column-width="5.225cm"/>
    </style:style>
    <style:style style:name="Table20.B" style:family="table-column">
      <style:table-column-properties style:column-width="5.417cm"/>
    </style:style>
    <style:style style:name="Table20.A1" style:family="table-cell">
      <style:table-cell-properties fo:padding-left="0.191cm" fo:padding-right="0.191cm" fo:padding-top="0cm" fo:padding-bottom="0cm" fo:border="0.5pt solid #000000"/>
    </style:style>
    <style:style style:name="Table21" style:family="table">
      <style:table-properties style:width="16.058cm" fo:margin-left="0.191cm" table:align="left"/>
    </style:style>
    <style:style style:name="Table21.A" style:family="table-column">
      <style:table-column-properties style:column-width="5.225cm"/>
    </style:style>
    <style:style style:name="Table21.B" style:family="table-column">
      <style:table-column-properties style:column-width="5.417cm"/>
    </style:style>
    <style:style style:name="Table21.A1" style:family="table-cell">
      <style:table-cell-properties fo:padding-left="0.191cm" fo:padding-right="0.191cm" fo:padding-top="0cm" fo:padding-bottom="0cm" fo:border="0.5pt solid #000000"/>
    </style:style>
    <style:style style:name="Table22" style:family="table">
      <style:table-properties style:width="16.058cm" fo:margin-left="0.191cm" table:align="left"/>
    </style:style>
    <style:style style:name="Table22.A" style:family="table-column">
      <style:table-column-properties style:column-width="5.225cm"/>
    </style:style>
    <style:style style:name="Table22.B" style:family="table-column">
      <style:table-column-properties style:column-width="5.417cm"/>
    </style:style>
    <style:style style:name="Table22.A1" style:family="table-cell">
      <style:table-cell-properties fo:padding-left="0.191cm" fo:padding-right="0.191cm" fo:padding-top="0cm" fo:padding-bottom="0cm" fo:border="0.5pt solid #000000"/>
    </style:style>
    <style:style style:name="Table23" style:family="table">
      <style:table-properties style:width="16.058cm" fo:margin-left="0.191cm" table:align="left"/>
    </style:style>
    <style:style style:name="Table23.A" style:family="table-column">
      <style:table-column-properties style:column-width="5.225cm"/>
    </style:style>
    <style:style style:name="Table23.B" style:family="table-column">
      <style:table-column-properties style:column-width="5.417cm"/>
    </style:style>
    <style:style style:name="Table23.A1" style:family="table-cell">
      <style:table-cell-properties fo:padding-left="0.191cm" fo:padding-right="0.191cm" fo:padding-top="0cm" fo:padding-bottom="0cm" fo:border="0.5pt solid #000000"/>
    </style:style>
    <style:style style:name="Table24" style:family="table">
      <style:table-properties style:width="16.173cm" fo:margin-left="0.21cm" fo:margin-right="-0.381cm" table:align="margins"/>
    </style:style>
    <style:style style:name="Table24.A" style:family="table-column">
      <style:table-column-properties style:column-width="4.763cm" style:rel-column-width="19298*"/>
    </style:style>
    <style:style style:name="Table24.B" style:family="table-column">
      <style:table-column-properties style:column-width="4.614cm" style:rel-column-width="18697*"/>
    </style:style>
    <style:style style:name="Table24.C" style:family="table-column">
      <style:table-column-properties style:column-width="2.963cm" style:rel-column-width="12007*"/>
    </style:style>
    <style:style style:name="Table24.D" style:family="table-column">
      <style:table-column-properties style:column-width="3.833cm" style:rel-column-width="15533*"/>
    </style:style>
    <style:style style:name="Table24.A1" style:family="table-cell">
      <style:table-cell-properties fo:padding-left="0.191cm" fo:padding-right="0.191cm" fo:padding-top="0cm" fo:padding-bottom="0cm" fo:border="0.5pt solid #000000"/>
    </style:style>
    <style:style style:name="Table24.C1" style:family="table-cell">
      <style:table-cell-properties fo:padding-left="0.018cm" fo:padding-right="0.018cm" fo:padding-top="0cm" fo:padding-bottom="0cm" fo:border="0.5pt solid #000000"/>
    </style:style>
    <style:style style:name="Table24.A6" style:family="table-cell">
      <style:table-cell-properties fo:padding-left="0.191cm" fo:padding-right="0.191cm" fo:padding-top="0cm" fo:padding-bottom="0cm" fo:border-left="0.5pt solid #000000" fo:border-right="0.5pt solid #000000" fo:border-top="none" fo:border-bottom="0.5pt solid #000000"/>
    </style:style>
    <style:style style:name="Table24.C6" style:family="table-cell">
      <style:table-cell-properties fo:padding-left="0.018cm" fo:padding-right="0.018cm" fo:padding-top="0cm" fo:padding-bottom="0cm" fo:border-left="0.5pt solid #000000" fo:border-right="0.5pt solid #000000" fo:border-top="none" fo:border-bottom="0.5pt solid #000000"/>
    </style:style>
    <style:style style:name="Table24.D2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Table25" style:family="table">
      <style:table-properties style:width="16.058cm" fo:margin-left="0.191cm" table:align="left"/>
    </style:style>
    <style:style style:name="Table25.A" style:family="table-column">
      <style:table-column-properties style:column-width="5.225cm"/>
    </style:style>
    <style:style style:name="Table25.B" style:family="table-column">
      <style:table-column-properties style:column-width="5.417cm"/>
    </style:style>
    <style:style style:name="Table25.A1" style:family="table-cell">
      <style:table-cell-properties fo:padding-left="0.191cm" fo:padding-right="0.191cm" fo:padding-top="0cm" fo:padding-bottom="0cm" fo:border="0.5pt solid #000000"/>
    </style:style>
    <style:style style:name="Table26" style:family="table">
      <style:table-properties style:width="16.193cm" fo:margin-left="0.191cm" table:align="left"/>
    </style:style>
    <style:style style:name="Table26.A" style:family="table-column">
      <style:table-column-properties style:column-width="4.773cm"/>
    </style:style>
    <style:style style:name="Table26.B" style:family="table-column">
      <style:table-column-properties style:column-width="4.621cm"/>
    </style:style>
    <style:style style:name="Table26.C" style:family="table-column">
      <style:table-column-properties style:column-width="2.974cm"/>
    </style:style>
    <style:style style:name="Table26.D" style:family="table-column">
      <style:table-column-properties style:column-width="3.824cm"/>
    </style:style>
    <style:style style:name="Table26.A1" style:family="table-cell">
      <style:table-cell-properties fo:padding-left="0.191cm" fo:padding-right="0.191cm" fo:padding-top="0cm" fo:padding-bottom="0cm" fo:border="0.5pt solid #000000"/>
    </style:style>
    <style:style style:name="Table26.C1" style:family="table-cell">
      <style:table-cell-properties fo:padding-left="0.018cm" fo:padding-right="0.018cm" fo:padding-top="0cm" fo:padding-bottom="0cm" fo:border="0.5pt solid #000000"/>
    </style:style>
    <style:style style:name="Table27" style:family="table">
      <style:table-properties style:width="16.058cm" fo:margin-left="0.191cm" table:align="left"/>
    </style:style>
    <style:style style:name="Table27.A" style:family="table-column">
      <style:table-column-properties style:column-width="5.225cm"/>
    </style:style>
    <style:style style:name="Table27.B" style:family="table-column">
      <style:table-column-properties style:column-width="5.417cm"/>
    </style:style>
    <style:style style:name="Table27.A1" style:family="table-cell">
      <style:table-cell-properties fo:padding-left="0.191cm" fo:padding-right="0.191cm" fo:padding-top="0cm" fo:padding-bottom="0cm" fo:border="0.5pt solid #000000"/>
    </style:style>
    <style:style style:name="Table28" style:family="table">
      <style:table-properties style:width="16.193cm" fo:margin-left="0.191cm" table:align="left"/>
    </style:style>
    <style:style style:name="Table28.A" style:family="table-column">
      <style:table-column-properties style:column-width="4.773cm"/>
    </style:style>
    <style:style style:name="Table28.B" style:family="table-column">
      <style:table-column-properties style:column-width="4.621cm"/>
    </style:style>
    <style:style style:name="Table28.C" style:family="table-column">
      <style:table-column-properties style:column-width="2.974cm"/>
    </style:style>
    <style:style style:name="Table28.D" style:family="table-column">
      <style:table-column-properties style:column-width="3.824cm"/>
    </style:style>
    <style:style style:name="Table28.A1" style:family="table-cell">
      <style:table-cell-properties fo:padding-left="0.191cm" fo:padding-right="0.191cm" fo:padding-top="0cm" fo:padding-bottom="0cm" fo:border="0.5pt solid #000000"/>
    </style:style>
    <style:style style:name="Table28.C1" style:family="table-cell">
      <style:table-cell-properties fo:padding-left="0.018cm" fo:padding-right="0.018cm" fo:padding-top="0cm" fo:padding-bottom="0cm" fo:border="0.5pt solid #000000"/>
    </style:style>
    <style:style style:name="Table29" style:family="table">
      <style:table-properties style:width="16.193cm" fo:margin-left="0.191cm" table:align="left"/>
    </style:style>
    <style:style style:name="Table29.A" style:family="table-column">
      <style:table-column-properties style:column-width="4.773cm"/>
    </style:style>
    <style:style style:name="Table29.B" style:family="table-column">
      <style:table-column-properties style:column-width="4.621cm"/>
    </style:style>
    <style:style style:name="Table29.C" style:family="table-column">
      <style:table-column-properties style:column-width="2.974cm"/>
    </style:style>
    <style:style style:name="Table29.D" style:family="table-column">
      <style:table-column-properties style:column-width="3.824cm"/>
    </style:style>
    <style:style style:name="Table29.A1" style:family="table-cell">
      <style:table-cell-properties fo:padding-left="0.191cm" fo:padding-right="0.191cm" fo:padding-top="0cm" fo:padding-bottom="0cm" fo:border="0.5pt solid #000000"/>
    </style:style>
    <style:style style:name="Table29.C1" style:family="table-cell">
      <style:table-cell-properties fo:padding-left="0.018cm" fo:padding-right="0.018cm" fo:padding-top="0cm" fo:padding-bottom="0cm" fo:border="0.5pt solid #000000"/>
    </style:style>
    <style:style style:name="Table30" style:family="table">
      <style:table-properties style:width="16.058cm" fo:margin-left="0.191cm" table:align="left"/>
    </style:style>
    <style:style style:name="Table30.A" style:family="table-column">
      <style:table-column-properties style:column-width="5.225cm"/>
    </style:style>
    <style:style style:name="Table30.B" style:family="table-column">
      <style:table-column-properties style:column-width="5.417cm"/>
    </style:style>
    <style:style style:name="Table30.A1" style:family="table-cell">
      <style:table-cell-properties fo:padding-left="0.191cm" fo:padding-right="0.191cm" fo:padding-top="0cm" fo:padding-bottom="0cm" fo:border="0.5pt solid #000000"/>
    </style:style>
    <style:style style:name="Table31" style:family="table">
      <style:table-properties style:width="16.193cm" fo:margin-left="0.191cm" table:align="left"/>
    </style:style>
    <style:style style:name="Table31.A" style:family="table-column">
      <style:table-column-properties style:column-width="4.773cm"/>
    </style:style>
    <style:style style:name="Table31.B" style:family="table-column">
      <style:table-column-properties style:column-width="4.621cm"/>
    </style:style>
    <style:style style:name="Table31.C" style:family="table-column">
      <style:table-column-properties style:column-width="2.974cm"/>
    </style:style>
    <style:style style:name="Table31.D" style:family="table-column">
      <style:table-column-properties style:column-width="3.824cm"/>
    </style:style>
    <style:style style:name="Table31.A1" style:family="table-cell">
      <style:table-cell-properties fo:padding-left="0.191cm" fo:padding-right="0.191cm" fo:padding-top="0cm" fo:padding-bottom="0cm" fo:border="0.5pt solid #000000"/>
    </style:style>
    <style:style style:name="Table31.C1" style:family="table-cell">
      <style:table-cell-properties fo:padding-left="0.018cm" fo:padding-right="0.018cm" fo:padding-top="0cm" fo:padding-bottom="0cm" fo:border="0.5pt solid #000000"/>
    </style:style>
    <style:style style:name="Table32" style:family="table">
      <style:table-properties style:width="16.058cm" fo:margin-left="0.191cm" table:align="left"/>
    </style:style>
    <style:style style:name="Table32.A" style:family="table-column">
      <style:table-column-properties style:column-width="5.225cm"/>
    </style:style>
    <style:style style:name="Table32.B" style:family="table-column">
      <style:table-column-properties style:column-width="5.417cm"/>
    </style:style>
    <style:style style:name="Table32.A1" style:family="table-cell">
      <style:table-cell-properties fo:padding-left="0.191cm" fo:padding-right="0.191cm" fo:padding-top="0cm" fo:padding-bottom="0cm" fo:border="0.5pt solid #000000"/>
    </style:style>
    <style:style style:name="Table33" style:family="table">
      <style:table-properties style:width="16.193cm" fo:margin-left="0.191cm" table:align="left"/>
    </style:style>
    <style:style style:name="Table33.A" style:family="table-column">
      <style:table-column-properties style:column-width="4.773cm"/>
    </style:style>
    <style:style style:name="Table33.B" style:family="table-column">
      <style:table-column-properties style:column-width="4.621cm"/>
    </style:style>
    <style:style style:name="Table33.C" style:family="table-column">
      <style:table-column-properties style:column-width="2.974cm"/>
    </style:style>
    <style:style style:name="Table33.D" style:family="table-column">
      <style:table-column-properties style:column-width="3.824cm"/>
    </style:style>
    <style:style style:name="Table33.A1" style:family="table-cell">
      <style:table-cell-properties fo:padding-left="0.191cm" fo:padding-right="0.191cm" fo:padding-top="0cm" fo:padding-bottom="0cm" fo:border="0.5pt solid #000000"/>
    </style:style>
    <style:style style:name="Table33.C1" style:family="table-cell">
      <style:table-cell-properties fo:padding-left="0.018cm" fo:padding-right="0.018cm" fo:padding-top="0cm" fo:padding-bottom="0cm" fo:border="0.5pt solid #000000"/>
    </style:style>
    <style:style style:name="Table34" style:family="table">
      <style:table-properties style:width="16.193cm" fo:margin-left="0.191cm" table:align="left"/>
    </style:style>
    <style:style style:name="Table34.A" style:family="table-column">
      <style:table-column-properties style:column-width="6.752cm"/>
    </style:style>
    <style:style style:name="Table34.B" style:family="table-column">
      <style:table-column-properties style:column-width="5.249cm"/>
    </style:style>
    <style:style style:name="Table34.C" style:family="table-column">
      <style:table-column-properties style:column-width="2cm"/>
    </style:style>
    <style:style style:name="Table34.D" style:family="table-column">
      <style:table-column-properties style:column-width="2.191cm"/>
    </style:style>
    <style:style style:name="Table34.A1" style:family="table-cell">
      <style:table-cell-properties fo:padding-left="0.191cm" fo:padding-right="0.191cm" fo:padding-top="0cm" fo:padding-bottom="0cm" fo:border="0.5pt solid #000000"/>
    </style:style>
    <style:style style:name="Table34.B1" style:family="table-cell">
      <style:table-cell-properties fo:padding-left="0.018cm" fo:padding-right="0.018cm" fo:padding-top="0cm" fo:padding-bottom="0cm" fo:border="0.5pt solid #000000"/>
    </style:style>
    <style:style style:name="Table35" style:family="table">
      <style:table-properties style:width="16.193cm" fo:margin-left="0.191cm" table:align="left"/>
    </style:style>
    <style:style style:name="Table35.A" style:family="table-column">
      <style:table-column-properties style:column-width="4.773cm"/>
    </style:style>
    <style:style style:name="Table35.B" style:family="table-column">
      <style:table-column-properties style:column-width="4.621cm"/>
    </style:style>
    <style:style style:name="Table35.C" style:family="table-column">
      <style:table-column-properties style:column-width="2.974cm"/>
    </style:style>
    <style:style style:name="Table35.D" style:family="table-column">
      <style:table-column-properties style:column-width="3.824cm"/>
    </style:style>
    <style:style style:name="Table35.A1" style:family="table-cell">
      <style:table-cell-properties fo:padding-left="0.191cm" fo:padding-right="0.191cm" fo:padding-top="0cm" fo:padding-bottom="0cm" fo:border="0.5pt solid #000000"/>
    </style:style>
    <style:style style:name="Table35.C1" style:family="table-cell">
      <style:table-cell-properties fo:padding-left="0.018cm" fo:padding-right="0.018cm" fo:padding-top="0cm" fo:padding-bottom="0cm" fo:border="0.5pt solid #000000"/>
    </style:style>
    <style:style style:name="Table44" style:family="table">
      <style:table-properties style:width="16.058cm" fo:margin-left="0.191cm" table:align="left"/>
    </style:style>
    <style:style style:name="Table44.A" style:family="table-column">
      <style:table-column-properties style:column-width="5.225cm"/>
    </style:style>
    <style:style style:name="Table44.B" style:family="table-column">
      <style:table-column-properties style:column-width="5.417cm"/>
    </style:style>
    <style:style style:name="Table44.A1" style:family="table-cell">
      <style:table-cell-properties fo:padding-left="0.191cm" fo:padding-right="0.191cm" fo:padding-top="0cm" fo:padding-bottom="0cm" fo:border="0.5pt solid #000000"/>
    </style:style>
    <style:style style:name="Table44.C3" style:family="table-cell" style:data-style-name="N0">
      <style:table-cell-properties fo:padding-left="0.191cm" fo:padding-right="0.191cm" fo:padding-top="0cm" fo:padding-bottom="0cm" fo:border="0.5pt solid #000000"/>
    </style:style>
    <style:style style:name="Table44.A4" style:family="table-cell">
      <style:table-cell-properties fo:padding-left="0.191cm" fo:padding-right="0.191cm" fo:padding-top="0cm" fo:padding-bottom="0cm" fo:border-left="0.5pt solid #000000" fo:border-right="0.5pt solid #000000" fo:border-top="none" fo:border-bottom="0.5pt solid #000000"/>
    </style:style>
    <style:style style:name="Table44.B4" style:family="table-cell">
      <style:table-cell-properties fo:padding-left="0.191cm" fo:padding-right="0.191cm" fo:padding-top="0cm" fo:padding-bottom="0cm" fo:border-left="0.5pt solid #000000" fo:border-right="0.5pt solid #000000" fo:border-top="none" fo:border-bottom="0.5pt solid #000000"/>
    </style:style>
    <style:style style:name="Table44.C4" style:family="table-cell">
      <style:table-cell-properties fo:padding-left="0.191cm" fo:padding-right="0.191cm" fo:padding-top="0cm" fo:padding-bottom="0cm" fo:border-left="0.5pt solid #000000" fo:border-right="0.5pt solid #000000" fo:border-top="none" fo:border-bottom="0.5pt solid #000000"/>
    </style:style>
    <style:style style:name="Table44.A5" style:family="table-cell">
      <style:table-cell-properties fo:padding-left="0.191cm" fo:padding-right="0.191cm" fo:padding-top="0cm" fo:padding-bottom="0cm" fo:border-left="0.5pt solid #000000" fo:border-right="0.5pt solid #000000" fo:border-top="none" fo:border-bottom="0.5pt solid #000000"/>
    </style:style>
    <style:style style:name="Table44.B5" style:family="table-cell">
      <style:table-cell-properties fo:padding-left="0.191cm" fo:padding-right="0.191cm" fo:padding-top="0cm" fo:padding-bottom="0cm" fo:border-left="0.5pt solid #000000" fo:border-right="0.5pt solid #000000" fo:border-top="none" fo:border-bottom="0.5pt solid #000000"/>
    </style:style>
    <style:style style:name="Table44.C5" style:family="table-cell">
      <style:table-cell-properties fo:padding-left="0.191cm" fo:padding-right="0.191cm" fo:padding-top="0cm" fo:padding-bottom="0cm" fo:border-left="0.5pt solid #000000" fo:border-right="0.5pt solid #000000" fo:border-top="none" fo:border-bottom="0.5pt solid #000000"/>
    </style:style>
    <style:style style:name="Table44.A6" style:family="table-cell">
      <style:table-cell-properties fo:padding-left="0.191cm" fo:padding-right="0.191cm" fo:padding-top="0cm" fo:padding-bottom="0cm" fo:border-left="0.5pt solid #000000" fo:border-right="0.5pt solid #000000" fo:border-top="none" fo:border-bottom="0.5pt solid #000000"/>
    </style:style>
    <style:style style:name="Table44.B6" style:family="table-cell">
      <style:table-cell-properties fo:padding-left="0.191cm" fo:padding-right="0.191cm" fo:padding-top="0cm" fo:padding-bottom="0cm" fo:border-left="0.5pt solid #000000" fo:border-right="0.5pt solid #000000" fo:border-top="none" fo:border-bottom="0.5pt solid #000000"/>
    </style:style>
    <style:style style:name="Table44.C6" style:family="table-cell">
      <style:table-cell-properties fo:padding-left="0.191cm" fo:padding-right="0.191cm" fo:padding-top="0cm" fo:padding-bottom="0cm" fo:border-left="0.5pt solid #000000" fo:border-right="0.5pt solid #000000" fo:border-top="none" fo:border-bottom="0.5pt solid #000000"/>
    </style:style>
    <style:style style:name="Table44.A7" style:family="table-cell">
      <style:table-cell-properties fo:padding-left="0.191cm" fo:padding-right="0.191cm" fo:padding-top="0cm" fo:padding-bottom="0cm" fo:border-left="0.5pt solid #000000" fo:border-right="0.5pt solid #000000" fo:border-top="none" fo:border-bottom="0.5pt solid #000000"/>
    </style:style>
    <style:style style:name="Table44.B7" style:family="table-cell">
      <style:table-cell-properties fo:padding-left="0.191cm" fo:padding-right="0.191cm" fo:padding-top="0cm" fo:padding-bottom="0cm" fo:border-left="0.5pt solid #000000" fo:border-right="0.5pt solid #000000" fo:border-top="none" fo:border-bottom="0.5pt solid #000000"/>
    </style:style>
    <style:style style:name="Table44.C7" style:family="table-cell">
      <style:table-cell-properties fo:padding-left="0.191cm" fo:padding-right="0.191cm" fo:padding-top="0cm" fo:padding-bottom="0cm" fo:border-left="0.5pt solid #000000" fo:border-right="0.5pt solid #000000" fo:border-top="none" fo:border-bottom="0.5pt solid #000000"/>
    </style:style>
    <style:style style:name="Table44.A8" style:family="table-cell">
      <style:table-cell-properties fo:padding-left="0.191cm" fo:padding-right="0.191cm" fo:padding-top="0cm" fo:padding-bottom="0cm" fo:border-left="0.5pt solid #000000" fo:border-right="0.5pt solid #000000" fo:border-top="none" fo:border-bottom="0.5pt solid #000000"/>
    </style:style>
    <style:style style:name="Table44.B8" style:family="table-cell">
      <style:table-cell-properties fo:padding-left="0.191cm" fo:padding-right="0.191cm" fo:padding-top="0cm" fo:padding-bottom="0cm" fo:border-left="0.5pt solid #000000" fo:border-right="0.5pt solid #000000" fo:border-top="none" fo:border-bottom="0.5pt solid #000000"/>
    </style:style>
    <style:style style:name="Table44.C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Table37" style:family="table">
      <style:table-properties style:width="16.058cm" fo:margin-left="0.191cm" table:align="left"/>
    </style:style>
    <style:style style:name="Table37.A" style:family="table-column">
      <style:table-column-properties style:column-width="5.225cm"/>
    </style:style>
    <style:style style:name="Table37.B" style:family="table-column">
      <style:table-column-properties style:column-width="5.417cm"/>
    </style:style>
    <style:style style:name="Table37.A1" style:family="table-cell">
      <style:table-cell-properties fo:padding-left="0.191cm" fo:padding-right="0.191cm" fo:padding-top="0cm" fo:padding-bottom="0cm" fo:border="0.5pt solid #000000"/>
    </style:style>
    <style:style style:name="Table38" style:family="table">
      <style:table-properties style:width="16.193cm" fo:margin-left="0.191cm" table:align="left"/>
    </style:style>
    <style:style style:name="Table38.A" style:family="table-column">
      <style:table-column-properties style:column-width="5.198cm"/>
    </style:style>
    <style:style style:name="Table38.B" style:family="table-column">
      <style:table-column-properties style:column-width="4.581cm"/>
    </style:style>
    <style:style style:name="Table38.C" style:family="table-column">
      <style:table-column-properties style:column-width="2.635cm"/>
    </style:style>
    <style:style style:name="Table38.D" style:family="table-column">
      <style:table-column-properties style:column-width="3.778cm"/>
    </style:style>
    <style:style style:name="Table38.A1" style:family="table-cell">
      <style:table-cell-properties fo:padding-left="0.191cm" fo:padding-right="0.191cm" fo:padding-top="0cm" fo:padding-bottom="0cm" fo:border="0.5pt solid #000000"/>
    </style:style>
    <style:style style:name="Table38.B1" style:family="table-cell">
      <style:table-cell-properties fo:padding-left="0.018cm" fo:padding-right="0.018cm" fo:padding-top="0cm" fo:padding-bottom="0cm" fo:border="0.5pt solid #000000"/>
    </style:style>
    <style:style style:name="Table38.A5" style:family="table-cell">
      <style:table-cell-properties fo:padding-left="0.191cm" fo:padding-right="0.191cm" fo:padding-top="0cm" fo:padding-bottom="0cm" fo:border-left="0.5pt solid #000000" fo:border-right="0.5pt solid #000000" fo:border-top="none" fo:border-bottom="0.5pt solid #000000"/>
    </style:style>
    <style:style style:name="Table38.B5" style:family="table-cell">
      <style:table-cell-properties fo:padding-left="0.018cm" fo:padding-right="0.018cm" fo:padding-top="0cm" fo:padding-bottom="0cm" fo:border-left="0.5pt solid #000000" fo:border-right="0.5pt solid #000000" fo:border-top="none" fo:border-bottom="0.5pt solid #000000"/>
    </style:style>
    <style:style style:name="Table39" style:family="table">
      <style:table-properties style:width="16.193cm" fo:margin-left="0.191cm" table:align="left"/>
    </style:style>
    <style:style style:name="Table39.A" style:family="table-column">
      <style:table-column-properties style:column-width="5.198cm"/>
    </style:style>
    <style:style style:name="Table39.B" style:family="table-column">
      <style:table-column-properties style:column-width="4.581cm"/>
    </style:style>
    <style:style style:name="Table39.C" style:family="table-column">
      <style:table-column-properties style:column-width="2.635cm"/>
    </style:style>
    <style:style style:name="Table39.D" style:family="table-column">
      <style:table-column-properties style:column-width="3.778cm"/>
    </style:style>
    <style:style style:name="Table39.A1" style:family="table-cell">
      <style:table-cell-properties fo:padding-left="0.191cm" fo:padding-right="0.191cm" fo:padding-top="0cm" fo:padding-bottom="0cm" fo:border="0.5pt solid #000000"/>
    </style:style>
    <style:style style:name="Table39.B1" style:family="table-cell">
      <style:table-cell-properties fo:padding-left="0.018cm" fo:padding-right="0.018cm" fo:padding-top="0cm" fo:padding-bottom="0cm" fo:border="0.5pt solid #000000"/>
    </style:style>
    <style:style style:name="Table40" style:family="table">
      <style:table-properties style:width="16.193cm" fo:margin-left="0.191cm" table:align="left"/>
    </style:style>
    <style:style style:name="Table40.A" style:family="table-column">
      <style:table-column-properties style:column-width="5.198cm"/>
    </style:style>
    <style:style style:name="Table40.B" style:family="table-column">
      <style:table-column-properties style:column-width="4.581cm"/>
    </style:style>
    <style:style style:name="Table40.C" style:family="table-column">
      <style:table-column-properties style:column-width="2.635cm"/>
    </style:style>
    <style:style style:name="Table40.D" style:family="table-column">
      <style:table-column-properties style:column-width="3.778cm"/>
    </style:style>
    <style:style style:name="Table40.A1" style:family="table-cell">
      <style:table-cell-properties fo:padding-left="0.191cm" fo:padding-right="0.191cm" fo:padding-top="0cm" fo:padding-bottom="0cm" fo:border="0.5pt solid #000000"/>
    </style:style>
    <style:style style:name="Table40.B1" style:family="table-cell">
      <style:table-cell-properties fo:padding-left="0.018cm" fo:padding-right="0.018cm" fo:padding-top="0cm" fo:padding-bottom="0cm" fo:border="0.5pt solid #000000"/>
    </style:style>
    <style:style style:name="Table41" style:family="table">
      <style:table-properties style:width="16.193cm" fo:margin-left="0.191cm" table:align="left"/>
    </style:style>
    <style:style style:name="Table41.A" style:family="table-column">
      <style:table-column-properties style:column-width="5.198cm"/>
    </style:style>
    <style:style style:name="Table41.B" style:family="table-column">
      <style:table-column-properties style:column-width="4.581cm"/>
    </style:style>
    <style:style style:name="Table41.C" style:family="table-column">
      <style:table-column-properties style:column-width="2.635cm"/>
    </style:style>
    <style:style style:name="Table41.D" style:family="table-column">
      <style:table-column-properties style:column-width="3.778cm"/>
    </style:style>
    <style:style style:name="Table41.A1" style:family="table-cell">
      <style:table-cell-properties fo:padding-left="0.191cm" fo:padding-right="0.191cm" fo:padding-top="0cm" fo:padding-bottom="0cm" fo:border="0.5pt solid #000000"/>
    </style:style>
    <style:style style:name="Table41.B1" style:family="table-cell">
      <style:table-cell-properties fo:padding-left="0.018cm" fo:padding-right="0.018cm" fo:padding-top="0cm" fo:padding-bottom="0cm" fo:border="0.5pt solid #000000"/>
    </style:style>
    <style:style style:name="Table42" style:family="table">
      <style:table-properties style:width="16.193cm" fo:margin-left="0.191cm" table:align="left"/>
    </style:style>
    <style:style style:name="Table42.A" style:family="table-column">
      <style:table-column-properties style:column-width="5.198cm"/>
    </style:style>
    <style:style style:name="Table42.B" style:family="table-column">
      <style:table-column-properties style:column-width="4.581cm"/>
    </style:style>
    <style:style style:name="Table42.C" style:family="table-column">
      <style:table-column-properties style:column-width="2.635cm"/>
    </style:style>
    <style:style style:name="Table42.D" style:family="table-column">
      <style:table-column-properties style:column-width="3.778cm"/>
    </style:style>
    <style:style style:name="Table42.A1" style:family="table-cell">
      <style:table-cell-properties fo:padding-left="0.191cm" fo:padding-right="0.191cm" fo:padding-top="0cm" fo:padding-bottom="0cm" fo:border="0.5pt solid #000000"/>
    </style:style>
    <style:style style:name="Table42.B1" style:family="table-cell">
      <style:table-cell-properties fo:padding-left="0.018cm" fo:padding-right="0.018cm" fo:padding-top="0cm" fo:padding-bottom="0cm" fo:border="0.5pt solid #000000"/>
    </style:style>
    <style:style style:name="Table43" style:family="table">
      <style:table-properties style:width="16.058cm" fo:margin-left="0.191cm" table:align="left"/>
    </style:style>
    <style:style style:name="Table43.A" style:family="table-column">
      <style:table-column-properties style:column-width="5.225cm"/>
    </style:style>
    <style:style style:name="Table43.B" style:family="table-column">
      <style:table-column-properties style:column-width="5.417cm"/>
    </style:style>
    <style:style style:name="Table43.A1" style:family="table-cell">
      <style:table-cell-properties fo:padding-left="0.191cm" fo:padding-right="0.191cm" fo:padding-top="0cm" fo:padding-bottom="0cm" fo:border="0.5pt solid #000000"/>
    </style:style>
    <style:style style:name="P1" style:family="paragraph" style:parent-style-name="Normal">
      <style:paragraph-properties fo:text-align="end" style:justify-single-word="false"/>
      <style:text-properties fo:language="et" fo:country="EE"/>
    </style:style>
    <style:style style:name="P2" style:family="paragraph" style:parent-style-name="Header">
      <style:text-properties fo:language="et" fo:country="EE"/>
    </style:style>
    <style:style style:name="P3" style:family="paragraph" style:parent-style-name="Footer">
      <style:paragraph-properties fo:text-align="end" style:justify-single-word="false"/>
    </style:style>
    <style:style style:name="P4" style:family="paragraph" style:parent-style-name="Normal">
      <style:text-properties fo:language="et" fo:country="EE"/>
    </style:style>
    <style:style style:name="P5" style:family="paragraph" style:parent-style-name="Normal">
      <style:paragraph-properties fo:text-align="end" style:justify-single-word="false"/>
      <style:text-properties fo:language="et" fo:country="EE"/>
    </style:style>
    <style:style style:name="P6" style:family="paragraph" style:parent-style-name="Normal">
      <style:paragraph-properties fo:text-align="justify" style:justify-single-word="false"/>
      <style:text-properties fo:language="et" fo:country="EE"/>
    </style:style>
    <style:style style:name="P7" style:family="paragraph" style:parent-style-name="Normal">
      <style:text-properties fo:language="et" fo:country="EE" fo:font-style="italic" fo:font-weight="bold" officeooo:rsid="0014e5dc" officeooo:paragraph-rsid="0014e5dc" style:font-style-asian="italic" style:font-weight-asian="bold" style:font-style-complex="italic" style:font-weight-complex="bold"/>
    </style:style>
    <style:style style:name="P8" style:family="paragraph" style:parent-style-name="Normal">
      <style:text-properties fo:language="et" fo:country="EE" fo:background-color="#eeeeee"/>
    </style:style>
    <style:style style:name="P9" style:family="paragraph" style:parent-style-name="Normal">
      <style:text-properties fo:language="et" fo:country="EE" officeooo:paragraph-rsid="0014e5dc" fo:background-color="transparent"/>
    </style:style>
    <style:style style:name="P10" style:family="paragraph" style:parent-style-name="Normal">
      <loext:graphic-properties draw:fill="solid" draw:fill-color="#eeeeee" draw:opacity="100%"/>
      <style:paragraph-properties fo:text-align="center" style:justify-single-word="false" fo:background-color="#eeeeee"/>
      <style:text-properties fo:language="et" fo:country="EE"/>
    </style:style>
    <style:style style:name="P11" style:family="paragraph" style:parent-style-name="Normal">
      <style:text-properties fo:language="et" fo:country="EE" officeooo:paragraph-rsid="0034cc77"/>
    </style:style>
    <style:style style:name="P12" style:family="paragraph" style:parent-style-name="Normal">
      <loext:graphic-properties draw:fill="solid" draw:fill-color="#eeeeee" draw:opacity="100%"/>
      <style:paragraph-properties fo:text-align="center" style:justify-single-word="false" fo:background-color="#eeeeee"/>
      <style:text-properties fo:language="et" fo:country="EE" fo:font-weight="bold" officeooo:paragraph-rsid="0034cc77" style:font-weight-asian="bold" style:font-weight-complex="bold"/>
    </style:style>
    <style:style style:name="P13" style:family="paragraph" style:parent-style-name="Normal">
      <loext:graphic-properties draw:fill="solid" draw:fill-color="#eeeeee" draw:opacity="100%"/>
      <style:paragraph-properties fo:text-align="center" style:justify-single-word="false" fo:background-color="#eeeeee"/>
      <style:text-properties fo:language="et" fo:country="EE" fo:font-weight="bold" style:font-weight-asian="bold" style:font-weight-complex="bold"/>
    </style:style>
    <style:style style:name="P14" style:family="paragraph" style:parent-style-name="Normal">
      <loext:graphic-properties draw:fill="none" draw:fill-color="#ffffff" draw:opacity="100%"/>
      <style:paragraph-properties fo:text-align="start" style:justify-single-word="false" fo:background-color="transparent"/>
      <style:text-properties fo:language="et" fo:country="EE" fo:font-weight="bold" style:font-weight-asian="bold" style:font-weight-complex="bold"/>
    </style:style>
    <style:style style:name="P15" style:family="paragraph" style:parent-style-name="Normal">
      <loext:graphic-properties draw:fill="solid" draw:fill-color="#eeeeee" draw:opacity="100%"/>
      <style:paragraph-properties fo:text-align="center" style:justify-single-word="false" fo:background-color="#eeeeee"/>
      <style:text-properties fo:language="et" fo:country="EE" fo:font-weight="bold" fo:background-color="#eeeeee" style:font-weight-asian="bold" style:font-weight-complex="bold"/>
    </style:style>
    <style:style style:name="P16" style:family="paragraph" style:parent-style-name="Normal">
      <style:paragraph-properties fo:text-align="start" style:justify-single-word="false"/>
      <style:text-properties fo:language="et" fo:country="EE" officeooo:paragraph-rsid="0034cc77"/>
    </style:style>
    <style:style style:name="P17" style:family="paragraph" style:parent-style-name="Normal">
      <style:paragraph-properties fo:text-align="start" style:justify-single-word="false"/>
      <style:text-properties fo:language="et" fo:country="EE" officeooo:paragraph-rsid="0035edb9"/>
    </style:style>
    <style:style style:name="P18" style:family="paragraph" style:parent-style-name="Normal">
      <style:paragraph-properties fo:text-align="start" style:justify-single-word="false"/>
      <style:text-properties fo:language="et" fo:country="EE" officeooo:paragraph-rsid="0038fc19"/>
    </style:style>
    <style:style style:name="P19" style:family="paragraph" style:parent-style-name="Normal">
      <style:paragraph-properties fo:text-align="start" style:justify-single-word="false"/>
      <style:text-properties fo:language="et" fo:country="EE" officeooo:paragraph-rsid="003be343"/>
    </style:style>
    <style:style style:name="P20" style:family="paragraph" style:parent-style-name="Normal">
      <style:paragraph-properties fo:text-align="start" style:justify-single-word="false"/>
      <style:text-properties fo:language="et" fo:country="EE" officeooo:paragraph-rsid="005143ed"/>
    </style:style>
    <style:style style:name="P21" style:family="paragraph" style:parent-style-name="Normal">
      <style:paragraph-properties fo:text-align="start" style:justify-single-word="false"/>
      <style:text-properties fo:language="et" fo:country="EE" officeooo:paragraph-rsid="006b4f7c"/>
    </style:style>
    <style:style style:name="P22" style:family="paragraph" style:parent-style-name="Normal">
      <style:paragraph-properties fo:text-align="start" style:justify-single-word="false"/>
      <style:text-properties fo:language="et" fo:country="EE" officeooo:paragraph-rsid="00913e38"/>
    </style:style>
    <style:style style:name="P23" style:family="paragraph" style:parent-style-name="Normal">
      <loext:graphic-properties draw:fill="solid" draw:fill-color="#d6e3bc" draw:opacity="100%"/>
      <style:paragraph-properties fo:background-color="#d6e3bc"/>
      <style:text-properties fo:language="et" fo:country="EE" officeooo:paragraph-rsid="0038fc19"/>
    </style:style>
    <style:style style:name="P24" style:family="paragraph" style:parent-style-name="Normal">
      <style:text-properties fo:language="et" fo:country="EE" officeooo:paragraph-rsid="00488b37"/>
    </style:style>
    <style:style style:name="P25" style:family="paragraph" style:parent-style-name="Normal">
      <style:text-properties fo:language="et" fo:country="EE" officeooo:paragraph-rsid="0049b5da"/>
    </style:style>
    <style:style style:name="P26" style:family="paragraph" style:parent-style-name="Normal">
      <loext:graphic-properties draw:fill="solid" draw:fill-color="#d6e3bc" draw:opacity="100%"/>
      <style:paragraph-properties fo:background-color="#d6e3bc"/>
      <style:text-properties fo:language="et" fo:country="EE" officeooo:paragraph-rsid="005d1c28"/>
    </style:style>
    <style:style style:name="P27" style:family="paragraph" style:parent-style-name="Normal">
      <loext:graphic-properties draw:fill="solid" draw:fill-color="#d6e3bc" draw:opacity="100%"/>
      <style:paragraph-properties fo:background-color="#d6e3bc"/>
      <style:text-properties fo:language="et" fo:country="EE" officeooo:paragraph-rsid="0068f542"/>
    </style:style>
    <style:style style:name="P28" style:family="paragraph" style:parent-style-name="Normal">
      <loext:graphic-properties draw:fill="solid" draw:fill-color="#d6e3bc" draw:opacity="100%"/>
      <style:paragraph-properties fo:background-color="#d6e3bc"/>
      <style:text-properties fo:language="et" fo:country="EE" officeooo:paragraph-rsid="00a5af2a"/>
    </style:style>
    <style:style style:name="P29" style:family="paragraph" style:parent-style-name="Normal">
      <style:paragraph-properties fo:text-align="justify" style:justify-single-word="false"/>
    </style:style>
    <style:style style:name="P30" style:family="paragraph" style:parent-style-name="Normal">
      <style:paragraph-properties fo:text-align="justify" style:justify-single-word="false"/>
      <style:text-properties officeooo:paragraph-rsid="001a0e96"/>
    </style:style>
    <style:style style:name="P31" style:family="paragraph" style:parent-style-name="Normal">
      <style:text-properties fo:font-size="10pt" fo:language="et" fo:country="EE" style:font-size-asian="10pt" style:font-size-complex="10pt"/>
    </style:style>
    <style:style style:name="P32" style:family="paragraph" style:parent-style-name="Normal">
      <loext:graphic-properties draw:fill="solid" draw:fill-color="#d6e3bc" draw:opacity="100%"/>
      <style:paragraph-properties fo:background-color="#d6e3bc"/>
      <style:text-properties fo:font-size="10pt" fo:language="et" fo:country="EE" style:font-size-asian="10pt" style:font-size-complex="10pt"/>
    </style:style>
    <style:style style:name="P33" style:family="paragraph" style:parent-style-name="Normal">
      <style:text-properties fo:font-size="10pt" fo:language="et" fo:country="EE" officeooo:paragraph-rsid="00253bf5" style:font-size-asian="10pt" style:font-size-complex="10pt"/>
    </style:style>
    <style:style style:name="P34" style:family="paragraph" style:parent-style-name="Normal">
      <loext:graphic-properties draw:fill="solid" draw:fill-color="#d6e3bc" draw:opacity="100%"/>
      <style:paragraph-properties fo:background-color="#d6e3bc"/>
      <style:text-properties fo:font-size="10pt" fo:language="et" fo:country="EE" officeooo:paragraph-rsid="002cd368" style:font-size-asian="10pt" style:font-size-complex="10pt"/>
    </style:style>
    <style:style style:name="P35" style:family="paragraph" style:parent-style-name="Normal">
      <loext:graphic-properties draw:fill="solid" draw:fill-color="#d6e3bc" draw:opacity="100%"/>
      <style:paragraph-properties fo:background-color="#d6e3bc"/>
      <style:text-properties fo:font-size="10pt" fo:language="et" fo:country="EE" officeooo:paragraph-rsid="0035edb9" style:font-size-asian="10pt" style:font-size-complex="10pt"/>
    </style:style>
    <style:style style:name="P36" style:family="paragraph" style:parent-style-name="Normal">
      <loext:graphic-properties draw:fill="solid" draw:fill-color="#d6e3bc" draw:opacity="100%"/>
      <style:paragraph-properties fo:background-color="#d6e3bc"/>
      <style:text-properties fo:font-size="10pt" fo:language="et" fo:country="EE" officeooo:paragraph-rsid="00407d4d" style:font-size-asian="10pt" style:font-size-complex="10pt"/>
    </style:style>
    <style:style style:name="P37" style:family="paragraph" style:parent-style-name="Normal">
      <loext:graphic-properties draw:fill="solid" draw:fill-color="#d6e3bc" draw:opacity="100%"/>
      <style:paragraph-properties fo:background-color="#d6e3bc"/>
      <style:text-properties fo:font-size="10pt" fo:language="et" fo:country="EE" officeooo:paragraph-rsid="0040aec5" style:font-size-asian="10pt" style:font-size-complex="10pt"/>
    </style:style>
    <style:style style:name="P38" style:family="paragraph" style:parent-style-name="Normal">
      <loext:graphic-properties draw:fill="solid" draw:fill-color="#d6e3bc" draw:opacity="100%"/>
      <style:paragraph-properties fo:background-color="#d6e3bc"/>
      <style:text-properties fo:font-size="10pt" fo:language="et" fo:country="EE" officeooo:paragraph-rsid="0049b5da" style:font-size-asian="10pt" style:font-size-complex="10pt"/>
    </style:style>
    <style:style style:name="P39" style:family="paragraph" style:parent-style-name="Normal">
      <loext:graphic-properties draw:fill="solid" draw:fill-color="#d6e3bc" draw:opacity="100%"/>
      <style:paragraph-properties fo:background-color="#d6e3bc"/>
      <style:text-properties fo:font-size="10pt" fo:language="et" fo:country="EE" officeooo:rsid="004edce1" officeooo:paragraph-rsid="004edce1" style:font-size-asian="10pt" style:font-size-complex="10pt"/>
    </style:style>
    <style:style style:name="P40" style:family="paragraph" style:parent-style-name="Normal">
      <loext:graphic-properties draw:fill="solid" draw:fill-color="#d6e3bc" draw:opacity="100%"/>
      <style:paragraph-properties fo:background-color="#d6e3bc"/>
      <style:text-properties fo:font-size="10pt" fo:language="et" fo:country="EE" officeooo:paragraph-rsid="005069bc" style:font-size-asian="10pt" style:font-size-complex="10pt"/>
    </style:style>
    <style:style style:name="P41" style:family="paragraph" style:parent-style-name="Normal">
      <loext:graphic-properties draw:fill="solid" draw:fill-color="#d6e3bc" draw:opacity="100%"/>
      <style:paragraph-properties fo:background-color="#d6e3bc"/>
      <style:text-properties fo:font-size="10pt" fo:language="et" fo:country="EE" officeooo:rsid="00554b06" officeooo:paragraph-rsid="00554b06" style:font-size-asian="10pt" style:font-size-complex="10pt"/>
    </style:style>
    <style:style style:name="P42" style:family="paragraph" style:parent-style-name="Normal">
      <loext:graphic-properties draw:fill="solid" draw:fill-color="#d6e3bc" draw:opacity="100%"/>
      <style:paragraph-properties fo:background-color="#d6e3bc"/>
      <style:text-properties fo:font-size="10pt" fo:language="et" fo:country="EE" officeooo:paragraph-rsid="006cca6f" style:font-size-asian="10pt" style:font-size-complex="10pt"/>
    </style:style>
    <style:style style:name="P43" style:family="paragraph" style:parent-style-name="Normal">
      <loext:graphic-properties draw:fill="solid" draw:fill-color="#d6e3bc" draw:opacity="100%"/>
      <style:paragraph-properties fo:background-color="#d6e3bc"/>
      <style:text-properties fo:font-size="10pt" fo:language="et" fo:country="EE" officeooo:paragraph-rsid="007bb5f1" style:font-size-asian="10pt" style:font-size-complex="10pt"/>
    </style:style>
    <style:style style:name="P44" style:family="paragraph" style:parent-style-name="Normal">
      <loext:graphic-properties draw:fill="solid" draw:fill-color="#d6e3bc" draw:opacity="100%"/>
      <style:paragraph-properties fo:background-color="#d6e3bc"/>
      <style:text-properties fo:font-size="10pt" fo:language="et" fo:country="EE" officeooo:rsid="00931c66" officeooo:paragraph-rsid="00931c66" style:font-size-asian="10pt" style:font-size-complex="10pt"/>
    </style:style>
    <style:style style:name="P45" style:family="paragraph" style:parent-style-name="Normal">
      <loext:graphic-properties draw:fill="solid" draw:fill-color="#d6e3bc" draw:opacity="100%"/>
      <style:paragraph-properties fo:background-color="#d6e3bc"/>
      <style:text-properties fo:font-size="10pt" fo:language="et" fo:country="EE" officeooo:paragraph-rsid="009d55bf" style:font-size-asian="10pt" style:font-size-complex="10pt"/>
    </style:style>
    <style:style style:name="P46" style:family="paragraph" style:parent-style-name="Normal">
      <loext:graphic-properties draw:fill="solid" draw:fill-color="#d6e3bc" draw:opacity="100%"/>
      <style:paragraph-properties fo:background-color="#d6e3bc"/>
      <style:text-properties fo:font-size="10pt" fo:language="et" fo:country="EE" officeooo:rsid="009d55bf" officeooo:paragraph-rsid="009d55bf" style:font-size-asian="10pt" style:font-size-complex="10pt"/>
    </style:style>
    <style:style style:name="P47" style:family="paragraph" style:parent-style-name="Normal">
      <loext:graphic-properties draw:fill="solid" draw:fill-color="#d6e3bc" draw:opacity="100%"/>
      <style:paragraph-properties fo:background-color="#d6e3bc"/>
      <style:text-properties fo:font-size="10pt" fo:language="et" fo:country="EE" officeooo:paragraph-rsid="009e802c" style:font-size-asian="10pt" style:font-size-complex="10pt"/>
    </style:style>
    <style:style style:name="P48" style:family="paragraph" style:parent-style-name="Normal">
      <loext:graphic-properties draw:fill="solid" draw:fill-color="#d6e3bc" draw:opacity="100%"/>
      <style:paragraph-properties fo:background-color="#d6e3bc"/>
      <style:text-properties fo:font-size="10pt" fo:language="et" fo:country="EE" officeooo:rsid="009e802c" officeooo:paragraph-rsid="009e802c" style:font-size-asian="10pt" style:font-size-complex="10pt"/>
    </style:style>
    <style:style style:name="P49" style:family="paragraph" style:parent-style-name="Normal">
      <loext:graphic-properties draw:fill="solid" draw:fill-color="#d6e3bc" draw:opacity="100%"/>
      <style:paragraph-properties fo:background-color="#d6e3bc" style:text-autospace="none"/>
      <style:text-properties fo:font-size="10pt" fo:language="et" fo:country="EE" style:font-size-asian="10pt" style:font-name-complex="Courier New" style:font-size-complex="10pt" style:language-complex="ar" style:country-complex="SA"/>
    </style:style>
    <style:style style:name="P50" style:family="paragraph" style:parent-style-name="Normal">
      <loext:graphic-properties draw:fill="solid" draw:fill-color="#d6e3bc" draw:opacity="100%"/>
      <style:paragraph-properties fo:background-color="#d6e3bc" style:text-autospace="none"/>
      <style:text-properties fo:font-size="10pt" fo:language="et" fo:country="EE" style:font-size-asian="10pt" style:font-name-complex="System" style:font-size-complex="10pt" style:language-complex="ar" style:country-complex="SA" style:font-weight-complex="bold"/>
    </style:style>
    <style:style style:name="P51" style:family="paragraph" style:parent-style-name="Normal">
      <loext:graphic-properties draw:fill="solid" draw:fill-color="#d6e3bc" draw:opacity="100%"/>
      <style:paragraph-properties fo:background-color="#d6e3bc"/>
      <style:text-properties fo:font-size="10pt" fo:language="et" fo:country="EE" fo:font-style="italic" officeooo:paragraph-rsid="00253bf5" style:font-size-asian="10pt" style:font-style-asian="italic" style:font-size-complex="10pt" style:font-style-complex="italic"/>
    </style:style>
    <style:style style:name="P52" style:family="paragraph" style:parent-style-name="Normal">
      <loext:graphic-properties draw:fill="solid" draw:fill-color="#d6e3bc" draw:opacity="100%"/>
      <style:paragraph-properties fo:background-color="#d6e3bc"/>
      <style:text-properties fo:font-size="10pt" fo:language="et" fo:country="EE" fo:font-style="italic" officeooo:rsid="00235c75" officeooo:paragraph-rsid="003ed840" style:font-size-asian="10pt" style:language-asian="zxx" style:country-asian="none" style:font-style-asian="italic" style:font-size-complex="10pt" style:language-complex="zxx" style:country-complex="none" style:font-style-complex="italic"/>
    </style:style>
    <style:style style:name="P53" style:family="paragraph" style:parent-style-name="Normal">
      <loext:graphic-properties draw:fill="solid" draw:fill-color="#d6e3bc" draw:opacity="100%"/>
      <style:paragraph-properties fo:background-color="#d6e3bc"/>
      <style:text-properties fo:font-size="10pt" fo:language="et" fo:country="EE" fo:font-style="italic" officeooo:rsid="00472a12" officeooo:paragraph-rsid="00488b37" style:font-size-asian="10pt" style:language-asian="zxx" style:country-asian="none" style:font-style-asian="italic" style:font-size-complex="10pt" style:language-complex="zxx" style:country-complex="none" style:font-style-complex="italic"/>
    </style:style>
    <style:style style:name="P54" style:family="paragraph" style:parent-style-name="Normal">
      <loext:graphic-properties draw:fill="solid" draw:fill-color="#d6e3bc" draw:opacity="100%"/>
      <style:paragraph-properties fo:background-color="#d6e3bc"/>
      <style:text-properties fo:font-size="10pt" fo:language="et" fo:country="EE" fo:font-weight="normal" style:font-size-asian="10pt" style:font-weight-asian="normal" style:font-size-complex="10pt" style:font-weight-complex="normal"/>
    </style:style>
    <style:style style:name="P55" style:family="paragraph" style:parent-style-name="Normal">
      <loext:graphic-properties draw:fill="solid" draw:fill-color="#d6e3bc" draw:opacity="100%"/>
      <style:paragraph-properties fo:background-color="#d6e3bc"/>
      <style:text-properties fo:font-size="10pt" style:font-size-asian="10pt" style:font-size-complex="10pt"/>
    </style:style>
    <style:style style:name="P56"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81541" style:font-size-asian="10pt" style:language-asian="zxx" style:country-asian="none" style:font-style-asian="italic" style:font-size-complex="10pt" style:language-complex="zxx" style:country-complex="none" style:font-style-complex="italic"/>
    </style:style>
    <style:style style:name="P57"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a7f64" style:font-size-asian="10pt" style:language-asian="zxx" style:country-asian="none" style:font-style-asian="italic" style:font-size-complex="10pt" style:language-complex="zxx" style:country-complex="none" style:font-style-complex="italic"/>
    </style:style>
    <style:style style:name="P58"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cd368" style:font-size-asian="10pt" style:language-asian="zxx" style:country-asian="none" style:font-style-asian="italic" style:font-size-complex="10pt" style:language-complex="zxx" style:country-complex="none" style:font-style-complex="italic"/>
    </style:style>
    <style:style style:name="P59"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f127e" style:font-size-asian="10pt" style:language-asian="zxx" style:country-asian="none" style:font-style-asian="italic" style:font-size-complex="10pt" style:language-complex="zxx" style:country-complex="none" style:font-style-complex="italic"/>
    </style:style>
    <style:style style:name="P60"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4cc77" style:font-size-asian="10pt" style:language-asian="zxx" style:country-asian="none" style:font-style-asian="italic" style:font-size-complex="10pt" style:language-complex="zxx" style:country-complex="none" style:font-style-complex="italic"/>
    </style:style>
    <style:style style:name="P61"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5edb9" style:font-size-asian="10pt" style:language-asian="zxx" style:country-asian="none" style:font-style-asian="italic" style:font-size-complex="10pt" style:language-complex="zxx" style:country-complex="none" style:font-style-complex="italic"/>
    </style:style>
    <style:style style:name="P62"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8fc19" style:font-size-asian="10pt" style:language-asian="zxx" style:country-asian="none" style:font-style-asian="italic" style:font-size-complex="10pt" style:language-complex="zxx" style:country-complex="none" style:font-style-complex="italic"/>
    </style:style>
    <style:style style:name="P63"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be343" style:font-size-asian="10pt" style:language-asian="zxx" style:country-asian="none" style:font-style-asian="italic" style:font-size-complex="10pt" style:language-complex="zxx" style:country-complex="none" style:font-style-complex="italic"/>
    </style:style>
    <style:style style:name="P64"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d3fc1" style:font-size-asian="10pt" style:language-asian="zxx" style:country-asian="none" style:font-style-asian="italic" style:font-size-complex="10pt" style:language-complex="zxx" style:country-complex="none" style:font-style-complex="italic"/>
    </style:style>
    <style:style style:name="P65"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ed840" style:font-size-asian="10pt" style:language-asian="zxx" style:country-asian="none" style:font-style-asian="italic" style:font-size-complex="10pt" style:language-complex="zxx" style:country-complex="none" style:font-style-complex="italic"/>
    </style:style>
    <style:style style:name="P66"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07d4d" style:font-size-asian="10pt" style:language-asian="zxx" style:country-asian="none" style:font-style-asian="italic" style:font-size-complex="10pt" style:language-complex="zxx" style:country-complex="none" style:font-style-complex="italic"/>
    </style:style>
    <style:style style:name="P67"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0aec5" style:font-size-asian="10pt" style:language-asian="zxx" style:country-asian="none" style:font-style-asian="italic" style:font-size-complex="10pt" style:language-complex="zxx" style:country-complex="none" style:font-style-complex="italic"/>
    </style:style>
    <style:style style:name="P68"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2f59a" style:font-size-asian="10pt" style:language-asian="zxx" style:country-asian="none" style:font-style-asian="italic" style:font-size-complex="10pt" style:language-complex="zxx" style:country-complex="none" style:font-style-complex="italic"/>
    </style:style>
    <style:style style:name="P69"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72a12" style:font-size-asian="10pt" style:language-asian="zxx" style:country-asian="none" style:font-style-asian="italic" style:font-size-complex="10pt" style:language-complex="zxx" style:country-complex="none" style:font-style-complex="italic"/>
    </style:style>
    <style:style style:name="P70"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88b37" style:font-size-asian="10pt" style:language-asian="zxx" style:country-asian="none" style:font-style-asian="italic" style:font-size-complex="10pt" style:language-complex="zxx" style:country-complex="none" style:font-style-complex="italic"/>
    </style:style>
    <style:style style:name="P71"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981de" style:font-size-asian="10pt" style:language-asian="zxx" style:country-asian="none" style:font-style-asian="italic" style:font-size-complex="10pt" style:language-complex="zxx" style:country-complex="none" style:font-style-complex="italic"/>
    </style:style>
    <style:style style:name="P72"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9b5da" style:font-size-asian="10pt" style:language-asian="zxx" style:country-asian="none" style:font-style-asian="italic" style:font-size-complex="10pt" style:language-complex="zxx" style:country-complex="none" style:font-style-complex="italic"/>
    </style:style>
    <style:style style:name="P73" style:family="paragraph" style:parent-style-name="Normal">
      <loext:graphic-properties draw:fill="solid" draw:fill-color="#d6e3bc" draw:opacity="100%"/>
      <style:paragraph-properties fo:background-color="#d6e3bc"/>
      <style:text-properties fo:font-size="10pt" fo:language="zxx" fo:country="none" fo:font-style="italic" officeooo:paragraph-rsid="0034cc77" style:font-size-asian="10pt" style:language-asian="zxx" style:country-asian="none" style:font-style-asian="italic" style:font-size-complex="10pt" style:language-complex="zxx" style:country-complex="none" style:font-style-complex="italic"/>
    </style:style>
    <style:style style:name="P74" style:family="paragraph" style:parent-style-name="Normal">
      <loext:graphic-properties draw:fill="solid" draw:fill-color="#d6e3bc" draw:opacity="100%"/>
      <style:paragraph-properties fo:background-color="#d6e3bc"/>
      <style:text-properties fo:font-size="10pt" fo:language="zxx" fo:country="none" fo:font-style="italic" officeooo:rsid="0042f59a" officeooo:paragraph-rsid="0042f59a" style:font-size-asian="10pt" style:language-asian="zxx" style:country-asian="none" style:font-style-asian="italic" style:font-size-complex="10pt" style:language-complex="zxx" style:country-complex="none" style:font-style-complex="italic"/>
    </style:style>
    <style:style style:name="P75" style:family="paragraph" style:parent-style-name="Normal">
      <loext:graphic-properties draw:fill="solid" draw:fill-color="#d6e3bc" draw:opacity="100%"/>
      <style:paragraph-properties fo:background-color="#d6e3bc"/>
      <style:text-properties fo:font-size="10pt" fo:language="zxx" fo:country="none" fo:font-style="italic" officeooo:rsid="004981de" officeooo:paragraph-rsid="004981de" style:font-size-asian="10pt" style:language-asian="zxx" style:country-asian="none" style:font-style-asian="italic" style:font-size-complex="10pt" style:language-complex="zxx" style:country-complex="none" style:font-style-complex="italic"/>
    </style:style>
    <style:style style:name="P76" style:family="paragraph" style:parent-style-name="Normal">
      <loext:graphic-properties draw:fill="solid" draw:fill-color="#d6e3bc" draw:opacity="100%"/>
      <style:paragraph-properties fo:background-color="#d6e3bc"/>
      <style:text-properties fo:font-size="10pt" fo:language="zxx" fo:country="none" fo:font-style="italic" officeooo:rsid="004edce1" officeooo:paragraph-rsid="004edce1" style:font-size-asian="10pt" style:language-asian="zxx" style:country-asian="none" style:font-style-asian="italic" style:font-size-complex="10pt" style:language-complex="zxx" style:country-complex="none" style:font-style-complex="italic"/>
    </style:style>
    <style:style style:name="P77" style:family="paragraph" style:parent-style-name="Normal">
      <loext:graphic-properties draw:fill="solid" draw:fill-color="#d6e3bc" draw:opacity="100%"/>
      <style:paragraph-properties fo:background-color="#d6e3bc"/>
      <style:text-properties fo:font-size="10pt" fo:language="zxx" fo:country="none" fo:font-style="italic" officeooo:paragraph-rsid="004edce1" style:font-size-asian="10pt" style:language-asian="zxx" style:country-asian="none" style:font-style-asian="italic" style:font-size-complex="10pt" style:language-complex="zxx" style:country-complex="none" style:font-style-complex="italic"/>
    </style:style>
    <style:style style:name="P78" style:family="paragraph" style:parent-style-name="Normal">
      <loext:graphic-properties draw:fill="solid" draw:fill-color="#d6e3bc" draw:opacity="100%"/>
      <style:paragraph-properties fo:background-color="#d6e3bc"/>
      <style:text-properties fo:font-size="10pt" fo:language="zxx" fo:country="none" fo:font-style="italic" fo:font-weight="normal" officeooo:rsid="00235c75" officeooo:paragraph-rsid="004bb99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9" style:family="paragraph" style:parent-style-name="Normal">
      <loext:graphic-properties draw:fill="solid" draw:fill-color="#d6e3bc" draw:opacity="100%"/>
      <style:paragraph-properties fo:background-color="#d6e3bc"/>
      <style:text-properties fo:font-size="10pt" fo:language="zxx" fo:country="none" fo:font-style="italic" fo:font-weight="normal" officeooo:rsid="004e857c" officeooo:paragraph-rsid="004e857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0" style:family="paragraph" style:parent-style-name="Normal">
      <loext:graphic-properties draw:fill="solid" draw:fill-color="#d6e3bc" draw:opacity="100%"/>
      <style:paragraph-properties fo:background-color="#d6e3bc"/>
      <style:text-properties fo:font-size="10pt" fo:language="zxx" fo:country="none" officeooo:paragraph-rsid="004c8f0c" style:font-size-asian="10pt" style:language-asian="zxx" style:country-asian="none" style:font-size-complex="10pt" style:language-complex="zxx" style:country-complex="none"/>
    </style:style>
    <style:style style:name="P81" style:family="paragraph" style:parent-style-name="Normal">
      <loext:graphic-properties draw:fill="solid" draw:fill-color="#d6e3bc" draw:opacity="100%"/>
      <style:paragraph-properties fo:background-color="#d6e3bc"/>
      <style:text-properties fo:font-size="10pt" fo:language="zxx" fo:country="none" officeooo:paragraph-rsid="0058eee9" style:font-size-asian="10pt" style:font-size-complex="10pt"/>
    </style:style>
    <style:style style:name="P82" style:family="paragraph" style:parent-style-name="Normal">
      <loext:graphic-properties draw:fill="solid" draw:fill-color="#d6e3bc" draw:opacity="100%"/>
      <style:paragraph-properties fo:background-color="#d6e3bc"/>
    </style:style>
    <style:style style:name="P83" style:family="paragraph" style:parent-style-name="Normal">
      <loext:graphic-properties draw:fill="solid" draw:fill-color="#d6e3bc" draw:opacity="100%"/>
      <style:paragraph-properties fo:text-align="justify" style:justify-single-word="false" fo:background-color="#d6e3bc"/>
      <style:text-properties style:font-name="Courier New" fo:font-size="10pt" fo:language="et" fo:country="EE" style:font-size-asian="10pt" style:font-name-complex="Courier New" style:font-size-complex="10pt"/>
    </style:style>
    <style:style style:name="P84" style:family="paragraph" style:parent-style-name="Normal">
      <loext:graphic-properties draw:fill="solid" draw:fill-color="#d6e3bc" draw:opacity="100%"/>
      <style:paragraph-properties fo:background-color="#d6e3bc" style:text-autospace="none"/>
    </style:style>
    <style:style style:name="P85" style:family="paragraph" style:parent-style-name="Normal">
      <style:text-properties fo:font-size="11pt" officeooo:rsid="001167b1" officeooo:paragraph-rsid="001167b1" style:font-size-asian="9.60000038146973pt" style:font-size-complex="11pt"/>
    </style:style>
    <style:style style:name="P86" style:family="paragraph" style:parent-style-name="Normal">
      <style:text-properties fo:font-size="11pt" style:font-size-asian="11pt" style:font-size-complex="11pt"/>
    </style:style>
    <style:style style:name="P87" style:family="paragraph" style:parent-style-name="Normal">
      <style:text-properties fo:font-size="11pt" officeooo:rsid="001167b1" officeooo:paragraph-rsid="001167b1" style:font-size-asian="11pt" style:font-size-complex="11pt"/>
    </style:style>
    <style:style style:name="P88" style:family="paragraph" style:parent-style-name="Normal">
      <style:text-properties fo:font-size="11pt" officeooo:rsid="00b6816b" officeooo:paragraph-rsid="00b6816b" style:font-size-asian="11pt" style:font-size-complex="11pt"/>
    </style:style>
    <style:style style:name="P89" style:family="paragraph" style:parent-style-name="Normal">
      <style:text-properties fo:font-size="11pt" fo:language="et" fo:country="EE" style:font-size-asian="11pt" style:font-size-complex="11pt"/>
    </style:style>
    <style:style style:name="P90" style:family="paragraph" style:parent-style-name="Normal">
      <style:text-properties fo:font-size="11pt" fo:language="et" fo:country="EE" officeooo:rsid="001167b1" officeooo:paragraph-rsid="001167b1" style:font-size-asian="11pt" style:font-size-complex="11pt"/>
    </style:style>
    <style:style style:name="P91" style:family="paragraph" style:parent-style-name="Normal">
      <style:text-properties fo:font-size="11pt" fo:language="et" fo:country="EE" officeooo:rsid="00b6816b" officeooo:paragraph-rsid="00b6816b" style:font-size-asian="11pt" style:font-size-complex="11pt"/>
    </style:style>
    <style:style style:name="P92" style:family="paragraph" style:parent-style-name="Normal">
      <style:text-properties fo:font-size="11pt" fo:language="et" fo:country="EE" officeooo:rsid="00b6816b" officeooo:paragraph-rsid="00b6816b" style:font-size-asian="9.60000038146973pt" style:font-size-complex="11pt"/>
    </style:style>
    <style:style style:name="P93" style:family="paragraph" style:parent-style-name="Normal">
      <style:text-properties fo:font-size="12pt" fo:language="et" fo:country="EE" style:font-size-asian="12pt" style:font-size-complex="12pt"/>
    </style:style>
    <style:style style:name="P94" style:family="paragraph" style:parent-style-name="Normal">
      <style:text-properties fo:font-size="12pt" fo:language="et" fo:country="EE" style:font-size-asian="10.5pt" style:font-size-complex="12pt"/>
    </style:style>
    <style:style style:name="P95" style:family="paragraph" style:parent-style-name="Normal">
      <loext:graphic-properties draw:fill="solid" draw:fill-color="#d6e3bc" draw:opacity="100%"/>
      <style:paragraph-properties fo:background-color="#d6e3bc"/>
      <style:text-properties fo:color="#000000" fo:font-size="10pt" fo:language="et" fo:country="EE" officeooo:paragraph-rsid="00121d51" style:font-size-asian="10pt" style:font-size-complex="10pt"/>
    </style:style>
    <style:style style:name="P96" style:family="paragraph" style:parent-style-name="Normal">
      <loext:graphic-properties draw:fill="solid" draw:fill-color="#d6e3bc" draw:opacity="100%"/>
      <style:paragraph-properties fo:background-color="#d6e3bc"/>
      <style:text-properties fo:color="#000000" fo:font-size="10pt" fo:language="et" fo:country="EE" officeooo:rsid="00837f14" officeooo:paragraph-rsid="00837f14" style:font-size-asian="10pt" style:font-size-complex="10pt"/>
    </style:style>
    <style:style style:name="P97" style:family="paragraph" style:parent-style-name="Normal">
      <loext:graphic-properties draw:fill="solid" draw:fill-color="#d6e3bc" draw:opacity="100%"/>
      <style:paragraph-properties fo:text-align="start" style:justify-single-word="false" fo:background-color="#d6e3bc"/>
      <style:text-properties fo:color="#000000" fo:font-size="10pt" fo:language="zxx" fo:country="none" fo:font-style="italic" fo:font-weight="normal" officeooo:rsid="00235c75" officeooo:paragraph-rsid="0035edb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8" style:family="paragraph" style:parent-style-name="Normal">
      <style:text-properties fo:color="#000000" fo:font-size="10pt" fo:language="zxx" fo:country="none" fo:font-style="italic" fo:font-weight="normal" officeooo:rsid="0014e5d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9" style:family="paragraph" style:parent-style-name="Normal">
      <loext:graphic-properties draw:fill="solid" draw:fill-color="#d6e3bc" draw:opacity="100%"/>
      <style:paragraph-properties fo:text-align="start" style:justify-single-word="false" fo:background-color="#d6e3bc"/>
      <style:text-properties fo:color="#000000" fo:font-size="10pt" fo:language="zxx" fo:country="none" fo:font-style="italic" fo:font-weight="normal" officeooo:rsid="0014e5dc" officeooo:paragraph-rsid="0034cc7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0" style:family="paragraph" style:parent-style-name="Normal">
      <style:paragraph-properties fo:text-align="justify" style:justify-single-word="false"/>
      <style:text-properties fo:color="#000000" fo:language="et" fo:country="EE" officeooo:paragraph-rsid="00121d51"/>
    </style:style>
    <style:style style:name="P101" style:family="paragraph" style:parent-style-name="Normal">
      <style:text-properties fo:color="#000000" fo:language="et" fo:country="EE" officeooo:paragraph-rsid="00121d51"/>
    </style:style>
    <style:style style:name="P102" style:family="paragraph" style:parent-style-name="Normal">
      <loext:graphic-properties draw:fill="solid" draw:fill-color="#eeeeee" draw:opacity="100%"/>
      <style:paragraph-properties fo:text-align="center" style:justify-single-word="false" fo:background-color="#eeeeee"/>
      <style:text-properties fo:color="#000000" fo:language="et" fo:country="EE" fo:font-weight="bold" officeooo:paragraph-rsid="00121d51" style:font-weight-asian="bold" style:font-weight-complex="bold"/>
    </style:style>
    <style:style style:name="P103" style:family="paragraph" style:parent-style-name="Normal">
      <style:text-properties fo:color="#000000" fo:font-size="7pt" fo:language="et" fo:country="EE" officeooo:paragraph-rsid="00121d51" style:font-size-asian="6.09999990463257pt" style:font-size-complex="7pt"/>
    </style:style>
    <style:style style:name="P104" style:family="paragraph" style:parent-style-name="Normal">
      <style:paragraph-properties fo:text-align="start" style:justify-single-word="false"/>
      <style:text-properties fo:color="#000000" style:font-name="Calibri" fo:font-size="7pt" fo:language="et" fo:country="EE" officeooo:paragraph-rsid="00837f14" style:font-size-asian="6.09999990463257pt" style:font-size-complex="7pt"/>
    </style:style>
    <style:style style:name="P105" style:family="paragraph" style:parent-style-name="Normal">
      <style:paragraph-properties fo:text-align="start" style:justify-single-word="false"/>
      <style:text-properties fo:color="#000000" style:font-name="Calibri" fo:font-size="7pt" fo:language="et" fo:country="EE" officeooo:paragraph-rsid="00848939" style:font-size-asian="6.09999990463257pt" style:font-size-complex="7pt"/>
    </style:style>
    <style:style style:name="P106" style:family="paragraph" style:parent-style-name="Normal">
      <style:paragraph-properties fo:text-align="start" style:justify-single-word="false"/>
      <style:text-properties fo:color="#000000" style:font-name="Calibri" fo:font-size="7pt" fo:language="et" fo:country="EE" officeooo:paragraph-rsid="008a0390" style:font-size-asian="6.09999990463257pt" style:font-size-complex="7pt"/>
    </style:style>
    <style:style style:name="P107" style:family="paragraph" style:parent-style-name="Normal">
      <style:paragraph-properties fo:text-align="start" style:justify-single-word="false"/>
      <style:text-properties fo:color="#000000" style:font-name="Calibri" fo:font-size="7pt" fo:language="et" fo:country="EE" officeooo:paragraph-rsid="008af471" style:font-size-asian="6.09999990463257pt" style:font-size-complex="7pt"/>
    </style:style>
    <style:style style:name="P108" style:family="paragraph" style:parent-style-name="Normal">
      <style:paragraph-properties fo:text-align="start" style:justify-single-word="false"/>
      <style:text-properties fo:color="#000000" style:font-name="Calibri" fo:font-size="7pt" fo:language="et" fo:country="EE" officeooo:paragraph-rsid="008b8e74" style:font-size-asian="6.09999990463257pt" style:font-size-complex="7pt"/>
    </style:style>
    <style:style style:name="P109" style:family="paragraph" style:parent-style-name="Normal">
      <style:paragraph-properties fo:text-align="start" style:justify-single-word="false"/>
      <style:text-properties fo:color="#000000" style:font-name="Calibri" fo:font-size="7pt" fo:language="et" fo:country="EE" officeooo:paragraph-rsid="008cd068" style:font-size-asian="6.09999990463257pt" style:font-size-complex="7pt"/>
    </style:style>
    <style:style style:name="P110" style:family="paragraph" style:parent-style-name="Normal">
      <style:paragraph-properties fo:text-align="start" style:justify-single-word="false"/>
      <style:text-properties fo:color="#000000" style:font-name="Calibri" fo:font-size="7pt" fo:language="et" fo:country="EE" officeooo:paragraph-rsid="00931c66" style:font-size-asian="6.09999990463257pt" style:font-size-complex="7pt"/>
    </style:style>
    <style:style style:name="P111" style:family="paragraph" style:parent-style-name="Normal">
      <style:paragraph-properties fo:text-align="start" style:justify-single-word="false"/>
      <style:text-properties fo:color="#000000" style:font-name="Calibri" fo:font-size="7pt" fo:language="et" fo:country="EE" officeooo:paragraph-rsid="0093329b" style:font-size-asian="6.09999990463257pt" style:font-size-complex="7pt"/>
    </style:style>
    <style:style style:name="P112" style:family="paragraph" style:parent-style-name="Normal">
      <style:paragraph-properties fo:text-align="start" style:justify-single-word="false"/>
      <style:text-properties fo:color="#000000" style:font-name="Calibri" fo:font-size="7pt" fo:language="et" fo:country="EE" officeooo:paragraph-rsid="00965c00" style:font-size-asian="6.09999990463257pt" style:font-size-complex="7pt"/>
    </style:style>
    <style:style style:name="P113" style:family="paragraph" style:parent-style-name="Normal">
      <style:paragraph-properties fo:text-align="start" style:justify-single-word="false"/>
      <style:text-properties fo:color="#000000" style:font-name="Calibri" fo:font-size="7pt" fo:language="et" fo:country="EE" officeooo:paragraph-rsid="009d0666" style:font-size-asian="6.09999990463257pt" style:font-size-complex="7pt"/>
    </style:style>
    <style:style style:name="P114" style:family="paragraph" style:parent-style-name="Normal">
      <style:paragraph-properties fo:text-align="start" style:justify-single-word="false"/>
      <style:text-properties fo:color="#000000" style:font-name="Calibri" fo:font-size="7pt" fo:language="et" fo:country="EE" officeooo:paragraph-rsid="009d55bf" style:font-size-asian="6.09999990463257pt" style:font-size-complex="7pt"/>
    </style:style>
    <style:style style:name="P115" style:family="paragraph" style:parent-style-name="Normal">
      <style:paragraph-properties fo:text-align="start" style:justify-single-word="false"/>
      <style:text-properties fo:color="#000000" style:font-name="Calibri" fo:font-size="7pt" fo:language="et" fo:country="EE" officeooo:paragraph-rsid="009e4ac4" style:font-size-asian="6.09999990463257pt" style:font-size-complex="7pt"/>
    </style:style>
    <style:style style:name="P116" style:family="paragraph" style:parent-style-name="Normal">
      <style:paragraph-properties fo:text-align="start" style:justify-single-word="false"/>
      <style:text-properties fo:color="#000000" style:font-name="Calibri" fo:font-size="7pt" fo:language="et" fo:country="EE" officeooo:paragraph-rsid="009e802c" style:font-size-asian="6.09999990463257pt" style:font-size-complex="7pt"/>
    </style:style>
    <style:style style:name="P117" style:family="paragraph" style:parent-style-name="Normal">
      <style:paragraph-properties fo:text-align="start" style:justify-single-word="false"/>
      <style:text-properties fo:color="#000000" style:font-name="Calibri" fo:font-size="7pt" fo:language="et" fo:country="EE" officeooo:paragraph-rsid="00a08f37" style:font-size-asian="6.09999990463257pt" style:font-size-complex="7pt"/>
    </style:style>
    <style:style style:name="P118" style:family="paragraph" style:parent-style-name="Normal">
      <style:paragraph-properties fo:text-align="start" style:justify-single-word="false"/>
      <style:text-properties fo:color="#000000" style:font-name="Calibri" fo:font-size="7pt" fo:language="et" fo:country="EE" officeooo:paragraph-rsid="00a23db7" style:font-size-asian="6.09999990463257pt" style:font-size-complex="7pt"/>
    </style:style>
    <style:style style:name="P119" style:family="paragraph" style:parent-style-name="Normal">
      <style:paragraph-properties fo:text-align="start" style:justify-single-word="false"/>
      <style:text-properties fo:color="#000000" style:font-name="Calibri" fo:font-size="7pt" fo:language="et" fo:country="EE" officeooo:paragraph-rsid="00a2e811" style:font-size-asian="6.09999990463257pt" style:font-size-complex="7pt"/>
    </style:style>
    <style:style style:name="P120" style:family="paragraph" style:parent-style-name="Normal">
      <style:paragraph-properties fo:text-align="start" style:justify-single-word="false"/>
      <style:text-properties fo:color="#000000" style:font-name="Calibri" fo:font-size="7pt" fo:language="et" fo:country="EE" officeooo:paragraph-rsid="00a5af2a" style:font-size-asian="6.09999990463257pt" style:font-size-complex="7pt"/>
    </style:style>
    <style:style style:name="P121" style:family="paragraph" style:parent-style-name="Normal">
      <style:paragraph-properties fo:text-align="start" style:justify-single-word="false"/>
      <style:text-properties fo:color="#000000" style:font-name="Calibri" fo:font-size="7pt" fo:language="et" fo:country="EE" officeooo:paragraph-rsid="00a77014" style:font-size-asian="6.09999990463257pt" style:font-size-complex="7pt"/>
    </style:style>
    <style:style style:name="P122" style:family="paragraph" style:parent-style-name="Normal">
      <loext:graphic-properties draw:fill="solid" draw:fill-color="#d6e3bc" draw:opacity="100%"/>
      <style:paragraph-properties fo:background-color="#d6e3bc"/>
      <style:text-properties fo:color="#000000" style:font-name="Calibri" fo:font-size="10pt" fo:language="zxx" fo:country="none" fo:font-style="italic" officeooo:rsid="00235c75" officeooo:paragraph-rsid="00837f14" style:font-size-asian="10pt" style:language-asian="zxx" style:country-asian="none" style:font-style-asian="italic" style:font-size-complex="10pt" style:language-complex="zxx" style:country-complex="none" style:font-style-complex="italic"/>
    </style:style>
    <style:style style:name="P123" style:family="paragraph" style:parent-style-name="Normal">
      <loext:graphic-properties draw:fill="solid" draw:fill-color="#d6e3bc" draw:opacity="100%"/>
      <style:paragraph-properties fo:background-color="#d6e3bc"/>
      <style:text-properties fo:color="#000000" style:font-name="Calibri" fo:font-size="10pt" fo:language="zxx" fo:country="none" fo:font-style="italic" officeooo:rsid="00235c75" officeooo:paragraph-rsid="00848939" style:font-size-asian="10pt" style:language-asian="zxx" style:country-asian="none" style:font-style-asian="italic" style:font-size-complex="10pt" style:language-complex="zxx" style:country-complex="none" style:font-style-complex="italic"/>
    </style:style>
    <style:style style:name="P124" style:family="paragraph" style:parent-style-name="Normal">
      <style:text-properties officeooo:paragraph-rsid="00121d51"/>
    </style:style>
    <style:style style:name="P125" style:family="paragraph" style:parent-style-name="Normal">
      <style:text-properties style:use-window-font-color="true" fo:language="et" fo:country="EE" fo:font-style="italic" fo:font-weight="bold" officeooo:rsid="0014e5dc" officeooo:paragraph-rsid="0014e5dc" fo:background-color="transparent" style:font-style-asian="italic" style:font-weight-asian="bold" style:font-style-complex="italic" style:font-weight-complex="bold"/>
    </style:style>
    <style:style style:name="P126" style:family="paragraph" style:parent-style-name="Normal">
      <style:text-properties fo:color="#0000ff" fo:font-size="14pt" fo:language="et" fo:country="EE" fo:font-style="italic" fo:font-weight="bold" officeooo:rsid="0014e5dc" style:font-size-asian="14pt" style:font-style-asian="italic" style:font-weight-asian="bold" style:font-size-complex="14pt" style:font-style-complex="italic" style:font-weight-complex="bold"/>
    </style:style>
    <style:style style:name="P127" style:family="paragraph" style:parent-style-name="Normal">
      <style:paragraph-properties fo:text-align="center" style:justify-single-word="false"/>
      <style:text-properties fo:color="#0000ff" fo:font-size="14pt" fo:language="et" fo:country="EE" fo:font-style="italic" fo:font-weight="bold" officeooo:rsid="0014e5dc" officeooo:paragraph-rsid="002e7750" style:font-size-asian="14pt" style:font-style-asian="italic" style:font-weight-asian="bold" style:font-size-complex="14pt" style:font-style-complex="italic" style:font-weight-complex="bold"/>
    </style:style>
    <style:style style:name="P128" style:family="paragraph" style:parent-style-name="Normal">
      <style:paragraph-properties fo:text-align="start" style:justify-single-word="false"/>
      <style:text-properties fo:color="#0000ff" fo:font-size="14pt" fo:language="et" fo:country="EE" fo:font-style="italic" fo:font-weight="bold" officeooo:rsid="0014e5dc" officeooo:paragraph-rsid="0034cc77" style:font-size-asian="14pt" style:font-style-asian="italic" style:font-weight-asian="bold" style:font-size-complex="14pt" style:font-style-complex="italic" style:font-weight-complex="bold"/>
    </style:style>
    <style:style style:name="P129" style:family="paragraph" style:parent-style-name="Normal">
      <style:paragraph-properties fo:text-align="start" style:justify-single-word="false"/>
      <style:text-properties fo:color="#0000ff" fo:font-size="14pt" fo:language="et" fo:country="EE" fo:font-style="italic" fo:font-weight="bold" officeooo:rsid="0014e5dc" officeooo:paragraph-rsid="0035edb9" style:font-size-asian="14pt" style:font-style-asian="italic" style:font-weight-asian="bold" style:font-size-complex="14pt" style:font-style-complex="italic" style:font-weight-complex="bold"/>
    </style:style>
    <style:style style:name="P130" style:family="paragraph" style:parent-style-name="Normal">
      <style:paragraph-properties fo:text-align="start" style:justify-single-word="false"/>
      <style:text-properties fo:color="#0000ff" fo:font-size="14pt" fo:language="et" fo:country="EE" fo:font-style="italic" fo:font-weight="bold" officeooo:rsid="0014e5dc" officeooo:paragraph-rsid="0037d412" style:font-size-asian="14pt" style:font-style-asian="italic" style:font-weight-asian="bold" style:font-size-complex="14pt" style:font-style-complex="italic" style:font-weight-complex="bold"/>
    </style:style>
    <style:style style:name="P131" style:family="paragraph" style:parent-style-name="Normal">
      <style:paragraph-properties fo:text-align="start" style:justify-single-word="false"/>
      <style:text-properties fo:color="#0000ff" fo:font-size="14pt" fo:language="et" fo:country="EE" fo:font-style="italic" fo:font-weight="bold" officeooo:rsid="0014e5dc" officeooo:paragraph-rsid="0038fc19" style:font-size-asian="14pt" style:font-style-asian="italic" style:font-weight-asian="bold" style:font-size-complex="14pt" style:font-style-complex="italic" style:font-weight-complex="bold"/>
    </style:style>
    <style:style style:name="P132" style:family="paragraph" style:parent-style-name="Normal">
      <style:paragraph-properties fo:text-align="start" style:justify-single-word="false"/>
      <style:text-properties fo:color="#0000ff" fo:font-size="14pt" fo:language="et" fo:country="EE" fo:font-style="italic" fo:font-weight="bold" officeooo:rsid="0014e5dc" officeooo:paragraph-rsid="0031bf30" style:font-size-asian="14pt" style:font-style-asian="italic" style:font-weight-asian="bold" style:font-size-complex="14pt" style:font-style-complex="italic" style:font-weight-complex="bold"/>
    </style:style>
    <style:style style:name="P133" style:family="paragraph" style:parent-style-name="Normal">
      <style:paragraph-properties fo:text-align="start" style:justify-single-word="false"/>
      <style:text-properties fo:color="#0000ff" fo:font-size="14pt" fo:language="et" fo:country="EE" fo:font-style="italic" fo:font-weight="bold" officeooo:rsid="0014e5dc" officeooo:paragraph-rsid="003be343" style:font-size-asian="14pt" style:font-style-asian="italic" style:font-weight-asian="bold" style:font-size-complex="14pt" style:font-style-complex="italic" style:font-weight-complex="bold"/>
    </style:style>
    <style:style style:name="P134" style:family="paragraph" style:parent-style-name="Normal">
      <style:paragraph-properties fo:text-align="start" style:justify-single-word="false"/>
      <style:text-properties fo:color="#0000ff" fo:font-size="14pt" fo:language="et" fo:country="EE" fo:font-style="italic" fo:font-weight="bold" officeooo:rsid="0014e5dc" officeooo:paragraph-rsid="001f742b" style:font-size-asian="14pt" style:font-style-asian="italic" style:font-weight-asian="bold" style:font-size-complex="14pt" style:font-style-complex="italic" style:font-weight-complex="bold"/>
    </style:style>
    <style:style style:name="P135" style:family="paragraph" style:parent-style-name="Normal">
      <style:paragraph-properties fo:text-align="start" style:justify-single-word="false"/>
      <style:text-properties fo:color="#0000ff" fo:font-size="14pt" fo:language="et" fo:country="EE" fo:font-style="italic" fo:font-weight="bold" officeooo:rsid="0014e5dc" officeooo:paragraph-rsid="00407d4d" style:font-size-asian="14pt" style:font-style-asian="italic" style:font-weight-asian="bold" style:font-size-complex="14pt" style:font-style-complex="italic" style:font-weight-complex="bold"/>
    </style:style>
    <style:style style:name="P136" style:family="paragraph" style:parent-style-name="Normal">
      <style:paragraph-properties fo:text-align="start" style:justify-single-word="false"/>
      <style:text-properties fo:color="#0000ff" fo:font-size="14pt" fo:language="et" fo:country="EE" fo:font-style="italic" fo:font-weight="bold" officeooo:rsid="0014e5dc" officeooo:paragraph-rsid="00488b37" style:font-size-asian="14pt" style:font-style-asian="italic" style:font-weight-asian="bold" style:font-size-complex="14pt" style:font-style-complex="italic" style:font-weight-complex="bold"/>
    </style:style>
    <style:style style:name="P137" style:family="paragraph" style:parent-style-name="Normal">
      <style:paragraph-properties fo:text-align="start" style:justify-single-word="false"/>
      <style:text-properties fo:color="#0000ff" fo:font-size="14pt" fo:language="et" fo:country="EE" fo:font-style="italic" fo:font-weight="bold" officeooo:rsid="0014e5dc" officeooo:paragraph-rsid="0049b5da" style:font-size-asian="14pt" style:font-style-asian="italic" style:font-weight-asian="bold" style:font-size-complex="14pt" style:font-style-complex="italic" style:font-weight-complex="bold"/>
    </style:style>
    <style:style style:name="P138" style:family="paragraph" style:parent-style-name="Normal">
      <style:paragraph-properties fo:text-align="start" style:justify-single-word="false"/>
      <style:text-properties fo:color="#0000ff" fo:font-size="14pt" fo:language="et" fo:country="EE" fo:font-style="italic" fo:font-weight="bold" officeooo:rsid="0014e5dc" officeooo:paragraph-rsid="004c8f0c" style:font-size-asian="14pt" style:font-style-asian="italic" style:font-weight-asian="bold" style:font-size-complex="14pt" style:font-style-complex="italic" style:font-weight-complex="bold"/>
    </style:style>
    <style:style style:name="P139" style:family="paragraph" style:parent-style-name="Normal">
      <style:paragraph-properties fo:text-align="start" style:justify-single-word="false"/>
      <style:text-properties fo:color="#0000ff" fo:font-size="14pt" fo:language="et" fo:country="EE" fo:font-style="italic" fo:font-weight="bold" officeooo:rsid="0014e5dc" officeooo:paragraph-rsid="005069bc" style:font-size-asian="14pt" style:font-style-asian="italic" style:font-weight-asian="bold" style:font-size-complex="14pt" style:font-style-complex="italic" style:font-weight-complex="bold"/>
    </style:style>
    <style:style style:name="P140" style:family="paragraph" style:parent-style-name="Normal">
      <style:paragraph-properties fo:text-align="start" style:justify-single-word="false"/>
      <style:text-properties fo:color="#0000ff" fo:font-size="14pt" fo:language="et" fo:country="EE" fo:font-style="italic" fo:font-weight="bold" officeooo:rsid="0014e5dc" officeooo:paragraph-rsid="005143ed" style:font-size-asian="14pt" style:font-style-asian="italic" style:font-weight-asian="bold" style:font-size-complex="14pt" style:font-style-complex="italic" style:font-weight-complex="bold"/>
    </style:style>
    <style:style style:name="P141" style:family="paragraph" style:parent-style-name="Normal">
      <style:paragraph-properties fo:text-align="start" style:justify-single-word="false"/>
      <style:text-properties fo:color="#0000ff" fo:font-size="14pt" fo:language="et" fo:country="EE" fo:font-style="italic" fo:font-weight="bold" officeooo:rsid="0014e5dc" officeooo:paragraph-rsid="0054051e" style:font-size-asian="14pt" style:font-style-asian="italic" style:font-weight-asian="bold" style:font-size-complex="14pt" style:font-style-complex="italic" style:font-weight-complex="bold"/>
    </style:style>
    <style:style style:name="P142" style:family="paragraph" style:parent-style-name="Normal">
      <style:text-properties fo:color="#0000ff" fo:font-size="14pt" fo:language="zxx" fo:country="none" fo:font-style="italic" fo:font-weight="bold" officeooo:rsid="0014e5d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3" style:family="paragraph" style:parent-style-name="Normal">
      <style:paragraph-properties fo:text-align="start" style:justify-single-word="false"/>
      <style:text-properties fo:color="#0000ff" fo:font-size="7pt" fo:language="et" fo:country="EE" fo:font-style="italic" fo:font-weight="bold" officeooo:rsid="0014e5dc" officeooo:paragraph-rsid="0035edb9" style:font-size-asian="6.09999990463257pt" style:font-style-asian="italic" style:font-weight-asian="bold" style:font-size-complex="7pt" style:font-style-complex="italic" style:font-weight-complex="bold"/>
    </style:style>
    <style:style style:name="P144" style:family="paragraph" style:parent-style-name="Normal">
      <style:paragraph-properties fo:text-align="start" style:justify-single-word="false"/>
      <style:text-properties fo:color="#0000ff" fo:font-size="7pt" fo:language="et" fo:country="EE" fo:font-style="italic" fo:font-weight="bold" officeooo:rsid="0014e5dc" officeooo:paragraph-rsid="0038fc19" style:font-size-asian="6.09999990463257pt" style:font-style-asian="italic" style:font-weight-asian="bold" style:font-size-complex="7pt" style:font-style-complex="italic" style:font-weight-complex="bold"/>
    </style:style>
    <style:style style:name="P145" style:family="paragraph" style:parent-style-name="Normal">
      <style:paragraph-properties fo:text-align="start" style:justify-single-word="false"/>
      <style:text-properties fo:color="#0000ff" fo:font-size="7pt" fo:language="et" fo:country="EE" fo:font-style="italic" fo:font-weight="bold" officeooo:rsid="0014e5dc" officeooo:paragraph-rsid="003be343" style:font-size-asian="6.09999990463257pt" style:font-style-asian="italic" style:font-weight-asian="bold" style:font-size-complex="7pt" style:font-style-complex="italic" style:font-weight-complex="bold"/>
    </style:style>
    <style:style style:name="P146" style:family="paragraph" style:parent-style-name="Normal">
      <style:paragraph-properties fo:text-align="start" style:justify-single-word="false"/>
      <style:text-properties fo:color="#0000ff" fo:font-size="7pt" fo:language="et" fo:country="EE" fo:font-style="italic" fo:font-weight="bold" officeooo:rsid="0014e5dc" officeooo:paragraph-rsid="001f742b" style:font-size-asian="6.09999990463257pt" style:font-style-asian="italic" style:font-weight-asian="bold" style:font-size-complex="7pt" style:font-style-complex="italic" style:font-weight-complex="bold"/>
    </style:style>
    <style:style style:name="P147" style:family="paragraph" style:parent-style-name="Normal">
      <style:paragraph-properties fo:text-align="start" style:justify-single-word="false"/>
      <style:text-properties fo:color="#0000ff" fo:font-size="7pt" fo:language="et" fo:country="EE" fo:font-style="italic" fo:font-weight="bold" officeooo:rsid="0014e5dc" officeooo:paragraph-rsid="0034cc77" style:font-size-asian="6.09999990463257pt" style:font-style-asian="italic" style:font-weight-asian="bold" style:font-size-complex="7pt" style:font-style-complex="italic" style:font-weight-complex="bold"/>
    </style:style>
    <style:style style:name="P148" style:family="paragraph" style:parent-style-name="Normal">
      <style:text-properties fo:color="#0000ff" fo:font-size="12pt" fo:language="zxx" fo:country="none" fo:font-style="italic" fo:font-weight="bold" officeooo:rsid="0014e5dc"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49"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68f542" style:font-size-asian="14pt" style:font-style-asian="italic" style:font-weight-asian="bold" style:font-size-complex="14pt" style:font-style-complex="italic" style:font-weight-complex="bold"/>
    </style:style>
    <style:style style:name="P150"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6b4f7c" style:font-size-asian="14pt" style:font-style-asian="italic" style:font-weight-asian="bold" style:font-size-complex="14pt" style:font-style-complex="italic" style:font-weight-complex="bold"/>
    </style:style>
    <style:style style:name="P151"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6fb390" style:font-size-asian="14pt" style:font-style-asian="italic" style:font-weight-asian="bold" style:font-size-complex="14pt" style:font-style-complex="italic" style:font-weight-complex="bold"/>
    </style:style>
    <style:style style:name="P152"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2cfd0" style:font-size-asian="14pt" style:font-style-asian="italic" style:font-weight-asian="bold" style:font-size-complex="14pt" style:font-style-complex="italic" style:font-weight-complex="bold"/>
    </style:style>
    <style:style style:name="P153"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4e9ab" style:font-size-asian="14pt" style:font-style-asian="italic" style:font-weight-asian="bold" style:font-size-complex="14pt" style:font-style-complex="italic" style:font-weight-complex="bold"/>
    </style:style>
    <style:style style:name="P154"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6d16d" style:font-size-asian="14pt" style:font-style-asian="italic" style:font-weight-asian="bold" style:font-size-complex="14pt" style:font-style-complex="italic" style:font-weight-complex="bold"/>
    </style:style>
    <style:style style:name="P155"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8f8a3" style:font-size-asian="14pt" style:font-style-asian="italic" style:font-weight-asian="bold" style:font-size-complex="14pt" style:font-style-complex="italic" style:font-weight-complex="bold"/>
    </style:style>
    <style:style style:name="P156" style:family="paragraph" style:parent-style-name="Normal">
      <style:text-properties fo:font-size="7pt" fo:language="et" fo:country="EE" style:font-size-asian="6.09999990463257pt" style:font-size-complex="7pt"/>
    </style:style>
    <style:style style:name="P157" style:family="paragraph" style:parent-style-name="Normal">
      <style:paragraph-properties fo:text-align="start" style:justify-single-word="false"/>
      <style:text-properties fo:font-size="7pt" fo:language="et" fo:country="EE" officeooo:paragraph-rsid="003d3fc1" style:font-size-asian="6.09999990463257pt" style:font-size-complex="7pt"/>
    </style:style>
    <style:style style:name="P158" style:family="paragraph" style:parent-style-name="Normal">
      <style:paragraph-properties fo:text-align="start" style:justify-single-word="false"/>
      <style:text-properties fo:font-size="7pt" fo:language="et" fo:country="EE" officeooo:paragraph-rsid="003ed840" style:font-size-asian="6.09999990463257pt" style:font-size-complex="7pt"/>
    </style:style>
    <style:style style:name="P159" style:family="paragraph" style:parent-style-name="Normal">
      <style:paragraph-properties fo:text-align="start" style:justify-single-word="false"/>
      <style:text-properties fo:font-size="7pt" fo:language="et" fo:country="EE" officeooo:paragraph-rsid="00407d4d" style:font-size-asian="6.09999990463257pt" style:font-size-complex="7pt"/>
    </style:style>
    <style:style style:name="P160" style:family="paragraph" style:parent-style-name="Normal">
      <style:paragraph-properties fo:text-align="start" style:justify-single-word="false"/>
      <style:text-properties fo:font-size="7pt" fo:language="et" fo:country="EE" officeooo:paragraph-rsid="0040aec5" style:font-size-asian="6.09999990463257pt" style:font-size-complex="7pt"/>
    </style:style>
    <style:style style:name="P161" style:family="paragraph" style:parent-style-name="Normal">
      <style:paragraph-properties fo:text-align="start" style:justify-single-word="false"/>
      <style:text-properties fo:font-size="7pt" fo:language="et" fo:country="EE" officeooo:paragraph-rsid="0042f59a" style:font-size-asian="6.09999990463257pt" style:font-size-complex="7pt"/>
    </style:style>
    <style:style style:name="P162" style:family="paragraph" style:parent-style-name="Normal">
      <style:paragraph-properties fo:text-align="start" style:justify-single-word="false"/>
      <style:text-properties fo:font-size="7pt" fo:language="et" fo:country="EE" officeooo:paragraph-rsid="0045e51f" style:font-size-asian="6.09999990463257pt" style:font-size-complex="7pt"/>
    </style:style>
    <style:style style:name="P163" style:family="paragraph" style:parent-style-name="Normal">
      <style:paragraph-properties fo:text-align="start" style:justify-single-word="false"/>
      <style:text-properties fo:font-size="7pt" fo:language="et" fo:country="EE" officeooo:paragraph-rsid="00472a12" style:font-size-asian="6.09999990463257pt" style:font-size-complex="7pt"/>
    </style:style>
    <style:style style:name="P164" style:family="paragraph" style:parent-style-name="Normal">
      <style:paragraph-properties fo:text-align="start" style:justify-single-word="false"/>
      <style:text-properties fo:font-size="7pt" fo:language="et" fo:country="EE" officeooo:paragraph-rsid="00488b37" style:font-size-asian="6.09999990463257pt" style:font-size-complex="7pt"/>
    </style:style>
    <style:style style:name="P165" style:family="paragraph" style:parent-style-name="Normal">
      <style:paragraph-properties fo:text-align="start" style:justify-single-word="false"/>
      <style:text-properties fo:font-size="7pt" fo:language="et" fo:country="EE" officeooo:paragraph-rsid="004981de" style:font-size-asian="6.09999990463257pt" style:font-size-complex="7pt"/>
    </style:style>
    <style:style style:name="P166" style:family="paragraph" style:parent-style-name="Normal">
      <style:paragraph-properties fo:text-align="start" style:justify-single-word="false"/>
      <style:text-properties fo:font-size="7pt" fo:language="et" fo:country="EE" officeooo:paragraph-rsid="0049b5da" style:font-size-asian="6.09999990463257pt" style:font-size-complex="7pt"/>
    </style:style>
    <style:style style:name="P167" style:family="paragraph" style:parent-style-name="Normal">
      <style:paragraph-properties fo:text-align="start" style:justify-single-word="false"/>
      <style:text-properties fo:font-size="7pt" fo:language="et" fo:country="EE" officeooo:paragraph-rsid="004bb999" style:font-size-asian="6.09999990463257pt" style:font-size-complex="7pt"/>
    </style:style>
    <style:style style:name="P168" style:family="paragraph" style:parent-style-name="Normal">
      <style:paragraph-properties fo:text-align="start" style:justify-single-word="false"/>
      <style:text-properties fo:font-size="7pt" fo:language="et" fo:country="EE" officeooo:paragraph-rsid="004c8f0c" style:font-size-asian="6.09999990463257pt" style:font-size-complex="7pt"/>
    </style:style>
    <style:style style:name="P169" style:family="paragraph" style:parent-style-name="Normal">
      <style:paragraph-properties fo:text-align="start" style:justify-single-word="false"/>
      <style:text-properties fo:font-size="7pt" fo:language="et" fo:country="EE" officeooo:paragraph-rsid="004edce1" style:font-size-asian="6.09999990463257pt" style:font-size-complex="7pt"/>
    </style:style>
    <style:style style:name="P170" style:family="paragraph" style:parent-style-name="Normal">
      <style:paragraph-properties fo:text-align="start" style:justify-single-word="false"/>
      <style:text-properties fo:font-size="7pt" fo:language="et" fo:country="EE" officeooo:paragraph-rsid="005069bc" style:font-size-asian="6.09999990463257pt" style:font-size-complex="7pt"/>
    </style:style>
    <style:style style:name="P171" style:family="paragraph" style:parent-style-name="Normal">
      <style:paragraph-properties fo:text-align="start" style:justify-single-word="false"/>
      <style:text-properties fo:font-size="7pt" fo:language="et" fo:country="EE" officeooo:paragraph-rsid="005143ed" style:font-size-asian="6.09999990463257pt" style:font-size-complex="7pt"/>
    </style:style>
    <style:style style:name="P172" style:family="paragraph" style:parent-style-name="Normal">
      <style:paragraph-properties fo:text-align="start" style:justify-single-word="false"/>
      <style:text-properties fo:font-size="7pt" fo:language="et" fo:country="EE" officeooo:paragraph-rsid="0054051e" style:font-size-asian="6.09999990463257pt" style:font-size-complex="7pt"/>
    </style:style>
    <style:style style:name="P173" style:family="paragraph" style:parent-style-name="Normal">
      <style:paragraph-properties fo:text-align="start" style:justify-single-word="false"/>
      <style:text-properties fo:font-size="7pt" fo:language="et" fo:country="EE" officeooo:paragraph-rsid="00554b06" style:font-size-asian="6.09999990463257pt" style:font-size-complex="7pt"/>
    </style:style>
    <style:style style:name="P174" style:family="paragraph" style:parent-style-name="Normal">
      <style:paragraph-properties fo:text-align="start" style:justify-single-word="false"/>
      <style:text-properties fo:font-size="7pt" fo:language="et" fo:country="EE" officeooo:paragraph-rsid="005bb8c6" style:font-size-asian="6.09999990463257pt" style:font-size-complex="7pt"/>
    </style:style>
    <style:style style:name="P175" style:family="paragraph" style:parent-style-name="Normal">
      <style:paragraph-properties fo:text-align="start" style:justify-single-word="false"/>
      <style:text-properties fo:font-size="7pt" fo:language="et" fo:country="EE" officeooo:paragraph-rsid="005d1c28" style:font-size-asian="6.09999990463257pt" style:font-size-complex="7pt"/>
    </style:style>
    <style:style style:name="P176" style:family="paragraph" style:parent-style-name="Normal">
      <style:paragraph-properties fo:text-align="start" style:justify-single-word="false"/>
      <style:text-properties fo:font-size="7pt" fo:language="et" fo:country="EE" officeooo:paragraph-rsid="00623550" style:font-size-asian="6.09999990463257pt" style:font-size-complex="7pt"/>
    </style:style>
    <style:style style:name="P177" style:family="paragraph" style:parent-style-name="Normal">
      <style:text-properties fo:font-size="7pt" fo:language="et" fo:country="EE" officeooo:paragraph-rsid="0049b5da" style:font-size-asian="6.09999990463257pt" style:font-size-complex="7pt"/>
    </style:style>
    <style:style style:name="P178" style:family="paragraph" style:parent-style-name="Normal">
      <style:text-properties fo:font-size="7pt" fo:language="et" fo:country="EE" officeooo:paragraph-rsid="00554b06" style:font-size-asian="6.09999990463257pt" style:font-size-complex="7pt"/>
    </style:style>
    <style:style style:name="P179" style:family="paragraph" style:parent-style-name="Normal">
      <loext:graphic-properties draw:fill="none" draw:fill-color="#ffffff" draw:opacity="100%"/>
      <style:paragraph-properties fo:text-align="start" style:justify-single-word="false" fo:background-color="transparent"/>
      <style:text-properties fo:font-size="7pt" fo:language="et" fo:country="EE" fo:font-weight="bold" style:font-size-asian="6.09999990463257pt" style:font-weight-asian="bold" style:font-size-complex="7pt" style:font-weight-complex="bold"/>
    </style:style>
    <style:style style:name="P180" style:family="paragraph" style:parent-style-name="Normal">
      <style:text-properties fo:font-size="8pt" fo:language="et" fo:country="EE" style:font-size-asian="7pt" style:font-size-complex="8pt"/>
    </style:style>
    <style:style style:name="P181" style:family="paragraph" style:parent-style-name="Normal">
      <style:text-properties style:font-name="Calibri" fo:font-size="10pt" fo:language="zxx" fo:country="none" fo:font-style="italic" officeooo:rsid="00235c75" style:font-size-asian="10pt" style:language-asian="zxx" style:country-asian="none" style:font-style-asian="italic" style:font-size-complex="10pt" style:language-complex="zxx" style:country-complex="none" style:font-style-complex="italic"/>
    </style:style>
    <style:style style:name="P18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4e857c" style:font-size-asian="10pt" style:language-asian="zxx" style:country-asian="none" style:font-style-asian="italic" style:font-size-complex="10pt" style:language-complex="zxx" style:country-complex="none" style:font-style-complex="italic"/>
    </style:style>
    <style:style style:name="P18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4edce1" style:font-size-asian="10pt" style:language-asian="zxx" style:country-asian="none" style:font-style-asian="italic" style:font-size-complex="10pt" style:language-complex="zxx" style:country-complex="none" style:font-style-complex="italic"/>
    </style:style>
    <style:style style:name="P18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4fd346" style:font-size-asian="10pt" style:language-asian="zxx" style:country-asian="none" style:font-style-asian="italic" style:font-size-complex="10pt" style:language-complex="zxx" style:country-complex="none" style:font-style-complex="italic"/>
    </style:style>
    <style:style style:name="P18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069bc" style:font-size-asian="10pt" style:language-asian="zxx" style:country-asian="none" style:font-style-asian="italic" style:font-size-complex="10pt" style:language-complex="zxx" style:country-complex="none" style:font-style-complex="italic"/>
    </style:style>
    <style:style style:name="P18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143ed" style:font-size-asian="10pt" style:language-asian="zxx" style:country-asian="none" style:font-style-asian="italic" style:font-size-complex="10pt" style:language-complex="zxx" style:country-complex="none" style:font-style-complex="italic"/>
    </style:style>
    <style:style style:name="P18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4051e" style:font-size-asian="10pt" style:language-asian="zxx" style:country-asian="none" style:font-style-asian="italic" style:font-size-complex="10pt" style:language-complex="zxx" style:country-complex="none" style:font-style-complex="italic"/>
    </style:style>
    <style:style style:name="P18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54b06" style:font-size-asian="10pt" style:language-asian="zxx" style:country-asian="none" style:font-style-asian="italic" style:font-size-complex="10pt" style:language-complex="zxx" style:country-complex="none" style:font-style-complex="italic"/>
    </style:style>
    <style:style style:name="P18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8eee9" style:font-size-asian="10pt" style:language-asian="zxx" style:country-asian="none" style:font-style-asian="italic" style:font-size-complex="10pt" style:language-complex="zxx" style:country-complex="none" style:font-style-complex="italic"/>
    </style:style>
    <style:style style:name="P19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ed809" style:font-size-asian="10pt" style:language-asian="zxx" style:country-asian="none" style:font-style-asian="italic" style:font-size-complex="10pt" style:language-complex="zxx" style:country-complex="none" style:font-style-complex="italic"/>
    </style:style>
    <style:style style:name="P19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23550" style:font-size-asian="10pt" style:language-asian="zxx" style:country-asian="none" style:font-style-asian="italic" style:font-size-complex="10pt" style:language-complex="zxx" style:country-complex="none" style:font-style-complex="italic"/>
    </style:style>
    <style:style style:name="P19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8f542" style:font-size-asian="10pt" style:language-asian="zxx" style:country-asian="none" style:font-style-asian="italic" style:font-size-complex="10pt" style:language-complex="zxx" style:country-complex="none" style:font-style-complex="italic"/>
    </style:style>
    <style:style style:name="P19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cca6f" style:font-size-asian="10pt" style:language-asian="zxx" style:country-asian="none" style:font-style-asian="italic" style:font-size-complex="10pt" style:language-complex="zxx" style:country-complex="none" style:font-style-complex="italic"/>
    </style:style>
    <style:style style:name="P19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d74c7" style:font-size-asian="10pt" style:language-asian="zxx" style:country-asian="none" style:font-style-asian="italic" style:font-size-complex="10pt" style:language-complex="zxx" style:country-complex="none" style:font-style-complex="italic"/>
    </style:style>
    <style:style style:name="P19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fb390" style:font-size-asian="10pt" style:language-asian="zxx" style:country-asian="none" style:font-style-asian="italic" style:font-size-complex="10pt" style:language-complex="zxx" style:country-complex="none" style:font-style-complex="italic"/>
    </style:style>
    <style:style style:name="P19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187e6" style:font-size-asian="10pt" style:language-asian="zxx" style:country-asian="none" style:font-style-asian="italic" style:font-size-complex="10pt" style:language-complex="zxx" style:country-complex="none" style:font-style-complex="italic"/>
    </style:style>
    <style:style style:name="P19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2cfd0" style:font-size-asian="10pt" style:language-asian="zxx" style:country-asian="none" style:font-style-asian="italic" style:font-size-complex="10pt" style:language-complex="zxx" style:country-complex="none" style:font-style-complex="italic"/>
    </style:style>
    <style:style style:name="P19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6d16d" style:font-size-asian="10pt" style:language-asian="zxx" style:country-asian="none" style:font-style-asian="italic" style:font-size-complex="10pt" style:language-complex="zxx" style:country-complex="none" style:font-style-complex="italic"/>
    </style:style>
    <style:style style:name="P19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8f8a3" style:font-size-asian="10pt" style:language-asian="zxx" style:country-asian="none" style:font-style-asian="italic" style:font-size-complex="10pt" style:language-complex="zxx" style:country-complex="none" style:font-style-complex="italic"/>
    </style:style>
    <style:style style:name="P20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bb5f1" style:font-size-asian="10pt" style:language-asian="zxx" style:country-asian="none" style:font-style-asian="italic" style:font-size-complex="10pt" style:language-complex="zxx" style:country-complex="none" style:font-style-complex="italic"/>
    </style:style>
    <style:style style:name="P20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d7ffa" style:font-size-asian="10pt" style:language-asian="zxx" style:country-asian="none" style:font-style-asian="italic" style:font-size-complex="10pt" style:language-complex="zxx" style:country-complex="none" style:font-style-complex="italic"/>
    </style:style>
    <style:style style:name="P20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37f14" style:font-size-asian="10pt" style:language-asian="zxx" style:country-asian="none" style:font-style-asian="italic" style:font-size-complex="10pt" style:language-complex="zxx" style:country-complex="none" style:font-style-complex="italic"/>
    </style:style>
    <style:style style:name="P20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48939" style:font-size-asian="10pt" style:language-asian="zxx" style:country-asian="none" style:font-style-asian="italic" style:font-size-complex="10pt" style:language-complex="zxx" style:country-complex="none" style:font-style-complex="italic"/>
    </style:style>
    <style:style style:name="P20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cd068" style:font-size-asian="10pt" style:language-asian="zxx" style:country-asian="none" style:font-style-asian="italic" style:font-size-complex="10pt" style:language-complex="zxx" style:country-complex="none" style:font-style-complex="italic"/>
    </style:style>
    <style:style style:name="P20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f9987" style:font-size-asian="10pt" style:language-asian="zxx" style:country-asian="none" style:font-style-asian="italic" style:font-size-complex="10pt" style:language-complex="zxx" style:country-complex="none" style:font-style-complex="italic"/>
    </style:style>
    <style:style style:name="P20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0670d" style:font-size-asian="10pt" style:language-asian="zxx" style:country-asian="none" style:font-style-asian="italic" style:font-size-complex="10pt" style:language-complex="zxx" style:country-complex="none" style:font-style-complex="italic"/>
    </style:style>
    <style:style style:name="P20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13e38" style:font-size-asian="10pt" style:language-asian="zxx" style:country-asian="none" style:font-style-asian="italic" style:font-size-complex="10pt" style:language-complex="zxx" style:country-complex="none" style:font-style-complex="italic"/>
    </style:style>
    <style:style style:name="P20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31c66" style:font-size-asian="10pt" style:language-asian="zxx" style:country-asian="none" style:font-style-asian="italic" style:font-size-complex="10pt" style:language-complex="zxx" style:country-complex="none" style:font-style-complex="italic"/>
    </style:style>
    <style:style style:name="P20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3329b" style:font-size-asian="10pt" style:language-asian="zxx" style:country-asian="none" style:font-style-asian="italic" style:font-size-complex="10pt" style:language-complex="zxx" style:country-complex="none" style:font-style-complex="italic"/>
    </style:style>
    <style:style style:name="P21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43764" style:font-size-asian="10pt" style:language-asian="zxx" style:country-asian="none" style:font-style-asian="italic" style:font-size-complex="10pt" style:language-complex="zxx" style:country-complex="none" style:font-style-complex="italic"/>
    </style:style>
    <style:style style:name="P21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65c00" style:font-size-asian="10pt" style:language-asian="zxx" style:country-asian="none" style:font-style-asian="italic" style:font-size-complex="10pt" style:language-complex="zxx" style:country-complex="none" style:font-style-complex="italic"/>
    </style:style>
    <style:style style:name="P21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73f73" style:font-size-asian="10pt" style:language-asian="zxx" style:country-asian="none" style:font-style-asian="italic" style:font-size-complex="10pt" style:language-complex="zxx" style:country-complex="none" style:font-style-complex="italic"/>
    </style:style>
    <style:style style:name="P21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0666" style:font-size-asian="10pt" style:language-asian="zxx" style:country-asian="none" style:font-style-asian="italic" style:font-size-complex="10pt" style:language-complex="zxx" style:country-complex="none" style:font-style-complex="italic"/>
    </style:style>
    <style:style style:name="P21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2409" style:font-size-asian="10pt" style:language-asian="zxx" style:country-asian="none" style:font-style-asian="italic" style:font-size-complex="10pt" style:language-complex="zxx" style:country-complex="none" style:font-style-complex="italic"/>
    </style:style>
    <style:style style:name="P21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28e4" style:font-size-asian="10pt" style:language-asian="zxx" style:country-asian="none" style:font-style-asian="italic" style:font-size-complex="10pt" style:language-complex="zxx" style:country-complex="none" style:font-style-complex="italic"/>
    </style:style>
    <style:style style:name="P21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55bf" style:font-size-asian="10pt" style:language-asian="zxx" style:country-asian="none" style:font-style-asian="italic" style:font-size-complex="10pt" style:language-complex="zxx" style:country-complex="none" style:font-style-complex="italic"/>
    </style:style>
    <style:style style:name="P21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e4ac4" style:font-size-asian="10pt" style:language-asian="zxx" style:country-asian="none" style:font-style-asian="italic" style:font-size-complex="10pt" style:language-complex="zxx" style:country-complex="none" style:font-style-complex="italic"/>
    </style:style>
    <style:style style:name="P21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e802c" style:font-size-asian="10pt" style:language-asian="zxx" style:country-asian="none" style:font-style-asian="italic" style:font-size-complex="10pt" style:language-complex="zxx" style:country-complex="none" style:font-style-complex="italic"/>
    </style:style>
    <style:style style:name="P21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08f37" style:font-size-asian="10pt" style:language-asian="zxx" style:country-asian="none" style:font-style-asian="italic" style:font-size-complex="10pt" style:language-complex="zxx" style:country-complex="none" style:font-style-complex="italic"/>
    </style:style>
    <style:style style:name="P22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23db7" style:font-size-asian="10pt" style:language-asian="zxx" style:country-asian="none" style:font-style-asian="italic" style:font-size-complex="10pt" style:language-complex="zxx" style:country-complex="none" style:font-style-complex="italic"/>
    </style:style>
    <style:style style:name="P22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2e811" style:font-size-asian="10pt" style:language-asian="zxx" style:country-asian="none" style:font-style-asian="italic" style:font-size-complex="10pt" style:language-complex="zxx" style:country-complex="none" style:font-style-complex="italic"/>
    </style:style>
    <style:style style:name="P22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5af2a" style:font-size-asian="10pt" style:language-asian="zxx" style:country-asian="none" style:font-style-asian="italic" style:font-size-complex="10pt" style:language-complex="zxx" style:country-complex="none" style:font-style-complex="italic"/>
    </style:style>
    <style:style style:name="P22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77014" style:font-size-asian="10pt" style:language-asian="zxx" style:country-asian="none" style:font-style-asian="italic" style:font-size-complex="10pt" style:language-complex="zxx" style:country-complex="none" style:font-style-complex="italic"/>
    </style:style>
    <style:style style:name="P224" style:family="paragraph" style:parent-style-name="Normal">
      <style:text-properties style:font-name="Calibri" fo:font-size="12pt" fo:language="zxx" fo:country="none" fo:font-style="italic" officeooo:rsid="00235c75" style:font-size-asian="10.5pt" style:language-asian="zxx" style:country-asian="none" style:font-style-asian="italic" style:font-size-complex="12pt" style:language-complex="zxx" style:country-complex="none" style:font-style-complex="italic"/>
    </style:style>
    <style:style style:name="P225" style:family="paragraph" style:parent-style-name="Normal">
      <style:paragraph-properties fo:text-align="start" style:justify-single-word="false"/>
      <style:text-properties style:font-name="Calibri" fo:font-size="7pt" fo:language="et" fo:country="EE" officeooo:paragraph-rsid="007bb5f1" style:font-size-asian="6.09999990463257pt" style:font-size-complex="7pt"/>
    </style:style>
    <style:style style:name="P226" style:family="paragraph" style:parent-style-name="Normal">
      <style:paragraph-properties fo:text-align="start" style:justify-single-word="false"/>
      <style:text-properties style:font-name="Calibri" fo:font-size="7pt" fo:language="et" fo:country="EE" officeooo:paragraph-rsid="007d7ffa" style:font-size-asian="6.09999990463257pt" style:font-size-complex="7pt"/>
    </style:style>
    <style:style style:name="P227" style:family="paragraph" style:parent-style-name="Normal">
      <loext:graphic-properties draw:fill="solid" draw:fill-color="#d6e3bc" draw:opacity="100%"/>
      <style:paragraph-properties fo:background-color="#d6e3bc"/>
      <style:text-properties officeooo:paragraph-rsid="00a2e811"/>
    </style:style>
    <style:style style:name="P228" style:family="paragraph" style:parent-style-name="Normal">
      <style:paragraph-properties fo:margin-top="0cm" fo:margin-bottom="0.353cm" loext:contextual-spacing="false" fo:line-height="115%" fo:break-before="page"/>
      <style:text-properties fo:language="et" fo:country="EE"/>
    </style:style>
    <style:style style:name="P229" style:family="paragraph" style:parent-style-name="Normal">
      <style:paragraph-properties fo:margin-top="0cm" fo:margin-bottom="0.353cm" loext:contextual-spacing="false" fo:line-height="115%"/>
      <style:text-properties style:font-name="Cambria" fo:font-size="16pt" fo:language="et" fo:country="EE" fo:font-weight="bold" style:letter-kerning="true" style:font-size-asian="16pt" style:font-weight-asian="bold" style:font-size-complex="16pt" style:font-weight-complex="bold"/>
    </style:style>
    <style:style style:name="P230" style:family="paragraph" style:parent-style-name="TOC_20_1">
      <style:paragraph-properties>
        <style:tab-stops>
          <style:tab-stop style:position="15.984cm" style:type="right" style:leader-style="dotted" style:leader-text="."/>
        </style:tab-stops>
      </style:paragraph-properties>
    </style:style>
    <style:style style:name="P231" style:family="paragraph" style:parent-style-name="TOC_20_1">
      <style:paragraph-properties>
        <style:tab-stops>
          <style:tab-stop style:position="15.984cm" style:type="right" style:leader-style="dotted" style:leader-text="."/>
        </style:tab-stops>
      </style:paragraph-properties>
      <style:text-properties fo:language="et" fo:country="EE"/>
    </style:style>
    <style:style style:name="P232" style:family="paragraph" style:parent-style-name="TOC_20_1">
      <style:paragraph-properties>
        <style:tab-stops>
          <style:tab-stop style:position="16.002cm" style:type="right" style:leader-style="dotted" style:leader-text="."/>
        </style:tab-stops>
      </style:paragraph-properties>
    </style:style>
    <style:style style:name="P233" style:family="paragraph" style:parent-style-name="Normal">
      <style:paragraph-properties fo:margin-left="1.249cm" fo:margin-right="0cm" fo:text-indent="1.249cm" style:auto-text-indent="false">
        <style:tab-stops/>
      </style:paragraph-properties>
    </style:style>
    <style:style style:name="P234" style:family="paragraph" style:parent-style-name="Normal">
      <style:paragraph-properties fo:margin-left="1.249cm" fo:margin-right="0cm" fo:text-indent="1.249cm" style:auto-text-indent="false">
        <style:tab-stops/>
      </style:paragraph-properties>
      <style:text-properties fo:language="et" fo:country="EE"/>
    </style:style>
    <style:style style:name="P235" style:family="paragraph" style:parent-style-name="Standard">
      <style:text-properties fo:language="et" fo:country="EE" officeooo:paragraph-rsid="001619ae" fo:background-color="transparent"/>
    </style:style>
    <style:style style:name="P236" style:family="paragraph" style:parent-style-name="Standard">
      <style:text-properties fo:font-size="12pt" fo:language="et" fo:country="EE" officeooo:paragraph-rsid="001619ae" fo:background-color="transparent" style:font-size-asian="12pt" style:font-size-complex="12pt"/>
    </style:style>
    <style:style style:name="P237" style:family="paragraph" style:parent-style-name="Standard">
      <style:paragraph-properties fo:margin-left="0cm" fo:margin-right="0cm" fo:text-indent="0cm" style:auto-text-indent="false"/>
      <style:text-properties style:use-window-font-color="true" fo:font-size="12pt" fo:language="et" fo:country="EE" fo:font-style="normal" fo:font-weight="normal" officeooo:rsid="001619ae" officeooo:paragraph-rsid="001897a0" fo:background-color="transparent" style:font-size-asian="12pt" style:font-style-asian="normal" style:font-weight-asian="normal" style:font-size-complex="12pt" style:font-style-complex="normal" style:font-weight-complex="normal"/>
    </style:style>
    <style:style style:name="P238"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619ae" fo:background-color="transparent" style:font-style-asian="normal" style:font-weight-asian="normal" style:font-style-complex="normal" style:font-weight-complex="normal"/>
    </style:style>
    <style:style style:name="P239"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7e2ae" fo:background-color="transparent" style:font-style-asian="normal" style:font-weight-asian="normal" style:font-style-complex="normal" style:font-weight-complex="normal"/>
    </style:style>
    <style:style style:name="P240"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82d3a" fo:background-color="transparent" style:font-style-asian="normal" style:font-weight-asian="normal" style:font-style-complex="normal" style:font-weight-complex="normal"/>
    </style:style>
    <style:style style:name="P241"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bd97a" fo:background-color="transparent" style:font-style-asian="normal" style:font-weight-asian="normal" style:font-style-complex="normal" style:font-weight-complex="normal"/>
    </style:style>
    <style:style style:name="P242" style:family="paragraph" style:parent-style-name="Normal">
      <style:paragraph-properties fo:margin-left="0cm" fo:margin-right="0cm" fo:text-indent="0cm" style:auto-text-indent="false"/>
      <style:text-properties style:use-window-font-color="true" fo:language="et" fo:country="EE" fo:font-style="normal" fo:font-weight="normal" officeooo:rsid="00182d3a" officeooo:paragraph-rsid="00182d3a" fo:background-color="transparent" style:font-style-asian="normal" style:font-weight-asian="normal" style:font-style-complex="normal" style:font-weight-complex="normal"/>
    </style:style>
    <style:style style:name="P243" style:family="paragraph" style:parent-style-name="Normal">
      <style:paragraph-properties fo:margin-left="0cm" fo:margin-right="0cm" fo:text-indent="0cm" style:auto-text-indent="false"/>
      <style:text-properties style:use-window-font-color="true" fo:font-size="12pt" fo:language="et" fo:country="EE" fo:font-style="normal" fo:font-weight="normal" officeooo:rsid="001619ae" officeooo:paragraph-rsid="001619ae" fo:background-color="transparent" style:font-size-asian="12pt" style:font-style-asian="normal" style:font-weight-asian="normal" style:font-size-complex="12pt" style:font-style-complex="normal" style:font-weight-complex="normal"/>
    </style:style>
    <style:style style:name="P244" style:family="paragraph" style:parent-style-name="Normal">
      <style:paragraph-properties fo:margin-left="0cm" fo:margin-right="0cm" fo:text-indent="0cm" style:auto-text-indent="false"/>
      <style:text-properties style:use-window-font-color="true" fo:font-size="12pt" fo:language="et" fo:country="EE" fo:font-style="normal" fo:font-weight="normal" officeooo:rsid="001619ae" officeooo:paragraph-rsid="00182d3a" fo:background-color="transparent" style:font-size-asian="12pt" style:font-style-asian="normal" style:font-weight-asian="normal" style:font-size-complex="12pt" style:font-style-complex="normal" style:font-weight-complex="normal"/>
    </style:style>
    <style:style style:name="P245" style:family="paragraph" style:parent-style-name="Normal">
      <loext:graphic-properties draw:fill="none"/>
      <style:paragraph-properties fo:margin-left="0cm" fo:margin-right="0cm" fo:margin-top="0cm" fo:margin-bottom="0cm" loext:contextual-spacing="false" fo:line-height="100%" fo:hyphenation-ladder-count="no-limit" fo:text-indent="0cm" style:auto-text-indent="false" fo:background-color="transparent"/>
      <style:text-properties officeooo:paragraph-rsid="0017e2ae" fo:hyphenate="true"/>
    </style:style>
    <style:style style:name="P246" style:family="paragraph" style:parent-style-name="List_20_Paragraph" style:list-style-name="L1">
      <style:text-properties fo:language="et" fo:country="EE"/>
    </style:style>
    <style:style style:name="P247" style:family="paragraph" style:parent-style-name="List_20_Paragraph" style:list-style-name="L2">
      <style:text-properties fo:language="et" fo:country="EE"/>
    </style:style>
    <style:style style:name="P248" style:family="paragraph" style:parent-style-name="List_20_Paragraph" style:list-style-name="L2"/>
    <style:style style:name="P249" style:family="paragraph" style:parent-style-name="List_20_Paragraph" style:list-style-name="L2">
      <style:text-properties fo:font-size="11pt" style:font-size-asian="11pt" style:font-size-complex="11pt"/>
    </style:style>
    <style:style style:name="P250" style:family="paragraph" style:parent-style-name="List_20_Paragraph" style:list-style-name="L2">
      <style:paragraph-properties fo:line-height="100%"/>
      <style:text-properties fo:font-size="12pt" fo:language="et" fo:country="EE" style:font-size-asian="12pt" style:font-size-complex="12pt"/>
    </style:style>
    <style:style style:name="P251" style:family="paragraph" style:parent-style-name="Title" style:master-page-name="MPF0">
      <style:paragraph-properties fo:text-align="end" style:justify-single-word="false" style:page-number="auto" fo:break-before="page"/>
      <style:text-properties fo:language="et" fo:country="EE"/>
    </style:style>
    <style:style style:name="P252" style:family="paragraph" style:parent-style-name="Title">
      <style:paragraph-properties fo:text-align="end" style:justify-single-word="false"/>
      <style:text-properties fo:language="et" fo:country="EE"/>
    </style:style>
    <style:style style:name="P253" style:family="paragraph" style:parent-style-name="Heading_20_1">
      <style:text-properties fo:language="et" fo:country="EE"/>
    </style:style>
    <style:style style:name="P254" style:family="paragraph" style:parent-style-name="Heading_20_1">
      <style:text-properties fo:language="et" fo:country="EE" officeooo:paragraph-rsid="0049b5da"/>
    </style:style>
    <style:style style:name="P255" style:family="paragraph" style:parent-style-name="Heading_20_1">
      <style:text-properties fo:language="et" fo:country="EE" officeooo:paragraph-rsid="007bb5f1"/>
    </style:style>
    <style:style style:name="P256" style:family="paragraph" style:parent-style-name="Heading_20_1">
      <style:text-properties fo:language="et" fo:country="EE" officeooo:paragraph-rsid="00121d51"/>
    </style:style>
    <style:style style:name="P257" style:family="paragraph" style:parent-style-name="Heading_20_1">
      <style:text-properties fo:language="et" fo:country="EE" officeooo:paragraph-rsid="0093329b"/>
    </style:style>
    <style:style style:name="P258" style:family="paragraph" style:parent-style-name="Heading_20_1">
      <style:paragraph-properties fo:break-before="page"/>
      <style:text-properties fo:language="et" fo:country="EE"/>
    </style:style>
    <style:style style:name="P259" style:family="paragraph" style:parent-style-name="Normal">
      <loext:graphic-properties draw:fill="solid" draw:fill-color="#d6e3bc" draw:opacity="100%"/>
      <style:paragraph-properties fo:background-color="#d6e3bc"/>
      <style:text-properties fo:font-size="10pt" officeooo:rsid="006ccb1e" officeooo:paragraph-rsid="006ccb1e" style:font-size-asian="10pt" style:font-size-complex="10pt"/>
    </style:style>
    <style:style style:name="P260" style:family="paragraph" style:parent-style-name="Normal" style:list-style-name="L3">
      <style:paragraph-properties fo:text-align="justify" style:justify-single-word="false"/>
      <style:text-properties fo:color="#000000" fo:language="et" fo:country="EE" officeooo:paragraph-rsid="00121d51"/>
    </style:style>
    <style:style style:name="P261" style:family="paragraph" style:parent-style-name="Normal">
      <style:paragraph-properties fo:text-align="start" style:justify-single-word="false"/>
      <style:text-properties fo:color="#0000ff" style:font-name="Calibri" fo:font-size="14pt" fo:language="en" fo:country="US" fo:font-style="italic" fo:font-weight="bold" officeooo:rsid="000bdc78" officeooo:paragraph-rsid="00848939" style:font-size-asian="14pt" style:font-style-asian="italic" style:font-weight-asian="bold" style:font-size-complex="14pt" style:font-style-complex="italic" style:font-weight-complex="bold"/>
    </style:style>
    <style:style style:name="P262"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965c00" style:font-size-asian="14pt" style:font-style-asian="italic" style:font-weight-asian="bold" style:font-size-complex="14pt" style:font-style-complex="italic" style:font-weight-complex="bold"/>
    </style:style>
    <style:style style:name="P263" style:family="paragraph" style:parent-style-name="Normal">
      <loext:graphic-properties draw:fill="solid" draw:fill-color="#eeeeee" draw:opacity="100%"/>
      <style:paragraph-properties fo:text-align="center" style:justify-single-word="false" fo:background-color="#eeeeee"/>
      <style:text-properties fo:language="et" fo:country="EE" fo:font-weight="bold" style:font-weight-asian="bold" style:font-weight-complex="bold"/>
    </style:style>
    <style:style style:name="P26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08f37" style:font-size-asian="10pt" style:language-asian="zxx" style:country-asian="none" style:font-style-asian="italic" style:font-size-complex="10pt" style:language-complex="zxx" style:country-complex="none" style:font-style-complex="italic"/>
    </style:style>
    <style:style style:name="P265" style:family="paragraph" style:parent-style-name="TOC_20_Heading">
      <style:text-properties fo:language="et" fo:country="EE"/>
    </style:style>
    <style:style style:name="T1" style:family="text">
      <style:text-properties fo:font-size="11pt" fo:language="et" fo:country="EE" style:font-size-asian="11pt" style:font-size-complex="11pt"/>
    </style:style>
    <style:style style:name="T2" style:family="text">
      <style:text-properties fo:language="et" fo:country="EE"/>
    </style:style>
    <style:style style:name="T3" style:family="text">
      <style:text-properties officeooo:rsid="0012f98b"/>
    </style:style>
    <style:style style:name="T4" style:family="text">
      <style:text-properties fo:font-size="11pt" fo:language="et" fo:country="EE" style:font-size-asian="11pt" style:font-size-complex="11pt"/>
    </style:style>
    <style:style style:name="T5" style:family="text">
      <style:text-properties fo:font-size="11pt" fo:language="et" fo:country="EE" style:font-size-asian="11pt" style:font-size-complex="11pt" style:language-complex="ar" style:country-complex="SA"/>
    </style:style>
    <style:style style:name="T6" style:family="text">
      <style:text-properties fo:font-size="11pt" fo:language="et" fo:country="EE" officeooo:rsid="00121d51" style:font-size-asian="11pt" style:font-size-complex="11pt"/>
    </style:style>
    <style:style style:name="T7" style:family="text">
      <style:text-properties fo:font-size="11pt" fo:language="et" fo:country="EE" fo:font-weight="bold" style:letter-kerning="true" style:font-size-asian="11pt" style:font-weight-asian="bold" style:font-size-complex="11pt"/>
    </style:style>
    <style:style style:name="T8" style:family="text">
      <style:text-properties fo:font-size="11pt" fo:language="et" fo:country="EE" fo:font-weight="bold" style:font-size-asian="11pt" style:font-weight-asian="bold" style:font-size-complex="11pt"/>
    </style:style>
    <style:style style:name="T9" style:family="text">
      <style:text-properties fo:font-size="11pt" fo:language="et" fo:country="EE" style:letter-kerning="true" style:font-size-asian="11pt" style:font-size-complex="11pt"/>
    </style:style>
    <style:style style:name="T10" style:family="text">
      <style:text-properties fo:font-size="11pt" style:font-size-asian="11pt" style:font-size-complex="11pt"/>
    </style:style>
    <style:style style:name="T11" style:family="text">
      <style:text-properties fo:language="et" fo:country="EE"/>
    </style:style>
    <style:style style:name="T12" style:family="text">
      <style:text-properties fo:language="et" fo:country="EE" fo:font-style="italic" style:font-style-asian="italic"/>
    </style:style>
    <style:style style:name="T13" style:family="text">
      <style:text-properties fo:language="et" fo:country="EE" fo:font-style="italic" officeooo:rsid="001a0e96" style:font-style-asian="italic"/>
    </style:style>
    <style:style style:name="T14" style:family="text">
      <style:text-properties fo:language="et" fo:country="EE" fo:font-style="italic" fo:font-weight="bold" officeooo:rsid="001a0e96" style:font-style-asian="italic" style:font-weight-asian="bold" style:font-weight-complex="bold"/>
    </style:style>
    <style:style style:name="T15" style:family="text">
      <style:text-properties fo:language="et" fo:country="EE" fo:font-weight="bold" style:font-weight-asian="bold"/>
    </style:style>
    <style:style style:name="T16" style:family="text">
      <style:text-properties fo:language="et" fo:country="EE" fo:font-weight="normal" style:font-weight-asian="normal"/>
    </style:style>
    <style:style style:name="T17" style:family="text">
      <style:text-properties fo:language="et" fo:country="EE" officeooo:rsid="00121d51"/>
    </style:style>
    <style:style style:name="T18" style:family="text">
      <style:text-properties fo:language="et" fo:country="EE" officeooo:rsid="0014e5dc"/>
    </style:style>
    <style:style style:name="T19" style:family="text">
      <style:text-properties fo:language="et" fo:country="EE" officeooo:rsid="00472a12"/>
    </style:style>
    <style:style style:name="T20" style:family="text">
      <style:text-properties fo:language="et" fo:country="EE" officeooo:rsid="009d55bf"/>
    </style:style>
    <style:style style:name="T21" style:family="text">
      <style:text-properties fo:language="et" fo:country="EE" officeooo:rsid="009e802c"/>
    </style:style>
    <style:style style:name="T22" style:family="text">
      <style:text-properties fo:font-size="10pt" fo:language="et" fo:country="EE" style:font-size-asian="10pt" style:font-size-complex="10pt"/>
    </style:style>
    <style:style style:name="T23" style:family="text">
      <style:text-properties fo:font-size="10pt" fo:language="et" fo:country="EE" style:font-size-asian="10pt" style:font-name-complex="Courier New" style:font-size-complex="10pt" style:language-complex="ar" style:country-complex="SA"/>
    </style:style>
    <style:style style:name="T24" style:family="text">
      <style:text-properties fo:font-size="10pt" fo:language="et" fo:country="EE" fo:font-style="italic" style:font-size-asian="10pt" style:font-style-asian="italic" style:font-name-complex="Courier New" style:font-size-complex="10pt" style:language-complex="ar" style:country-complex="SA" style:font-style-complex="italic"/>
    </style:style>
    <style:style style:name="T25" style:family="text">
      <style:text-properties fo:font-size="10pt" style:font-size-asian="10pt" style:font-size-complex="10pt"/>
    </style:style>
    <style:style style:name="T26" style:family="text">
      <style:text-properties fo:font-size="10pt" style:font-size-asian="10pt" style:font-name-complex="Calibri" style:font-size-complex="10pt"/>
    </style:style>
    <style:style style:name="T27" style:family="text">
      <style:text-properties fo:font-size="10pt" fo:language="zxx" fo:country="none" fo:font-style="italic" officeooo:rsid="00235c75" style:font-size-asian="10pt" style:language-asian="zxx" style:country-asian="none" style:font-style-asian="italic" style:font-size-complex="10pt" style:language-complex="zxx" style:country-complex="none" style:font-style-complex="italic"/>
    </style:style>
    <style:style style:name="T28" style:family="text">
      <style:text-properties fo:font-weight="normal" style:font-weight-asian="normal"/>
    </style:style>
    <style:style style:name="T29" style:family="text">
      <style:text-properties fo:font-weight="normal" style:font-weight-asian="normal" style:font-weight-complex="normal"/>
    </style:style>
    <style:style style:name="T30" style:family="text">
      <style:text-properties style:font-name-complex="Calibri"/>
    </style:style>
    <style:style style:name="T31" style:family="text">
      <style:text-properties style:font-name="Arial" fo:font-size="10pt" style:font-size-asian="10pt" style:font-name-complex="Arial" style:font-size-complex="10pt"/>
    </style:style>
    <style:style style:name="T32" style:family="text">
      <style:text-properties fo:language="en" fo:country="US"/>
    </style:style>
    <style:style style:name="T33" style:family="text">
      <style:text-properties fo:language="en" fo:country="US" fo:font-style="italic" officeooo:rsid="001a0e96" style:font-style-asian="italic"/>
    </style:style>
    <style:style style:name="T34" style:family="text">
      <style:text-properties fo:language="en" fo:country="US" fo:font-style="italic" officeooo:rsid="001bd97a" style:font-style-asian="italic" style:font-style-complex="italic"/>
    </style:style>
    <style:style style:name="T35" style:family="text">
      <style:text-properties fo:language="en" fo:country="US" fo:font-style="italic" fo:font-weight="bold" officeooo:rsid="001bd97a" style:font-style-asian="italic" style:font-weight-asian="bold" style:font-style-complex="italic" style:font-weight-complex="bold"/>
    </style:style>
    <style:style style:name="T36" style:family="text">
      <style:text-properties fo:language="en" fo:country="US" officeooo:rsid="001bd97a"/>
    </style:style>
    <style:style style:name="T37" style:family="text">
      <style:text-properties fo:language="en" fo:country="US" officeooo:rsid="005ed809"/>
    </style:style>
    <style:style style:name="T38" style:family="text">
      <style:text-properties fo:language="en" fo:country="US" officeooo:rsid="00623550"/>
    </style:style>
    <style:style style:name="T39" style:family="text">
      <style:text-properties fo:language="en" fo:country="US" officeooo:rsid="00b8d067"/>
    </style:style>
    <style:style style:name="T40" style:family="text">
      <style:text-properties officeooo:rsid="00193e63"/>
    </style:style>
    <style:style style:name="T41" style:family="text">
      <style:text-properties fo:color="#000000" fo:language="et" fo:country="EE"/>
    </style:style>
    <style:style style:name="T42" style:family="text">
      <style:text-properties fo:color="#000000" fo:font-size="11pt" fo:language="et" fo:country="EE" fo:font-weight="bold" style:font-size-asian="11pt" style:font-weight-asian="bold" style:font-size-complex="11pt"/>
    </style:style>
    <style:style style:name="T43" style:family="text">
      <style:text-properties fo:color="#000000" fo:font-size="11pt" fo:language="et" fo:country="EE" style:font-size-asian="11pt" style:font-size-complex="11pt"/>
    </style:style>
    <style:style style:name="T44" style:family="text">
      <style:text-properties fo:color="#000000" officeooo:rsid="00837f14"/>
    </style:style>
    <style:style style:name="T45" style:family="text">
      <style:text-properties fo:color="#000000" officeooo:rsid="00848939"/>
    </style:style>
    <style:style style:name="T46" style:family="text">
      <style:text-properties fo:font-style="itali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color="#009933" fo:font-style="italic" style:font-style-asian="italic" style:font-style-complex="italic"/>
    </style:style>
    <style:style style:name="T50" style:family="text">
      <style:text-properties fo:color="#009933" fo:font-style="italic" officeooo:rsid="0017e2ae" style:font-style-asian="italic" style:font-style-complex="italic"/>
    </style:style>
    <style:style style:name="T51" style:family="text">
      <style:text-properties fo:color="#009933" fo:font-style="italic" officeooo:rsid="00182d3a" style:font-style-asian="italic" style:font-style-complex="italic"/>
    </style:style>
    <style:style style:name="T52" style:family="text">
      <style:text-properties fo:color="#009933" fo:font-style="italic" officeooo:rsid="001897a0" style:font-style-asian="italic" style:font-style-complex="italic"/>
    </style:style>
    <style:style style:name="T53" style:family="text">
      <style:text-properties fo:color="#009933" fo:font-style="italic" officeooo:rsid="001d2adb" style:font-style-asian="italic" style:font-style-complex="italic"/>
    </style:style>
    <style:style style:name="T54" style:family="text">
      <style:text-properties fo:color="#009933" fo:font-style="italic" officeooo:rsid="001f742b" style:font-style-asian="italic" style:font-style-complex="italic"/>
    </style:style>
    <style:style style:name="T55" style:family="text">
      <style:text-properties fo:color="#009933" fo:font-style="italic" officeooo:rsid="001a0e96" style:font-style-asian="italic"/>
    </style:style>
    <style:style style:name="T56" style:family="text">
      <style:text-properties fo:color="#009933" fo:font-style="italic" fo:font-weight="bold" style:font-style-asian="italic" style:font-weight-asian="bold" style:font-style-complex="italic" style:font-weight-complex="bold"/>
    </style:style>
    <style:style style:name="T57" style:family="text">
      <style:text-properties fo:color="#009933" fo:font-style="italic" fo:font-weight="bold" officeooo:rsid="00182d3a" style:font-style-asian="italic" style:font-weight-asian="bold" style:font-style-complex="italic" style:font-weight-complex="bold"/>
    </style:style>
    <style:style style:name="T58" style:family="text">
      <style:text-properties fo:color="#009933" fo:font-style="italic" fo:font-weight="bold" officeooo:rsid="001897a0" style:font-style-asian="italic" style:font-weight-asian="bold" style:font-style-complex="italic" style:font-weight-complex="bold"/>
    </style:style>
    <style:style style:name="T59" style:family="text">
      <style:text-properties fo:color="#009933" fo:language="et" fo:country="EE" fo:font-style="italic" fo:font-weight="normal" officeooo:rsid="00182d3a" fo:background-color="transparent" loext:char-shading-value="0" style:font-style-asian="italic" style:font-weight-asian="normal" style:font-style-complex="italic" style:font-weight-complex="normal"/>
    </style:style>
    <style:style style:name="T60" style:family="text">
      <style:text-properties fo:color="#009933" fo:language="et" fo:country="EE" fo:font-style="italic" officeooo:rsid="00182d3a" style:font-style-asian="italic" style:font-style-complex="italic"/>
    </style:style>
    <style:style style:name="T61" style:family="text">
      <style:text-properties style:use-window-font-color="true" fo:language="et" fo:country="EE" fo:font-style="normal" fo:font-weight="normal" officeooo:rsid="001619ae" fo:background-color="transparent" loext:char-shading-value="0" style:font-style-asian="normal" style:font-weight-asian="normal" style:font-style-complex="normal" style:font-weight-complex="normal"/>
    </style:style>
    <style:style style:name="T62" style:family="text">
      <style:text-properties style:use-window-font-color="true" fo:language="et" fo:country="EE" fo:font-style="italic" fo:font-weight="normal" officeooo:rsid="001619ae" fo:background-color="transparent" loext:char-shading-value="0" style:font-style-asian="italic" style:font-weight-asian="normal" style:font-style-complex="italic" style:font-weight-complex="normal"/>
    </style:style>
    <style:style style:name="T63" style:family="text">
      <style:text-properties style:use-window-font-color="true" fo:language="et" fo:country="EE" fo:font-style="italic" fo:font-weight="bold" officeooo:rsid="001619ae" fo:background-color="transparent" loext:char-shading-value="0" style:font-style-asian="italic" style:font-weight-asian="bold" style:font-style-complex="italic" style:font-weight-complex="bold"/>
    </style:style>
    <style:style style:name="T64" style:family="text">
      <style:text-properties style:use-window-font-color="true" fo:language="en" fo:country="US" fo:font-style="italic" fo:font-weight="bold" officeooo:rsid="001a0e96" fo:background-color="transparent" loext:char-shading-value="0" style:font-style-asian="italic" style:font-weight-asian="bold" style:font-style-complex="italic" style:font-weight-complex="bold"/>
    </style:style>
    <style:style style:name="T65" style:family="text">
      <style:text-properties style:use-window-font-color="true" fo:language="en" fo:country="US" fo:font-style="italic" fo:font-weight="normal" officeooo:rsid="001a0e96" fo:background-color="transparent" loext:char-shading-value="0" style:font-style-asian="italic" style:font-weight-asian="normal" style:font-style-complex="italic" style:font-weight-complex="normal"/>
    </style:style>
    <style:style style:name="T66" style:family="text">
      <style:text-properties fo:font-weight="bold" style:font-weight-asian="bold" style:font-weight-complex="bold"/>
    </style:style>
    <style:style style:name="T67" style:family="text">
      <style:text-properties fo:font-weight="bold" officeooo:rsid="003be343" style:font-weight-asian="bold" style:font-weight-complex="bold"/>
    </style:style>
    <style:style style:name="T68" style:family="text">
      <style:text-properties officeooo:rsid="00214908"/>
    </style:style>
    <style:style style:name="T69" style:family="text">
      <style:text-properties officeooo:rsid="002a7f64"/>
    </style:style>
    <style:style style:name="T70" style:family="text">
      <style:text-properties officeooo:rsid="002cd368"/>
    </style:style>
    <style:style style:name="T71" style:family="text">
      <style:text-properties fo:language="zxx" fo:country="none"/>
    </style:style>
    <style:style style:name="T72" style:family="text">
      <style:text-properties fo:language="zxx" fo:country="none" fo:font-style="italic" style:language-asian="zxx" style:country-asian="none" style:font-style-asian="italic" style:language-complex="zxx" style:country-complex="none" style:font-style-complex="italic"/>
    </style:style>
    <style:style style:name="T73" style:family="text">
      <style:text-properties fo:language="zxx" fo:country="none" fo:font-style="italic" officeooo:rsid="00235c75" style:language-asian="zxx" style:country-asian="none" style:font-style-asian="italic" style:language-complex="zxx" style:country-complex="none" style:font-style-complex="italic"/>
    </style:style>
    <style:style style:name="T74" style:family="text">
      <style:text-properties officeooo:rsid="002e7750"/>
    </style:style>
    <style:style style:name="T75" style:family="text">
      <style:text-properties fo:color="#0000ff" fo:font-size="14pt" fo:font-style="italic" fo:font-weight="bold" officeooo:rsid="0014e5dc" style:font-size-asian="14pt" style:font-style-asian="italic" style:font-weight-asian="bold" style:font-size-complex="14pt" style:font-style-complex="italic" style:font-weight-complex="bold"/>
    </style:style>
    <style:style style:name="T76" style:family="text">
      <style:text-properties fo:color="#0000ff" fo:font-size="14pt" fo:font-style="italic" fo:font-weight="bold" officeooo:rsid="0034cc77" style:font-size-asian="14pt" style:font-style-asian="italic" style:font-weight-asian="bold" style:font-size-complex="14pt" style:font-style-complex="italic" style:font-weight-complex="bold"/>
    </style:style>
    <style:style style:name="T77" style:family="text">
      <style:text-properties fo:color="#0000ff" fo:font-size="14pt" fo:font-style="italic" fo:font-weight="bold" officeooo:rsid="002cd368" style:font-size-asian="14pt" style:font-style-asian="italic" style:font-weight-asian="bold" style:font-size-complex="14pt" style:font-style-complex="italic" style:font-weight-complex="bold"/>
    </style:style>
    <style:style style:name="T78" style:family="text">
      <style:text-properties fo:color="#0000ff" fo:font-size="14pt" fo:font-style="italic" fo:font-weight="bold" officeooo:rsid="0035edb9" style:font-size-asian="14pt" style:font-style-asian="italic" style:font-weight-asian="bold" style:font-size-complex="14pt" style:font-style-complex="italic" style:font-weight-complex="bold"/>
    </style:style>
    <style:style style:name="T79" style:family="text">
      <style:text-properties fo:color="#0000ff" fo:font-size="14pt" fo:font-style="italic" fo:font-weight="bold" officeooo:rsid="002e7750" style:font-size-asian="14pt" style:font-style-asian="italic" style:font-weight-asian="bold" style:font-size-complex="14pt" style:font-style-complex="italic" style:font-weight-complex="bold"/>
    </style:style>
    <style:style style:name="T80" style:family="text">
      <style:text-properties fo:color="#0000ff" fo:font-size="14pt" fo:font-style="italic" fo:font-weight="bold" officeooo:rsid="0031bf30" style:font-size-asian="14pt" style:font-style-asian="italic" style:font-weight-asian="bold" style:font-size-complex="14pt" style:font-style-complex="italic" style:font-weight-complex="bold"/>
    </style:style>
    <style:style style:name="T81" style:family="text">
      <style:text-properties fo:color="#0000ff" fo:font-size="14pt" fo:font-style="italic" fo:font-weight="bold" officeooo:rsid="003d3fc1" style:font-size-asian="14pt" style:font-style-asian="italic" style:font-weight-asian="bold" style:font-size-complex="14pt" style:font-style-complex="italic" style:font-weight-complex="bold"/>
    </style:style>
    <style:style style:name="T82" style:family="text">
      <style:text-properties fo:color="#0000ff" fo:font-size="14pt" fo:language="en" fo:country="US" fo:font-style="italic" fo:font-weight="bold" officeooo:rsid="003ed840" style:font-size-asian="14pt" style:font-style-asian="italic" style:font-weight-asian="bold" style:font-size-complex="14pt" style:font-style-complex="italic" style:font-weight-complex="bold"/>
    </style:style>
    <style:style style:name="T83" style:family="text">
      <style:text-properties fo:color="#0000ff" fo:font-size="14pt" fo:language="en" fo:country="US" fo:font-style="italic" fo:font-weight="bold" officeooo:rsid="00407d4d" style:font-size-asian="14pt" style:font-style-asian="italic" style:font-weight-asian="bold" style:font-size-complex="14pt" style:font-style-complex="italic" style:font-weight-complex="bold"/>
    </style:style>
    <style:style style:name="T84" style:family="text">
      <style:text-properties fo:color="#0000ff" fo:font-size="14pt" fo:language="en" fo:country="US" fo:font-style="italic" fo:font-weight="bold" officeooo:rsid="0040aec5" style:font-size-asian="14pt" style:font-style-asian="italic" style:font-weight-asian="bold" style:font-size-complex="14pt" style:font-style-complex="italic" style:font-weight-complex="bold"/>
    </style:style>
    <style:style style:name="T85" style:family="text">
      <style:text-properties fo:color="#0000ff" fo:font-size="14pt" fo:language="en" fo:country="US" fo:font-style="italic" fo:font-weight="bold" officeooo:rsid="0042f59a" style:font-size-asian="14pt" style:font-style-asian="italic" style:font-weight-asian="bold" style:font-size-complex="14pt" style:font-style-complex="italic" style:font-weight-complex="bold"/>
    </style:style>
    <style:style style:name="T86" style:family="text">
      <style:text-properties fo:color="#0000ff" fo:font-size="14pt" fo:language="en" fo:country="US" fo:font-style="italic" fo:font-weight="bold" officeooo:rsid="00472a12" style:font-size-asian="14pt" style:font-style-asian="italic" style:font-weight-asian="bold" style:font-size-complex="14pt" style:font-style-complex="italic" style:font-weight-complex="bold"/>
    </style:style>
    <style:style style:name="T87" style:family="text">
      <style:text-properties fo:color="#0000ff" fo:font-size="14pt" fo:language="en" fo:country="US" fo:font-style="italic" fo:font-weight="bold" officeooo:rsid="00488b37" style:font-size-asian="14pt" style:font-style-asian="italic" style:font-weight-asian="bold" style:font-size-complex="14pt" style:font-style-complex="italic" style:font-weight-complex="bold"/>
    </style:style>
    <style:style style:name="T88" style:family="text">
      <style:text-properties fo:color="#0000ff" fo:font-size="14pt" fo:language="en" fo:country="US" fo:font-style="italic" fo:font-weight="bold" officeooo:rsid="004981de" style:font-size-asian="14pt" style:font-style-asian="italic" style:font-weight-asian="bold" style:font-size-complex="14pt" style:font-style-complex="italic" style:font-weight-complex="bold"/>
    </style:style>
    <style:style style:name="T89" style:family="text">
      <style:text-properties fo:color="#0000ff" fo:font-size="14pt" fo:language="en" fo:country="US" fo:font-style="italic" fo:font-weight="bold" officeooo:rsid="0049b5da" style:font-size-asian="14pt" style:font-style-asian="italic" style:font-weight-asian="bold" style:font-size-complex="14pt" style:font-style-complex="italic" style:font-weight-complex="bold"/>
    </style:style>
    <style:style style:name="T90" style:family="text">
      <style:text-properties fo:color="#0000ff" fo:font-size="14pt" fo:language="en" fo:country="US" fo:font-style="italic" fo:font-weight="bold" officeooo:rsid="004bb999" style:font-size-asian="14pt" style:font-style-asian="italic" style:font-weight-asian="bold" style:font-size-complex="14pt" style:font-style-complex="italic" style:font-weight-complex="bold"/>
    </style:style>
    <style:style style:name="T91" style:family="text">
      <style:text-properties fo:color="#0000ff" fo:font-size="14pt" fo:language="en" fo:country="US" fo:font-style="italic" fo:font-weight="bold" officeooo:rsid="004c8f0c" style:font-size-asian="14pt" style:font-style-asian="italic" style:font-weight-asian="bold" style:font-size-complex="14pt" style:font-style-complex="italic" style:font-weight-complex="bold"/>
    </style:style>
    <style:style style:name="T92" style:family="text">
      <style:text-properties fo:color="#0000ff" fo:font-size="14pt" fo:language="en" fo:country="US" fo:font-style="italic" fo:font-weight="bold" officeooo:rsid="004edce1" style:font-size-asian="14pt" style:font-style-asian="italic" style:font-weight-asian="bold" style:font-size-complex="14pt" style:font-style-complex="italic" style:font-weight-complex="bold"/>
    </style:style>
    <style:style style:name="T93" style:family="text">
      <style:text-properties fo:color="#0000ff" fo:font-size="14pt" fo:language="en" fo:country="US" fo:font-style="italic" fo:font-weight="bold" officeooo:rsid="005069bc" style:font-size-asian="14pt" style:font-style-asian="italic" style:font-weight-asian="bold" style:font-size-complex="14pt" style:font-style-complex="italic" style:font-weight-complex="bold"/>
    </style:style>
    <style:style style:name="T94" style:family="text">
      <style:text-properties fo:color="#0000ff" fo:font-size="14pt" fo:language="en" fo:country="US" fo:font-style="italic" fo:font-weight="bold" officeooo:rsid="005143ed" style:font-size-asian="14pt" style:font-style-asian="italic" style:font-weight-asian="bold" style:font-size-complex="14pt" style:font-style-complex="italic" style:font-weight-complex="bold"/>
    </style:style>
    <style:style style:name="T95" style:family="text">
      <style:text-properties fo:color="#0000ff" fo:font-size="14pt" fo:language="en" fo:country="US" fo:font-style="italic" fo:font-weight="bold" officeooo:rsid="0054051e" style:font-size-asian="14pt" style:font-style-asian="italic" style:font-weight-asian="bold" style:font-size-complex="14pt" style:font-style-complex="italic" style:font-weight-complex="bold"/>
    </style:style>
    <style:style style:name="T96" style:family="text">
      <style:text-properties fo:color="#0000ff" fo:font-size="14pt" fo:language="en" fo:country="US" fo:font-style="italic" fo:font-weight="bold" officeooo:rsid="00554b06" style:font-size-asian="14pt" style:font-style-asian="italic" style:font-weight-asian="bold" style:font-size-complex="14pt" style:font-style-complex="italic" style:font-weight-complex="bold"/>
    </style:style>
    <style:style style:name="T97" style:family="text">
      <style:text-properties fo:color="#0000ff" fo:font-size="14pt" fo:language="en" fo:country="US" fo:font-style="italic" fo:font-weight="bold" officeooo:rsid="005d1c28" style:font-size-asian="14pt" style:font-style-asian="italic" style:font-weight-asian="bold" style:font-size-complex="14pt" style:font-style-complex="italic" style:font-weight-complex="bold"/>
    </style:style>
    <style:style style:name="T98" style:family="text">
      <style:text-properties fo:color="#0000ff" fo:font-size="14pt" fo:language="en" fo:country="US" fo:font-style="italic" fo:font-weight="bold" officeooo:rsid="00623550" style:font-size-asian="14pt" style:font-style-asian="italic" style:font-weight-asian="bold" style:font-size-complex="14pt" style:font-style-complex="italic" style:font-weight-complex="bold"/>
    </style:style>
    <style:style style:name="T99" style:family="text">
      <style:text-properties fo:color="#0000ff" fo:font-size="14pt" fo:language="en" fo:country="US" fo:font-style="italic" fo:font-weight="bold" officeooo:rsid="000bdc78" style:font-size-asian="14pt" style:font-style-asian="italic" style:font-weight-asian="bold" style:font-size-complex="14pt" style:font-style-complex="italic" style:font-weight-complex="bold"/>
    </style:style>
    <style:style style:name="T100" style:family="text">
      <style:text-properties fo:color="#0000ff" fo:font-size="14pt" fo:language="en" fo:country="US" fo:font-style="italic" fo:font-weight="bold" officeooo:rsid="007bb5f1" style:font-size-asian="14pt" style:font-style-asian="italic" style:font-weight-asian="bold" style:font-size-complex="14pt" style:font-style-complex="italic" style:font-weight-complex="bold"/>
    </style:style>
    <style:style style:name="T101" style:family="text">
      <style:text-properties fo:color="#0000ff" fo:font-size="14pt" fo:language="en" fo:country="US" fo:font-style="italic" fo:font-weight="bold" officeooo:rsid="007d7ffa" style:font-size-asian="14pt" style:font-style-asian="italic" style:font-weight-asian="bold" style:font-size-complex="14pt" style:font-style-complex="italic" style:font-weight-complex="bold"/>
    </style:style>
    <style:style style:name="T102" style:family="text">
      <style:text-properties fo:color="#0000ff" fo:font-size="14pt" fo:language="en" fo:country="US" fo:font-style="italic" fo:font-weight="bold" officeooo:rsid="00837f14" style:font-size-asian="14pt" style:font-style-asian="italic" style:font-weight-asian="bold" style:font-size-complex="14pt" style:font-style-complex="italic" style:font-weight-complex="bold"/>
    </style:style>
    <style:style style:name="T103" style:family="text">
      <style:text-properties fo:color="#0000ff" fo:font-size="14pt" fo:language="en" fo:country="US" fo:font-style="italic" fo:font-weight="bold" officeooo:rsid="00848939" style:font-size-asian="14pt" style:font-style-asian="italic" style:font-weight-asian="bold" style:font-size-complex="14pt" style:font-style-complex="italic" style:font-weight-complex="bold"/>
    </style:style>
    <style:style style:name="T104" style:family="text">
      <style:text-properties fo:color="#0000ff" fo:font-size="14pt" fo:language="en" fo:country="US" fo:font-style="italic" fo:font-weight="bold" officeooo:rsid="008a0390" style:font-size-asian="14pt" style:font-style-asian="italic" style:font-weight-asian="bold" style:font-size-complex="14pt" style:font-style-complex="italic" style:font-weight-complex="bold"/>
    </style:style>
    <style:style style:name="T105" style:family="text">
      <style:text-properties fo:color="#0000ff" fo:font-size="14pt" fo:language="en" fo:country="US" fo:font-style="italic" fo:font-weight="bold" officeooo:rsid="008cd068" style:font-size-asian="14pt" style:font-style-asian="italic" style:font-weight-asian="bold" style:font-size-complex="14pt" style:font-style-complex="italic" style:font-weight-complex="bold"/>
    </style:style>
    <style:style style:name="T106" style:family="text">
      <style:text-properties fo:color="#0000ff" fo:font-size="14pt" fo:language="en" fo:country="US" fo:font-style="italic" fo:font-weight="bold" officeooo:rsid="00931c66" style:font-size-asian="14pt" style:font-style-asian="italic" style:font-weight-asian="bold" style:font-size-complex="14pt" style:font-style-complex="italic" style:font-weight-complex="bold"/>
    </style:style>
    <style:style style:name="T107" style:family="text">
      <style:text-properties fo:color="#0000ff" fo:font-size="14pt" fo:language="en" fo:country="US" fo:font-style="italic" fo:font-weight="bold" officeooo:rsid="0093329b" style:font-size-asian="14pt" style:font-style-asian="italic" style:font-weight-asian="bold" style:font-size-complex="14pt" style:font-style-complex="italic" style:font-weight-complex="bold"/>
    </style:style>
    <style:style style:name="T108" style:family="text">
      <style:text-properties fo:color="#0000ff" fo:font-size="14pt" fo:language="en" fo:country="US" fo:font-style="italic" fo:font-weight="bold" officeooo:rsid="00965c00" style:font-size-asian="14pt" style:font-style-asian="italic" style:font-weight-asian="bold" style:font-size-complex="14pt" style:font-style-complex="italic" style:font-weight-complex="bold"/>
    </style:style>
    <style:style style:name="T109" style:family="text">
      <style:text-properties fo:color="#0000ff" fo:font-size="14pt" fo:language="en" fo:country="US" fo:font-style="italic" fo:font-weight="bold" officeooo:rsid="009d0666" style:font-size-asian="14pt" style:font-style-asian="italic" style:font-weight-asian="bold" style:font-size-complex="14pt" style:font-style-complex="italic" style:font-weight-complex="bold"/>
    </style:style>
    <style:style style:name="T110" style:family="text">
      <style:text-properties fo:color="#0000ff" fo:font-size="14pt" fo:language="en" fo:country="US" fo:font-style="italic" fo:font-weight="bold" officeooo:rsid="009d55bf" style:font-size-asian="14pt" style:font-style-asian="italic" style:font-weight-asian="bold" style:font-size-complex="14pt" style:font-style-complex="italic" style:font-weight-complex="bold"/>
    </style:style>
    <style:style style:name="T111" style:family="text">
      <style:text-properties fo:color="#0000ff" fo:font-size="14pt" fo:language="en" fo:country="US" fo:font-style="italic" fo:font-weight="bold" officeooo:rsid="009e4ac4" style:font-size-asian="14pt" style:font-style-asian="italic" style:font-weight-asian="bold" style:font-size-complex="14pt" style:font-style-complex="italic" style:font-weight-complex="bold"/>
    </style:style>
    <style:style style:name="T112" style:family="text">
      <style:text-properties fo:color="#0000ff" fo:font-size="14pt" fo:language="en" fo:country="US" fo:font-style="italic" fo:font-weight="bold" officeooo:rsid="009e802c" style:font-size-asian="14pt" style:font-style-asian="italic" style:font-weight-asian="bold" style:font-size-complex="14pt" style:font-style-complex="italic" style:font-weight-complex="bold"/>
    </style:style>
    <style:style style:name="T113" style:family="text">
      <style:text-properties fo:color="#0000ff" fo:font-size="14pt" fo:language="en" fo:country="US" fo:font-style="italic" fo:font-weight="bold" officeooo:rsid="00a08f37" style:font-size-asian="14pt" style:font-style-asian="italic" style:font-weight-asian="bold" style:font-size-complex="14pt" style:font-style-complex="italic" style:font-weight-complex="bold"/>
    </style:style>
    <style:style style:name="T114" style:family="text">
      <style:text-properties fo:color="#0000ff" fo:font-size="14pt" fo:language="en" fo:country="US" fo:font-style="italic" fo:font-weight="bold" officeooo:rsid="00a23db7" style:font-size-asian="14pt" style:font-style-asian="italic" style:font-weight-asian="bold" style:font-size-complex="14pt" style:font-style-complex="italic" style:font-weight-complex="bold"/>
    </style:style>
    <style:style style:name="T115" style:family="text">
      <style:text-properties fo:color="#0000ff" fo:font-size="14pt" fo:language="en" fo:country="US" fo:font-style="italic" fo:font-weight="bold" officeooo:rsid="00a2e811" style:font-size-asian="14pt" style:font-style-asian="italic" style:font-weight-asian="bold" style:font-size-complex="14pt" style:font-style-complex="italic" style:font-weight-complex="bold"/>
    </style:style>
    <style:style style:name="T116" style:family="text">
      <style:text-properties fo:color="#0000ff" fo:font-size="14pt" fo:language="en" fo:country="US" fo:font-style="italic" fo:font-weight="bold" officeooo:rsid="00a5af2a" style:font-size-asian="14pt" style:font-style-asian="italic" style:font-weight-asian="bold" style:font-size-complex="14pt" style:font-style-complex="italic" style:font-weight-complex="bold"/>
    </style:style>
    <style:style style:name="T117" style:family="text">
      <style:text-properties fo:color="#0000ff" fo:font-size="14pt" fo:language="en" fo:country="US" fo:font-style="italic" fo:font-weight="bold" officeooo:rsid="00a77014" style:font-size-asian="14pt" style:font-style-asian="italic" style:font-weight-asian="bold" style:font-size-complex="14pt" style:font-style-complex="italic" style:font-weight-complex="bold"/>
    </style:style>
    <style:style style:name="T118" style:family="text">
      <style:text-properties fo:color="#0000ff" style:font-name="Calibri" fo:font-size="14pt" fo:font-style="italic" fo:font-weight="bold" officeooo:rsid="0014e5dc" style:font-size-asian="14pt" style:font-style-asian="italic" style:font-weight-asian="bold" style:font-size-complex="14pt" style:font-style-complex="italic" style:font-weight-complex="bold"/>
    </style:style>
    <style:style style:name="T119" style:family="text">
      <style:text-properties fo:color="#0000ff" style:font-name="Calibri" fo:font-size="14pt" fo:font-style="italic" fo:font-weight="bold" officeooo:rsid="006b4f7c" style:font-size-asian="14pt" style:font-style-asian="italic" style:font-weight-asian="bold" style:font-size-complex="14pt" style:font-style-complex="italic" style:font-weight-complex="bold"/>
    </style:style>
    <style:style style:name="T120" style:family="text">
      <style:text-properties fo:color="#0000ff" style:font-name="Calibri" fo:font-size="14pt" fo:font-style="italic" fo:font-weight="bold" officeooo:rsid="003d3fc1" style:font-size-asian="14pt" style:font-style-asian="italic" style:font-weight-asian="bold" style:font-size-complex="14pt" style:font-style-complex="italic" style:font-weight-complex="bold"/>
    </style:style>
    <style:style style:name="T121" style:family="text">
      <style:text-properties fo:color="#0000ff" style:font-name="Calibri" fo:font-size="14pt" fo:language="en" fo:country="US" fo:font-style="italic" fo:font-weight="bold" officeooo:rsid="00913e38" style:font-size-asian="14pt" style:font-style-asian="italic" style:font-weight-asian="bold" style:font-size-complex="14pt" style:font-style-complex="italic" style:font-weight-complex="bold"/>
    </style:style>
    <style:style style:name="T122" style:family="text">
      <style:text-properties officeooo:rsid="0037d412"/>
    </style:style>
    <style:style style:name="T123" style:family="text">
      <style:text-properties officeooo:rsid="0038fc19"/>
    </style:style>
    <style:style style:name="T124" style:family="text">
      <style:text-properties officeooo:rsid="003be343"/>
    </style:style>
    <style:style style:name="T125" style:family="text">
      <style:text-properties officeooo:rsid="0042f59a"/>
    </style:style>
    <style:style style:name="T126" style:family="text">
      <style:text-properties officeooo:rsid="00472a12"/>
    </style:style>
    <style:style style:name="T127" style:family="text">
      <style:text-properties officeooo:rsid="004edce1"/>
    </style:style>
    <style:style style:name="T128" style:family="text">
      <style:text-properties officeooo:rsid="004e857c"/>
    </style:style>
    <style:style style:name="T129" style:family="text">
      <style:text-properties style:font-name="Calibri" fo:font-size="10pt" fo:language="zxx" fo:country="none" fo:font-style="italic" officeooo:rsid="00235c75" style:font-size-asian="10pt" style:language-asian="zxx" style:country-asian="none" style:font-style-asian="italic" style:font-size-complex="10pt" style:language-complex="zxx" style:country-complex="none" style:font-style-complex="italic"/>
    </style:style>
    <style:style style:name="T130" style:family="text">
      <style:text-properties style:font-name="Calibri" fo:language="zxx" fo:country="none" fo:font-style="italic" officeooo:rsid="00235c75" style:language-asian="zxx" style:country-asian="none" style:font-style-asian="italic" style:language-complex="zxx" style:country-complex="none" style:font-style-complex="italic"/>
    </style:style>
    <style:style style:name="T131" style:family="text">
      <style:text-properties style:font-name="Calibri" fo:font-style="italic" officeooo:rsid="00235c75" style:language-asian="zxx" style:country-asian="none" style:font-style-asian="italic" style:language-complex="zxx" style:country-complex="none" style:font-style-complex="italic"/>
    </style:style>
    <style:style style:name="T132" style:family="text">
      <style:text-properties style:font-name="Calibri" fo:font-style="italic" officeooo:rsid="002a7f64" style:language-asian="zxx" style:country-asian="none" style:font-style-asian="italic" style:language-complex="zxx" style:country-complex="none" style:font-style-complex="italic"/>
    </style:style>
    <style:style style:name="T133" style:family="text">
      <style:text-properties officeooo:rsid="005143ed"/>
    </style:style>
    <style:style style:name="T134" style:family="text">
      <style:text-properties officeooo:rsid="00554b06"/>
    </style:style>
    <style:style style:name="T135" style:family="text">
      <style:text-properties officeooo:rsid="0068f542"/>
    </style:style>
    <style:style style:name="T136" style:family="text">
      <style:text-properties officeooo:rsid="006b4f7c"/>
    </style:style>
    <style:style style:name="T137" style:family="text">
      <style:text-properties officeooo:rsid="006cca6f"/>
    </style:style>
    <style:style style:name="T138" style:family="text">
      <style:text-properties officeooo:rsid="006fb390"/>
    </style:style>
    <style:style style:name="T139" style:family="text">
      <style:text-properties officeooo:rsid="0072cfd0"/>
    </style:style>
    <style:style style:name="T140" style:family="text">
      <style:text-properties officeooo:rsid="0074e9ab"/>
    </style:style>
    <style:style style:name="T141" style:family="text">
      <style:text-properties officeooo:rsid="0076d16d"/>
    </style:style>
    <style:style style:name="T142" style:family="text">
      <style:text-properties officeooo:rsid="0078f8a3"/>
    </style:style>
    <style:style style:name="T143" style:family="text">
      <style:text-properties officeooo:rsid="007bb5f1"/>
    </style:style>
    <style:style style:name="T144" style:family="text">
      <style:text-properties officeooo:rsid="007d7ffa"/>
    </style:style>
    <style:style style:name="T145" style:family="text">
      <style:text-properties officeooo:rsid="0081e652"/>
    </style:style>
    <style:style style:name="T146" style:family="text">
      <style:text-properties fo:color="#ff3333" fo:font-weight="bold" officeooo:rsid="00887ad9" style:font-weight-asian="bold" style:font-weight-complex="bold"/>
    </style:style>
    <style:style style:name="T147" style:family="text">
      <style:text-properties fo:color="#ff3333" officeooo:rsid="00887ad9"/>
    </style:style>
    <style:style style:name="T148" style:family="text">
      <style:text-properties fo:color="#ff3333" style:text-underline-style="solid" style:text-underline-width="auto" style:text-underline-color="font-color" officeooo:rsid="00887ad9"/>
    </style:style>
    <style:style style:name="T149" style:family="text">
      <style:text-properties officeooo:rsid="008f9987"/>
    </style:style>
    <style:style style:name="T150" style:family="text">
      <style:text-properties officeooo:rsid="0090670d"/>
    </style:style>
    <style:style style:name="T151" style:family="text">
      <style:text-properties officeooo:rsid="00913e38"/>
    </style:style>
    <style:style style:name="T152" style:family="text">
      <style:text-properties officeooo:rsid="00931c66"/>
    </style:style>
    <style:style style:name="T153" style:family="text">
      <style:text-properties officeooo:rsid="00943764"/>
    </style:style>
    <style:style style:name="T154" style:family="text">
      <style:text-properties officeooo:rsid="00973f73"/>
    </style:style>
    <style:style style:name="T155" style:family="text">
      <style:text-properties officeooo:rsid="009e4ac4"/>
    </style:style>
    <style:style style:name="T156" style:family="text">
      <style:text-properties officeooo:rsid="00a08f37"/>
    </style:style>
    <style:style style:name="T157" style:family="text">
      <style:text-properties officeooo:rsid="00a2e811"/>
    </style:style>
    <style:style style:name="T158" style:family="text">
      <style:text-properties officeooo:rsid="00a5af2a"/>
    </style:style>
    <style:style style:name="T159" style:family="text">
      <style:text-properties officeooo:rsid="00a77014"/>
    </style:style>
    <style:style style:name="T160" style:family="text">
      <style:text-properties officeooo:rsid="00b70774"/>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053cm" text:min-label-width="0.635cm"/>
        <style:text-properties style:font-name="Calibri"/>
      </text:list-level-style-bullet>
      <text:list-level-style-bullet text:level="2" text:style-name="WW_5f_CharLFO2LVL2" text:bullet-char="o">
        <style:list-level-properties text:space-before="1.323cm" text:min-label-width="0.635cm"/>
        <style:text-properties style:font-name="Courier New"/>
      </text:list-level-style-bullet>
      <text:list-level-style-bullet text:level="3" text:style-name="WW_5f_CharLFO2LVL3" text:bullet-char="">
        <style:list-level-properties text:space-before="2.593cm" text:min-label-width="0.635cm"/>
        <style:text-properties style:font-name="Wingdings"/>
      </text:list-level-style-bullet>
      <text:list-level-style-bullet text:level="4" text:style-name="WW_5f_CharLFO2LVL4" text:bullet-char="">
        <style:list-level-properties text:space-before="3.863cm" text:min-label-width="0.635cm"/>
        <style:text-properties style:font-name="Symbol"/>
      </text:list-level-style-bullet>
      <text:list-level-style-bullet text:level="5" text:style-name="WW_5f_CharLFO2LVL5" text:bullet-char="o">
        <style:list-level-properties text:space-before="5.133cm" text:min-label-width="0.635cm"/>
        <style:text-properties style:font-name="Courier New"/>
      </text:list-level-style-bullet>
      <text:list-level-style-bullet text:level="6" text:style-name="WW_5f_CharLFO2LVL6" text:bullet-char="">
        <style:list-level-properties text:space-before="6.403cm" text:min-label-width="0.635cm"/>
        <style:text-properties style:font-name="Wingdings"/>
      </text:list-level-style-bullet>
      <text:list-level-style-bullet text:level="7" text:style-name="WW_5f_CharLFO2LVL7" text:bullet-char="">
        <style:list-level-properties text:space-before="7.673cm" text:min-label-width="0.635cm"/>
        <style:text-properties style:font-name="Symbol"/>
      </text:list-level-style-bullet>
      <text:list-level-style-bullet text:level="8" text:style-name="WW_5f_CharLFO2LVL8" text:bullet-char="o">
        <style:list-level-properties text:space-before="8.943cm" text:min-label-width="0.635cm"/>
        <style:text-properties style:font-name="Courier New"/>
      </text:list-level-style-bullet>
      <text:list-level-style-bullet text:level="9" text:style-name="WW_5f_CharLFO2LVL9" text:bullet-char="">
        <style:list-level-properties text:space-before="10.21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text>.</number:text>
      <number:month/>
      <number:text>.</number:text>
      <number:year/>
    </number:date-style>
  </office:automatic-styles>
  <office:body>
    <office:text text:use-soft-page-breaks="true">
      <office:forms form:automatic-focus="false" form:apply-design-mode="false"/>
      <text:tracked-changes text:track-changes="false">
        <text:changed-region xml:id="ct2160622303328" text:id="ct2160622303328">
          <text:deletion>
            <office:change-info>
              <dc:creator>Unknown Author</dc:creator>
              <dc:date>2014-05-26T11:56:00</dc:date>
            </office:change-info>
            <text:p text:style-name="P1">9</text:p>
          </text:deletion>
        </text:changed-region>
        <text:changed-region xml:id="ct2160622311616" text:id="ct2160622311616">
          <text:deletion>
            <office:change-info>
              <dc:creator>Unknown Author</dc:creator>
              <dc:date>2016-02-15T17:48:00</dc:date>
            </office:change-info>
            <text:p text:style-name="P1">2.</text:p>
          </text:deletion>
        </text:changed-region>
        <text:changed-region xml:id="ct2160622312064" text:id="ct2160622312064">
          <text:format-change>
            <office:change-info>
              <dc:creator>Unknown Author</dc:creator>
              <dc:date>2016-02-15T17:47:00</dc:date>
            </office:change-info>
          </text:format-change>
        </text:changed-region>
        <text:changed-region xml:id="ct2160622303552" text:id="ct2160622303552">
          <text:format-change>
            <office:change-info>
              <dc:creator>Unknown Author</dc:creator>
              <dc:date>2016-02-15T17:47:00</dc:date>
            </office:change-info>
          </text:format-change>
        </text:changed-region>
        <text:changed-region xml:id="ct2160622303776" text:id="ct2160622303776">
          <text:format-change>
            <office:change-info>
              <dc:creator>Unknown Author</dc:creator>
              <dc:date>2016-02-15T17:47:00</dc:date>
            </office:change-info>
          </text:format-change>
        </text:changed-region>
        <text:changed-region xml:id="ct2160622304224" text:id="ct2160622304224">
          <text:format-change>
            <office:change-info>
              <dc:creator>Unknown Author</dc:creator>
              <dc:date>2016-02-15T17:48:00</dc:date>
            </office:change-info>
          </text:format-change>
        </text:changed-region>
        <text:changed-region xml:id="ct2160622312512" text:id="ct2160622312512">
          <text:format-change>
            <office:change-info>
              <dc:creator>Unknown Author</dc:creator>
              <dc:date>2016-02-15T17:48:00</dc:date>
            </office:change-info>
          </text:format-change>
        </text:changed-region>
        <text:changed-region xml:id="ct2160622313632" text:id="ct2160622313632">
          <text:format-change>
            <office:change-info>
              <dc:creator>Unknown Author</dc:creator>
              <dc:date>2016-02-15T17:48:00</dc:date>
            </office:change-info>
          </text:format-change>
        </text:changed-region>
        <text:changed-region xml:id="ct2160622314080" text:id="ct2160622314080">
          <text:format-change>
            <office:change-info>
              <dc:creator>Unknown Author</dc:creator>
              <dc:date>2016-02-15T17:48:00</dc:date>
            </office:change-info>
          </text:format-change>
        </text:changed-region>
        <text:changed-region xml:id="ct2160622304672" text:id="ct2160622304672">
          <text:format-change>
            <office:change-info>
              <dc:creator>Unknown Author</dc:creator>
              <dc:date>2016-02-15T17:48:00</dc:date>
            </office:change-info>
          </text:format-change>
        </text:changed-region>
        <text:changed-region xml:id="ct2160622304896" text:id="ct2160622304896">
          <text:format-change>
            <office:change-info>
              <dc:creator>Unknown Author</dc:creator>
              <dc:date>2016-02-15T17:48:00</dc:date>
            </office:change-info>
          </text:format-change>
        </text:changed-region>
        <text:changed-region xml:id="ct2160622305568" text:id="ct2160622305568">
          <text:format-change>
            <office:change-info>
              <dc:creator>Unknown Author</dc:creator>
              <dc:date>2016-02-15T17:48:00</dc:date>
            </office:change-info>
          </text:format-change>
        </text:changed-region>
        <text:changed-region xml:id="ct2160622306016" text:id="ct2160622306016">
          <text:insertion>
            <office:change-info>
              <dc:creator>Unknown Author</dc:creator>
              <dc:date>2014-05-26T12:54:00</dc:date>
            </office:change-info>
          </text:insertion>
        </text:changed-region>
        <text:changed-region xml:id="ct2160622306912" text:id="ct2160622306912">
          <text:insertion>
            <office:change-info>
              <dc:creator>Unknown Author</dc:creator>
              <dc:date>2014-05-26T12:54:00</dc:date>
            </office:change-info>
          </text:insertion>
        </text:changed-region>
        <text:changed-region xml:id="ct2160622307136" text:id="ct2160622307136">
          <text:insertion>
            <office:change-info>
              <dc:creator>Unknown Author</dc:creator>
              <dc:date>2014-05-26T12:55:00</dc:date>
            </office:change-info>
          </text:insertion>
        </text:changed-region>
        <text:changed-region xml:id="ct2160622307360" text:id="ct2160622307360">
          <text:insertion>
            <office:change-info>
              <dc:creator>Unknown Author</dc:creator>
              <dc:date>2014-05-27T17:14:00</dc:date>
            </office:change-info>
          </text:insertion>
        </text:changed-region>
        <text:changed-region xml:id="ct2160622307584" text:id="ct2160622307584">
          <text:insertion>
            <office:change-info>
              <dc:creator>Unknown Author</dc:creator>
              <dc:date>2014-05-27T17:15:00</dc:date>
            </office:change-info>
          </text:insertion>
        </text:changed-region>
        <text:changed-region xml:id="ct2160622307808" text:id="ct2160622307808">
          <text:insertion>
            <office:change-info>
              <dc:creator>Unknown Author</dc:creator>
              <dc:date>2014-05-27T17:16:00</dc:date>
            </office:change-info>
          </text:insertion>
        </text:changed-region>
        <text:changed-region xml:id="ct2160622316096" text:id="ct2160622316096">
          <text:insertion>
            <office:change-info>
              <dc:creator>Unknown Author</dc:creator>
              <dc:date>2014-05-27T17:17:00</dc:date>
            </office:change-info>
          </text:insertion>
        </text:changed-region>
        <text:changed-region xml:id="ct2160622316768" text:id="ct2160622316768">
          <text:insertion>
            <office:change-info>
              <dc:creator>Unknown Author</dc:creator>
              <dc:date>2014-05-27T17:30:00</dc:date>
            </office:change-info>
          </text:insertion>
        </text:changed-region>
        <text:changed-region xml:id="ct2160622316992" text:id="ct2160622316992">
          <text:insertion>
            <office:change-info>
              <dc:creator>Unknown Author</dc:creator>
              <dc:date>2014-05-27T17:31:00</dc:date>
            </office:change-info>
          </text:insertion>
        </text:changed-region>
        <text:changed-region xml:id="ct2160622316320" text:id="ct2160622316320">
          <text:insertion>
            <office:change-info>
              <dc:creator>Unknown Author</dc:creator>
              <dc:date>2014-05-26T12:55:00</dc:date>
            </office:change-info>
          </text:insertion>
        </text:changed-region>
        <text:changed-region xml:id="ct2160622315648" text:id="ct2160622315648">
          <text:insertion>
            <office:change-info>
              <dc:creator>Unknown Author</dc:creator>
              <dc:date>2016-02-15T17:45:00</dc:date>
            </office:change-info>
          </text:insertion>
        </text:changed-region>
        <text:changed-region xml:id="ct2160622316544" text:id="ct2160622316544">
          <text:insertion>
            <office:change-info>
              <dc:creator>Unknown Author</dc:creator>
              <dc:date>2016-02-15T17:46:00</dc:date>
            </office:change-info>
          </text:insertion>
        </text:changed-region>
        <text:changed-region xml:id="ct2160622317216" text:id="ct2160622317216">
          <text:insertion>
            <office:change-info>
              <dc:creator>Unknown Author</dc:creator>
              <dc:date>2016-02-15T17:47:00</dc:date>
            </office:change-info>
          </text:insertion>
        </text:changed-region>
        <text:changed-region xml:id="ct2160622315872" text:id="ct2160622315872">
          <text:insertion>
            <office:change-info>
              <dc:creator>Unknown Author</dc:creator>
              <dc:date>2016-02-15T17:47:00</dc:date>
            </office:change-info>
          </text:insertion>
        </text:changed-region>
        <text:changed-region xml:id="ct2160633258352" text:id="ct2160633258352">
          <text:format-change>
            <office:change-info>
              <dc:creator>Unknown Author</dc:creator>
              <dc:date>2016-02-15T17:59:00</dc:date>
            </office:change-info>
          </text:format-change>
        </text:changed-region>
        <text:changed-region xml:id="ct2160633246928" text:id="ct2160633246928">
          <text:format-change>
            <office:change-info>
              <dc:creator>Unknown Author</dc:creator>
              <dc:date>2016-02-15T17:59:00</dc:date>
            </office:change-info>
          </text:format-change>
        </text:changed-region>
        <text:changed-region xml:id="ct2160633258576" text:id="ct2160633258576">
          <text:format-change>
            <office:change-info>
              <dc:creator>Unknown Author</dc:creator>
              <dc:date>2016-02-15T17:59:00</dc:date>
            </office:change-info>
          </text:format-change>
        </text:changed-region>
        <text:changed-region xml:id="ct2160633258800" text:id="ct2160633258800">
          <text:format-change>
            <office:change-info>
              <dc:creator>Unknown Author</dc:creator>
              <dc:date>2016-02-15T17:59:00</dc:date>
            </office:change-info>
          </text:format-change>
        </text:changed-region>
        <text:changed-region xml:id="ct2160633252976" text:id="ct2160633252976">
          <text:format-change>
            <office:change-info>
              <dc:creator>Unknown Author</dc:creator>
              <dc:date>2016-02-15T17:59:00</dc:date>
            </office:change-info>
          </text:format-change>
        </text:changed-region>
        <text:changed-region xml:id="ct2160633254544" text:id="ct2160633254544">
          <text:format-change>
            <office:change-info>
              <dc:creator>Unknown Author</dc:creator>
              <dc:date>2016-02-15T17:59:00</dc:date>
            </office:change-info>
          </text:format-change>
        </text:changed-region>
        <text:changed-region xml:id="ct2160633261264" text:id="ct2160633261264">
          <text:format-change>
            <office:change-info>
              <dc:creator>Unknown Author</dc:creator>
              <dc:date>2016-02-15T17:59:00</dc:date>
            </office:change-info>
          </text:format-change>
        </text:changed-region>
        <text:changed-region xml:id="ct2160633261712" text:id="ct2160633261712">
          <text:format-change>
            <office:change-info>
              <dc:creator>Unknown Author</dc:creator>
              <dc:date>2016-02-15T17:59:00</dc:date>
            </office:change-info>
          </text:format-change>
        </text:changed-region>
        <text:changed-region xml:id="ct2160636221024" text:id="ct2160636221024">
          <text:format-change>
            <office:change-info>
              <dc:creator>Unknown Author</dc:creator>
              <dc:date>2016-02-15T17:59:00</dc:date>
            </office:change-info>
          </text:format-change>
        </text:changed-region>
        <text:changed-region xml:id="ct2160636225056" text:id="ct2160636225056">
          <text:insertion>
            <office:change-info>
              <dc:creator>Unknown Author</dc:creator>
              <dc:date>2014-05-26T12:58:00</dc:date>
            </office:change-info>
          </text:insertion>
        </text:changed-region>
        <text:changed-region xml:id="ct2160636225280" text:id="ct2160636225280">
          <text:insertion>
            <office:change-info>
              <dc:creator>Unknown Author</dc:creator>
              <dc:date>2014-05-26T12:58:00</dc:date>
            </office:change-info>
          </text:insertion>
        </text:changed-region>
        <text:changed-region xml:id="ct2160636221696" text:id="ct2160636221696">
          <text:insertion>
            <office:change-info>
              <dc:creator>Unknown Author</dc:creator>
              <dc:date>2014-05-26T12:59:00</dc:date>
            </office:change-info>
          </text:insertion>
        </text:changed-region>
        <text:changed-region xml:id="ct2160636214304" text:id="ct2160636214304">
          <text:insertion>
            <office:change-info>
              <dc:creator>Unknown Author</dc:creator>
              <dc:date>2014-05-26T12:59:00</dc:date>
            </office:change-info>
          </text:insertion>
        </text:changed-region>
        <text:changed-region xml:id="ct2160636218336" text:id="ct2160636218336">
          <text:insertion>
            <office:change-info>
              <dc:creator>Unknown Author</dc:creator>
              <dc:date>2014-05-26T12:58:00</dc:date>
            </office:change-info>
          </text:insertion>
        </text:changed-region>
        <text:changed-region xml:id="ct2160636225504" text:id="ct2160636225504">
          <text:insertion>
            <office:change-info>
              <dc:creator>Unknown Author</dc:creator>
              <dc:date>2014-05-26T12:59:00</dc:date>
            </office:change-info>
          </text:insertion>
        </text:changed-region>
        <text:changed-region xml:id="ct2160636218560" text:id="ct2160636218560">
          <text:insertion>
            <office:change-info>
              <dc:creator>Unknown Author</dc:creator>
              <dc:date>2014-05-26T13:00:00</dc:date>
            </office:change-info>
          </text:insertion>
        </text:changed-region>
        <text:changed-region xml:id="ct2160636226400" text:id="ct2160636226400">
          <text:insertion>
            <office:change-info>
              <dc:creator>Unknown Author</dc:creator>
              <dc:date>2014-05-26T14:13:00</dc:date>
            </office:change-info>
          </text:insertion>
        </text:changed-region>
        <text:changed-region xml:id="ct2160636221472" text:id="ct2160636221472">
          <text:insertion>
            <office:change-info>
              <dc:creator>Unknown Author</dc:creator>
              <dc:date>2014-05-26T14:13:00</dc:date>
            </office:change-info>
          </text:insertion>
        </text:changed-region>
        <text:changed-region xml:id="ct2160636216768" text:id="ct2160636216768">
          <text:format-change>
            <office:change-info>
              <dc:creator>Unknown Author</dc:creator>
              <dc:date>2016-02-15T17:59:00</dc:date>
            </office:change-info>
          </text:format-change>
        </text:changed-region>
        <text:changed-region xml:id="ct2160636220352" text:id="ct2160636220352">
          <text:format-change>
            <office:change-info>
              <dc:creator>Unknown Author</dc:creator>
              <dc:date>2016-02-15T17:59:00</dc:date>
            </office:change-info>
          </text:format-change>
        </text:changed-region>
        <text:changed-region xml:id="ct2160636213184" text:id="ct2160636213184">
          <text:format-change>
            <office:change-info>
              <dc:creator>Unknown Author</dc:creator>
              <dc:date>2016-02-15T17:59:00</dc:date>
            </office:change-info>
          </text:format-change>
        </text:changed-region>
        <text:changed-region xml:id="ct2160636220800" text:id="ct2160636220800">
          <text:format-change>
            <office:change-info>
              <dc:creator>Unknown Author</dc:creator>
              <dc:date>2016-02-15T17:59:00</dc:date>
            </office:change-info>
          </text:format-change>
        </text:changed-region>
        <text:changed-region xml:id="ct2160636220576" text:id="ct2160636220576">
          <text:format-change>
            <office:change-info>
              <dc:creator>Unknown Author</dc:creator>
              <dc:date>2016-02-15T17:59:00</dc:date>
            </office:change-info>
          </text:format-change>
        </text:changed-region>
        <text:changed-region xml:id="ct2160636216320" text:id="ct2160636216320">
          <text:format-change>
            <office:change-info>
              <dc:creator>Unknown Author</dc:creator>
              <dc:date>2016-02-15T17:59:00</dc:date>
            </office:change-info>
          </text:format-change>
        </text:changed-region>
        <text:changed-region xml:id="ct2160636216992" text:id="ct2160636216992">
          <text:format-change>
            <office:change-info>
              <dc:creator>Unknown Author</dc:creator>
              <dc:date>2016-02-15T17:59:00</dc:date>
            </office:change-info>
          </text:format-change>
        </text:changed-region>
        <text:changed-region xml:id="ct2160636219232" text:id="ct2160636219232">
          <text:format-change>
            <office:change-info>
              <dc:creator>Unknown Author</dc:creator>
              <dc:date>2016-02-15T17:59:00</dc:date>
            </office:change-info>
          </text:format-change>
        </text:changed-region>
        <text:changed-region xml:id="ct2160636227296" text:id="ct2160636227296">
          <text:insertion>
            <office:change-info>
              <dc:creator>Unknown Author</dc:creator>
              <dc:date>2014-05-27T17:25:00</dc:date>
            </office:change-info>
          </text:insertion>
        </text:changed-region>
        <text:changed-region xml:id="ct2160636225728" text:id="ct2160636225728">
          <text:insertion>
            <office:change-info>
              <dc:creator>Unknown Author</dc:creator>
              <dc:date>2014-05-27T17:25:00</dc:date>
            </office:change-info>
          </text:insertion>
        </text:changed-region>
        <text:changed-region xml:id="ct2160636224608" text:id="ct2160636224608">
          <text:insertion>
            <office:change-info>
              <dc:creator>Unknown Author</dc:creator>
              <dc:date>2014-05-27T17:25:00</dc:date>
            </office:change-info>
          </text:insertion>
        </text:changed-region>
        <text:changed-region xml:id="ct2160636217888" text:id="ct2160636217888">
          <text:insertion>
            <office:change-info>
              <dc:creator>Unknown Author</dc:creator>
              <dc:date>2014-05-27T17:25:00</dc:date>
            </office:change-info>
          </text:insertion>
        </text:changed-region>
        <text:changed-region xml:id="ct2160636223040" text:id="ct2160636223040">
          <text:insertion>
            <office:change-info>
              <dc:creator>Unknown Author</dc:creator>
              <dc:date>2014-05-27T17:26:00</dc:date>
            </office:change-info>
          </text:insertion>
        </text:changed-region>
        <text:changed-region xml:id="ct2160636221920" text:id="ct2160636221920">
          <text:insertion>
            <office:change-info>
              <dc:creator>Unknown Author</dc:creator>
              <dc:date>2014-05-27T17:27:00</dc:date>
            </office:change-info>
          </text:insertion>
        </text:changed-region>
        <text:changed-region xml:id="ct2160636221248" text:id="ct2160636221248">
          <text:insertion>
            <office:change-info>
              <dc:creator>Unknown Author</dc:creator>
              <dc:date>2014-05-27T17:27:00</dc:date>
            </office:change-info>
          </text:insertion>
        </text:changed-region>
        <text:changed-region xml:id="ct2160636216544" text:id="ct2160636216544">
          <text:insertion>
            <office:change-info>
              <dc:creator>Unknown Author</dc:creator>
              <dc:date>2014-05-27T17:27:00</dc:date>
            </office:change-info>
          </text:insertion>
        </text:changed-region>
        <text:changed-region xml:id="ct2160636213408" text:id="ct2160636213408">
          <text:insertion>
            <office:change-info>
              <dc:creator>Unknown Author</dc:creator>
              <dc:date>2014-05-27T17:27:00</dc:date>
            </office:change-info>
          </text:insertion>
        </text:changed-region>
        <text:changed-region xml:id="ct2160636213632" text:id="ct2160636213632">
          <text:insertion>
            <office:change-info>
              <dc:creator>Unknown Author</dc:creator>
              <dc:date>2014-05-27T17:27:00</dc:date>
            </office:change-info>
          </text:insertion>
        </text:changed-region>
        <text:changed-region xml:id="ct2160636214976" text:id="ct2160636214976">
          <text:insertion>
            <office:change-info>
              <dc:creator>Unknown Author</dc:creator>
              <dc:date>2014-05-27T17:27:00</dc:date>
            </office:change-info>
          </text:insertion>
        </text:changed-region>
        <text:changed-region xml:id="ct2160636217216" text:id="ct2160636217216">
          <text:insertion>
            <office:change-info>
              <dc:creator>Unknown Author</dc:creator>
              <dc:date>2014-05-27T17:28:00</dc:date>
            </office:change-info>
          </text:insertion>
        </text:changed-region>
        <text:changed-region xml:id="ct2160636224384" text:id="ct2160636224384">
          <text:insertion>
            <office:change-info>
              <dc:creator>Unknown Author</dc:creator>
              <dc:date>2014-05-27T17:28:00</dc:date>
            </office:change-info>
          </text:insertion>
        </text:changed-region>
        <text:changed-region xml:id="ct2160636219680" text:id="ct2160636219680">
          <text:deletion>
            <office:change-info>
              <dc:creator>Unknown Author</dc:creator>
              <dc:date>2016-02-15T18:03:00</dc:date>
            </office:change-info>
            <text:p text:style-name="List_20_Paragraph"><text:span text:style-name="Default_20_Paragraph_20_Font"><text:span text:style-name="T1">n</text:span></text:span></text:p>
          </text:deletion>
        </text:changed-region>
        <text:changed-region xml:id="ct2160636217440" text:id="ct2160636217440">
          <text:insertion>
            <office:change-info>
              <dc:creator>Unknown Author</dc:creator>
              <dc:date>2016-02-15T18:03:00</dc:date>
            </office:change-info>
          </text:insertion>
        </text:changed-region>
        <text:changed-region xml:id="ct2160636222592" text:id="ct2160636222592">
          <text:insertion>
            <office:change-info>
              <dc:creator>Unknown Author</dc:creator>
              <dc:date>2014-05-27T17:29:00</dc:date>
            </office:change-info>
          </text:insertion>
        </text:changed-region>
        <text:changed-region xml:id="ct2160636227072" text:id="ct2160636227072">
          <text:insertion>
            <office:change-info>
              <dc:creator>Unknown Author</dc:creator>
              <dc:date>2016-02-15T18:06:00</dc:date>
            </office:change-info>
          </text:insertion>
        </text:changed-region>
        <text:changed-region xml:id="ct2160636224832" text:id="ct2160636224832">
          <text:insertion>
            <office:change-info>
              <dc:creator>Unknown Author</dc:creator>
              <dc:date>2016-02-15T18:06:00</dc:date>
            </office:change-info>
          </text:insertion>
        </text:changed-region>
        <text:changed-region xml:id="ct2160636217664" text:id="ct2160636217664">
          <text:insertion>
            <office:change-info>
              <dc:creator>Unknown Author</dc:creator>
              <dc:date>2016-02-15T18:06:00</dc:date>
            </office:change-info>
          </text:insertion>
        </text:changed-region>
        <text:changed-region xml:id="ct2160636213856" text:id="ct2160636213856">
          <text:insertion>
            <office:change-info>
              <dc:creator>Unknown Author</dc:creator>
              <dc:date>2016-02-15T18:06:00</dc:date>
            </office:change-info>
          </text:insertion>
        </text:changed-region>
        <text:changed-region xml:id="ct2160636219456" text:id="ct2160636219456">
          <text:insertion>
            <office:change-info>
              <dc:creator>Unknown Author</dc:creator>
              <dc:date>2016-02-15T18:06:00</dc:date>
            </office:change-info>
          </text:insertion>
        </text:changed-region>
        <text:changed-region xml:id="ct2160636218112" text:id="ct2160636218112">
          <text:insertion>
            <office:change-info>
              <dc:creator>Unknown Author</dc:creator>
              <dc:date>2016-02-15T18:06:00</dc:date>
            </office:change-info>
          </text:insertion>
        </text:changed-region>
        <text:changed-region xml:id="ct2160636218784" text:id="ct2160636218784">
          <text:insertion>
            <office:change-info>
              <dc:creator>Unknown Author</dc:creator>
              <dc:date>2016-02-15T18:06:00</dc:date>
            </office:change-info>
          </text:insertion>
        </text:changed-region>
        <text:changed-region xml:id="ct2160636222144" text:id="ct2160636222144">
          <text:insertion>
            <office:change-info>
              <dc:creator>Unknown Author</dc:creator>
              <dc:date>2016-02-15T18:06:00</dc:date>
            </office:change-info>
          </text:insertion>
        </text:changed-region>
        <text:changed-region xml:id="ct2160636215424" text:id="ct2160636215424">
          <text:insertion>
            <office:change-info>
              <dc:creator>Unknown Author</dc:creator>
              <dc:date>2016-02-15T18:07:00</dc:date>
            </office:change-info>
          </text:insertion>
        </text:changed-region>
        <text:changed-region xml:id="ct2160636223264" text:id="ct2160636223264">
          <text:insertion>
            <office:change-info>
              <dc:creator>Unknown Author</dc:creator>
              <dc:date>2016-02-15T18:07:00</dc:date>
            </office:change-info>
          </text:insertion>
        </text:changed-region>
        <text:changed-region xml:id="ct2160636225952" text:id="ct2160636225952">
          <text:insertion>
            <office:change-info>
              <dc:creator>Unknown Author</dc:creator>
              <dc:date>2016-02-15T18:07:00</dc:date>
            </office:change-info>
          </text:insertion>
        </text:changed-region>
        <text:changed-region xml:id="ct2160636215200" text:id="ct2160636215200">
          <text:insertion>
            <office:change-info>
              <dc:creator>Unknown Author</dc:creator>
              <dc:date>2014-05-26T12:49:00</dc:date>
            </office:change-info>
          </text:insertion>
        </text:changed-region>
        <text:changed-region xml:id="ct2160636226176" text:id="ct2160636226176">
          <text:insertion>
            <office:change-info>
              <dc:creator>Unknown Author</dc:creator>
              <dc:date>2016-02-15T18:07:00</dc:date>
            </office:change-info>
          </text:insertion>
        </text:changed-region>
        <text:changed-region xml:id="ct2160636226848" text:id="ct2160636226848">
          <text:insertion>
            <office:change-info>
              <dc:creator>Unknown Author</dc:creator>
              <dc:date>2014-05-26T12:50:00</dc:date>
            </office:change-info>
          </text:insertion>
        </text:changed-region>
        <text:changed-region xml:id="ct2160636223488" text:id="ct2160636223488">
          <text:insertion>
            <office:change-info>
              <dc:creator>Unknown Author</dc:creator>
              <dc:date>2014-05-26T12:51:00</dc:date>
            </office:change-info>
          </text:insertion>
        </text:changed-region>
        <text:changed-region xml:id="ct2160636222368" text:id="ct2160636222368">
          <text:insertion>
            <office:change-info>
              <dc:creator>Unknown Author</dc:creator>
              <dc:date>2014-05-26T12:52:00</dc:date>
            </office:change-info>
          </text:insertion>
        </text:changed-region>
        <text:changed-region xml:id="ct2160636219008" text:id="ct2160636219008">
          <text:deletion>
            <office:change-info>
              <dc:creator>Unknown Author</dc:creator>
              <dc:date>2014-05-26T12:51:00</dc:date>
            </office:change-info>
            <text:p text:style-name="Normal"><text:span text:style-name="Default_20_Paragraph_20_Font"><text:span text:style-name="T2">.</text:span></text:span></text:p>
          </text:deletion>
        </text:changed-region>
        <text:changed-region xml:id="ct2160636226624" text:id="ct2160636226624">
          <text:insertion>
            <office:change-info>
              <dc:creator>Unknown Author</dc:creator>
              <dc:date>2014-05-26T12:25:00</dc:date>
            </office:change-info>
          </text:insertion>
        </text:changed-region>
        <text:changed-region xml:id="ct2160636219904" text:id="ct2160636219904">
          <text:insertion>
            <office:change-info>
              <dc:creator>Unknown Author</dc:creator>
              <dc:date>2014-05-26T12:25:00</dc:date>
            </office:change-info>
          </text:insertion>
        </text:changed-region>
        <text:changed-region xml:id="ct2160636222816" text:id="ct2160636222816">
          <text:insertion>
            <office:change-info>
              <dc:creator>Unknown Author</dc:creator>
              <dc:date>2014-05-26T12:26:00</dc:date>
            </office:change-info>
          </text:insertion>
        </text:changed-region>
        <text:changed-region xml:id="ct2160636215872" text:id="ct2160636215872">
          <text:insertion>
            <office:change-info>
              <dc:creator>Unknown Author</dc:creator>
              <dc:date>2014-05-26T12:26:00</dc:date>
            </office:change-info>
          </text:insertion>
        </text:changed-region>
        <text:changed-region xml:id="ct2160636223712" text:id="ct2160636223712">
          <text:insertion>
            <office:change-info>
              <dc:creator>Unknown Author</dc:creator>
              <dc:date>2014-05-26T12:27:00</dc:date>
            </office:change-info>
          </text:insertion>
        </text:changed-region>
        <text:changed-region xml:id="ct2160636214080" text:id="ct2160636214080">
          <text:insertion>
            <office:change-info>
              <dc:creator>Unknown Author</dc:creator>
              <dc:date>2014-05-26T12:27:00</dc:date>
            </office:change-info>
          </text:insertion>
        </text:changed-region>
        <text:changed-region xml:id="ct2160636214528" text:id="ct2160636214528">
          <text:insertion>
            <office:change-info>
              <dc:creator>Unknown Author</dc:creator>
              <dc:date>2014-05-26T12:27:00</dc:date>
            </office:change-info>
          </text:insertion>
        </text:changed-region>
        <text:changed-region xml:id="ct2160636214752" text:id="ct2160636214752">
          <text:insertion>
            <office:change-info>
              <dc:creator>Unknown Author</dc:creator>
              <dc:date>2014-05-26T12:27:00</dc:date>
            </office:change-info>
          </text:insertion>
        </text:changed-region>
        <text:changed-region xml:id="ct2160636215648" text:id="ct2160636215648">
          <text:insertion>
            <office:change-info>
              <dc:creator>Unknown Author</dc:creator>
              <dc:date>2014-05-26T1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252"/>
      <text:p text:style-name="P252"/>
      <text:p text:style-name="P252"/>
      <text:p text:style-name="P252"/>
      <text:p text:style-name="P252"/>
      <text:p text:style-name="P252"/>
      <text:p text:style-name="P252"><text:bookmark-start text:name="_Toc379789480"/><text:bookmark-start text:name="_Toc310595916"/><text:bookmark-start text:name="_Toc290888199"/><text:bookmark-start text:name="_Toc290045510"/><text:bookmark-start text:name="_Toc273352526"/><text:bookmark-start text:name="_Toc273345919"/><text:bookmark-start text:name="_Toc271627624"/><text:bookmark-start text:name="_Toc271552491"/><text:bookmark-start text:name="_Toc271551497"/><text:bookmark-start text:name="_Toc271031518"/><text:bookmark-start text:name="_Toc270424915"/><text:bookmark-start text:name="_Toc270420732"/><text:bookmark-start text:name="_Toc269114839"/><text:bookmark-start text:name="_Toc269120295"/><text:bookmark-start text:name="_Toc269120563"/><text:bookmark-start text:name="_Toc269122880"/><text:bookmark-start text:name="_Toc269124322"/><text:bookmark-start text:name="_Toc269126586"/><text:bookmark-start text:name="_Toc269128804"/><text:bookmark-start text:name="_Toc269040692"/><text:bookmark-start text:name="_Toc269110384"/>ADIT – <text:bookmark-end text:name="_Toc269040692"/><text:bookmark-end text:name="_Toc269110384"/>Kasutusjuhend<text:bookmark-end text:name="_Toc379789480"/><text:bookmark-end text:name="_Toc310595916"/><text:bookmark-end text:name="_Toc290888199"/><text:bookmark-end text:name="_Toc290045510"/><text:bookmark-end text:name="_Toc273352526"/><text:bookmark-end text:name="_Toc273345919"/><text:bookmark-end text:name="_Toc271627624"/><text:bookmark-end text:name="_Toc271552491"/><text:bookmark-end text:name="_Toc271551497"/><text:bookmark-end text:name="_Toc271031518"/><text:bookmark-end text:name="_Toc270424915"/><text:bookmark-end text:name="_Toc270420732"/><text:bookmark-end text:name="_Toc269114839"/><text:bookmark-end text:name="_Toc269120295"/><text:bookmark-end text:name="_Toc269120563"/><text:bookmark-end text:name="_Toc269122880"/><text:bookmark-end text:name="_Toc269124322"/><text:bookmark-end text:name="_Toc269126586"/><text:bookmark-end text:name="_Toc269128804"/></text:p>
      <text:p text:style-name="P4"/>
      <text:p text:style-name="P1">Versioon 1.<text:change text:change-id="ct2160622303328"/><text:change text:change-id="ct2160622311616"/><text:span text:style-name="T160">3</text:span></text:p>
      <text:p text:style-name="P228"/>
      <text:p text:style-name="P265"><text:bookmark-start text:name="_Toc379789481"/><text:bookmark-start text:name="_Toc310595917"/><text:bookmark-start text:name="_Toc290888200"/><text:bookmark-start text:name="_Toc290045511"/><text:bookmark-start text:name="_Toc273352527"/><text:bookmark-start text:name="_Toc273345920"/><text:bookmark-start text:name="_Toc271627625"/><text:bookmark-start text:name="_Toc271552492"/><text:bookmark-start text:name="_Toc271551498"/><text:bookmark-start text:name="_Toc271031519"/><text:bookmark-start text:name="_Toc270424916"/><text:bookmark-start text:name="_Toc270420733"/><text:bookmark-start text:name="_Toc269110385"/><text:bookmark-start text:name="_Toc269114840"/><text:bookmark-start text:name="_Toc269120564"/><text:bookmark-start text:name="_Toc269122881"/><text:bookmark-start text:name="_Toc269124323"/><text:bookmark-start text:name="_Toc269126587"/><text:bookmark-start text:name="_Toc269128805"/>Sisukord<text:bookmark-end text:name="_Toc379789481"/><text:bookmark-end text:name="_Toc310595917"/><text:bookmark-end text:name="_Toc290888200"/><text:bookmark-end text:name="_Toc290045511"/><text:bookmark-end text:name="_Toc273352527"/><text:bookmark-end text:name="_Toc273345920"/><text:bookmark-end text:name="_Toc271627625"/><text:bookmark-end text:name="_Toc271552492"/><text:bookmark-end text:name="_Toc271551498"/><text:bookmark-end text:name="_Toc271031519"/><text:bookmark-end text:name="_Toc270424916"/><text:bookmark-end text:name="_Toc270420733"/><text:bookmark-end text:name="_Toc269110385"/><text:bookmark-end text:name="_Toc269114840"/><text:bookmark-end text:name="_Toc269120564"/><text:bookmark-end text:name="_Toc269122881"/><text:bookmark-end text:name="_Toc269124323"/><text:bookmark-end text:name="_Toc269126587"/><text:bookmark-end text:name="_Toc269128805"/></text:p>
      <text:p text:style-name="P230"/>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32"><text:a xlink:type="simple" xlink:href="#__RefHeading___Toc55452_1250719955" text:style-name="Internet_20_link" text:visited-style-name="Visited_20_Internet_20_Link">Sissejuhatus<text:tab/>6</text:a></text:p>
          <text:p text:style-name="P232"><text:a xlink:type="simple" xlink:href="#__RefHeading___Toc55454_1250719955" text:style-name="Internet_20_link" text:visited-style-name="Visited_20_Internet_20_Link">Klassifikaatorid<text:tab/>8</text:a></text:p>
          <text:p text:style-name="P232"><text:a xlink:type="simple" xlink:href="#__RefHeading___Toc55456_1250719955" text:style-name="Internet_20_link" text:visited-style-name="Visited_20_Internet_20_Link">Õiguste süsteem<text:tab/>9</text:a></text:p>
          <text:p text:style-name="P232"><text:a xlink:type="simple" xlink:href="#__RefHeading___Toc55458_1250719955" text:style-name="Internet_20_link" text:visited-style-name="Visited_20_Internet_20_Link">Join.v1<text:tab/>11</text:a></text:p>
          <text:p text:style-name="P232"><text:a xlink:type="simple" xlink:href="#__RefHeading___Toc55460_1250719955" text:style-name="Internet_20_link" text:visited-style-name="Visited_20_Internet_20_Link">UnJoin.v1<text:tab/>13</text:a></text:p>
          <text:p text:style-name="P232"><text:a xlink:type="simple" xlink:href="#__RefHeading___Toc55462_1250719955" text:style-name="Internet_20_link" text:visited-style-name="Visited_20_Internet_20_Link">GetJoined.v1<text:tab/>15</text:a></text:p>
          <text:p text:style-name="P232"><text:a xlink:type="simple" xlink:href="#__RefHeading___Toc55464_1250719955" text:style-name="Internet_20_link" text:visited-style-name="Visited_20_Internet_20_Link">GetUserInfo.v1<text:tab/>18</text:a></text:p>
          <text:p text:style-name="P232"><text:a xlink:type="simple" xlink:href="#__RefHeading___Toc55466_1250719955" text:style-name="Internet_20_link" text:visited-style-name="Visited_20_Internet_20_Link">SetNotifications.v1<text:tab/>22</text:a></text:p>
          <text:p text:style-name="P232"><text:a xlink:type="simple" xlink:href="#__RefHeading___Toc55468_1250719955" text:style-name="Internet_20_link" text:visited-style-name="Visited_20_Internet_20_Link">GetNotifications.v1<text:tab/>25</text:a></text:p>
          <text:p text:style-name="P232"><text:a xlink:type="simple" xlink:href="#__RefHeading___Toc55470_1250719955" text:style-name="Internet_20_link" text:visited-style-name="Visited_20_Internet_20_Link">SaveDocument.v1<text:tab/>28</text:a></text:p>
          <text:p text:style-name="P232"><text:a xlink:type="simple" xlink:href="#__RefHeading___Toc55472_1250719955" text:style-name="Internet_20_link" text:visited-style-name="Visited_20_Internet_20_Link">SaveDocumentFile.v1<text:tab/>32</text:a></text:p>
          <text:p text:style-name="P232"><text:a xlink:type="simple" xlink:href="#__RefHeading___Toc55474_1250719955" text:style-name="Internet_20_link" text:visited-style-name="Visited_20_Internet_20_Link">DeflateDocument.v1<text:tab/>36</text:a></text:p>
          <text:p text:style-name="P232"><text:a xlink:type="simple" xlink:href="#__RefHeading___Toc55476_1250719955" text:style-name="Internet_20_link" text:visited-style-name="Visited_20_Internet_20_Link">DeleteDocument.v1<text:tab/>38</text:a></text:p>
          <text:p text:style-name="P232"><text:a xlink:type="simple" xlink:href="#__RefHeading___Toc55478_1250719955" text:style-name="Internet_20_link" text:visited-style-name="Visited_20_Internet_20_Link">DeleteDocumentFile.v1<text:tab/>41</text:a></text:p>
          <text:p text:style-name="P232"><text:a xlink:type="simple" xlink:href="#__RefHeading___Toc55480_1250719955" text:style-name="Internet_20_link" text:visited-style-name="Visited_20_Internet_20_Link">GetDocument.v1<text:tab/>43</text:a></text:p>
          <text:p text:style-name="P232"><text:a xlink:type="simple" xlink:href="#__RefHeading___Toc55482_1250719955" text:style-name="Internet_20_link" text:visited-style-name="Visited_20_Internet_20_Link">GetDocument.v2<text:tab/>49</text:a></text:p>
          <text:p text:style-name="P232"><text:a xlink:type="simple" xlink:href="#__RefHeading___Toc55484_1250719955" text:style-name="Internet_20_link" text:visited-style-name="Visited_20_Internet_20_Link">GetSendStatus.v1<text:tab/>54</text:a></text:p>
          <text:p text:style-name="P232"><text:a xlink:type="simple" xlink:href="#__RefHeading___Toc55486_1250719955" text:style-name="Internet_20_link" text:visited-style-name="Visited_20_Internet_20_Link">GetDocumentFile.v1<text:tab/>58</text:a></text:p>
          <text:p text:style-name="P232"><text:a xlink:type="simple" xlink:href="#__RefHeading___Toc55488_1250719955" text:style-name="Internet_20_link" text:visited-style-name="Visited_20_Internet_20_Link">GetDocumentHistory.v1<text:tab/>62</text:a></text:p>
          <text:p text:style-name="P232"><text:a xlink:type="simple" xlink:href="#__RefHeading___Toc55490_1250719955" text:style-name="Internet_20_link" text:visited-style-name="Visited_20_Internet_20_Link">GetDocumentList.v1<text:tab/>66</text:a></text:p>
          <text:p text:style-name="P232"><text:a xlink:type="simple" xlink:href="#__RefHeading___Toc55494_1250719955" text:style-name="Internet_20_link" text:visited-style-name="Visited_20_Internet_20_Link">PrepareSignature.v1<text:tab/>74</text:a></text:p>
          <text:p text:style-name="P232"><text:a xlink:type="simple" xlink:href="#__RefHeading___Toc55496_1250719955" text:style-name="Internet_20_link" text:visited-style-name="Visited_20_Internet_20_Link">ConfirmSignature.v1<text:tab/>78</text:a></text:p>
          <text:p text:style-name="P232"><text:a xlink:type="simple" xlink:href="#__RefHeading___Toc55498_1250719955" text:style-name="Internet_20_link" text:visited-style-name="Visited_20_Internet_20_Link">SendDocument.v1<text:tab/>81</text:a></text:p>
          <text:p text:style-name="P232"><text:a xlink:type="simple" xlink:href="#__RefHeading___Toc44918_1648564678" text:style-name="Internet_20_link" text:visited-style-name="Visited_20_Internet_20_Link">ShareDocument.v1<text:tab/>84</text:a></text:p>
          <text:p text:style-name="P232"><text:a xlink:type="simple" xlink:href="#__RefHeading___Toc55502_1250719955" text:style-name="Internet_20_link" text:visited-style-name="Visited_20_Internet_20_Link">UnShareDocument.v1<text:tab/>88</text:a></text:p>
          <text:p text:style-name="P232"><text:a xlink:type="simple" xlink:href="#__RefHeading___Toc55504_1250719955" text:style-name="Internet_20_link" text:visited-style-name="Visited_20_Internet_20_Link">MarkDocumentViewed.v1<text:tab/>91</text:a></text:p>
          <text:p text:style-name="P232"><text:a xlink:type="simple" xlink:href="#__RefHeading___Toc55506_1250719955" text:style-name="Internet_20_link" text:visited-style-name="Visited_20_Internet_20_Link">ModifyStatus.v1<text:tab/>94</text:a></text:p>
          <text:p text:style-name="P232"><text:a xlink:type="simple" xlink:href="#__RefHeading___Toc55508_1250719955" text:style-name="Internet_20_link" text:visited-style-name="Visited_20_Internet_20_Link">GetUserContacts.v1<text:tab/>96</text:a></text:p>
        </text:index-body>
      </text:table-of-content>
      <text:p text:style-name="P230"/>
      <text:p text:style-name="P231"/>
      <text:p text:style-name="P231"/>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Normal"><text:span text:style-name="Default_20_Paragraph_20_Font"><text:span text:style-name="T7">Kuupäev</text:span></text:span></text:p>
          </table:table-cell>
          <table:table-cell table:style-name="Table1.A1" office:value-type="string">
            <text:p text:style-name="Normal"><text:span text:style-name="Default_20_Paragraph_20_Font"><text:span text:style-name="T7">Versioon</text:span></text:span></text:p>
          </table:table-cell>
          <table:table-cell table:style-name="Table1.A1" office:value-type="string">
            <text:p text:style-name="Normal"><text:span text:style-name="Default_20_Paragraph_20_Font"><text:span text:style-name="T7">Kirjeldus</text:span></text:span></text:p>
          </table:table-cell>
          <table:table-cell table:style-name="Table1.A1" office:value-type="string">
            <text:p text:style-name="Normal"><text:span text:style-name="Default_20_Paragraph_20_Font"><text:span text:style-name="T7">Autor</text:span></text:span></text:p>
          </table:table-cell>
        </table:table-row>
        <table:table-row>
          <table:table-cell table:style-name="Table1.A1" office:value-type="string">
            <text:p text:style-name="Normal"><text:span text:style-name="Default_20_Paragraph_20_Font"><text:span text:style-name="T9">08.08.2010</text:span></text:span></text:p>
          </table:table-cell>
          <table:table-cell table:style-name="Table1.A1" office:value-type="string">
            <text:p text:style-name="Normal"><text:span text:style-name="Default_20_Paragraph_20_Font"><text:span text:style-name="T9">1.0</text:span></text:span></text:p>
          </table:table-cell>
          <table:table-cell table:style-name="Table1.A1" office:value-type="string">
            <text:p text:style-name="Normal"><text:span text:style-name="Default_20_Paragraph_20_Font"><text:span text:style-name="T9">Dokumendi loomine</text:span></text:span></text:p>
          </table:table-cell>
          <table:table-cell table:style-name="Table1.A1" office:value-type="string">
            <text:p text:style-name="Normal"><text:span text:style-name="Default_20_Paragraph_20_Font"><text:span text:style-name="T9">Marko Kurm</text:span></text:span></text:p>
          </table:table-cell>
        </table:table-row>
        <table:table-row>
          <table:table-cell table:style-name="Table1.A1" office:value-type="string">
            <text:p text:style-name="Normal"><text:span text:style-name="Default_20_Paragraph_20_Font"><text:span text:style-name="T9">06.09.2010</text:span></text:span></text:p>
          </table:table-cell>
          <table:table-cell table:style-name="Table1.A1" office:value-type="string">
            <text:p text:style-name="Normal"><text:span text:style-name="Default_20_Paragraph_20_Font"><text:span text:style-name="T9">1.1</text:span></text:span></text:p>
          </table:table-cell>
          <table:table-cell table:style-name="Table1.A1" office:value-type="string">
            <text:p text:style-name="Normal"><text:span text:style-name="Default_20_Paragraph_20_Font"><text:span text:style-name="T9">Lisatud punkt „Õiguste süsteem“</text:span></text:span></text:p>
          </table:table-cell>
          <table:table-cell table:style-name="Table1.A1" office:value-type="string">
            <text:p text:style-name="Normal"><text:span text:style-name="Default_20_Paragraph_20_Font"><text:span text:style-name="T9">Marko Kurm</text:span></text:span></text:p>
          </table:table-cell>
        </table:table-row>
        <table:table-row>
          <table:table-cell table:style-name="Table1.A1" office:value-type="string">
            <text:p text:style-name="Normal"><text:span text:style-name="Default_20_Paragraph_20_Font"><text:span text:style-name="T9">08.02.2011</text:span></text:span></text:p>
          </table:table-cell>
          <table:table-cell table:style-name="Table1.A1" office:value-type="string">
            <text:p text:style-name="Normal"><text:span text:style-name="Default_20_Paragraph_20_Font"><text:span text:style-name="T9">1.2</text:span></text:span></text:p>
          </table:table-cell>
          <table:table-cell table:style-name="Table1.A1" office:value-type="string">
            <text:p text:style-name="Normal"><text:span text:style-name="Default_20_Paragraph_20_Font"><text:span text:style-name="T9">Eemaldatud nimeruumi prefiksid päringute näidete &lt;keha&gt; ja &lt;paring&gt; osade sisust.</text:span></text:span></text:p>
            <text:p text:style-name="Normal"><text:span text:style-name="Default_20_Paragraph_20_Font"><text:span text:style-name="T9">Muudetud päringute näidetes päringu juurelementi, et see algaks väiketähega.</text:span></text:span></text:p>
            <text:p text:style-name="Normal"><text:span text:style-name="Default_20_Paragraph_20_Font"><text:span text:style-name="T9">Parandatud getDocumentList päringu kirjeldust „document_types“, „document_dvk_statuses“ ja „document_workflow_statuses“ elementide osas.</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4.02.2011</text:span></text:span></text:p>
          </table:table-cell>
          <table:table-cell table:style-name="Table1.A1" office:value-type="string">
            <text:p text:style-name="Normal"><text:span text:style-name="Default_20_Paragraph_20_Font"><text:span text:style-name="T9">1.2.1</text:span></text:span></text:p>
          </table:table-cell>
          <table:table-cell table:style-name="Table1.A1" office:value-type="string">
            <text:p text:style-name="Normal"><text:span text:style-name="Default_20_Paragraph_20_Font"><text:span text:style-name="T9">Lisatud getDocument ja getDocumentList päringu vastuste juurde remove_date andmevälja kirjeldus ja näited.</text:span></text:span></text:p>
            <text:p text:style-name="Normal"><text:span text:style-name="Default_20_Paragraph_20_Font"><text:span text:style-name="T9">Lisatud getDocumentList päringu uute parameetrite „</text:span></text:span><text:span text:style-name="Default_20_Paragraph_20_Font"><text:span text:style-name="T9"><text:page-number style:num-format="1" text:select-page="current">3</text:page-number></text:span></text:span><text:span text:style-name="Default_20_Paragraph_20_Font"><text:span text:style-name="T9">eriood_start“, „</text:span></text:span><text:span text:style-name="Default_20_Paragraph_20_Font"><text:span text:style-name="T9"><text:page-number style:num-format="1" text:select-page="current">3</text:page-number></text:span></text:span><text:span text:style-name="Default_20_Paragraph_20_Font"><text:span text:style-name="T9">eriood_end“, „sort_by“ ja „sort_order“ kirjeldused.</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8.02.2011</text:span></text:span></text:p>
          </table:table-cell>
          <table:table-cell table:style-name="Table1.A1" office:value-type="string">
            <text:p text:style-name="Normal"><text:span text:style-name="Default_20_Paragraph_20_Font"><text:span text:style-name="T9">1.2.2</text:span></text:span></text:p>
          </table:table-cell>
          <table:table-cell table:style-name="Table1.A1" office:value-type="string">
            <text:p text:style-name="Normal"><text:span text:style-name="Default_20_Paragraph_20_Font"><text:span text:style-name="T9">LisatudgetDocumentList päringu kirjelduse juurde, millistelt andmeväljadelt toimub fraasiotsing.</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08.04.2011</text:span></text:span></text:p>
          </table:table-cell>
          <table:table-cell table:style-name="Table1.A1" office:value-type="string">
            <text:p text:style-name="Normal"><text:span text:style-name="Default_20_Paragraph_20_Font"><text:span text:style-name="T9">1.2.3</text:span></text:span></text:p>
          </table:table-cell>
          <table:table-cell table:style-name="Table1.A1" office:value-type="string">
            <text:p text:style-name="Normal"><text:span text:style-name="Default_20_Paragraph_20_Font"><text:span text:style-name="T9">Klassifikaatorite peatükki lisatud FILE_TYPE klassifikaatori kirjeldus.</text:span></text:span></text:p>
            <text:p text:style-name="Normal"><text:span text:style-name="Default_20_Paragraph_20_Font"><text:span text:style-name="T9">Lisatud getUserInfo vastuse näitesse „name“ ja „messages“ elemendid.</text:span></text:span></text:p>
            <text:p text:style-name="Normal"><text:span text:style-name="Default_20_Paragraph_20_Font"><text:span text:style-name="T9">Lisatud getDocument ja getDocumentList päringute kirjeldusse sisendparameetri „file_types“ kirjeldus ja näited.</text:span></text:span></text:p>
            <text:p text:style-name="Normal"><text:span text:style-name="Default_20_Paragraph_20_Font"><text:span text:style-name="T9">Lisatud getDocument, getDocumentFile ja getDocumentList päringute vastuse manuses saadetava XML faili kirjeldusse parameetri „file_type“ näited.</text:span></text:span></text:p>
            <text:p text:style-name="Normal"><text:span text:style-name="Default_20_Paragraph_20_Font"><text:span text:style-name="T9">Täpsustatud confirmSignature päringu kirjelduses, millisel kujul tuleks saata allkirja fail.</text:span></text:span></text:p>
            <text:p text:style-name="Normal"><text:span text:style-name="Default_20_Paragraph_20_Font"><text:span text:style-name="T9">Parandatud saveDocumentFile päringu näidist.</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8.04.2011</text:span></text:span></text:p>
          </table:table-cell>
          <table:table-cell table:style-name="Table1.A1" office:value-type="string">
            <text:p text:style-name="Normal"><text:span text:style-name="Default_20_Paragraph_20_Font"><text:span text:style-name="T9">1.2.4</text:span></text:span></text:p>
          </table:table-cell>
          <table:table-cell table:style-name="Table1.A1" office:value-type="string">
            <text:p text:style-name="Normal"><text:span text:style-name="Default_20_Paragraph_20_Font"><text:span text:style-name="T9">Täiendatud getDocument ja getDocumentList päringute vastuste näiteid ja kirjeldusi.</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02.12.2011</text:span></text:span></text:p>
          </table:table-cell>
          <table:table-cell table:style-name="Table1.A1" office:value-type="string">
            <text:p text:style-name="Normal"><text:span text:style-name="Default_20_Paragraph_20_Font"><text:span text:style-name="T9">1.2.5</text:span></text:span></text:p>
          </table:table-cell>
          <table:table-cell table:style-name="Table1.A1" office:value-type="string">
            <text:p text:style-name="Normal"><text:span text:style-name="Default_20_Paragraph_20_Font"><text:span text:style-name="T9">Täiendatud prepareSignature päringu kirjeldust ja näiteid seoses päringu muutmisega.</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1.12.2011</text:span></text:span></text:p>
          </table:table-cell>
          <table:table-cell table:style-name="Table1.A1" office:value-type="string">
            <text:p text:style-name="Normal"><text:span text:style-name="Default_20_Paragraph_20_Font"><text:span text:style-name="T9">1.2.6</text:span></text:span></text:p>
          </table:table-cell>
          <table:table-cell table:style-name="Table1.A1" office:value-type="string">
            <text:p text:style-name="Normal"><text:span text:style-name="Default_20_Paragraph_20_Font"><text:span text:style-name="T9">Täiendatud prepareSignature päringu kirjeldust ja näiteid seoses päringu muutmisega.</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1" office:value-type="date" office:date-value="2012-06-15">
            <text:p text:style-name="Normal"><text:span text:style-name="Default_20_Paragraph_20_Font"><text:span text:style-name="T9">15.06.2012</text:span></text:span></text:p>
          </table:table-cell>
          <table:table-cell table:style-name="Table1.A1" office:value-type="string">
            <text:p text:style-name="Normal"><text:change-start text:change-id="ct2160622312064"/><text:span text:style-name="Default_20_Paragraph_20_Font"><text:span text:style-name="T1">1.2.7</text:span></text:span><text:change-end text:change-id="ct2160622312064"/></text:p>
          </table:table-cell>
          <table:table-cell table:style-name="Table1.A1" office:value-type="string">
            <text:p text:style-name="P89"><text:change-start text:change-id="ct2160622303552"/>Täiendatud saveDocument ja sendDocument päringud dvk_folder parameetriga. Lisatud getUserContacts päring<text:change-end text:change-id="ct2160622303552"/></text:p>
          </table:table-cell>
          <table:table-cell table:style-name="Table1.A1" office:value-type="string">
            <text:p text:style-name="P89"><text:change-start text:change-id="ct2160622303776"/>Dmitri Timofejev<text:change-end text:change-id="ct2160622303776"/></text:p>
          </table:table-cell>
        </table:table-row>
        <table:table-row>
          <table:table-cell table:style-name="Table1.A1" office:value-type="string">
            <text:p text:style-name="Normal"><text:change-start text:change-id="ct2160622304224"/><text:span text:style-name="Default_20_Paragraph_20_Font"><text:span text:style-name="T9">11.09.2012</text:span></text:span><text:change-end text:change-id="ct2160622304224"/></text:p>
          </table:table-cell>
          <table:table-cell table:style-name="Table1.A1" office:value-type="string">
            <text:p text:style-name="Normal"><text:change-start text:change-id="ct2160622312512"/><text:span text:style-name="Default_20_Paragraph_20_Font"><text:span text:style-name="T9">1.2.8</text:span></text:span><text:change-end text:change-id="ct2160622312512"/></text:p>
          </table:table-cell>
          <table:table-cell table:style-name="Table1.A1" office:value-type="string">
            <text:p text:style-name="P89"><text:change-start text:change-id="ct2160622313632"/>SaveDocument päringu kirjeldusest eemaldatud dvk_folder parameeter.<text:change-end text:change-id="ct2160622313632"/></text:p>
          </table:table-cell>
          <table:table-cell table:style-name="Table1.A1" office:value-type="string">
            <text:p text:style-name="P89"><text:change-start text:change-id="ct2160622314080"/>Dmitri Timofejev<text:change-end text:change-id="ct2160622314080"/></text:p>
          </table:table-cell>
        </table:table-row>
        <table:table-row>
          <table:table-cell table:style-name="Table1.A11" office:value-type="date" office:date-value="2014-02-07">
            <text:p text:style-name="Normal"><text:span text:style-name="Default_20_Paragraph_20_Font"><text:span text:style-name="T9">07.02.2014</text:span></text:span></text:p>
          </table:table-cell>
          <table:table-cell table:style-name="Table1.A1" office:value-type="string">
            <text:p text:style-name="Normal"><text:change-start text:change-id="ct2160622304672"/><text:span text:style-name="Default_20_Paragraph_20_Font"><text:span text:style-name="T9">1.2.9</text:span></text:span><text:change-end text:change-id="ct2160622304672"/></text:p>
          </table:table-cell>
          <table:table-cell table:style-name="Table1.A1" office:value-type="string">
            <text:p text:style-name="P89"><text:change-start text:change-id="ct2160622304896"/>Uus päring getSendStatus kirjeldatud. getDocument.v2 päring kirjeldatud.<text:change-end text:change-id="ct2160622304896"/></text:p>
          </table:table-cell>
          <table:table-cell table:style-name="Table1.A1" office:value-type="string">
            <text:p text:style-name="P89"><text:change-start text:change-id="ct2160622305568"/>Aleksei Kokarev<text:change-end text:change-id="ct2160622305568"/></text:p>
          </table:table-cell>
        </table:table-row>
        <table:table-row>
          <table:table-cell table:style-name="Table1.A14" office:value-type="date" office:date-value="2014-05-26">
            <text:p text:style-name="Normal"><text:span text:style-name="Default_20_Paragraph_20_Font"><text:span text:style-name="T9">26.05.2014</text:span></text:span></text:p>
          </table:table-cell>
          <table:table-cell table:style-name="Table1.B14" office:value-type="date" office:date-value="2010-02-01">
            <text:p text:style-name="P86"><text:change-start text:change-id="ct2160622306016"/>1.2.10<text:change-end text:change-id="ct2160622306016"/></text:p>
          </table:table-cell>
          <table:table-cell table:style-name="Table1.C14" office:value-type="string">
            <text:p text:style-name="P89"><text:change-start text:change-id="ct2160622306912"/>SendDocument päringule sai lisatud recipient_email_li<text:change-end text:change-id="ct2160622306912"/><text:change-start text:change-id="ct2160622307136"/>st<text:change-end text:change-id="ct2160622307136"/><text:change-start text:change-id="ct2160622307360"/>. <text:change-end text:change-id="ct2160622307360"/><text:change-start text:change-id="ct2160622307584"/>SaveD<text:span text:style-name="T32">ocument.</text:span>v1<text:span text:style-name="T32"> </text:span>ja getDocument.v1 päringutele on lisatud <text:span text:style-name="T32">content v</text:span>äl<text:change-end text:change-id="ct2160622307584"/><text:change-start text:change-id="ct2160622307808"/>i meili sisu hoidmiseks.<text:change-end text:change-id="ct2160622307808"/><text:change-start text:change-id="ct2160622316096"/> GetDocumentList.v1<text:change-end text:change-id="ct2160622316096"/><text:change-start text:change-id="ct2160622316768"/> sort_by parameeterile sai lisatud <text:change-end text:change-id="ct2160622316768"/><text:change-start text:change-id="ct2160622316992"/>3 väärtust<text:change-end text:change-id="ct2160622316992"/></text:p>
          </table:table-cell>
          <table:table-cell table:style-name="Table1.D14" office:value-type="string">
            <text:p text:style-name="P89"><text:change-start text:change-id="ct2160622316320"/>Dmitri Timofejev<text:change-end text:change-id="ct2160622316320"/></text:p>
          </table:table-cell>
        </table:table-row>
        <table:table-row>
          <table:table-cell table:style-name="Table1.A14" office:value-type="date" office:date-value="2016-02-15">
            <text:p text:style-name="P85">15.02.2016</text:p>
          </table:table-cell>
          <table:table-cell table:style-name="Table1.B15" office:value-type="string">
            <text:p text:style-name="P87"><text:change-start text:change-id="ct2160622315648"/>1.<text:change-end text:change-id="ct2160622315648"/><text:span text:style-name="T3">2.11</text:span></text:p>
          </table:table-cell>
          <table:table-cell table:style-name="Table1.C15" office:value-type="string">
            <text:p text:style-name="P90"><text:span text:style-name="T3">Parandatud</text:span><text:change-start text:change-id="ct2160622316544"/> dokumentatsiooni puuduliku info (pre<text:change-end text:change-id="ct2160622316544"/><text:change-start text:change-id="ct2160622317216"/>pareSignature.v2) põhjal<text:change-end text:change-id="ct2160622317216"/></text:p>
          </table:table-cell>
          <table:table-cell table:style-name="Table1.D15" office:value-type="string">
            <text:p text:style-name="P90"><text:change-start text:change-id="ct2160622315872"/>Kertu Hiire<text:change-end text:change-id="ct2160622315872"/></text:p>
            <text:p text:style-name="P90"/>
          </table:table-cell>
        </table:table-row>
        <table:table-row>
          <table:table-cell table:style-name="Table1.A14" office:value-type="date" office:date-value="2016-09-22">
            <text:p text:style-name="P92">22.09.2016</text:p>
          </table:table-cell>
          <table:table-cell table:style-name="Table1.B16" office:value-type="string">
            <text:p text:style-name="P88">1.3</text:p>
          </table:table-cell>
          <table:table-cell table:style-name="Table1.C16" office:value-type="string">
            <text:p text:style-name="P91">Lisatud info ja näited <text:span text:style-name="T47">X-tee sõnumiprotokolli </text:span><text:span text:style-name="T48">v4.0</text:span> kasutamise kohta</text:p>
          </table:table-cell>
          <table:table-cell table:style-name="Table1.D16" office:value-type="string">
            <text:p text:style-name="P91">Levan <text:span text:style-name="T39">K</text:span>ekelidze</text:p>
          </table:table-cell>
        </table:table-row>
      </table:table>
      <text:p text:style-name="P229"><text:soft-page-break/></text:p>
      <text:h text:style-name="P258"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text:bookmark-start text:name="_Toc379789482"/><text:bookmark-start text:name="_Toc310595918"/><text:bookmark-start text:name="_Toc290888201"/><text:bookmark-start text:name="_Toc290045512"/><text:bookmark-start text:name="_Toc273352528"/><text:bookmark-start text:name="_Toc273345921"/><text:bookmark-start text:name="_Toc271627626"/><text:bookmark-start text:name="_Toc271552493"/><text:bookmark-start text:name="_Toc271551499"/><text:bookmark-start text:name="_Toc271031520"/><text:bookmark-start text:name="_Toc270424917"/><text:bookmark-start text:name="_Toc270420734"/><text:bookmark-start text:name="_Toc269114841"/><text:bookmark-start text:name="_Toc269120296"/><text:bookmark-start text:name="_Toc269120565"/><text:bookmark-start text:name="_Toc269122882"/><text:bookmark-start text:name="_Toc269124324"/><text:bookmark-start text:name="_Toc269126588"/><text:bookmark-start text:name="__RefHeading___Toc55452_1250719955"/><text:bookmark-start text:name="_Toc269128806"/><text:soft-page-break/>Sissejuhatus<text:bookmark-end text:name="_Toc379789482"/><text:bookmark-end text:name="_Toc310595918"/><text:bookmark-end text:name="_Toc290888201"/><text:bookmark-end text:name="_Toc290045512"/><text:bookmark-end text:name="_Toc273352528"/><text:bookmark-end text:name="_Toc273345921"/><text:bookmark-end text:name="_Toc271627626"/><text:bookmark-end text:name="_Toc271552493"/><text:bookmark-end text:name="_Toc271551499"/><text:bookmark-end text:name="_Toc271031520"/><text:bookmark-end text:name="_Toc270424917"/><text:bookmark-end text:name="_Toc270420734"/><text:bookmark-end text:name="_Toc269114841"/><text:bookmark-end text:name="_Toc269120296"/><text:bookmark-end text:name="_Toc269120565"/><text:bookmark-end text:name="_Toc269122882"/><text:bookmark-end text:name="_Toc269124324"/><text:bookmark-end text:name="_Toc269126588"/><text:bookmark-end text:name="__RefHeading___Toc55452_1250719955"/><text:bookmark-end text:name="_Toc269128806"/></text:h>
      <text:p text:style-name="P29"><text:span text:style-name="Default_20_Paragraph_20_Font"><text:span text:style-name="T2">Antud dokumendi eesmärk on anda ülevaade ADIT-i poolt pakutavatest veebiteenustest. ADIT veebiteenused on mõeldud publitseerimiseks üle X-Tee (ADIT eeldab, et päringus on defineeritud X-Tee päised). Päringute kirjelduse juures on toodud välja päringu parameetrid ning päringu vastuse kuju </text:span></text:span><text:span text:style-name="Default_20_Paragraph_20_Font"><text:span text:style-name="T18">kahe X-Tee sõnumiprotokolli versiooni jaoks: versioon 2.0 (veebiteenused stiilis „RPC/encoded”) ja versioon 4.0 (veebiteenused stiilis „Document/Literal wrapped”)</text:span></text:span><text:span text:style-name="Default_20_Paragraph_20_Font"><text:span text:style-name="T2">. Päringu parameetritena on eeldatud alati järgmiste päiste olemasolu:</text:span></text:span></text:p>
      <text:p text:style-name="P29"><text:span text:style-name="Default_20_Paragraph_20_Font"><text:span text:style-name="T2"/></text:span></text:p>
      <text:p text:style-name="P7">X-tee sõnumiprotokoll v2.0:</text:p>
      <table:table table:name="Table46" table:style-name="Table46">
        <table:table-column table:style-name="Table46.A"/>
        <table:table-row>
          <table:table-cell table:style-name="Table46.A1" office:value-type="string">
            <text:p text:style-name="P235">&lt;xtee:nimi/&gt; - päringu nimi. Nt. „ametlikud-dokumendid.join.v1“<text:line-break/>&lt;xtee:id/&gt; - päringu ID<text:line-break/>&lt;xtee:isikukood/&gt; - päringu teinud isiku kood<text:line-break/>&lt;xtee:andmekogu/&gt; - andmekogu nimi – „ametlikud-dokumendid“<text:line-break/>&lt;xtee:asutus/&gt; - päringut tegeva asutuse kood</text:p>
            <text:p text:style-name="P236">&lt;adit:infosysteem/&gt; - päringut tegeva infosüsteemi nimi</text:p>
          </table:table-cell>
        </table:table-row>
      </table:table>
      <text:p text:style-name="P9"/>
      <text:p text:style-name="P8"/>
      <text:p text:style-name="P125">X-tee sõnumiprotokoll v4.0:</text:p>
      <table:table table:name="Table45" table:style-name="Table45">
        <table:table-column table:style-name="Table45.A"/>
        <table:table-row>
          <table:table-cell table:style-name="Table45.A1" office:value-type="string">
            <text:p text:style-name="P238">&lt;xrd:<text:span text:style-name="T66">client</text:span> id:objectType="<text:span text:style-name="T46">MEMBER</text:span>"&gt;</text:p>
            <text:p text:style-name="P245"><text:span text:style-name="T61"><text:tab/>&lt;id:xRoadInstance&gt;</text:span><text:span text:style-name="T59">tavaliselt riigi </text:span><text:span text:style-name="T49">ISO </text:span><text:span text:style-name="T60">kood</text:span><text:span text:style-name="T61">&lt;/id:xRoadInstance&gt;</text:span></text:p>
            <text:p text:style-name="P238"><text:tab/>&lt;id:memberClass&gt;<text:span text:style-name="T50">kliendi tüüp (kas riik, <text:s/>asutus, ettevõtte, </text:span><text:span text:style-name="T54">eraisik</text:span><text:span text:style-name="T50"> jne)</text:span>&lt;/id:memberClass&gt;</text:p>
            <text:p text:style-name="P239"><text:tab/>&lt;id:memberCode&gt;<text:span text:style-name="T49">päringut tegeva asutuse kood</text:span>&lt;/id:memberCode&gt;</text:p>
            <text:p text:style-name="P239"/>
            <text:p text:style-name="P239"><text:s text:c="13"/><text:span text:style-name="T36">&lt;!-- </text:span><text:span text:style-name="T35">Optional</text:span><text:span text:style-name="T36"> </text:span><text:span text:style-name="T34">(mittekohustuslik)</text:span><text:span text:style-name="T36"> --&gt;</text:span></text:p>
            <text:p text:style-name="P241"><text:s text:c="13"/><text:span text:style-name="Default_20_Paragraph_20_Font"><text:span text:style-name="T33">&lt;id:subsystemCode&gt;</text:span></text:span><text:span text:style-name="Default_20_Paragraph_20_Font"><text:span text:style-name="T55">allasutus, kelle nimel kasutaja päringut teostab</text:span></text:span><text:span text:style-name="Default_20_Paragraph_20_Font"><text:span text:style-name="T33">&lt;/id:subsystemCode&gt;</text:span></text:span></text:p>
            <text:p text:style-name="P238">&lt;/xrd:client&gt;</text:p>
            <text:p text:style-name="P238">&lt;xrd:<text:span text:style-name="T66">service</text:span> id:objectType="<text:span text:style-name="T46">SERVICE</text:span>"&gt;</text:p>
            <text:p text:style-name="P240"><text:tab/>&lt;id:xRoadInstance&gt;<text:span text:style-name="T51">tavaliselt riigi ISO kood</text:span>&lt;/id:xRoadInstance&gt;</text:p>
            <text:p text:style-name="P240"><text:tab/>&lt;id:memberClass&gt;<text:span text:style-name="T51">teenuse pakkuja</text:span><text:span text:style-name="T50"> tüüp (kas riik, <text:s/>asutus, ettevõtte </text:span><text:span text:style-name="T53">vms</text:span><text:span text:style-name="T50">)</text:span>&lt;/id:memberClass&gt;</text:p>
            <text:p text:style-name="P240"><text:tab/>&lt;id:memberCode&gt;<text:span text:style-name="T51">teenuse pakkuja kood</text:span>&lt;/id:memberCode&gt;</text:p>
            <text:p text:style-name="P238"><text:tab/></text:p>
            <text:p text:style-name="P240"><text:tab/>&lt;id:subsystemCode&gt;<text:span text:style-name="T49">andmekogu nimi – „</text:span><text:span text:style-name="T56">ametlikud-dokumendid</text:span><text:span text:style-name="T49">“</text:span>&lt;/id:subsystemCode&gt;</text:p>
            <text:p text:style-name="P240"><text:tab/>&lt;id:serviceCode&gt;<text:span text:style-name="T49">päringu nimi </text:span><text:span text:style-name="T51">(Nt. „</text:span><text:span text:style-name="T57">join</text:span><text:span text:style-name="T49">”</text:span><text:span text:style-name="T51">)</text:span>&lt;/id:serviceCode&gt;</text:p>
            <text:p text:style-name="P240"><text:tab/>&lt;id:serviceVersion&gt;<text:span text:style-name="T49">päringu </text:span><text:span text:style-name="T51">versioon (</text:span><text:span text:style-name="T52">Nt</text:span><text:span text:style-name="T51">. „</text:span><text:span text:style-name="T56">v</text:span><text:span text:style-name="T58">1</text:span><text:span text:style-name="T49">”</text:span><text:span text:style-name="T51">)</text:span>&lt;/id:serviceVersion&gt;</text:p>
            <text:p text:style-name="P243">&lt;/xrd:service&gt;</text:p>
            <text:p text:style-name="P244">&lt;xrd:<text:span text:style-name="T66">userId</text:span>&gt;<text:span text:style-name="T49">päringu teinud isiku kood</text:span>&lt;/xrd:userId&gt;</text:p>
            <text:p text:style-name="P244">&lt;xrd:<text:span text:style-name="T66">id</text:span>&gt;<text:span text:style-name="T49">päringu ID</text:span>&lt;/xrd:id&gt;</text:p>
            <text:p text:style-name="P243">&lt;xrd:<text:span text:style-name="T66">protocolVersion</text:span>&gt;<text:span text:style-name="T51">sõnumiprotokolli versioon (peab olema </text:span><text:span text:style-name="T56">4.0</text:span><text:span text:style-name="T51">)</text:span>&lt;/xrd:protocolVersion&gt;</text:p>
            <text:p text:style-name="P243"/>
            <text:p text:style-name="P237">&lt;adit:infosysteem&gt;<text:span text:style-name="T49">päringut tegeva infosüsteemi nimi</text:span>&lt;/adit:infosysteem&gt;</text:p>
          </table:table-cell>
        </table:table-row>
      </table:table>
      <text:p text:style-name="P242">Rohkem info X-tee sõnumiprotokolli v4.0 kohta saab tehnilisest spetsifikatsioonist:<text:line-break/><text:a xlink:type="simple" xlink:href="http://x-road.eu/docs/x-road_message_protocol_v4.0.pdf" text:style-name="Internet_20_link" text:visited-style-name="Visited_20_Internet_20_Link">http://x-road.eu/docs/x-road_message_protocol_v4.0.pdf</text:a></text:p>
      <text:p text:style-name="P4"/>
      <text:p text:style-name="P30"><text:soft-page-break/><text:span text:style-name="Default_20_Paragraph_20_Font"><text:span text:style-name="T2">Päringutes võib kasutada ka X-Tee päist </text:span></text:span><text:span text:style-name="Default_20_Paragraph_20_Font"><text:span text:style-name="T12">&lt;xtee:allasutus/&gt; </text:span></text:span><text:span text:style-name="Default_20_Paragraph_20_Font"><text:span text:style-name="T33">(X-</text:span></text:span><text:span text:style-name="Default_20_Paragraph_20_Font"><text:span text:style-name="T13">t</text:span></text:span><text:span text:style-name="Default_20_Paragraph_20_Font"><text:span text:style-name="T33">ee s</text:span></text:span><text:span text:style-name="Default_20_Paragraph_20_Font"><text:span text:style-name="T13">õnumiprotokolli </text:span></text:span><text:span text:style-name="Default_20_Paragraph_20_Font"><text:span text:style-name="T14">v4.0</text:span></text:span><text:span text:style-name="Default_20_Paragraph_20_Font"><text:span text:style-name="T13"> puhul <text:s text:c="3"/></text:span></text:span><text:span text:style-name="Default_20_Paragraph_20_Font"><text:span text:style-name="T33">&lt;id:subsystemCode&gt;, mis asub </text:span></text:span><text:span text:style-name="Default_20_Paragraph_20_Font"><text:span text:style-name="T62">&lt;xrd:</text:span></text:span><text:span text:style-name="Default_20_Paragraph_20_Font"><text:span text:style-name="T63">client</text:span></text:span><text:span text:style-name="Default_20_Paragraph_20_Font"><text:span text:style-name="T64">&gt; </text:span></text:span><text:span text:style-name="Default_20_Paragraph_20_Font"><text:span text:style-name="T65">elemendi sees</text:span></text:span><text:span text:style-name="Default_20_Paragraph_20_Font"><text:span text:style-name="T33">)</text:span></text:span><text:span text:style-name="Default_20_Paragraph_20_Font"><text:span text:style-name="T12">,</text:span></text:span><text:span text:style-name="Default_20_Paragraph_20_Font"><text:span text:style-name="T2"> mille abil saab määrata asutuse, kelle nimel kasutaja päringut teostab. Asutuse / firma nimel päringut tehes ei kontrollita ADIT poolt, kas kasutaja, kes on määratud </text:span></text:span><text:span text:style-name="Default_20_Paragraph_20_Font"><text:span text:style-name="T12">&lt;xtee:isikukood/&gt;</text:span></text:span><text:span text:style-name="Default_20_Paragraph_20_Font"><text:span text:style-name="T2"> päisega, ka ADIT andmebaasis eksisteerib. See, et antud kasutajal oleks luba teha asutuse nimel päringuid on ADIT-it kasutava infosüsteemi vastutada.</text:span></text:span></text:p>
      <text:p text:style-name="P4"/>
      <text:p text:style-name="P6">Osade päringute puhul, kus edastatava info maht võib olla väga suur, edastatakse info SOAP manuses oleva XML failina. Sellised failid peavad olema:</text:p>
      <text:p text:style-name="P4"/>
      <text:list xml:id="list7599776985086118849" text:style-name="L1">
        <text:list-item>
          <text:p text:style-name="P246">GZip formaadis kodeeritud</text:p>
        </text:list-item>
        <text:list-item>
          <text:p text:style-name="P246">Seejärel Base64 kodeeritud</text:p>
        </text:list-item>
      </text:list>
      <text:p text:style-name="P4"/>
      <text:p text:style-name="P29"><text:span text:style-name="Default_20_Paragraph_20_Font"><text:span text:style-name="T2">Selliste päringute väljakutsumisel on oluline teada, et kõigepealt tuleb saadud SOAP manus Base64 dekodeerida ning seejärel GZip formaadist lahti pakkida. Vastupidises järjekorras tegevus on nõutav päringute tegemisel saadetavate failide kohta, ehk kõigepealt tuleb veebiteenusele saadetav SOAP manus GZip formaadis kokku pakkida ja seejärel saadud ZIP fail Base64 kodeerida. Kõik päringud, milles kasutatakse manuseid, peavad olema edastatud järgmise „Content-Type“ päisega:</text:span></text:span></text:p>
      <text:p text:style-name="P6"/>
      <text:p text:style-name="P83">Content-Type: multipart/related; type="text/xml" …</text:p>
      <text:p text:style-name="P6"/>
      <text:p text:style-name="P6">Päringute vastused, milles sisaldub SOAP manuseid, saadetakse sama „Content-Type“-ga.</text:p>
      <text:p text:style-name="P6">SOAP manus edastatakse nii päringu kui vastuse puhul järgmiselt:</text:p>
      <text:p text:style-name="P6"/>
      <text:p text:style-name="P83">Content-Type: <text:s/>text/xml</text:p>
      <text:p text:style-name="P83">Content-ID: 601509144816847547373051420339</text:p>
      <text:p text:style-name="P83">Content-Transfer-Encoding: base64</text:p>
      <text:p text:style-name="P83">Content-Encoding: gzip</text:p>
      <text:p text:style-name="P83">…</text:p>
      <text:p text:style-name="P83">[manuse_sisu_base64_gzip]</text:p>
      <text:p text:style-name="P6"/>
      <text:p text:style-name="P6">Digitaalse allkirjastamise päringute juures tasub tähele panna seda, et allkirja saab anda vaid see isik, kelle nimel päring tehakse. See tähendab, et päringu X-Tee päis &lt;xtee:isikukood/&gt; peab vastama sellele isikule, kes reaalselt dokumendi allkirjastab, vastasel juhul tagastatakse <text:s/>veateade.</text:p>
      <text:p text:style-name="P6"/>
      <text:p text:style-name="P228"/>
      <text:h text:style-name="P253" text:outline-level="1"><text:bookmark-start text:name="_Toc379789483"/><text:bookmark-start text:name="_Toc310595919"/><text:bookmark-start text:name="_Toc290888202"/><text:bookmark-start text:name="_Toc290045513"/><text:bookmark-start text:name="_Toc273352529"/><text:bookmark-start text:name="_Toc273345922"/><text:bookmark-start text:name="_Toc271627627"/><text:bookmark-start text:name="_Toc271552494"/><text:bookmark-start text:name="_Toc271551500"/><text:bookmark-start text:name="_Toc271031521"/><text:bookmark-start text:name="__RefHeading___Toc55454_1250719955"/><text:bookmark-start text:name="_Toc270424918"/>Klassifikaatorid<text:bookmark-end text:name="_Toc379789483"/><text:bookmark-end text:name="_Toc310595919"/><text:bookmark-end text:name="_Toc290888202"/><text:bookmark-end text:name="_Toc290045513"/><text:bookmark-end text:name="_Toc273352529"/><text:bookmark-end text:name="_Toc273345922"/><text:bookmark-end text:name="_Toc271627627"/><text:bookmark-end text:name="_Toc271552494"/><text:bookmark-end text:name="_Toc271551500"/><text:bookmark-end text:name="_Toc271031521"/><text:bookmark-end text:name="__RefHeading___Toc55454_1250719955"/><text:bookmark-end text:name="_Toc270424918"/></text:h>
      <text:p text:style-name="Normal"><text:span text:style-name="Default_20_Paragraph_20_Font"><text:span text:style-name="T2">Dokumendi DVK staatused (DOCUMENT_DVK_STATUS). Päringud: </text:span></text:span><text:span text:style-name="Default_20_Paragraph_20_Font"><text:span text:style-name="T12">getDocumentList</text:span></text:span><text:span text:style-name="Default_20_Paragraph_20_Font"><text:span text:style-name="T2">.</text:span></text:span></text:p>
      <text:p text:style-name="P4"/>
      <table:table table:name="Table2" table:style-name="Table2">
        <table:table-column table:style-name="Table2.A"/>
        <table:table-column table:style-name="Table2.B"/>
        <table:table-row>
          <table:table-cell table:style-name="Table2.A1" office:value-type="string">
            <text:p text:style-name="Normal"><text:span text:style-name="Default_20_Paragraph_20_Font"><text:span text:style-name="T8">Väärtus</text:span></text:span></text:p>
          </table:table-cell>
          <table:table-cell table:style-name="Table2.A1" office:value-type="string">
            <text:p text:style-name="Normal"><text:span text:style-name="Default_20_Paragraph_20_Font"><text:span text:style-name="T8">Selgitus / tähendus</text:span></text:span></text:p>
          </table:table-cell>
        </table:table-row>
        <table:table-row>
          <table:table-cell table:style-name="Table2.A1" office:value-type="string">
            <text:p text:style-name="Normal"><text:span text:style-name="Default_20_Paragraph_20_Font"><text:span text:style-name="T1">100</text:span></text:span></text:p>
          </table:table-cell>
          <table:table-cell table:style-name="Table2.A1" office:value-type="string">
            <text:p text:style-name="Normal"><text:span text:style-name="Default_20_Paragraph_20_Font"><text:span text:style-name="T1">Puudub</text:span></text:span></text:p>
          </table:table-cell>
        </table:table-row>
        <table:table-row>
          <table:table-cell table:style-name="Table2.A1" office:value-type="string">
            <text:p text:style-name="Normal"><text:span text:style-name="Default_20_Paragraph_20_Font"><text:span text:style-name="T1">101</text:span></text:span></text:p>
          </table:table-cell>
          <table:table-cell table:style-name="Table2.A1" office:value-type="string">
            <text:p text:style-name="Normal"><text:span text:style-name="Default_20_Paragraph_20_Font"><text:span text:style-name="T1">Ootel</text:span></text:span></text:p>
          </table:table-cell>
        </table:table-row>
        <table:table-row>
          <table:table-cell table:style-name="Table2.A1" office:value-type="string">
            <text:p text:style-name="Normal"><text:span text:style-name="Default_20_Paragraph_20_Font"><text:span text:style-name="T1">102</text:span></text:span></text:p>
          </table:table-cell>
          <table:table-cell table:style-name="Table2.A1" office:value-type="string">
            <text:p text:style-name="Normal"><text:span text:style-name="Default_20_Paragraph_20_Font"><text:span text:style-name="T1">Saatmisel</text:span></text:span></text:p>
          </table:table-cell>
        </table:table-row>
        <table:table-row>
          <table:table-cell table:style-name="Table2.A1" office:value-type="string">
            <text:p text:style-name="Normal"><text:span text:style-name="Default_20_Paragraph_20_Font"><text:span text:style-name="T1">103</text:span></text:span></text:p>
          </table:table-cell>
          <table:table-cell table:style-name="Table2.A1" office:value-type="string">
            <text:p text:style-name="Normal"><text:span text:style-name="Default_20_Paragraph_20_Font"><text:span text:style-name="T1">Saadetud</text:span></text:span></text:p>
          </table:table-cell>
        </table:table-row>
        <table:table-row>
          <table:table-cell table:style-name="Table2.A1" office:value-type="string">
            <text:p text:style-name="Normal"><text:span text:style-name="Default_20_Paragraph_20_Font"><text:span text:style-name="T1">104</text:span></text:span></text:p>
          </table:table-cell>
          <table:table-cell table:style-name="Table2.A1" office:value-type="string">
            <text:p text:style-name="Normal"><text:span text:style-name="Default_20_Paragraph_20_Font"><text:span text:style-name="T1">Katkestatud</text:span></text:span></text:p>
          </table:table-cell>
        </table:table-row>
        <table:table-row>
          <table:table-cell table:style-name="Table2.A1" office:value-type="string">
            <text:p text:style-name="Normal"><text:span text:style-name="Default_20_Paragraph_20_Font"><text:span text:style-name="T1">105</text:span></text:span></text:p>
          </table:table-cell>
          <table:table-cell table:style-name="Table2.A1" office:value-type="string">
            <text:p text:style-name="Normal"><text:span text:style-name="Default_20_Paragraph_20_Font"><text:span text:style-name="T1">Vastu võetud</text:span></text:span></text:p>
          </table:table-cell>
        </table:table-row>
      </table:table>
      <text:p text:style-name="P4"/>
      <text:p text:style-name="Normal"><text:span text:style-name="Default_20_Paragraph_20_Font"><text:span text:style-name="T2">Dokumendi toimingud (DOCUMENT_HISTORY_TYPE). Päringud </text:span></text:span><text:span text:style-name="Default_20_Paragraph_20_Font"><text:span text:style-name="T12">getDocumentHistory</text:span></text:span><text:span text:style-name="Default_20_Paragraph_20_Font"><text:span text:style-name="T2">.</text:span></text:span></text:p>
      <text:p text:style-name="P4"/>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8">Väärtus</text:span></text:span></text:p>
          </table:table-cell>
          <table:table-cell table:style-name="Table3.A1" office:value-type="string">
            <text:p text:style-name="Normal"><text:span text:style-name="Default_20_Paragraph_20_Font"><text:span text:style-name="T8">Selgitus / tähendus</text:span></text:span></text:p>
          </table:table-cell>
        </table:table-row>
        <table:table-row>
          <table:table-cell table:style-name="Table3.A1" office:value-type="string">
            <text:p text:style-name="Normal"><text:span text:style-name="Default_20_Paragraph_20_Font"><text:span text:style-name="T1">create</text:span></text:span></text:p>
          </table:table-cell>
          <table:table-cell table:style-name="Table3.A1" office:value-type="string">
            <text:p text:style-name="Normal"><text:span text:style-name="Default_20_Paragraph_20_Font"><text:span text:style-name="T5">Dokumendi esmane loomine</text:span></text:span></text:p>
          </table:table-cell>
        </table:table-row>
        <table:table-row>
          <table:table-cell table:style-name="Table3.A1" office:value-type="string">
            <text:p text:style-name="Normal"><text:span text:style-name="Default_20_Paragraph_20_Font"><text:span text:style-name="T1">modify</text:span></text:span></text:p>
          </table:table-cell>
          <table:table-cell table:style-name="Table3.A1" office:value-type="string">
            <text:p text:style-name="Normal"><text:span text:style-name="Default_20_Paragraph_20_Font"><text:span text:style-name="T5">Dokumendi muutmine</text:span></text:span></text:p>
          </table:table-cell>
        </table:table-row>
        <table:table-row>
          <table:table-cell table:style-name="Table3.A1" office:value-type="string">
            <text:p text:style-name="Normal"><text:span text:style-name="Default_20_Paragraph_20_Font"><text:span text:style-name="T1">add_file</text:span></text:span></text:p>
          </table:table-cell>
          <table:table-cell table:style-name="Table3.A1" office:value-type="string">
            <text:p text:style-name="Normal"><text:span text:style-name="Default_20_Paragraph_20_Font"><text:span text:style-name="T5">Dokumendi faili lisamine</text:span></text:span></text:p>
          </table:table-cell>
        </table:table-row>
        <table:table-row>
          <table:table-cell table:style-name="Table3.A1" office:value-type="string">
            <text:p text:style-name="Normal"><text:span text:style-name="Default_20_Paragraph_20_Font"><text:span text:style-name="T1">modify_file</text:span></text:span></text:p>
          </table:table-cell>
          <table:table-cell table:style-name="Table3.A1" office:value-type="string">
            <text:p text:style-name="Normal"><text:span text:style-name="Default_20_Paragraph_20_Font"><text:span text:style-name="T5">Dokumendi faili muutmine</text:span></text:span></text:p>
          </table:table-cell>
        </table:table-row>
        <table:table-row>
          <table:table-cell table:style-name="Table3.A1" office:value-type="string">
            <text:p text:style-name="Normal"><text:span text:style-name="Default_20_Paragraph_20_Font"><text:span text:style-name="T1">delete_file</text:span></text:span></text:p>
          </table:table-cell>
          <table:table-cell table:style-name="Table3.A1" office:value-type="string">
            <text:p text:style-name="Normal"><text:span text:style-name="Default_20_Paragraph_20_Font"><text:span text:style-name="T5">Dokumendi faili kustutamine</text:span></text:span></text:p>
          </table:table-cell>
        </table:table-row>
        <table:table-row>
          <table:table-cell table:style-name="Table3.A1" office:value-type="string">
            <text:p text:style-name="Normal"><text:span text:style-name="Default_20_Paragraph_20_Font"><text:span text:style-name="T1">modify_status</text:span></text:span></text:p>
          </table:table-cell>
          <table:table-cell table:style-name="Table3.A1" office:value-type="string">
            <text:p text:style-name="Normal"><text:span text:style-name="Default_20_Paragraph_20_Font"><text:span text:style-name="T5">Dokumendi staatuse muutmine</text:span></text:span></text:p>
          </table:table-cell>
        </table:table-row>
        <table:table-row>
          <table:table-cell table:style-name="Table3.A1" office:value-type="string">
            <text:p text:style-name="Normal"><text:span text:style-name="Default_20_Paragraph_20_Font"><text:span text:style-name="T1">send</text:span></text:span></text:p>
          </table:table-cell>
          <table:table-cell table:style-name="Table3.A1" office:value-type="string">
            <text:p text:style-name="Normal"><text:span text:style-name="Default_20_Paragraph_20_Font"><text:span text:style-name="T5">Dokumendi saatmine</text:span></text:span></text:p>
          </table:table-cell>
        </table:table-row>
        <table:table-row>
          <table:table-cell table:style-name="Table3.A1" office:value-type="string">
            <text:p text:style-name="Normal"><text:span text:style-name="Default_20_Paragraph_20_Font"><text:span text:style-name="T1">share</text:span></text:span></text:p>
          </table:table-cell>
          <table:table-cell table:style-name="Table3.A1" office:value-type="string">
            <text:p text:style-name="Normal"><text:span text:style-name="Default_20_Paragraph_20_Font"><text:span text:style-name="T5">Dokumendi jagamine</text:span></text:span></text:p>
          </table:table-cell>
        </table:table-row>
        <table:table-row>
          <table:table-cell table:style-name="Table3.A1" office:value-type="string">
            <text:p text:style-name="Normal"><text:span text:style-name="Default_20_Paragraph_20_Font"><text:span text:style-name="T1">lock</text:span></text:span></text:p>
          </table:table-cell>
          <table:table-cell table:style-name="Table3.A1" office:value-type="string">
            <text:p text:style-name="Normal"><text:span text:style-name="Default_20_Paragraph_20_Font"><text:span text:style-name="T5">Dokumendi lukustamine</text:span></text:span></text:p>
          </table:table-cell>
        </table:table-row>
        <table:table-row>
          <table:table-cell table:style-name="Table3.A1" office:value-type="string">
            <text:p text:style-name="Normal"><text:span text:style-name="Default_20_Paragraph_20_Font"><text:span text:style-name="T1">deflate</text:span></text:span></text:p>
          </table:table-cell>
          <table:table-cell table:style-name="Table3.A1" office:value-type="string">
            <text:p text:style-name="Normal"><text:span text:style-name="Default_20_Paragraph_20_Font"><text:span text:style-name="T5">Dokumendi arhiveerimine (deflate)</text:span></text:span></text:p>
          </table:table-cell>
        </table:table-row>
        <table:table-row>
          <table:table-cell table:style-name="Table3.A1" office:value-type="string">
            <text:p text:style-name="Normal"><text:span text:style-name="Default_20_Paragraph_20_Font"><text:span text:style-name="T1">sign</text:span></text:span></text:p>
          </table:table-cell>
          <table:table-cell table:style-name="Table3.A1" office:value-type="string">
            <text:p text:style-name="Normal"><text:span text:style-name="Default_20_Paragraph_20_Font"><text:span text:style-name="T5">Dokumendi digitaalne allkirjastamine</text:span></text:span></text:p>
          </table:table-cell>
        </table:table-row>
        <table:table-row>
          <table:table-cell table:style-name="Table3.A1" office:value-type="string">
            <text:p text:style-name="Normal"><text:span text:style-name="Default_20_Paragraph_20_Font"><text:span text:style-name="T1">delete</text:span></text:span></text:p>
          </table:table-cell>
          <table:table-cell table:style-name="Table3.A1" office:value-type="string">
            <text:p text:style-name="Normal"><text:span text:style-name="Default_20_Paragraph_20_Font"><text:span text:style-name="T5">Dokumendi kustutamine</text:span></text:span></text:p>
          </table:table-cell>
        </table:table-row>
        <table:table-row>
          <table:table-cell table:style-name="Table3.A1" office:value-type="string">
            <text:p text:style-name="Normal"><text:span text:style-name="Default_20_Paragraph_20_Font"><text:span text:style-name="T1">markViewed</text:span></text:span></text:p>
          </table:table-cell>
          <table:table-cell table:style-name="Table3.A1" office:value-type="string">
            <text:p text:style-name="Normal"><text:span text:style-name="Default_20_Paragraph_20_Font"><text:span text:style-name="T5">Dokumendi vaadatuks märkimine</text:span></text:span></text:p>
          </table:table-cell>
        </table:table-row>
      </table:table>
      <text:p text:style-name="P4"/>
      <text:p text:style-name="Normal"><text:span text:style-name="Default_20_Paragraph_20_Font"><text:span text:style-name="T2">Dokumendi tüübid (DOCUMENT_TYPE). Päringud: </text:span></text:span><text:span text:style-name="Default_20_Paragraph_20_Font"><text:span text:style-name="T12">saveDocument</text:span></text:span><text:span text:style-name="Default_20_Paragraph_20_Font"><text:span text:style-name="T2">, </text:span></text:span><text:span text:style-name="Default_20_Paragraph_20_Font"><text:span text:style-name="T12">getDocument</text:span></text:span><text:span text:style-name="Default_20_Paragraph_20_Font"><text:span text:style-name="T2">, </text:span></text:span><text:span text:style-name="Default_20_Paragraph_20_Font"><text:span text:style-name="T12">getDocumentList</text:span></text:span><text:span text:style-name="Default_20_Paragraph_20_Font"><text:span text:style-name="T2">.</text:span></text:span></text:p>
      <text:p text:style-name="P4"/>
      <table:table table:name="Table4" table:style-name="Table4">
        <table:table-column table:style-name="Table4.A"/>
        <table:table-column table:style-name="Table4.B"/>
        <table:table-row>
          <table:table-cell table:style-name="Table4.A1" office:value-type="string">
            <text:p text:style-name="Normal"><text:span text:style-name="Default_20_Paragraph_20_Font"><text:span text:style-name="T8">Väärtus</text:span></text:span></text:p>
          </table:table-cell>
          <table:table-cell table:style-name="Table4.A1" office:value-type="string">
            <text:p text:style-name="Normal"><text:span text:style-name="Default_20_Paragraph_20_Font"><text:span text:style-name="T8">Selgitus / tähendus</text:span></text:span></text:p>
          </table:table-cell>
        </table:table-row>
        <table:table-row>
          <table:table-cell table:style-name="Table4.A1" office:value-type="string">
            <text:p text:style-name="Normal"><text:span text:style-name="Default_20_Paragraph_20_Font"><text:span text:style-name="T1">letter</text:span></text:span></text:p>
          </table:table-cell>
          <table:table-cell table:style-name="Table4.A1" office:value-type="string">
            <text:p text:style-name="Normal"><text:span text:style-name="Default_20_Paragraph_20_Font"><text:span text:style-name="T5">Kiri</text:span></text:span></text:p>
          </table:table-cell>
        </table:table-row>
        <table:table-row>
          <table:table-cell table:style-name="Table4.A1" office:value-type="string">
            <text:p text:style-name="Normal"><text:span text:style-name="Default_20_Paragraph_20_Font"><text:span text:style-name="T1">application</text:span></text:span></text:p>
          </table:table-cell>
          <table:table-cell table:style-name="Table4.A1" office:value-type="string">
            <text:p text:style-name="Normal"><text:span text:style-name="Default_20_Paragraph_20_Font"><text:span text:style-name="T5">Avaldus / taotlus</text:span></text:span></text:p>
          </table:table-cell>
        </table:table-row>
      </table:table>
      <text:p text:style-name="P4"/>
      <text:p text:style-name="Normal"><text:span text:style-name="Default_20_Paragraph_20_Font"><text:span text:style-name="T2">Faili tüübid (FILE_TYPE). Päringud: </text:span></text:span><text:span text:style-name="Default_20_Paragraph_20_Font"><text:span text:style-name="T12">getDocument</text:span></text:span><text:span text:style-name="Default_20_Paragraph_20_Font"><text:span text:style-name="T2">, </text:span></text:span><text:span text:style-name="Default_20_Paragraph_20_Font"><text:span text:style-name="T12">getDocumentList</text:span></text:span><text:span text:style-name="Default_20_Paragraph_20_Font"><text:span text:style-name="T2">.</text:span></text:span></text:p>
      <text:p text:style-name="P4"/>
      <table:table table:name="Table5" table:style-name="Table5">
        <table:table-column table:style-name="Table5.A"/>
        <table:table-column table:style-name="Table5.B"/>
        <table:table-row>
          <table:table-cell table:style-name="Table5.A1" office:value-type="string">
            <text:p text:style-name="Normal"><text:span text:style-name="Default_20_Paragraph_20_Font"><text:span text:style-name="T8">Väärtus</text:span></text:span></text:p>
          </table:table-cell>
          <table:table-cell table:style-name="Table5.A1" office:value-type="string">
            <text:p text:style-name="Normal"><text:span text:style-name="Default_20_Paragraph_20_Font"><text:span text:style-name="T8">Selgitus / tähendus</text:span></text:span></text:p>
          </table:table-cell>
        </table:table-row>
        <table:table-row>
          <table:table-cell table:style-name="Table5.A1" office:value-type="string">
            <text:p text:style-name="Normal"><text:span text:style-name="Default_20_Paragraph_20_Font"><text:span text:style-name="T1">document_file</text:span></text:span></text:p>
          </table:table-cell>
          <table:table-cell table:style-name="Table5.A1" office:value-type="string">
            <text:p text:style-name="Normal"><text:span text:style-name="Default_20_Paragraph_20_Font"><text:span text:style-name="T5">Dokumendi fail</text:span></text:span></text:p>
          </table:table-cell>
        </table:table-row>
        <table:table-row>
          <table:table-cell table:style-name="Table5.A1" office:value-type="string">
            <text:p text:style-name="Normal"><text:span text:style-name="Default_20_Paragraph_20_Font"><text:span text:style-name="T1">signature_container</text:span></text:span></text:p>
          </table:table-cell>
          <table:table-cell table:style-name="Table5.A1" office:value-type="string">
            <text:p text:style-name="Normal"><text:span text:style-name="Default_20_Paragraph_20_Font"><text:span text:style-name="T5">Digitaalallkirja konteiner (sisaldab dokumendi faile)</text:span></text:span></text:p>
          </table:table-cell>
        </table:table-row>
        <table:table-row>
          <table:table-cell table:style-name="Table5.A1" office:value-type="string">
            <text:p text:style-name="Normal"><text:span text:style-name="Default_20_Paragraph_20_Font"><text:span text:style-name="T1">zip_archive</text:span></text:span></text:p>
          </table:table-cell>
          <table:table-cell table:style-name="Table5.A1" office:value-type="string">
            <text:p text:style-name="Normal"><text:span text:style-name="Default_20_Paragraph_20_Font"><text:span text:style-name="T5">Dokumendi failidest moodustatud ZIP arhiiv</text:span></text:span></text:p>
          </table:table-cell>
        </table:table-row>
      </table:table>
      <text:p text:style-name="P4"/>
      <text:p text:style-name="Normal"><text:span text:style-name="Default_20_Paragraph_20_Font"><text:span text:style-name="T2">Teavituste tüübid (NOTIFICATION_TYPE). Päringud: </text:span></text:span><text:span text:style-name="Default_20_Paragraph_20_Font"><text:span text:style-name="T12">setNotifications</text:span></text:span><text:span text:style-name="Default_20_Paragraph_20_Font"><text:span text:style-name="T2">, </text:span></text:span><text:span text:style-name="Default_20_Paragraph_20_Font"><text:span text:style-name="T12">getNotifications</text:span></text:span><text:span text:style-name="Default_20_Paragraph_20_Font"><text:span text:style-name="T2">.</text:span></text:span></text:p>
      <text:p text:style-name="P4"><text:soft-page-break/></text:p>
      <table:table table:name="Table6" table:style-name="Table6">
        <table:table-column table:style-name="Table6.A"/>
        <table:table-column table:style-name="Table6.B"/>
        <table:table-row>
          <table:table-cell table:style-name="Table6.A1" office:value-type="string">
            <text:p text:style-name="Normal"><text:span text:style-name="Default_20_Paragraph_20_Font"><text:span text:style-name="T8">Väärtus</text:span></text:span></text:p>
          </table:table-cell>
          <table:table-cell table:style-name="Table6.A1" office:value-type="string">
            <text:p text:style-name="Normal"><text:span text:style-name="Default_20_Paragraph_20_Font"><text:span text:style-name="T8">Selgitus / tähendus</text:span></text:span></text:p>
          </table:table-cell>
        </table:table-row>
        <table:table-row>
          <table:table-cell table:style-name="Table6.A1" office:value-type="string">
            <text:p text:style-name="Normal"><text:span text:style-name="Default_20_Paragraph_20_Font"><text:span text:style-name="T1">send</text:span></text:span></text:p>
          </table:table-cell>
          <table:table-cell table:style-name="Table6.A1" office:value-type="string">
            <text:p text:style-name="Normal"><text:span text:style-name="Default_20_Paragraph_20_Font"><text:span text:style-name="T1">Dokumendi saatmine</text:span></text:span></text:p>
          </table:table-cell>
        </table:table-row>
        <table:table-row>
          <table:table-cell table:style-name="Table6.A1" office:value-type="string">
            <text:p text:style-name="Normal"><text:span text:style-name="Default_20_Paragraph_20_Font"><text:span text:style-name="T1">share</text:span></text:span></text:p>
          </table:table-cell>
          <table:table-cell table:style-name="Table6.A1" office:value-type="string">
            <text:p text:style-name="Normal"><text:span text:style-name="Default_20_Paragraph_20_Font"><text:span text:style-name="T1">Dokumendi jagamine</text:span></text:span></text:p>
          </table:table-cell>
        </table:table-row>
        <table:table-row>
          <table:table-cell table:style-name="Table6.A1" office:value-type="string">
            <text:p text:style-name="Normal"><text:span text:style-name="Default_20_Paragraph_20_Font"><text:span text:style-name="T1">view</text:span></text:span></text:p>
          </table:table-cell>
          <table:table-cell table:style-name="Table6.A1" office:value-type="string">
            <text:p text:style-name="Normal"><text:span text:style-name="Default_20_Paragraph_20_Font"><text:span text:style-name="T1">Dokumendi vaatamine</text:span></text:span></text:p>
          </table:table-cell>
        </table:table-row>
        <table:table-row>
          <table:table-cell table:style-name="Table6.A1" office:value-type="string">
            <text:p text:style-name="Normal"><text:span text:style-name="Default_20_Paragraph_20_Font"><text:span text:style-name="T1">modify</text:span></text:span></text:p>
          </table:table-cell>
          <table:table-cell table:style-name="Table6.A1" office:value-type="string">
            <text:p text:style-name="Normal"><text:span text:style-name="Default_20_Paragraph_20_Font"><text:span text:style-name="T1">Dokumendi muutmine</text:span></text:span></text:p>
          </table:table-cell>
        </table:table-row>
        <table:table-row>
          <table:table-cell table:style-name="Table6.A1" office:value-type="string">
            <text:p text:style-name="Normal"><text:span text:style-name="Default_20_Paragraph_20_Font"><text:span text:style-name="T1">sign</text:span></text:span></text:p>
          </table:table-cell>
          <table:table-cell table:style-name="Table6.A1" office:value-type="string">
            <text:p text:style-name="Normal"><text:span text:style-name="Default_20_Paragraph_20_Font"><text:span text:style-name="T1">Dokumendi allkirjastamine</text:span></text:span></text:p>
          </table:table-cell>
        </table:table-row>
      </table:table>
      <text:p text:style-name="P4"/>
      <text:p text:style-name="Normal"><text:span text:style-name="Default_20_Paragraph_20_Font"><text:span text:style-name="T2">Kasutajate tüübid (USERTYPE). Päringud: </text:span></text:span><text:span text:style-name="Default_20_Paragraph_20_Font"><text:span text:style-name="T12">join</text:span></text:span><text:span text:style-name="Default_20_Paragraph_20_Font"><text:span text:style-name="T2">, </text:span></text:span><text:span text:style-name="Default_20_Paragraph_20_Font"><text:span text:style-name="T12">getJoined</text:span></text:span><text:span text:style-name="Default_20_Paragraph_20_Font"><text:span text:style-name="T2">.</text:span></text:span></text:p>
      <text:p text:style-name="P4"/>
      <table:table table:name="Table7" table:style-name="Table7">
        <table:table-column table:style-name="Table7.A"/>
        <table:table-column table:style-name="Table7.B"/>
        <table:table-row>
          <table:table-cell table:style-name="Table7.A1" office:value-type="string">
            <text:p text:style-name="Normal"><text:span text:style-name="Default_20_Paragraph_20_Font"><text:span text:style-name="T8">Väärtus</text:span></text:span></text:p>
          </table:table-cell>
          <table:table-cell table:style-name="Table7.A1" office:value-type="string">
            <text:p text:style-name="Normal"><text:span text:style-name="Default_20_Paragraph_20_Font"><text:span text:style-name="T8">Selgitus / tähendus</text:span></text:span></text:p>
          </table:table-cell>
        </table:table-row>
        <table:table-row>
          <table:table-cell table:style-name="Table7.A1" office:value-type="string">
            <text:p text:style-name="Normal"><text:span text:style-name="Default_20_Paragraph_20_Font"><text:span text:style-name="T1">person</text:span></text:span></text:p>
          </table:table-cell>
          <table:table-cell table:style-name="Table7.A1" office:value-type="string">
            <text:p text:style-name="Normal"><text:span text:style-name="Default_20_Paragraph_20_Font"><text:span text:style-name="T5">Eraisik</text:span></text:span></text:p>
          </table:table-cell>
        </table:table-row>
        <table:table-row>
          <table:table-cell table:style-name="Table7.A1" office:value-type="string">
            <text:p text:style-name="Normal"><text:span text:style-name="Default_20_Paragraph_20_Font"><text:span text:style-name="T1">institution</text:span></text:span></text:p>
          </table:table-cell>
          <table:table-cell table:style-name="Table7.A1" office:value-type="string">
            <text:p text:style-name="Normal"><text:span text:style-name="Default_20_Paragraph_20_Font"><text:span text:style-name="T5">Institutsioon / asutus</text:span></text:span></text:p>
          </table:table-cell>
        </table:table-row>
        <table:table-row>
          <table:table-cell table:style-name="Table7.A1" office:value-type="string">
            <text:p text:style-name="Normal"><text:span text:style-name="Default_20_Paragraph_20_Font"><text:span text:style-name="T1">company</text:span></text:span></text:p>
          </table:table-cell>
          <table:table-cell table:style-name="Table7.A1" office:value-type="string">
            <text:p text:style-name="Normal"><text:span text:style-name="Default_20_Paragraph_20_Font"><text:span text:style-name="T5">Ettevõte</text:span></text:span></text:p>
          </table:table-cell>
        </table:table-row>
      </table:table>
      <text:p text:style-name="P4"/>
      <text:h text:style-name="P253" text:outline-level="1"><text:bookmark-start text:name="_Toc379789484"/><text:bookmark-start text:name="_Toc310595920"/><text:bookmark-start text:name="_Toc290888203"/><text:bookmark-start text:name="_Toc290045514"/><text:bookmark-start text:name="_Toc273352530"/><text:bookmark-start text:name="_Toc273345923"/><text:bookmark-start text:name="_Toc271627628"/><text:bookmark-start text:name="__RefHeading___Toc55456_1250719955"/><text:bookmark-start text:name="_Toc271552495"/>Õiguste süsteem<text:bookmark-end text:name="_Toc379789484"/><text:bookmark-end text:name="_Toc310595920"/><text:bookmark-end text:name="_Toc290888203"/><text:bookmark-end text:name="_Toc290045514"/><text:bookmark-end text:name="_Toc273352530"/><text:bookmark-end text:name="_Toc273345923"/><text:bookmark-end text:name="_Toc271627628"/><text:bookmark-end text:name="__RefHeading___Toc55456_1250719955"/><text:bookmark-end text:name="_Toc271552495"/></text:h>
      <text:p text:style-name="Normal"><text:span text:style-name="Default_20_Paragraph_20_Font"><text:span text:style-name="T2">ADIT rakendus võimaldab kasutaja ja infosüsteemi põhist õiguste andmist. See tähendab, et kasutaja saab piirata erinevaid infosüsteem enda andmeid muutmast / vaatamast. Selleks on andmebaasis tabel </text:span></text:span><text:span text:style-name="Default_20_Paragraph_20_Font"><text:span text:style-name="T15">ACCESS_RESTRICTION,</text:span></text:span><text:span text:style-name="Default_20_Paragraph_20_Font"><text:span text:style-name="T2"> millel on järgmised väljad:</text:span></text:span></text:p>
      <text:p text:style-name="P4"/>
      <text:p text:style-name="P4">REMOTE_APPLICATION – viitab infosüsteemile, millele piirang on rakendatud</text:p>
      <text:p text:style-name="P4">USER_CODE – kasutaja, kelle puhul antud piirang kehtib</text:p>
      <text:p text:style-name="P4">RESTRICTION – piirangu tüüp. Lubatud väärtused on „READ“ / „WRITE“.</text:p>
      <text:p text:style-name="P4"/>
      <text:p text:style-name="P4">Näide: tabelis on järgmine kirje:</text:p>
      <text:p text:style-name="P4"/>
      <table:table table:name="Table8" table:style-name="Table8">
        <table:table-column table:style-name="Table8.A"/>
        <table:table-column table:style-name="Table8.B"/>
        <table:table-row>
          <table:table-cell table:style-name="Table8.A1" office:value-type="string">
            <text:p text:style-name="Normal"><text:span text:style-name="Default_20_Paragraph_20_Font"><text:span text:style-name="T1">REMOTE_APPLICATION <text:s/></text:span></text:span></text:p>
          </table:table-cell>
          <table:table-cell table:style-name="Table8.A1" office:value-type="string">
            <text:p text:style-name="Normal"><text:span text:style-name="Default_20_Paragraph_20_Font"><text:span text:style-name="T1">KOV</text:span></text:span></text:p>
          </table:table-cell>
        </table:table-row>
        <table:table-row>
          <table:table-cell table:style-name="Table8.A1" office:value-type="string">
            <text:p text:style-name="Normal"><text:span text:style-name="Default_20_Paragraph_20_Font"><text:span text:style-name="T1">USER_CODE</text:span></text:span></text:p>
          </table:table-cell>
          <table:table-cell table:style-name="Table8.A1" office:value-type="string">
            <text:p text:style-name="Normal"><text:span text:style-name="Default_20_Paragraph_20_Font"><text:span text:style-name="T1">EE38407124998</text:span></text:span></text:p>
          </table:table-cell>
        </table:table-row>
        <table:table-row>
          <table:table-cell table:style-name="Table8.A1" office:value-type="string">
            <text:p text:style-name="Normal"><text:span text:style-name="Default_20_Paragraph_20_Font"><text:span text:style-name="T1">RESTRICTION</text:span></text:span></text:p>
          </table:table-cell>
          <table:table-cell table:style-name="Table8.A1" office:value-type="string">
            <text:p text:style-name="Normal"><text:span text:style-name="Default_20_Paragraph_20_Font"><text:span text:style-name="T1">WRITE</text:span></text:span></text:p>
          </table:table-cell>
        </table:table-row>
      </table:table>
      <text:p text:style-name="P4"/>
      <text:p text:style-name="P4">Selline kirje tähendab seda, et infosüsteem „KOV“ ei tohi muuta kasutaja „EE38407124998“ andmeid.</text:p>
      <text:p text:style-name="P4"/>
      <text:p text:style-name="P4">Näide: tabelis on järgmine kirje:</text:p>
      <text:p text:style-name="P4"/>
      <table:table table:name="Table9" table:style-name="Table9">
        <table:table-column table:style-name="Table9.A"/>
        <table:table-column table:style-name="Table9.B"/>
        <table:table-row>
          <table:table-cell table:style-name="Table9.A1" office:value-type="string">
            <text:p text:style-name="Normal"><text:span text:style-name="Default_20_Paragraph_20_Font"><text:span text:style-name="T1">REMOTE_APPLICATION <text:s/></text:span></text:span></text:p>
          </table:table-cell>
          <table:table-cell table:style-name="Table9.A1" office:value-type="string">
            <text:p text:style-name="Normal"><text:span text:style-name="Default_20_Paragraph_20_Font"><text:span text:style-name="T1">KOV</text:span></text:span></text:p>
          </table:table-cell>
        </table:table-row>
        <table:table-row>
          <table:table-cell table:style-name="Table9.A1" office:value-type="string">
            <text:p text:style-name="Normal"><text:span text:style-name="Default_20_Paragraph_20_Font"><text:span text:style-name="T1">USER_CODE</text:span></text:span></text:p>
          </table:table-cell>
          <table:table-cell table:style-name="Table9.A1" office:value-type="string">
            <text:p text:style-name="Normal"><text:span text:style-name="Default_20_Paragraph_20_Font"><text:span text:style-name="T1">EE38407124998</text:span></text:span></text:p>
          </table:table-cell>
        </table:table-row>
        <table:table-row>
          <table:table-cell table:style-name="Table9.A1" office:value-type="string">
            <text:p text:style-name="Normal"><text:span text:style-name="Default_20_Paragraph_20_Font"><text:span text:style-name="T1">RESTRICTION</text:span></text:span></text:p>
          </table:table-cell>
          <table:table-cell table:style-name="Table9.A1" office:value-type="string">
            <text:p text:style-name="Normal"><text:span text:style-name="Default_20_Paragraph_20_Font"><text:span text:style-name="T1">READ</text:span></text:span></text:p>
          </table:table-cell>
        </table:table-row>
      </table:table>
      <text:p text:style-name="P4"/>
      <text:p text:style-name="P4">Selline kirje tähendab seda, et infosüsteem „KOV“ ei tohi lugeda kasutaja „EE38407124998“ andmeid.</text:p>
      <text:p text:style-name="P4"/>
      <text:p text:style-name="Normal"><text:span text:style-name="Default_20_Paragraph_20_Font"><text:span text:style-name="T2">Tabelis </text:span></text:span><text:span text:style-name="Default_20_Paragraph_20_Font"><text:span text:style-name="T15">REMOTE_APPLICATION</text:span></text:span><text:span text:style-name="Default_20_Paragraph_20_Font"><text:span text:style-name="T2"> on kirjeldatud infosüsteemid. Selles tabelis on väljad CAN_READ / CAN_WRITE, mis määravad vastavalt, kas antud infosüsteemil on üleüldine õigus ADIT-is andmeid lugeda / kirjutada. Kui välja väärtuseks on „0“ (või NULL), siis antud in</text:span></text:span><text:soft-page-break/><text:span text:style-name="Default_20_Paragraph_20_Font"><text:span text:style-name="T2">fosüsteemil vastav õigus puudub. Kui välja väärtuseks on „1“, siis antud infosüsteemil on vastav õigus.</text:span></text:span></text:p>
      <text:p text:style-name="P4"/>
      <text:p text:style-name="Normal"><text:span text:style-name="Default_20_Paragraph_20_Font"><text:span text:style-name="T2">Päringute tegemisel kontrollitakse esialgu infosüsteemi üldist õigust ADIT-is andmeid lugeda / kirjutada. Kui õigus on olemas, kontrollitakse lisaks ka seda, kas päringu teinud infosüsteemile on kehtestatud antud kasutaja jaoks piiranguid.</text:span></text:span></text:p>
      <text:h text:style-name="P258" text:outline-level="1"><text:bookmark-start text:name="_Toc379789485"/><text:bookmark-start text:name="_Toc310595921"/><text:bookmark-start text:name="_Toc290888204"/><text:bookmark-start text:name="_Toc290045515"/><text:bookmark-start text:name="_Toc273352531"/><text:bookmark-start text:name="_Toc273345924"/><text:bookmark-start text:name="_Toc271627629"/><text:bookmark-start text:name="_Toc271552496"/><text:bookmark-start text:name="_Toc271551501"/><text:bookmark-start text:name="_Toc271031522"/><text:bookmark-start text:name="_Toc270424919"/><text:bookmark-start text:name="_Toc270420735"/><text:bookmark-start text:name="_Toc269114842"/><text:bookmark-start text:name="_Toc269120297"/><text:bookmark-start text:name="_Toc269120566"/><text:bookmark-start text:name="_Toc269122883"/><text:bookmark-start text:name="_Toc269124325"/><text:bookmark-start text:name="_Toc269126589"/><text:bookmark-start text:name="__RefHeading___Toc55458_1250719955"/><text:bookmark-start text:name="_Toc269128807"/>Join.v1<text:bookmark-end text:name="_Toc379789485"/><text:bookmark-end text:name="_Toc310595921"/><text:bookmark-end text:name="_Toc290888204"/><text:bookmark-end text:name="_Toc290045515"/><text:bookmark-end text:name="_Toc273352531"/><text:bookmark-end text:name="_Toc273345924"/><text:bookmark-end text:name="_Toc271627629"/><text:bookmark-end text:name="_Toc271552496"/><text:bookmark-end text:name="_Toc271551501"/><text:bookmark-end text:name="_Toc271031522"/><text:bookmark-end text:name="_Toc270424919"/><text:bookmark-end text:name="_Toc270420735"/><text:bookmark-end text:name="_Toc269114842"/><text:bookmark-end text:name="_Toc269120297"/><text:bookmark-end text:name="_Toc269120566"/><text:bookmark-end text:name="_Toc269122883"/><text:bookmark-end text:name="_Toc269124325"/><text:bookmark-end text:name="_Toc269126589"/><text:bookmark-end text:name="__RefHeading___Toc55458_1250719955"/><text:bookmark-end text:name="_Toc269128807"/></text:h>
      <text:p text:style-name="P6">Päring võimaldab liitud ADIT teenusega. Kui kasutaja on juba liitunud, võimaldab sama päring muuta kasutaja nime. Kasutaja identifitseeritakse X-tee päise „isikukood“ järgi. Kui päringu päises määratud isikukoodiga kasutaja juba eksisteerib süsteemis, siis toimib päringuga nimevahetus – kasutajale määratakse päringus näidatud nimi (see osutub vajalikuks juhul kui näiteks asutuse / isiku / firma nimi muutub).</text:p>
      <text:p text:style-name="P29"><text:span text:style-name="Default_20_Paragraph_20_Font"><text:span text:style-name="T2">Juhul kui liitujaks on asutus, määratakse asutuse kood X-Tee päisega </text:span></text:span><text:span text:style-name="Default_20_Paragraph_20_Font"><text:span text:style-name="T12">&lt;xtee:allasutus/&gt;</text:span></text:span><text:span text:style-name="Default_20_Paragraph_20_Font"><text:span text:style-name="T2">.</text:span></text:span></text:p>
      <text:p text:style-name="P4"/>
      <text:p text:style-name="P4">Parameetrid</text:p>
      <table:table table:name="Table10" table:style-name="Table10">
        <table:table-column table:style-name="Table10.A"/>
        <table:table-column table:style-name="Table10.B" table:number-columns-repeated="2"/>
        <table:table-row>
          <table:table-cell table:style-name="Table10.A1" office:value-type="string">
            <text:p text:style-name="Normal"><text:span text:style-name="Default_20_Paragraph_20_Font"><text:span text:style-name="T8">Nimi</text:span></text:span></text:p>
          </table:table-cell>
          <table:table-cell table:style-name="Table10.A1" office:value-type="string">
            <text:p text:style-name="Normal"><text:span text:style-name="Default_20_Paragraph_20_Font"><text:span text:style-name="T8">Väärtuse tüüp</text:span></text:span></text:p>
          </table:table-cell>
          <table:table-cell table:style-name="Table10.A1" office:value-type="string">
            <text:p text:style-name="Normal"><text:span text:style-name="Default_20_Paragraph_20_Font"><text:span text:style-name="T8">Väärtuse näide</text:span></text:span></text:p>
          </table:table-cell>
        </table:table-row>
        <table:table-row>
          <table:table-cell table:style-name="Table10.A1" office:value-type="string">
            <text:p text:style-name="Normal"><text:span text:style-name="Default_20_Paragraph_20_Font"><text:span text:style-name="T1">xtee:isikukood</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EE30312829989</text:span></text:span></text:p>
          </table:table-cell>
        </table:table-row>
        <table:table-row>
          <table:table-cell table:style-name="Table10.A1" office:value-type="string">
            <text:p text:style-name="Normal"><text:span text:style-name="Default_20_Paragraph_20_Font"><text:span text:style-name="T1">userType</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person</text:span></text:span></text:p>
          </table:table-cell>
        </table:table-row>
        <table:table-row>
          <table:table-cell table:style-name="Table10.A1" office:value-type="string">
            <text:p text:style-name="Normal"><text:span text:style-name="Default_20_Paragraph_20_Font"><text:span text:style-name="T1">userName</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Mati Maamees</text:span></text:span></text:p>
          </table:table-cell>
        </table:table-row>
      </table:table>
      <text:p text:style-name="P11"/>
      <text:p text:style-name="P12">Päringu <text:span text:style-name="T122">näide</text:span></text:p>
      <text:p text:style-name="P146"/>
      <text:p text:style-name="P134">X-tee sõnumiprotokoll v2.0</text:p>
      <text:p text:style-name="P54">&lt;soapenv:Envelope xmlns:soapenv="http://schemas.xmlsoap.org/soap/envelope/" xmlns:xtee="http://x-tee.riik.ee/xsd/xtee.xsd" xmlns:adit="http://producers.ametlikud-dokumendid.xtee.riik.ee/producer/ametlikud-dokumendid"&gt;</text:p>
      <text:p text:style-name="P54"><text:s text:c="3"/>&lt;soapenv:Header&gt;</text:p>
      <text:p text:style-name="P54"><text:s text:c="6"/>&lt;xtee:nimi&gt;ametlikud-dokumendid.join.v1&lt;/xtee:nimi&gt;</text:p>
      <text:p text:style-name="P54"><text:s text:c="6"/>&lt;xtee:id&gt;00000000000000&lt;/xtee:id&gt;</text:p>
      <text:p text:style-name="P54"><text:s text:c="6"/>&lt;xtee:isikukood&gt;EE30312829989&lt;/xtee:isikukood&gt;</text:p>
      <text:p text:style-name="P54"><text:s text:c="6"/>&lt;xtee:andmekogu&gt;ametlikud-dokumendid&lt;/xtee:andmekogu&gt;</text:p>
      <text:p text:style-name="P54"><text:s text:c="6"/>&lt;xtee:asutus&gt;12345678&lt;/xtee:asutus&gt;</text:p>
      <text:p text:style-name="P54"><text:s text:c="6"/>&lt;adit:infosysteem&gt;KOV&lt;/adit:infosysteem&gt;</text:p>
      <text:p text:style-name="P54"><text:s text:c="3"/>&lt;/soapenv:Header&gt;</text:p>
      <text:p text:style-name="P54"><text:s text:c="3"/>&lt;soapenv:Body&gt;</text:p>
      <text:p text:style-name="P54"><text:s text:c="6"/>&lt;adit:join&gt;</text:p>
      <text:p text:style-name="P54"><text:s text:c="9"/>&lt;keha&gt;</text:p>
      <text:p text:style-name="P54"><text:s text:c="12"/>&lt;userType&gt;person&lt;/userType&gt;</text:p>
      <text:p text:style-name="P54"><text:s text:c="12"/>&lt;userName&gt;Mati Maamees&lt;/userName&gt;</text:p>
      <text:p text:style-name="P54"><text:s text:c="9"/>&lt;/keha&gt;</text:p>
      <text:p text:style-name="P54"><text:s text:c="6"/>&lt;/adit:join&gt;</text:p>
      <text:p text:style-name="P54"><text:s text:c="3"/>&lt;/soapenv:Body&gt;</text:p>
      <text:p text:style-name="P54">&lt;/soapenv:Envelope&gt;</text:p>
      <text:p text:style-name="P4"/>
      <text:p text:style-name="P128">X-tee sõnumiprotokoll v<text:span text:style-name="T68">4</text:span>.0</text:p>
      <text:p text:style-name="P60">&lt;soapenv:Envelope xmlns:soapenv="http://schemas.xmlsoap.org/soap/envelope/"</text:p>
      <text:p text:style-name="P60"><text:tab/>xmlns:adit="http://producers.ametlikud-dokumendid.xtee.riik.ee/producer/ametlikud-dokumendid"</text:p>
      <text:p text:style-name="P60"><text:tab/>xmlns:xrd="http://x-road.eu/xsd/xroad.xsd"</text:p>
      <text:p text:style-name="P60"><text:tab/>xmlns:id="http://x-road.eu/xsd/identifiers"&gt;</text:p>
      <text:p text:style-name="P60"><text:s text:c="4"/>&lt;soapenv:Header&gt;</text:p>
      <text:p text:style-name="P60"><text:s text:c="8"/>&lt;xrd:<text:span text:style-name="T66">client</text:span> id:objectType="MEMBER"&gt;</text:p>
      <text:p text:style-name="P60"><text:s text:c="12"/>&lt;id:xRoadInstance&gt;EE&lt;/id:xRoadInstance&gt;</text:p>
      <text:p text:style-name="P60"><text:s text:c="12"/>&lt;id:memberClass&gt;BUSINESS&lt;/id:memberClass&gt;</text:p>
      <text:p text:style-name="P60"><text:s text:c="12"/>&lt;id:memberCode&gt;12345678&lt;/id:memberCode&gt;</text:p>
      <text:p text:style-name="P60"><text:s text:c="8"/>&lt;/xrd:<text:span text:style-name="T29">client</text:span>&gt;</text:p>
      <text:p text:style-name="P60"><text:s text:c="8"/>&lt;xrd:<text:span text:style-name="T66">service</text:span> id:objectType="SERVICE"&gt;</text:p>
      <text:p text:style-name="P60"><text:s text:c="12"/>&lt;id:xRoadInstance&gt;EE&lt;/id:xRoadInstance&gt;</text:p>
      <text:p text:style-name="P60"><text:s text:c="12"/>&lt;id:memberClass&gt;GOV&lt;/id:memberClass&gt;</text:p>
      <text:p text:style-name="P60"><text:s text:c="12"/>&lt;id:memberCode&gt;70006317&lt;/id:memberCode&gt;</text:p>
      <text:p text:style-name="P60"><text:soft-page-break/><text:tab/><text:tab/><text:tab/></text:p>
      <text:p text:style-name="P60"><text:s text:c="12"/>&lt;id:subsystemCode&gt;ametlikud-dokumendid&lt;/id:subsystemCode&gt;</text:p>
      <text:p text:style-name="P60"><text:s text:c="12"/>&lt;id:serviceCode&gt;join&lt;/id:serviceCode&gt;</text:p>
      <text:p text:style-name="P60"><text:s text:c="12"/>&lt;id:serviceVersion&gt;v1&lt;/id:serviceVersion&gt;</text:p>
      <text:p text:style-name="P60"><text:s text:c="8"/>&lt;/xrd:<text:span text:style-name="T29">service</text:span>&gt;</text:p>
      <text:p text:style-name="P60"><text:s text:c="8"/>&lt;xrd:<text:span text:style-name="T66">userId</text:span>&gt;EE37901130250&lt;/xrd:userId&gt;</text:p>
      <text:p text:style-name="P60"><text:s text:c="8"/>&lt;xrd:<text:span text:style-name="T66">id</text:span>&gt;3cf04253-db0c-4d1d-8105-791472d88437&lt;/xrd:id&gt;</text:p>
      <text:p text:style-name="P60"><text:s text:c="8"/>&lt;xrd:<text:span text:style-name="T66">protocolVersion</text:span>&gt;4.0&lt;/xrd:protocolVersion&gt;</text:p>
      <text:p text:style-name="P60"/>
      <text:p text:style-name="P60"><text:s text:c="8"/>&lt;adit:infosysteem&gt;<text:span text:style-name="T70">KOV</text:span>&lt;/adit:infosysteem&gt;</text:p>
      <text:p text:style-name="P60"><text:s text:c="4"/>&lt;/soapenv:Header&gt;</text:p>
      <text:p text:style-name="P73"><text:s text:c="4"/>&lt;soapenv:Body&gt;</text:p>
      <text:p text:style-name="P73"><text:s text:c="8"/>&lt;adit:join&gt;</text:p>
      <text:p text:style-name="P73"><text:s text:c="12"/>&lt;keha&gt;<text:line-break/> <text:s text:c="15"/>&lt;userType&gt;person&lt;/userType&gt;</text:p>
      <text:p text:style-name="P73"><text:s text:c="16"/>&lt;userName&gt;Mati Maamees&lt;/userName&gt;</text:p>
      <text:p text:style-name="P73"><text:s text:c="12"/>&lt;/keha&gt;</text:p>
      <text:p text:style-name="P73"><text:s text:c="8"/>&lt;/adit:join&gt;</text:p>
      <text:p text:style-name="P73"><text:s text:c="4"/>&lt;/soapenv:Body&gt;</text:p>
      <text:p text:style-name="P99">&lt;/soapenv:Envelope&gt;</text:p>
      <text:p text:style-name="P4"/>
      <text:p text:style-name="P4"/>
      <text:p text:style-name="P13">Päringu vastuse <text:span text:style-name="T122">näide</text:span></text:p>
      <text:p text:style-name="P147"/>
      <text:p text:style-name="P128">X-tee sõnumiprotokoll v2.0</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0312829981&lt;/xtee:isikukood&gt;</text:p>
      <text:p text:style-name="P32"><text:s text:c="6"/>&lt;xtee:id xsi:type="xsd:string"&gt;00000000000000&lt;/xtee:id&gt;</text:p>
      <text:p text:style-name="P32"><text:s text:c="6"/>&lt;xtee:nimi xsi:type="xsd:string"&gt;ametlikud-dokumendid.join.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joinResponse&gt;</text:p>
      <text:p text:style-name="P32"><text:s text:c="9"/>&lt;paring&gt;</text:p>
      <text:p text:style-name="P32"><text:s text:c="12"/>&lt;userType&gt;person&lt;/userType&gt;</text:p>
      <text:p text:style-name="P32"><text:s text:c="12"/>&lt;userName&gt;Mati Maamees&lt;/userName&gt;</text:p>
      <text:p text:style-name="P32"><text:s text:c="9"/>&lt;/paring&gt;</text:p>
      <text:p text:style-name="P32"><text:s text:c="9"/>&lt;keha&gt;</text:p>
      <text:p text:style-name="P32"><text:s text:c="12"/>&lt;success&gt;true&lt;/success&gt;</text:p>
      <text:p text:style-name="P32"><text:s text:c="12"/>&lt;messages&gt;</text:p>
      <text:p text:style-name="P32"><text:s text:c="15"/>&lt;message lang="en"&gt;User added&lt;/message&gt;</text:p>
      <text:p text:style-name="P32"><text:s text:c="15"/>&lt;message lang="et"&gt;Kasutaja lisatud&lt;/message&gt;</text:p>
      <text:p text:style-name="P32"><text:s text:c="12"/>&lt;/messages&gt;</text:p>
      <text:p text:style-name="P32"><text:s text:c="9"/>&lt;/keha&gt;</text:p>
      <text:p text:style-name="P32"><text:s text:c="6"/>&lt;/adit:joinResponse&gt;</text:p>
      <text:p text:style-name="P32"><text:s text:c="3"/>&lt;/SOAP-ENV:Body&gt;</text:p>
      <text:p text:style-name="P32">&lt;/SOAP-ENV:Envelope&gt;</text:p>
      <text:p text:style-name="P98"/>
      <text:p text:style-name="P16"><text:span text:style-name="T75">X-tee sõnumiprotokoll v</text:span><text:span text:style-name="T76">4</text:span><text:span text:style-name="T75">.0</text:span></text:p>
      <text:p text:style-name="P57">&lt;<text:span text:style-name="T69">SOAP-ENV</text:span>:Envelope <text:span text:style-name="T69">xmlns:SOAP-ENV="http://schemas.xmlsoap.org/soap/envelope/"</text:span></text:p>
      <text:p text:style-name="P56"><text:tab/>xmlns:adit="http://producers.ametlikud-dokumendid.xtee.riik.ee/producer/ametlikud-dokumendid"</text:p>
      <text:p text:style-name="P56"><text:tab/>xmlns:xrd="http://x-road.eu/xsd/xroad.xsd"</text:p>
      <text:p text:style-name="P56"><text:soft-page-break/><text:tab/>xmlns:id="http://x-road.eu/xsd/identifiers"&gt;</text:p>
      <text:p text:style-name="P57"><text:s text:c="4"/>&lt;<text:span text:style-name="T69">SOAP-ENV</text:span>:Header&gt;</text:p>
      <text:p text:style-name="P56"><text:s text:c="8"/>&lt;xrd:<text:span text:style-name="T66">client</text:span> id:objectType="MEMBER"&gt;</text:p>
      <text:p text:style-name="P56"><text:s text:c="12"/>&lt;id:xRoadInstance&gt;EE&lt;/id:xRoadInstance&gt;</text:p>
      <text:p text:style-name="P56"><text:s text:c="12"/>&lt;id:memberClass&gt;BUSINESS&lt;/id:memberClass&gt;</text:p>
      <text:p text:style-name="P56"><text:s text:c="12"/>&lt;id:memberCode&gt;12345678&lt;/id:memberCode&gt;</text:p>
      <text:p text:style-name="P56"><text:s text:c="8"/>&lt;/xrd:<text:span text:style-name="T66">client</text:span>&gt;</text:p>
      <text:p text:style-name="P56"><text:s text:c="8"/>&lt;xrd:<text:span text:style-name="T66">service</text:span> id:objectType="SERVICE"&gt;</text:p>
      <text:p text:style-name="P56"><text:s text:c="12"/>&lt;id:xRoadInstance&gt;EE&lt;/id:xRoadInstance&gt;</text:p>
      <text:p text:style-name="P56"><text:s text:c="12"/>&lt;id:memberClass&gt;GOV&lt;/id:memberClass&gt;</text:p>
      <text:p text:style-name="P56"><text:s text:c="12"/>&lt;id:memberCode&gt;70006317&lt;/id:memberCode&gt;<text:tab/></text:p>
      <text:p text:style-name="P56"><text:s text:c="12"/>&lt;id:subsystemCode&gt;ametlikud-dokumendid&lt;/id:subsystemCode&gt;</text:p>
      <text:p text:style-name="P56"><text:s text:c="12"/>&lt;id:serviceCode&gt;join&lt;/id:serviceCode&gt;</text:p>
      <text:p text:style-name="P56"><text:s text:c="12"/>&lt;id:serviceVersion&gt;v1&lt;/id:serviceVersion&gt;</text:p>
      <text:p text:style-name="P56"><text:s text:c="8"/>&lt;/xrd:<text:span text:style-name="T66">service</text:span>&gt;</text:p>
      <text:p text:style-name="P56"><text:s text:c="8"/>&lt;xrd:<text:span text:style-name="T66">userId</text:span>&gt;EE37901130250&lt;/xrd:userId&gt;</text:p>
      <text:p text:style-name="P56"><text:s text:c="8"/>&lt;xrd:<text:span text:style-name="T66">id</text:span>&gt;3cf04253-db0c-4d1d-8105-791472d88437&lt;/xrd:id&gt;</text:p>
      <text:p text:style-name="P56"><text:s text:c="8"/>&lt;xrd:<text:span text:style-name="T66">protocolVersion</text:span>&gt;4.0&lt;/xrd:protocolVersion&gt;</text:p>
      <text:p text:style-name="P57"><text:s text:c="4"/>&lt;/<text:span text:style-name="T69">SOAP-ENV</text:span>:Header&gt;</text:p>
      <text:p text:style-name="P51"><text:s text:c="4"/>&lt;SOAP-ENV:Body&gt;</text:p>
      <text:p text:style-name="P51"><text:s text:c="8"/>&lt;adit:joinResponse&gt;</text:p>
      <text:p text:style-name="P51"><text:s text:c="12"/>&lt;keha&gt;</text:p>
      <text:p text:style-name="P51"><text:s text:c="16"/>&lt;success&gt;true&lt;/success&gt;</text:p>
      <text:p text:style-name="P51"><text:s text:c="16"/>&lt;messages&gt;</text:p>
      <text:p text:style-name="P51"><text:s text:c="20"/>&lt;message lang="en"&gt;User added&lt;/message&gt;</text:p>
      <text:p text:style-name="P51"><text:s text:c="20"/>&lt;message lang="et"&gt;Kasutaja lisatud&lt;/message&gt;</text:p>
      <text:p text:style-name="P51"><text:s text:c="17"/>&lt;/messages&gt;</text:p>
      <text:p text:style-name="P51"><text:s text:c="12"/>&lt;/keha&gt;</text:p>
      <text:p text:style-name="P51"><text:s text:c="8"/>&lt;/adit:joinResponse&gt;</text:p>
      <text:p text:style-name="P51"><text:s text:c="4"/>&lt;/SOAP-ENV:Body&gt;</text:p>
      <text:p text:style-name="P51">&lt;/SOAP-ENV:Envelope&gt;</text:p>
      <text:p text:style-name="P33"/>
      <text:h text:style-name="P253" text:outline-level="1"><text:bookmark-start text:name="_Toc379789486"/><text:bookmark-start text:name="_Toc310595922"/><text:bookmark-start text:name="_Toc290888205"/><text:bookmark-start text:name="_Toc290045516"/><text:bookmark-start text:name="_Toc273352532"/><text:bookmark-start text:name="_Toc273345925"/><text:bookmark-start text:name="_Toc271627630"/><text:bookmark-start text:name="_Toc271552497"/><text:bookmark-start text:name="_Toc271551502"/><text:bookmark-start text:name="_Toc271031523"/><text:bookmark-start text:name="_Toc270424920"/><text:bookmark-start text:name="_Toc270420736"/><text:bookmark-start text:name="_Toc269114843"/><text:bookmark-start text:name="_Toc269120298"/><text:bookmark-start text:name="_Toc269120567"/><text:bookmark-start text:name="_Toc269122884"/><text:bookmark-start text:name="_Toc269124326"/><text:bookmark-start text:name="_Toc269126590"/><text:bookmark-start text:name="__RefHeading___Toc55460_1250719955"/><text:bookmark-start text:name="_Toc269128808"/>UnJoin.v1<text:bookmark-end text:name="_Toc379789486"/><text:bookmark-end text:name="_Toc310595922"/><text:bookmark-end text:name="_Toc290888205"/><text:bookmark-end text:name="_Toc290045516"/><text:bookmark-end text:name="_Toc273352532"/><text:bookmark-end text:name="_Toc273345925"/><text:bookmark-end text:name="_Toc271627630"/><text:bookmark-end text:name="_Toc271552497"/><text:bookmark-end text:name="_Toc271551502"/><text:bookmark-end text:name="_Toc271031523"/><text:bookmark-end text:name="_Toc270424920"/><text:bookmark-end text:name="_Toc270420736"/><text:bookmark-end text:name="_Toc269114843"/><text:bookmark-end text:name="_Toc269120298"/><text:bookmark-end text:name="_Toc269120567"/><text:bookmark-end text:name="_Toc269122884"/><text:bookmark-end text:name="_Toc269124326"/><text:bookmark-end text:name="_Toc269126590"/><text:bookmark-end text:name="__RefHeading___Toc55460_1250719955"/><text:bookmark-end text:name="_Toc269128808"/></text:h>
      <text:p text:style-name="P4">Päring võimaldab ADIT teenusega liitunud kasutajal oma konto sulgeda / deaktiveerida.</text:p>
      <text:p text:style-name="P4"/>
      <text:p text:style-name="P4">Parameetrid</text:p>
      <table:table table:name="Table11" table:style-name="Table11">
        <table:table-column table:style-name="Table11.A"/>
        <table:table-column table:style-name="Table11.B" table:number-columns-repeated="2"/>
        <table:table-row>
          <table:table-cell table:style-name="Table11.A1" office:value-type="string">
            <text:p text:style-name="Normal"><text:span text:style-name="Default_20_Paragraph_20_Font"><text:span text:style-name="T8">Nimi</text:span></text:span></text:p>
          </table:table-cell>
          <table:table-cell table:style-name="Table11.A1" office:value-type="string">
            <text:p text:style-name="Normal"><text:span text:style-name="Default_20_Paragraph_20_Font"><text:span text:style-name="T8">Väärtuse tüüp</text:span></text:span></text:p>
          </table:table-cell>
          <table:table-cell table:style-name="Table11.A1" office:value-type="string">
            <text:p text:style-name="Normal"><text:span text:style-name="Default_20_Paragraph_20_Font"><text:span text:style-name="T8">Väärtuse näide</text:span></text:span></text:p>
          </table:table-cell>
        </table:table-row>
        <table:table-row>
          <table:table-cell table:style-name="Table11.A1" office:value-type="string">
            <text:p text:style-name="Normal"><text:span text:style-name="Default_20_Paragraph_20_Font"><text:span text:style-name="T1">xtee:isikukood</text:span></text:span></text:p>
          </table:table-cell>
          <table:table-cell table:style-name="Table11.A1" office:value-type="string">
            <text:p text:style-name="Normal"><text:span text:style-name="Default_20_Paragraph_20_Font"><text:span text:style-name="T1">String</text:span></text:span></text:p>
          </table:table-cell>
          <table:table-cell table:style-name="Table11.A1" office:value-type="string">
            <text:p text:style-name="Normal"><text:span text:style-name="Default_20_Paragraph_20_Font"><text:span text:style-name="T1">EE30312829989</text:span></text:span></text:p>
          </table:table-cell>
        </table:table-row>
      </table:table>
      <text:p text:style-name="P126"/>
      <text:p text:style-name="P13">Päringu näi<text:span text:style-name="T124">de</text:span></text:p>
      <text:p text:style-name="P143"/>
      <text:p text:style-name="P129">X-tee sõnumiprotokoll v2.0</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5"/>&lt;xtee:nimi&gt;ametlikud-dokumendid.<text:span text:style-name="T74">unJoin</text:span>.v1&lt;/xtee:nimi&gt;</text:p>
      <text:p text:style-name="P32"><text:s text:c="6"/>&lt;xtee:id&gt;00000000000000&lt;/xtee:id&gt;</text:p>
      <text:p text:style-name="P32"><text:s text:c="6"/>&lt;xtee:isikukood&gt;EE38407054916&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unJoin&gt;</text:p>
      <text:p text:style-name="P32"><text:soft-page-break/><text:s text:c="9"/>&lt;keha/&gt;</text:p>
      <text:p text:style-name="P32"><text:s text:c="6"/>&lt;/adit:unJoin&gt;</text:p>
      <text:p text:style-name="P32"><text:s text:c="3"/>&lt;/soapenv:Body&gt;</text:p>
      <text:p text:style-name="P32">&lt;/soapenv:Envelope&gt;</text:p>
      <text:p text:style-name="P4"/>
      <text:p text:style-name="P17"><text:span text:style-name="T75">X-tee sõnumiprotokoll v</text:span><text:span text:style-name="T77">4</text:span><text:span text:style-name="T75">.0</text:span></text:p>
      <text:p text:style-name="P61">&lt;soapenv:Envelope xmlns:soapenv="http://schemas.xmlsoap.org/soap/envelope/"</text:p>
      <text:p text:style-name="P61"><text:tab/>xmlns:adit="http://producers.ametlikud-dokumendid.xtee.riik.ee/producer/ametlikud-dokumendid"</text:p>
      <text:p text:style-name="P61"><text:tab/>xmlns:xrd="http://x-road.eu/xsd/xroad.xsd"</text:p>
      <text:p text:style-name="P61"><text:tab/>xmlns:id="http://x-road.eu/xsd/identifiers"&gt;</text:p>
      <text:p text:style-name="P61"><text:s text:c="4"/>&lt;soapenv:Header&gt;</text:p>
      <text:p text:style-name="P61"><text:s text:c="8"/>&lt;xrd:<text:span text:style-name="T66">client</text:span> id:objectType="MEMBER"&gt;</text:p>
      <text:p text:style-name="P61"><text:s text:c="12"/>&lt;id:xRoadInstance&gt;EE&lt;/id:xRoadInstance&gt;</text:p>
      <text:p text:style-name="P61"><text:s text:c="12"/>&lt;id:memberClass&gt;BUSINESS&lt;/id:memberClass&gt;</text:p>
      <text:p text:style-name="P61"><text:s text:c="12"/>&lt;id:memberCode&gt;12345678&lt;/id:memberCode&gt;</text:p>
      <text:p text:style-name="P61"><text:s text:c="8"/>&lt;/xrd:<text:span text:style-name="T29">client</text:span>&gt;</text:p>
      <text:p text:style-name="P61"><text:s text:c="8"/>&lt;xrd:<text:span text:style-name="T66">service</text:span> id:objectType="SERVICE"&gt;</text:p>
      <text:p text:style-name="P61"><text:s text:c="12"/>&lt;id:xRoadInstance&gt;EE&lt;/id:xRoadInstance&gt;</text:p>
      <text:p text:style-name="P61"><text:s text:c="12"/>&lt;id:memberClass&gt;GOV&lt;/id:memberClass&gt;</text:p>
      <text:p text:style-name="P61"><text:s text:c="12"/>&lt;id:memberCode&gt;70006317&lt;/id:memberCode&gt;</text:p>
      <text:p text:style-name="P61"><text:tab/><text:tab/><text:tab/></text:p>
      <text:p text:style-name="P61"><text:s text:c="12"/>&lt;id:subsystemCode&gt;ametlikud-dokumendid&lt;/id:subsystemCode&gt;</text:p>
      <text:p text:style-name="P61"><text:s text:c="12"/>&lt;id:serviceCode&gt;<text:span text:style-name="T74">unJ</text:span>oin&lt;/id:serviceCode&gt;</text:p>
      <text:p text:style-name="P61"><text:s text:c="12"/>&lt;id:serviceVersion&gt;v1&lt;/id:serviceVersion&gt;</text:p>
      <text:p text:style-name="P61"><text:s text:c="8"/>&lt;/xrd:<text:span text:style-name="T29">service</text:span>&gt;</text:p>
      <text:p text:style-name="P61"><text:s text:c="8"/>&lt;xrd:<text:span text:style-name="T66">userId</text:span>&gt;EE37901130250&lt;/xrd:userId&gt;</text:p>
      <text:p text:style-name="P61"><text:s text:c="8"/>&lt;xrd:<text:span text:style-name="T66">id</text:span>&gt;3cf04253-db0c-4d1d-8105-791472d88437&lt;/xrd:id&gt;</text:p>
      <text:p text:style-name="P61"><text:s text:c="8"/>&lt;xrd:<text:span text:style-name="T66">protocolVersion</text:span>&gt;4.0&lt;/xrd:protocolVersion&gt;</text:p>
      <text:p text:style-name="P61"/>
      <text:p text:style-name="P61"><text:s text:c="8"/>&lt;adit:infosysteem&gt;<text:span text:style-name="T70">KOV</text:span>&lt;/adit:infosysteem&gt;</text:p>
      <text:p text:style-name="P61"><text:s text:c="4"/>&lt;/soapenv:Header&gt;</text:p>
      <text:p text:style-name="P35"><text:s text:c="2"/><text:span text:style-name="T73"><text:s text:c="2"/>&lt;soapenv:Body&gt;</text:span></text:p>
      <text:p text:style-name="P61"><text:s text:c="8"/>&lt;adit:unJoin&gt;</text:p>
      <text:p text:style-name="P61"><text:s text:c="12"/>&lt;keha/&gt;</text:p>
      <text:p text:style-name="P61"><text:s text:c="8"/>&lt;/adit:unJoin&gt;</text:p>
      <text:p text:style-name="P61"><text:s text:c="4"/>&lt;/soapenv:Body&gt;</text:p>
      <text:p text:style-name="P97">&lt;/soapenv:Envelope&gt;</text:p>
      <text:p text:style-name="P4"/>
      <text:p text:style-name="P4"/>
      <text:p text:style-name="P10"><text:span text:style-name="T66">Päringu vastuse näi</text:span><text:span text:style-name="T67">de</text:span></text:p>
      <text:p text:style-name="P143"/>
      <text:p text:style-name="P17"><text:span text:style-name="T75">X-tee sõnumiprotokoll v</text:span><text:span text:style-name="T78">2</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54916&lt;/xtee:isikukood&gt;</text:p>
      <text:p text:style-name="P32"><text:s text:c="6"/>&lt;xtee:id xsi:type="xsd:string"&gt;00000000000000&lt;/xtee:id&gt;</text:p>
      <text:p text:style-name="P32"><text:s text:c="6"/>&lt;xtee:nimi xsi:type="xsd:string"&gt;ametlikud-dokumendid.<text:span text:style-name="T74">unJoin</text:span>.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unJoinResponse&gt;</text:p>
      <text:p text:style-name="P32"><text:s text:c="9"/>&lt;paring/&gt;</text:p>
      <text:p text:style-name="P32"><text:s text:c="9"/>&lt;keha&gt;</text:p>
      <text:p text:style-name="P32"><text:soft-page-break/><text:s text:c="12"/>&lt;success&gt;true&lt;/success&gt;</text:p>
      <text:p text:style-name="P32"><text:s text:c="12"/>&lt;messages&gt;</text:p>
      <text:p text:style-name="P32"><text:s text:c="15"/>&lt;message lang="en"&gt;User EE38407054916 unjoined&lt;/message&gt;</text:p>
      <text:p text:style-name="P32"><text:s text:c="15"/>&lt;message lang="et"&gt;User EE38407054916 unjoined&lt;/message&gt;</text:p>
      <text:p text:style-name="P32"><text:s text:c="12"/>&lt;/messages&gt;</text:p>
      <text:p text:style-name="P32"><text:s text:c="9"/>&lt;/keha&gt;</text:p>
      <text:p text:style-name="P32"><text:s text:c="6"/>&lt;/adit:unJoinResponse&gt;</text:p>
      <text:p text:style-name="P32"><text:s text:c="3"/>&lt;/SOAP-ENV:Body&gt;</text:p>
      <text:p text:style-name="P32">&lt;/SOAP-ENV:Envelope&gt;</text:p>
      <text:p text:style-name="P148"/>
      <text:p text:style-name="P17"><text:span text:style-name="T75">X-tee sõnumiprotokoll v</text:span><text:span text:style-name="T77">4</text:span><text:span text:style-name="T75">.0</text:span></text:p>
      <text:p text:style-name="P58">&lt;<text:span text:style-name="T69">SOAP-ENV</text:span>:Envelope <text:span text:style-name="T69">xmlns:SOAP-ENV="http://schemas.xmlsoap.org/soap/envelope/"</text:span></text:p>
      <text:p text:style-name="P58"><text:tab/>xmlns:adit="http://producers.ametlikud-dokumendid.xtee.riik.ee/producer/ametlikud-dokumendid"</text:p>
      <text:p text:style-name="P58"><text:tab/>xmlns:xrd="http://x-road.eu/xsd/xroad.xsd"</text:p>
      <text:p text:style-name="P58"><text:tab/>xmlns:id="http://x-road.eu/xsd/identifiers"&gt;</text:p>
      <text:p text:style-name="P58"><text:s text:c="4"/>&lt;<text:span text:style-name="T69">SOAP-ENV</text:span>:Header&gt;</text:p>
      <text:p text:style-name="P58"><text:s text:c="8"/>&lt;xrd:<text:span text:style-name="T66">client</text:span> id:objectType="MEMBER"&gt;</text:p>
      <text:p text:style-name="P58"><text:s text:c="12"/>&lt;id:xRoadInstance&gt;EE&lt;/id:xRoadInstance&gt;</text:p>
      <text:p text:style-name="P58"><text:s text:c="12"/>&lt;id:memberClass&gt;BUSINESS&lt;/id:memberClass&gt;</text:p>
      <text:p text:style-name="P58"><text:s text:c="12"/>&lt;id:memberCode&gt;12345678&lt;/id:memberCode&gt;</text:p>
      <text:p text:style-name="P58"><text:s text:c="8"/>&lt;/xrd:<text:span text:style-name="T29">client</text:span>&gt;</text:p>
      <text:p text:style-name="P58"><text:s text:c="8"/>&lt;xrd:<text:span text:style-name="T66">service</text:span> id:objectType="SERVICE"&gt;</text:p>
      <text:p text:style-name="P58"><text:s text:c="12"/>&lt;id:xRoadInstance&gt;EE&lt;/id:xRoadInstance&gt;</text:p>
      <text:p text:style-name="P58"><text:s text:c="12"/>&lt;id:memberClass&gt;GOV&lt;/id:memberClass&gt;</text:p>
      <text:p text:style-name="P58"><text:s text:c="12"/>&lt;id:memberCode&gt;70006317&lt;/id:memberCode&gt;<text:tab/></text:p>
      <text:p text:style-name="P58"><text:s text:c="12"/>&lt;id:subsystemCode&gt;ametlikud-dokumendid&lt;/id:subsystemCode&gt;</text:p>
      <text:p text:style-name="P58"><text:s text:c="12"/>&lt;id:serviceCode&gt;<text:span text:style-name="T74">unJ</text:span>oin&lt;/id:serviceCode&gt;</text:p>
      <text:p text:style-name="P58"><text:s text:c="12"/>&lt;id:serviceVersion&gt;v1&lt;/id:serviceVersion&gt;</text:p>
      <text:p text:style-name="P58"><text:s text:c="8"/>&lt;/xrd:<text:span text:style-name="T29">service</text:span>&gt;</text:p>
      <text:p text:style-name="P58"><text:s text:c="8"/>&lt;xrd:<text:span text:style-name="T66">userId</text:span>&gt;EE37901130250&lt;/xrd:userId&gt;</text:p>
      <text:p text:style-name="P58"><text:s text:c="8"/>&lt;xrd:<text:span text:style-name="T66">id</text:span>&gt;3cf04253-db0c-4d1d-8105-791472d88437&lt;/xrd:id&gt;</text:p>
      <text:p text:style-name="P58"><text:s text:c="8"/>&lt;xrd:<text:span text:style-name="T66">protocolVersion</text:span>&gt;4.0&lt;/xrd:protocolVersion&gt;</text:p>
      <text:p text:style-name="P58"><text:s text:c="4"/>&lt;/<text:span text:style-name="T69">SOAP-ENV</text:span>:Header&gt;</text:p>
      <text:p text:style-name="P34"><text:s/><text:span text:style-name="T73"><text:s text:c="3"/>&lt;SOAP-ENV:Body&gt;</text:span></text:p>
      <text:p text:style-name="P58"><text:s text:c="8"/>&lt;adit:unJoinResponse&gt;</text:p>
      <text:p text:style-name="P58"><text:s text:c="12"/>&lt;keha&gt;</text:p>
      <text:p text:style-name="P58"><text:s text:c="16"/>&lt;success&gt;true&lt;/success&gt;</text:p>
      <text:p text:style-name="P58"><text:s text:c="16"/>&lt;messages&gt;</text:p>
      <text:p text:style-name="P58"><text:s text:c="20"/>&lt;message lang="en"&gt;User EE38407054916 unjoined&lt;/message&gt;</text:p>
      <text:p text:style-name="P58"><text:s text:c="20"/>&lt;message lang="et"&gt;User EE38407054916 unjoined&lt;/message&gt;</text:p>
      <text:p text:style-name="P58"><text:s text:c="16"/>&lt;/messages&gt;</text:p>
      <text:p text:style-name="P58"><text:s text:c="12"/>&lt;/keha&gt;</text:p>
      <text:p text:style-name="P58"><text:s text:c="8"/>&lt;/adit:unJoinResponse&gt;</text:p>
      <text:p text:style-name="P58"><text:s text:c="4"/>&lt;/SOAP-ENV:Body&gt;</text:p>
      <text:p text:style-name="P58">&lt;/SOAP-ENV:Envelope&gt;</text:p>
      <text:h text:style-name="P253" text:outline-level="1"/>
      <text:h text:style-name="P253" text:outline-level="1"><text:bookmark-start text:name="_Toc379789487"/><text:bookmark-start text:name="_Toc310595923"/><text:bookmark-start text:name="_Toc290888206"/><text:bookmark-start text:name="_Toc290045517"/><text:bookmark-start text:name="_Toc273352533"/><text:bookmark-start text:name="_Toc273345926"/><text:bookmark-start text:name="_Toc271627631"/><text:bookmark-start text:name="_Toc271552498"/><text:bookmark-start text:name="_Toc271551503"/><text:bookmark-start text:name="_Toc271031524"/><text:bookmark-start text:name="_Toc270424921"/><text:bookmark-start text:name="_Toc270420737"/><text:bookmark-start text:name="_Toc269114844"/><text:bookmark-start text:name="_Toc269120299"/><text:bookmark-start text:name="_Toc269120568"/><text:bookmark-start text:name="_Toc269122885"/><text:bookmark-start text:name="_Toc269124327"/><text:bookmark-start text:name="_Toc269126591"/><text:bookmark-start text:name="__RefHeading___Toc55462_1250719955"/><text:bookmark-start text:name="_Toc269128809"/>GetJoined.v1<text:bookmark-end text:name="_Toc379789487"/><text:bookmark-end text:name="_Toc310595923"/><text:bookmark-end text:name="_Toc290888206"/><text:bookmark-end text:name="_Toc290045517"/><text:bookmark-end text:name="_Toc273352533"/><text:bookmark-end text:name="_Toc273345926"/><text:bookmark-end text:name="_Toc271627631"/><text:bookmark-end text:name="_Toc271552498"/><text:bookmark-end text:name="_Toc271551503"/><text:bookmark-end text:name="_Toc271031524"/><text:bookmark-end text:name="_Toc270424921"/><text:bookmark-end text:name="_Toc270420737"/><text:bookmark-end text:name="_Toc269114844"/><text:bookmark-end text:name="_Toc269120299"/><text:bookmark-end text:name="_Toc269120568"/><text:bookmark-end text:name="_Toc269122885"/><text:bookmark-end text:name="_Toc269124327"/><text:bookmark-end text:name="_Toc269126591"/><text:bookmark-end text:name="__RefHeading___Toc55462_1250719955"/><text:bookmark-end text:name="_Toc269128809"/></text:h>
      <text:p text:style-name="P29"><text:span text:style-name="Default_20_Paragraph_20_Font"><text:span text:style-name="T2">Päring võimaldab pärida teenusega liitunud kasutajate nimekirja. Parameeter „maxResults“ määrab ära, mitu tulemust maksimaalselt tagastatakse ning parameeter „startIndex“ määrab, millisest leitud tulemuse reast alates tulemused tagastatakse (see võimaldab pärida nö. lehekülgede kaupa). Päringu tulemus tagastatakse SOAP manuses, mis on Base64-s kodeeritud GZip formaadis fail – see tähendab seda, et päringu vastus on vaja kõigepealt Base64 dekodeerida ning seejärel GZip-iga lahti pakkida. Tulemuseks on XML fail.</text:span></text:span></text:p>
      <text:p text:style-name="P4"><text:soft-page-break/></text:p>
      <text:p text:style-name="P4">Parameetrid</text:p>
      <table:table table:name="Table12" table:style-name="Table12">
        <table:table-column table:style-name="Table12.A"/>
        <table:table-column table:style-name="Table12.B" table:number-columns-repeated="2"/>
        <table:table-row>
          <table:table-cell table:style-name="Table12.A1" office:value-type="string">
            <text:p text:style-name="Normal"><text:span text:style-name="Default_20_Paragraph_20_Font"><text:span text:style-name="T8">Nimi</text:span></text:span></text:p>
          </table:table-cell>
          <table:table-cell table:style-name="Table12.A1" office:value-type="string">
            <text:p text:style-name="Normal"><text:span text:style-name="Default_20_Paragraph_20_Font"><text:span text:style-name="T8">Väärtuse tüüp</text:span></text:span></text:p>
          </table:table-cell>
          <table:table-cell table:style-name="Table12.A1" office:value-type="string">
            <text:p text:style-name="Normal"><text:span text:style-name="Default_20_Paragraph_20_Font"><text:span text:style-name="T8">Väärtuse näide</text:span></text:span></text:p>
          </table:table-cell>
        </table:table-row>
        <table:table-row>
          <table:table-cell table:style-name="Table12.A1" office:value-type="string">
            <text:p text:style-name="Normal"><text:span text:style-name="Default_20_Paragraph_20_Font"><text:span text:style-name="T1">maxResults</text:span></text:span></text:p>
          </table:table-cell>
          <table:table-cell table:style-name="Table12.A1" office:value-type="string">
            <text:p text:style-name="Normal"><text:span text:style-name="Default_20_Paragraph_20_Font"><text:span text:style-name="T1">Positive integer</text:span></text:span></text:p>
          </table:table-cell>
          <table:table-cell table:style-name="Table12.A1" office:value-type="string">
            <text:p text:style-name="Normal"><text:span text:style-name="Default_20_Paragraph_20_Font"><text:span text:style-name="T1">2</text:span></text:span></text:p>
          </table:table-cell>
        </table:table-row>
        <table:table-row>
          <table:table-cell table:style-name="Table12.A1" office:value-type="string">
            <text:p text:style-name="Normal"><text:span text:style-name="Default_20_Paragraph_20_Font"><text:span text:style-name="T1">startIndex</text:span></text:span></text:p>
          </table:table-cell>
          <table:table-cell table:style-name="Table12.A1" office:value-type="string">
            <text:p text:style-name="Normal"><text:span text:style-name="Default_20_Paragraph_20_Font"><text:span text:style-name="T1">Positive integer</text:span></text:span></text:p>
          </table:table-cell>
          <table:table-cell table:style-name="Table12.A1" office:value-type="string">
            <text:p text:style-name="Normal"><text:span text:style-name="Default_20_Paragraph_20_Font"><text:span text:style-name="T1">0</text:span></text:span></text:p>
          </table:table-cell>
        </table:table-row>
      </table:table>
      <text:p text:style-name="P4"/>
      <text:p text:style-name="P127"/>
      <text:p text:style-name="P13">Päringu näi<text:span text:style-name="T124">de</text:span></text:p>
      <text:p text:style-name="P156"/>
      <text:p text:style-name="P130">X-tee sõnumiprotokoll v<text:span text:style-name="T74">2</text:span>.0</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getJoined.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getJoined&gt;</text:p>
      <text:p text:style-name="P32"><text:s text:c="9"/>&lt;keha&gt;</text:p>
      <text:p text:style-name="P32"><text:s text:c="12"/>&lt;maxResults&gt;2&lt;/maxResults&gt;</text:p>
      <text:p text:style-name="P32"><text:s text:c="12"/>&lt;startIndex&gt;0&lt;/startIndex&gt;</text:p>
      <text:p text:style-name="P32"><text:s text:c="9"/>&lt;/keha&gt;</text:p>
      <text:p text:style-name="P32"><text:s text:c="6"/>&lt;/adit:getJoined&gt;</text:p>
      <text:p text:style-name="P32"><text:s text:c="3"/>&lt;/soapenv:Body&gt;</text:p>
      <text:p text:style-name="P82"><text:span text:style-name="Default_20_Paragraph_20_Font"><text:span text:style-name="T22">&lt;/soapenv:Envelope&gt;</text:span></text:span></text:p>
      <text:p text:style-name="P4"/>
      <text:p text:style-name="P18"><text:span text:style-name="T75">X-tee sõnumiprotokoll v</text:span><text:span text:style-name="T79">4</text:span><text:span text:style-name="T75">.0</text:span></text:p>
      <text:p text:style-name="P62">&lt;soapenv:Envelope xmlns:soapenv="http://schemas.xmlsoap.org/soap/envelope/"</text:p>
      <text:p text:style-name="P62"><text:tab/>xmlns:adit="http://producers.ametlikud-dokumendid.xtee.riik.ee/producer/ametlikud-dokumendid"</text:p>
      <text:p text:style-name="P62"><text:tab/>xmlns:xrd="http://x-road.eu/xsd/xroad.xsd"</text:p>
      <text:p text:style-name="P62"><text:tab/>xmlns:id="http://x-road.eu/xsd/identifiers"&gt;</text:p>
      <text:p text:style-name="P62"><text:s text:c="4"/>&lt;soapenv:Header&gt;</text:p>
      <text:p text:style-name="P62"><text:s text:c="8"/>&lt;xrd:<text:span text:style-name="T66">client</text:span> id:objectType="MEMBER"&gt;</text:p>
      <text:p text:style-name="P62"><text:s text:c="12"/>&lt;id:xRoadInstance&gt;EE&lt;/id:xRoadInstance&gt;</text:p>
      <text:p text:style-name="P62"><text:s text:c="12"/>&lt;id:memberClass&gt;BUSINESS&lt;/id:memberClass&gt;</text:p>
      <text:p text:style-name="P62"><text:s text:c="12"/>&lt;id:memberCode&gt;12345678&lt;/id:memberCode&gt;</text:p>
      <text:p text:style-name="P62"><text:s text:c="8"/>&lt;/xrd:<text:span text:style-name="T29">client</text:span>&gt;</text:p>
      <text:p text:style-name="P62"><text:s text:c="8"/>&lt;xrd:<text:span text:style-name="T66">service</text:span> id:objectType="SERVICE"&gt;</text:p>
      <text:p text:style-name="P62"><text:s text:c="12"/>&lt;id:xRoadInstance&gt;EE&lt;/id:xRoadInstance&gt;</text:p>
      <text:p text:style-name="P62"><text:s text:c="12"/>&lt;id:memberClass&gt;GOV&lt;/id:memberClass&gt;</text:p>
      <text:p text:style-name="P62"><text:s text:c="12"/>&lt;id:memberCode&gt;70006317&lt;/id:memberCode&gt;</text:p>
      <text:p text:style-name="P62"><text:tab/><text:tab/><text:tab/></text:p>
      <text:p text:style-name="P62"><text:s text:c="12"/>&lt;id:subsystemCode&gt;ametlikud-dokumendid&lt;/id:subsystemCode&gt;</text:p>
      <text:p text:style-name="P62"><text:s text:c="12"/>&lt;id:serviceCode&gt;<text:span text:style-name="T2">getJoined</text:span>&lt;/id:serviceCode&gt;</text:p>
      <text:p text:style-name="P62"><text:s text:c="12"/>&lt;id:serviceVersion&gt;v1&lt;/id:serviceVersion&gt;</text:p>
      <text:p text:style-name="P62"><text:s text:c="8"/>&lt;/xrd:<text:span text:style-name="T29">service</text:span>&gt;</text:p>
      <text:p text:style-name="P62"><text:s text:c="8"/>&lt;xrd:<text:span text:style-name="T66">userId</text:span>&gt;EE37901130250&lt;/xrd:userId&gt;</text:p>
      <text:p text:style-name="P62"><text:s text:c="8"/>&lt;xrd:<text:span text:style-name="T66">id</text:span>&gt;3cf04253-db0c-4d1d-8105-791472d88437&lt;/xrd:id&gt;</text:p>
      <text:p text:style-name="P62"><text:s text:c="8"/>&lt;xrd:<text:span text:style-name="T66">protocolVersion</text:span>&gt;4.0&lt;/xrd:protocolVersion&gt;</text:p>
      <text:p text:style-name="P62"/>
      <text:p text:style-name="P62"><text:s text:c="8"/>&lt;adit:infosysteem&gt;<text:span text:style-name="T70">KOV</text:span>&lt;/adit:infosysteem&gt;</text:p>
      <text:p text:style-name="P62"><text:soft-page-break/><text:s text:c="4"/>&lt;/soapenv:Header&gt;</text:p>
      <text:p text:style-name="P62"><text:s text:c="4"/>&lt;soapenv:Body&gt;</text:p>
      <text:p text:style-name="P62"><text:s text:c="8"/>&lt;adit:getJoined&gt;</text:p>
      <text:p text:style-name="P62"><text:s text:c="12"/>&lt;keha&gt;</text:p>
      <text:p text:style-name="P62"><text:s text:c="16"/>&lt;maxResults&gt;2&lt;/maxResults&gt;</text:p>
      <text:p text:style-name="P62"><text:s text:c="16"/>&lt;startIndex&gt;0&lt;/startIndex&gt;</text:p>
      <text:p text:style-name="P62"><text:s text:c="12"/>&lt;/keha&gt;</text:p>
      <text:p text:style-name="P62"><text:s text:c="8"/>&lt;/adit:getJoined&gt;</text:p>
      <text:p text:style-name="P62"><text:s text:c="4"/>&lt;/soapenv:Body&gt;</text:p>
      <text:p text:style-name="P23"><text:span text:style-name="Default_20_Paragraph_20_Font"><text:span text:style-name="T27">&lt;/soapenv:Envelope&gt;</text:span></text:span></text:p>
      <text:p text:style-name="P4"/>
      <text:p text:style-name="P13">Päringu vastuse näi<text:span text:style-name="T124">de</text:span></text:p>
      <text:p text:style-name="P144"/>
      <text:p text:style-name="P131">X-tee sõnumiprotokoll v<text:span text:style-name="T74">2</text:span>.0</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Joined.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JoinedResponse&gt;</text:p>
      <text:p text:style-name="P32"><text:s text:c="9"/>&lt;paring&gt;</text:p>
      <text:p text:style-name="P32"><text:s text:c="12"/>&lt;maxResults&gt;2&lt;/maxResults&gt;</text:p>
      <text:p text:style-name="P32"><text:s text:c="12"/>&lt;startIndex&gt;0&lt;/startIndex&gt;</text:p>
      <text:p text:style-name="P32"><text:s text:c="9"/>&lt;/paring&gt;</text:p>
      <text:p text:style-name="P32"><text:s text:c="9"/>&lt;keha&gt;</text:p>
      <text:p text:style-name="P32"><text:s text:c="12"/>&lt;success&gt;true&lt;/success&gt;</text:p>
      <text:p text:style-name="P32"><text:s text:c="12"/>&lt;messages&gt;</text:p>
      <text:p text:style-name="P32"><text:s text:c="15"/>&lt;message lang="en"&gt;Userlist retrieved for 2 users&lt;/message&gt;</text:p>
      <text:p text:style-name="P32"><text:s text:c="15"/>&lt;message lang="et"&gt;Userlist retrieved for 2 users&lt;/message&gt;</text:p>
      <text:p text:style-name="P32"><text:s text:c="12"/>&lt;/messages&gt;</text:p>
      <text:p text:style-name="P32"><text:s text:c="12"/>&lt;user_list href="cid:043990164214936000314841499192" /&gt;</text:p>
      <text:p text:style-name="P32"><text:s text:c="9"/>&lt;/keha&gt;</text:p>
      <text:p text:style-name="P32"><text:s text:c="6"/>&lt;/adit:getJoinedResponse&gt;</text:p>
      <text:p text:style-name="P32"><text:s text:c="3"/>&lt;/SOAP-ENV:Body&gt;</text:p>
      <text:p text:style-name="P32">&lt;/SOAP-ENV:Envelope&gt;</text:p>
      <text:p text:style-name="P4"/>
      <text:p text:style-name="P131">X-tee sõnumiprotokoll v<text:span text:style-name="T123">4</text:span>.0</text:p>
      <text:p text:style-name="P59">&lt;<text:span text:style-name="T69">SOAP-ENV</text:span>:Envelope <text:span text:style-name="T69">xmlns:SOAP-ENV="http://schemas.xmlsoap.org/soap/envelope/"</text:span></text:p>
      <text:p text:style-name="P59"><text:tab/>xmlns:adit="http://producers.ametlikud-dokumendid.xtee.riik.ee/producer/ametlikud-dokumendid"</text:p>
      <text:p text:style-name="P59"><text:tab/>xmlns:xrd="http://x-road.eu/xsd/xroad.xsd"</text:p>
      <text:p text:style-name="P59"><text:tab/>xmlns:id="http://x-road.eu/xsd/identifiers"&gt;</text:p>
      <text:p text:style-name="P59"><text:s text:c="4"/>&lt;<text:span text:style-name="T69">SOAP-ENV</text:span>:Header&gt;</text:p>
      <text:p text:style-name="P59"><text:s text:c="8"/>&lt;xrd:<text:span text:style-name="T66">client</text:span> id:objectType="MEMBER"&gt;</text:p>
      <text:p text:style-name="P59"><text:s text:c="12"/>&lt;id:xRoadInstance&gt;EE&lt;/id:xRoadInstance&gt;</text:p>
      <text:p text:style-name="P59"><text:s text:c="12"/>&lt;id:memberClass&gt;BUSINESS&lt;/id:memberClass&gt;</text:p>
      <text:p text:style-name="P59"><text:s text:c="12"/>&lt;id:memberCode&gt;12345678&lt;/id:memberCode&gt;</text:p>
      <text:p text:style-name="P59"><text:s text:c="8"/>&lt;/xrd:<text:span text:style-name="T29">client</text:span>&gt;</text:p>
      <text:p text:style-name="P59"><text:s text:c="8"/>&lt;xrd:<text:span text:style-name="T66">service</text:span> id:objectType="SERVICE"&gt;</text:p>
      <text:p text:style-name="P59"><text:s text:c="12"/>&lt;id:xRoadInstance&gt;EE&lt;/id:xRoadInstance&gt;</text:p>
      <text:p text:style-name="P59"><text:s text:c="12"/>&lt;id:memberClass&gt;GOV&lt;/id:memberClass&gt;</text:p>
      <text:p text:style-name="P59"><text:soft-page-break/><text:s text:c="12"/>&lt;id:memberCode&gt;70006317&lt;/id:memberCode&gt;</text:p>
      <text:p text:style-name="P59"><text:s text:c="12"/>&lt;id:subsystemCode&gt;ametlikud-dokumendid&lt;/id:subsystemCode&gt;</text:p>
      <text:p text:style-name="P59"><text:s text:c="12"/>&lt;id:serviceCode&gt;<text:span text:style-name="T2">getJoined</text:span>&lt;/id:serviceCode&gt;</text:p>
      <text:p text:style-name="P59"><text:s text:c="12"/>&lt;id:serviceVersion&gt;v1&lt;/id:serviceVersion&gt;</text:p>
      <text:p text:style-name="P59"><text:s text:c="8"/>&lt;/xrd:<text:span text:style-name="T29">service</text:span>&gt;</text:p>
      <text:p text:style-name="P59"><text:s text:c="8"/>&lt;xrd:<text:span text:style-name="T66">userId</text:span>&gt;EE37901130250&lt;/xrd:userId&gt;</text:p>
      <text:p text:style-name="P59"><text:s text:c="8"/>&lt;xrd:<text:span text:style-name="T66">id</text:span>&gt;3cf04253-db0c-4d1d-8105-791472d88437&lt;/xrd:id&gt;</text:p>
      <text:p text:style-name="P59"><text:s text:c="8"/>&lt;xrd:<text:span text:style-name="T66">protocolVersion</text:span>&gt;4.0&lt;/xrd:protocolVersion&gt;</text:p>
      <text:p text:style-name="P59"><text:s text:c="4"/>&lt;/<text:span text:style-name="T69">SOAP-ENV</text:span>:Header&gt;</text:p>
      <text:p text:style-name="P59"><text:s text:c="4"/>&lt;SOAP-ENV:Body&gt;</text:p>
      <text:p text:style-name="P59"><text:s text:c="8"/>&lt;adit:getJoinedResponse&gt;</text:p>
      <text:p text:style-name="P59"><text:s text:c="12"/>&lt;keha&gt;</text:p>
      <text:p text:style-name="P59"><text:s text:c="16"/>&lt;success&gt;true&lt;/success&gt;</text:p>
      <text:p text:style-name="P59"><text:s text:c="16"/>&lt;messages&gt;</text:p>
      <text:p text:style-name="P59"><text:s text:c="20"/>&lt;message lang="en"&gt;Userlist retrieved for 2 users&lt;/message&gt;</text:p>
      <text:p text:style-name="P59"><text:s text:c="20"/>&lt;message lang="et"&gt;Userlist retrieved for 2 users&lt;/message&gt;</text:p>
      <text:p text:style-name="P59"><text:s text:c="16"/>&lt;/messages&gt;</text:p>
      <text:p text:style-name="P59"><text:s text:c="16"/>&lt;user_list href="cid:043990164214936000314841499192" /&gt;</text:p>
      <text:p text:style-name="P59"><text:s text:c="12"/>&lt;/keha&gt;</text:p>
      <text:p text:style-name="P59"><text:s text:c="8"/>&lt;/adit:getJoinedResponse&gt;</text:p>
      <text:p text:style-name="P59"><text:s text:c="4"/>&lt;/SOAP-ENV:Body&gt;</text:p>
      <text:p text:style-name="P59">&lt;/SOAP-ENV:Envelope&gt;</text:p>
      <text:p text:style-name="P4"/>
      <text:p text:style-name="P4"/>
      <text:p text:style-name="P4">Dekodeeritud SOAP manuse sisu:</text:p>
      <text:p text:style-name="P156"/>
      <text:p text:style-name="P32">&lt;?xml version="1.0" encoding="UTF-8"?&gt;</text:p>
      <text:p text:style-name="P32">&lt;getJoinedResponseAttachmentV1&gt;</text:p>
      <text:p text:style-name="P32"><text:s text:c="4"/>&lt;user_list&gt;</text:p>
      <text:p text:style-name="P32"><text:s text:c="8"/>&lt;total&gt;2&lt;/total&gt;</text:p>
      <text:p text:style-name="P32"><text:s text:c="8"/>&lt;user&gt;</text:p>
      <text:p text:style-name="P32"><text:s text:c="12"/>&lt;code&gt;EE40312829989&lt;/code&gt;</text:p>
      <text:p text:style-name="P32"><text:s text:c="12"/>&lt;name&gt;Juta Juust&lt;/name&gt;</text:p>
      <text:p text:style-name="P32"><text:s text:c="12"/>&lt;type&gt;person&lt;/type&gt;</text:p>
      <text:p text:style-name="P32"><text:s text:c="8"/>&lt;/user&gt;</text:p>
      <text:p text:style-name="P32"><text:s text:c="8"/>&lt;user&gt;</text:p>
      <text:p text:style-name="P32"><text:s text:c="12"/>&lt;code&gt;EE38407089745&lt;/code&gt;</text:p>
      <text:p text:style-name="P32"><text:s text:c="12"/>&lt;name&gt;Kalle Kalamees&lt;/name&gt;</text:p>
      <text:p text:style-name="P32"><text:s text:c="12"/>&lt;type&gt;person&lt;/type&gt;</text:p>
      <text:p text:style-name="P32"><text:s text:c="8"/>&lt;/user&gt;</text:p>
      <text:p text:style-name="P32"><text:s text:c="4"/>&lt;/user_list&gt;</text:p>
      <text:p text:style-name="P32">&lt;/getJoinedResponseAttachmentV1&gt;</text:p>
      <text:h text:style-name="P253" text:outline-level="1"/>
      <text:h text:style-name="P253" text:outline-level="1"><text:bookmark-start text:name="_Toc379789488"/><text:bookmark-start text:name="_Toc310595924"/><text:bookmark-start text:name="_Toc290888207"/><text:bookmark-start text:name="_Toc290045518"/><text:bookmark-start text:name="_Toc273352534"/><text:bookmark-start text:name="_Toc273345927"/><text:bookmark-start text:name="_Toc271627632"/><text:bookmark-start text:name="_Toc271552499"/><text:bookmark-start text:name="_Toc271551504"/><text:bookmark-start text:name="_Toc271031525"/><text:bookmark-start text:name="_Toc270424922"/><text:bookmark-start text:name="_Toc270420738"/><text:bookmark-start text:name="_Toc269114845"/><text:bookmark-start text:name="_Toc269120300"/><text:bookmark-start text:name="_Toc269120569"/><text:bookmark-start text:name="_Toc269122886"/><text:bookmark-start text:name="_Toc269124328"/><text:bookmark-start text:name="_Toc269126592"/><text:bookmark-start text:name="__RefHeading___Toc55464_1250719955"/><text:bookmark-start text:name="_Toc269128810"/>GetUserInfo.v1<text:bookmark-end text:name="_Toc379789488"/><text:bookmark-end text:name="_Toc310595924"/><text:bookmark-end text:name="_Toc290888207"/><text:bookmark-end text:name="_Toc290045518"/><text:bookmark-end text:name="_Toc273352534"/><text:bookmark-end text:name="_Toc273345927"/><text:bookmark-end text:name="_Toc271627632"/><text:bookmark-end text:name="_Toc271552499"/><text:bookmark-end text:name="_Toc271551504"/><text:bookmark-end text:name="_Toc271031525"/><text:bookmark-end text:name="_Toc270424922"/><text:bookmark-end text:name="_Toc270420738"/><text:bookmark-end text:name="_Toc269114845"/><text:bookmark-end text:name="_Toc269120300"/><text:bookmark-end text:name="_Toc269120569"/><text:bookmark-end text:name="_Toc269122886"/><text:bookmark-end text:name="_Toc269124328"/><text:bookmark-end text:name="_Toc269126592"/><text:bookmark-end text:name="__RefHeading___Toc55464_1250719955"/><text:bookmark-end text:name="_Toc269128810"/></text:h>
      <text:p text:style-name="P29"><text:span text:style-name="Default_20_Paragraph_20_Font"><text:span text:style-name="T2">Päring võimaldab näha kasutajate detailset informatsiooni. Parameetriga „userList“ on määratud SOAP manuse ID, milles sisaldub kasutajakoodide loend, kelle kohta soovitakse informatsiooni. SOAP manus peab olema GZip-itud XML fail, mis on seejärel Base64 kodeeritud ning lisatud manusena. Päringu vastus tagastatakse samuti SOAP manuses ning samamoodi GZip-ituna ja seejärel Base64 kodeeritult.</text:span></text:span></text:p>
      <text:p text:style-name="P4"/>
      <text:p text:style-name="P4">Parameetrid</text:p>
      <table:table table:name="Table13" table:style-name="Table13">
        <table:table-column table:style-name="Table13.A"/>
        <table:table-column table:style-name="Table13.B" table:number-columns-repeated="2"/>
        <table:table-row>
          <table:table-cell table:style-name="Table13.A1" office:value-type="string">
            <text:p text:style-name="Normal"><text:span text:style-name="Default_20_Paragraph_20_Font"><text:span text:style-name="T8">Nimi</text:span></text:span></text:p>
          </table:table-cell>
          <table:table-cell table:style-name="Table13.A1" office:value-type="string">
            <text:p text:style-name="Normal"><text:span text:style-name="Default_20_Paragraph_20_Font"><text:span text:style-name="T8">Väärtuse tüüp</text:span></text:span></text:p>
          </table:table-cell>
          <table:table-cell table:style-name="Table13.A1" office:value-type="string">
            <text:p text:style-name="Normal"><text:span text:style-name="Default_20_Paragraph_20_Font"><text:span text:style-name="T8">Väärtuse näide</text:span></text:span></text:p>
          </table:table-cell>
        </table:table-row>
        <table:table-row>
          <table:table-cell table:style-name="Table13.A1" office:value-type="string">
            <text:p text:style-name="Normal"><text:span text:style-name="Default_20_Paragraph_20_Font"><text:span text:style-name="T1">userList</text:span></text:span></text:p>
          </table:table-cell>
          <table:table-cell table:style-name="Table13.A1" office:value-type="string">
            <text:p text:style-name="Normal"><text:span text:style-name="Default_20_Paragraph_20_Font"><text:span text:style-name="T1">String</text:span></text:span></text:p>
          </table:table-cell>
          <table:table-cell table:style-name="Table13.A1" office:value-type="string">
            <text:p text:style-name="Normal"><text:span text:style-name="Default_20_Paragraph_20_Font"><text:span text:style-name="T1">cid:123123123</text:span></text:span></text:p>
          </table:table-cell>
        </table:table-row>
      </table:table>
      <text:p text:style-name="P4"><text:soft-page-break/></text:p>
      <text:p text:style-name="P132"/>
      <text:p text:style-name="P13">Päringu näi<text:span text:style-name="T124">de</text:span></text:p>
      <text:p text:style-name="P145"/>
      <text:p text:style-name="P133">X-tee sõnumiprotokoll v<text:span text:style-name="T74">2</text:span>.0</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getUserInfo.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getUserInfo&gt;</text:p>
      <text:p text:style-name="P32"><text:s text:c="9"/>&lt;keha&gt;</text:p>
      <text:p text:style-name="P32"><text:s text:c="12"/>&lt;userList href="cid:123123123"/&gt;</text:p>
      <text:p text:style-name="P32"><text:s text:c="9"/>&lt;/keha&gt;</text:p>
      <text:p text:style-name="P32"><text:s text:c="6"/>&lt;/adit:getUserInfo&gt;</text:p>
      <text:p text:style-name="P32"><text:s text:c="3"/>&lt;/soapenv:Body&gt;</text:p>
      <text:p text:style-name="P32">&lt;/soapenv:Envelope&gt;</text:p>
      <text:p text:style-name="P31"/>
      <text:p text:style-name="P19"><text:span text:style-name="T75">X-tee sõnumiprotokoll v</text:span><text:span text:style-name="T80">4</text:span><text:span text:style-name="T75">.0</text:span></text:p>
      <text:p text:style-name="P63">&lt;soapenv:Envelope xmlns:soapenv="http://schemas.xmlsoap.org/soap/envelope/"</text:p>
      <text:p text:style-name="P63"><text:tab/>xmlns:adit="http://producers.ametlikud-dokumendid.xtee.riik.ee/producer/ametlikud-dokumendid"</text:p>
      <text:p text:style-name="P63"><text:tab/>xmlns:xrd="http://x-road.eu/xsd/xroad.xsd"</text:p>
      <text:p text:style-name="P63"><text:tab/>xmlns:id="http://x-road.eu/xsd/identifiers"&gt;</text:p>
      <text:p text:style-name="P63"><text:s text:c="4"/>&lt;soapenv:Header&gt;</text:p>
      <text:p text:style-name="P63"><text:s text:c="8"/>&lt;xrd:<text:span text:style-name="T66">client</text:span> id:objectType="MEMBER"&gt;</text:p>
      <text:p text:style-name="P63"><text:s text:c="12"/>&lt;id:xRoadInstance&gt;EE&lt;/id:xRoadInstance&gt;</text:p>
      <text:p text:style-name="P63"><text:s text:c="12"/>&lt;id:memberClass&gt;BUSINESS&lt;/id:memberClass&gt;</text:p>
      <text:p text:style-name="P63"><text:s text:c="12"/>&lt;id:memberCode&gt;12345678&lt;/id:memberCode&gt;</text:p>
      <text:p text:style-name="P63"><text:s text:c="8"/>&lt;/xrd:<text:span text:style-name="T29">client</text:span>&gt;</text:p>
      <text:p text:style-name="P63"><text:s text:c="8"/>&lt;xrd:<text:span text:style-name="T66">service</text:span> id:objectType="SERVICE"&gt;</text:p>
      <text:p text:style-name="P63"><text:s text:c="12"/>&lt;id:xRoadInstance&gt;EE&lt;/id:xRoadInstance&gt;</text:p>
      <text:p text:style-name="P63"><text:s text:c="12"/>&lt;id:memberClass&gt;GOV&lt;/id:memberClass&gt;</text:p>
      <text:p text:style-name="P63"><text:s text:c="12"/>&lt;id:memberCode&gt;70006317&lt;/id:memberCode&gt;</text:p>
      <text:p text:style-name="P63"><text:tab/><text:tab/><text:tab/></text:p>
      <text:p text:style-name="P63"><text:s text:c="12"/>&lt;id:subsystemCode&gt;ametlikud-dokumendid&lt;/id:subsystemCode&gt;</text:p>
      <text:p text:style-name="P63"><text:s text:c="12"/>&lt;id:serviceCode&gt;<text:span text:style-name="T2">getUserInfo</text:span>&lt;/id:serviceCode&gt;</text:p>
      <text:p text:style-name="P63"><text:s text:c="12"/>&lt;id:serviceVersion&gt;v1&lt;/id:serviceVersion&gt;</text:p>
      <text:p text:style-name="P63"><text:s text:c="8"/>&lt;/xrd:<text:span text:style-name="T29">service</text:span>&gt;</text:p>
      <text:p text:style-name="P63"><text:s text:c="8"/>&lt;xrd:<text:span text:style-name="T66">userId</text:span>&gt;EE37901130250&lt;/xrd:userId&gt;</text:p>
      <text:p text:style-name="P63"><text:s text:c="8"/>&lt;xrd:<text:span text:style-name="T66">id</text:span>&gt;3cf04253-db0c-4d1d-8105-791472d88437&lt;/xrd:id&gt;</text:p>
      <text:p text:style-name="P63"><text:s text:c="8"/>&lt;xrd:<text:span text:style-name="T66">protocolVersion</text:span>&gt;4.0&lt;/xrd:protocolVersion&gt;</text:p>
      <text:p text:style-name="P63"/>
      <text:p text:style-name="P63"><text:s text:c="8"/>&lt;adit:infosysteem&gt;<text:span text:style-name="T70">KOV</text:span>&lt;/adit:infosysteem&gt;</text:p>
      <text:p text:style-name="P63"><text:s text:c="4"/>&lt;/soapenv:Header&gt;</text:p>
      <text:p text:style-name="P63"><text:s text:c="4"/>&lt;soapenv:Body&gt;</text:p>
      <text:p text:style-name="P63"><text:s text:c="8"/>&lt;adit:getUserInfo&gt;</text:p>
      <text:p text:style-name="P63"><text:s text:c="12"/>&lt;keha&gt;</text:p>
      <text:p text:style-name="P63"><text:s text:c="16"/>&lt;userList href="cid:123123123"/&gt;</text:p>
      <text:p text:style-name="P63"><text:s text:c="12"/>&lt;/keha&gt;</text:p>
      <text:p text:style-name="P63"><text:s text:c="8"/>&lt;/adit:getUserInfo&gt;</text:p>
      <text:p text:style-name="P63"><text:s text:c="4"/>&lt;/soapenv:Body&gt;</text:p>
      <text:p text:style-name="P63"><text:soft-page-break/>&lt;/soapenv:Envelope&gt;</text:p>
      <text:p text:style-name="P4"/>
      <text:p text:style-name="P4">Päringu SOAP manuse dekodeeritud sisu näide:</text:p>
      <text:p text:style-name="P180"/>
      <text:p text:style-name="P84"><text:span text:style-name="Default_20_Paragraph_20_Font"><text:span text:style-name="T23">&lt;?xml version=</text:span></text:span><text:span text:style-name="Default_20_Paragraph_20_Font"><text:span text:style-name="T24">"1.0"</text:span></text:span><text:span text:style-name="Default_20_Paragraph_20_Font"><text:span text:style-name="T23"> encoding=</text:span></text:span><text:span text:style-name="Default_20_Paragraph_20_Font"><text:span text:style-name="T24">"utf-8"</text:span></text:span><text:span text:style-name="Default_20_Paragraph_20_Font"><text:span text:style-name="T23">?&gt;</text:span></text:span></text:p>
      <text:p text:style-name="P49">&lt;getUserInfoRequestAttachmentV1&gt;</text:p>
      <text:p text:style-name="P49"><text:s text:c="4"/>&lt;user_list&gt;</text:p>
      <text:p text:style-name="P49"><text:s text:c="8"/>&lt;code&gt;EE38407054916&lt;/code&gt;</text:p>
      <text:p text:style-name="P49"><text:s text:c="8"/>&lt;code&gt;EE48407089933&lt;/code&gt;</text:p>
      <text:p text:style-name="P49"><text:s text:c="8"/>&lt;code&gt;99954321&lt;/code&gt;</text:p>
      <text:p text:style-name="P49"><text:s text:c="8"/>&lt;code&gt;EE11111111111&lt;/code&gt;</text:p>
      <text:p text:style-name="P49"><text:s text:c="4"/>&lt;/user_list&gt;</text:p>
      <text:p text:style-name="P49">&lt;/getUserInfoRequestAttachmentV1&gt;</text:p>
      <text:p text:style-name="P4"/>
      <text:p text:style-name="P4"/>
      <text:p text:style-name="P13">Päringu vastuse näide</text:p>
      <text:p text:style-name="P156"/>
      <text:p text:style-name="P157"><text:span text:style-name="T75">X-tee sõnumiprotokoll v</text:span><text:span text:style-name="T81">2</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UserInfo.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UserInfoResponse&gt;</text:p>
      <text:p text:style-name="P32"><text:s text:c="9"/>&lt;paring&gt;</text:p>
      <text:p text:style-name="P32"><text:s text:c="12"/>&lt;userList&gt;cid:123123123&lt;/userList&gt;</text:p>
      <text:p text:style-name="P32"><text:s text:c="9"/>&lt;/paring&gt;</text:p>
      <text:p text:style-name="P32"><text:s text:c="9"/>&lt;keha&gt;</text:p>
      <text:p text:style-name="P32"><text:s text:c="12"/>&lt;success&gt;true&lt;/success&gt;</text:p>
      <text:p text:style-name="P32"><text:s text:c="12"/>&lt;user_list href="cid:923698868220004834915299871891" /&gt;</text:p>
      <text:p text:style-name="P32"><text:s text:c="9"/>&lt;/keha&gt;</text:p>
      <text:p text:style-name="P32"><text:s text:c="6"/>&lt;/adit:getUserInfoResponse&gt;</text:p>
      <text:p text:style-name="P32"><text:s text:c="3"/>&lt;/SOAP-ENV:Body&gt;</text:p>
      <text:p text:style-name="P32">&lt;/SOAP-ENV:Envelope&gt;</text:p>
      <text:p text:style-name="P142"/>
      <text:p text:style-name="P157"><text:span text:style-name="T75">X-tee sõnumiprotokoll v</text:span><text:span text:style-name="T81">4.</text:span><text:span text:style-name="T75">0</text:span></text:p>
      <text:p text:style-name="P64">&lt;<text:span text:style-name="T69">SOAP-ENV</text:span>:Envelope <text:span text:style-name="T69">xmlns:SOAP-ENV="http://schemas.xmlsoap.org/soap/envelope/"</text:span></text:p>
      <text:p text:style-name="P64"><text:tab/>xmlns:adit="http://producers.ametlikud-dokumendid.xtee.riik.ee/producer/ametlikud-dokumendid"</text:p>
      <text:p text:style-name="P64"><text:tab/>xmlns:xrd="http://x-road.eu/xsd/xroad.xsd"</text:p>
      <text:p text:style-name="P64"><text:tab/>xmlns:id="http://x-road.eu/xsd/identifiers"&gt;</text:p>
      <text:p text:style-name="P64"><text:s text:c="4"/>&lt;<text:span text:style-name="T69">SOAP-ENV</text:span>:Header&gt;</text:p>
      <text:p text:style-name="P64"><text:s text:c="8"/>&lt;xrd:<text:span text:style-name="T66">client</text:span> id:objectType="MEMBER"&gt;</text:p>
      <text:p text:style-name="P64"><text:s text:c="12"/>&lt;id:xRoadInstance&gt;EE&lt;/id:xRoadInstance&gt;</text:p>
      <text:p text:style-name="P64"><text:s text:c="12"/>&lt;id:memberClass&gt;BUSINESS&lt;/id:memberClass&gt;</text:p>
      <text:p text:style-name="P64"><text:s text:c="12"/>&lt;id:memberCode&gt;12345678&lt;/id:memberCode&gt;</text:p>
      <text:p text:style-name="P64"><text:s text:c="8"/>&lt;/xrd:<text:span text:style-name="T29">client</text:span>&gt;</text:p>
      <text:p text:style-name="P64"><text:s text:c="8"/>&lt;xrd:<text:span text:style-name="T66">service</text:span> id:objectType="SERVICE"&gt;</text:p>
      <text:p text:style-name="P64"><text:s text:c="12"/>&lt;id:xRoadInstance&gt;EE&lt;/id:xRoadInstance&gt;</text:p>
      <text:p text:style-name="P64"><text:s text:c="12"/>&lt;id:memberClass&gt;GOV&lt;/id:memberClass&gt;</text:p>
      <text:p text:style-name="P64"><text:soft-page-break/><text:s text:c="12"/>&lt;id:memberCode&gt;70006317&lt;/id:memberCode&gt;<text:tab/></text:p>
      <text:p text:style-name="P64"><text:s text:c="12"/>&lt;id:subsystemCode&gt;ametlikud-dokumendid&lt;/id:subsystemCode&gt;</text:p>
      <text:p text:style-name="P64"><text:s text:c="12"/>&lt;id:serviceCode&gt;<text:span text:style-name="T2">getUserInfo</text:span>&lt;/id:serviceCode&gt;</text:p>
      <text:p text:style-name="P64"><text:s text:c="12"/>&lt;id:serviceVersion&gt;v1&lt;/id:serviceVersion&gt;</text:p>
      <text:p text:style-name="P64"><text:s text:c="8"/>&lt;/xrd:<text:span text:style-name="T29">service</text:span>&gt;</text:p>
      <text:p text:style-name="P64"><text:s text:c="8"/>&lt;xrd:<text:span text:style-name="T66">userId</text:span>&gt;EE37901130250&lt;/xrd:userId&gt;</text:p>
      <text:p text:style-name="P64"><text:s text:c="8"/>&lt;xrd:<text:span text:style-name="T66">id</text:span>&gt;3cf04253-db0c-4d1d-8105-791472d88437&lt;/xrd:id&gt;</text:p>
      <text:p text:style-name="P64"><text:s text:c="8"/>&lt;xrd:<text:span text:style-name="T66">protocolVersion</text:span>&gt;4.0&lt;/xrd:protocolVersion&gt;</text:p>
      <text:p text:style-name="P64"><text:s text:c="4"/>&lt;/<text:span text:style-name="T69">SOAP-ENV</text:span>:Header&gt;</text:p>
      <text:p text:style-name="P64"><text:s text:c="4"/>&lt;SOAP-ENV:Body&gt;</text:p>
      <text:p text:style-name="P64"><text:s text:c="8"/>&lt;adit:getUserInfoResponse&gt;</text:p>
      <text:p text:style-name="P64"><text:s text:c="12"/>&lt;keha&gt;</text:p>
      <text:p text:style-name="P64"><text:s text:c="16"/>&lt;success&gt;true&lt;/success&gt;</text:p>
      <text:p text:style-name="P64"><text:s text:c="16"/>&lt;user_list href="cid:923698868220004834915299871891" /&gt;</text:p>
      <text:p text:style-name="P64"><text:s text:c="12"/>&lt;/keha&gt;</text:p>
      <text:p text:style-name="P64"><text:s text:c="8"/>&lt;/adit:getUserInfoResponse&gt;</text:p>
      <text:p text:style-name="P64"><text:s text:c="4"/>&lt;/SOAP-ENV:Body&gt;</text:p>
      <text:p text:style-name="P64">&lt;/SOAP-ENV:Envelope&gt;</text:p>
      <text:p text:style-name="P4"/>
      <text:p text:style-name="P4">Dekodeeritud SOAP manuse sisu:</text:p>
      <text:p text:style-name="P180"/>
      <text:p text:style-name="P50">&lt;?xml version="1.0" encoding="UTF-8"?&gt;</text:p>
      <text:p text:style-name="P50">&lt;getUserInfoResponseAttachmentV1&gt;</text:p>
      <text:p text:style-name="P50"><text:s text:c="4"/>&lt;user_list&gt;</text:p>
      <text:p text:style-name="P50"><text:s text:c="8"/>&lt;user&gt;</text:p>
      <text:p text:style-name="P50"><text:s text:c="12"/>&lt;code&gt;EE38407054916&lt;/code&gt;</text:p>
      <text:p text:style-name="P50"><text:s text:c="12"/>&lt;name&gt;Eesnimi Perenimi&lt;/name&gt;</text:p>
      <text:p text:style-name="P50"><text:s text:c="12"/>&lt;has_joined&gt;true&lt;/has_joined&gt;</text:p>
      <text:p text:style-name="P50"><text:s text:c="12"/>&lt;free_space_bytes&gt;10485760&lt;/free_space_bytes&gt;</text:p>
      <text:p text:style-name="P50"><text:s text:c="12"/>&lt;used_space_bytes&gt;0&lt;/used_space_bytes&gt;</text:p>
      <text:p text:style-name="P50"><text:s text:c="12"/>&lt;can_read&gt;true&lt;/can_read&gt;</text:p>
      <text:p text:style-name="P50"><text:s text:c="12"/>&lt;can_write&gt;true&lt;/can_write&gt;</text:p>
      <text:p text:style-name="P50"><text:s text:c="12"/>&lt;uses_dvk&gt;false&lt;/uses_dvk&gt;</text:p>
      <text:p text:style-name="P50"><text:s text:c="12"/>&lt;messages/&gt;</text:p>
      <text:p text:style-name="P50"><text:s text:c="8"/>&lt;/user&gt;</text:p>
      <text:p text:style-name="P50"><text:s text:c="8"/>&lt;user&gt;</text:p>
      <text:p text:style-name="P50"><text:s text:c="12"/>&lt;code&gt;EE48407089933&lt;/code&gt;</text:p>
      <text:p text:style-name="P50"><text:s text:c="12"/>&lt;name&gt;Eesnimi Perenimi&lt;/name&gt;</text:p>
      <text:p text:style-name="P50"><text:s text:c="12"/>&lt;has_joined&gt;true&lt;/has_joined&gt;</text:p>
      <text:p text:style-name="P50"><text:s text:c="12"/>&lt;free_space_bytes&gt;10485760&lt;/free_space_bytes&gt;</text:p>
      <text:p text:style-name="P50"><text:s text:c="12"/>&lt;used_space_bytes&gt;0&lt;/used_space_bytes&gt;</text:p>
      <text:p text:style-name="P50"><text:s text:c="12"/>&lt;can_read&gt;true&lt;/can_read&gt;</text:p>
      <text:p text:style-name="P50"><text:s text:c="12"/>&lt;can_write&gt;true&lt;/can_write&gt;</text:p>
      <text:p text:style-name="P50"><text:s text:c="12"/>&lt;uses_dvk&gt;false&lt;/uses_dvk&gt;</text:p>
      <text:p text:style-name="P50"><text:s text:c="12"/>&lt;messages/&gt;</text:p>
      <text:p text:style-name="P50"><text:s text:c="8"/>&lt;/user&gt;</text:p>
      <text:p text:style-name="P50"><text:s text:c="8"/>&lt;user&gt;</text:p>
      <text:p text:style-name="P50"><text:s text:c="12"/>&lt;code&gt;99954321&lt;/code&gt;</text:p>
      <text:p text:style-name="P50"><text:s text:c="12"/>&lt;name&gt;Firmanimi&lt;/name&gt;</text:p>
      <text:p text:style-name="P50"><text:s text:c="12"/>&lt;has_joined&gt;true&lt;/has_joined&gt;</text:p>
      <text:p text:style-name="P50"><text:s text:c="12"/>&lt;free_space_bytes&gt;10485760&lt;/free_space_bytes&gt;</text:p>
      <text:p text:style-name="P50"><text:s text:c="12"/>&lt;used_space_bytes&gt;0&lt;/used_space_bytes&gt;</text:p>
      <text:p text:style-name="P50"><text:s text:c="12"/>&lt;can_read&gt;true&lt;/can_read&gt;</text:p>
      <text:p text:style-name="P50"><text:s text:c="12"/>&lt;can_write&gt;false&lt;/can_write&gt;</text:p>
      <text:p text:style-name="P50"><text:s text:c="12"/>&lt;uses_dvk&gt;true&lt;/uses_dvk&gt;</text:p>
      <text:p text:style-name="P50"><text:s text:c="12"/>&lt;messages/&gt;</text:p>
      <text:p text:style-name="P50"><text:s text:c="8"/>&lt;/user&gt;</text:p>
      <text:p text:style-name="P50"><text:s text:c="8"/>&lt;user&gt;</text:p>
      <text:p text:style-name="P50"><text:s text:c="12"/>&lt;code&gt;EE11111111111&lt;/code&gt;</text:p>
      <text:p text:style-name="P50"><text:soft-page-break/><text:s text:c="12"/>&lt;has_joined&gt;false&lt;/has_joined&gt;</text:p>
      <text:p text:style-name="P50"><text:s text:c="12"/>&lt;can_read&gt;false&lt;/can_read&gt;</text:p>
      <text:p text:style-name="P50"><text:s text:c="12"/>&lt;can_write&gt;false&lt;/can_write&gt;</text:p>
      <text:p text:style-name="P50"><text:s text:c="12"/>&lt;uses_dvk&gt;false&lt;/uses_dvk&gt;</text:p>
      <text:p text:style-name="P50"><text:s text:c="12"/>&lt;messages&gt;</text:p>
      <text:p text:style-name="P50"><text:s text:c="16"/>&lt;message lang="en"&gt;Person/Institution EE11111111111 has not subscribed for ADITs services but they may join the service via http://www.eesti.ee/est/minu/dokumendid&lt;/message&gt;</text:p>
      <text:p text:style-name="P50"><text:s text:c="16"/>&lt;message lang="et"&gt;Isik/asutus EE11111111111 ei ole teenusega ADIT liitunud, kuid võite soovitada tal teenusega liituda aadressil http://www.eesti.ee/est/minu/dokumendid&lt;/message&gt;</text:p>
      <text:p text:style-name="P50"><text:s text:c="12"/>&lt;/messages&gt;</text:p>
      <text:p text:style-name="P50"><text:s text:c="8"/>&lt;/user&gt;</text:p>
      <text:p text:style-name="P50"><text:s text:c="4"/>&lt;/user_list&gt;</text:p>
      <text:p text:style-name="P50">&lt;/getUserInfoResponseAttachmentV1&gt;</text:p>
      <text:h text:style-name="P253" text:outline-level="1"/>
      <text:h text:style-name="P253" text:outline-level="1"><text:bookmark-start text:name="_Toc379789489"/><text:bookmark-start text:name="_Toc310595925"/><text:bookmark-start text:name="_Toc290888208"/><text:bookmark-start text:name="_Toc290045519"/><text:bookmark-start text:name="_Toc273352535"/><text:bookmark-start text:name="_Toc273345928"/><text:bookmark-start text:name="_Toc271627633"/><text:bookmark-start text:name="_Toc271552500"/><text:bookmark-start text:name="_Toc271551505"/><text:bookmark-start text:name="_Toc271031526"/><text:bookmark-start text:name="_Toc270424923"/><text:bookmark-start text:name="_Toc270420739"/><text:bookmark-start text:name="_Toc269114846"/><text:bookmark-start text:name="_Toc269120301"/><text:bookmark-start text:name="_Toc269120570"/><text:bookmark-start text:name="_Toc269122887"/><text:bookmark-start text:name="_Toc269124329"/><text:bookmark-start text:name="_Toc269126593"/><text:bookmark-start text:name="__RefHeading___Toc55466_1250719955"/><text:bookmark-start text:name="_Toc269128811"/>SetNotifications.v1<text:bookmark-end text:name="_Toc379789489"/><text:bookmark-end text:name="_Toc310595925"/><text:bookmark-end text:name="_Toc290888208"/><text:bookmark-end text:name="_Toc290045519"/><text:bookmark-end text:name="_Toc273352535"/><text:bookmark-end text:name="_Toc273345928"/><text:bookmark-end text:name="_Toc271627633"/><text:bookmark-end text:name="_Toc271552500"/><text:bookmark-end text:name="_Toc271551505"/><text:bookmark-end text:name="_Toc271031526"/><text:bookmark-end text:name="_Toc270424923"/><text:bookmark-end text:name="_Toc270420739"/><text:bookmark-end text:name="_Toc269114846"/><text:bookmark-end text:name="_Toc269120301"/><text:bookmark-end text:name="_Toc269120570"/><text:bookmark-end text:name="_Toc269122887"/><text:bookmark-end text:name="_Toc269124329"/><text:bookmark-end text:name="_Toc269126593"/><text:bookmark-end text:name="__RefHeading___Toc55466_1250719955"/><text:bookmark-end text:name="_Toc269128811"/></text:h>
      <text:p text:style-name="P6">Päring võimaldab seadistada kasutaja teavituskalendrisse saadetavad teavitused. Parameetriga „type“ määratakse teavituse tüüp. Parameetriga „active“ määratakse, kas antud teavituse tüüp on aktiveeritud (määrates siin väärtuseks „false“ on võimalik seda tüüpi teavitus välja lülitada).</text:p>
      <text:p text:style-name="P4"/>
      <text:p text:style-name="P4">Parameetrid</text:p>
      <table:table table:name="Table14" table:style-name="Table14">
        <table:table-column table:style-name="Table14.A"/>
        <table:table-column table:style-name="Table14.B" table:number-columns-repeated="2"/>
        <table:table-row>
          <table:table-cell table:style-name="Table14.A1" office:value-type="string">
            <text:p text:style-name="Normal"><text:span text:style-name="Default_20_Paragraph_20_Font"><text:span text:style-name="T8">Nimi</text:span></text:span></text:p>
          </table:table-cell>
          <table:table-cell table:style-name="Table14.A1" office:value-type="string">
            <text:p text:style-name="Normal"><text:span text:style-name="Default_20_Paragraph_20_Font"><text:span text:style-name="T8">Väärtuse tüüp</text:span></text:span></text:p>
          </table:table-cell>
          <table:table-cell table:style-name="Table14.A1" office:value-type="string">
            <text:p text:style-name="Normal"><text:span text:style-name="Default_20_Paragraph_20_Font"><text:span text:style-name="T8">Väärtuse näide</text:span></text:span></text:p>
          </table:table-cell>
        </table:table-row>
        <table:table-row>
          <table:table-cell table:style-name="Table14.A1" office:value-type="string">
            <text:p text:style-name="Normal"><text:span text:style-name="Default_20_Paragraph_20_Font"><text:span text:style-name="T1">xtee:isikukood</text:span></text:span></text:p>
          </table:table-cell>
          <table:table-cell table:style-name="Table14.A1" office:value-type="string">
            <text:p text:style-name="Normal"><text:span text:style-name="Default_20_Paragraph_20_Font"><text:span text:style-name="T1">String</text:span></text:span></text:p>
          </table:table-cell>
          <table:table-cell table:style-name="Table14.A1" office:value-type="string">
            <text:p text:style-name="Normal"><text:span text:style-name="Default_20_Paragraph_20_Font"><text:span text:style-name="T1">EE30312829989</text:span></text:span></text:p>
          </table:table-cell>
        </table:table-row>
        <table:table-row>
          <table:table-cell table:style-name="Table14.A1" office:value-type="string">
            <text:p text:style-name="Normal"><text:span text:style-name="Default_20_Paragraph_20_Font"><text:span text:style-name="T1">type</text:span></text:span></text:p>
          </table:table-cell>
          <table:table-cell table:style-name="Table14.A1" office:value-type="string">
            <text:p text:style-name="Normal"><text:span text:style-name="Default_20_Paragraph_20_Font"><text:span text:style-name="T1">String</text:span></text:span></text:p>
          </table:table-cell>
          <table:table-cell table:style-name="Table14.A1" office:value-type="string">
            <text:p text:style-name="Normal"><text:span text:style-name="Default_20_Paragraph_20_Font"><text:span text:style-name="T1">send</text:span></text:span></text:p>
          </table:table-cell>
        </table:table-row>
        <table:table-row>
          <table:table-cell table:style-name="Table14.A1" office:value-type="string">
            <text:p text:style-name="Normal"><text:span text:style-name="Default_20_Paragraph_20_Font"><text:span text:style-name="T1">active</text:span></text:span></text:p>
          </table:table-cell>
          <table:table-cell table:style-name="Table14.A1" office:value-type="string">
            <text:p text:style-name="Normal"><text:span text:style-name="Default_20_Paragraph_20_Font"><text:span text:style-name="T1">Boolean</text:span></text:span></text:p>
          </table:table-cell>
          <table:table-cell table:style-name="Table14.A1" office:value-type="string">
            <text:p text:style-name="Normal"><text:span text:style-name="Default_20_Paragraph_20_Font"><text:span text:style-name="T1">true</text:span></text:span></text:p>
          </table:table-cell>
        </table:table-row>
      </table:table>
      <text:p text:style-name="P4"/>
      <text:p text:style-name="P13">Päringu näide</text:p>
      <text:p text:style-name="P156"/>
      <text:p text:style-name="P158"><text:span text:style-name="T75">X-tee sõnumiprotokoll v</text:span><text:span text:style-name="T82">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setNotifications.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setNotifications&gt;</text:p>
      <text:p text:style-name="P32"><text:s text:c="9"/>&lt;keha&gt;</text:p>
      <text:p text:style-name="P32"><text:s text:c="12"/>&lt;notifications&gt;</text:p>
      <text:p text:style-name="P32"><text:s text:c="15"/>&lt;notification&gt;</text:p>
      <text:p text:style-name="P32"><text:s text:c="18"/>&lt;type&gt;send&lt;/type&gt;</text:p>
      <text:p text:style-name="P32"><text:s text:c="18"/>&lt;active&gt;true&lt;/active&gt;</text:p>
      <text:p text:style-name="P32"><text:s text:c="15"/>&lt;/notification&gt;</text:p>
      <text:p text:style-name="P32"><text:s text:c="15"/>&lt;notification&gt;</text:p>
      <text:p text:style-name="P32"><text:s text:c="18"/>&lt;type&gt;share&lt;/type&gt;</text:p>
      <text:p text:style-name="P32"><text:s text:c="18"/>&lt;active&gt;false&lt;/active&gt;</text:p>
      <text:p text:style-name="P32"><text:s text:c="15"/>&lt;/notification&gt;</text:p>
      <text:p text:style-name="P32"><text:soft-page-break/><text:s text:c="12"/>&lt;/notifications&gt;</text:p>
      <text:p text:style-name="P32"><text:s text:c="9"/>&lt;/keha&gt;</text:p>
      <text:p text:style-name="P32"><text:s text:c="6"/>&lt;/adit:setNotifications&gt;</text:p>
      <text:p text:style-name="P32"><text:s text:c="3"/>&lt;/soapenv:Body&gt;</text:p>
      <text:p text:style-name="P32">&lt;/soapenv:Envelope&gt;</text:p>
      <text:p text:style-name="P4"/>
      <text:p text:style-name="P158"><text:span text:style-name="T75">X-tee sõnumiprotokoll v</text:span><text:span text:style-name="T82">4</text:span><text:span text:style-name="T81">.</text:span><text:span text:style-name="T75">0</text:span></text:p>
      <text:p text:style-name="P65">&lt;soapenv:Envelope xmlns:soapenv="http://schemas.xmlsoap.org/soap/envelope/"</text:p>
      <text:p text:style-name="P65"><text:tab/>xmlns:adit="http://producers.ametlikud-dokumendid.xtee.riik.ee/producer/ametlikud-dokumendid"</text:p>
      <text:p text:style-name="P65"><text:tab/>xmlns:xrd="http://x-road.eu/xsd/xroad.xsd"</text:p>
      <text:p text:style-name="P65"><text:tab/>xmlns:id="http://x-road.eu/xsd/identifiers"&gt;</text:p>
      <text:p text:style-name="P65"><text:s text:c="4"/>&lt;soapenv:Header&gt;</text:p>
      <text:p text:style-name="P65"><text:s text:c="8"/>&lt;xrd:<text:span text:style-name="T66">client</text:span> id:objectType="MEMBER"&gt;</text:p>
      <text:p text:style-name="P65"><text:s text:c="12"/>&lt;id:xRoadInstance&gt;EE&lt;/id:xRoadInstance&gt;</text:p>
      <text:p text:style-name="P65"><text:s text:c="12"/>&lt;id:memberClass&gt;BUSINESS&lt;/id:memberClass&gt;</text:p>
      <text:p text:style-name="P65"><text:s text:c="12"/>&lt;id:memberCode&gt;12345678&lt;/id:memberCode&gt;</text:p>
      <text:p text:style-name="P65"><text:s text:c="8"/>&lt;/xrd:<text:span text:style-name="T29">client</text:span>&gt;</text:p>
      <text:p text:style-name="P65"><text:s text:c="8"/>&lt;xrd:<text:span text:style-name="T66">service</text:span> id:objectType="SERVICE"&gt;</text:p>
      <text:p text:style-name="P65"><text:s text:c="12"/>&lt;id:xRoadInstance&gt;EE&lt;/id:xRoadInstance&gt;</text:p>
      <text:p text:style-name="P65"><text:s text:c="12"/>&lt;id:memberClass&gt;GOV&lt;/id:memberClass&gt;</text:p>
      <text:p text:style-name="P65"><text:s text:c="12"/>&lt;id:memberCode&gt;70006317&lt;/id:memberCode&gt;</text:p>
      <text:p text:style-name="P65"><text:tab/><text:tab/><text:tab/></text:p>
      <text:p text:style-name="P65"><text:s text:c="12"/>&lt;id:subsystemCode&gt;ametlikud-dokumendid&lt;/id:subsystemCode&gt;</text:p>
      <text:p text:style-name="P65"><text:s text:c="12"/>&lt;id:serviceCode&gt;setNotifications&lt;/id:serviceCode&gt;</text:p>
      <text:p text:style-name="P65"><text:s text:c="12"/>&lt;id:serviceVersion&gt;v1&lt;/id:serviceVersion&gt;</text:p>
      <text:p text:style-name="P65"><text:s text:c="8"/>&lt;/xrd:<text:span text:style-name="T29">service</text:span>&gt;</text:p>
      <text:p text:style-name="P65"><text:s text:c="8"/>&lt;xrd:<text:span text:style-name="T66">userId</text:span>&gt;EE37901130250&lt;/xrd:userId&gt;</text:p>
      <text:p text:style-name="P65"><text:s text:c="8"/>&lt;xrd:<text:span text:style-name="T66">id</text:span>&gt;3cf04253-db0c-4d1d-8105-791472d88437&lt;/xrd:id&gt;</text:p>
      <text:p text:style-name="P65"><text:s text:c="8"/>&lt;xrd:<text:span text:style-name="T66">protocolVersion</text:span>&gt;4.0&lt;/xrd:protocolVersion&gt;</text:p>
      <text:p text:style-name="P65"/>
      <text:p text:style-name="P65"><text:s text:c="8"/>&lt;adit:infosysteem&gt;<text:span text:style-name="T70">KOV</text:span>&lt;/adit:infosysteem&gt;</text:p>
      <text:p text:style-name="P65"><text:s text:c="4"/>&lt;/soapenv:Header&gt;</text:p>
      <text:p text:style-name="P52"><text:s text:c="3"/><text:span text:style-name="T71"><text:s/>&lt;soapenv:Body&gt;</text:span></text:p>
      <text:p text:style-name="P65"><text:s text:c="8"/>&lt;adit:setNotifications&gt;</text:p>
      <text:p text:style-name="P65"><text:s text:c="12"/>&lt;keha&gt;</text:p>
      <text:p text:style-name="P65"><text:s text:c="16"/>&lt;notifications&gt;</text:p>
      <text:p text:style-name="P65"><text:s text:c="20"/>&lt;notification&gt;</text:p>
      <text:p text:style-name="P65"><text:s text:c="24"/>&lt;type&gt;send&lt;/type&gt;</text:p>
      <text:p text:style-name="P65"><text:s text:c="24"/>&lt;active&gt;true&lt;/active&gt;</text:p>
      <text:p text:style-name="P65"><text:s text:c="20"/>&lt;/notification&gt;</text:p>
      <text:p text:style-name="P65"><text:s text:c="20"/>&lt;notification&gt;</text:p>
      <text:p text:style-name="P65"><text:s text:c="24"/>&lt;type&gt;share&lt;/type&gt;</text:p>
      <text:p text:style-name="P65"><text:s text:c="24"/>&lt;active&gt;false&lt;/active&gt;</text:p>
      <text:p text:style-name="P65"><text:s text:c="20"/>&lt;/notification&gt;</text:p>
      <text:p text:style-name="P65"><text:s text:c="16"/>&lt;/notifications&gt;</text:p>
      <text:p text:style-name="P65"><text:s text:c="12"/>&lt;/keha&gt;</text:p>
      <text:p text:style-name="P65"><text:s text:c="8"/>&lt;/adit:setNotifications&gt;</text:p>
      <text:p text:style-name="P65"><text:s text:c="4"/>&lt;/soapenv:Body&gt;</text:p>
      <text:p text:style-name="P65">&lt;/soapenv:Envelope&gt;</text:p>
      <text:p text:style-name="P4"/>
      <text:p text:style-name="P4"/>
      <text:p text:style-name="P4"/>
      <text:p text:style-name="P13">Päringu vastuse näide</text:p>
      <text:p text:style-name="P156"/>
      <text:p text:style-name="P159"><text:span text:style-name="T75">X-tee sõnumiprotokoll v</text:span><text:span text:style-name="T82">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xt:soft-page-break/>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setNotifications.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setNotificationsResponse&gt;</text:p>
      <text:p text:style-name="P32"><text:s text:c="9"/>&lt;paring&gt;</text:p>
      <text:p text:style-name="P32"><text:s text:c="12"/>&lt;notifications&gt;</text:p>
      <text:p text:style-name="P32"><text:s text:c="15"/>&lt;notification&gt;</text:p>
      <text:p text:style-name="P32"><text:s text:c="18"/>&lt;type&gt;send&lt;/type&gt;</text:p>
      <text:p text:style-name="P32"><text:s text:c="18"/>&lt;active&gt;true&lt;/active&gt;</text:p>
      <text:p text:style-name="P32"><text:s text:c="15"/>&lt;/notification&gt;</text:p>
      <text:p text:style-name="P32"><text:s text:c="15"/>&lt;notification&gt;</text:p>
      <text:p text:style-name="P32"><text:s text:c="18"/>&lt;type&gt;share&lt;/type&gt;</text:p>
      <text:p text:style-name="P32"><text:s text:c="18"/>&lt;active&gt;false&lt;/active&gt;</text:p>
      <text:p text:style-name="P32"><text:s text:c="15"/>&lt;/notification&gt;</text:p>
      <text:p text:style-name="P32"><text:s text:c="12"/>&lt;/notifications&gt;</text:p>
      <text:p text:style-name="P32"><text:s text:c="9"/>&lt;/paring&gt;</text:p>
      <text:p text:style-name="P32"><text:s text:c="9"/>&lt;keha&gt;</text:p>
      <text:p text:style-name="P32"><text:s text:c="12"/>&lt;success&gt;true&lt;/success&gt;</text:p>
      <text:p text:style-name="P32"><text:s text:c="12"/>&lt;messages&gt;</text:p>
      <text:p text:style-name="P32"><text:s text:c="15"/>&lt;message lang="en"&gt;User notifications were successfully modified.&lt;/message&gt;</text:p>
      <text:p text:style-name="P32"><text:s text:c="15"/>&lt;message lang="et"&gt;Kasutaja teavituste seadistus muudetud.&lt;/message&gt;</text:p>
      <text:p text:style-name="P32"><text:s text:c="12"/>&lt;/messages&gt;</text:p>
      <text:p text:style-name="P32"><text:s text:c="9"/>&lt;/keha&gt;</text:p>
      <text:p text:style-name="P32"><text:s text:c="6"/>&lt;/adit:setNotificationsResponse&gt;</text:p>
      <text:p text:style-name="P32"><text:s text:c="3"/>&lt;/SOAP-ENV:Body&gt;</text:p>
      <text:p text:style-name="P32">&lt;/SOAP-ENV:Envelope&gt;</text:p>
      <text:p text:style-name="P135"/>
      <text:p text:style-name="P159"><text:span text:style-name="T75">X-tee sõnumiprotokoll v</text:span><text:span text:style-name="T83">4</text:span><text:span text:style-name="T81">.</text:span><text:span text:style-name="T75">0</text:span></text:p>
      <text:p text:style-name="P66">&lt;<text:span text:style-name="T69">SOAP-ENV</text:span>:Envelope <text:span text:style-name="T69">xmlns:SOAP-ENV="http://schemas.xmlsoap.org/soap/envelope/"</text:span></text:p>
      <text:p text:style-name="P66"><text:tab/>xmlns:adit="http://producers.ametlikud-dokumendid.xtee.riik.ee/producer/ametlikud-dokumendid"</text:p>
      <text:p text:style-name="P66"><text:tab/>xmlns:xrd="http://x-road.eu/xsd/xroad.xsd"</text:p>
      <text:p text:style-name="P66"><text:tab/>xmlns:id="http://x-road.eu/xsd/identifiers"&gt;</text:p>
      <text:p text:style-name="P66"><text:s text:c="4"/>&lt;<text:span text:style-name="T69">SOAP-ENV</text:span>:Header&gt;</text:p>
      <text:p text:style-name="P66"><text:s text:c="8"/>&lt;xrd:<text:span text:style-name="T66">client</text:span> id:objectType="MEMBER"&gt;</text:p>
      <text:p text:style-name="P66"><text:s text:c="12"/>&lt;id:xRoadInstance&gt;EE&lt;/id:xRoadInstance&gt;</text:p>
      <text:p text:style-name="P66"><text:s text:c="12"/>&lt;id:memberClass&gt;BUSINESS&lt;/id:memberClass&gt;</text:p>
      <text:p text:style-name="P66"><text:s text:c="12"/>&lt;id:memberCode&gt;12345678&lt;/id:memberCode&gt;</text:p>
      <text:p text:style-name="P66"><text:s text:c="8"/>&lt;/xrd:<text:span text:style-name="T29">client</text:span>&gt;</text:p>
      <text:p text:style-name="P66"><text:s text:c="8"/>&lt;xrd:<text:span text:style-name="T66">service</text:span> id:objectType="SERVICE"&gt;</text:p>
      <text:p text:style-name="P66"><text:s text:c="12"/>&lt;id:xRoadInstance&gt;EE&lt;/id:xRoadInstance&gt;</text:p>
      <text:p text:style-name="P66"><text:s text:c="12"/>&lt;id:memberClass&gt;GOV&lt;/id:memberClass&gt;</text:p>
      <text:p text:style-name="P66"><text:s text:c="12"/>&lt;id:memberCode&gt;70006317&lt;/id:memberCode&gt;</text:p>
      <text:p text:style-name="P66"><text:s text:c="12"/>&lt;id:subsystemCode&gt;ametlikud-dokumendid&lt;/id:subsystemCode&gt;</text:p>
      <text:p text:style-name="P66"><text:s text:c="12"/>&lt;id:serviceCode&gt;setNotifications&lt;/id:serviceCode&gt;</text:p>
      <text:p text:style-name="P66"><text:s text:c="12"/>&lt;id:serviceVersion&gt;v1&lt;/id:serviceVersion&gt;</text:p>
      <text:p text:style-name="P66"><text:s text:c="8"/>&lt;/xrd:<text:span text:style-name="T29">service</text:span>&gt;</text:p>
      <text:p text:style-name="P66"><text:s text:c="8"/>&lt;xrd:<text:span text:style-name="T66">userId</text:span>&gt;EE37901130250&lt;/xrd:userId&gt;</text:p>
      <text:p text:style-name="P66"><text:s text:c="8"/>&lt;xrd:<text:span text:style-name="T66">id</text:span>&gt;3cf04253-db0c-4d1d-8105-791472d88437&lt;/xrd:id&gt;</text:p>
      <text:p text:style-name="P66"><text:s text:c="8"/>&lt;xrd:<text:span text:style-name="T66">protocolVersion</text:span>&gt;4.0&lt;/xrd:protocolVersion&gt;</text:p>
      <text:p text:style-name="P66"><text:s text:c="4"/>&lt;/<text:span text:style-name="T69">SOAP-ENV</text:span>:Header&gt;</text:p>
      <text:p text:style-name="P36"><text:s/><text:span text:style-name="T73"><text:s text:c="3"/>&lt;SOAP-ENV:Body&gt;</text:span></text:p>
      <text:p text:style-name="P66"><text:soft-page-break/><text:s text:c="8"/>&lt;adit:setNotificationsResponse&gt;</text:p>
      <text:p text:style-name="P66"><text:s text:c="12"/>&lt;keha&gt;</text:p>
      <text:p text:style-name="P66"><text:s text:c="16"/>&lt;success&gt;true&lt;/success&gt;</text:p>
      <text:p text:style-name="P66"><text:s text:c="16"/>&lt;messages&gt;</text:p>
      <text:p text:style-name="P66"><text:s text:c="20"/>&lt;message lang="en"&gt;User notifications were successfully modified.&lt;/message&gt;</text:p>
      <text:p text:style-name="P66"><text:s text:c="20"/>&lt;message lang="et"&gt;Kasutaja teavituste seadistus muudetud.&lt;/message&gt;</text:p>
      <text:p text:style-name="P66"><text:s text:c="16"/>&lt;/messages&gt;</text:p>
      <text:p text:style-name="P66"><text:s text:c="12"/>&lt;/keha&gt;</text:p>
      <text:p text:style-name="P66"><text:s text:c="8"/>&lt;/adit:setNotificationsResponse&gt;</text:p>
      <text:p text:style-name="P66"><text:s text:c="3"/>&lt;/SOAP-ENV:Body&gt;</text:p>
      <text:p text:style-name="P66">&lt;/SOAP-ENV:Envelope&gt;</text:p>
      <text:h text:style-name="P253" text:outline-level="1"/>
      <text:h text:style-name="P253" text:outline-level="1"><text:bookmark-start text:name="_Toc379789490"/><text:bookmark-start text:name="_Toc310595926"/><text:bookmark-start text:name="_Toc290888209"/><text:bookmark-start text:name="_Toc290045520"/><text:bookmark-start text:name="_Toc273352536"/><text:bookmark-start text:name="_Toc273345929"/><text:bookmark-start text:name="_Toc271627634"/><text:bookmark-start text:name="_Toc271552501"/><text:bookmark-start text:name="_Toc271551506"/><text:bookmark-start text:name="_Toc271031527"/><text:bookmark-start text:name="_Toc270424924"/><text:bookmark-start text:name="_Toc270420740"/><text:bookmark-start text:name="_Toc269114847"/><text:bookmark-start text:name="_Toc269120302"/><text:bookmark-start text:name="_Toc269120571"/><text:bookmark-start text:name="_Toc269122888"/><text:bookmark-start text:name="_Toc269124330"/><text:bookmark-start text:name="_Toc269126594"/><text:bookmark-start text:name="__RefHeading___Toc55468_1250719955"/><text:bookmark-start text:name="_Toc269128812"/>GetNotifications.v1<text:bookmark-end text:name="_Toc379789490"/><text:bookmark-end text:name="_Toc310595926"/><text:bookmark-end text:name="_Toc290888209"/><text:bookmark-end text:name="_Toc290045520"/><text:bookmark-end text:name="_Toc273352536"/><text:bookmark-end text:name="_Toc273345929"/><text:bookmark-end text:name="_Toc271627634"/><text:bookmark-end text:name="_Toc271552501"/><text:bookmark-end text:name="_Toc271551506"/><text:bookmark-end text:name="_Toc271031527"/><text:bookmark-end text:name="_Toc270424924"/><text:bookmark-end text:name="_Toc270420740"/><text:bookmark-end text:name="_Toc269114847"/><text:bookmark-end text:name="_Toc269120302"/><text:bookmark-end text:name="_Toc269120571"/><text:bookmark-end text:name="_Toc269122888"/><text:bookmark-end text:name="_Toc269124330"/><text:bookmark-end text:name="_Toc269126594"/><text:bookmark-end text:name="__RefHeading___Toc55468_1250719955"/><text:bookmark-end text:name="_Toc269128812"/></text:h>
      <text:p text:style-name="P6">Päring võimaldab pärida kasutaja teavituste seadistuse andmed. Päringu kehas parameetrid puuduvad, oluline on X-tee päise „isikukood“ olemasolu, mille järgi tuvastatakse kasutaja, kelle andmeid päritakse. Päring on mõeldud kasutajale enda seadistuse pärimiseks. Päringu vastuses on toodud teavituste tüübid ning näidatud kas antud liiki teavitus on aktiveeritud.</text:p>
      <text:p text:style-name="P4"/>
      <text:p text:style-name="P4"/>
      <text:p text:style-name="P4">Parameetrid</text:p>
      <table:table table:name="Table15" table:style-name="Table15">
        <table:table-column table:style-name="Table15.A"/>
        <table:table-column table:style-name="Table15.B" table:number-columns-repeated="2"/>
        <table:table-row>
          <table:table-cell table:style-name="Table15.A1" office:value-type="string">
            <text:p text:style-name="Normal"><text:span text:style-name="Default_20_Paragraph_20_Font"><text:span text:style-name="T8">Nimi</text:span></text:span></text:p>
          </table:table-cell>
          <table:table-cell table:style-name="Table15.A1" office:value-type="string">
            <text:p text:style-name="Normal"><text:span text:style-name="Default_20_Paragraph_20_Font"><text:span text:style-name="T8">Väärtuse tüüp</text:span></text:span></text:p>
          </table:table-cell>
          <table:table-cell table:style-name="Table15.A1" office:value-type="string">
            <text:p text:style-name="Normal"><text:span text:style-name="Default_20_Paragraph_20_Font"><text:span text:style-name="T8">Väärtuse näide</text:span></text:span></text:p>
          </table:table-cell>
        </table:table-row>
        <table:table-row>
          <table:table-cell table:style-name="Table15.A1" office:value-type="string">
            <text:p text:style-name="Normal"><text:span text:style-name="Default_20_Paragraph_20_Font"><text:span text:style-name="T1">xtee:isikukood</text:span></text:span></text:p>
          </table:table-cell>
          <table:table-cell table:style-name="Table15.A1" office:value-type="string">
            <text:p text:style-name="Normal"><text:span text:style-name="Default_20_Paragraph_20_Font"><text:span text:style-name="T1">String</text:span></text:span></text:p>
          </table:table-cell>
          <table:table-cell table:style-name="Table15.A1" office:value-type="string">
            <text:p text:style-name="Normal"><text:span text:style-name="Default_20_Paragraph_20_Font"><text:span text:style-name="T1">EE30312829989</text:span></text:span></text:p>
          </table:table-cell>
        </table:table-row>
      </table:table>
      <text:p text:style-name="P4"/>
      <text:p text:style-name="P13">Päringu näide</text:p>
      <text:p text:style-name="P156"/>
      <text:p text:style-name="P160"><text:span text:style-name="T75">X-tee sõnumiprotokoll v</text:span><text:span text:style-name="T84">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getNotifications.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getNotifications&gt;</text:p>
      <text:p text:style-name="P32"><text:s text:c="9"/>&lt;keha/&gt;</text:p>
      <text:p text:style-name="P32"><text:s text:c="6"/>&lt;/adit:getNotifications&gt;</text:p>
      <text:p text:style-name="P32"><text:s text:c="3"/>&lt;/soapenv:Body&gt;</text:p>
      <text:p text:style-name="P32">&lt;/soapenv:Envelope&gt;</text:p>
      <text:p text:style-name="P4"/>
      <text:p text:style-name="P4"/>
      <text:p text:style-name="P160"><text:span text:style-name="T75">X-tee sõnumiprotokoll v</text:span><text:span text:style-name="T84">4</text:span><text:span text:style-name="T81">.</text:span><text:span text:style-name="T75">0</text:span></text:p>
      <text:p text:style-name="P67">&lt;soapenv:Envelope xmlns:soapenv="http://schemas.xmlsoap.org/soap/envelope/"</text:p>
      <text:p text:style-name="P67"><text:tab/>xmlns:adit="http://producers.ametlikud-dokumendid.xtee.riik.ee/producer/ametlikud-dokumendid"</text:p>
      <text:p text:style-name="P67"><text:tab/>xmlns:xrd="http://x-road.eu/xsd/xroad.xsd"</text:p>
      <text:p text:style-name="P67"><text:tab/>xmlns:id="http://x-road.eu/xsd/identifiers"&gt;</text:p>
      <text:p text:style-name="P67"><text:s text:c="4"/>&lt;soapenv:Header&gt;</text:p>
      <text:p text:style-name="P67"><text:s text:c="8"/>&lt;xrd:<text:span text:style-name="T66">client</text:span> id:objectType="MEMBER"&gt;</text:p>
      <text:p text:style-name="P67"><text:soft-page-break/><text:s text:c="12"/>&lt;id:xRoadInstance&gt;EE&lt;/id:xRoadInstance&gt;</text:p>
      <text:p text:style-name="P67"><text:s text:c="12"/>&lt;id:memberClass&gt;BUSINESS&lt;/id:memberClass&gt;</text:p>
      <text:p text:style-name="P67"><text:s text:c="12"/>&lt;id:memberCode&gt;12345678&lt;/id:memberCode&gt;</text:p>
      <text:p text:style-name="P67"><text:s text:c="8"/>&lt;/xrd:<text:span text:style-name="T29">client</text:span>&gt;</text:p>
      <text:p text:style-name="P67"><text:s text:c="8"/>&lt;xrd:<text:span text:style-name="T66">service</text:span> id:objectType="SERVICE"&gt;</text:p>
      <text:p text:style-name="P67"><text:s text:c="12"/>&lt;id:xRoadInstance&gt;EE&lt;/id:xRoadInstance&gt;</text:p>
      <text:p text:style-name="P67"><text:s text:c="12"/>&lt;id:memberClass&gt;GOV&lt;/id:memberClass&gt;</text:p>
      <text:p text:style-name="P67"><text:s text:c="12"/>&lt;id:memberCode&gt;70006317&lt;/id:memberCode&gt;</text:p>
      <text:p text:style-name="P67"><text:tab/><text:tab/><text:tab/></text:p>
      <text:p text:style-name="P67"><text:s text:c="12"/>&lt;id:subsystemCode&gt;ametlikud-dokumendid&lt;/id:subsystemCode&gt;</text:p>
      <text:p text:style-name="P67"><text:s text:c="12"/>&lt;id:serviceCode&gt;getNotifications&lt;/id:serviceCode&gt;</text:p>
      <text:p text:style-name="P67"><text:s text:c="12"/>&lt;id:serviceVersion&gt;v1&lt;/id:serviceVersion&gt;</text:p>
      <text:p text:style-name="P67"><text:s text:c="8"/>&lt;/xrd:<text:span text:style-name="T29">service</text:span>&gt;</text:p>
      <text:p text:style-name="P67"><text:s text:c="8"/>&lt;xrd:<text:span text:style-name="T66">userId</text:span>&gt;EE37901130250&lt;/xrd:userId&gt;</text:p>
      <text:p text:style-name="P67"><text:s text:c="8"/>&lt;xrd:<text:span text:style-name="T66">id</text:span>&gt;3cf04253-db0c-4d1d-8105-791472d88437&lt;/xrd:id&gt;</text:p>
      <text:p text:style-name="P67"><text:s text:c="8"/>&lt;xrd:<text:span text:style-name="T66">protocolVersion</text:span>&gt;4.0&lt;/xrd:protocolVersion&gt;</text:p>
      <text:p text:style-name="P67"/>
      <text:p text:style-name="P67"><text:s text:c="8"/>&lt;adit:infosysteem&gt;<text:span text:style-name="T70">KOV</text:span>&lt;/adit:infosysteem&gt;</text:p>
      <text:p text:style-name="P67"><text:s text:c="4"/>&lt;/soapenv:Header&gt;</text:p>
      <text:p text:style-name="P37"><text:s/><text:span text:style-name="T73"><text:s text:c="3"/>&lt;soapenv:Body&gt;</text:span></text:p>
      <text:p text:style-name="P67"><text:s text:c="8"/>&lt;adit:getNotifications&gt;</text:p>
      <text:p text:style-name="P67"><text:s text:c="12"/>&lt;keha/&gt;</text:p>
      <text:p text:style-name="P67"><text:s text:c="8"/>&lt;/adit:getNotifications&gt;</text:p>
      <text:p text:style-name="P67"><text:s text:c="4"/>&lt;/soapenv:Body&gt;</text:p>
      <text:p text:style-name="P67">&lt;/soapenv:Envelope&gt;</text:p>
      <text:p text:style-name="P4"/>
      <text:p text:style-name="P4"/>
      <text:p text:style-name="P13">Päringu vastuse näide</text:p>
      <text:p text:style-name="P156"/>
      <text:p text:style-name="P161"><text:span text:style-name="T75">X-tee sõnumiprotokoll v</text:span><text:span text:style-name="T85">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Notifications.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NotificationsResponse&gt;</text:p>
      <text:p text:style-name="P32"><text:s text:c="9"/>&lt;paring/&gt;</text:p>
      <text:p text:style-name="P32"><text:s text:c="9"/>&lt;keha&gt;</text:p>
      <text:p text:style-name="P32"><text:s text:c="12"/>&lt;success&gt;true&lt;/success&gt;</text:p>
      <text:p text:style-name="P32"><text:s text:c="12"/>&lt;messages&gt;</text:p>
      <text:p text:style-name="P32"><text:s text:c="15"/>&lt;message lang="en"&gt;User notifications were successfully retrieved.&lt;/message&gt;</text:p>
      <text:p text:style-name="P32"><text:s text:c="12"/>&lt;/messages&gt;</text:p>
      <text:p text:style-name="P32"><text:s text:c="12"/>&lt;notifications&gt;</text:p>
      <text:p text:style-name="P32"><text:s text:c="15"/>&lt;notification&gt;</text:p>
      <text:p text:style-name="P32"><text:s text:c="18"/>&lt;type&gt;send&lt;/type&gt;</text:p>
      <text:p text:style-name="P32"><text:s text:c="18"/>&lt;active&gt;true&lt;/active&gt;</text:p>
      <text:p text:style-name="P32"><text:s text:c="15"/>&lt;/notification&gt;</text:p>
      <text:p text:style-name="P32"><text:s text:c="15"/>&lt;notification&gt;</text:p>
      <text:p text:style-name="P32"><text:s text:c="18"/>&lt;type&gt;share&lt;/type&gt;</text:p>
      <text:p text:style-name="P32"><text:s text:c="18"/>&lt;active&gt;false&lt;/active&gt;</text:p>
      <text:p text:style-name="P32"><text:soft-page-break/><text:s text:c="15"/>&lt;/notification&gt;</text:p>
      <text:p text:style-name="P32"><text:s text:c="15"/>&lt;notification&gt;</text:p>
      <text:p text:style-name="P32"><text:s text:c="18"/>&lt;type&gt;view&lt;/type&gt;</text:p>
      <text:p text:style-name="P32"><text:s text:c="18"/>&lt;active&gt;false&lt;/active&gt;</text:p>
      <text:p text:style-name="P32"><text:s text:c="15"/>&lt;/notification&gt;</text:p>
      <text:p text:style-name="P32"><text:s text:c="15"/>&lt;notification&gt;</text:p>
      <text:p text:style-name="P32"><text:s text:c="18"/>&lt;type&gt;modify&lt;/type&gt;</text:p>
      <text:p text:style-name="P32"><text:s text:c="18"/>&lt;active&gt;false&lt;/active&gt;</text:p>
      <text:p text:style-name="P32"><text:s text:c="15"/>&lt;/notification&gt;</text:p>
      <text:p text:style-name="P32"><text:s text:c="15"/>&lt;notification&gt;</text:p>
      <text:p text:style-name="P32"><text:s text:c="18"/>&lt;type&gt;sign&lt;/type&gt;</text:p>
      <text:p text:style-name="P32"><text:s text:c="18"/>&lt;active&gt;false&lt;/active&gt;</text:p>
      <text:p text:style-name="P32"><text:s text:c="15"/>&lt;/notification&gt;</text:p>
      <text:p text:style-name="P32"><text:s text:c="12"/>&lt;/notifications&gt;</text:p>
      <text:p text:style-name="P32"><text:s text:c="9"/>&lt;/keha&gt;</text:p>
      <text:p text:style-name="P32"><text:s text:c="6"/>&lt;/adit:getNotificationsResponse&gt;</text:p>
      <text:p text:style-name="P32"><text:s text:c="3"/>&lt;/SOAP-ENV:Body&gt;</text:p>
      <text:p text:style-name="P32">&lt;/SOAP-ENV:Envelope&gt;</text:p>
      <text:p text:style-name="P94"/>
      <text:p text:style-name="P161"><text:span text:style-name="T75">X-tee sõnumiprotokoll v</text:span><text:span text:style-name="T85">4</text:span><text:span text:style-name="T81">.</text:span><text:span text:style-name="T75">0</text:span></text:p>
      <text:p text:style-name="P68">&lt;<text:span text:style-name="T69">SOAP-ENV</text:span>:Envelope <text:span text:style-name="T69">xmlns:SOAP-ENV="http://schemas.xmlsoap.org/soap/envelope/"</text:span></text:p>
      <text:p text:style-name="P68"><text:tab/>xmlns:adit="http://producers.ametlikud-dokumendid.xtee.riik.ee/producer/ametlikud-dokumendid"</text:p>
      <text:p text:style-name="P68"><text:tab/>xmlns:xrd="http://x-road.eu/xsd/xroad.xsd"</text:p>
      <text:p text:style-name="P68"><text:tab/>xmlns:id="http://x-road.eu/xsd/identifiers"&gt;</text:p>
      <text:p text:style-name="P68"><text:s text:c="4"/>&lt;<text:span text:style-name="T69">SOAP-ENV</text:span>:Header&gt;</text:p>
      <text:p text:style-name="P68"><text:s text:c="8"/>&lt;xrd:<text:span text:style-name="T66">client</text:span> id:objectType="MEMBER"&gt;</text:p>
      <text:p text:style-name="P68"><text:s text:c="12"/>&lt;id:xRoadInstance&gt;EE&lt;/id:xRoadInstance&gt;</text:p>
      <text:p text:style-name="P68"><text:s text:c="12"/>&lt;id:memberClass&gt;BUSINESS&lt;/id:memberClass&gt;</text:p>
      <text:p text:style-name="P68"><text:s text:c="12"/>&lt;id:memberCode&gt;12345678&lt;/id:memberCode&gt;</text:p>
      <text:p text:style-name="P68"><text:s text:c="8"/>&lt;/xrd:<text:span text:style-name="T29">client</text:span>&gt;</text:p>
      <text:p text:style-name="P68"><text:s text:c="8"/>&lt;xrd:<text:span text:style-name="T66">service</text:span> id:objectType="SERVICE"&gt;</text:p>
      <text:p text:style-name="P68"><text:s text:c="12"/>&lt;id:xRoadInstance&gt;EE&lt;/id:xRoadInstance&gt;</text:p>
      <text:p text:style-name="P68"><text:s text:c="12"/>&lt;id:memberClass&gt;GOV&lt;/id:memberClass&gt;</text:p>
      <text:p text:style-name="P68"><text:s text:c="12"/>&lt;id:memberCode&gt;70006317&lt;/id:memberCode&gt;<text:tab/></text:p>
      <text:p text:style-name="P68"><text:s text:c="12"/>&lt;id:subsystemCode&gt;ametlikud-dokumendid&lt;/id:subsystemCode&gt;</text:p>
      <text:p text:style-name="P68"><text:s text:c="12"/>&lt;id:serviceCode&gt;<text:span text:style-name="T125">getNotifications</text:span>&lt;/id:serviceCode&gt;</text:p>
      <text:p text:style-name="P68"><text:s text:c="12"/>&lt;id:serviceVersion&gt;v1&lt;/id:serviceVersion&gt;</text:p>
      <text:p text:style-name="P68"><text:s text:c="8"/>&lt;/xrd:<text:span text:style-name="T29">service</text:span>&gt;</text:p>
      <text:p text:style-name="P68"><text:s text:c="8"/>&lt;xrd:<text:span text:style-name="T66">userId</text:span>&gt;EE37901130250&lt;/xrd:userId&gt;</text:p>
      <text:p text:style-name="P68"><text:s text:c="8"/>&lt;xrd:<text:span text:style-name="T66">id</text:span>&gt;3cf04253-db0c-4d1d-8105-791472d88437&lt;/xrd:id&gt;</text:p>
      <text:p text:style-name="P68"><text:s text:c="8"/>&lt;xrd:<text:span text:style-name="T66">protocolVersion</text:span>&gt;4.0&lt;/xrd:protocolVersion&gt;</text:p>
      <text:p text:style-name="P68"><text:s text:c="4"/>&lt;/<text:span text:style-name="T69">SOAP-ENV</text:span>:Header&gt;</text:p>
      <text:p text:style-name="P74"><text:s text:c="4"/>&lt;SOAP-ENV:Body&gt;</text:p>
      <text:p text:style-name="P74"><text:s text:c="8"/>&lt;adit:getNotificationsResponse&gt;</text:p>
      <text:p text:style-name="P74"><text:s text:c="12"/>&lt;keha&gt;</text:p>
      <text:p text:style-name="P74"><text:s text:c="16"/>&lt;success&gt;true&lt;/success&gt;</text:p>
      <text:p text:style-name="P74"><text:s text:c="16"/>&lt;messages&gt;</text:p>
      <text:p text:style-name="P74"><text:s text:c="20"/>&lt;message lang="en"&gt;User notifications were successfully retrieved.&lt;/message&gt;</text:p>
      <text:p text:style-name="P74"><text:s text:c="16"/>&lt;/messages&gt;</text:p>
      <text:p text:style-name="P74"><text:s text:c="16"/>&lt;notifications&gt;</text:p>
      <text:p text:style-name="P74"><text:s text:c="20"/>&lt;notification&gt;</text:p>
      <text:p text:style-name="P74"><text:s text:c="24"/>&lt;type&gt;send&lt;/type&gt;</text:p>
      <text:p text:style-name="P74"><text:s text:c="24"/>&lt;active&gt;true&lt;/active&gt;</text:p>
      <text:p text:style-name="P74"><text:s text:c="20"/>&lt;/notification&gt;</text:p>
      <text:p text:style-name="P74"><text:s text:c="20"/>&lt;notification&gt;</text:p>
      <text:p text:style-name="P74"><text:s text:c="24"/>&lt;type&gt;share&lt;/type&gt;</text:p>
      <text:p text:style-name="P74"><text:s text:c="24"/>&lt;active&gt;false&lt;/active&gt;</text:p>
      <text:p text:style-name="P74"><text:s text:c="20"/>&lt;/notification&gt;</text:p>
      <text:p text:style-name="P74"><text:soft-page-break/><text:s text:c="20"/>&lt;notification&gt;</text:p>
      <text:p text:style-name="P74"><text:s text:c="24"/>&lt;type&gt;view&lt;/type&gt;</text:p>
      <text:p text:style-name="P74"><text:s text:c="24"/>&lt;active&gt;false&lt;/active&gt;</text:p>
      <text:p text:style-name="P74"><text:s text:c="20"/>&lt;/notification&gt;</text:p>
      <text:p text:style-name="P74"><text:s text:c="20"/>&lt;notification&gt;</text:p>
      <text:p text:style-name="P74"><text:s text:c="24"/>&lt;type&gt;modify&lt;/type&gt;</text:p>
      <text:p text:style-name="P74"><text:s text:c="24"/>&lt;active&gt;false&lt;/active&gt;</text:p>
      <text:p text:style-name="P74"><text:s text:c="20"/>&lt;/notification&gt;</text:p>
      <text:p text:style-name="P74"><text:s text:c="20"/>&lt;notification&gt;</text:p>
      <text:p text:style-name="P74"><text:s text:c="24"/>&lt;type&gt;sign&lt;/type&gt;</text:p>
      <text:p text:style-name="P74"><text:s text:c="24"/>&lt;active&gt;false&lt;/active&gt;</text:p>
      <text:p text:style-name="P74"><text:s text:c="20"/>&lt;/notification&gt;</text:p>
      <text:p text:style-name="P74"><text:s text:c="16"/>&lt;/notifications&gt;</text:p>
      <text:p text:style-name="P74"><text:s text:c="12"/>&lt;/keha&gt;</text:p>
      <text:p text:style-name="P74"><text:s text:c="8"/>&lt;/adit:getNotificationsResponse&gt;</text:p>
      <text:p text:style-name="P74"><text:s text:c="4"/>&lt;/SOAP-ENV:Body&gt;</text:p>
      <text:p text:style-name="P74">&lt;/SOAP-ENV:Envelope&gt;</text:p>
      <text:h text:style-name="P253" text:outline-level="1"/>
      <text:h text:style-name="P253" text:outline-level="1"><text:bookmark-start text:name="_Toc379789491"/><text:bookmark-start text:name="_Toc310595927"/><text:bookmark-start text:name="_Toc290888210"/><text:bookmark-start text:name="_Toc290045521"/><text:bookmark-start text:name="_Toc273352537"/><text:bookmark-start text:name="_Toc273345930"/><text:bookmark-start text:name="_Toc271627635"/><text:bookmark-start text:name="_Toc271552502"/><text:bookmark-start text:name="_Toc271551507"/><text:bookmark-start text:name="_Toc271031528"/><text:bookmark-start text:name="_Toc270424925"/><text:bookmark-start text:name="_Toc270420741"/><text:bookmark-start text:name="_Toc269120303"/><text:bookmark-start text:name="_Toc269120572"/><text:bookmark-start text:name="_Toc269122889"/><text:bookmark-start text:name="_Toc269124331"/><text:bookmark-start text:name="_Toc269126595"/><text:bookmark-start text:name="__RefHeading___Toc55470_1250719955"/><text:bookmark-start text:name="_Toc269128813"/>SaveDocument.v1<text:bookmark-end text:name="_Toc379789491"/><text:bookmark-end text:name="_Toc310595927"/><text:bookmark-end text:name="_Toc290888210"/><text:bookmark-end text:name="_Toc290045521"/><text:bookmark-end text:name="_Toc273352537"/><text:bookmark-end text:name="_Toc273345930"/><text:bookmark-end text:name="_Toc271627635"/><text:bookmark-end text:name="_Toc271552502"/><text:bookmark-end text:name="_Toc271551507"/><text:bookmark-end text:name="_Toc271031528"/><text:bookmark-end text:name="_Toc270424925"/><text:bookmark-end text:name="_Toc270420741"/><text:bookmark-end text:name="_Toc269120303"/><text:bookmark-end text:name="_Toc269120572"/><text:bookmark-end text:name="_Toc269122889"/><text:bookmark-end text:name="_Toc269124331"/><text:bookmark-end text:name="_Toc269126595"/><text:bookmark-end text:name="__RefHeading___Toc55470_1250719955"/><text:bookmark-end text:name="_Toc269128813"/></text:h>
      <text:p text:style-name="P6">Päring võimaldab salvestada dokumendi ADIT-is. Dokument lisatakse kasutaja kontole. Päringu parameetri „document“ atribuut „href“ viitab SOAP manusele, milles on salvestatava dokumendi andmed. Päringu vastuses tagastatakse salvestatud dokumendi ID parameetriga „document_id“.</text:p>
      <text:p text:style-name="P6">Kui saveDocument päringuga lisatakse uut dokumenti ning dokumendi ainsaks failiks on DigiDoc konteiner, siis teostab ADIT DigiDoc konteineri lahtipakkimise (st lisab eraldi failidena ka DigiDoc konteineris sisaldunud failid ning loeb välja allkirjade andmed).</text:p>
      <text:p text:style-name="P4"/>
      <text:p text:style-name="P4">Parameetrid</text:p>
      <table:table table:name="Table16" table:style-name="Table16">
        <table:table-column table:style-name="Table16.A"/>
        <table:table-column table:style-name="Table16.B" table:number-columns-repeated="2"/>
        <table:table-row>
          <table:table-cell table:style-name="Table16.A1" office:value-type="string">
            <text:p text:style-name="Normal"><text:span text:style-name="Default_20_Paragraph_20_Font"><text:span text:style-name="T8">Nimi</text:span></text:span></text:p>
          </table:table-cell>
          <table:table-cell table:style-name="Table16.A1" office:value-type="string">
            <text:p text:style-name="Normal"><text:span text:style-name="Default_20_Paragraph_20_Font"><text:span text:style-name="T8">Väärtuse tüüp</text:span></text:span></text:p>
          </table:table-cell>
          <table:table-cell table:style-name="Table16.A1" office:value-type="string">
            <text:p text:style-name="Normal"><text:span text:style-name="Default_20_Paragraph_20_Font"><text:span text:style-name="T8">Väärtuse näide</text:span></text:span></text:p>
          </table:table-cell>
        </table:table-row>
        <table:table-row>
          <table:table-cell table:style-name="Table16.A1" office:value-type="string">
            <text:p text:style-name="Normal"><text:span text:style-name="Default_20_Paragraph_20_Font"><text:span text:style-name="T1">xtee:isikukood</text:span></text:span></text:p>
          </table:table-cell>
          <table:table-cell table:style-name="Table16.A1" office:value-type="string">
            <text:p text:style-name="Normal"><text:span text:style-name="Default_20_Paragraph_20_Font"><text:span text:style-name="T1">String</text:span></text:span></text:p>
          </table:table-cell>
          <table:table-cell table:style-name="Table16.A1" office:value-type="string">
            <text:p text:style-name="Normal"><text:span text:style-name="Default_20_Paragraph_20_Font"><text:span text:style-name="T1">EE30312829989</text:span></text:span></text:p>
          </table:table-cell>
        </table:table-row>
        <table:table-row>
          <table:table-cell table:style-name="Table16.A1" office:value-type="string">
            <text:p text:style-name="Normal"><text:span text:style-name="Default_20_Paragraph_20_Font"><text:span text:style-name="T1">Document href</text:span></text:span></text:p>
          </table:table-cell>
          <table:table-cell table:style-name="Table16.A1" office:value-type="string">
            <text:p text:style-name="Normal"><text:span text:style-name="Default_20_Paragraph_20_Font"><text:span text:style-name="T1">String</text:span></text:span></text:p>
          </table:table-cell>
          <table:table-cell table:style-name="Table16.A1" office:value-type="string">
            <text:p text:style-name="Normal"><text:span text:style-name="Default_20_Paragraph_20_Font"><text:span text:style-name="T1">cid:123123123</text:span></text:span></text:p>
          </table:table-cell>
        </table:table-row>
      </table:table>
      <text:p text:style-name="P4"/>
      <text:p text:style-name="P13">Päringu näide</text:p>
      <text:p text:style-name="P156"/>
      <text:p text:style-name="P162"><text:span text:style-name="T75">X-tee sõnumiprotokoll v</text:span><text:span text:style-name="T85">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5"/>&lt;xtee:nimi&gt;ametlikud-dokumendid.saveDocument.v1&lt;/xtee:nimi&gt;</text:p>
      <text:p text:style-name="P32"><text:s text:c="6"/>&lt;xtee:id&gt;00000000000000&lt;/xtee:id&gt;</text:p>
      <text:p text:style-name="P32"><text:s text:c="6"/>&lt;xtee:isikukood&gt;EE38407054916&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saveDocument&gt;</text:p>
      <text:p text:style-name="P32"><text:s text:c="8"/>&lt;keha&gt;</text:p>
      <text:p text:style-name="P82"><text:span text:style-name="Default_20_Paragraph_20_Font"><text:span text:style-name="T22"><text:s text:c="10"/>&lt;document href="</text:span></text:span><text:a xlink:type="simple" xlink:href="cid:123123123" office:target-frame-name="_top" xlink:show="replace" text:style-name="Internet_20_link" text:visited-style-name="Visited_20_Internet_20_Link"><text:span text:style-name="Default_20_Paragraph_20_Font"><text:span text:style-name="T22">cid:123123123</text:span></text:span></text:a><text:span text:style-name="Default_20_Paragraph_20_Font"><text:span text:style-name="T22">"/&gt;</text:span></text:span></text:p>
      <text:p text:style-name="P32"><text:s text:c="10"/>&lt;/keha&gt;</text:p>
      <text:p text:style-name="P32"><text:s text:c="6"/>&lt;/adit:saveDocument&gt;</text:p>
      <text:p text:style-name="P32"><text:soft-page-break/><text:s text:c="3"/>&lt;/soapenv:Body&gt;</text:p>
      <text:p text:style-name="P32">&lt;/soapenv:Envelope&gt;</text:p>
      <text:p text:style-name="P4"/>
      <text:p text:style-name="P163"><text:span text:style-name="T75">X-tee sõnumiprotokoll v</text:span><text:span text:style-name="T86">4</text:span><text:span text:style-name="T81">.</text:span><text:span text:style-name="T75">0</text:span></text:p>
      <text:p text:style-name="P69">&lt;soapenv:Envelope xmlns:soapenv="http://schemas.xmlsoap.org/soap/envelope/"</text:p>
      <text:p text:style-name="P69"><text:tab/>xmlns:adit="http://producers.ametlikud-dokumendid.xtee.riik.ee/producer/ametlikud-dokumendid"</text:p>
      <text:p text:style-name="P69"><text:tab/>xmlns:xrd="http://x-road.eu/xsd/xroad.xsd"</text:p>
      <text:p text:style-name="P69"><text:tab/>xmlns:id="http://x-road.eu/xsd/identifiers"&gt;</text:p>
      <text:p text:style-name="P69"><text:s text:c="4"/>&lt;soapenv:Header&gt;</text:p>
      <text:p text:style-name="P69"><text:s text:c="8"/>&lt;xrd:<text:span text:style-name="T66">client</text:span> id:objectType="MEMBER"&gt;</text:p>
      <text:p text:style-name="P69"><text:s text:c="12"/>&lt;id:xRoadInstance&gt;EE&lt;/id:xRoadInstance&gt;</text:p>
      <text:p text:style-name="P69"><text:s text:c="12"/>&lt;id:memberClass&gt;BUSINESS&lt;/id:memberClass&gt;</text:p>
      <text:p text:style-name="P69"><text:s text:c="12"/>&lt;id:memberCode&gt;12345678&lt;/id:memberCode&gt;</text:p>
      <text:p text:style-name="P69"><text:s text:c="8"/>&lt;/xrd:<text:span text:style-name="T29">client</text:span>&gt;</text:p>
      <text:p text:style-name="P69"><text:s text:c="8"/>&lt;xrd:<text:span text:style-name="T66">service</text:span> id:objectType="SERVICE"&gt;</text:p>
      <text:p text:style-name="P69"><text:s text:c="12"/>&lt;id:xRoadInstance&gt;EE&lt;/id:xRoadInstance&gt;</text:p>
      <text:p text:style-name="P69"><text:s text:c="12"/>&lt;id:memberClass&gt;GOV&lt;/id:memberClass&gt;</text:p>
      <text:p text:style-name="P69"><text:s text:c="12"/>&lt;id:memberCode&gt;70006317&lt;/id:memberCode&gt;</text:p>
      <text:p text:style-name="P69"><text:tab/><text:tab/><text:tab/></text:p>
      <text:p text:style-name="P69"><text:s text:c="12"/>&lt;id:subsystemCode&gt;ametlikud-dokumendid&lt;/id:subsystemCode&gt;</text:p>
      <text:p text:style-name="P69"><text:s text:c="12"/>&lt;id:serviceCode&gt;<text:span text:style-name="T19">saveDocument</text:span>&lt;/id:serviceCode&gt;</text:p>
      <text:p text:style-name="P69"><text:s text:c="12"/>&lt;id:serviceVersion&gt;v1&lt;/id:serviceVersion&gt;</text:p>
      <text:p text:style-name="P69"><text:s text:c="8"/>&lt;/xrd:<text:span text:style-name="T29">service</text:span>&gt;</text:p>
      <text:p text:style-name="P69"><text:s text:c="8"/>&lt;xrd:<text:span text:style-name="T66">userId</text:span>&gt;EE37901130250&lt;/xrd:userId&gt;</text:p>
      <text:p text:style-name="P69"><text:s text:c="8"/>&lt;xrd:<text:span text:style-name="T66">id</text:span>&gt;3cf04253-db0c-4d1d-8105-791472d88437&lt;/xrd:id&gt;</text:p>
      <text:p text:style-name="P69"><text:s text:c="8"/>&lt;xrd:<text:span text:style-name="T66">protocolVersion</text:span>&gt;4.0&lt;/xrd:protocolVersion&gt;</text:p>
      <text:p text:style-name="P69"/>
      <text:p text:style-name="P69"><text:s text:c="8"/>&lt;adit:infosysteem&gt;<text:span text:style-name="T70">KOV</text:span>&lt;/adit:infosysteem&gt;</text:p>
      <text:p text:style-name="P69"><text:s text:c="4"/>&lt;/soapenv:Header&gt;</text:p>
      <text:p text:style-name="P69"><text:s text:c="4"/>&lt;soapenv:Body&gt;</text:p>
      <text:p text:style-name="P69"><text:s text:c="8"/>&lt;adit:saveDocument&gt;</text:p>
      <text:p text:style-name="P69"><text:s text:c="12"/>&lt;keha&gt;</text:p>
      <text:p text:style-name="P69"><text:s text:c="16"/>&lt;document href="cid:123123123"/&gt;</text:p>
      <text:p text:style-name="P69"><text:s text:c="12"/>&lt;/keha&gt;</text:p>
      <text:p text:style-name="P69"><text:s text:c="8"/>&lt;/adit:saveDocument&gt;</text:p>
      <text:p text:style-name="P69"><text:s text:c="4"/>&lt;/soapenv:Body&gt;</text:p>
      <text:p text:style-name="P69">&lt;/soapenv:Envelope&gt;</text:p>
      <text:p text:style-name="P4"/>
      <text:p text:style-name="P4">Päringu SOAP manuse parameetrid<text:line-break/></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Normal"><text:change-start text:change-id="ct2160633258352"/><text:span text:style-name="Default_20_Paragraph_20_Font"><text:span text:style-name="T8">Nimi</text:span></text:span><text:change-end text:change-id="ct2160633258352"/></text:p>
          </table:table-cell>
          <table:table-cell table:style-name="Table17.A1" office:value-type="string">
            <text:p text:style-name="Normal"><text:span text:style-name="Default_20_Paragraph_20_Font"><text:span text:style-name="T8">Kirjeldus</text:span></text:span></text:p>
          </table:table-cell>
          <table:table-cell table:style-name="Table17.C1" office:value-type="string">
            <text:p text:style-name="Normal"><text:span text:style-name="Default_20_Paragraph_20_Font"><text:span text:style-name="T8">Tüüp</text:span></text:span></text:p>
          </table:table-cell>
          <table:table-cell table:style-name="Table17.A1" office:value-type="string">
            <text:p text:style-name="Normal"><text:span text:style-name="Default_20_Paragraph_20_Font"><text:span text:style-name="T8">Väärtuse näide</text:span></text:span></text:p>
          </table:table-cell>
        </table:table-row>
        <table:table-row>
          <table:table-cell table:style-name="Table17.A1" office:value-type="string">
            <text:p text:style-name="Normal"><text:change-start text:change-id="ct2160633246928"/><text:span text:style-name="Default_20_Paragraph_20_Font"><text:span text:style-name="T1">Document</text:span></text:span><text:change-end text:change-id="ct2160633246928"/></text:p>
          </table:table-cell>
          <table:table-cell table:style-name="Table17.A1" office:value-type="string">
            <text:p text:style-name="P4">Dokumendi andmete konteiner</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3465901401299902002" text:style-name="L2">
              <text:list-item>
                <text:p text:style-name="P248"><text:change-start text:change-id="ct2160633258576"/><text:span text:style-name="Default_20_Paragraph_20_Font"><text:span text:style-name="T1">id</text:span></text:span><text:change-end text:change-id="ct2160633258576"/></text:p>
              </text:list-item>
            </text:list>
          </table:table-cell>
          <table:table-cell table:style-name="Table17.A1" office:value-type="string">
            <text:p text:style-name="Normal"><text:span text:style-name="Default_20_Paragraph_20_Font"><text:span text:style-name="T2">Dokumendi ID (tühi, kui salvestatakse uut dokumenti, täidetud kui muudetakse olemasolevat dokumenti)</text:span></text:span></text:p>
          </table:table-cell>
          <table:table-cell table:style-name="Table17.C1" office:value-type="string">
            <text:p text:style-name="P4">Integer</text:p>
          </table:table-cell>
          <table:table-cell table:style-name="Table17.A1" office:value-type="string">
            <text:p text:style-name="P4">45</text:p>
          </table:table-cell>
        </table:table-row>
        <table:table-row>
          <table:table-cell table:style-name="Table17.A1" office:value-type="string">
            <text:list xml:id="list150514124069305" text:continue-numbering="true" text:style-name="L2">
              <text:list-item>
                <text:p text:style-name="P248"><text:change-start text:change-id="ct2160633258800"/><text:span text:style-name="Default_20_Paragraph_20_Font"><text:span text:style-name="T1">guid</text:span></text:span><text:change-end text:change-id="ct2160633258800"/></text:p>
              </text:list-item>
            </text:list>
          </table:table-cell>
          <table:table-cell table:style-name="Table17.A1" office:value-type="string">
            <text:p text:style-name="P4">Dokumendi GUID</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22">19d71714-0d93-292a-b254-3a06a4f24002</text:span></text:span></text:p>
          </table:table-cell>
        </table:table-row>
        <table:table-row>
          <table:table-cell table:style-name="Table17.A1" office:value-type="string">
            <text:list xml:id="list150514380393628" text:continue-numbering="true" text:style-name="L2">
              <text:list-item>
                <text:p text:style-name="P248"><text:change-start text:change-id="ct2160633252976"/><text:span text:style-name="Default_20_Paragraph_20_Font"><text:span text:style-name="T1">title</text:span></text:span><text:change-end text:change-id="ct2160633252976"/></text:p>
              </text:list-item>
            </text:list>
          </table:table-cell>
          <table:table-cell table:style-name="Table17.A1" office:value-type="string">
            <text:p text:style-name="P4">Dokumendi pealkiri</text:p>
          </table:table-cell>
          <table:table-cell table:style-name="Table17.C1" office:value-type="string">
            <text:p text:style-name="P4">String</text:p>
          </table:table-cell>
          <table:table-cell table:style-name="Table17.A1" office:value-type="string">
            <text:p text:style-name="P4"/>
          </table:table-cell>
        </table:table-row>
        <table:table-row>
          <table:table-cell table:style-name="Table17.A1" office:value-type="string">
            <text:list xml:id="list150515096470888" text:continue-numbering="true" text:style-name="L2">
              <text:list-item>
                <text:p text:style-name="P248"><text:change-start text:change-id="ct2160633254544"/><text:span text:style-name="Default_20_Paragraph_20_Font"><text:span text:style-name="T1">document_type</text:span></text:span><text:change-end text:change-id="ct2160633254544"/></text:p>
              </text:list-item>
            </text:list>
          </table:table-cell>
          <table:table-cell table:style-name="Table17.A1" office:value-type="string">
            <text:p text:style-name="P4">Dokumendi tüüp (application / letter)</text:p>
          </table:table-cell>
          <table:table-cell table:style-name="Table17.C1" office:value-type="string">
            <text:p text:style-name="P4">String</text:p>
          </table:table-cell>
          <table:table-cell table:style-name="Table17.A1" office:value-type="string">
            <text:p text:style-name="P4">Application</text:p>
          </table:table-cell>
        </table:table-row>
        <table:table-row>
          <table:table-cell table:style-name="Table17.A1" office:value-type="string">
            <text:list xml:id="list150513663605749" text:continue-numbering="true" text:style-name="L2">
              <text:list-item>
                <text:p text:style-name="P248"><text:change-start text:change-id="ct2160633261264"/><text:span text:style-name="Default_20_Paragraph_20_Font"><text:span text:style-name="T1">previous_docu</text:span></text:span><text:soft-page-break/><text:span text:style-name="Default_20_Paragraph_20_Font"><text:span text:style-name="T1">ment_id</text:span></text:span><text:change-end text:change-id="ct2160633261264"/></text:p>
              </text:list-item>
            </text:list>
          </table:table-cell>
          <table:table-cell table:style-name="Table17.A1" office:value-type="string">
            <text:p text:style-name="P93"/>
          </table:table-cell>
          <table:table-cell table:style-name="Table17.C1" office:value-type="string">
            <text:p text:style-name="P93"><text:change-start text:change-id="ct2160633261712"/>Integer<text:change-end text:change-id="ct2160633261712"/></text:p>
          </table:table-cell>
          <table:table-cell table:style-name="Table17.A1" office:value-type="string">
            <text:p text:style-name="P93"><text:change-start text:change-id="ct2160636221024"/>33<text:change-end text:change-id="ct2160636221024"/></text:p>
          </table:table-cell>
        </table:table-row>
        <table:table-row>
          <table:table-cell table:style-name="Table17.A8" office:value-type="string">
            <text:list xml:id="list150513710165575" text:continue-numbering="true" text:style-name="L2">
              <text:list-item>
                <text:p text:style-name="P249"><text:change-start text:change-id="ct2160636225056"/>eform_use_id<text:change-end text:change-id="ct2160636225056"/></text:p>
              </text:list-item>
            </text:list>
          </table:table-cell>
          <table:table-cell table:style-name="Table17.A8" office:value-type="string">
            <text:p text:style-name="P93"><text:change-start text:change-id="ct2160636225280"/>Evormi kasutuselevõtu id. Tidetakse ainult siis, kui tegemist on evormi andmetega<text:change-end text:change-id="ct2160636225280"/></text:p>
          </table:table-cell>
          <table:table-cell table:style-name="Table17.C8" office:value-type="string">
            <text:p text:style-name="P93"><text:change-start text:change-id="ct2160636221696"/>Integer<text:change-end text:change-id="ct2160636221696"/></text:p>
          </table:table-cell>
          <table:table-cell table:style-name="Table17.D8" office:value-type="float" office:value="299">
            <text:p text:style-name="P93"><text:change-start text:change-id="ct2160636214304"/>299<text:change-end text:change-id="ct2160636214304"/></text:p>
          </table:table-cell>
        </table:table-row>
        <table:table-row>
          <table:table-cell table:style-name="Table17.A8" office:value-type="string">
            <text:list xml:id="list150513886501264" text:continue-numbering="true" text:style-name="L2">
              <text:list-item>
                <text:p text:style-name="P249"><text:change-start text:change-id="ct2160636218336"/>content<text:change-end text:change-id="ct2160636218336"/></text:p>
              </text:list-item>
            </text:list>
          </table:table-cell>
          <table:table-cell table:style-name="Table17.A8" office:value-type="string">
            <text:p text:style-name="P93"><text:change-start text:change-id="ct2160636225504"/>Dokumendi sisu. <text:change-end text:change-id="ct2160636225504"/><text:change-start text:change-id="ct2160636218560"/>Riigiportaali „minu postkast“ kasutab seda välja nagu emaili keha.<text:change-end text:change-id="ct2160636218560"/></text:p>
          </table:table-cell>
          <table:table-cell table:style-name="Table17.C8" office:value-type="string">
            <text:p text:style-name="P93"><text:change-start text:change-id="ct2160636226400"/>String<text:change-end text:change-id="ct2160636226400"/></text:p>
          </table:table-cell>
          <table:table-cell table:style-name="Table17.A8" office:value-type="string">
            <text:p text:style-name="P93"><text:change-start text:change-id="ct2160636221472"/>Lorem ipsum dolor sit amet<text:change-end text:change-id="ct2160636221472"/></text:p>
          </table:table-cell>
        </table:table-row>
        <table:table-row>
          <table:table-cell table:style-name="Table17.A1" office:value-type="string">
            <text:list xml:id="list150514691209983" text:continue-numbering="true" text:style-name="L2">
              <text:list-item>
                <text:p text:style-name="P248"><text:change-start text:change-id="ct2160636216768"/><text:span text:style-name="Default_20_Paragraph_20_Font"><text:span text:style-name="T1">files</text:span></text:span><text:change-end text:change-id="ct2160636216768"/></text:p>
              </text:list-item>
            </text:list>
          </table:table-cell>
          <table:table-cell table:style-name="Table17.A1" office:value-type="string">
            <text:p text:style-name="Normal"><text:span text:style-name="Default_20_Paragraph_20_Font"><text:span text:style-name="T2">Dokumendi failide konteiner</text:span></text:span></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150513635500071" text:continue-numbering="true" text:style-name="L2">
              <text:list-item>
                <text:p text:style-name="P248"><text:change-start text:change-id="ct2160636220352"/><text:span text:style-name="Default_20_Paragraph_20_Font"><text:span text:style-name="T1">file</text:span></text:span><text:change-end text:change-id="ct2160636220352"/></text:p>
              </text:list-item>
            </text:list>
          </table:table-cell>
          <table:table-cell table:style-name="Table17.A1" office:value-type="string">
            <text:p text:style-name="P4">Dokumendi faili andmed</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150514342856965" text:continue-numbering="true" text:style-name="L2">
              <text:list-item>
                <text:p text:style-name="P248"><text:change-start text:change-id="ct2160636213184"/><text:span text:style-name="Default_20_Paragraph_20_Font"><text:span text:style-name="T1">file.id</text:span></text:span><text:change-end text:change-id="ct2160636213184"/></text:p>
              </text:list-item>
            </text:list>
          </table:table-cell>
          <table:table-cell table:style-name="Table17.A1" office:value-type="string">
            <text:p text:style-name="Normal"><text:span text:style-name="Default_20_Paragraph_20_Font"><text:span text:style-name="T2">Faili id (määratud juhul kui soovitakse muuta olemasolevat dokumendi faili)</text:span></text:span></text:p>
          </table:table-cell>
          <table:table-cell table:style-name="Table17.C1" office:value-type="string">
            <text:p text:style-name="P4">Integer</text:p>
          </table:table-cell>
          <table:table-cell table:style-name="Table17.A1" office:value-type="string">
            <text:p text:style-name="P4">56</text:p>
          </table:table-cell>
        </table:table-row>
        <table:table-row>
          <table:table-cell table:style-name="Table17.A1" office:value-type="string">
            <text:list xml:id="list150515356461935" text:continue-numbering="true" text:style-name="L2">
              <text:list-item>
                <text:p text:style-name="P248"><text:change-start text:change-id="ct2160636220800"/><text:span text:style-name="Default_20_Paragraph_20_Font"><text:span text:style-name="T1">file.name</text:span></text:span><text:change-end text:change-id="ct2160636220800"/></text:p>
              </text:list-item>
            </text:list>
          </table:table-cell>
          <table:table-cell table:style-name="Table17.A1" office:value-type="string">
            <text:p text:style-name="P4">Faili nimi koos laiendiga</text:p>
          </table:table-cell>
          <table:table-cell table:style-name="Table17.C1" office:value-type="string">
            <text:p text:style-name="P4">String</text:p>
          </table:table-cell>
          <table:table-cell table:style-name="Table17.A1" office:value-type="string">
            <text:p text:style-name="P4">Avaldus.txt</text:p>
          </table:table-cell>
        </table:table-row>
        <table:table-row>
          <table:table-cell table:style-name="Table17.A1" office:value-type="string">
            <text:list xml:id="list150513760207053" text:continue-numbering="true" text:style-name="L2">
              <text:list-item>
                <text:p text:style-name="P248"><text:change-start text:change-id="ct2160636220576"/><text:span text:style-name="Default_20_Paragraph_20_Font"><text:span text:style-name="T1">file.content_type</text:span></text:span><text:change-end text:change-id="ct2160636220576"/></text:p>
              </text:list-item>
            </text:list>
          </table:table-cell>
          <table:table-cell table:style-name="Table17.A1" office:value-type="string">
            <text:p text:style-name="P4">Faili MIME tüüp</text:p>
          </table:table-cell>
          <table:table-cell table:style-name="Table17.C1" office:value-type="string">
            <text:p text:style-name="P4">String</text:p>
          </table:table-cell>
          <table:table-cell table:style-name="Table17.A1" office:value-type="string">
            <text:p text:style-name="P4">Application/pdf</text:p>
          </table:table-cell>
        </table:table-row>
        <table:table-row>
          <table:table-cell table:style-name="Table17.A1" office:value-type="string">
            <text:list xml:id="list150513787403961" text:continue-numbering="true" text:style-name="L2">
              <text:list-item>
                <text:p text:style-name="P248"><text:change-start text:change-id="ct2160636216320"/><text:span text:style-name="Default_20_Paragraph_20_Font"><text:span text:style-name="T1">file.description</text:span></text:span><text:change-end text:change-id="ct2160636216320"/></text:p>
              </text:list-item>
            </text:list>
          </table:table-cell>
          <table:table-cell table:style-name="Table17.A1" office:value-type="string">
            <text:p text:style-name="P4">Faili pealkiri või kirjeldus</text:p>
          </table:table-cell>
          <table:table-cell table:style-name="Table17.C1" office:value-type="string">
            <text:p text:style-name="P4">String</text:p>
          </table:table-cell>
          <table:table-cell table:style-name="Table17.A1" office:value-type="string">
            <text:p text:style-name="P4">Avaldus Tallinna Linnavalitsusele</text:p>
          </table:table-cell>
        </table:table-row>
        <table:table-row>
          <table:table-cell table:style-name="Table17.A1" office:value-type="string">
            <text:list xml:id="list150514435712929" text:continue-numbering="true" text:style-name="L2">
              <text:list-item>
                <text:p text:style-name="P248"><text:change-start text:change-id="ct2160636216992"/><text:span text:style-name="Default_20_Paragraph_20_Font"><text:span text:style-name="T1">file.size_bytes</text:span></text:span><text:change-end text:change-id="ct2160636216992"/></text:p>
              </text:list-item>
            </text:list>
          </table:table-cell>
          <table:table-cell table:style-name="Table17.A1" office:value-type="string">
            <text:p text:style-name="P4">Faili suurus baitides</text:p>
          </table:table-cell>
          <table:table-cell table:style-name="Table17.C1" office:value-type="string">
            <text:p text:style-name="P4">Long</text:p>
          </table:table-cell>
          <table:table-cell table:style-name="Table17.A1" office:value-type="string">
            <text:p text:style-name="P4">300</text:p>
          </table:table-cell>
        </table:table-row>
        <table:table-row>
          <table:table-cell table:style-name="Table17.A1" office:value-type="string">
            <text:list xml:id="list150514179777621" text:continue-numbering="true" text:style-name="L2">
              <text:list-item>
                <text:p text:style-name="P248"><text:change-start text:change-id="ct2160636219232"/><text:span text:style-name="Default_20_Paragraph_20_Font"><text:span text:style-name="T1">file.data</text:span></text:span><text:change-end text:change-id="ct2160636219232"/></text:p>
              </text:list-item>
            </text:list>
          </table:table-cell>
          <table:table-cell table:style-name="Table17.A1" office:value-type="string">
            <text:p text:style-name="Normal"><text:span text:style-name="Default_20_Paragraph_20_Font"><text:span text:style-name="T2">Faili sisu Base64 kodeeringus</text:span></text:span></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22">SvVnZXZhI…</text:span></text:span></text:p>
          </table:table-cell>
        </table:table-row>
      </table:table>
      <text:p text:style-name="P4"/>
      <text:p text:style-name="P25">Päringu SOAP manuse dekodeeritud sisu näide:</text:p>
      <text:p text:style-name="P177"/>
      <text:p text:style-name="P38">&lt;?xml version="1.0" encoding="utf-8"?&gt;</text:p>
      <text:p text:style-name="P38">&lt;saveDocumentRequestAttachmentV1&gt;</text:p>
      <text:p text:style-name="P38"><text:s text:c="2"/>&lt;document&gt;</text:p>
      <text:p text:style-name="P38"><text:s text:c="4"/>&lt;id/&gt;</text:p>
      <text:p text:style-name="P38"><text:s text:c="4"/>&lt;guid&gt;19d71714-0d93-292a-b254-3a06a4f24002&lt;/guid&gt;</text:p>
      <text:p text:style-name="P38"><text:s text:c="4"/>&lt;title&gt;Avaldus Jõgeva Linnavalitsusele&lt;/title&gt;</text:p>
      <text:p text:style-name="P38"><text:s text:c="4"/>&lt;document_type&gt;application&lt;/document_type&gt;</text:p>
      <text:p text:style-name="P38"><text:s text:c="4"/>&lt;previous_document_id/&gt;</text:p>
      <text:p text:style-name="P38"><text:s text:c="4"/>&lt;eform_use_id&gt;<text:span text:style-name="T32">299</text:span>&lt;/eform_use_id&gt;</text:p>
      <text:p text:style-name="P38"><text:s text:c="4"/>&lt;content&gt;<text:span text:style-name="T32">Lorem ipsum dolor sit amet</text:span>&lt;/content&gt;</text:p>
      <text:p text:style-name="P38"><text:s text:c="4"/>&lt;files&gt;</text:p>
      <text:p text:style-name="P38"><text:s text:c="6"/>&lt;file&gt;</text:p>
      <text:p text:style-name="P38"><text:s text:c="8"/>&lt;id/&gt;</text:p>
      <text:p text:style-name="P38"><text:s text:c="8"/>&lt;name&gt;avaldus1.txt&lt;/name&gt;</text:p>
      <text:p text:style-name="P38"><text:s text:c="8"/>&lt;content_type&gt;text/plain&lt;/content_type&gt;</text:p>
      <text:p text:style-name="P38"><text:s text:c="8"/>&lt;description&gt;Avaldus tekstifailina&lt;/description&gt;</text:p>
      <text:p text:style-name="P38"><text:s text:c="8"/>&lt;size_bytes&gt;300&lt;/size_bytes&gt;</text:p>
      <text:p text:style-name="P38"><text:s text:c="8"/>&lt;data&gt;</text:p>
      <text:p text:style-name="P38"><text:s text:c="8"/>SvVnZXZhIExpbm5hdmFsaXRzdXMJMjAuMDQuMjAxMA0KDQpBdmFsZHVzDQoNClBh</text:p>
      <text:p text:style-name="P38"><text:s text:c="8"/>bHVuIHZpaXZpdGFtYXR1bHQgdGFnYXN0YWRhIG1pbnUgcG9vbHQgbfb2ZHVudWQg</text:p>
      <text:p text:style-name="P38"><text:s text:c="8"/>dGVpc2lw5GV2YWwgbGlubmF2YWxpdHN1c2Uga2FudHNlbGVpc3NlIHVudXN0YXR1</text:p>
      <text:p text:style-name="P38"><text:s text:c="8"/>ZCBrb2h2ZXIsIHN1dXNhZCBqYSByYW5uYXBhbGwuDQoNCg0KRWlubyBNdWlkdWdp</text:p>
      <text:p text:style-name="P38"><text:soft-page-break/><text:s text:c="8"/>DQpBUyBBc3V0dXMNCkp1aGF0dXNlIGVzaW1lZXMNCg==</text:p>
      <text:p text:style-name="P38"><text:s text:c="8"/>&lt;/data&gt;</text:p>
      <text:p text:style-name="P38"><text:s text:c="6"/>&lt;/file&gt;</text:p>
      <text:p text:style-name="P38"><text:s text:c="6"/>&lt;file&gt;</text:p>
      <text:p text:style-name="P38"><text:s text:c="8"/>&lt;id/&gt;</text:p>
      <text:p text:style-name="P38"><text:s text:c="8"/>&lt;name&gt;avaldus2.txt&lt;/name&gt;</text:p>
      <text:p text:style-name="P38"><text:s text:c="8"/>&lt;content_type&gt;text/plain&lt;/content_type&gt;</text:p>
      <text:p text:style-name="P38"><text:s text:c="8"/>&lt;description&gt;Avaldus tekstifailina&lt;/description&gt;</text:p>
      <text:p text:style-name="P38"><text:s text:c="8"/>&lt;size_bytes&gt;300&lt;/size_bytes&gt;</text:p>
      <text:p text:style-name="P38"><text:s text:c="8"/>&lt;data&gt;</text:p>
      <text:p text:style-name="P38"><text:s text:c="8"/>SvVnZXZhIExpbm5hdmFsaXRzdXMJMjAuMDQuMjAxMA0KDQpBdmFsZHVzDQoNClBh</text:p>
      <text:p text:style-name="P38"><text:s text:c="8"/>bHVuIHZpaXZpdGFtYXR1bHQgdGFnYXN0YWRhIG1pbnUgcG9vbHQgbfb2ZHVudWQg</text:p>
      <text:p text:style-name="P38"><text:s text:c="8"/>dGVpc2lw5GV2YWwgbGlubmF2YWxpdHN1c2Uga2FudHNlbGVpc3NlIHVudXN0YXR1</text:p>
      <text:p text:style-name="P38"><text:s text:c="8"/>ZCBrb2h2ZXIsIHN1dXNhZCBqYSByYW5uYXBhbGwuDQoNCg0KRWlubyBNdWlkdWdp</text:p>
      <text:p text:style-name="P38"><text:s text:c="8"/>DQpBUyBBc3V0dXMNCkp1aGF0dXNlIGVzaW1lZXMNCg==</text:p>
      <text:p text:style-name="P38"><text:s text:c="8"/>&lt;/data&gt;</text:p>
      <text:p text:style-name="P38"><text:s text:c="6"/>&lt;/file&gt;</text:p>
      <text:p text:style-name="P38"><text:s text:c="6"/>&lt;file&gt;</text:p>
      <text:p text:style-name="P38"><text:s text:c="8"/>&lt;id/&gt;</text:p>
      <text:p text:style-name="P38"><text:s text:c="8"/>&lt;name&gt;avaldus3.txt&lt;/name&gt;</text:p>
      <text:p text:style-name="P38"><text:s text:c="8"/>&lt;content_type&gt;text/plain&lt;/content_type&gt;</text:p>
      <text:p text:style-name="P38"><text:s text:c="8"/>&lt;description&gt;Avaldus tekstifailina&lt;/description&gt;</text:p>
      <text:p text:style-name="P38"><text:s text:c="8"/>&lt;size_bytes&gt;300&lt;/size_bytes&gt;</text:p>
      <text:p text:style-name="P38"><text:s text:c="8"/>&lt;data&gt;</text:p>
      <text:p text:style-name="P38"><text:s text:c="8"/>SvVnZXZhIExpbm5hdmFsaXRzdXMJMjAuMDQuMjAxMA0KDQpBdmFsZHVzDQoNClBh</text:p>
      <text:p text:style-name="P38"><text:s text:c="8"/>bHVuIHZpaXZpdGFtYXR1bHQgdGFnYXN0YWRhIG1pbnUgcG9vbHQgbfb2ZHVudWQg</text:p>
      <text:p text:style-name="P38"><text:s text:c="8"/>dGVpc2lw5GV2YWwgbGlubmF2YWxpdHN1c2Uga2FudHNlbGVpc3NlIHVudXN0YXR1</text:p>
      <text:p text:style-name="P38"><text:s text:c="8"/>ZCBrb2h2ZXIsIHN1dXNhZCBqYSByYW5uYXBhbGwuDQoNCg0KRWlubyBNdWlkdWdp</text:p>
      <text:p text:style-name="P38"><text:s text:c="8"/>DQpBUyBBc3V0dXMNCkp1aGF0dXNlIGVzaW1lZXMNCg==</text:p>
      <text:p text:style-name="P38"><text:s text:c="8"/>&lt;/data&gt;</text:p>
      <text:p text:style-name="P38"><text:s text:c="6"/>&lt;/file&gt;</text:p>
      <text:p text:style-name="P38"><text:s text:c="4"/>&lt;/files&gt;</text:p>
      <text:p text:style-name="P38"><text:s text:c="2"/>&lt;/document&gt;</text:p>
      <text:p text:style-name="P38">&lt;/saveDocumentRequestAttachmentV1&gt;</text:p>
      <text:p text:style-name="P4"/>
      <text:p text:style-name="P4"/>
      <text:p text:style-name="P13">Päringu vastuse näide</text:p>
      <text:p text:style-name="P156"/>
      <text:p text:style-name="P164"><text:span text:style-name="T75">X-tee sõnumiprotokoll v</text:span><text:span text:style-name="T85">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EE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saveDocumen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saveDocumentResponse&gt;</text:p>
      <text:p text:style-name="P32"><text:s text:c="9"/>&lt;paring&gt;</text:p>
      <text:p text:style-name="P32"><text:s text:c="12"/>&lt;document href="cid:123123123"/&gt;</text:p>
      <text:p text:style-name="P32"><text:s text:c="9"/>&lt;/paring&gt;</text:p>
      <text:p text:style-name="P32"><text:s text:c="9"/>&lt;keha&gt;</text:p>
      <text:p text:style-name="P32"><text:s text:c="12"/>&lt;success&gt;true&lt;/success&gt;</text:p>
      <text:p text:style-name="P32"><text:soft-page-break/><text:s text:c="12"/>&lt;messages&gt;</text:p>
      <text:p text:style-name="P32"><text:s text:c="15"/>&lt;message lang="en"&gt;Document was successfully saved.&lt;/message&gt;</text:p>
      <text:p text:style-name="P32"><text:s text:c="12"/>&lt;/messages&gt;</text:p>
      <text:p text:style-name="P32"><text:s text:c="12"/>&lt;document_id&gt;45&lt;/document_id&gt;</text:p>
      <text:p text:style-name="P32"><text:s text:c="9"/>&lt;/keha&gt;</text:p>
      <text:p text:style-name="P32"><text:s text:c="6"/>&lt;/adit:saveDocumentResponse&gt;</text:p>
      <text:p text:style-name="P32"><text:s text:c="3"/>&lt;/SOAP-ENV:Body&gt;</text:p>
      <text:p text:style-name="P32">&lt;/SOAP-ENV:Envelope&gt;</text:p>
      <text:p text:style-name="P136"/>
      <text:p text:style-name="P164"><text:span text:style-name="T75">X-tee sõnumiprotokoll v</text:span><text:span text:style-name="T87">4</text:span><text:span text:style-name="T81">.</text:span><text:span text:style-name="T75">0</text:span></text:p>
      <text:p text:style-name="P70">&lt;<text:span text:style-name="T69">SOAP-ENV</text:span>:Envelope <text:span text:style-name="T69">xmlns:SOAP-ENV="http://schemas.xmlsoap.org/soap/envelope/"</text:span></text:p>
      <text:p text:style-name="P70"><text:tab/>xmlns:adit="http://producers.ametlikud-dokumendid.xtee.riik.ee/producer/ametlikud-dokumendid"</text:p>
      <text:p text:style-name="P70"><text:tab/>xmlns:xrd="http://x-road.eu/xsd/xroad.xsd"</text:p>
      <text:p text:style-name="P70"><text:tab/>xmlns:id="http://x-road.eu/xsd/identifiers"&gt;</text:p>
      <text:p text:style-name="P70"><text:s text:c="4"/>&lt;<text:span text:style-name="T69">SOAP-ENV</text:span>:Header&gt;</text:p>
      <text:p text:style-name="P70"><text:s text:c="8"/>&lt;xrd:<text:span text:style-name="T66">client</text:span> id:objectType="MEMBER"&gt;</text:p>
      <text:p text:style-name="P70"><text:s text:c="12"/>&lt;id:xRoadInstance&gt;EE&lt;/id:xRoadInstance&gt;</text:p>
      <text:p text:style-name="P70"><text:s text:c="12"/>&lt;id:memberClass&gt;BUSINESS&lt;/id:memberClass&gt;</text:p>
      <text:p text:style-name="P70"><text:s text:c="12"/>&lt;id:memberCode&gt;12345678&lt;/id:memberCode&gt;</text:p>
      <text:p text:style-name="P70"><text:s text:c="8"/>&lt;/xrd:<text:span text:style-name="T29">client</text:span>&gt;</text:p>
      <text:p text:style-name="P70"><text:s text:c="8"/>&lt;xrd:<text:span text:style-name="T66">service</text:span> id:objectType="SERVICE"&gt;</text:p>
      <text:p text:style-name="P70"><text:s text:c="12"/>&lt;id:xRoadInstance&gt;EE&lt;/id:xRoadInstance&gt;</text:p>
      <text:p text:style-name="P70"><text:s text:c="12"/>&lt;id:memberClass&gt;GOV&lt;/id:memberClass&gt;</text:p>
      <text:p text:style-name="P70"><text:s text:c="12"/>&lt;id:memberCode&gt;70006317&lt;/id:memberCode&gt;<text:tab/></text:p>
      <text:p text:style-name="P70"><text:s text:c="12"/>&lt;id:subsystemCode&gt;ametlikud-dokumendid&lt;/id:subsystemCode&gt;</text:p>
      <text:p text:style-name="P70"><text:s text:c="12"/>&lt;id:serviceCode&gt;<text:span text:style-name="T19">saveDocument</text:span>&lt;/id:serviceCode&gt;</text:p>
      <text:p text:style-name="P70"><text:s text:c="12"/>&lt;id:serviceVersion&gt;v1&lt;/id:serviceVersion&gt;</text:p>
      <text:p text:style-name="P70"><text:s text:c="8"/>&lt;/xrd:<text:span text:style-name="T29">service</text:span>&gt;</text:p>
      <text:p text:style-name="P70"><text:s text:c="8"/>&lt;xrd:<text:span text:style-name="T66">userId</text:span>&gt;EE37901130250&lt;/xrd:userId&gt;</text:p>
      <text:p text:style-name="P70"><text:s text:c="8"/>&lt;xrd:<text:span text:style-name="T66">id</text:span>&gt;3cf04253-db0c-4d1d-8105-791472d88437&lt;/xrd:id&gt;</text:p>
      <text:p text:style-name="P70"><text:s text:c="8"/>&lt;xrd:<text:span text:style-name="T66">protocolVersion</text:span>&gt;4.0&lt;/xrd:protocolVersion&gt;</text:p>
      <text:p text:style-name="P70"><text:s text:c="4"/>&lt;/<text:span text:style-name="T69">SOAP-ENV</text:span>:Header&gt;</text:p>
      <text:p text:style-name="P53"><text:s text:c="4"/>&lt;SOAP-ENV:Body&gt;</text:p>
      <text:p text:style-name="P53"><text:s text:c="8"/>&lt;adit:saveDocumentResponse&gt;</text:p>
      <text:p text:style-name="P53"><text:s text:c="12"/>&lt;keha&gt;</text:p>
      <text:p text:style-name="P53"><text:s text:c="16"/>&lt;success&gt;true&lt;/success&gt;</text:p>
      <text:p text:style-name="P53"><text:s text:c="16"/>&lt;messages&gt;</text:p>
      <text:p text:style-name="P53"><text:s text:c="20"/>&lt;message lang="en"&gt;Document was successfully saved.&lt;/message&gt;</text:p>
      <text:p text:style-name="P53"><text:s text:c="16"/>&lt;/messages&gt;</text:p>
      <text:p text:style-name="P53"><text:s text:c="16"/>&lt;document_id&gt;45&lt;/document_id&gt;</text:p>
      <text:p text:style-name="P53"><text:s text:c="12"/>&lt;/keha&gt;</text:p>
      <text:p text:style-name="P53"><text:s text:c="8"/>&lt;/adit:saveDocumentResponse&gt;</text:p>
      <text:p text:style-name="P53"><text:s text:c="4"/>&lt;/SOAP-ENV:Body&gt;</text:p>
      <text:p text:style-name="P53">&lt;/SOAP-ENV:Envelope&gt;</text:p>
      <text:p text:style-name="P24"/>
      <text:p text:style-name="P24"/>
      <text:h text:style-name="P253" text:outline-level="1"><text:bookmark-start text:name="_Toc379789492"/><text:bookmark-start text:name="_Toc310595928"/><text:bookmark-start text:name="_Toc290888211"/><text:bookmark-start text:name="_Toc290045522"/><text:bookmark-start text:name="_Toc273352538"/><text:bookmark-start text:name="_Toc273345931"/><text:bookmark-start text:name="_Toc271627636"/><text:bookmark-start text:name="_Toc271552503"/><text:bookmark-start text:name="_Toc271551508"/><text:bookmark-start text:name="_Toc271031529"/><text:bookmark-start text:name="_Toc270424926"/><text:bookmark-start text:name="_Toc270420742"/><text:bookmark-start text:name="_Toc269120304"/><text:bookmark-start text:name="_Toc269120573"/><text:bookmark-start text:name="_Toc269122890"/><text:bookmark-start text:name="_Toc269124332"/><text:bookmark-start text:name="_Toc269126596"/><text:bookmark-start text:name="__RefHeading___Toc55472_1250719955"/><text:bookmark-start text:name="_Toc269128814"/>SaveDocumentFile.v1<text:bookmark-end text:name="_Toc379789492"/><text:bookmark-end text:name="_Toc310595928"/><text:bookmark-end text:name="_Toc290888211"/><text:bookmark-end text:name="_Toc290045522"/><text:bookmark-end text:name="_Toc273352538"/><text:bookmark-end text:name="_Toc273345931"/><text:bookmark-end text:name="_Toc271627636"/><text:bookmark-end text:name="_Toc271552503"/><text:bookmark-end text:name="_Toc271551508"/><text:bookmark-end text:name="_Toc271031529"/><text:bookmark-end text:name="_Toc270424926"/><text:bookmark-end text:name="_Toc270420742"/><text:bookmark-end text:name="_Toc269120304"/><text:bookmark-end text:name="_Toc269120573"/><text:bookmark-end text:name="_Toc269122890"/><text:bookmark-end text:name="_Toc269124332"/><text:bookmark-end text:name="_Toc269126596"/><text:bookmark-end text:name="__RefHeading___Toc55472_1250719955"/><text:bookmark-end text:name="_Toc269128814"/></text:h>
      <text:p text:style-name="P6">Päring võimaldab salvestata olemasoleva dokumendi juurde faili. Päringu manuses on lisatava faili andmed. Päringu vastusega tagastatakse lisatud faili ID.</text:p>
      <text:p text:style-name="P6">Kui saveDocumentFile päringuga lisatakse dokumendile esimest faili ning tegemist on DigiDoc konteineriga, siis teostab ADIT DigiDoc konteineri lahtipakkimise (st lisab eraldi failidena ka DigiDoc konteineris sisaldunud failid ning loeb välja allkirjade andmed).</text:p>
      <text:p text:style-name="P6"/>
      <text:p text:style-name="P4"/>
      <text:p text:style-name="P4"><text:soft-page-break/>Parameetrid</text:p>
      <table:table table:name="Table18" table:style-name="Table18">
        <table:table-column table:style-name="Table18.A"/>
        <table:table-column table:style-name="Table18.B" table:number-columns-repeated="2"/>
        <table:table-row>
          <table:table-cell table:style-name="Table18.A1" office:value-type="string">
            <text:p text:style-name="Normal"><text:span text:style-name="Default_20_Paragraph_20_Font"><text:span text:style-name="T8">Nimi</text:span></text:span></text:p>
          </table:table-cell>
          <table:table-cell table:style-name="Table18.A1" office:value-type="string">
            <text:p text:style-name="Normal"><text:span text:style-name="Default_20_Paragraph_20_Font"><text:span text:style-name="T8">Väärtuse tüüp</text:span></text:span></text:p>
          </table:table-cell>
          <table:table-cell table:style-name="Table18.A1" office:value-type="string">
            <text:p text:style-name="Normal"><text:span text:style-name="Default_20_Paragraph_20_Font"><text:span text:style-name="T8">Väärtuse näide</text:span></text:span></text:p>
          </table:table-cell>
        </table:table-row>
        <table:table-row>
          <table:table-cell table:style-name="Table18.A1" office:value-type="string">
            <text:p text:style-name="Normal"><text:span text:style-name="Default_20_Paragraph_20_Font"><text:span text:style-name="T1">xtee:isikukood</text:span></text:span></text:p>
          </table:table-cell>
          <table:table-cell table:style-name="Table18.A1" office:value-type="string">
            <text:p text:style-name="Normal"><text:span text:style-name="Default_20_Paragraph_20_Font"><text:span text:style-name="T1">String</text:span></text:span></text:p>
          </table:table-cell>
          <table:table-cell table:style-name="Table18.A1" office:value-type="string">
            <text:p text:style-name="Normal"><text:span text:style-name="Default_20_Paragraph_20_Font"><text:span text:style-name="T1">EE30312829989</text:span></text:span></text:p>
          </table:table-cell>
        </table:table-row>
        <table:table-row>
          <table:table-cell table:style-name="Table18.A1" office:value-type="string">
            <text:p text:style-name="Normal"><text:span text:style-name="Default_20_Paragraph_20_Font"><text:span text:style-name="T1">Document_id</text:span></text:span></text:p>
          </table:table-cell>
          <table:table-cell table:style-name="Table18.A1" office:value-type="string">
            <text:p text:style-name="Normal"><text:span text:style-name="Default_20_Paragraph_20_Font"><text:span text:style-name="T1">Integer</text:span></text:span></text:p>
          </table:table-cell>
          <table:table-cell table:style-name="Table18.A1" office:value-type="string">
            <text:p text:style-name="Normal"><text:span text:style-name="Default_20_Paragraph_20_Font"><text:span text:style-name="T1">22</text:span></text:span></text:p>
          </table:table-cell>
        </table:table-row>
        <table:table-row>
          <table:table-cell table:style-name="Table18.A1" office:value-type="string">
            <text:p text:style-name="Normal"><text:span text:style-name="Default_20_Paragraph_20_Font"><text:span text:style-name="T1">File href</text:span></text:span></text:p>
          </table:table-cell>
          <table:table-cell table:style-name="Table18.A1" office:value-type="string">
            <text:p text:style-name="Normal"><text:span text:style-name="Default_20_Paragraph_20_Font"><text:span text:style-name="T1">String</text:span></text:span></text:p>
          </table:table-cell>
          <table:table-cell table:style-name="Table18.A1" office:value-type="string">
            <text:p text:style-name="Normal"><text:span text:style-name="Default_20_Paragraph_20_Font"><text:span text:style-name="T1">cid:123123123</text:span></text:span></text:p>
          </table:table-cell>
        </table:table-row>
      </table:table>
      <text:p text:style-name="P4"/>
      <text:p text:style-name="P13">Päringu näide</text:p>
      <text:p text:style-name="P156"/>
      <text:p text:style-name="P165"><text:span text:style-name="T75">X-tee sõnumiprotokoll v</text:span><text:span text:style-name="T85">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5"/>&lt;xtee:nimi&gt;ametlikud-dokumendid.saveDocumentFile.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EE12345678&lt;/xtee:asutus&gt;</text:p>
      <text:p text:style-name="P32"><text:s text:c="6"/>&lt;adit:infosysteem&gt;KOV&lt;/adit:infosysteem&gt;</text:p>
      <text:p text:style-name="P32"><text:s text:c="3"/>&lt;/soapenv:Header&gt;</text:p>
      <text:p text:style-name="P32"><text:s text:c="3"/>&lt;soapenv:Body&gt;</text:p>
      <text:p text:style-name="P32"><text:s text:c="6"/>&lt;adit:saveDocumentFile&gt;</text:p>
      <text:p text:style-name="P32"><text:s text:c="9"/>&lt;keha&gt;</text:p>
      <text:p text:style-name="P32"><text:s text:c="12"/>&lt;document_id&gt;45&lt;/document_id&gt;</text:p>
      <text:p text:style-name="P32"><text:s text:c="12"/>&lt;file href="cid:file"/&gt;</text:p>
      <text:p text:style-name="P32"><text:s text:c="9"/>&lt;/keha&gt;</text:p>
      <text:p text:style-name="P32"><text:s text:c="6"/>&lt;/adit:saveDocumentFile&gt;</text:p>
      <text:p text:style-name="P32"><text:s text:c="3"/>&lt;/soapenv:Body&gt;</text:p>
      <text:p text:style-name="P32">&lt;/soapenv:Envelope&gt;</text:p>
      <text:p text:style-name="P4"/>
      <text:p text:style-name="P165"><text:span text:style-name="T75">X-tee sõnumiprotokoll v</text:span><text:span text:style-name="T88">4</text:span><text:span text:style-name="T81">.</text:span><text:span text:style-name="T75">0</text:span></text:p>
      <text:p text:style-name="P71">&lt;soapenv:Envelope xmlns:soapenv="http://schemas.xmlsoap.org/soap/envelope/"</text:p>
      <text:p text:style-name="P71"><text:tab/>xmlns:adit="http://producers.ametlikud-dokumendid.xtee.riik.ee/producer/ametlikud-dokumendid"</text:p>
      <text:p text:style-name="P71"><text:tab/>xmlns:xrd="http://x-road.eu/xsd/xroad.xsd"</text:p>
      <text:p text:style-name="P71"><text:tab/>xmlns:id="http://x-road.eu/xsd/identifiers"&gt;</text:p>
      <text:p text:style-name="P71"><text:s text:c="4"/>&lt;soapenv:Header&gt;</text:p>
      <text:p text:style-name="P71"><text:s text:c="8"/>&lt;xrd:<text:span text:style-name="T66">client</text:span> id:objectType="MEMBER"&gt;</text:p>
      <text:p text:style-name="P71"><text:s text:c="12"/>&lt;id:xRoadInstance&gt;EE&lt;/id:xRoadInstance&gt;</text:p>
      <text:p text:style-name="P71"><text:s text:c="12"/>&lt;id:memberClass&gt;BUSINESS&lt;/id:memberClass&gt;</text:p>
      <text:p text:style-name="P71"><text:s text:c="12"/>&lt;id:memberCode&gt;12345678&lt;/id:memberCode&gt;</text:p>
      <text:p text:style-name="P71"><text:s text:c="8"/>&lt;/xrd:<text:span text:style-name="T29">client</text:span>&gt;</text:p>
      <text:p text:style-name="P71"><text:s text:c="8"/>&lt;xrd:<text:span text:style-name="T66">service</text:span> id:objectType="SERVICE"&gt;</text:p>
      <text:p text:style-name="P71"><text:s text:c="12"/>&lt;id:xRoadInstance&gt;EE&lt;/id:xRoadInstance&gt;</text:p>
      <text:p text:style-name="P71"><text:s text:c="12"/>&lt;id:memberClass&gt;GOV&lt;/id:memberClass&gt;</text:p>
      <text:p text:style-name="P71"><text:s text:c="12"/>&lt;id:memberCode&gt;70006317&lt;/id:memberCode&gt;</text:p>
      <text:p text:style-name="P71"><text:tab/><text:tab/><text:tab/></text:p>
      <text:p text:style-name="P71"><text:s text:c="12"/>&lt;id:subsystemCode&gt;ametlikud-dokumendid&lt;/id:subsystemCode&gt;</text:p>
      <text:p text:style-name="P71"><text:s text:c="12"/>&lt;id:serviceCode&gt;<text:span text:style-name="T126">saveDocumentFile</text:span>&lt;/id:serviceCode&gt;</text:p>
      <text:p text:style-name="P71"><text:s text:c="12"/>&lt;id:serviceVersion&gt;v1&lt;/id:serviceVersion&gt;</text:p>
      <text:p text:style-name="P71"><text:s text:c="8"/>&lt;/xrd:<text:span text:style-name="T29">service</text:span>&gt;</text:p>
      <text:p text:style-name="P71"><text:s text:c="8"/>&lt;xrd:<text:span text:style-name="T66">userId</text:span>&gt;EE37901130250&lt;/xrd:userId&gt;</text:p>
      <text:p text:style-name="P71"><text:s text:c="8"/>&lt;xrd:<text:span text:style-name="T66">id</text:span>&gt;3cf04253-db0c-4d1d-8105-791472d88437&lt;/xrd:id&gt;</text:p>
      <text:p text:style-name="P71"><text:s text:c="8"/>&lt;xrd:<text:span text:style-name="T66">protocolVersion</text:span>&gt;4.0&lt;/xrd:protocolVersion&gt;</text:p>
      <text:p text:style-name="P71"/>
      <text:p text:style-name="P71"><text:s text:c="8"/>&lt;adit:infosysteem&gt;<text:span text:style-name="T70">KOV</text:span>&lt;/adit:infosysteem&gt;</text:p>
      <text:p text:style-name="P71"><text:s text:c="4"/>&lt;/soapenv:Header&gt;</text:p>
      <text:p text:style-name="P75"><text:soft-page-break/><text:s text:c="4"/>&lt;soapenv:Body&gt;</text:p>
      <text:p text:style-name="P75"><text:s text:c="8"/>&lt;adit:saveDocumentFile&gt;</text:p>
      <text:p text:style-name="P75"><text:s text:c="12"/>&lt;keha&gt;</text:p>
      <text:p text:style-name="P75"><text:s text:c="16"/>&lt;document_id&gt;45&lt;/document_id&gt;</text:p>
      <text:p text:style-name="P75"><text:s text:c="16"/>&lt;file href="cid:file"/&gt;</text:p>
      <text:p text:style-name="P75"><text:s text:c="12"/>&lt;/keha&gt;</text:p>
      <text:p text:style-name="P75"><text:s text:c="8"/>&lt;/adit:saveDocumentFile&gt;</text:p>
      <text:p text:style-name="P75"><text:s text:c="4"/>&lt;/soapenv:Body&gt;</text:p>
      <text:p text:style-name="P71">&lt;/soapenv:Envelope&gt;</text:p>
      <text:p text:style-name="P4"/>
      <text:p text:style-name="P4"/>
      <text:p text:style-name="P4">Päringu SOAP manuse parameetrid</text:p>
      <text:p text:style-name="P156"/>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Normal"><text:span text:style-name="Default_20_Paragraph_20_Font"><text:span text:style-name="T8">Nimi</text:span></text:span></text:p>
          </table:table-cell>
          <table:table-cell table:style-name="Table19.A1" office:value-type="string">
            <text:p text:style-name="Normal"><text:span text:style-name="Default_20_Paragraph_20_Font"><text:span text:style-name="T8">Kirjeldus</text:span></text:span></text:p>
          </table:table-cell>
          <table:table-cell table:style-name="Table19.C1" office:value-type="string">
            <text:p text:style-name="Normal"><text:span text:style-name="Default_20_Paragraph_20_Font"><text:span text:style-name="T8">Tüüp</text:span></text:span></text:p>
          </table:table-cell>
          <table:table-cell table:style-name="Table19.A1" office:value-type="string">
            <text:p text:style-name="Normal"><text:span text:style-name="Default_20_Paragraph_20_Font"><text:span text:style-name="T8">Väärtuse näide</text:span></text:span></text:p>
          </table:table-cell>
        </table:table-row>
        <table:table-row>
          <table:table-cell table:style-name="Table19.A1" office:value-type="string">
            <text:list xml:id="list150513516174357" text:continue-numbering="true" text:style-name="L2">
              <text:list-item>
                <text:p text:style-name="P248"><text:span text:style-name="Default_20_Paragraph_20_Font"><text:span text:style-name="T1">file</text:span></text:span></text:p>
              </text:list-item>
            </text:list>
          </table:table-cell>
          <table:table-cell table:style-name="Table19.A1" office:value-type="string">
            <text:p text:style-name="P4">Dokumendi faili andmed</text:p>
          </table:table-cell>
          <table:table-cell table:style-name="Table19.C1" office:value-type="string">
            <text:p text:style-name="P4"/>
          </table:table-cell>
          <table:table-cell table:style-name="Table19.A1" office:value-type="string">
            <text:p text:style-name="P4"/>
          </table:table-cell>
        </table:table-row>
        <table:table-row>
          <table:table-cell table:style-name="Table19.A1" office:value-type="string">
            <text:list xml:id="list150513852039313" text:continue-numbering="true" text:style-name="L2">
              <text:list-item>
                <text:p text:style-name="P248"><text:span text:style-name="Default_20_Paragraph_20_Font"><text:span text:style-name="T1">file.id</text:span></text:span></text:p>
              </text:list-item>
            </text:list>
          </table:table-cell>
          <table:table-cell table:style-name="Table19.A1" office:value-type="string">
            <text:p text:style-name="Normal"><text:span text:style-name="Default_20_Paragraph_20_Font"><text:span text:style-name="T2">Faili id (määratud juhul kui soovitakse muuta olemasolevat dokumendi faili)</text:span></text:span></text:p>
          </table:table-cell>
          <table:table-cell table:style-name="Table19.C1" office:value-type="string">
            <text:p text:style-name="P4">Integer</text:p>
          </table:table-cell>
          <table:table-cell table:style-name="Table19.A1" office:value-type="string">
            <text:p text:style-name="P4">56</text:p>
          </table:table-cell>
        </table:table-row>
        <table:table-row>
          <table:table-cell table:style-name="Table19.A1" office:value-type="string">
            <text:list xml:id="list150514985410687" text:continue-numbering="true" text:style-name="L2">
              <text:list-item>
                <text:p text:style-name="P248"><text:span text:style-name="Default_20_Paragraph_20_Font"><text:span text:style-name="T1">file.name</text:span></text:span></text:p>
              </text:list-item>
            </text:list>
          </table:table-cell>
          <table:table-cell table:style-name="Table19.A1" office:value-type="string">
            <text:p text:style-name="P4">Faili nimi koos laiendiga</text:p>
          </table:table-cell>
          <table:table-cell table:style-name="Table19.C1" office:value-type="string">
            <text:p text:style-name="P4">String</text:p>
          </table:table-cell>
          <table:table-cell table:style-name="Table19.A1" office:value-type="string">
            <text:p text:style-name="P4">Avaldus.txt</text:p>
          </table:table-cell>
        </table:table-row>
        <table:table-row>
          <table:table-cell table:style-name="Table19.A1" office:value-type="string">
            <text:list xml:id="list150513944021779" text:continue-numbering="true" text:style-name="L2">
              <text:list-item>
                <text:p text:style-name="P248"><text:span text:style-name="Default_20_Paragraph_20_Font"><text:span text:style-name="T1">file.content_type</text:span></text:span></text:p>
              </text:list-item>
            </text:list>
          </table:table-cell>
          <table:table-cell table:style-name="Table19.A1" office:value-type="string">
            <text:p text:style-name="P4">Faili MIME tüüp</text:p>
          </table:table-cell>
          <table:table-cell table:style-name="Table19.C1" office:value-type="string">
            <text:p text:style-name="P4">String</text:p>
          </table:table-cell>
          <table:table-cell table:style-name="Table19.A1" office:value-type="string">
            <text:p text:style-name="P4">Application/pdf</text:p>
          </table:table-cell>
        </table:table-row>
        <table:table-row>
          <table:table-cell table:style-name="Table19.A1" office:value-type="string">
            <text:list xml:id="list150513955469427" text:continue-numbering="true" text:style-name="L2">
              <text:list-item>
                <text:p text:style-name="P248"><text:span text:style-name="Default_20_Paragraph_20_Font"><text:span text:style-name="T1">file.description</text:span></text:span></text:p>
              </text:list-item>
            </text:list>
          </table:table-cell>
          <table:table-cell table:style-name="Table19.A1" office:value-type="string">
            <text:p text:style-name="P4">Faili pealkiri või kirjeldus</text:p>
          </table:table-cell>
          <table:table-cell table:style-name="Table19.C1" office:value-type="string">
            <text:p text:style-name="P4">String</text:p>
          </table:table-cell>
          <table:table-cell table:style-name="Table19.A1" office:value-type="string">
            <text:p text:style-name="P4">Avaldus Tallinna Linnavalitsusele</text:p>
          </table:table-cell>
        </table:table-row>
        <table:table-row>
          <table:table-cell table:style-name="Table19.A1" office:value-type="string">
            <text:list xml:id="list150514099314608" text:continue-numbering="true" text:style-name="L2">
              <text:list-item>
                <text:p text:style-name="P248"><text:span text:style-name="Default_20_Paragraph_20_Font"><text:span text:style-name="T1">file.size_bytes</text:span></text:span></text:p>
              </text:list-item>
            </text:list>
          </table:table-cell>
          <table:table-cell table:style-name="Table19.A1" office:value-type="string">
            <text:p text:style-name="P4">Faili suurus baitides</text:p>
          </table:table-cell>
          <table:table-cell table:style-name="Table19.C1" office:value-type="string">
            <text:p text:style-name="P4">Long</text:p>
          </table:table-cell>
          <table:table-cell table:style-name="Table19.A1" office:value-type="string">
            <text:p text:style-name="P4">300</text:p>
          </table:table-cell>
        </table:table-row>
        <table:table-row>
          <table:table-cell table:style-name="Table19.A1" office:value-type="string">
            <text:list xml:id="list150515297944083" text:continue-numbering="true" text:style-name="L2">
              <text:list-item>
                <text:p text:style-name="P248"><text:span text:style-name="Default_20_Paragraph_20_Font"><text:span text:style-name="T1">file.data</text:span></text:span></text:p>
              </text:list-item>
            </text:list>
          </table:table-cell>
          <table:table-cell table:style-name="Table19.A1" office:value-type="string">
            <text:p text:style-name="Normal"><text:span text:style-name="Default_20_Paragraph_20_Font"><text:span text:style-name="T2">Faili sisu Base64 kodeeringus</text:span></text:span></text:p>
          </table:table-cell>
          <table:table-cell table:style-name="Table19.C1" office:value-type="string">
            <text:p text:style-name="P4">String</text:p>
          </table:table-cell>
          <table:table-cell table:style-name="Table19.A1" office:value-type="string">
            <text:p text:style-name="Normal"><text:span text:style-name="Default_20_Paragraph_20_Font"><text:span text:style-name="T22">SvVnZXZhI…</text:span></text:span></text:p>
          </table:table-cell>
        </table:table-row>
      </table:table>
      <text:p text:style-name="P4"/>
      <text:p text:style-name="P4">Päringu SOAP manuse dekodeeritud sisu näide:</text:p>
      <text:p text:style-name="P156"/>
      <text:p text:style-name="P32">&lt;?xml version="1.0" encoding="utf-8"?&gt;</text:p>
      <text:p text:style-name="P32">&lt;saveDocumentFileAttachmentV1&gt;</text:p>
      <text:p text:style-name="P32"><text:s text:c="4"/>&lt;file&gt;</text:p>
      <text:p text:style-name="P32"><text:s text:c="8"/>&lt;id/&gt;</text:p>
      <text:p text:style-name="P32"><text:s text:c="8"/>&lt;name&gt;File1.txt&lt;/name&gt;</text:p>
      <text:p text:style-name="P32"><text:s text:c="8"/>&lt;content_type&gt;text/plain&lt;/content_type&gt;</text:p>
      <text:p text:style-name="P32"><text:s text:c="8"/>&lt;description&gt;SaveDocumentFile insert osa testimine&lt;/description&gt;</text:p>
      <text:p text:style-name="P32"><text:s text:c="8"/>&lt;data&gt;</text:p>
      <text:p text:style-name="P32"><text:s text:c="12"/>Q291cmFnZSBpcyByZXNpc3RhbmNlIHRvIGZlYXIsIG1hc3Rlcnkgb2YgZmVhciAt</text:p>
      <text:p text:style-name="P32"><text:s text:c="12"/>IG5vdCBhYnNlbmNlIG9mIGZlYXIuDQotLSBNYXJrIFR3YWluDQoNCkRvbid0IGdv</text:p>
      <text:p text:style-name="P32"><text:s text:c="12"/>IGFyb3VuZCBzYXlpbmcgdGhlIHdvcmxkIG93ZXMgeW91IGEgbGl2aW5nLiBUaGUg</text:p>
      <text:p text:style-name="P32"><text:s text:c="12"/>d29ybGQgb3dlcyB5b3Ugbm90aGluZy4gSXQgd2FzIGhlcmUgZmlyc3QuDQotLSBN</text:p>
      <text:p text:style-name="P32"><text:s text:c="12"/>YXJrIFR3YWluDQo=</text:p>
      <text:p text:style-name="P32"><text:s text:c="8"/>&lt;/data&gt;</text:p>
      <text:p text:style-name="P32"><text:s text:c="4"/>&lt;/file&gt;</text:p>
      <text:p text:style-name="P32">&lt;/saveDocumentFileAttachmentV1&gt;</text:p>
      <text:p text:style-name="P4"/>
      <text:p text:style-name="P4"/>
      <text:p text:style-name="P4"/>
      <text:p text:style-name="P4"/>
      <text:p text:style-name="P4"/>
      <text:p text:style-name="P13"><text:soft-page-break/>Päringu vastuse näide</text:p>
      <text:p text:style-name="P156"/>
      <text:p text:style-name="P166"><text:span text:style-name="T75">X-tee sõnumiprotokoll v</text:span><text:span text:style-name="T89">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EE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saveDocumentFile.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saveDocumentFileResponse&gt;</text:p>
      <text:p text:style-name="P32"><text:s text:c="9"/>&lt;paring&gt;</text:p>
      <text:p text:style-name="P32"><text:s text:c="12"/>&lt;document_id&gt;45&lt;/document_id&gt;</text:p>
      <text:p text:style-name="P32"><text:s text:c="12"/>&lt;file href="cid:file"/&gt;</text:p>
      <text:p text:style-name="P32"><text:s text:c="9"/>&lt;/paring&gt;</text:p>
      <text:p text:style-name="P32"><text:s text:c="9"/>&lt;keha&gt;</text:p>
      <text:p text:style-name="P32"><text:s text:c="12"/>&lt;success&gt;true&lt;/success&gt;</text:p>
      <text:p text:style-name="P32"><text:s text:c="12"/>&lt;messages&gt;</text:p>
      <text:p text:style-name="P32"><text:s text:c="15"/>&lt;message lang="en"&gt;Document file was successfully saved.&lt;/message&gt;</text:p>
      <text:p text:style-name="P32"><text:s text:c="12"/>&lt;/messages&gt;</text:p>
      <text:p text:style-name="P32"><text:s text:c="12"/>&lt;file_id&gt;14&lt;/file_id&gt;</text:p>
      <text:p text:style-name="P32"><text:s text:c="9"/>&lt;/keha&gt;</text:p>
      <text:p text:style-name="P32"><text:s text:c="6"/>&lt;/adit:saveDocumentFileResponse&gt;</text:p>
      <text:p text:style-name="P32"><text:s text:c="3"/>&lt;/SOAP-ENV:Body&gt;</text:p>
      <text:p text:style-name="P32">&lt;/SOAP-ENV:Envelope&gt;</text:p>
      <text:p text:style-name="P137"/>
      <text:p text:style-name="P166"><text:span text:style-name="T75">X-tee sõnumiprotokoll v</text:span><text:span text:style-name="T89">4</text:span><text:span text:style-name="T81">.</text:span><text:span text:style-name="T75">0</text:span></text:p>
      <text:p text:style-name="P72">&lt;<text:span text:style-name="T69">SOAP-ENV</text:span>:Envelope <text:span text:style-name="T69">xmlns:SOAP-ENV="http://schemas.xmlsoap.org/soap/envelope/"</text:span></text:p>
      <text:p text:style-name="P72"><text:tab/>xmlns:adit="http://producers.ametlikud-dokumendid.xtee.riik.ee/producer/ametlikud-dokumendid"</text:p>
      <text:p text:style-name="P72"><text:tab/>xmlns:xrd="http://x-road.eu/xsd/xroad.xsd"</text:p>
      <text:p text:style-name="P72"><text:tab/>xmlns:id="http://x-road.eu/xsd/identifiers"&gt;</text:p>
      <text:p text:style-name="P72"><text:s text:c="4"/>&lt;<text:span text:style-name="T69">SOAP-ENV</text:span>:Header&gt;</text:p>
      <text:p text:style-name="P72"><text:s text:c="8"/>&lt;xrd:<text:span text:style-name="T66">client</text:span> id:objectType="MEMBER"&gt;</text:p>
      <text:p text:style-name="P72"><text:s text:c="12"/>&lt;id:xRoadInstance&gt;EE&lt;/id:xRoadInstance&gt;</text:p>
      <text:p text:style-name="P72"><text:s text:c="12"/>&lt;id:memberClass&gt;BUSINESS&lt;/id:memberClass&gt;</text:p>
      <text:p text:style-name="P72"><text:s text:c="12"/>&lt;id:memberCode&gt;12345678&lt;/id:memberCode&gt;</text:p>
      <text:p text:style-name="P72"><text:s text:c="8"/>&lt;/xrd:<text:span text:style-name="T29">client</text:span>&gt;</text:p>
      <text:p text:style-name="P72"><text:s text:c="8"/>&lt;xrd:<text:span text:style-name="T66">service</text:span> id:objectType="SERVICE"&gt;</text:p>
      <text:p text:style-name="P72"><text:s text:c="12"/>&lt;id:xRoadInstance&gt;EE&lt;/id:xRoadInstance&gt;</text:p>
      <text:p text:style-name="P72"><text:s text:c="12"/>&lt;id:memberClass&gt;GOV&lt;/id:memberClass&gt;</text:p>
      <text:p text:style-name="P72"><text:s text:c="12"/>&lt;id:memberCode&gt;70006317&lt;/id:memberCode&gt;</text:p>
      <text:p text:style-name="P72"><text:s text:c="12"/>&lt;id:subsystemCode&gt;ametlikud-dokumendid&lt;/id:subsystemCode&gt;</text:p>
      <text:p text:style-name="P72"><text:s text:c="12"/>&lt;id:serviceCode&gt;saveDocumentFile&lt;/id:serviceCode&gt;</text:p>
      <text:p text:style-name="P72"><text:s text:c="12"/>&lt;id:serviceVersion&gt;v1&lt;/id:serviceVersion&gt;</text:p>
      <text:p text:style-name="P72"><text:s text:c="8"/>&lt;/xrd:<text:span text:style-name="T29">service</text:span>&gt;</text:p>
      <text:p text:style-name="P72"><text:s text:c="8"/>&lt;xrd:<text:span text:style-name="T66">userId</text:span>&gt;EE37901130250&lt;/xrd:userId&gt;</text:p>
      <text:p text:style-name="P72"><text:s text:c="8"/>&lt;xrd:<text:span text:style-name="T66">id</text:span>&gt;3cf04253-db0c-4d1d-8105-791472d88437&lt;/xrd:id&gt;</text:p>
      <text:p text:style-name="P72"><text:s text:c="8"/>&lt;xrd:<text:span text:style-name="T66">protocolVersion</text:span>&gt;4.0&lt;/xrd:protocolVersion&gt;</text:p>
      <text:p text:style-name="P72"><text:s text:c="4"/>&lt;/<text:span text:style-name="T69">SOAP-ENV</text:span>:Header&gt;</text:p>
      <text:p text:style-name="P72"><text:s text:c="4"/>&lt;SOAP-ENV:Body&gt;</text:p>
      <text:p text:style-name="P72"><text:s text:c="8"/>&lt;adit:saveDocumentFileResponse&gt;</text:p>
      <text:p text:style-name="P72"><text:s text:c="12"/>&lt;keha&gt;</text:p>
      <text:p text:style-name="P72"><text:soft-page-break/><text:s text:c="16"/>&lt;success&gt;true&lt;/success&gt;</text:p>
      <text:p text:style-name="P72"><text:s text:c="16"/>&lt;messages&gt;</text:p>
      <text:p text:style-name="P72"><text:s text:c="20"/>&lt;message lang="en"&gt;Document file was successfully saved.&lt;/message&gt;</text:p>
      <text:p text:style-name="P72"><text:s text:c="16"/>&lt;/messages&gt;</text:p>
      <text:p text:style-name="P72"><text:s text:c="16"/>&lt;file_id&gt;14&lt;/file_id&gt;</text:p>
      <text:p text:style-name="P72"><text:s text:c="12"/>&lt;/keha&gt;</text:p>
      <text:p text:style-name="P72"><text:s text:c="8"/>&lt;/adit:saveDocumentFileResponse&gt;</text:p>
      <text:p text:style-name="P72"><text:s text:c="4"/>&lt;/SOAP-ENV:Body&gt;</text:p>
      <text:p text:style-name="P72">&lt;/SOAP-ENV:Envelope&gt;</text:p>
      <text:h text:style-name="P254" text:outline-level="1"/>
      <text:h text:style-name="P254" text:outline-level="1"><text:bookmark-start text:name="_Toc269128815"/><text:bookmark-start text:name="__RefHeading___Toc55474_1250719955"/><text:bookmark-start text:name="_Toc269126597"/><text:bookmark-start text:name="_Toc269124333"/><text:bookmark-start text:name="_Toc269122891"/><text:bookmark-start text:name="_Toc269120574"/><text:bookmark-start text:name="_Toc269120305"/><text:bookmark-start text:name="_Toc270420743"/><text:bookmark-start text:name="_Toc270424927"/><text:bookmark-start text:name="_Toc271031530"/><text:bookmark-start text:name="_Toc271551509"/><text:bookmark-start text:name="_Toc271552504"/><text:bookmark-start text:name="_Toc271627637"/><text:bookmark-start text:name="_Toc273345932"/><text:bookmark-start text:name="_Toc273352539"/><text:bookmark-start text:name="_Toc290045523"/><text:bookmark-start text:name="_Toc290888212"/><text:bookmark-start text:name="_Toc310595929"/><text:bookmark-start text:name="_Toc379789493"/>DeflateDocument.v1<text:bookmark-end text:name="_Toc269128815"/><text:bookmark-end text:name="__RefHeading___Toc55474_1250719955"/><text:bookmark-end text:name="_Toc269126597"/><text:bookmark-end text:name="_Toc269124333"/><text:bookmark-end text:name="_Toc269122891"/><text:bookmark-end text:name="_Toc269120574"/><text:bookmark-end text:name="_Toc269120305"/><text:bookmark-end text:name="_Toc270420743"/><text:bookmark-end text:name="_Toc270424927"/><text:bookmark-end text:name="_Toc271031530"/><text:bookmark-end text:name="_Toc271551509"/><text:bookmark-end text:name="_Toc271552504"/><text:bookmark-end text:name="_Toc271627637"/><text:bookmark-end text:name="_Toc273345932"/><text:bookmark-end text:name="_Toc273352539"/><text:bookmark-end text:name="_Toc290045523"/><text:bookmark-end text:name="_Toc290888212"/><text:bookmark-end text:name="_Toc310595929"/><text:bookmark-end text:name="_Toc379789493"/></text:h>
      <text:p text:style-name="P6">Päring võimaldab tühjendada dokumendi failid – failide sisu kustutatakse ning asendatakse räsiga. See võimaldab hoida kokku kasutaja andmemahu limiiti. Päringu parameetriga „document_id“ määratakse ära, millise dokumendi faile tahetakse tühjendada.</text:p>
      <text:p text:style-name="P4"/>
      <text:p text:style-name="P4">Parameetrid</text:p>
      <table:table table:name="Table20" table:style-name="Table20">
        <table:table-column table:style-name="Table20.A"/>
        <table:table-column table:style-name="Table20.B" table:number-columns-repeated="2"/>
        <table:table-row>
          <table:table-cell table:style-name="Table20.A1" office:value-type="string">
            <text:p text:style-name="Normal"><text:span text:style-name="Default_20_Paragraph_20_Font"><text:span text:style-name="T8">Nimi</text:span></text:span></text:p>
          </table:table-cell>
          <table:table-cell table:style-name="Table20.A1" office:value-type="string">
            <text:p text:style-name="Normal"><text:span text:style-name="Default_20_Paragraph_20_Font"><text:span text:style-name="T8">Väärtuse tüüp</text:span></text:span></text:p>
          </table:table-cell>
          <table:table-cell table:style-name="Table20.A1" office:value-type="string">
            <text:p text:style-name="Normal"><text:span text:style-name="Default_20_Paragraph_20_Font"><text:span text:style-name="T8">Väärtuse näide</text:span></text:span></text:p>
          </table:table-cell>
        </table:table-row>
        <table:table-row>
          <table:table-cell table:style-name="Table20.A1" office:value-type="string">
            <text:p text:style-name="Normal"><text:span text:style-name="Default_20_Paragraph_20_Font"><text:span text:style-name="T1">Document_id</text:span></text:span></text:p>
          </table:table-cell>
          <table:table-cell table:style-name="Table20.A1" office:value-type="string">
            <text:p text:style-name="Normal"><text:span text:style-name="Default_20_Paragraph_20_Font"><text:span text:style-name="T1">Integer</text:span></text:span></text:p>
          </table:table-cell>
          <table:table-cell table:style-name="Table20.A1" office:value-type="string">
            <text:p text:style-name="Normal"><text:span text:style-name="Default_20_Paragraph_20_Font"><text:span text:style-name="T1">44</text:span></text:span></text:p>
          </table:table-cell>
        </table:table-row>
      </table:table>
      <text:p text:style-name="P4"/>
      <text:p text:style-name="P4"/>
      <text:p text:style-name="P13">Päringu näide</text:p>
      <text:p text:style-name="P156"/>
      <text:p text:style-name="P167"><text:span text:style-name="T75">X-tee sõnumiprotokoll v</text:span><text:span text:style-name="T90">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deflateDocument.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deflateDocument&gt;</text:p>
      <text:p text:style-name="P32"><text:s text:c="9"/>&lt;keha&gt;</text:p>
      <text:p text:style-name="P32"><text:s text:c="12"/>&lt;document_id&gt;44&lt;/document_id&gt;</text:p>
      <text:p text:style-name="P32"><text:s text:c="9"/>&lt;/keha&gt;</text:p>
      <text:p text:style-name="P32"><text:s text:c="6"/>&lt;/adit:deflateDocument&gt;</text:p>
      <text:p text:style-name="P32"><text:s text:c="3"/>&lt;/soapenv:Body&gt;</text:p>
      <text:p text:style-name="P32">&lt;/soapenv:Envelope&gt;</text:p>
      <text:p text:style-name="P126"/>
      <text:p text:style-name="P167"><text:span text:style-name="T75">X-tee sõnumiprotokoll v</text:span><text:span text:style-name="T90">4</text:span><text:span text:style-name="T81">.</text:span><text:span text:style-name="T75">0</text:span></text:p>
      <text:p text:style-name="P78">&lt;soapenv:Envelope xmlns:soapenv="http://schemas.xmlsoap.org/soap/envelope/"</text:p>
      <text:p text:style-name="P78"><text:tab/>xmlns:adit="http://producers.ametlikud-dokumendid.xtee.riik.ee/producer/ametlikud-dokumendid"</text:p>
      <text:p text:style-name="P78"><text:tab/>xmlns:xrd="http://x-road.eu/xsd/xroad.xsd"</text:p>
      <text:p text:style-name="P78"><text:tab/>xmlns:id="http://x-road.eu/xsd/identifiers"&gt;</text:p>
      <text:p text:style-name="P78"><text:s text:c="4"/>&lt;soapenv:Header&gt;</text:p>
      <text:p text:style-name="P78"><text:s text:c="8"/>&lt;xrd:<text:span text:style-name="T66">client</text:span> id:objectType="MEMBER"&gt;</text:p>
      <text:p text:style-name="P78"><text:s text:c="12"/>&lt;id:xRoadInstance&gt;EE&lt;/id:xRoadInstance&gt;</text:p>
      <text:p text:style-name="P78"><text:s text:c="12"/>&lt;id:memberClass&gt;BUSINESS&lt;/id:memberClass&gt;</text:p>
      <text:p text:style-name="P78"><text:soft-page-break/><text:s text:c="12"/>&lt;id:memberCode&gt;12345678&lt;/id:memberCode&gt;</text:p>
      <text:p text:style-name="P78"><text:s text:c="8"/>&lt;/xrd:client&gt;</text:p>
      <text:p text:style-name="P78"><text:s text:c="8"/>&lt;xrd:<text:span text:style-name="T66">service</text:span> id:objectType="SERVICE"&gt;</text:p>
      <text:p text:style-name="P78"><text:s text:c="12"/>&lt;id:xRoadInstance&gt;EE&lt;/id:xRoadInstance&gt;</text:p>
      <text:p text:style-name="P78"><text:s text:c="12"/>&lt;id:memberClass&gt;GOV&lt;/id:memberClass&gt;</text:p>
      <text:p text:style-name="P78"><text:s text:c="12"/>&lt;id:memberCode&gt;70006317&lt;/id:memberCode&gt;</text:p>
      <text:p text:style-name="P78"><text:tab/><text:tab/><text:tab/></text:p>
      <text:p text:style-name="P78"><text:s text:c="12"/>&lt;id:subsystemCode&gt;ametlikud-dokumendid&lt;/id:subsystemCode&gt;</text:p>
      <text:p text:style-name="P78"><text:s text:c="12"/>&lt;id:serviceCode&gt;deflateDocument&lt;/id:serviceCode&gt;</text:p>
      <text:p text:style-name="P78"><text:s text:c="12"/>&lt;id:serviceVersion&gt;v1&lt;/id:serviceVersion&gt;</text:p>
      <text:p text:style-name="P78"><text:s text:c="8"/>&lt;/xrd:service&gt;</text:p>
      <text:p text:style-name="P78"><text:s text:c="8"/>&lt;xrd:<text:span text:style-name="T66">userId</text:span>&gt;EE37901130250&lt;/xrd:userId&gt;</text:p>
      <text:p text:style-name="P78"><text:s text:c="8"/>&lt;xrd:<text:span text:style-name="T66">id</text:span>&gt;3cf04253-db0c-4d1d-8105-791472d88437&lt;/xrd:id&gt;</text:p>
      <text:p text:style-name="P78"><text:s text:c="8"/>&lt;xrd:<text:span text:style-name="T66">protocolVersion</text:span>&gt;4.0&lt;/xrd:protocolVersion&gt;</text:p>
      <text:p text:style-name="P78"/>
      <text:p text:style-name="P78"><text:s text:c="8"/>&lt;adit:infosysteem&gt;KOV&lt;/adit:infosysteem&gt;</text:p>
      <text:p text:style-name="P78"><text:s text:c="4"/>&lt;/soapenv:Header&gt;</text:p>
      <text:p text:style-name="P78"><text:s text:c="4"/>&lt;soapenv:Body&gt;</text:p>
      <text:p text:style-name="P78"><text:s text:c="8"/>&lt;adit:deflateDocument&gt;</text:p>
      <text:p text:style-name="P78"><text:s text:c="12"/>&lt;keha&gt;</text:p>
      <text:p text:style-name="P78"><text:s text:c="16"/>&lt;document_id&gt;44&lt;/document_id&gt;</text:p>
      <text:p text:style-name="P78"><text:s text:c="12"/>&lt;/keha&gt;</text:p>
      <text:p text:style-name="P78"><text:s text:c="8"/>&lt;/adit:deflateDocument&gt;</text:p>
      <text:p text:style-name="P78"><text:s text:c="4"/>&lt;/soapenv:Body&gt;</text:p>
      <text:p text:style-name="P78">&lt;/soapenv:Envelope&gt;</text:p>
      <text:p text:style-name="P4"/>
      <text:p text:style-name="P4"/>
      <text:p text:style-name="P13">Päringu vastuse näide</text:p>
      <text:p text:style-name="P156"/>
      <text:p text:style-name="P168"><text:span text:style-name="T75">X-tee sõnumiprotokoll v</text:span><text:span text:style-name="T90">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deflateDocumen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deflateDocumentResponse&gt;</text:p>
      <text:p text:style-name="P32"><text:s text:c="9"/>&lt;paring&gt;</text:p>
      <text:p text:style-name="P32"><text:s text:c="12"/>&lt;document_id&gt;44&lt;/document_id&gt;</text:p>
      <text:p text:style-name="P32"><text:s text:c="9"/>&lt;/paring&gt;</text:p>
      <text:p text:style-name="P32"><text:s text:c="9"/>&lt;keha&gt;</text:p>
      <text:p text:style-name="P32"><text:s text:c="12"/>&lt;success&gt;true&lt;/success&gt;</text:p>
      <text:p text:style-name="P32"><text:s text:c="12"/>&lt;messages&gt;</text:p>
      <text:p text:style-name="P32"><text:s text:c="15"/>&lt;message lang="en"&gt;Document was successfully deflated&lt;/message&gt;</text:p>
      <text:p text:style-name="P32"><text:s text:c="12"/>&lt;/messages&gt;</text:p>
      <text:p text:style-name="P32"><text:s text:c="9"/>&lt;/keha&gt;</text:p>
      <text:p text:style-name="P32"><text:s text:c="6"/>&lt;/adit:DeflateDocumentResponse&gt;</text:p>
      <text:p text:style-name="P32"><text:s text:c="3"/>&lt;/SOAP-ENV:Body&gt;</text:p>
      <text:p text:style-name="P32">&lt;/SOAP-ENV:Envelope&gt;</text:p>
      <text:p text:style-name="P138"/>
      <text:p text:style-name="P138"/>
      <text:p text:style-name="P168"><text:soft-page-break/><text:span text:style-name="T75">X-tee sõnumiprotokoll v</text:span><text:span text:style-name="T91">4</text:span><text:span text:style-name="T81">.</text:span><text:span text:style-name="T75">0</text:span></text:p>
      <text:p text:style-name="P182">&lt;<text:span text:style-name="T69">SOAP-ENV</text:span>:Envelope <text:span text:style-name="T69">xmlns:SOAP-ENV="http://schemas.xmlsoap.org/soap/envelope/"</text:span></text:p>
      <text:p text:style-name="P182"><text:tab/>xmlns:adit="http://producers.ametlikud-dokumendid.xtee.riik.ee/producer/ametlikud-dokumendid"</text:p>
      <text:p text:style-name="P182"><text:tab/>xmlns:xrd="http://x-road.eu/xsd/xroad.xsd"</text:p>
      <text:p text:style-name="P182"><text:tab/>xmlns:id="http://x-road.eu/xsd/identifiers"&gt;</text:p>
      <text:p text:style-name="P182"><text:s text:c="4"/>&lt;<text:span text:style-name="T69">SOAP-ENV</text:span>:Header&gt;</text:p>
      <text:p text:style-name="P182"><text:s text:c="8"/>&lt;xrd:<text:span text:style-name="T66">client</text:span> id:objectType="MEMBER"&gt;</text:p>
      <text:p text:style-name="P182"><text:s text:c="12"/>&lt;id:xRoadInstance&gt;EE&lt;/id:xRoadInstance&gt;</text:p>
      <text:p text:style-name="P182"><text:s text:c="12"/>&lt;id:memberClass&gt;BUSINESS&lt;/id:memberClass&gt;</text:p>
      <text:p text:style-name="P182"><text:s text:c="12"/>&lt;id:memberCode&gt;12345678&lt;/id:memberCode&gt;</text:p>
      <text:p text:style-name="P182"><text:s text:c="8"/>&lt;/xrd:<text:span text:style-name="T29">client</text:span>&gt;</text:p>
      <text:p text:style-name="P182"><text:s text:c="8"/>&lt;xrd:<text:span text:style-name="T66">service</text:span> id:objectType="SERVICE"&gt;</text:p>
      <text:p text:style-name="P182"><text:s text:c="12"/>&lt;id:xRoadInstance&gt;EE&lt;/id:xRoadInstance&gt;</text:p>
      <text:p text:style-name="P182"><text:s text:c="12"/>&lt;id:memberClass&gt;GOV&lt;/id:memberClass&gt;</text:p>
      <text:p text:style-name="P182"><text:s text:c="12"/>&lt;id:memberCode&gt;70006317&lt;/id:memberCode&gt;</text:p>
      <text:p text:style-name="P182"><text:s text:c="12"/>&lt;id:subsystemCode&gt;ametlikud-dokumendid&lt;/id:subsystemCode&gt;</text:p>
      <text:p text:style-name="P182"><text:s text:c="12"/>&lt;id:serviceCode&gt;<text:span text:style-name="T128">deflateDocument</text:span>&lt;/id:serviceCode&gt;</text:p>
      <text:p text:style-name="P182"><text:s text:c="12"/>&lt;id:serviceVersion&gt;v1&lt;/id:serviceVersion&gt;</text:p>
      <text:p text:style-name="P182"><text:s text:c="8"/>&lt;/xrd:<text:span text:style-name="T29">service</text:span>&gt;</text:p>
      <text:p text:style-name="P182"><text:s text:c="8"/>&lt;xrd:<text:span text:style-name="T66">userId</text:span>&gt;EE37901130250&lt;/xrd:userId&gt;</text:p>
      <text:p text:style-name="P182"><text:s text:c="8"/>&lt;xrd:<text:span text:style-name="T66">id</text:span>&gt;3cf04253-db0c-4d1d-8105-791472d88437&lt;/xrd:id&gt;</text:p>
      <text:p text:style-name="P182"><text:s text:c="8"/>&lt;xrd:<text:span text:style-name="T66">protocolVersion</text:span>&gt;4.0&lt;/xrd:protocolVersion&gt;</text:p>
      <text:p text:style-name="P182"><text:s text:c="4"/>&lt;/<text:span text:style-name="T69">SOAP-ENV</text:span>:Header&gt;</text:p>
      <text:p text:style-name="P79"><text:s text:c="4"/>&lt;SOAP-ENV:Body&gt;</text:p>
      <text:p text:style-name="P79"><text:s text:c="8"/>&lt;adit:deflateDocumentResponse&gt;</text:p>
      <text:p text:style-name="P79"><text:s text:c="12"/>&lt;keha&gt;</text:p>
      <text:p text:style-name="P79"><text:s text:c="16"/>&lt;success&gt;true&lt;/success&gt;</text:p>
      <text:p text:style-name="P79"><text:s text:c="16"/>&lt;messages&gt;</text:p>
      <text:p text:style-name="P79"><text:s text:c="20"/>&lt;message lang="en"&gt;Document was successfully deflated&lt;/message&gt;</text:p>
      <text:p text:style-name="P79"><text:s text:c="16"/>&lt;/messages&gt;</text:p>
      <text:p text:style-name="P79"><text:s text:c="12"/>&lt;/keha&gt;</text:p>
      <text:p text:style-name="P79"><text:s text:c="8"/>&lt;/adit:DeflateDocumentResponse&gt;</text:p>
      <text:p text:style-name="P79"><text:s text:c="4"/>&lt;/SOAP-ENV:Body&gt;</text:p>
      <text:p text:style-name="P80">&lt;/SOAP-ENV:Envelope&gt;</text:p>
      <text:h text:style-name="P253" text:outline-level="1"/>
      <text:h text:style-name="P253" text:outline-level="1"><text:bookmark-start text:name="_Toc379789494"/><text:bookmark-start text:name="_Toc310595930"/><text:bookmark-start text:name="_Toc290888213"/><text:bookmark-start text:name="_Toc290045524"/><text:bookmark-start text:name="_Toc273352540"/><text:bookmark-start text:name="_Toc273345933"/><text:bookmark-start text:name="_Toc271627638"/><text:bookmark-start text:name="_Toc271552505"/><text:bookmark-start text:name="_Toc271551510"/><text:bookmark-start text:name="_Toc271031531"/><text:bookmark-start text:name="_Toc270424928"/><text:bookmark-start text:name="_Toc270420744"/><text:bookmark-start text:name="_Toc269120306"/><text:bookmark-start text:name="_Toc269120575"/><text:bookmark-start text:name="_Toc269122892"/><text:bookmark-start text:name="_Toc269124334"/><text:bookmark-start text:name="_Toc269126598"/><text:bookmark-start text:name="__RefHeading___Toc55476_1250719955"/><text:bookmark-start text:name="_Toc269128816"/>DeleteDocument.v1<text:bookmark-end text:name="_Toc379789494"/><text:bookmark-end text:name="_Toc310595930"/><text:bookmark-end text:name="_Toc290888213"/><text:bookmark-end text:name="_Toc290045524"/><text:bookmark-end text:name="_Toc273352540"/><text:bookmark-end text:name="_Toc273345933"/><text:bookmark-end text:name="_Toc271627638"/><text:bookmark-end text:name="_Toc271552505"/><text:bookmark-end text:name="_Toc271551510"/><text:bookmark-end text:name="_Toc271031531"/><text:bookmark-end text:name="_Toc270424928"/><text:bookmark-end text:name="_Toc270420744"/><text:bookmark-end text:name="_Toc269120306"/><text:bookmark-end text:name="_Toc269120575"/><text:bookmark-end text:name="_Toc269122892"/><text:bookmark-end text:name="_Toc269124334"/><text:bookmark-end text:name="_Toc269126598"/><text:bookmark-end text:name="__RefHeading___Toc55476_1250719955"/><text:bookmark-end text:name="_Toc269128816"/></text:h>
      <text:p text:style-name="P29"><text:span text:style-name="Default_20_Paragraph_20_Font"><text:span text:style-name="T2">Päring võimaldab kustutada dokumendi – märkida dokumendi kustutatuks. Dokumendi failide sisu kustutatakse ning asendatakse räsiga.</text:span></text:span></text:p>
      <text:p text:style-name="P4"/>
      <text:p text:style-name="P4">Parameetrid</text:p>
      <table:table table:name="Table21" table:style-name="Table21">
        <table:table-column table:style-name="Table21.A"/>
        <table:table-column table:style-name="Table21.B" table:number-columns-repeated="2"/>
        <table:table-row>
          <table:table-cell table:style-name="Table21.A1" office:value-type="string">
            <text:p text:style-name="Normal"><text:span text:style-name="Default_20_Paragraph_20_Font"><text:span text:style-name="T8">Nimi</text:span></text:span></text:p>
          </table:table-cell>
          <table:table-cell table:style-name="Table21.A1" office:value-type="string">
            <text:p text:style-name="Normal"><text:span text:style-name="Default_20_Paragraph_20_Font"><text:span text:style-name="T8">Väärtuse tüüp</text:span></text:span></text:p>
          </table:table-cell>
          <table:table-cell table:style-name="Table21.A1" office:value-type="string">
            <text:p text:style-name="Normal"><text:span text:style-name="Default_20_Paragraph_20_Font"><text:span text:style-name="T8">Väärtuse näide</text:span></text:span></text:p>
          </table:table-cell>
        </table:table-row>
        <table:table-row>
          <table:table-cell table:style-name="Table21.A1" office:value-type="string">
            <text:p text:style-name="Normal"><text:span text:style-name="Default_20_Paragraph_20_Font"><text:span text:style-name="T1">Document_id</text:span></text:span></text:p>
          </table:table-cell>
          <table:table-cell table:style-name="Table21.A1" office:value-type="string">
            <text:p text:style-name="Normal"><text:span text:style-name="Default_20_Paragraph_20_Font"><text:span text:style-name="T1">Integer</text:span></text:span></text:p>
          </table:table-cell>
          <table:table-cell table:style-name="Table21.A1" office:value-type="string">
            <text:p text:style-name="Normal"><text:span text:style-name="Default_20_Paragraph_20_Font"><text:span text:style-name="T1">44</text:span></text:span></text:p>
          </table:table-cell>
        </table:table-row>
      </table:table>
      <text:p text:style-name="P13">Päringu näide</text:p>
      <text:p text:style-name="P156"/>
      <text:p text:style-name="P169"><text:span text:style-name="T75">X-tee sõnumiprotokoll v</text:span><text:span text:style-name="T92">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deleteDocument.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oft-page-break/><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deleteDocument&gt;</text:p>
      <text:p text:style-name="P32"><text:s text:c="9"/>&lt;keha&gt;</text:p>
      <text:p text:style-name="P32"><text:s text:c="12"/>&lt;document_id&gt;45&lt;/document_id&gt;</text:p>
      <text:p text:style-name="P32"><text:s text:c="9"/>&lt;/keha&gt;</text:p>
      <text:p text:style-name="P32"><text:s text:c="6"/>&lt;/adit:deleteDocument&gt;</text:p>
      <text:p text:style-name="P32"><text:s text:c="3"/>&lt;/soapenv:Body&gt;</text:p>
      <text:p text:style-name="P32">&lt;/soapenv:Envelope&gt;</text:p>
      <text:p text:style-name="P4"/>
      <text:p text:style-name="P169"><text:span text:style-name="T75">X-tee sõnumiprotokoll v</text:span><text:span text:style-name="T92">4</text:span><text:span text:style-name="T81">.</text:span><text:span text:style-name="T75">0</text:span></text:p>
      <text:p text:style-name="P183">&lt;soapenv:Envelope xmlns:soapenv="http://schemas.xmlsoap.org/soap/envelope/"</text:p>
      <text:p text:style-name="P183"><text:tab/>xmlns:adit="http://producers.ametlikud-dokumendid.xtee.riik.ee/producer/ametlikud-dokumendid"</text:p>
      <text:p text:style-name="P183"><text:tab/>xmlns:xrd="http://x-road.eu/xsd/xroad.xsd"</text:p>
      <text:p text:style-name="P183"><text:tab/>xmlns:id="http://x-road.eu/xsd/identifiers"&gt;</text:p>
      <text:p text:style-name="P183"><text:s text:c="4"/>&lt;soapenv:Header&gt;</text:p>
      <text:p text:style-name="P183"><text:s text:c="8"/>&lt;xrd:<text:span text:style-name="T66">client</text:span> id:objectType="MEMBER"&gt;</text:p>
      <text:p text:style-name="P183"><text:s text:c="12"/>&lt;id:xRoadInstance&gt;EE&lt;/id:xRoadInstance&gt;</text:p>
      <text:p text:style-name="P183"><text:s text:c="12"/>&lt;id:memberClass&gt;BUSINESS&lt;/id:memberClass&gt;</text:p>
      <text:p text:style-name="P183"><text:s text:c="12"/>&lt;id:memberCode&gt;12345678&lt;/id:memberCode&gt;</text:p>
      <text:p text:style-name="P183"><text:s text:c="8"/>&lt;/xrd:<text:span text:style-name="T29">client</text:span>&gt;</text:p>
      <text:p text:style-name="P183"><text:s text:c="8"/>&lt;xrd:<text:span text:style-name="T66">service</text:span> id:objectType="SERVICE"&gt;</text:p>
      <text:p text:style-name="P183"><text:s text:c="12"/>&lt;id:xRoadInstance&gt;EE&lt;/id:xRoadInstance&gt;</text:p>
      <text:p text:style-name="P183"><text:s text:c="12"/>&lt;id:memberClass&gt;GOV&lt;/id:memberClass&gt;</text:p>
      <text:p text:style-name="P183"><text:s text:c="12"/>&lt;id:memberCode&gt;70006317&lt;/id:memberCode&gt;</text:p>
      <text:p text:style-name="P183"><text:tab/><text:tab/><text:tab/></text:p>
      <text:p text:style-name="P183"><text:s text:c="12"/>&lt;id:subsystemCode&gt;ametlikud-dokumendid&lt;/id:subsystemCode&gt;</text:p>
      <text:p text:style-name="P184"><text:s text:c="12"/>&lt;id:serviceCode&gt;<text:span text:style-name="T127">deleteDocument</text:span>&lt;/id:serviceCode&gt;</text:p>
      <text:p text:style-name="P183"><text:s text:c="12"/>&lt;id:serviceVersion&gt;v1&lt;/id:serviceVersion&gt;</text:p>
      <text:p text:style-name="P183"><text:s text:c="8"/>&lt;/xrd:<text:span text:style-name="T29">service</text:span>&gt;</text:p>
      <text:p text:style-name="P183"><text:s text:c="8"/>&lt;xrd:<text:span text:style-name="T66">userId</text:span>&gt;EE37901130250&lt;/xrd:userId&gt;</text:p>
      <text:p text:style-name="P183"><text:s text:c="8"/>&lt;xrd:<text:span text:style-name="T66">id</text:span>&gt;3cf04253-db0c-4d1d-8105-791472d88437&lt;/xrd:id&gt;</text:p>
      <text:p text:style-name="P183"><text:s text:c="8"/>&lt;xrd:<text:span text:style-name="T66">protocolVersion</text:span>&gt;4.0&lt;/xrd:protocolVersion&gt;</text:p>
      <text:p text:style-name="P183"/>
      <text:p text:style-name="P183"><text:s text:c="8"/>&lt;adit:infosysteem&gt;<text:span text:style-name="T70">KOV</text:span>&lt;/adit:infosysteem&gt;</text:p>
      <text:p text:style-name="P183"><text:s text:c="4"/>&lt;/soapenv:Header&gt;</text:p>
      <text:p text:style-name="P39"><text:s/><text:span text:style-name="T72"><text:s text:c="3"/>&lt;soapenv:Body&gt;</text:span></text:p>
      <text:p text:style-name="P76"><text:s text:c="8"/>&lt;adit:deleteDocument&gt;</text:p>
      <text:p text:style-name="P76"><text:s text:c="12"/>&lt;keha&gt;</text:p>
      <text:p text:style-name="P76"><text:s text:c="16"/>&lt;document_id&gt;45&lt;/document_id&gt;</text:p>
      <text:p text:style-name="P76"><text:s text:c="12"/>&lt;/keha&gt;</text:p>
      <text:p text:style-name="P76"><text:s text:c="8"/>&lt;/adit:deleteDocument&gt;</text:p>
      <text:p text:style-name="P76"><text:s text:c="4"/>&lt;/soapenv:Body&gt;</text:p>
      <text:p text:style-name="P77">&lt;/soapenv:Envelope&gt;</text:p>
      <text:p text:style-name="P14"/>
      <text:p text:style-name="P14"/>
      <text:p text:style-name="P13">Päringu vastuse näide</text:p>
      <text:p text:style-name="P179"/>
      <text:p text:style-name="P170"><text:span text:style-name="T75">X-tee sõnumiprotokoll v</text:span><text:span text:style-name="T92">2</text:span><text:span text:style-name="T81">.</text:span><text:span text:style-name="T75">0</text:span></text:p>
      <text:p text:style-name="P4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oft-page-break/><text:s text:c="6"/>&lt;xtee:isikukood xsi:type="xsd:string"&gt;EE38407089745&lt;/xtee:isikukood&gt;</text:p>
      <text:p text:style-name="P32"><text:s text:c="6"/>&lt;xtee:id xsi:type="xsd:string"&gt;00000000000000&lt;/xtee:id&gt;</text:p>
      <text:p text:style-name="P32"><text:s text:c="6"/>&lt;xtee:nimi xsi:type="xsd:string"&gt;ametlikud-dokumendid.deleteDocumen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deleteDocumentResponse&gt;</text:p>
      <text:p text:style-name="P32"><text:s text:c="9"/>&lt;paring&gt;</text:p>
      <text:p text:style-name="P32"><text:s text:c="12"/>&lt;document_id&gt;45&lt;/document_id&gt;</text:p>
      <text:p text:style-name="P32"><text:s text:c="9"/>&lt;/paring&gt;</text:p>
      <text:p text:style-name="P32"><text:s text:c="9"/>&lt;keha&gt;</text:p>
      <text:p text:style-name="P32"><text:s text:c="12"/>&lt;success&gt;true&lt;/success&gt;</text:p>
      <text:p text:style-name="P32"><text:s text:c="12"/>&lt;messages&gt;</text:p>
      <text:p text:style-name="P32"><text:s text:c="15"/>&lt;message lang="en"&gt;Document was successfully deleted.&lt;/message&gt;</text:p>
      <text:p text:style-name="P32"><text:s text:c="12"/>&lt;/messages&gt;</text:p>
      <text:p text:style-name="P32"><text:s text:c="9"/>&lt;/keha&gt;</text:p>
      <text:p text:style-name="P32"><text:s text:c="6"/>&lt;/adit:deleteDocumentResponse&gt;</text:p>
      <text:p text:style-name="P32"><text:s text:c="3"/>&lt;/SOAP-ENV:Body&gt;</text:p>
      <text:p text:style-name="P32">&lt;/SOAP-ENV:Envelope&gt;</text:p>
      <text:p text:style-name="P139"/>
      <text:p text:style-name="P170"><text:span text:style-name="T75">X-tee sõnumiprotokoll v</text:span><text:span text:style-name="T93">4</text:span><text:span text:style-name="T81">.</text:span><text:span text:style-name="T75">0</text:span></text:p>
      <text:p text:style-name="P185">&lt;<text:span text:style-name="T69">SOAP-ENV</text:span>:Envelope <text:span text:style-name="T69">xmlns:SOAP-ENV="http://schemas.xmlsoap.org/soap/envelope/"</text:span></text:p>
      <text:p text:style-name="P185"><text:tab/>xmlns:adit="http://producers.ametlikud-dokumendid.xtee.riik.ee/producer/ametlikud-dokumendid"</text:p>
      <text:p text:style-name="P185"><text:tab/>xmlns:xrd="http://x-road.eu/xsd/xroad.xsd"</text:p>
      <text:p text:style-name="P185"><text:tab/>xmlns:id="http://x-road.eu/xsd/identifiers"&gt;</text:p>
      <text:p text:style-name="P185"><text:s text:c="4"/>&lt;<text:span text:style-name="T69">SOAP-ENV</text:span>:Header&gt;</text:p>
      <text:p text:style-name="P185"><text:s text:c="8"/>&lt;xrd:<text:span text:style-name="T66">client</text:span> id:objectType="MEMBER"&gt;</text:p>
      <text:p text:style-name="P185"><text:s text:c="12"/>&lt;id:xRoadInstance&gt;EE&lt;/id:xRoadInstance&gt;</text:p>
      <text:p text:style-name="P185"><text:s text:c="12"/>&lt;id:memberClass&gt;BUSINESS&lt;/id:memberClass&gt;</text:p>
      <text:p text:style-name="P185"><text:s text:c="12"/>&lt;id:memberCode&gt;12345678&lt;/id:memberCode&gt;</text:p>
      <text:p text:style-name="P185"><text:s text:c="8"/>&lt;/xrd:<text:span text:style-name="T29">client</text:span>&gt;</text:p>
      <text:p text:style-name="P185"><text:s text:c="8"/>&lt;xrd:<text:span text:style-name="T66">service</text:span> id:objectType="SERVICE"&gt;</text:p>
      <text:p text:style-name="P185"><text:s text:c="12"/>&lt;id:xRoadInstance&gt;EE&lt;/id:xRoadInstance&gt;</text:p>
      <text:p text:style-name="P185"><text:s text:c="12"/>&lt;id:memberClass&gt;GOV&lt;/id:memberClass&gt;</text:p>
      <text:p text:style-name="P185"><text:s text:c="12"/>&lt;id:memberCode&gt;70006317&lt;/id:memberCode&gt;</text:p>
      <text:p text:style-name="P185"><text:s text:c="12"/>&lt;id:subsystemCode&gt;ametlikud-dokumendid&lt;/id:subsystemCode&gt;</text:p>
      <text:p text:style-name="P185"><text:s text:c="12"/>&lt;id:serviceCode&gt;deleteDocument&lt;/id:serviceCode&gt;</text:p>
      <text:p text:style-name="P185"><text:s text:c="12"/>&lt;id:serviceVersion&gt;v1&lt;/id:serviceVersion&gt;</text:p>
      <text:p text:style-name="P185"><text:s text:c="8"/>&lt;/xrd:<text:span text:style-name="T29">service</text:span>&gt;</text:p>
      <text:p text:style-name="P185"><text:s text:c="8"/>&lt;xrd:<text:span text:style-name="T66">userId</text:span>&gt;EE37901130250&lt;/xrd:userId&gt;</text:p>
      <text:p text:style-name="P185"><text:s text:c="8"/>&lt;xrd:<text:span text:style-name="T66">id</text:span>&gt;3cf04253-db0c-4d1d-8105-791472d88437&lt;/xrd:id&gt;</text:p>
      <text:p text:style-name="P185"><text:s text:c="8"/>&lt;xrd:<text:span text:style-name="T66">protocolVersion</text:span>&gt;4.0&lt;/xrd:protocolVersion&gt;</text:p>
      <text:p text:style-name="P185"><text:s text:c="4"/>&lt;/<text:span text:style-name="T69">SOAP-ENV</text:span>:Header&gt;</text:p>
      <text:p text:style-name="P185"><text:s text:c="4"/>&lt;SOAP-ENV:Body&gt;</text:p>
      <text:p text:style-name="P185"><text:s text:c="8"/>&lt;adit:deleteDocumentResponse&gt;</text:p>
      <text:p text:style-name="P185"><text:s text:c="12"/>&lt;keha&gt;</text:p>
      <text:p text:style-name="P185"><text:s text:c="16"/>&lt;success&gt;true&lt;/success&gt;</text:p>
      <text:p text:style-name="P185"><text:s text:c="16"/>&lt;messages&gt;</text:p>
      <text:p text:style-name="P185"><text:s text:c="20"/>&lt;message lang="en"&gt;Document was successfully deleted.&lt;/message&gt;</text:p>
      <text:p text:style-name="P185"><text:s text:c="16"/>&lt;/messages&gt;</text:p>
      <text:p text:style-name="P185"><text:s text:c="12"/>&lt;/keha&gt;</text:p>
      <text:p text:style-name="P185"><text:s text:c="8"/>&lt;/adit:deleteDocumentResponse&gt;</text:p>
      <text:p text:style-name="P185"><text:s text:c="4"/>&lt;/SOAP-ENV:Body&gt;</text:p>
      <text:p text:style-name="P185">&lt;/SOAP-ENV:Envelope&gt;</text:p>
      <text:h text:style-name="P253" text:outline-level="1"><text:bookmark-start text:name="_Toc379789495"/><text:bookmark-start text:name="_Toc310595931"/><text:bookmark-start text:name="_Toc290888214"/><text:bookmark-start text:name="_Toc290045525"/><text:bookmark-start text:name="_Toc273352541"/><text:bookmark-start text:name="_Toc273345934"/><text:bookmark-start text:name="_Toc271627639"/><text:bookmark-start text:name="_Toc271552506"/><text:bookmark-start text:name="_Toc271551511"/><text:bookmark-start text:name="_Toc271031532"/><text:bookmark-start text:name="_Toc270424929"/><text:bookmark-start text:name="_Toc270420745"/><text:bookmark-start text:name="_Toc269120307"/><text:bookmark-start text:name="_Toc269120576"/><text:bookmark-start text:name="_Toc269122893"/><text:bookmark-start text:name="_Toc269124335"/><text:bookmark-start text:name="_Toc269126599"/><text:bookmark-start text:name="__RefHeading___Toc55478_1250719955"/><text:bookmark-start text:name="_Toc269128817"/><text:soft-page-break/>DeleteDocumentFile.v1<text:bookmark-end text:name="_Toc379789495"/><text:bookmark-end text:name="_Toc310595931"/><text:bookmark-end text:name="_Toc290888214"/><text:bookmark-end text:name="_Toc290045525"/><text:bookmark-end text:name="_Toc273352541"/><text:bookmark-end text:name="_Toc273345934"/><text:bookmark-end text:name="_Toc271627639"/><text:bookmark-end text:name="_Toc271552506"/><text:bookmark-end text:name="_Toc271551511"/><text:bookmark-end text:name="_Toc271031532"/><text:bookmark-end text:name="_Toc270424929"/><text:bookmark-end text:name="_Toc270420745"/><text:bookmark-end text:name="_Toc269120307"/><text:bookmark-end text:name="_Toc269120576"/><text:bookmark-end text:name="_Toc269122893"/><text:bookmark-end text:name="_Toc269124335"/><text:bookmark-end text:name="_Toc269126599"/><text:bookmark-end text:name="__RefHeading___Toc55478_1250719955"/><text:bookmark-end text:name="_Toc269128817"/></text:h>
      <text:p text:style-name="P6">Päring võimaldab kustutada dokumendi juurde kuuluva faili. Fail märgitakse kustutatuks ning faili sisu asendatakse räsiga.</text:p>
      <text:p text:style-name="P4"/>
      <text:p text:style-name="P4">Parameetrid</text:p>
      <table:table table:name="Table22" table:style-name="Table22">
        <table:table-column table:style-name="Table22.A"/>
        <table:table-column table:style-name="Table22.B" table:number-columns-repeated="2"/>
        <table:table-row>
          <table:table-cell table:style-name="Table22.A1" office:value-type="string">
            <text:p text:style-name="Normal"><text:span text:style-name="Default_20_Paragraph_20_Font"><text:span text:style-name="T8">Nimi</text:span></text:span></text:p>
          </table:table-cell>
          <table:table-cell table:style-name="Table22.A1" office:value-type="string">
            <text:p text:style-name="Normal"><text:span text:style-name="Default_20_Paragraph_20_Font"><text:span text:style-name="T8">Väärtuse tüüp</text:span></text:span></text:p>
          </table:table-cell>
          <table:table-cell table:style-name="Table22.A1" office:value-type="string">
            <text:p text:style-name="Normal"><text:span text:style-name="Default_20_Paragraph_20_Font"><text:span text:style-name="T8">Väärtuse näide</text:span></text:span></text:p>
          </table:table-cell>
        </table:table-row>
        <table:table-row>
          <table:table-cell table:style-name="Table22.A1" office:value-type="string">
            <text:p text:style-name="Normal"><text:span text:style-name="Default_20_Paragraph_20_Font"><text:span text:style-name="T1">Document_id</text:span></text:span></text:p>
          </table:table-cell>
          <table:table-cell table:style-name="Table22.A1" office:value-type="string">
            <text:p text:style-name="Normal"><text:span text:style-name="Default_20_Paragraph_20_Font"><text:span text:style-name="T1">Integer</text:span></text:span></text:p>
          </table:table-cell>
          <table:table-cell table:style-name="Table22.A1" office:value-type="string">
            <text:p text:style-name="Normal"><text:span text:style-name="Default_20_Paragraph_20_Font"><text:span text:style-name="T1">46</text:span></text:span></text:p>
          </table:table-cell>
        </table:table-row>
        <table:table-row>
          <table:table-cell table:style-name="Table22.A1" office:value-type="string">
            <text:p text:style-name="Normal"><text:span text:style-name="Default_20_Paragraph_20_Font"><text:span text:style-name="T1">File_id</text:span></text:span></text:p>
          </table:table-cell>
          <table:table-cell table:style-name="Table22.A1" office:value-type="string">
            <text:p text:style-name="Normal"><text:span text:style-name="Default_20_Paragraph_20_Font"><text:span text:style-name="T1">Integer</text:span></text:span></text:p>
          </table:table-cell>
          <table:table-cell table:style-name="Table22.A1" office:value-type="string">
            <text:p text:style-name="Normal"><text:span text:style-name="Default_20_Paragraph_20_Font"><text:span text:style-name="T1">15</text:span></text:span></text:p>
          </table:table-cell>
        </table:table-row>
      </table:table>
      <text:p text:style-name="P4"/>
      <text:p text:style-name="P13">Päringu näide</text:p>
      <text:p text:style-name="P156"/>
      <text:p text:style-name="P171"><text:span text:style-name="T75">X-tee sõnumiprotokoll v</text:span><text:span text:style-name="T92">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deleteDocumentFile.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deleteDocumentFile&gt;</text:p>
      <text:p text:style-name="P32"><text:s text:c="9"/>&lt;keha&gt;</text:p>
      <text:p text:style-name="P32"><text:s text:c="12"/>&lt;document_id&gt;46&lt;/document_id&gt;</text:p>
      <text:p text:style-name="P32"><text:s text:c="12"/>&lt;file_id&gt;15&lt;/file_id&gt;</text:p>
      <text:p text:style-name="P32"><text:s text:c="9"/>&lt;/keha&gt;</text:p>
      <text:p text:style-name="P32"><text:s text:c="6"/>&lt;/adit:deleteDocumentFile&gt;</text:p>
      <text:p text:style-name="P32"><text:s text:c="3"/>&lt;/soapenv:Body&gt;</text:p>
      <text:p text:style-name="P32">&lt;/soapenv:Envelope&gt;</text:p>
      <text:p text:style-name="P140"/>
      <text:p text:style-name="P20"><text:span text:style-name="T75">X-tee sõnumiprotokoll v</text:span><text:span text:style-name="T94">4</text:span><text:span text:style-name="T81">.</text:span><text:span text:style-name="T75">0</text:span></text:p>
      <text:p text:style-name="P186">&lt;soapenv:Envelope xmlns:soapenv="http://schemas.xmlsoap.org/soap/envelope/"</text:p>
      <text:p text:style-name="P186"><text:tab/>xmlns:adit="http://producers.ametlikud-dokumendid.xtee.riik.ee/producer/ametlikud-dokumendid"</text:p>
      <text:p text:style-name="P186"><text:tab/>xmlns:xrd="http://x-road.eu/xsd/xroad.xsd"</text:p>
      <text:p text:style-name="P186"><text:tab/>xmlns:id="http://x-road.eu/xsd/identifiers"&gt;</text:p>
      <text:p text:style-name="P186"><text:s text:c="4"/>&lt;soapenv:Header&gt;</text:p>
      <text:p text:style-name="P186"><text:s text:c="8"/>&lt;xrd:<text:span text:style-name="T66">client</text:span> id:objectType="MEMBER"&gt;</text:p>
      <text:p text:style-name="P186"><text:s text:c="12"/>&lt;id:xRoadInstance&gt;EE&lt;/id:xRoadInstance&gt;</text:p>
      <text:p text:style-name="P186"><text:s text:c="12"/>&lt;id:memberClass&gt;BUSINESS&lt;/id:memberClass&gt;</text:p>
      <text:p text:style-name="P186"><text:s text:c="12"/>&lt;id:memberCode&gt;12345678&lt;/id:memberCode&gt;</text:p>
      <text:p text:style-name="P186"><text:s text:c="8"/>&lt;/xrd:<text:span text:style-name="T29">client</text:span>&gt;</text:p>
      <text:p text:style-name="P186"><text:s text:c="8"/>&lt;xrd:<text:span text:style-name="T66">service</text:span> id:objectType="SERVICE"&gt;</text:p>
      <text:p text:style-name="P186"><text:s text:c="12"/>&lt;id:xRoadInstance&gt;EE&lt;/id:xRoadInstance&gt;</text:p>
      <text:p text:style-name="P186"><text:s text:c="12"/>&lt;id:memberClass&gt;GOV&lt;/id:memberClass&gt;</text:p>
      <text:p text:style-name="P186"><text:s text:c="12"/>&lt;id:memberCode&gt;70006317&lt;/id:memberCode&gt;</text:p>
      <text:p text:style-name="P186"><text:tab/><text:tab/><text:tab/></text:p>
      <text:p text:style-name="P186"><text:s text:c="12"/>&lt;id:subsystemCode&gt;ametlikud-dokumendid&lt;/id:subsystemCode&gt;</text:p>
      <text:p text:style-name="P186"><text:s text:c="12"/>&lt;id:serviceCode&gt;<text:span text:style-name="T133">deleteDocumentFile</text:span>&lt;/id:serviceCode&gt;</text:p>
      <text:p text:style-name="P186"><text:s text:c="12"/>&lt;id:serviceVersion&gt;v1&lt;/id:serviceVersion&gt;</text:p>
      <text:p text:style-name="P186"><text:s text:c="8"/>&lt;/xrd:<text:span text:style-name="T29">service</text:span>&gt;</text:p>
      <text:p text:style-name="P186"><text:s text:c="8"/>&lt;xrd:<text:span text:style-name="T66">userId</text:span>&gt;EE37901130250&lt;/xrd:userId&gt;</text:p>
      <text:p text:style-name="P186"><text:s text:c="8"/>&lt;xrd:<text:span text:style-name="T66">id</text:span>&gt;3cf04253-db0c-4d1d-8105-791472d88437&lt;/xrd:id&gt;</text:p>
      <text:p text:style-name="P186"><text:soft-page-break/><text:s text:c="8"/>&lt;xrd:<text:span text:style-name="T66">protocolVersion</text:span>&gt;4.0&lt;/xrd:protocolVersion&gt;</text:p>
      <text:p text:style-name="P186"/>
      <text:p text:style-name="P186"><text:s text:c="8"/>&lt;adit:infosysteem&gt;<text:span text:style-name="T70">KOV</text:span>&lt;/adit:infosysteem&gt;</text:p>
      <text:p text:style-name="P186"><text:s text:c="4"/>&lt;/soapenv:Header&gt;</text:p>
      <text:p text:style-name="P186"><text:s text:c="4"/>&lt;soapenv:Body&gt;</text:p>
      <text:p text:style-name="P186"><text:s text:c="8"/>&lt;adit:deleteDocumentFile&gt;</text:p>
      <text:p text:style-name="P186"><text:s text:c="12"/>&lt;keha&gt;</text:p>
      <text:p text:style-name="P186"><text:s text:c="16"/>&lt;document_id&gt;46&lt;/document_id&gt;</text:p>
      <text:p text:style-name="P186"><text:s text:c="16"/>&lt;file_id&gt;15&lt;/file_id&gt;</text:p>
      <text:p text:style-name="P186"><text:s text:c="12"/>&lt;/keha&gt;</text:p>
      <text:p text:style-name="P186"><text:s text:c="8"/>&lt;/adit:deleteDocumentFile&gt;</text:p>
      <text:p text:style-name="P186"><text:s text:c="4"/>&lt;/soapenv:Body&gt;</text:p>
      <text:p text:style-name="P186">&lt;/soapenv:Envelope&gt;</text:p>
      <text:p text:style-name="P4"/>
      <text:p text:style-name="P4"/>
      <text:p text:style-name="P13">Päringu vastuse näide</text:p>
      <text:p text:style-name="P156"/>
      <text:p text:style-name="P171"><text:span text:style-name="T75">X-tee sõnumiprotokoll v</text:span><text:span text:style-name="T92">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deleteDocumentFile.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deleteDocumentFileResponse&gt;</text:p>
      <text:p text:style-name="P32"><text:s text:c="9"/>&lt;paring&gt;</text:p>
      <text:p text:style-name="P32"><text:s text:c="12"/>&lt;document_id&gt;46&lt;/document_id&gt;</text:p>
      <text:p text:style-name="P32"><text:s text:c="12"/>&lt;file_id&gt;15&lt;/file_id&gt;</text:p>
      <text:p text:style-name="P32"><text:s text:c="9"/>&lt;/paring&gt;</text:p>
      <text:p text:style-name="P32"><text:s text:c="9"/>&lt;keha&gt;</text:p>
      <text:p text:style-name="P32"><text:s text:c="12"/>&lt;success&gt;true&lt;/success&gt;</text:p>
      <text:p text:style-name="P32"><text:s text:c="12"/>&lt;messages&gt;</text:p>
      <text:p text:style-name="P32"><text:s text:c="15"/>&lt;message lang="en"&gt;File was successfully deleted&lt;/message&gt;</text:p>
      <text:p text:style-name="P32"><text:s text:c="12"/>&lt;/messages&gt;</text:p>
      <text:p text:style-name="P32"><text:s text:c="9"/>&lt;/keha&gt;</text:p>
      <text:p text:style-name="P32"><text:s text:c="6"/>&lt;/adit:deleteDocumentFileResponse&gt;</text:p>
      <text:p text:style-name="P32"><text:s text:c="3"/>&lt;/SOAP-ENV:Body&gt;</text:p>
      <text:p text:style-name="P32">&lt;/SOAP-ENV:Envelope&gt;</text:p>
      <text:p text:style-name="P141"/>
      <text:p text:style-name="P172"><text:span text:style-name="T75">X-tee sõnumiprotokoll v</text:span><text:span text:style-name="T95">4.</text:span><text:span text:style-name="T75">0</text:span></text:p>
      <text:p text:style-name="P187">&lt;<text:span text:style-name="T69">SOAP-ENV</text:span>:Envelope <text:span text:style-name="T69">xmlns:SOAP-ENV="http://schemas.xmlsoap.org/soap/envelope/"</text:span></text:p>
      <text:p text:style-name="P187"><text:tab/>xmlns:adit="http://producers.ametlikud-dokumendid.xtee.riik.ee/producer/ametlikud-dokumendid"</text:p>
      <text:p text:style-name="P187"><text:tab/>xmlns:xrd="http://x-road.eu/xsd/xroad.xsd"</text:p>
      <text:p text:style-name="P187"><text:tab/>xmlns:id="http://x-road.eu/xsd/identifiers"&gt;</text:p>
      <text:p text:style-name="P187"><text:s text:c="4"/>&lt;<text:span text:style-name="T69">SOAP-ENV</text:span>:Header&gt;</text:p>
      <text:p text:style-name="P187"><text:s text:c="8"/>&lt;xrd:<text:span text:style-name="T66">client</text:span> id:objectType="MEMBER"&gt;</text:p>
      <text:p text:style-name="P187"><text:s text:c="12"/>&lt;id:xRoadInstance&gt;EE&lt;/id:xRoadInstance&gt;</text:p>
      <text:p text:style-name="P187"><text:s text:c="12"/>&lt;id:memberClass&gt;BUSINESS&lt;/id:memberClass&gt;</text:p>
      <text:p text:style-name="P187"><text:s text:c="12"/>&lt;id:memberCode&gt;12345678&lt;/id:memberCode&gt;</text:p>
      <text:p text:style-name="P187"><text:s text:c="8"/>&lt;/xrd:<text:span text:style-name="T29">client</text:span>&gt;</text:p>
      <text:p text:style-name="P187"><text:s text:c="8"/>&lt;xrd:<text:span text:style-name="T66">service</text:span> id:objectType="SERVICE"&gt;</text:p>
      <text:p text:style-name="P187"><text:soft-page-break/><text:s text:c="12"/>&lt;id:xRoadInstance&gt;EE&lt;/id:xRoadInstance&gt;</text:p>
      <text:p text:style-name="P187"><text:s text:c="12"/>&lt;id:memberClass&gt;GOV&lt;/id:memberClass&gt;</text:p>
      <text:p text:style-name="P187"><text:s text:c="12"/>&lt;id:memberCode&gt;70006317&lt;/id:memberCode&gt;<text:tab/></text:p>
      <text:p text:style-name="P187"><text:s text:c="12"/>&lt;id:subsystemCode&gt;ametlikud-dokumendid&lt;/id:subsystemCode&gt;</text:p>
      <text:p text:style-name="P187"><text:s text:c="12"/>&lt;id:serviceCode&gt;<text:span text:style-name="T133">deleteDocumentFile</text:span>&lt;/id:serviceCode&gt;</text:p>
      <text:p text:style-name="P187"><text:s text:c="12"/>&lt;id:serviceVersion&gt;v1&lt;/id:serviceVersion&gt;</text:p>
      <text:p text:style-name="P187"><text:s text:c="8"/>&lt;/xrd:<text:span text:style-name="T29">service</text:span>&gt;</text:p>
      <text:p text:style-name="P187"><text:s text:c="8"/>&lt;xrd:<text:span text:style-name="T66">userId</text:span>&gt;EE37901130250&lt;/xrd:userId&gt;</text:p>
      <text:p text:style-name="P187"><text:s text:c="8"/>&lt;xrd:<text:span text:style-name="T66">id</text:span>&gt;3cf04253-db0c-4d1d-8105-791472d88437&lt;/xrd:id&gt;</text:p>
      <text:p text:style-name="P187"><text:s text:c="8"/>&lt;xrd:<text:span text:style-name="T66">protocolVersion</text:span>&gt;4.0&lt;/xrd:protocolVersion&gt;</text:p>
      <text:p text:style-name="P187"><text:s text:c="4"/>&lt;/<text:span text:style-name="T69">SOAP-ENV</text:span>:Header&gt;</text:p>
      <text:p text:style-name="P187"><text:s text:c="4"/>&lt;SOAP-ENV:Body&gt;</text:p>
      <text:p text:style-name="P187"><text:s text:c="8"/>&lt;adit:deleteDocumentFileResponse&gt;</text:p>
      <text:p text:style-name="P187"><text:s text:c="12"/>&lt;keha&gt;</text:p>
      <text:p text:style-name="P187"><text:s text:c="16"/>&lt;success&gt;true&lt;/success&gt;</text:p>
      <text:p text:style-name="P187"><text:s text:c="16"/>&lt;messages&gt;</text:p>
      <text:p text:style-name="P187"><text:s text:c="20"/>&lt;message lang="en"&gt;File was successfully deleted&lt;/message&gt;</text:p>
      <text:p text:style-name="P187"><text:s text:c="16"/>&lt;/messages&gt;</text:p>
      <text:p text:style-name="P187"><text:s text:c="12"/>&lt;/keha&gt;</text:p>
      <text:p text:style-name="P187"><text:s text:c="8"/>&lt;/adit:deleteDocumentFileResponse&gt;</text:p>
      <text:p text:style-name="P187"><text:s text:c="4"/>&lt;/SOAP-ENV:Body&gt;</text:p>
      <text:p text:style-name="P187">&lt;/SOAP-ENV:Envelope&gt;</text:p>
      <text:h text:style-name="P253" text:outline-level="1"/>
      <text:h text:style-name="P253" text:outline-level="1"><text:bookmark-start text:name="_Toc379789496"/><text:bookmark-start text:name="_Toc310595932"/><text:bookmark-start text:name="_Toc290888215"/><text:bookmark-start text:name="_Toc290045526"/><text:bookmark-start text:name="_Toc273352542"/><text:bookmark-start text:name="_Toc273345935"/><text:bookmark-start text:name="_Toc271627640"/><text:bookmark-start text:name="_Toc271552507"/><text:bookmark-start text:name="_Toc271551512"/><text:bookmark-start text:name="_Toc271031533"/><text:bookmark-start text:name="_Toc270424930"/><text:bookmark-start text:name="_Toc270420746"/><text:bookmark-start text:name="_Toc269120308"/><text:bookmark-start text:name="_Toc269120577"/><text:bookmark-start text:name="_Toc269122894"/><text:bookmark-start text:name="_Toc269124336"/><text:bookmark-start text:name="_Toc269126600"/><text:bookmark-start text:name="__RefHeading___Toc55480_1250719955"/><text:bookmark-start text:name="_Toc269128818"/>GetDocument.v1<text:bookmark-end text:name="_Toc379789496"/><text:bookmark-end text:name="_Toc310595932"/><text:bookmark-end text:name="_Toc290888215"/><text:bookmark-end text:name="_Toc290045526"/><text:bookmark-end text:name="_Toc273352542"/><text:bookmark-end text:name="_Toc273345935"/><text:bookmark-end text:name="_Toc271627640"/><text:bookmark-end text:name="_Toc271552507"/><text:bookmark-end text:name="_Toc271551512"/><text:bookmark-end text:name="_Toc271031533"/><text:bookmark-end text:name="_Toc270424930"/><text:bookmark-end text:name="_Toc270420746"/><text:bookmark-end text:name="_Toc269120308"/><text:bookmark-end text:name="_Toc269120577"/><text:bookmark-end text:name="_Toc269122894"/><text:bookmark-end text:name="_Toc269124336"/><text:bookmark-end text:name="_Toc269126600"/><text:bookmark-end text:name="__RefHeading___Toc55480_1250719955"/><text:bookmark-end text:name="_Toc269128818"/></text:h>
      <text:p text:style-name="P29"><text:span text:style-name="Default_20_Paragraph_20_Font"><text:span text:style-name="T2">Päring võimaldab pärida dokumendi andmed. Dokumenti on võimalik pärida ka koos failidega (päringu vastuses tagastatakse ka dokumendi juurde kuuluvate failide sisu) – selleks tuleb määrata parameetri „include_file_contents“ väärtuseks „true“.</text:span></text:span></text:p>
      <text:p text:style-name="P6"/>
      <text:p text:style-name="P6">Parameetriga „file_types“ saab piirata, millist tüüpi faile soovitakse alla laadida. Võimalikud väärtused:</text:p>
      <text:p text:style-name="P233"><text:span text:style-name="Default_20_Paragraph_20_Font"><text:span text:style-name="T1">document</text:span></text:span><text:span text:style-name="Default_20_Paragraph_20_Font"><text:span text:style-name="T2">_file <text:s/>= <text:s/>dokumendi failid</text:span></text:span></text:p>
      <text:p text:style-name="P234">signature_container <text:s/>= <text:s/>digitaalallkirja konteiner</text:p>
      <text:p text:style-name="P234">zip_archive <text:s/>= <text:s/>dokumendi failidest moodustatud ZIP arhiiv</text:p>
      <text:p text:style-name="P4">Tüüpi „zip_archive“ saab kasutada ainult juhul, kui „include_file_contents“ väärtuseks on „true“.</text:p>
      <text:p text:style-name="P4"/>
      <text:p text:style-name="P6">Dokumendi andmed tagastatakse SOAP manusena. Viide SOAP manusele lisatakse vastuse parameetri „document“ atribuuti „href“.</text:p>
      <text:p text:style-name="P4"/>
      <text:p text:style-name="P4">Parameetrid</text:p>
      <table:table table:name="Table23" table:style-name="Table23">
        <table:table-column table:style-name="Table23.A"/>
        <table:table-column table:style-name="Table23.B" table:number-columns-repeated="2"/>
        <table:table-row>
          <table:table-cell table:style-name="Table23.A1" office:value-type="string">
            <text:p text:style-name="Normal"><text:span text:style-name="Default_20_Paragraph_20_Font"><text:span text:style-name="T8">Nimi</text:span></text:span></text:p>
          </table:table-cell>
          <table:table-cell table:style-name="Table23.A1" office:value-type="string">
            <text:p text:style-name="Normal"><text:span text:style-name="Default_20_Paragraph_20_Font"><text:span text:style-name="T8">Väärtuse tüüp</text:span></text:span></text:p>
          </table:table-cell>
          <table:table-cell table:style-name="Table23.A1" office:value-type="string">
            <text:p text:style-name="Normal"><text:span text:style-name="Default_20_Paragraph_20_Font"><text:span text:style-name="T8">Väärtuse näide</text:span></text:span></text:p>
          </table:table-cell>
        </table:table-row>
        <table:table-row>
          <table:table-cell table:style-name="Table23.A1" office:value-type="string">
            <text:p text:style-name="Normal"><text:span text:style-name="Default_20_Paragraph_20_Font"><text:span text:style-name="T1">Document_id</text:span></text:span></text:p>
          </table:table-cell>
          <table:table-cell table:style-name="Table23.A1" office:value-type="string">
            <text:p text:style-name="Normal"><text:span text:style-name="Default_20_Paragraph_20_Font"><text:span text:style-name="T1">Integer</text:span></text:span></text:p>
          </table:table-cell>
          <table:table-cell table:style-name="Table23.A1" office:value-type="string">
            <text:p text:style-name="Normal"><text:span text:style-name="Default_20_Paragraph_20_Font"><text:span text:style-name="T1">46</text:span></text:span></text:p>
          </table:table-cell>
        </table:table-row>
        <table:table-row>
          <table:table-cell table:style-name="Table23.A1" office:value-type="string">
            <text:p text:style-name="Normal"><text:span text:style-name="Default_20_Paragraph_20_Font"><text:span text:style-name="T1">Include_file_contents</text:span></text:span></text:p>
          </table:table-cell>
          <table:table-cell table:style-name="Table23.A1" office:value-type="string">
            <text:p text:style-name="Normal"><text:span text:style-name="Default_20_Paragraph_20_Font"><text:span text:style-name="T1">Boolean</text:span></text:span></text:p>
          </table:table-cell>
          <table:table-cell table:style-name="Table23.A1" office:value-type="string">
            <text:p text:style-name="Normal"><text:span text:style-name="Default_20_Paragraph_20_Font"><text:span text:style-name="T1">true</text:span></text:span></text:p>
          </table:table-cell>
        </table:table-row>
        <table:table-row>
          <table:table-cell table:style-name="Table23.A1" office:value-type="string">
            <text:p text:style-name="Normal"><text:span text:style-name="Default_20_Paragraph_20_Font"><text:span text:style-name="T1">file_types</text:span></text:span></text:p>
          </table:table-cell>
          <table:table-cell table:style-name="Table23.A1" office:value-type="string">
            <text:p text:style-name="Normal"><text:span text:style-name="Default_20_Paragraph_20_Font"><text:span text:style-name="T1">Faili tüüpide massiiv</text:span></text:span></text:p>
          </table:table-cell>
          <table:table-cell table:style-name="Table23.A1" office:value-type="string">
            <text:p text:style-name="P4"/>
          </table:table-cell>
        </table:table-row>
        <table:table-row>
          <table:table-cell table:style-name="Table23.A1" office:value-type="string">
            <text:p text:style-name="Normal"><text:span text:style-name="Default_20_Paragraph_20_Font"><text:span text:style-name="T1">file_types.file_type</text:span></text:span></text:p>
          </table:table-cell>
          <table:table-cell table:style-name="Table23.A1" office:value-type="string">
            <text:p text:style-name="Normal"><text:span text:style-name="Default_20_Paragraph_20_Font"><text:span text:style-name="T1">Faili tüübi nimetus</text:span></text:span></text:p>
          </table:table-cell>
          <table:table-cell table:style-name="Table23.A1" office:value-type="string">
            <text:p text:style-name="Normal"><text:span text:style-name="Default_20_Paragraph_20_Font"><text:span text:style-name="T1">signature_container</text:span></text:span></text:p>
          </table:table-cell>
        </table:table-row>
      </table:table>
      <text:p text:style-name="P4"/>
      <text:p text:style-name="P4"/>
      <text:p text:style-name="P4"/>
      <text:p text:style-name="P4"/>
      <text:p text:style-name="P4"/>
      <text:p text:style-name="P13"><text:soft-page-break/>Päringu näide</text:p>
      <text:p text:style-name="P156"/>
      <text:p text:style-name="P173"><text:span text:style-name="T75">X-tee sõnumiprotokoll v</text:span><text:span text:style-name="T92">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getDocument.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getDocument&gt;</text:p>
      <text:p text:style-name="P32"><text:s text:c="9"/>&lt;keha&gt;</text:p>
      <text:p text:style-name="P32"><text:s text:c="12"/>&lt;document_id&gt;46&lt;/document_id&gt;</text:p>
      <text:p text:style-name="P32"><text:s text:c="12"/>&lt;include_file_contents&gt;true&lt;/include_file_contents&gt;</text:p>
      <text:p text:style-name="P32"><text:s text:c="12"/>&lt;file_types&gt;</text:p>
      <text:p text:style-name="P32"><text:s text:c="15"/>&lt;file_type&gt;document_file&lt;/file_type&gt;</text:p>
      <text:p text:style-name="P32"><text:s text:c="15"/>&lt;file_type&gt;signature_container&lt;/file_type&gt;</text:p>
      <text:p text:style-name="P32"><text:s text:c="12"/>&lt;/file_types&gt;</text:p>
      <text:p text:style-name="P32"><text:s text:c="9"/>&lt;/keha&gt;</text:p>
      <text:p text:style-name="P32"><text:s text:c="6"/>&lt;/adit:getDocument&gt;</text:p>
      <text:p text:style-name="P32"><text:s text:c="3"/>&lt;/soapenv:Body&gt;</text:p>
      <text:p text:style-name="P32">&lt;/soapenv:Envelope&gt;</text:p>
      <text:p text:style-name="P4"/>
      <text:p text:style-name="P173"><text:span text:style-name="T75">X-tee sõnumiprotokoll v</text:span><text:span text:style-name="T96">4</text:span><text:span text:style-name="T81">.</text:span><text:span text:style-name="T75">0</text:span></text:p>
      <text:p text:style-name="P188">&lt;soapenv:Envelope xmlns:soapenv="http://schemas.xmlsoap.org/soap/envelope/"</text:p>
      <text:p text:style-name="P188"><text:tab/>xmlns:adit="http://producers.ametlikud-dokumendid.xtee.riik.ee/producer/ametlikud-dokumendid"</text:p>
      <text:p text:style-name="P188"><text:tab/>xmlns:xrd="http://x-road.eu/xsd/xroad.xsd"</text:p>
      <text:p text:style-name="P188"><text:tab/>xmlns:id="http://x-road.eu/xsd/identifiers"&gt;</text:p>
      <text:p text:style-name="P188"><text:s text:c="4"/>&lt;soapenv:Header&gt;</text:p>
      <text:p text:style-name="P188"><text:s text:c="8"/>&lt;xrd:<text:span text:style-name="T66">client</text:span> id:objectType="MEMBER"&gt;</text:p>
      <text:p text:style-name="P188"><text:s text:c="12"/>&lt;id:xRoadInstance&gt;EE&lt;/id:xRoadInstance&gt;</text:p>
      <text:p text:style-name="P188"><text:s text:c="12"/>&lt;id:memberClass&gt;BUSINESS&lt;/id:memberClass&gt;</text:p>
      <text:p text:style-name="P188"><text:s text:c="12"/>&lt;id:memberCode&gt;12345678&lt;/id:memberCode&gt;</text:p>
      <text:p text:style-name="P188"><text:s text:c="8"/>&lt;/xrd:<text:span text:style-name="T29">client</text:span>&gt;</text:p>
      <text:p text:style-name="P188"><text:s text:c="8"/>&lt;xrd:<text:span text:style-name="T66">service</text:span> id:objectType="SERVICE"&gt;</text:p>
      <text:p text:style-name="P188"><text:s text:c="12"/>&lt;id:xRoadInstance&gt;EE&lt;/id:xRoadInstance&gt;</text:p>
      <text:p text:style-name="P188"><text:s text:c="12"/>&lt;id:memberClass&gt;GOV&lt;/id:memberClass&gt;</text:p>
      <text:p text:style-name="P188"><text:s text:c="12"/>&lt;id:memberCode&gt;70006317&lt;/id:memberCode&gt;</text:p>
      <text:p text:style-name="P188"><text:tab/><text:tab/><text:tab/></text:p>
      <text:p text:style-name="P188"><text:s text:c="12"/>&lt;id:subsystemCode&gt;ametlikud-dokumendid&lt;/id:subsystemCode&gt;</text:p>
      <text:p text:style-name="P188"><text:s text:c="12"/>&lt;id:serviceCode&gt;<text:span text:style-name="T134">getDocument</text:span>&lt;/id:serviceCode&gt;</text:p>
      <text:p text:style-name="P188"><text:s text:c="12"/>&lt;id:serviceVersion&gt;v1&lt;/id:serviceVersion&gt;</text:p>
      <text:p text:style-name="P188"><text:s text:c="8"/>&lt;/xrd:<text:span text:style-name="T29">service</text:span>&gt;</text:p>
      <text:p text:style-name="P188"><text:s text:c="8"/>&lt;xrd:<text:span text:style-name="T66">userId</text:span>&gt;EE37901130250&lt;/xrd:userId&gt;</text:p>
      <text:p text:style-name="P188"><text:s text:c="8"/>&lt;xrd:<text:span text:style-name="T66">id</text:span>&gt;3cf04253-db0c-4d1d-8105-791472d88437&lt;/xrd:id&gt;</text:p>
      <text:p text:style-name="P188"><text:s text:c="8"/>&lt;xrd:<text:span text:style-name="T66">protocolVersion</text:span>&gt;4.0&lt;/xrd:protocolVersion&gt;</text:p>
      <text:p text:style-name="P188"/>
      <text:p text:style-name="P188"><text:s text:c="8"/>&lt;adit:infosysteem&gt;<text:span text:style-name="T70">KOV</text:span>&lt;/adit:infosysteem&gt;</text:p>
      <text:p text:style-name="P188"><text:s text:c="4"/>&lt;/soapenv:Header&gt;</text:p>
      <text:p text:style-name="P41"><text:s/><text:span text:style-name="T130"><text:s text:c="3"/>&lt;soapenv:Body&gt;</text:span></text:p>
      <text:p text:style-name="P188"><text:s text:c="8"/>&lt;adit:getDocument&gt;</text:p>
      <text:p text:style-name="P188"><text:s text:c="12"/>&lt;keha&gt;</text:p>
      <text:p text:style-name="P188"><text:s text:c="16"/>&lt;document_id&gt;46&lt;/document_id&gt;</text:p>
      <text:p text:style-name="P188"><text:soft-page-break/><text:s text:c="16"/>&lt;include_file_contents&gt;true&lt;/include_file_contents&gt;</text:p>
      <text:p text:style-name="P188"><text:s text:c="16"/>&lt;file_types&gt;</text:p>
      <text:p text:style-name="P188"><text:s text:c="20"/>&lt;file_type&gt;document_file&lt;/file_type&gt;</text:p>
      <text:p text:style-name="P188"><text:s text:c="20"/>&lt;file_type&gt;signature_container&lt;/file_type&gt;</text:p>
      <text:p text:style-name="P188"><text:s text:c="16"/>&lt;/file_types&gt;</text:p>
      <text:p text:style-name="P188"><text:s text:c="12"/>&lt;/keha&gt;</text:p>
      <text:p text:style-name="P188"><text:s text:c="8"/>&lt;/adit:getDocument&gt;</text:p>
      <text:p text:style-name="P188"><text:s text:c="4"/>&lt;/soapenv:Body&gt;</text:p>
      <text:p text:style-name="P188">&lt;/soapenv:Envelope&gt;</text:p>
      <text:p text:style-name="P224"/>
      <text:p text:style-name="P224"/>
      <text:p text:style-name="P13">Päringu vastuse näide</text:p>
      <text:p text:style-name="P178"><text:line-break/><text:span text:style-name="T75">X-tee sõnumiprotokoll v</text:span><text:span text:style-name="T92">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Documen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DocumentResponse&gt;</text:p>
      <text:p text:style-name="P32"><text:s text:c="9"/>&lt;paring&gt;</text:p>
      <text:p text:style-name="P32"><text:s text:c="12"/>&lt;document_id&gt;46&lt;/document_id&gt;</text:p>
      <text:p text:style-name="P32"><text:s text:c="12"/>&lt;include_file_contents&gt;true&lt;/include_file_contents&gt;</text:p>
      <text:p text:style-name="P32"><text:s text:c="12"/>&lt;file_types&gt;</text:p>
      <text:p text:style-name="P32"><text:s text:c="15"/>&lt;file_type&gt;document_file&lt;/file_type&gt;</text:p>
      <text:p text:style-name="P32"><text:s text:c="15"/>&lt;file_type&gt;signature_container&lt;/file_type&gt;</text:p>
      <text:p text:style-name="P32"><text:s text:c="12"/>&lt;/file_types&gt;</text:p>
      <text:p text:style-name="P32"><text:s text:c="9"/>&lt;/paring&gt;</text:p>
      <text:p text:style-name="P32"><text:s text:c="9"/>&lt;keha&gt;</text:p>
      <text:p text:style-name="P32"><text:s text:c="12"/>&lt;success&gt;true&lt;/success&gt;</text:p>
      <text:p text:style-name="P32"><text:s text:c="12"/>&lt;messages&gt;</text:p>
      <text:p text:style-name="P32"><text:s text:c="15"/>&lt;message lang="en"&gt;Requested document was successfully retrieved&lt;/message&gt;</text:p>
      <text:p text:style-name="P32"><text:s text:c="12"/>&lt;/messages&gt;</text:p>
      <text:p text:style-name="P32"><text:s text:c="12"/>&lt;document href="cid:288593275620550871934750578520" /&gt;</text:p>
      <text:p text:style-name="P32"><text:s text:c="10"/>&lt;/keha&gt;</text:p>
      <text:p text:style-name="P32"><text:s text:c="6"/>&lt;/adit:getDocumentResponse&gt;</text:p>
      <text:p text:style-name="P32"><text:s text:c="3"/>&lt;/SOAP-ENV:Body&gt;</text:p>
      <text:p text:style-name="P32">&lt;/SOAP-ENV:Envelope&gt;</text:p>
      <text:p text:style-name="P4"/>
      <text:p text:style-name="P4"/>
      <text:p text:style-name="P4"/>
      <text:p text:style-name="P4"/>
      <text:p text:style-name="P174"><text:span text:style-name="T75">X-tee sõnumiprotokoll v</text:span><text:span text:style-name="T96">4</text:span><text:span text:style-name="T81">.</text:span><text:span text:style-name="T75">0</text:span></text:p>
      <text:p text:style-name="P81"><text:span text:style-name="T131">&lt;</text:span><text:span text:style-name="T132">SOAP-ENV</text:span><text:span text:style-name="T131">:Envelope </text:span><text:span text:style-name="T132">xmlns:SOAP-ENV="http://schemas.xmlsoap.org/soap/envelope/"</text:span></text:p>
      <text:p text:style-name="P189"><text:tab/>xmlns:adit="http://producers.ametlikud-dokumendid.xtee.riik.ee/producer/ametlikud-dokumendid"</text:p>
      <text:p text:style-name="P189"><text:tab/>xmlns:xrd="http://x-road.eu/xsd/xroad.xsd"</text:p>
      <text:p text:style-name="P189"><text:tab/>xmlns:id="http://x-road.eu/xsd/identifiers"&gt;</text:p>
      <text:p text:style-name="P189"><text:s text:c="4"/>&lt;<text:span text:style-name="T69">SOAP-ENV</text:span>:Header&gt;</text:p>
      <text:p text:style-name="P189"><text:s text:c="8"/>&lt;xrd:<text:span text:style-name="T66">client</text:span> id:objectType="MEMBER"&gt;</text:p>
      <text:p text:style-name="P189"><text:soft-page-break/><text:s text:c="12"/>&lt;id:xRoadInstance&gt;EE&lt;/id:xRoadInstance&gt;</text:p>
      <text:p text:style-name="P189"><text:s text:c="12"/>&lt;id:memberClass&gt;BUSINESS&lt;/id:memberClass&gt;</text:p>
      <text:p text:style-name="P189"><text:s text:c="12"/>&lt;id:memberCode&gt;12345678&lt;/id:memberCode&gt;</text:p>
      <text:p text:style-name="P189"><text:s text:c="8"/>&lt;/xrd:<text:span text:style-name="T29">client</text:span>&gt;</text:p>
      <text:p text:style-name="P189"><text:s text:c="8"/>&lt;xrd:<text:span text:style-name="T66">service</text:span> id:objectType="SERVICE"&gt;</text:p>
      <text:p text:style-name="P189"><text:s text:c="12"/>&lt;id:xRoadInstance&gt;EE&lt;/id:xRoadInstance&gt;</text:p>
      <text:p text:style-name="P189"><text:s text:c="12"/>&lt;id:memberClass&gt;GOV&lt;/id:memberClass&gt;</text:p>
      <text:p text:style-name="P189"><text:s text:c="12"/>&lt;id:memberCode&gt;70006317&lt;/id:memberCode&gt;</text:p>
      <text:p text:style-name="P189"><text:s text:c="12"/>&lt;id:subsystemCode&gt;ametlikud-dokumendid&lt;/id:subsystemCode&gt;</text:p>
      <text:p text:style-name="P189"><text:s text:c="12"/>&lt;id:serviceCode&gt;<text:span text:style-name="T134">getDocument</text:span>&lt;/id:serviceCode&gt;</text:p>
      <text:p text:style-name="P189"><text:s text:c="12"/>&lt;id:serviceVersion&gt;v1&lt;/id:serviceVersion&gt;</text:p>
      <text:p text:style-name="P189"><text:s text:c="8"/>&lt;/xrd:<text:span text:style-name="T29">service</text:span>&gt;</text:p>
      <text:p text:style-name="P189"><text:s text:c="8"/>&lt;xrd:<text:span text:style-name="T66">userId</text:span>&gt;EE37901130250&lt;/xrd:userId&gt;</text:p>
      <text:p text:style-name="P189"><text:s text:c="8"/>&lt;xrd:<text:span text:style-name="T66">id</text:span>&gt;3cf04253-db0c-4d1d-8105-791472d88437&lt;/xrd:id&gt;</text:p>
      <text:p text:style-name="P189"><text:s text:c="8"/>&lt;xrd:<text:span text:style-name="T66">protocolVersion</text:span>&gt;4.0&lt;/xrd:protocolVersion&gt;</text:p>
      <text:p text:style-name="P189"><text:s text:c="4"/>&lt;/<text:span text:style-name="T69">SOAP-ENV</text:span>:Header&gt;</text:p>
      <text:p text:style-name="P189"><text:s text:c="4"/>&lt;SOAP-ENV:Body&gt;</text:p>
      <text:p text:style-name="P189"><text:s text:c="8"/>&lt;adit:getDocumentResponse&gt;</text:p>
      <text:p text:style-name="P189"><text:s text:c="12"/>&lt;keha&gt;</text:p>
      <text:p text:style-name="P189"><text:s text:c="16"/>&lt;success&gt;true&lt;/success&gt;</text:p>
      <text:p text:style-name="P189"><text:s text:c="16"/>&lt;messages&gt;</text:p>
      <text:p text:style-name="P189"><text:s text:c="20"/>&lt;message lang="en"&gt;Requested document was successfully retrieved&lt;/message&gt;</text:p>
      <text:p text:style-name="P189"><text:s text:c="16"/>&lt;/messages&gt;</text:p>
      <text:p text:style-name="P189"><text:s text:c="16"/>&lt;document href="cid:288593275620550871934750578520" /&gt;</text:p>
      <text:p text:style-name="P189"><text:s text:c="12"/>&lt;/keha&gt;</text:p>
      <text:p text:style-name="P189"><text:s text:c="8"/>&lt;/adit:getDocumentResponse&gt;</text:p>
      <text:p text:style-name="P189"><text:s text:c="4"/>&lt;/SOAP-ENV:Body&gt;</text:p>
      <text:p text:style-name="P189">&lt;/SOAP-ENV:Envelope&gt;</text:p>
      <text:p text:style-name="P4"/>
      <text:p text:style-name="P4"/>
      <text:p text:style-name="P4">Päringu vastuse SOAP manuse dekodeeritud sisu parameetrid:</text:p>
      <text:p text:style-name="P156"/>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Normal"><text:span text:style-name="Default_20_Paragraph_20_Font"><text:span text:style-name="T8">Nimi</text:span></text:span></text:p>
          </table:table-cell>
          <table:table-cell table:style-name="Table24.A1" office:value-type="string">
            <text:p text:style-name="Normal"><text:span text:style-name="Default_20_Paragraph_20_Font"><text:span text:style-name="T8">Kirjeldus</text:span></text:span></text:p>
          </table:table-cell>
          <table:table-cell table:style-name="Table24.C1" office:value-type="string">
            <text:p text:style-name="Normal"><text:span text:style-name="Default_20_Paragraph_20_Font"><text:span text:style-name="T8">Tüüp</text:span></text:span></text:p>
          </table:table-cell>
          <table:table-cell table:style-name="Table24.A1" office:value-type="string">
            <text:p text:style-name="Normal"><text:span text:style-name="Default_20_Paragraph_20_Font"><text:span text:style-name="T8">Väärtuse näide</text:span></text:span></text:p>
          </table:table-cell>
        </table:table-row>
        <table:table-row>
          <table:table-cell table:style-name="Table24.A1" office:value-type="string">
            <text:p text:style-name="Normal"><text:span text:style-name="Default_20_Paragraph_20_Font"><text:span text:style-name="T1">Document</text:span></text:span></text:p>
          </table:table-cell>
          <table:table-cell table:style-name="Table24.A1" office:value-type="string">
            <text:p text:style-name="P4">Dokumendi andmete konteiner</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50514397691470" text:continue-numbering="true" text:style-name="L2">
              <text:list-item>
                <text:p text:style-name="P248"><text:span text:style-name="Default_20_Paragraph_20_Font"><text:span text:style-name="T1">id</text:span></text:span></text:p>
              </text:list-item>
            </text:list>
          </table:table-cell>
          <table:table-cell table:style-name="Table24.A1" office:value-type="string">
            <text:p text:style-name="P4">Dokumendi ID</text:p>
          </table:table-cell>
          <table:table-cell table:style-name="Table24.C1" office:value-type="string">
            <text:p text:style-name="P4">Integer</text:p>
          </table:table-cell>
          <table:table-cell table:style-name="Table24.A1" office:value-type="string">
            <text:p text:style-name="P4">45</text:p>
          </table:table-cell>
        </table:table-row>
        <table:table-row>
          <table:table-cell table:style-name="Table24.A1" office:value-type="string">
            <text:list xml:id="list150515193007706" text:continue-numbering="true" text:style-name="L2">
              <text:list-item>
                <text:p text:style-name="P248"><text:span text:style-name="Default_20_Paragraph_20_Font"><text:span text:style-name="T1">guid</text:span></text:span></text:p>
              </text:list-item>
            </text:list>
          </table:table-cell>
          <table:table-cell table:style-name="Table24.A1" office:value-type="string">
            <text:p text:style-name="P4">Dokumendi GUID</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22">19d71714-0d93-292a-b254-3a06a4f24002</text:span></text:span></text:p>
          </table:table-cell>
        </table:table-row>
        <table:table-row>
          <table:table-cell table:style-name="Table24.A1" office:value-type="string">
            <text:list xml:id="list150514745202327" text:continue-numbering="true" text:style-name="L2">
              <text:list-item>
                <text:p text:style-name="P248"><text:span text:style-name="Default_20_Paragraph_20_Font"><text:span text:style-name="T1">title</text:span></text:span></text:p>
              </text:list-item>
            </text:list>
          </table:table-cell>
          <table:table-cell table:style-name="Table24.A1" office:value-type="string">
            <text:p text:style-name="P4">Dokumendi pealkiri</text:p>
          </table:table-cell>
          <table:table-cell table:style-name="Table24.C1" office:value-type="string">
            <text:p text:style-name="P4">String</text:p>
          </table:table-cell>
          <table:table-cell table:style-name="Table24.A1" office:value-type="string">
            <text:p text:style-name="P4"/>
          </table:table-cell>
        </table:table-row>
        <table:table-row>
          <table:table-cell table:style-name="Table24.A6" office:value-type="string">
            <text:list xml:id="list150513870566901" text:continue-numbering="true" text:style-name="L2">
              <text:list-item>
                <text:p text:style-name="P247"><text:change-start text:change-id="ct2160636227296"/>content<text:change-end text:change-id="ct2160636227296"/></text:p>
              </text:list-item>
            </text:list>
          </table:table-cell>
          <table:table-cell table:style-name="Table24.A6" office:value-type="string">
            <text:p text:style-name="P4"><text:change-start text:change-id="ct2160636225728"/>Dokumendi sisu<text:change-end text:change-id="ct2160636225728"/></text:p>
          </table:table-cell>
          <table:table-cell table:style-name="Table24.C6" office:value-type="string">
            <text:p text:style-name="P4"><text:change-start text:change-id="ct2160636224608"/>String<text:change-end text:change-id="ct2160636224608"/></text:p>
          </table:table-cell>
          <table:table-cell table:style-name="Table24.A6" office:value-type="string">
            <text:p text:style-name="P4"><text:change-start text:change-id="ct2160636217888"/>Lorem<text:change-end text:change-id="ct2160636217888"/><text:change-start text:change-id="ct2160636223040"/> ipsum sit amet<text:change-end text:change-id="ct2160636223040"/></text:p>
          </table:table-cell>
        </table:table-row>
        <table:table-row>
          <table:table-cell table:style-name="Table24.A1" office:value-type="string">
            <text:list xml:id="list150513385155256" text:continue-numbering="true" text:style-name="L2">
              <text:list-item>
                <text:p text:style-name="P248"><text:span text:style-name="Default_20_Paragraph_20_Font"><text:span text:style-name="T1">folder</text:span></text:span></text:p>
              </text:list-item>
            </text:list>
          </table:table-cell>
          <table:table-cell table:style-name="Table24.A1" office:value-type="string">
            <text:p text:style-name="Normal"><text:span text:style-name="Default_20_Paragraph_20_Font"><text:span text:style-name="T2">Dokumendi kaust. Võimalikud väärtused: local, incoming, outgoing</text:span></text:span></text:p>
          </table:table-cell>
          <table:table-cell table:style-name="Table24.C1" office:value-type="string">
            <text:p text:style-name="P4">String</text:p>
          </table:table-cell>
          <table:table-cell table:style-name="Table24.A1" office:value-type="string">
            <text:p text:style-name="P4">local</text:p>
          </table:table-cell>
        </table:table-row>
        <table:table-row>
          <table:table-cell table:style-name="Table24.A1" office:value-type="string">
            <text:list xml:id="list150514447625468" text:continue-numbering="true" text:style-name="L2">
              <text:list-item>
                <text:p text:style-name="P248"><text:span text:style-name="Default_20_Paragraph_20_Font"><text:span text:style-name="T1">has_been_viewed</text:span></text:span></text:p>
              </text:list-item>
            </text:list>
          </table:table-cell>
          <table:table-cell table:style-name="Table24.A1" office:value-type="string">
            <text:p text:style-name="P4">Näitab, kas dokumenti on vaadatud</text:p>
          </table:table-cell>
          <table:table-cell table:style-name="Table24.C1" office:value-type="string">
            <text:p text:style-name="P4">Boolean</text:p>
          </table:table-cell>
          <table:table-cell table:style-name="Table24.A1" office:value-type="string">
            <text:p text:style-name="P4">true</text:p>
          </table:table-cell>
        </table:table-row>
        <table:table-row>
          <table:table-cell table:style-name="Table24.A1" office:value-type="string">
            <text:list xml:id="list150513995043672" text:continue-numbering="true" text:style-name="L2">
              <text:list-item>
                <text:p text:style-name="P248"><text:span text:style-name="Default_20_Paragraph_20_Font"><text:span text:style-name="T1">document_type</text:span></text:span></text:p>
              </text:list-item>
            </text:list>
          </table:table-cell>
          <table:table-cell table:style-name="Table24.A1" office:value-type="string">
            <text:p text:style-name="P4">Dokumendi tüüp (application / letter)</text:p>
          </table:table-cell>
          <table:table-cell table:style-name="Table24.C1" office:value-type="string">
            <text:p text:style-name="P4">String</text:p>
          </table:table-cell>
          <table:table-cell table:style-name="Table24.A1" office:value-type="string">
            <text:p text:style-name="P4">Application</text:p>
          </table:table-cell>
        </table:table-row>
        <table:table-row>
          <table:table-cell table:style-name="Table24.A1" office:value-type="string">
            <text:list xml:id="list150513404964655" text:continue-numbering="true" text:style-name="L2">
              <text:list-item>
                <text:p text:style-name="P248"><text:span text:style-name="Default_20_Paragraph_20_Font"><text:span text:style-name="T1">creator_code</text:span></text:span></text:p>
              </text:list-item>
            </text:list>
          </table:table-cell>
          <table:table-cell table:style-name="Table24.A1" office:value-type="string">
            <text:p text:style-name="P4">Dokumendi looja / omaniku kood</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150514347252650" text:continue-numbering="true" text:style-name="L2">
              <text:list-item>
                <text:p text:style-name="P248"><text:span text:style-name="Default_20_Paragraph_20_Font"><text:span text:style-name="T1">creator_name</text:span></text:span><text:soft-page-break/></text:p>
              </text:list-item>
            </text:list>
          </table:table-cell>
          <table:table-cell table:style-name="Table24.A1" office:value-type="string">
            <text:p text:style-name="P4">Dokumendi looja / oma<text:soft-page-break/>niku nimi</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150514524017167" text:continue-numbering="true" text:style-name="L2">
              <text:list-item>
                <text:p text:style-name="P248"><text:span text:style-name="Default_20_Paragraph_20_Font"><text:span text:style-name="T1">creator_user_code</text:span></text:span></text:p>
              </text:list-item>
            </text:list>
          </table:table-cell>
          <table:table-cell table:style-name="Table24.A1" office:value-type="string">
            <text:p text:style-name="P4">Dokumendi loonud isiku kood (kasulik juhul, kui dokument on loodud asutuse kasutajakonto kaudu)</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150513996143439" text:continue-numbering="true" text:style-name="L2">
              <text:list-item>
                <text:p text:style-name="P248"><text:span text:style-name="Default_20_Paragraph_20_Font"><text:span text:style-name="T1">creator_user_name</text:span></text:span></text:p>
              </text:list-item>
            </text:list>
          </table:table-cell>
          <table:table-cell table:style-name="Table24.A1" office:value-type="string">
            <text:p text:style-name="P4">Dokumendi loonud isiku nimi (kasulik juhul, kui dokument on loodud asutuse kasutajakonto kaudu)</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150513705178743" text:continue-numbering="true" text:style-name="L2">
              <text:list-item>
                <text:p text:style-name="P248"><text:span text:style-name="Default_20_Paragraph_20_Font"><text:span text:style-name="T1">created</text:span></text:span></text:p>
              </text:list-item>
            </text:list>
          </table:table-cell>
          <table:table-cell table:style-name="Table24.A1" office:value-type="string">
            <text:p text:style-name="P4">Dokumendi loomise aeg</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22">2010-08-09T12:17:26.000+03:00</text:span></text:span></text:p>
          </table:table-cell>
        </table:table-row>
        <table:table-row>
          <table:table-cell table:style-name="Table24.A1" office:value-type="string">
            <text:list xml:id="list150515298762072" text:continue-numbering="true" text:style-name="L2">
              <text:list-item>
                <text:p text:style-name="P248"><text:span text:style-name="Default_20_Paragraph_20_Font"><text:span text:style-name="T1">creator_application</text:span></text:span></text:p>
              </text:list-item>
            </text:list>
          </table:table-cell>
          <table:table-cell table:style-name="Table24.A1" office:value-type="string">
            <text:p text:style-name="P4">Dokumendi loomisel kasutatud infosüsteemi nimi</text:p>
          </table:table-cell>
          <table:table-cell table:style-name="Table24.C1" office:value-type="string">
            <text:p text:style-name="P4">String</text:p>
          </table:table-cell>
          <table:table-cell table:style-name="Table24.A1" office:value-type="string">
            <text:p text:style-name="P31">KOV</text:p>
          </table:table-cell>
        </table:table-row>
        <table:table-row>
          <table:table-cell table:style-name="Table24.A1" office:value-type="string">
            <text:list xml:id="list150514274717109" text:continue-numbering="true" text:style-name="L2">
              <text:list-item>
                <text:p text:style-name="P248"><text:span text:style-name="Default_20_Paragraph_20_Font"><text:span text:style-name="T1">last_mofified</text:span></text:span></text:p>
              </text:list-item>
            </text:list>
          </table:table-cell>
          <table:table-cell table:style-name="Table24.A1" office:value-type="string">
            <text:p text:style-name="P4">Dokumendi viimase muutmise aeg</text:p>
          </table:table-cell>
          <table:table-cell table:style-name="Table24.C1" office:value-type="string">
            <text:p text:style-name="P4">Date</text:p>
          </table:table-cell>
          <table:table-cell table:style-name="Table24.A1" office:value-type="string">
            <text:p text:style-name="P31">2010-08-09T12:17:26.000+03:00</text:p>
          </table:table-cell>
        </table:table-row>
        <table:table-row>
          <table:table-cell table:style-name="Table24.A1" office:value-type="string">
            <text:list xml:id="list150515211419667" text:continue-numbering="true" text:style-name="L2">
              <text:list-item>
                <text:p text:style-name="P248"><text:span text:style-name="Default_20_Paragraph_20_Font"><text:span text:style-name="T1">signable</text:span></text:span></text:p>
              </text:list-item>
            </text:list>
          </table:table-cell>
          <table:table-cell table:style-name="Table24.A1" office:value-type="string">
            <text:p text:style-name="P4">Näitab, kas document on allkirjastatav</text:p>
          </table:table-cell>
          <table:table-cell table:style-name="Table24.C1" office:value-type="string">
            <text:p text:style-name="P4">Boolean</text:p>
          </table:table-cell>
          <table:table-cell table:style-name="Table24.A1" office:value-type="string">
            <text:p text:style-name="P31">true</text:p>
          </table:table-cell>
        </table:table-row>
        <table:table-row>
          <table:table-cell table:style-name="Table24.A1" office:value-type="string">
            <text:list xml:id="list150514389065868" text:continue-numbering="true" text:style-name="L2">
              <text:list-item>
                <text:p text:style-name="P248"><text:span text:style-name="Default_20_Paragraph_20_Font"><text:span text:style-name="T1">document_files</text:span></text:span></text:p>
              </text:list-item>
            </text:list>
          </table:table-cell>
          <table:table-cell table:style-name="Table24.A1" office:value-type="string">
            <text:p text:style-name="Normal"><text:span text:style-name="Default_20_Paragraph_20_Font"><text:span text:style-name="T2">Dokumendi failide konteiner</text:span></text:span></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50514637976201" text:continue-numbering="true" text:style-name="L2">
              <text:list-item>
                <text:p text:style-name="P248"><text:span text:style-name="Default_20_Paragraph_20_Font"><text:span text:style-name="T1">remove_date</text:span></text:span></text:p>
              </text:list-item>
            </text:list>
          </table:table-cell>
          <table:table-cell table:style-name="Table24.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22">2012-01-01</text:span></text:span></text:p>
          </table:table-cell>
        </table:table-row>
        <table:table-row>
          <table:table-cell table:style-name="Table24.A6" office:value-type="string">
            <text:list xml:id="list150514486849363" text:continue-numbering="true" text:style-name="L2">
              <text:list-item>
                <text:p text:style-name="P247"><text:change-start text:change-id="ct2160636221920"/>signed<text:change-end text:change-id="ct2160636221920"/></text:p>
              </text:list-item>
            </text:list>
          </table:table-cell>
          <table:table-cell table:style-name="Table24.A6" office:value-type="string">
            <text:p text:style-name="Normal"><text:change-start text:change-id="ct2160636221248"/><text:span text:style-name="Default_20_Paragraph_20_Font"><text:span text:style-name="T2">Näitab, kas dokumenti on allkirjastatud</text:span></text:span><text:change-end text:change-id="ct2160636221248"/></text:p>
          </table:table-cell>
          <table:table-cell table:style-name="Table24.C6" office:value-type="string">
            <text:p text:style-name="P4"><text:change-start text:change-id="ct2160636216544"/>Boolean<text:change-end text:change-id="ct2160636216544"/></text:p>
          </table:table-cell>
          <table:table-cell table:style-name="Table24.A6" office:value-type="string">
            <text:p text:style-name="P4"><text:change-start text:change-id="ct2160636213408"/>false<text:change-end text:change-id="ct2160636213408"/></text:p>
          </table:table-cell>
        </table:table-row>
        <table:table-row>
          <table:table-cell table:style-name="Table24.A6" office:value-type="string">
            <text:list xml:id="list150514376317921" text:continue-numbering="true" text:style-name="L2">
              <text:list-item>
                <text:p text:style-name="P250"><text:change-start text:change-id="ct2160636213632"/>eform_use_id<text:change-end text:change-id="ct2160636213632"/></text:p>
              </text:list-item>
            </text:list>
          </table:table-cell>
          <table:table-cell table:style-name="Table24.A6" office:value-type="string">
            <text:p text:style-name="Normal"><text:change-start text:change-id="ct2160636214976"/><text:span text:style-name="Default_20_Paragraph_20_Font"><text:span text:style-name="T2">Evormi kasutuselevõtu id</text:span></text:span><text:change-end text:change-id="ct2160636214976"/></text:p>
          </table:table-cell>
          <table:table-cell table:style-name="Table24.C6" office:value-type="string">
            <text:p text:style-name="P4"><text:change-start text:change-id="ct2160636217216"/>Integer<text:change-end text:change-id="ct2160636217216"/></text:p>
          </table:table-cell>
          <table:table-cell table:style-name="Table24.D21" office:value-type="float" office:value="299">
            <text:p text:style-name="P4"><text:change-start text:change-id="ct2160636224384"/>299<text:change-end text:change-id="ct2160636224384"/></text:p>
          </table:table-cell>
        </table:table-row>
        <table:table-row>
          <table:table-cell table:style-name="Table24.A1" office:value-type="string">
            <text:list xml:id="list150514544442123" text:continue-numbering="true" text:style-name="L2">
              <text:list-item>
                <text:p text:style-name="P248"><text:span text:style-name="Default_20_Paragraph_20_Font"><text:span text:style-name="T1">file</text:span></text:span></text:p>
              </text:list-item>
            </text:list>
          </table:table-cell>
          <table:table-cell table:style-name="Table24.A1" office:value-type="string">
            <text:p text:style-name="P4">Dokumendi faili andmed</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50515200470924" text:continue-numbering="true" text:style-name="L2">
              <text:list-item>
                <text:p text:style-name="P248"><text:span text:style-name="Default_20_Paragraph_20_Font"><text:span text:style-name="T1">file.id</text:span></text:span></text:p>
              </text:list-item>
            </text:list>
          </table:table-cell>
          <table:table-cell table:style-name="Table24.A1" office:value-type="string">
            <text:p text:style-name="Normal"><text:span text:style-name="Default_20_Paragraph_20_Font"><text:span text:style-name="T2">Faili id (määratud juhul kui soovitakse muuta olemasolevat dokumendi faili)</text:span></text:span></text:p>
          </table:table-cell>
          <table:table-cell table:style-name="Table24.C1" office:value-type="string">
            <text:p text:style-name="P4">Integer</text:p>
          </table:table-cell>
          <table:table-cell table:style-name="Table24.A1" office:value-type="string">
            <text:p text:style-name="P4">56</text:p>
          </table:table-cell>
        </table:table-row>
        <table:table-row>
          <table:table-cell table:style-name="Table24.A1" office:value-type="string">
            <text:list xml:id="list150514904575780" text:continue-numbering="true" text:style-name="L2">
              <text:list-item>
                <text:p text:style-name="P248"><text:span text:style-name="Default_20_Paragraph_20_Font"><text:span text:style-name="T1">file.name</text:span></text:span></text:p>
              </text:list-item>
            </text:list>
          </table:table-cell>
          <table:table-cell table:style-name="Table24.A1" office:value-type="string">
            <text:p text:style-name="P4">Faili nimi koos laiendiga</text:p>
          </table:table-cell>
          <table:table-cell table:style-name="Table24.C1" office:value-type="string">
            <text:p text:style-name="P4">String</text:p>
          </table:table-cell>
          <table:table-cell table:style-name="Table24.A1" office:value-type="string">
            <text:p text:style-name="P4">Avaldus.txt</text:p>
          </table:table-cell>
        </table:table-row>
        <table:table-row>
          <table:table-cell table:style-name="Table24.A1" office:value-type="string">
            <text:list xml:id="list150513764323158" text:continue-numbering="true" text:style-name="L2">
              <text:list-item>
                <text:p text:style-name="P248"><text:span text:style-name="Default_20_Paragraph_20_Font"><text:span text:style-name="T1">file.content_type</text:span></text:span></text:p>
              </text:list-item>
            </text:list>
          </table:table-cell>
          <table:table-cell table:style-name="Table24.A1" office:value-type="string">
            <text:p text:style-name="P4">Faili MIME tüüp</text:p>
          </table:table-cell>
          <table:table-cell table:style-name="Table24.C1" office:value-type="string">
            <text:p text:style-name="P4">String</text:p>
          </table:table-cell>
          <table:table-cell table:style-name="Table24.A1" office:value-type="string">
            <text:p text:style-name="P4">Application/pdf</text:p>
          </table:table-cell>
        </table:table-row>
        <table:table-row>
          <table:table-cell table:style-name="Table24.A1" office:value-type="string">
            <text:list xml:id="list150515318067422" text:continue-numbering="true" text:style-name="L2">
              <text:list-item>
                <text:p text:style-name="P248"><text:span text:style-name="Default_20_Paragraph_20_Font"><text:span text:style-name="T1">file.description</text:span></text:span></text:p>
              </text:list-item>
            </text:list>
          </table:table-cell>
          <table:table-cell table:style-name="Table24.A1" office:value-type="string">
            <text:p text:style-name="P4">Faili pealkiri või kirjeldus</text:p>
          </table:table-cell>
          <table:table-cell table:style-name="Table24.C1" office:value-type="string">
            <text:p text:style-name="P4">String</text:p>
          </table:table-cell>
          <table:table-cell table:style-name="Table24.A1" office:value-type="string">
            <text:p text:style-name="P4">Avaldus Tallinna Linnavalitsusele</text:p>
          </table:table-cell>
        </table:table-row>
        <table:table-row>
          <table:table-cell table:style-name="Table24.A1" office:value-type="string">
            <text:list xml:id="list150513853461359" text:continue-numbering="true" text:style-name="L2">
              <text:list-item>
                <text:p text:style-name="P248"><text:span text:style-name="Default_20_Paragraph_20_Font"><text:span text:style-name="T1">file.size_bytes</text:span></text:span></text:p>
              </text:list-item>
            </text:list>
          </table:table-cell>
          <table:table-cell table:style-name="Table24.A1" office:value-type="string">
            <text:p text:style-name="P4">Faili suurus baitides</text:p>
          </table:table-cell>
          <table:table-cell table:style-name="Table24.C1" office:value-type="string">
            <text:p text:style-name="P4">Long</text:p>
          </table:table-cell>
          <table:table-cell table:style-name="Table24.A1" office:value-type="string">
            <text:p text:style-name="P4">300</text:p>
          </table:table-cell>
        </table:table-row>
        <table:table-row>
          <table:table-cell table:style-name="Table24.A1" office:value-type="string">
            <text:list xml:id="list150513393505927" text:continue-numbering="true" text:style-name="L2">
              <text:list-item>
                <text:p text:style-name="P248"><text:span text:style-name="Default_20_Paragraph_20_Font"><text:span text:style-name="T1">file.file_type</text:span></text:span></text:p>
              </text:list-item>
            </text:list>
          </table:table-cell>
          <table:table-cell table:style-name="Table24.A1" office:value-type="string">
            <text:p text:style-name="P4">Faili tüüp</text:p>
          </table:table-cell>
          <table:table-cell table:style-name="Table24.C1" office:value-type="string">
            <text:p text:style-name="P4">String</text:p>
          </table:table-cell>
          <table:table-cell table:style-name="Table24.A1" office:value-type="string">
            <text:p text:style-name="P4">document_file</text:p>
          </table:table-cell>
        </table:table-row>
        <text:soft-page-break/>
        <table:table-row>
          <table:table-cell table:style-name="Table24.A1" office:value-type="string">
            <text:list xml:id="list150515432337631" text:continue-numbering="true" text:style-name="L2">
              <text:list-item>
                <text:p text:style-name="P248"><text:span text:style-name="Default_20_Paragraph_20_Font"><text:span text:style-name="T1">file.data</text:span></text:span></text:p>
              </text:list-item>
            </text:list>
          </table:table-cell>
          <table:table-cell table:style-name="Table24.A1" office:value-type="string">
            <text:p text:style-name="Normal"><text:span text:style-name="Default_20_Paragraph_20_Font"><text:span text:style-name="T2">Faili sisu Base64 kodeeringus</text:span></text:span></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22">SvVnZXZhI…</text:span></text:span></text:p>
          </table:table-cell>
        </table:table-row>
      </table:table>
      <text:p text:style-name="P4"/>
      <text:p text:style-name="P4">Näide:</text:p>
      <text:p text:style-name="P156"/>
      <text:p text:style-name="P32">&lt;?xml version="1.0" encoding="UTF-8"?&gt;</text:p>
      <text:p text:style-name="P32">&lt;document&gt;</text:p>
      <text:p text:style-name="P32"><text:s text:c="4"/>&lt;id&gt;46&lt;/id&gt;</text:p>
      <text:p text:style-name="P32"><text:s text:c="4"/>&lt;guid&gt;19d71714-0d93-292a-b254-3a06a4f24002&lt;/guid&gt;</text:p>
      <text:p text:style-name="P32"><text:s text:c="4"/>&lt;title&gt;Avaldus Jõgeva Linnavalitsusele&lt;/title&gt;</text:p>
      <text:p text:style-name="P32"><text:s text:c="4"/>&lt;folder&gt;local&lt;/folder&gt;</text:p>
      <text:p text:style-name="P32"><text:s text:c="4"/>&lt;has_been_viewed&gt;true&lt;/has_been_viewed&gt;</text:p>
      <text:p text:style-name="P32"><text:s text:c="4"/>&lt;document_type&gt;application&lt;/document_type&gt;</text:p>
      <text:p text:style-name="P32"><text:s text:c="4"/>&lt;creator_code&gt;EE38407089745&lt;/creator_code&gt;</text:p>
      <text:p text:style-name="P32"><text:s text:c="4"/>&lt;creator_name&gt;Eesnimi Perenimi&lt;/creator_name&gt;</text:p>
      <text:p text:style-name="P32"><text:s text:c="4"/>&lt;creator_user_code&gt;EE38407089745&lt;/creator_user_code&gt;</text:p>
      <text:p text:style-name="P32"><text:s text:c="4"/>&lt;creator_user_name&gt;Eesnimi Perenimi&lt;/creator_user_name&gt;</text:p>
      <text:p text:style-name="P32"><text:s text:c="4"/>&lt;created&gt;2010-08-09T12:17:26.000+03:00&lt;/created&gt;</text:p>
      <text:p text:style-name="P32"><text:s text:c="4"/>&lt;creator_application&gt;KOV&lt;/creator_application&gt;</text:p>
      <text:p text:style-name="P32"><text:s text:c="4"/>&lt;last_modified&gt;2010-08-09T12:17:26.000+03:00&lt;/last_modified&gt;</text:p>
      <text:p text:style-name="P32"><text:s text:c="4"/>&lt;signable&gt;true&lt;/signable&gt;</text:p>
      <text:p text:style-name="P32"><text:s text:c="4"/>&lt;remove_date&gt;2012-01-01&lt;/remove_date&gt;</text:p>
      <text:p text:style-name="P32"><text:s text:c="4"/>&lt;document_files&gt;</text:p>
      <text:p text:style-name="P32"><text:s text:c="8"/>&lt;total_files&gt;2&lt;/total_files&gt;</text:p>
      <text:p text:style-name="P32"><text:s text:c="8"/>&lt;total_bytes&gt;446&lt;/total_bytes&gt;</text:p>
      <text:p text:style-name="P32"><text:s text:c="8"/>&lt;document_files&gt;</text:p>
      <text:p text:style-name="P32"><text:s text:c="12"/>&lt;file&gt;</text:p>
      <text:p text:style-name="P32"><text:s text:c="16"/>&lt;id&gt;17&lt;/id&gt;</text:p>
      <text:p text:style-name="P32"><text:s text:c="16"/>&lt;name&gt;avaldus2.txt&lt;/name&gt;</text:p>
      <text:p text:style-name="P32"><text:s text:c="16"/>&lt;content_type&gt;text/plain&lt;/content_type&gt;</text:p>
      <text:p text:style-name="P32"><text:s text:c="16"/>&lt;description&gt;Avaldus tekstifailina&lt;/description&gt;</text:p>
      <text:p text:style-name="P32"><text:s text:c="16"/>&lt;size_bytes&gt;223&lt;/size_bytes&gt;</text:p>
      <text:p text:style-name="P32"><text:s text:c="16"/>&lt;file_type&gt;document_file&lt;/file_type&gt;</text:p>
      <text:p text:style-name="P82"><text:span text:style-name="Default_20_Paragraph_20_Font"><text:span text:style-name="T22"><text:s text:c="16"/>&lt;data&gt;SvVnZXZhIExpbm5hdmFsaXRzdXMJMjAuMDQuMjAxMA0KDQpBdmFsZHVzDQoNClBhbHVuIHZpaXZp</text:span></text:span></text:p>
      <text:p text:style-name="P32">dGFtYXR1bHQgdGFnYXN0YWRhIG1pbnUgcG9vbHQgbfb2ZHVudWQgdGVpc2lw5GV2YWwgbGlubmF2</text:p>
      <text:p text:style-name="P32">YWxpdHN1c2Uga2FudHNlbGVpc3NlIHVudXN0YXR1ZCBrb2h2ZXIsIHN1dXNhZCBqYSByYW5uYXBh</text:p>
      <text:p text:style-name="P82"><text:span text:style-name="Default_20_Paragraph_20_Font"><text:span text:style-name="T22">bGwuDQoNCg0KRWlubyBNdWlkdWdpDQpBUyBBc3V0dXMNCkp1aGF0dXNlIGVzaW1lZXMNCg==</text:span></text:span></text:p>
      <text:p text:style-name="P32">&lt;/data&gt;</text:p>
      <text:p text:style-name="P32"><text:s text:c="12"/>&lt;/file&gt;</text:p>
      <text:p text:style-name="P32"><text:s text:c="12"/>&lt;file&gt;</text:p>
      <text:p text:style-name="P32"><text:s text:c="16"/>&lt;id&gt;16&lt;/id&gt;</text:p>
      <text:p text:style-name="P32"><text:s text:c="16"/>&lt;name&gt;avaldus1.txt&lt;/name&gt;</text:p>
      <text:p text:style-name="P32"><text:s text:c="16"/>&lt;content_type&gt;text/plain&lt;/content_type&gt;</text:p>
      <text:p text:style-name="P32"><text:s text:c="16"/>&lt;description&gt;Avaldus tekstifailina&lt;/description&gt;</text:p>
      <text:p text:style-name="P32"><text:s text:c="16"/>&lt;size_bytes&gt;223&lt;/size_bytes&gt;</text:p>
      <text:p text:style-name="P32"><text:s text:c="16"/>&lt;file_type&gt;document_file&lt;/file_type&gt;</text:p>
      <text:p text:style-name="P82"><text:span text:style-name="Default_20_Paragraph_20_Font"><text:span text:style-name="T22"><text:s text:c="16"/>&lt;data&gt;SvVnZXZhIExpbm5hdmFsaXRzdXMJMjAuMDQuMjAxMA0KDQpBdmFsZHVzDQoNClBhbHVuIHZpaXZp</text:span></text:span></text:p>
      <text:p text:style-name="P32">dGFtYXR1bHQgdGFnYXN0YWRhIG1pbnUgcG9vbHQgbfb2ZHVudWQgdGVpc2lw5GV2YWwgbGlubmF2</text:p>
      <text:p text:style-name="P32">YWxpdHN1c2Uga2FudHNlbGVpc3NlIHVudXN0YXR1ZCBrb2h2ZXIsIHN1dXNhZCBqYSByYW5uYXBh</text:p>
      <text:p text:style-name="P82"><text:span text:style-name="Default_20_Paragraph_20_Font"><text:span text:style-name="T22">bGwuDQoNCg0KRWlubyBNdWlkdWdpDQpBUyBBc3V0dXMNCkp1aGF0dXNlIGVzaW1lZXMNCg==</text:span></text:span></text:p>
      <text:p text:style-name="P32">&lt;/data&gt;</text:p>
      <text:p text:style-name="P32"><text:s text:c="12"/>&lt;/file&gt;</text:p>
      <text:p text:style-name="P32"><text:s text:c="8"/>&lt;/document_files&gt;</text:p>
      <text:p text:style-name="P32"><text:s text:c="4"/>&lt;/document_files&gt;</text:p>
      <text:p text:style-name="P32">&lt;/document&gt;</text:p>
      <text:h text:style-name="P253" text:outline-level="1"><text:bookmark-start text:name="_Toc310595933"/><text:bookmark-start text:name="_Toc290888216"/><text:bookmark-start text:name="_Toc290045527"/><text:bookmark-start text:name="_Toc273352543"/><text:bookmark-start text:name="_Toc273345936"/><text:bookmark-start text:name="_Toc271627641"/><text:bookmark-start text:name="_Toc271552508"/><text:bookmark-start text:name="_Toc271551513"/><text:bookmark-start text:name="_Toc271031534"/><text:bookmark-start text:name="_Toc270424931"/><text:bookmark-start text:name="_Toc270420747"/><text:bookmark-start text:name="_Toc269120309"/><text:bookmark-start text:name="_Toc269120578"/><text:bookmark-start text:name="_Toc269122895"/><text:bookmark-start text:name="_Toc269124337"/><text:bookmark-start text:name="_Toc269126601"/><text:bookmark-start text:name="_Toc269128819"/><text:bookmark-start text:name="__RefHeading___Toc55482_1250719955"/><text:bookmark-start text:name="_Toc379789497"/><text:soft-page-break/>GetDocument.v2<text:bookmark-end text:name="__RefHeading___Toc55482_1250719955"/><text:bookmark-end text:name="_Toc379789497"/></text:h>
      <text:p text:style-name="P6">Päring võimaldab pärida dokumendi andmed. Dokumenti on võimalik pärida ka koos failidega (päringu vastuses tagastatakse ka dokumendi juurde kuuluvate failide sisu) – selleks tuleb määrata parameetri „include_file_contents“ väärtuseks „true“. </text:p>
      <text:p text:style-name="P6"/>
      <text:p text:style-name="P6">Parameetriga „file_types“ saab piirata, millist tüüpi faile soovitakse alla laadida. Võimalikud väärtused:</text:p>
      <text:p text:style-name="P233"><text:span text:style-name="Default_20_Paragraph_20_Font"><text:span text:style-name="T1">document</text:span></text:span><text:span text:style-name="Default_20_Paragraph_20_Font"><text:span text:style-name="T2">_file <text:s/>= <text:s/>dokumendi failid</text:span></text:span></text:p>
      <text:p text:style-name="P234">signature_container <text:s/>= <text:s/>digitaalallkirja konteiner</text:p>
      <text:p text:style-name="P234">zip_archive <text:s/>= <text:s/>dokumendi failidest moodustatud ZIP arhiiv</text:p>
      <text:p text:style-name="P4">Tüüpi „zip_archive“ saab kasutada ainult juhul, kui „include_file_contents“ väärtuseks on „true“.</text:p>
      <text:p text:style-name="P4"/>
      <text:p text:style-name="P29"><text:span text:style-name="Strong"><text:span text:style-name="T28">Võrreldes esimese versiooniga on lisatud võimalus</text:span></text:span><text:span text:style-name="Strong"> </text:span><text:span text:style-name="Default_20_Paragraph_20_Font"><text:span text:style-name="T30">filtreerida tagastatavaid dokumente ka parameetri DVK_ID järgi. Päringu vastuses tagastatakse võrreldes esimese versiooniga document_sharing.dvk_id veerg DVK ID-na (esimeses versioonis document.dvk_id veerg) .</text:span></text:span></text:p>
      <text:p text:style-name="Normal"/>
      <text:p text:style-name="P6">Dokumendi andmed tagastatakse SOAP manusena. Viide SOAP manusele lisatakse vastuse parameetri „document“ atribuuti „href“.</text:p>
      <text:p text:style-name="P4"/>
      <text:p text:style-name="P4">Parameetrid</text:p>
      <table:table table:name="Table25" table:style-name="Table25">
        <table:table-column table:style-name="Table25.A"/>
        <table:table-column table:style-name="Table25.B" table:number-columns-repeated="2"/>
        <table:table-row>
          <table:table-cell table:style-name="Table25.A1" office:value-type="string">
            <text:p text:style-name="Normal"><text:span text:style-name="Default_20_Paragraph_20_Font"><text:span text:style-name="T8">Nimi</text:span></text:span></text:p>
          </table:table-cell>
          <table:table-cell table:style-name="Table25.A1" office:value-type="string">
            <text:p text:style-name="Normal"><text:span text:style-name="Default_20_Paragraph_20_Font"><text:span text:style-name="T8">Väärtuse tüüp</text:span></text:span></text:p>
          </table:table-cell>
          <table:table-cell table:style-name="Table25.A1" office:value-type="string">
            <text:p text:style-name="Normal"><text:span text:style-name="Default_20_Paragraph_20_Font"><text:span text:style-name="T8">Väärtuse näide</text:span></text:span></text:p>
          </table:table-cell>
        </table:table-row>
        <table:table-row>
          <table:table-cell table:style-name="Table25.A1" office:value-type="string">
            <text:p text:style-name="Normal"><text:span text:style-name="Default_20_Paragraph_20_Font"><text:span text:style-name="T1">Document_id</text:span></text:span></text:p>
          </table:table-cell>
          <table:table-cell table:style-name="Table25.A1" office:value-type="string">
            <text:p text:style-name="Normal"><text:span text:style-name="Default_20_Paragraph_20_Font"><text:span text:style-name="T1">Integer</text:span></text:span></text:p>
          </table:table-cell>
          <table:table-cell table:style-name="Table25.A1" office:value-type="string">
            <text:p text:style-name="Normal"><text:span text:style-name="Default_20_Paragraph_20_Font"><text:span text:style-name="T1">46</text:span></text:span></text:p>
          </table:table-cell>
        </table:table-row>
        <table:table-row>
          <table:table-cell table:style-name="Table25.A1" office:value-type="string">
            <text:p text:style-name="Normal"><text:span text:style-name="Default_20_Paragraph_20_Font"><text:span text:style-name="T1">Dvk_id</text:span></text:span></text:p>
          </table:table-cell>
          <table:table-cell table:style-name="Table25.A1" office:value-type="string">
            <text:p text:style-name="Normal"><text:span text:style-name="Default_20_Paragraph_20_Font"><text:span text:style-name="T1">Integer</text:span></text:span></text:p>
          </table:table-cell>
          <table:table-cell table:style-name="Table25.A1" office:value-type="string">
            <text:p text:style-name="Normal"><text:span text:style-name="Default_20_Paragraph_20_Font"><text:span text:style-name="T1">98</text:span></text:span></text:p>
          </table:table-cell>
        </table:table-row>
        <table:table-row>
          <table:table-cell table:style-name="Table25.A1" office:value-type="string">
            <text:p text:style-name="Normal"><text:span text:style-name="Default_20_Paragraph_20_Font"><text:span text:style-name="T1">Include_file_contents</text:span></text:span></text:p>
          </table:table-cell>
          <table:table-cell table:style-name="Table25.A1" office:value-type="string">
            <text:p text:style-name="Normal"><text:span text:style-name="Default_20_Paragraph_20_Font"><text:span text:style-name="T1">Boolean</text:span></text:span></text:p>
          </table:table-cell>
          <table:table-cell table:style-name="Table25.A1" office:value-type="string">
            <text:p text:style-name="Normal"><text:span text:style-name="Default_20_Paragraph_20_Font"><text:span text:style-name="T1">true</text:span></text:span></text:p>
          </table:table-cell>
        </table:table-row>
        <table:table-row>
          <table:table-cell table:style-name="Table25.A1" office:value-type="string">
            <text:p text:style-name="Normal"><text:span text:style-name="Default_20_Paragraph_20_Font"><text:span text:style-name="T1">file_types</text:span></text:span></text:p>
          </table:table-cell>
          <table:table-cell table:style-name="Table25.A1" office:value-type="string">
            <text:p text:style-name="Normal"><text:span text:style-name="Default_20_Paragraph_20_Font"><text:span text:style-name="T1">Faili tüüpide massiiv</text:span></text:span></text:p>
          </table:table-cell>
          <table:table-cell table:style-name="Table25.A1" office:value-type="string">
            <text:p text:style-name="P4"/>
          </table:table-cell>
        </table:table-row>
        <table:table-row>
          <table:table-cell table:style-name="Table25.A1" office:value-type="string">
            <text:p text:style-name="Normal"><text:span text:style-name="Default_20_Paragraph_20_Font"><text:span text:style-name="T1">file_types.file_type</text:span></text:span></text:p>
          </table:table-cell>
          <table:table-cell table:style-name="Table25.A1" office:value-type="string">
            <text:p text:style-name="Normal"><text:span text:style-name="Default_20_Paragraph_20_Font"><text:span text:style-name="T1">Faili tüübi nimetus</text:span></text:span></text:p>
          </table:table-cell>
          <table:table-cell table:style-name="Table25.A1" office:value-type="string">
            <text:p text:style-name="Normal"><text:span text:style-name="Default_20_Paragraph_20_Font"><text:span text:style-name="T1">signature_container</text:span></text:span></text:p>
          </table:table-cell>
        </table:table-row>
      </table:table>
      <text:p text:style-name="P4"/>
      <text:p text:style-name="P13">Päringu näide</text:p>
      <text:p text:style-name="P156"/>
      <text:p text:style-name="P175"><text:span text:style-name="T75">X-tee sõnumiprotokoll v</text:span><text:span text:style-name="T97">2.</text:span><text:span text:style-name="T75">0</text:span></text:p>
      <text:p text:style-name="P32">&lt;soapenv:Envelope xmlns:soapenv="http://schemas.xmlsoap.org/soap/envelope/" xmlns:amet="http://producers.ametlikud-dokumendid.xtee.riik.ee/producer/ametlikud-dokumendid" xmlns:xtee="http://x-tee.riik.ee/xsd/xtee.xsd"&gt;</text:p>
      <text:p text:style-name="P32"><text:s text:c="3"/>&lt;soapenv:Header&gt;</text:p>
      <text:p text:style-name="P32"><text:s text:c="6"/>&lt;amet:infosysteem&gt;KOV&lt;/amet:infosysteem&gt;</text:p>
      <text:p text:style-name="P32"><text:s text:c="6"/>&lt;xtee:nimi&gt;ametlikud-dokumendid.getDocument.v2&lt;/xtee:nimi&gt;</text:p>
      <text:p text:style-name="P32"><text:s text:c="6"/>&lt;xtee:id&gt;00000000000000&lt;/xtee:id&gt;</text:p>
      <text:p text:style-name="P32"><text:s text:c="6"/>&lt;xtee:isikukood&gt;EE38605150320&lt;/xtee:isikukood&gt;</text:p>
      <text:p text:style-name="P32"><text:s text:c="6"/>&lt;xtee:andmekogu&gt;ametlikud-dokumendid&lt;/xtee:andmekogu&gt;</text:p>
      <text:p text:style-name="P32"><text:s text:c="6"/>&lt;xtee:asutus&gt;10560025&lt;/xtee:asutus&gt;</text:p>
      <text:p text:style-name="P32"><text:s text:c="3"/>&lt;/soapenv:Header&gt;</text:p>
      <text:p text:style-name="P32"><text:s text:c="3"/>&lt;soapenv:Body&gt;</text:p>
      <text:p text:style-name="P32"><text:s text:c="6"/>&lt;amet:getDocument&gt;</text:p>
      <text:p text:style-name="P32"><text:s text:c="9"/>&lt;keha&gt;</text:p>
      <text:p text:style-name="P32"><text:s text:c="12"/>&lt;dvk_id&gt;9573&lt;/dvk_id&gt;</text:p>
      <text:p text:style-name="P32"><text:s text:c="13"/>&lt;include_file_contents&gt;false&lt;/include_file_contents&gt;</text:p>
      <text:p text:style-name="P32"><text:s text:c="9"/>&lt;/keha&gt;</text:p>
      <text:p text:style-name="P32"><text:s text:c="6"/>&lt;/amet:getDocument&gt;</text:p>
      <text:p text:style-name="P32"><text:s text:c="3"/>&lt;/soapenv:Body&gt;</text:p>
      <text:p text:style-name="P82"><text:span text:style-name="Default_20_Paragraph_20_Font"><text:span text:style-name="T22">&lt;/soapenv:Envelope&gt;</text:span></text:span></text:p>
      <text:p text:style-name="P4"/>
      <text:p text:style-name="P175"><text:soft-page-break/><text:span text:style-name="T75">X-tee sõnumiprotokoll v</text:span><text:span text:style-name="T97">4.</text:span><text:span text:style-name="T75">0</text:span></text:p>
      <text:p text:style-name="P190">&lt;soapenv:Envelope xmlns:soapenv="http://schemas.xmlsoap.org/soap/envelope/"</text:p>
      <text:p text:style-name="P190"><text:tab/>xmlns:adit="http://producers.ametlikud-dokumendid.xtee.riik.ee/producer/ametlikud-dokumendid"</text:p>
      <text:p text:style-name="P190"><text:tab/>xmlns:xrd="http://x-road.eu/xsd/xroad.xsd"</text:p>
      <text:p text:style-name="P190"><text:tab/>xmlns:id="http://x-road.eu/xsd/identifiers"&gt;</text:p>
      <text:p text:style-name="P190"><text:s text:c="4"/>&lt;soapenv:Header&gt;</text:p>
      <text:p text:style-name="P190"><text:s text:c="8"/>&lt;xrd:<text:span text:style-name="T66">client</text:span> id:objectType="MEMBER"&gt;</text:p>
      <text:p text:style-name="P190"><text:s text:c="12"/>&lt;id:xRoadInstance&gt;EE&lt;/id:xRoadInstance&gt;</text:p>
      <text:p text:style-name="P190"><text:s text:c="12"/>&lt;id:memberClass&gt;BUSINESS&lt;/id:memberClass&gt;</text:p>
      <text:p text:style-name="P190"><text:s text:c="12"/>&lt;id:memberCode&gt;12345678&lt;/id:memberCode&gt;</text:p>
      <text:p text:style-name="P190"><text:s text:c="8"/>&lt;/xrd:<text:span text:style-name="T29">client</text:span>&gt;</text:p>
      <text:p text:style-name="P190"><text:s text:c="8"/>&lt;xrd:<text:span text:style-name="T66">service</text:span> id:objectType="SERVICE"&gt;</text:p>
      <text:p text:style-name="P190"><text:s text:c="12"/>&lt;id:xRoadInstance&gt;EE&lt;/id:xRoadInstance&gt;</text:p>
      <text:p text:style-name="P190"><text:s text:c="12"/>&lt;id:memberClass&gt;GOV&lt;/id:memberClass&gt;</text:p>
      <text:p text:style-name="P190"><text:s text:c="12"/>&lt;id:memberCode&gt;70006317&lt;/id:memberCode&gt;</text:p>
      <text:p text:style-name="P190"><text:tab/><text:tab/><text:tab/></text:p>
      <text:p text:style-name="P190"><text:s text:c="12"/>&lt;id:subsystemCode&gt;ametlikud-dokumendid&lt;/id:subsystemCode&gt;</text:p>
      <text:p text:style-name="P190"><text:s text:c="12"/>&lt;id:serviceCode&gt;<text:span text:style-name="T134">getDocument</text:span>&lt;/id:serviceCode&gt;</text:p>
      <text:p text:style-name="P190"><text:s text:c="12"/>&lt;id:serviceVersion&gt;v<text:span text:style-name="T37">2</text:span>&lt;/id:serviceVersion&gt;</text:p>
      <text:p text:style-name="P190"><text:s text:c="8"/>&lt;/xrd:<text:span text:style-name="T29">service</text:span>&gt;</text:p>
      <text:p text:style-name="P190"><text:s text:c="8"/>&lt;xrd:<text:span text:style-name="T66">userId</text:span>&gt;EE37901130250&lt;/xrd:userId&gt;</text:p>
      <text:p text:style-name="P190"><text:s text:c="8"/>&lt;xrd:<text:span text:style-name="T66">id</text:span>&gt;3cf04253-db0c-4d1d-8105-791472d88437&lt;/xrd:id&gt;</text:p>
      <text:p text:style-name="P190"><text:s text:c="8"/>&lt;xrd:<text:span text:style-name="T66">protocolVersion</text:span>&gt;4.0&lt;/xrd:protocolVersion&gt;</text:p>
      <text:p text:style-name="P190"/>
      <text:p text:style-name="P190"><text:s text:c="8"/>&lt;adit:infosysteem&gt;<text:span text:style-name="T70">KOV</text:span>&lt;/adit:infosysteem&gt;</text:p>
      <text:p text:style-name="P190"><text:s text:c="4"/>&lt;/soapenv:Header&gt;</text:p>
      <text:p text:style-name="P190"><text:s text:c="4"/>&lt;soapenv:Body&gt;</text:p>
      <text:p text:style-name="P190"><text:s text:c="8"/>&lt;amet:getDocument&gt;</text:p>
      <text:p text:style-name="P190"><text:s text:c="12"/>&lt;keha&gt;</text:p>
      <text:p text:style-name="P190"><text:s text:c="16"/>&lt;dvk_id&gt;9573&lt;/dvk_id&gt;</text:p>
      <text:p text:style-name="P190"><text:s text:c="16"/>&lt;include_file_contents&gt;false&lt;/include_file_contents&gt;</text:p>
      <text:p text:style-name="P190"><text:s text:c="12"/>&lt;/keha&gt;</text:p>
      <text:p text:style-name="P190"><text:s text:c="8"/>&lt;/amet:getDocument&gt;</text:p>
      <text:p text:style-name="P190"><text:s text:c="4"/>&lt;/soapenv:Body&gt;</text:p>
      <text:p text:style-name="P26"><text:span text:style-name="Default_20_Paragraph_20_Font"><text:span text:style-name="T129">&lt;/soapenv:Envelope&gt;</text:span></text:span></text:p>
      <text:p text:style-name="P4"/>
      <text:p text:style-name="P4"/>
      <text:p text:style-name="P13">Päringu vastuse näide</text:p>
      <text:p text:style-name="P156"/>
      <text:p text:style-name="P176"><text:span text:style-name="T75">X-tee sõnumiprotokoll v</text:span><text:span text:style-name="T98">2</text:span><text:span text:style-name="T97">.</text:span><text:span text:style-name="T75">0</text:span></text:p>
      <text:p text:style-name="P32">&lt;SOAP-ENV:Envelope SOAP-ENV:encodingStyle="http://schemas.xmlsoap.org/soap/encoding/" xmlns:SOAP-ENV="http://schemas.xmlsoap.org/soap/envelope/" xmlns:SOAP-ENC="http://schemas.xmlsoap.org/soap/encoding/" xmlns:ame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0560025&lt;/xtee:asutus&gt;</text:p>
      <text:p text:style-name="P32"><text:s text:c="6"/>&lt;xtee:isikukood xsi:type="xsd:string"&gt;EE38605150320&lt;/xtee:isikukood&gt;</text:p>
      <text:p text:style-name="P32"><text:s text:c="6"/>&lt;xtee:id xsi:type="xsd:string"&gt;00000000000000&lt;/xtee:id&gt;</text:p>
      <text:p text:style-name="P32"><text:s text:c="6"/>&lt;xtee:nimi xsi:type="xsd:string"&gt;ametlikud-dokumendid.getDocument.v2&lt;/xtee:nimi&gt;</text:p>
      <text:p text:style-name="P32"><text:s text:c="6"/>&lt;xtee:andmekogu xsi:type="xsd:string"&gt;ametlikud-dokumendid&lt;/xtee:andmekogu&gt;</text:p>
      <text:p text:style-name="P32"><text:s text:c="3"/>&lt;/SOAP-ENV:Header&gt;</text:p>
      <text:p text:style-name="P32"><text:s text:c="3"/>&lt;SOAP-ENV:Body&gt;</text:p>
      <text:p text:style-name="P32"><text:s text:c="6"/>&lt;amet:getDocumentResponse&gt;</text:p>
      <text:p text:style-name="P32"><text:s text:c="9"/>&lt;paring&gt;</text:p>
      <text:p text:style-name="P32"><text:s text:c="12"/>&lt;dvk_id&gt;9573&lt;/dvk_id&gt;</text:p>
      <text:p text:style-name="P32"><text:s text:c="9"/>&lt;/paring&gt;</text:p>
      <text:p text:style-name="P32"><text:s text:c="9"/>&lt;keha&gt;</text:p>
      <text:p text:style-name="P32"><text:soft-page-break/><text:s text:c="12"/>&lt;success&gt;true&lt;/success&gt;</text:p>
      <text:p text:style-name="P32"><text:s text:c="12"/>&lt;messages&gt;</text:p>
      <text:p text:style-name="P32"><text:s text:c="15"/>&lt;message lang="et"&gt;Soovitud dokument edukalt väljastatud.&lt;/message&gt;</text:p>
      <text:p text:style-name="P32"><text:s text:c="15"/>&lt;message lang="en"&gt;Requested document was successfully retrieved.&lt;/message&gt;</text:p>
      <text:p text:style-name="P32"><text:s text:c="15"/>&lt;message lang="ru"&gt;Желаемый документ успешно выдан.&lt;/message&gt;</text:p>
      <text:p text:style-name="P32"><text:s text:c="12"/>&lt;/messages&gt;</text:p>
      <text:p text:style-name="P32"><text:s text:c="12"/>&lt;document href="cid:761535221084975855247309434478"/&gt;</text:p>
      <text:p text:style-name="P32"><text:s text:c="9"/>&lt;/keha&gt;</text:p>
      <text:p text:style-name="P32"><text:s text:c="6"/>&lt;/amet:getDocumentResponse&gt;</text:p>
      <text:p text:style-name="P32"><text:s text:c="3"/>&lt;/SOAP-ENV:Body&gt;</text:p>
      <text:p text:style-name="P32">&lt;/SOAP-ENV:Envelope&gt;</text:p>
      <text:p text:style-name="P4"/>
      <text:p text:style-name="P176"><text:span text:style-name="T75">X-tee sõnumiprotokoll v</text:span><text:span text:style-name="T98">4</text:span><text:span text:style-name="T97">.</text:span><text:span text:style-name="T75">0</text:span></text:p>
      <text:p text:style-name="P191">&lt;<text:span text:style-name="T69">SOAP-ENV</text:span>:Envelope <text:span text:style-name="T69">xmlns:SOAP-ENV="http://schemas.xmlsoap.org/soap/envelope/"</text:span></text:p>
      <text:p text:style-name="P191"><text:tab/>xmlns:adit="http://producers.ametlikud-dokumendid.xtee.riik.ee/producer/ametlikud-dokumendid"</text:p>
      <text:p text:style-name="P191"><text:tab/>xmlns:xrd="http://x-road.eu/xsd/xroad.xsd"</text:p>
      <text:p text:style-name="P191"><text:tab/>xmlns:id="http://x-road.eu/xsd/identifiers"&gt;</text:p>
      <text:p text:style-name="P191"><text:s text:c="4"/>&lt;<text:span text:style-name="T69">SOAP-ENV</text:span>:Header&gt;</text:p>
      <text:p text:style-name="P191"><text:s text:c="8"/>&lt;xrd:<text:span text:style-name="T66">client</text:span> id:objectType="MEMBER"&gt;</text:p>
      <text:p text:style-name="P191"><text:s text:c="12"/>&lt;id:xRoadInstance&gt;EE&lt;/id:xRoadInstance&gt;</text:p>
      <text:p text:style-name="P191"><text:s text:c="12"/>&lt;id:memberClass&gt;BUSINESS&lt;/id:memberClass&gt;</text:p>
      <text:p text:style-name="P191"><text:s text:c="12"/>&lt;id:memberCode&gt;12345678&lt;/id:memberCode&gt;</text:p>
      <text:p text:style-name="P191"><text:s text:c="8"/>&lt;/xrd:<text:span text:style-name="T29">client</text:span>&gt;</text:p>
      <text:p text:style-name="P191"><text:s text:c="8"/>&lt;xrd:<text:span text:style-name="T66">service</text:span> id:objectType="SERVICE"&gt;</text:p>
      <text:p text:style-name="P191"><text:s text:c="12"/>&lt;id:xRoadInstance&gt;EE&lt;/id:xRoadInstance&gt;</text:p>
      <text:p text:style-name="P191"><text:s text:c="12"/>&lt;id:memberClass&gt;GOV&lt;/id:memberClass&gt;</text:p>
      <text:p text:style-name="P191"><text:s text:c="12"/>&lt;id:memberCode&gt;70006317&lt;/id:memberCode&gt;</text:p>
      <text:p text:style-name="P191"><text:s text:c="12"/>&lt;id:subsystemCode&gt;ametlikud-dokumendid&lt;/id:subsystemCode&gt;</text:p>
      <text:p text:style-name="P191"><text:s text:c="12"/>&lt;id:serviceCode&gt;<text:span text:style-name="T134">getDocument</text:span>&lt;/id:serviceCode&gt;</text:p>
      <text:p text:style-name="P191"><text:s text:c="12"/>&lt;id:serviceVersion&gt;v<text:span text:style-name="T38">2</text:span>&lt;/id:serviceVersion&gt;</text:p>
      <text:p text:style-name="P191"><text:s text:c="8"/>&lt;/xrd:<text:span text:style-name="T29">service</text:span>&gt;</text:p>
      <text:p text:style-name="P191"><text:s text:c="8"/>&lt;xrd:<text:span text:style-name="T66">userId</text:span>&gt;EE37901130250&lt;/xrd:userId&gt;</text:p>
      <text:p text:style-name="P191"><text:s text:c="8"/>&lt;xrd:<text:span text:style-name="T66">id</text:span>&gt;3cf04253-db0c-4d1d-8105-791472d88437&lt;/xrd:id&gt;</text:p>
      <text:p text:style-name="P191"><text:s text:c="8"/>&lt;xrd:<text:span text:style-name="T66">protocolVersion</text:span>&gt;4.0&lt;/xrd:protocolVersion&gt;</text:p>
      <text:p text:style-name="P191"><text:s text:c="4"/>&lt;/<text:span text:style-name="T69">SOAP-ENV</text:span>:Header&gt;</text:p>
      <text:p text:style-name="P191"><text:s text:c="4"/>&lt;SOAP-ENV:Body&gt;</text:p>
      <text:p text:style-name="P191"><text:s text:c="8"/>&lt;amet:getDocumentResponse&gt;</text:p>
      <text:p text:style-name="P191"><text:s text:c="12"/>&lt;keha&gt;</text:p>
      <text:p text:style-name="P191"><text:s text:c="16"/>&lt;success&gt;true&lt;/success&gt;</text:p>
      <text:p text:style-name="P191"><text:s text:c="16"/>&lt;messages&gt;</text:p>
      <text:p text:style-name="P191"><text:s text:c="20"/>&lt;message lang="et"&gt;Soovitud dokument edukalt väljastatud.&lt;/message&gt;</text:p>
      <text:p text:style-name="P191"><text:s text:c="20"/>&lt;message lang="en"&gt;Requested document was successfully retrieved.&lt;/message&gt;</text:p>
      <text:p text:style-name="P191"><text:s text:c="20"/>&lt;message lang="ru"&gt;Желаемый документ успешно выдан.&lt;/message&gt;</text:p>
      <text:p text:style-name="P191"><text:s text:c="16"/>&lt;/messages&gt;</text:p>
      <text:p text:style-name="P191"><text:s text:c="16"/>&lt;document href="cid:761535221084975855247309434478"/&gt;</text:p>
      <text:p text:style-name="P191"><text:s text:c="12"/>&lt;/keha&gt;</text:p>
      <text:p text:style-name="P191"><text:s text:c="8"/>&lt;/amet:getDocumentResponse&gt;</text:p>
      <text:p text:style-name="P191"><text:s text:c="4"/>&lt;/SOAP-ENV:Body&gt;</text:p>
      <text:p text:style-name="P191">&lt;/SOAP-ENV:Envelope&gt;</text:p>
      <text:p text:style-name="P4"/>
      <text:p text:style-name="P4"/>
      <text:p text:style-name="P4">Päringu vastuse SOAP manuse dekodeeritud sisu parameetrid:</text:p>
      <text:p text:style-name="P156"/>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Normal"><text:span text:style-name="Default_20_Paragraph_20_Font"><text:span text:style-name="T8">Nimi</text:span></text:span></text:p>
          </table:table-cell>
          <table:table-cell table:style-name="Table26.A1" office:value-type="string">
            <text:p text:style-name="Normal"><text:span text:style-name="Default_20_Paragraph_20_Font"><text:span text:style-name="T8">Kirjeldus</text:span></text:span></text:p>
          </table:table-cell>
          <table:table-cell table:style-name="Table26.C1" office:value-type="string">
            <text:p text:style-name="Normal"><text:span text:style-name="Default_20_Paragraph_20_Font"><text:span text:style-name="T8">Tüüp</text:span></text:span></text:p>
          </table:table-cell>
          <table:table-cell table:style-name="Table26.A1" office:value-type="string">
            <text:p text:style-name="Normal"><text:span text:style-name="Default_20_Paragraph_20_Font"><text:span text:style-name="T8">Väärtuse näide</text:span></text:span></text:p>
          </table:table-cell>
        </table:table-row>
        <table:table-row>
          <table:table-cell table:style-name="Table26.A1" office:value-type="string">
            <text:p text:style-name="Normal"><text:span text:style-name="Default_20_Paragraph_20_Font"><text:span text:style-name="T1">Document</text:span></text:span></text:p>
          </table:table-cell>
          <table:table-cell table:style-name="Table26.A1" office:value-type="string">
            <text:p text:style-name="P4">Dokumendi andmete konteiner</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50515003482679" text:continue-numbering="true" text:style-name="L2">
              <text:list-item>
                <text:p text:style-name="P248"><text:span text:style-name="Default_20_Paragraph_20_Font"><text:span text:style-name="T1">id</text:span></text:span><text:soft-page-break/></text:p>
              </text:list-item>
            </text:list>
          </table:table-cell>
          <table:table-cell table:style-name="Table26.A1" office:value-type="string">
            <text:p text:style-name="P4">Dokumendi ID</text:p>
          </table:table-cell>
          <table:table-cell table:style-name="Table26.C1" office:value-type="string">
            <text:p text:style-name="P4">Integer</text:p>
          </table:table-cell>
          <table:table-cell table:style-name="Table26.A1" office:value-type="string">
            <text:p text:style-name="P4">45</text:p>
          </table:table-cell>
        </table:table-row>
        <table:table-row>
          <table:table-cell table:style-name="Table26.A1" office:value-type="string">
            <text:list xml:id="list150514779883786" text:continue-numbering="true" text:style-name="L2">
              <text:list-item>
                <text:p text:style-name="P248"><text:span text:style-name="Default_20_Paragraph_20_Font"><text:span text:style-name="T1">guid</text:span></text:span></text:p>
              </text:list-item>
            </text:list>
          </table:table-cell>
          <table:table-cell table:style-name="Table26.A1" office:value-type="string">
            <text:p text:style-name="P4">Dokumendi GUID</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22">19d71714-0d93-292a-b254-3a06a4f24002</text:span></text:span></text:p>
          </table:table-cell>
        </table:table-row>
        <table:table-row>
          <table:table-cell table:style-name="Table26.A1" office:value-type="string">
            <text:list xml:id="list150513487339190" text:continue-numbering="true" text:style-name="L2">
              <text:list-item>
                <text:p text:style-name="P248"><text:span text:style-name="Default_20_Paragraph_20_Font"><text:span text:style-name="T1">title</text:span></text:span></text:p>
              </text:list-item>
            </text:list>
          </table:table-cell>
          <table:table-cell table:style-name="Table26.A1" office:value-type="string">
            <text:p text:style-name="P4">Dokumendi pealkiri</text:p>
          </table:table-cell>
          <table:table-cell table:style-name="Table26.C1" office:value-type="string">
            <text:p text:style-name="P4">String</text:p>
          </table:table-cell>
          <table:table-cell table:style-name="Table26.A1" office:value-type="string">
            <text:p text:style-name="P4"/>
          </table:table-cell>
        </table:table-row>
        <table:table-row>
          <table:table-cell table:style-name="Table26.A1" office:value-type="string">
            <text:list xml:id="list150514405218446" text:continue-numbering="true" text:style-name="L2">
              <text:list-item>
                <text:p text:style-name="P248"><text:span text:style-name="Default_20_Paragraph_20_Font"><text:span text:style-name="T1">folder</text:span></text:span></text:p>
              </text:list-item>
            </text:list>
          </table:table-cell>
          <table:table-cell table:style-name="Table26.A1" office:value-type="string">
            <text:p text:style-name="Normal"><text:span text:style-name="Default_20_Paragraph_20_Font"><text:span text:style-name="T2">Dokumendi kaust. Võimalikud väärtused: local, incoming, outgoing</text:span></text:span></text:p>
          </table:table-cell>
          <table:table-cell table:style-name="Table26.C1" office:value-type="string">
            <text:p text:style-name="P4">String</text:p>
          </table:table-cell>
          <table:table-cell table:style-name="Table26.A1" office:value-type="string">
            <text:p text:style-name="P4">local</text:p>
          </table:table-cell>
        </table:table-row>
        <table:table-row>
          <table:table-cell table:style-name="Table26.A1" office:value-type="string">
            <text:list xml:id="list150515098741908" text:continue-numbering="true" text:style-name="L2">
              <text:list-item>
                <text:p text:style-name="P248"><text:span text:style-name="Default_20_Paragraph_20_Font"><text:span text:style-name="T1">has_been_viewed</text:span></text:span></text:p>
              </text:list-item>
            </text:list>
          </table:table-cell>
          <table:table-cell table:style-name="Table26.A1" office:value-type="string">
            <text:p text:style-name="P4">Näitab, kas dokumenti on vaadatud</text:p>
          </table:table-cell>
          <table:table-cell table:style-name="Table26.C1" office:value-type="string">
            <text:p text:style-name="P4">Boolean</text:p>
          </table:table-cell>
          <table:table-cell table:style-name="Table26.A1" office:value-type="string">
            <text:p text:style-name="P4">true</text:p>
          </table:table-cell>
        </table:table-row>
        <table:table-row>
          <table:table-cell table:style-name="Table26.A1" office:value-type="string">
            <text:list xml:id="list150514586825650" text:continue-numbering="true" text:style-name="L2">
              <text:list-item>
                <text:p text:style-name="P248"><text:span text:style-name="Default_20_Paragraph_20_Font"><text:span text:style-name="T1">document_type</text:span></text:span></text:p>
              </text:list-item>
            </text:list>
          </table:table-cell>
          <table:table-cell table:style-name="Table26.A1" office:value-type="string">
            <text:p text:style-name="P4">Dokumendi tüüp (application / letter)</text:p>
          </table:table-cell>
          <table:table-cell table:style-name="Table26.C1" office:value-type="string">
            <text:p text:style-name="P4">String</text:p>
          </table:table-cell>
          <table:table-cell table:style-name="Table26.A1" office:value-type="string">
            <text:p text:style-name="P4">Application</text:p>
          </table:table-cell>
        </table:table-row>
        <table:table-row>
          <table:table-cell table:style-name="Table26.A1" office:value-type="string">
            <text:list xml:id="list150515101270774" text:continue-numbering="true" text:style-name="L2">
              <text:list-item>
                <text:p text:style-name="P248"><text:span text:style-name="Default_20_Paragraph_20_Font"><text:span text:style-name="T1">creator_code</text:span></text:span></text:p>
              </text:list-item>
            </text:list>
          </table:table-cell>
          <table:table-cell table:style-name="Table26.A1" office:value-type="string">
            <text:p text:style-name="P4">Dokumendi looja / omaniku kood</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150513738267077" text:continue-numbering="true" text:style-name="L2">
              <text:list-item>
                <text:p text:style-name="P248"><text:span text:style-name="Default_20_Paragraph_20_Font"><text:span text:style-name="T1">creator_name</text:span></text:span></text:p>
              </text:list-item>
            </text:list>
          </table:table-cell>
          <table:table-cell table:style-name="Table26.A1" office:value-type="string">
            <text:p text:style-name="P4">Dokumendi looja / omaniku nimi</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150515335385762" text:continue-numbering="true" text:style-name="L2">
              <text:list-item>
                <text:p text:style-name="P248"><text:span text:style-name="Default_20_Paragraph_20_Font"><text:span text:style-name="T1">creator_user_code</text:span></text:span></text:p>
              </text:list-item>
            </text:list>
          </table:table-cell>
          <table:table-cell table:style-name="Table26.A1" office:value-type="string">
            <text:p text:style-name="P4">Dokumendi loonud isiku kood (kasulik juhul, kui dokument on loodud asutuse kasutajakonto kaudu)</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150515096537526" text:continue-numbering="true" text:style-name="L2">
              <text:list-item>
                <text:p text:style-name="P248"><text:span text:style-name="Default_20_Paragraph_20_Font"><text:span text:style-name="T1">creator_user_</text:span></text:span><text:change text:change-id="ct2160636219680"/><text:change-start text:change-id="ct2160636217440"/><text:span text:style-name="Default_20_Paragraph_20_Font"><text:span text:style-name="T6">n</text:span></text:span><text:change-end text:change-id="ct2160636217440"/><text:span text:style-name="Default_20_Paragraph_20_Font"><text:span text:style-name="T1">ame</text:span></text:span></text:p>
              </text:list-item>
            </text:list>
          </table:table-cell>
          <table:table-cell table:style-name="Table26.A1" office:value-type="string">
            <text:p text:style-name="P4">Dokumendi loonud isiku nimi (kasulik juhul, kui dokument on loodud asutuse kasutajakonto kaudu)</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150515279372838" text:continue-numbering="true" text:style-name="L2">
              <text:list-item>
                <text:p text:style-name="P248"><text:span text:style-name="Default_20_Paragraph_20_Font"><text:span text:style-name="T1">created</text:span></text:span></text:p>
              </text:list-item>
            </text:list>
          </table:table-cell>
          <table:table-cell table:style-name="Table26.A1" office:value-type="string">
            <text:p text:style-name="P4">Dokumendi loomise aeg</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22">2010-08-09T12:17:26.000+03:00</text:span></text:span></text:p>
          </table:table-cell>
        </table:table-row>
        <table:table-row>
          <table:table-cell table:style-name="Table26.A1" office:value-type="string">
            <text:list xml:id="list150513703923230" text:continue-numbering="true" text:style-name="L2">
              <text:list-item>
                <text:p text:style-name="P248"><text:span text:style-name="Default_20_Paragraph_20_Font"><text:span text:style-name="T1">creator_application</text:span></text:span></text:p>
              </text:list-item>
            </text:list>
          </table:table-cell>
          <table:table-cell table:style-name="Table26.A1" office:value-type="string">
            <text:p text:style-name="P4">Dokumendi loomisel kasutatud infosüsteemi nimi</text:p>
          </table:table-cell>
          <table:table-cell table:style-name="Table26.C1" office:value-type="string">
            <text:p text:style-name="P4">String</text:p>
          </table:table-cell>
          <table:table-cell table:style-name="Table26.A1" office:value-type="string">
            <text:p text:style-name="P31">KOV</text:p>
          </table:table-cell>
        </table:table-row>
        <table:table-row>
          <table:table-cell table:style-name="Table26.A1" office:value-type="string">
            <text:list xml:id="list150515072153876" text:continue-numbering="true" text:style-name="L2">
              <text:list-item>
                <text:p text:style-name="P248"><text:span text:style-name="Default_20_Paragraph_20_Font"><text:span text:style-name="T1">last_mofified</text:span></text:span></text:p>
              </text:list-item>
            </text:list>
          </table:table-cell>
          <table:table-cell table:style-name="Table26.A1" office:value-type="string">
            <text:p text:style-name="P4">Dokumendi viimase muutmise aeg</text:p>
          </table:table-cell>
          <table:table-cell table:style-name="Table26.C1" office:value-type="string">
            <text:p text:style-name="P4">Date</text:p>
          </table:table-cell>
          <table:table-cell table:style-name="Table26.A1" office:value-type="string">
            <text:p text:style-name="P31">2010-08-09T12:17:26.000+03:00</text:p>
          </table:table-cell>
        </table:table-row>
        <table:table-row>
          <table:table-cell table:style-name="Table26.A1" office:value-type="string">
            <text:list xml:id="list150514621909922" text:continue-numbering="true" text:style-name="L2">
              <text:list-item>
                <text:p text:style-name="P248"><text:span text:style-name="Default_20_Paragraph_20_Font"><text:span text:style-name="T1">dvk­_id</text:span></text:span></text:p>
              </text:list-item>
            </text:list>
          </table:table-cell>
          <table:table-cell table:style-name="Table26.A1" office:value-type="string">
            <text:p text:style-name="P4">Dokumendi DVK id (tagastatakse päringu tegija jaoks kehtiva DVK id)</text:p>
          </table:table-cell>
          <table:table-cell table:style-name="Table26.C1" office:value-type="string">
            <text:p text:style-name="P4">Integer</text:p>
          </table:table-cell>
          <table:table-cell table:style-name="Table26.A1" office:value-type="string">
            <text:p text:style-name="P31">9573</text:p>
          </table:table-cell>
        </table:table-row>
        <table:table-row>
          <table:table-cell table:style-name="Table26.A1" office:value-type="string">
            <text:list xml:id="list150513767356488" text:continue-numbering="true" text:style-name="L2">
              <text:list-item>
                <text:p text:style-name="P248"><text:span text:style-name="Default_20_Paragraph_20_Font"><text:span text:style-name="T1">signable</text:span></text:span></text:p>
              </text:list-item>
            </text:list>
          </table:table-cell>
          <table:table-cell table:style-name="Table26.A1" office:value-type="string">
            <text:p text:style-name="P4">Näitab, kas document on allkirjastatav</text:p>
          </table:table-cell>
          <table:table-cell table:style-name="Table26.C1" office:value-type="string">
            <text:p text:style-name="P4">Boolean</text:p>
          </table:table-cell>
          <table:table-cell table:style-name="Table26.A1" office:value-type="string">
            <text:p text:style-name="P31">true</text:p>
          </table:table-cell>
        </table:table-row>
        <table:table-row>
          <table:table-cell table:style-name="Table26.A1" office:value-type="string">
            <text:list xml:id="list150514235801702" text:continue-numbering="true" text:style-name="L2">
              <text:list-item>
                <text:p text:style-name="P248"><text:span text:style-name="Default_20_Paragraph_20_Font"><text:span text:style-name="T1">signed</text:span></text:span></text:p>
              </text:list-item>
            </text:list>
          </table:table-cell>
          <table:table-cell table:style-name="Table26.A1" office:value-type="string">
            <text:p text:style-name="P4">Näitab, kas document on allkirjastatud</text:p>
          </table:table-cell>
          <table:table-cell table:style-name="Table26.C1" office:value-type="string">
            <text:p text:style-name="P4">Boolean</text:p>
          </table:table-cell>
          <table:table-cell table:style-name="Table26.A1" office:value-type="string">
            <text:p text:style-name="P31">true</text:p>
          </table:table-cell>
        </table:table-row>
        <table:table-row>
          <table:table-cell table:style-name="Table26.A1" office:value-type="string">
            <text:list xml:id="list150514986024098" text:continue-numbering="true" text:style-name="L2">
              <text:list-item>
                <text:p text:style-name="P248"><text:span text:style-name="Default_20_Paragraph_20_Font"><text:span text:style-name="T1">signatures</text:span></text:span></text:p>
              </text:list-item>
            </text:list>
          </table:table-cell>
          <table:table-cell table:style-name="Table26.A1" office:value-type="string">
            <text:p text:style-name="P4">Dokumendi allkirjade konteiner</text:p>
          </table:table-cell>
          <table:table-cell table:style-name="Table26.C1" office:value-type="string">
            <text:p text:style-name="P4"/>
          </table:table-cell>
          <table:table-cell table:style-name="Table26.A1" office:value-type="string">
            <text:p text:style-name="P31"/>
          </table:table-cell>
        </table:table-row>
        <table:table-row>
          <table:table-cell table:style-name="Table26.A1" office:value-type="string">
            <text:list xml:id="list150515156928453" text:continue-numbering="true" text:style-name="L2">
              <text:list-item>
                <text:p text:style-name="P248"><text:span text:style-name="Default_20_Paragraph_20_Font"><text:span text:style-name="T1">signature</text:span></text:span></text:p>
              </text:list-item>
            </text:list>
          </table:table-cell>
          <table:table-cell table:style-name="Table26.A1" office:value-type="string">
            <text:p text:style-name="P4">Dokumendi allkirja andmed</text:p>
          </table:table-cell>
          <table:table-cell table:style-name="Table26.C1" office:value-type="string">
            <text:p text:style-name="P4"/>
          </table:table-cell>
          <table:table-cell table:style-name="Table26.A1" office:value-type="string">
            <text:p text:style-name="P31"/>
          </table:table-cell>
        </table:table-row>
        <table:table-row>
          <table:table-cell table:style-name="Table26.A1" office:value-type="string">
            <text:list xml:id="list150513823552252" text:continue-numbering="true" text:style-name="L2">
              <text:list-item>
                <text:p text:style-name="P248"><text:span text:style-name="Default_20_Paragraph_20_Font"><text:span text:style-name="T1">signature .signer_code</text:span></text:span></text:p>
              </text:list-item>
            </text:list>
          </table:table-cell>
          <table:table-cell table:style-name="Table26.A1" office:value-type="string">
            <text:p text:style-name="P4">Allkirjastaja kood</text:p>
          </table:table-cell>
          <table:table-cell table:style-name="Table26.C1" office:value-type="string">
            <text:p text:style-name="P4">String</text:p>
          </table:table-cell>
          <table:table-cell table:style-name="Table26.A1" office:value-type="string">
            <text:p text:style-name="P31">EE38605150320</text:p>
          </table:table-cell>
        </table:table-row>
        <text:soft-page-break/>
        <table:table-row>
          <table:table-cell table:style-name="Table26.A1" office:value-type="string">
            <text:list xml:id="list150513998849713" text:continue-numbering="true" text:style-name="L2">
              <text:list-item>
                <text:p text:style-name="P248"><text:span text:style-name="Default_20_Paragraph_20_Font"><text:span text:style-name="T1">signature .signer_name</text:span></text:span></text:p>
              </text:list-item>
            </text:list>
          </table:table-cell>
          <table:table-cell table:style-name="Table26.A1" office:value-type="string">
            <text:p text:style-name="P4">Allkirjastaja nimi</text:p>
          </table:table-cell>
          <table:table-cell table:style-name="Table26.C1" office:value-type="string">
            <text:p text:style-name="P4">String</text:p>
          </table:table-cell>
          <table:table-cell table:style-name="Table26.A1" office:value-type="string">
            <text:p text:style-name="P31">Aleksei Kokarev</text:p>
          </table:table-cell>
        </table:table-row>
        <table:table-row>
          <table:table-cell table:style-name="Table26.A1" office:value-type="string">
            <text:list xml:id="list150514370885759" text:continue-numbering="true" text:style-name="L2">
              <text:list-item>
                <text:p text:style-name="P248"><text:span text:style-name="Default_20_Paragraph_20_Font"><text:span text:style-name="T1">signature .signing_date</text:span></text:span></text:p>
              </text:list-item>
            </text:list>
          </table:table-cell>
          <table:table-cell table:style-name="Table26.A1" office:value-type="string">
            <text:p text:style-name="P4">Allkirjastamise kuupäev</text:p>
          </table:table-cell>
          <table:table-cell table:style-name="Table26.C1" office:value-type="string">
            <text:p text:style-name="P4">Date</text:p>
          </table:table-cell>
          <table:table-cell table:style-name="Table26.A1" office:value-type="string">
            <text:p text:style-name="P31">014-01-10T15:59:31.000+02:00</text:p>
          </table:table-cell>
        </table:table-row>
        <table:table-row>
          <table:table-cell table:style-name="Table26.A1" office:value-type="string">
            <text:list xml:id="list150514359022951" text:continue-numbering="true" text:style-name="L2">
              <text:list-item>
                <text:p text:style-name="P248"><text:span text:style-name="Default_20_Paragraph_20_Font"><text:span text:style-name="T1">document_files</text:span></text:span></text:p>
              </text:list-item>
            </text:list>
          </table:table-cell>
          <table:table-cell table:style-name="Table26.A1" office:value-type="string">
            <text:p text:style-name="Normal"><text:span text:style-name="Default_20_Paragraph_20_Font"><text:span text:style-name="T2">Dokumendi failide konteiner</text:span></text:span></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50513804949230" text:continue-numbering="true" text:style-name="L2">
              <text:list-item>
                <text:p text:style-name="P248"><text:span text:style-name="Default_20_Paragraph_20_Font"><text:span text:style-name="T1">remove_date</text:span></text:span></text:p>
              </text:list-item>
            </text:list>
          </table:table-cell>
          <table:table-cell table:style-name="Table26.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22">2012-01-01</text:span></text:span></text:p>
          </table:table-cell>
        </table:table-row>
        <table:table-row>
          <table:table-cell table:style-name="Table26.A1" office:value-type="string">
            <text:list xml:id="list150515345162668" text:continue-numbering="true" text:style-name="L2">
              <text:list-item>
                <text:p text:style-name="P248"><text:span text:style-name="Default_20_Paragraph_20_Font"><text:span text:style-name="T1">file</text:span></text:span></text:p>
              </text:list-item>
            </text:list>
          </table:table-cell>
          <table:table-cell table:style-name="Table26.A1" office:value-type="string">
            <text:p text:style-name="P4">Dokumendi faili andmed</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50514792473977" text:continue-numbering="true" text:style-name="L2">
              <text:list-item>
                <text:p text:style-name="P248"><text:span text:style-name="Default_20_Paragraph_20_Font"><text:span text:style-name="T1">file.id</text:span></text:span></text:p>
              </text:list-item>
            </text:list>
          </table:table-cell>
          <table:table-cell table:style-name="Table26.A1" office:value-type="string">
            <text:p text:style-name="Normal"><text:span text:style-name="Default_20_Paragraph_20_Font"><text:span text:style-name="T2">Faili id (määratud juhul kui soovitakse muuta olemasolevat dokumendi faili)</text:span></text:span></text:p>
          </table:table-cell>
          <table:table-cell table:style-name="Table26.C1" office:value-type="string">
            <text:p text:style-name="P4">Integer</text:p>
          </table:table-cell>
          <table:table-cell table:style-name="Table26.A1" office:value-type="string">
            <text:p text:style-name="P4">56</text:p>
          </table:table-cell>
        </table:table-row>
        <table:table-row>
          <table:table-cell table:style-name="Table26.A1" office:value-type="string">
            <text:list xml:id="list150515542557745" text:continue-numbering="true" text:style-name="L2">
              <text:list-item>
                <text:p text:style-name="P248"><text:span text:style-name="Default_20_Paragraph_20_Font"><text:span text:style-name="T1">file.name</text:span></text:span></text:p>
              </text:list-item>
            </text:list>
          </table:table-cell>
          <table:table-cell table:style-name="Table26.A1" office:value-type="string">
            <text:p text:style-name="P4">Faili nimi koos laiendiga</text:p>
          </table:table-cell>
          <table:table-cell table:style-name="Table26.C1" office:value-type="string">
            <text:p text:style-name="P4">String</text:p>
          </table:table-cell>
          <table:table-cell table:style-name="Table26.A1" office:value-type="string">
            <text:p text:style-name="P4">Avaldus.txt</text:p>
          </table:table-cell>
        </table:table-row>
        <table:table-row>
          <table:table-cell table:style-name="Table26.A1" office:value-type="string">
            <text:list xml:id="list150515335523204" text:continue-numbering="true" text:style-name="L2">
              <text:list-item>
                <text:p text:style-name="P248"><text:span text:style-name="Default_20_Paragraph_20_Font"><text:span text:style-name="T1">file.content_type</text:span></text:span></text:p>
              </text:list-item>
            </text:list>
          </table:table-cell>
          <table:table-cell table:style-name="Table26.A1" office:value-type="string">
            <text:p text:style-name="P4">Faili MIME tüüp</text:p>
          </table:table-cell>
          <table:table-cell table:style-name="Table26.C1" office:value-type="string">
            <text:p text:style-name="P4">String</text:p>
          </table:table-cell>
          <table:table-cell table:style-name="Table26.A1" office:value-type="string">
            <text:p text:style-name="P4">Application/pdf</text:p>
          </table:table-cell>
        </table:table-row>
        <table:table-row>
          <table:table-cell table:style-name="Table26.A1" office:value-type="string">
            <text:list xml:id="list150514750813234" text:continue-numbering="true" text:style-name="L2">
              <text:list-item>
                <text:p text:style-name="P248"><text:span text:style-name="Default_20_Paragraph_20_Font"><text:span text:style-name="T1">file.description</text:span></text:span></text:p>
              </text:list-item>
            </text:list>
          </table:table-cell>
          <table:table-cell table:style-name="Table26.A1" office:value-type="string">
            <text:p text:style-name="P4">Faili pealkiri või kirjeldus</text:p>
          </table:table-cell>
          <table:table-cell table:style-name="Table26.C1" office:value-type="string">
            <text:p text:style-name="P4">String</text:p>
          </table:table-cell>
          <table:table-cell table:style-name="Table26.A1" office:value-type="string">
            <text:p text:style-name="P4">Avaldus Tallinna Linnavalitsusele</text:p>
          </table:table-cell>
        </table:table-row>
        <table:table-row>
          <table:table-cell table:style-name="Table26.A1" office:value-type="string">
            <text:list xml:id="list150513440482377" text:continue-numbering="true" text:style-name="L2">
              <text:list-item>
                <text:p text:style-name="P248"><text:span text:style-name="Default_20_Paragraph_20_Font"><text:span text:style-name="T1">file.size_bytes</text:span></text:span></text:p>
              </text:list-item>
            </text:list>
          </table:table-cell>
          <table:table-cell table:style-name="Table26.A1" office:value-type="string">
            <text:p text:style-name="P4">Faili suurus baitides</text:p>
          </table:table-cell>
          <table:table-cell table:style-name="Table26.C1" office:value-type="string">
            <text:p text:style-name="P4">Long</text:p>
          </table:table-cell>
          <table:table-cell table:style-name="Table26.A1" office:value-type="string">
            <text:p text:style-name="P4">300</text:p>
          </table:table-cell>
        </table:table-row>
        <table:table-row>
          <table:table-cell table:style-name="Table26.A1" office:value-type="string">
            <text:list xml:id="list150514254303919" text:continue-numbering="true" text:style-name="L2">
              <text:list-item>
                <text:p text:style-name="P248"><text:span text:style-name="Default_20_Paragraph_20_Font"><text:span text:style-name="T1">file.file_type</text:span></text:span></text:p>
              </text:list-item>
            </text:list>
          </table:table-cell>
          <table:table-cell table:style-name="Table26.A1" office:value-type="string">
            <text:p text:style-name="P4">Faili tüüp</text:p>
          </table:table-cell>
          <table:table-cell table:style-name="Table26.C1" office:value-type="string">
            <text:p text:style-name="P4">String</text:p>
          </table:table-cell>
          <table:table-cell table:style-name="Table26.A1" office:value-type="string">
            <text:p text:style-name="P4">document_file</text:p>
          </table:table-cell>
        </table:table-row>
        <table:table-row>
          <table:table-cell table:style-name="Table26.A1" office:value-type="string">
            <text:list xml:id="list150514040376473" text:continue-numbering="true" text:style-name="L2">
              <text:list-item>
                <text:p text:style-name="P248"><text:span text:style-name="Default_20_Paragraph_20_Font"><text:span text:style-name="T1">file.data</text:span></text:span></text:p>
              </text:list-item>
            </text:list>
          </table:table-cell>
          <table:table-cell table:style-name="Table26.A1" office:value-type="string">
            <text:p text:style-name="Normal"><text:span text:style-name="Default_20_Paragraph_20_Font"><text:span text:style-name="T2">Faili sisu Base64 kodeeringus</text:span></text:span></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22">SvVnZXZhI…</text:span></text:span></text:p>
          </table:table-cell>
        </table:table-row>
      </table:table>
      <text:p text:style-name="P4"/>
      <text:p text:style-name="P4"/>
      <text:p text:style-name="P4">Näide:</text:p>
      <text:p text:style-name="P156"/>
      <text:p text:style-name="P32">&lt;?xml version="1.0" encoding="UTF-8"?&gt;</text:p>
      <text:p text:style-name="P32">&lt;document&gt;</text:p>
      <text:p text:style-name="P32"><text:s text:c="4"/>&lt;id&gt;46&lt;/id&gt;</text:p>
      <text:p text:style-name="P32"><text:s text:c="4"/>&lt;guid&gt;19d71714-0d93-292a-b254-3a06a4f24002&lt;/guid&gt;</text:p>
      <text:p text:style-name="P32"><text:s text:c="4"/>&lt;title&gt;Avaldus Jõgeva Linnavalitsusele&lt;/title&gt;</text:p>
      <text:p text:style-name="P32"><text:s text:c="4"/>&lt;folder&gt;local&lt;/folder&gt;</text:p>
      <text:p text:style-name="P32"><text:s text:c="4"/>&lt;has_been_viewed&gt;true&lt;/has_been_viewed&gt;</text:p>
      <text:p text:style-name="P32"><text:s text:c="4"/>&lt;document_type&gt;application&lt;/document_type&gt;</text:p>
      <text:p text:style-name="P32"><text:s text:c="4"/>&lt;creator_code&gt;EE38407089745&lt;/creator_code&gt;</text:p>
      <text:p text:style-name="P32"><text:s text:c="4"/>&lt;creator_name&gt;Eesnimi Perenimi&lt;/creator_name&gt;</text:p>
      <text:p text:style-name="P32"><text:s text:c="4"/>&lt;creator_user_code&gt;EE38407089745&lt;/creator_user_code&gt;</text:p>
      <text:p text:style-name="P32"><text:s text:c="4"/>&lt;creator_user_name&gt;Eesnimi Perenimi&lt;/creator_user_name&gt;</text:p>
      <text:p text:style-name="P32"><text:s text:c="4"/>&lt;created&gt;2010-08-09T12:17:26.000+03:00&lt;/created&gt;</text:p>
      <text:p text:style-name="P32"><text:s text:c="4"/>&lt;creator_application&gt;KOV&lt;/creator_application&gt;</text:p>
      <text:p text:style-name="P32"><text:s text:c="4"/>&lt;last_modified&gt;2010-08-09T12:17:26.000+03:00&lt;/last_modified&gt;</text:p>
      <text:p text:style-name="P32"><text:s text:c="4"/>&lt;dvk_id&gt;9573&lt;/dvk_id&gt;</text:p>
      <text:p text:style-name="P32"><text:soft-page-break/><text:s text:c="4"/>&lt;signable&gt;true&lt;/signable&gt;</text:p>
      <text:p text:style-name="P32"><text:s text:c="4"/>&lt;remove_date&gt;2012-01-01&lt;/remove_date&gt;</text:p>
      <text:p text:style-name="P32"><text:s text:c="4"/>&lt;signed&gt;true&lt;/signed&gt;</text:p>
      <text:p text:style-name="P32"><text:s text:c="5"/>&lt;signatures&gt;</text:p>
      <text:p text:style-name="P32"><text:s text:c="10"/>&lt;signature&gt;</text:p>
      <text:p text:style-name="P32"><text:s text:c="14"/>&lt;signer_code&gt;EE38605150320&lt;/signer_code&gt;</text:p>
      <text:p text:style-name="P32"><text:s text:c="14"/>&lt;signer_name&gt;KOKAREV, ALEKSEI&lt;/signer_name&gt;</text:p>
      <text:p text:style-name="P32"><text:s text:c="14"/>&lt;signing_date&gt;2014-01-10T15:59:31.000+02:00&lt;/signing_date&gt;</text:p>
      <text:p text:style-name="P32"><text:s text:c="10"/>&lt;/signature&gt;</text:p>
      <text:p text:style-name="P32"><text:s text:c="5"/>&lt;/signatures&gt;</text:p>
      <text:p text:style-name="P32"><text:s text:c="4"/>&lt;document_files&gt;</text:p>
      <text:p text:style-name="P32"><text:s text:c="8"/>&lt;total_files&gt;2&lt;/total_files&gt;</text:p>
      <text:p text:style-name="P32"><text:s text:c="8"/>&lt;total_bytes&gt;446&lt;/total_bytes&gt;</text:p>
      <text:p text:style-name="P32"><text:s text:c="8"/>&lt;document_files&gt;</text:p>
      <text:p text:style-name="P32"><text:s text:c="12"/>&lt;file&gt;</text:p>
      <text:p text:style-name="P32"><text:s text:c="16"/>&lt;id&gt;17&lt;/id&gt;</text:p>
      <text:p text:style-name="P32"><text:s text:c="16"/>&lt;name&gt;avaldus2.txt&lt;/name&gt;</text:p>
      <text:p text:style-name="P32"><text:s text:c="16"/>&lt;content_type&gt;text/plain&lt;/content_type&gt;</text:p>
      <text:p text:style-name="P32"><text:s text:c="16"/>&lt;description&gt;Avaldus tekstifailina&lt;/description&gt;</text:p>
      <text:p text:style-name="P32"><text:s text:c="16"/>&lt;size_bytes&gt;223&lt;/size_bytes&gt;</text:p>
      <text:p text:style-name="P32"><text:s text:c="16"/>&lt;file_type&gt;document_file&lt;/file_type&gt;</text:p>
      <text:p text:style-name="P82"><text:span text:style-name="Default_20_Paragraph_20_Font"><text:span text:style-name="T22"><text:s text:c="16"/>&lt;data&gt;SvVnZXZhIExpbm5hdmFsaXRzdXMJMjAuMDQuMjAxMA0KDQpBdmFsZHVzDQoNClBhbHVuIHZpaXZp</text:span></text:span></text:p>
      <text:p text:style-name="P32">dGFtYXR1bHQgdGFnYXN0YWRhIG1pbnUgcG9vbHQgbfb2ZHVudWQgdGVpc2lw5GV2YWwgbGlubmF2</text:p>
      <text:p text:style-name="P32">YWxpdHN1c2Uga2FudHNlbGVpc3NlIHVudXN0YXR1ZCBrb2h2ZXIsIHN1dXNhZCBqYSByYW5uYXBh</text:p>
      <text:p text:style-name="P82"><text:span text:style-name="Default_20_Paragraph_20_Font"><text:span text:style-name="T22">bGwuDQoNCg0KRWlubyBNdWlkdWdpDQpBUyBBc3V0dXMNCkp1aGF0dXNlIGVzaW1lZXMNCg==</text:span></text:span></text:p>
      <text:p text:style-name="P32">&lt;/data&gt;</text:p>
      <text:p text:style-name="P32"><text:s text:c="12"/>&lt;/file&gt;</text:p>
      <text:p text:style-name="P32"><text:s text:c="12"/>&lt;file&gt;</text:p>
      <text:p text:style-name="P32"><text:s text:c="16"/>&lt;id&gt;16&lt;/id&gt;</text:p>
      <text:p text:style-name="P32"><text:s text:c="16"/>&lt;name&gt;avaldus1.txt&lt;/name&gt;</text:p>
      <text:p text:style-name="P32"><text:s text:c="16"/>&lt;content_type&gt;text/plain&lt;/content_type&gt;</text:p>
      <text:p text:style-name="P32"><text:s text:c="16"/>&lt;description&gt;Avaldus tekstifailina&lt;/description&gt;</text:p>
      <text:p text:style-name="P32"><text:s text:c="16"/>&lt;size_bytes&gt;223&lt;/size_bytes&gt;</text:p>
      <text:p text:style-name="P32"><text:s text:c="16"/>&lt;file_type&gt;document_file&lt;/file_type&gt;</text:p>
      <text:p text:style-name="P82"><text:span text:style-name="Default_20_Paragraph_20_Font"><text:span text:style-name="T22"><text:s text:c="16"/>&lt;data&gt;SvVnZXZhIExpbm5hdmFsaXRzdXMJMjAuMDQuMjAxMA0KDQpBdmFsZHVzDQoNClBhbHVuIHZpaXZp</text:span></text:span></text:p>
      <text:p text:style-name="P32">dGFtYXR1bHQgdGFnYXN0YWRhIG1pbnUgcG9vbHQgbfb2ZHVudWQgdGVpc2lw5GV2YWwgbGlubmF2</text:p>
      <text:p text:style-name="P32">YWxpdHN1c2Uga2FudHNlbGVpc3NlIHVudXN0YXR1ZCBrb2h2ZXIsIHN1dXNhZCBqYSByYW5uYXBh</text:p>
      <text:p text:style-name="P82"><text:span text:style-name="Default_20_Paragraph_20_Font"><text:span text:style-name="T22">bGwuDQoNCg0KRWlubyBNdWlkdWdpDQpBUyBBc3V0dXMNCkp1aGF0dXNlIGVzaW1lZXMNCg==</text:span></text:span></text:p>
      <text:p text:style-name="P32">&lt;/data&gt;</text:p>
      <text:p text:style-name="P32"><text:s text:c="12"/>&lt;/file&gt;</text:p>
      <text:p text:style-name="P32"><text:s text:c="8"/>&lt;/document_files&gt;</text:p>
      <text:p text:style-name="P32"><text:s text:c="4"/>&lt;/document_files&gt;</text:p>
      <text:p text:style-name="P32">&lt;/document&gt;</text:p>
      <text:h text:style-name="P253" text:outline-level="1"/>
      <text:h text:style-name="P253" text:outline-level="1"><text:bookmark-start text:name="__RefHeading___Toc55484_1250719955"/><text:bookmark-start text:name="_Toc379789498"/>GetSendStatus.v1<text:bookmark-end text:name="__RefHeading___Toc55484_1250719955"/><text:bookmark-end text:name="_Toc379789498"/></text:h>
      <text:p text:style-name="P6">Päring annab võimalust teada saada kas DVK mõistes on dokument kohale jõudnud ja kellele dokument oli saadetud. Saatmise staaatust on võimalik pärida kasutades parameetri DHL id (ehk dokumendi DVK id järgi).</text:p>
      <text:p text:style-name="Normal"/>
      <text:p text:style-name="P6">Dokumendi saajate andmed tagastatakse SOAP manusena. Viide SOAP manusele lisatakse vastuse parameetri „keha“ atribuuti „href“.</text:p>
      <text:p text:style-name="P4"/>
      <text:p text:style-name="P4"><text:soft-page-break/>Parameetrid</text:p>
      <table:table table:name="Table27" table:style-name="Table27">
        <table:table-column table:style-name="Table27.A"/>
        <table:table-column table:style-name="Table27.B" table:number-columns-repeated="2"/>
        <table:table-row>
          <table:table-cell table:style-name="Table27.A1" office:value-type="string">
            <text:p text:style-name="Normal"><text:span text:style-name="Default_20_Paragraph_20_Font"><text:span text:style-name="T8">Nimi</text:span></text:span></text:p>
          </table:table-cell>
          <table:table-cell table:style-name="Table27.A1" office:value-type="string">
            <text:p text:style-name="Normal"><text:span text:style-name="Default_20_Paragraph_20_Font"><text:span text:style-name="T8">Väärtuse tüüp</text:span></text:span></text:p>
          </table:table-cell>
          <table:table-cell table:style-name="Table27.A1" office:value-type="string">
            <text:p text:style-name="Normal"><text:span text:style-name="Default_20_Paragraph_20_Font"><text:span text:style-name="T8">Väärtuse näide</text:span></text:span></text:p>
          </table:table-cell>
        </table:table-row>
        <table:table-row>
          <table:table-cell table:style-name="Table27.A1" office:value-type="string">
            <text:p text:style-name="Normal"><text:span text:style-name="Default_20_Paragraph_20_Font"><text:span text:style-name="T1">Documendid href</text:span></text:span></text:p>
          </table:table-cell>
          <table:table-cell table:style-name="Table27.A1" office:value-type="string">
            <text:p text:style-name="Normal"><text:span text:style-name="Default_20_Paragraph_20_Font"><text:span text:style-name="T1">String</text:span></text:span></text:p>
          </table:table-cell>
          <table:table-cell table:style-name="Table27.A1" office:value-type="string">
            <text:p text:style-name="Normal"><text:span text:style-name="Default_20_Paragraph_20_Font"><text:span text:style-name="T1">cid:123123123</text:span></text:span></text:p>
          </table:table-cell>
        </table:table-row>
      </table:table>
      <text:p text:style-name="P4"/>
      <text:p text:style-name="P13">Päringu näide</text:p>
      <text:p text:style-name="P156"/>
      <text:p text:style-name="P149">X-tee sõnumiprotokoll v2.0</text:p>
      <text:p text:style-name="P32">&lt;soapenv:Envelope xmlns:soapenv="http://schemas.xmlsoap.org/soap/envelope/" xmlns:amet="http://producers.ametlikud-dokumendid.xtee.riik.ee/producer/ametlikud-dokumendid" xmlns:xtee="http://x-tee.riik.ee/xsd/xtee.xsd"&gt;</text:p>
      <text:p text:style-name="P32"><text:s text:c="3"/>&lt;soapenv:Header&gt;</text:p>
      <text:p text:style-name="P32"><text:s text:c="6"/>&lt;amet:infosysteem&gt;KOV&lt;/amet:infosysteem&gt;</text:p>
      <text:p text:style-name="P32"><text:s text:c="6"/>&lt;xtee:nimi&gt;ametlikud-dokumendid.getSendStatus.v1&lt;/xtee:nimi&gt;</text:p>
      <text:p text:style-name="P32"><text:s text:c="6"/>&lt;xtee:id&gt;00000000000000&lt;/xtee:id&gt;</text:p>
      <text:p text:style-name="P32"><text:s text:c="6"/>&lt;xtee:isikukood&gt;EE37507164211&lt;/xtee:isikukood&gt;</text:p>
      <text:p text:style-name="P32"><text:s text:c="6"/>&lt;xtee:andmekogu&gt;ametlikud-dokumendid&lt;/xtee:andmekogu&gt;</text:p>
      <text:p text:style-name="P32"><text:s text:c="6"/>&lt;xtee:asutus&gt;10560025&lt;/xtee:asutus&gt;</text:p>
      <text:p text:style-name="P32"><text:s text:c="3"/>&lt;/soapenv:Header&gt;</text:p>
      <text:p text:style-name="P32"><text:s text:c="3"/>&lt;soapenv:Body&gt;</text:p>
      <text:p text:style-name="P32"><text:s text:c="6"/>&lt;amet:getSendStatus&gt;</text:p>
      <text:p text:style-name="P32"><text:s text:c="9"/>&lt;keha&gt;</text:p>
      <text:p text:style-name="P42"><text:s text:c="12"/>&lt;documendid href="<text:span text:style-name="T137">cid:attachment.gz.b64</text:span>"/&gt;</text:p>
      <text:p text:style-name="P32"><text:s text:c="9"/>&lt;/keha&gt;</text:p>
      <text:p text:style-name="P32"><text:s text:c="6"/>&lt;/amet:getSendStatus&gt;</text:p>
      <text:p text:style-name="P32"><text:s text:c="3"/>&lt;/soapenv:Body&gt;</text:p>
      <text:p text:style-name="P82"><text:span text:style-name="Default_20_Paragraph_20_Font"><text:span text:style-name="T22">&lt;/soapenv:Envelope&gt;</text:span></text:span></text:p>
      <text:p text:style-name="P4"/>
      <text:p text:style-name="P149">X-tee sõnumiprotokoll v<text:span text:style-name="T135">4</text:span>.0</text:p>
      <text:p text:style-name="P192">&lt;soapenv:Envelope xmlns:soapenv="http://schemas.xmlsoap.org/soap/envelope/"</text:p>
      <text:p text:style-name="P192"><text:tab/>xmlns:adit="http://producers.ametlikud-dokumendid.xtee.riik.ee/producer/ametlikud-dokumendid"</text:p>
      <text:p text:style-name="P192"><text:tab/>xmlns:xrd="http://x-road.eu/xsd/xroad.xsd"</text:p>
      <text:p text:style-name="P192"><text:tab/>xmlns:id="http://x-road.eu/xsd/identifiers"&gt;</text:p>
      <text:p text:style-name="P192"><text:s text:c="4"/>&lt;soapenv:Header&gt;</text:p>
      <text:p text:style-name="P192"><text:s text:c="8"/>&lt;xrd:<text:span text:style-name="T66">client</text:span> id:objectType="MEMBER"&gt;</text:p>
      <text:p text:style-name="P192"><text:s text:c="12"/>&lt;id:xRoadInstance&gt;EE&lt;/id:xRoadInstance&gt;</text:p>
      <text:p text:style-name="P192"><text:s text:c="12"/>&lt;id:memberClass&gt;BUSINESS&lt;/id:memberClass&gt;</text:p>
      <text:p text:style-name="P192"><text:s text:c="12"/>&lt;id:memberCode&gt;12345678&lt;/id:memberCode&gt;</text:p>
      <text:p text:style-name="P192"><text:s text:c="8"/>&lt;/xrd:<text:span text:style-name="T29">client</text:span>&gt;</text:p>
      <text:p text:style-name="P192"><text:s text:c="8"/>&lt;xrd:<text:span text:style-name="T66">service</text:span> id:objectType="SERVICE"&gt;</text:p>
      <text:p text:style-name="P192"><text:s text:c="12"/>&lt;id:xRoadInstance&gt;EE&lt;/id:xRoadInstance&gt;</text:p>
      <text:p text:style-name="P192"><text:s text:c="12"/>&lt;id:memberClass&gt;GOV&lt;/id:memberClass&gt;</text:p>
      <text:p text:style-name="P192"><text:s text:c="12"/>&lt;id:memberCode&gt;70006317&lt;/id:memberCode&gt;</text:p>
      <text:p text:style-name="P192"><text:tab/><text:tab/><text:tab/></text:p>
      <text:p text:style-name="P192"><text:s text:c="12"/>&lt;id:subsystemCode&gt;ametlikud-dokumendid&lt;/id:subsystemCode&gt;</text:p>
      <text:p text:style-name="P192"><text:s text:c="12"/>&lt;id:serviceCode&gt;<text:span text:style-name="T135">getSendStatus</text:span>&lt;/id:serviceCode&gt;</text:p>
      <text:p text:style-name="P192"><text:s text:c="12"/>&lt;id:serviceVersion&gt;v1&lt;/id:serviceVersion&gt;</text:p>
      <text:p text:style-name="P192"><text:s text:c="8"/>&lt;/xrd:<text:span text:style-name="T29">service</text:span>&gt;</text:p>
      <text:p text:style-name="P192"><text:s text:c="8"/>&lt;xrd:<text:span text:style-name="T66">userId</text:span>&gt;EE37901130250&lt;/xrd:userId&gt;</text:p>
      <text:p text:style-name="P192"><text:s text:c="8"/>&lt;xrd:<text:span text:style-name="T66">id</text:span>&gt;3cf04253-db0c-4d1d-8105-791472d88437&lt;/xrd:id&gt;</text:p>
      <text:p text:style-name="P192"><text:s text:c="8"/>&lt;xrd:<text:span text:style-name="T66">protocolVersion</text:span>&gt;4.0&lt;/xrd:protocolVersion&gt;</text:p>
      <text:p text:style-name="P192"/>
      <text:p text:style-name="P192"><text:s text:c="8"/>&lt;adit:infosysteem&gt;<text:span text:style-name="T70">KOV</text:span>&lt;/adit:infosysteem&gt;</text:p>
      <text:p text:style-name="P192"><text:s text:c="4"/>&lt;/soapenv:Header&gt;</text:p>
      <text:p text:style-name="P192"><text:s text:c="4"/>&lt;soapenv:Body&gt;</text:p>
      <text:p text:style-name="P192"><text:s text:c="8"/>&lt;amet:getSendStatus&gt;</text:p>
      <text:p text:style-name="P192"><text:s text:c="12"/>&lt;keha&gt;</text:p>
      <text:p text:style-name="P193"><text:s text:c="16"/>&lt;documendid href="<text:span text:style-name="T137">cid:attachment.gz.b64</text:span>"/&gt;</text:p>
      <text:p text:style-name="P192"><text:soft-page-break/><text:s text:c="12"/>&lt;/keha&gt;</text:p>
      <text:p text:style-name="P192"><text:s text:c="8"/>&lt;/amet:getSendStatus&gt;</text:p>
      <text:p text:style-name="P192"><text:s text:c="4"/>&lt;/soapenv:Body&gt;</text:p>
      <text:p text:style-name="P27"><text:span text:style-name="Default_20_Paragraph_20_Font"><text:span text:style-name="T129">&lt;/soapenv:Envelope&gt;</text:span></text:span></text:p>
      <text:p text:style-name="P4"/>
      <text:p text:style-name="P4">Päringu sisendi SOAP manuse dekodeeritud sisu parameetrid:</text:p>
      <text:p text:style-name="P156"/>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Normal"><text:span text:style-name="Default_20_Paragraph_20_Font"><text:span text:style-name="T8">Nimi</text:span></text:span></text:p>
          </table:table-cell>
          <table:table-cell table:style-name="Table28.A1" office:value-type="string">
            <text:p text:style-name="Normal"><text:span text:style-name="Default_20_Paragraph_20_Font"><text:span text:style-name="T8">Kirjeldus</text:span></text:span></text:p>
          </table:table-cell>
          <table:table-cell table:style-name="Table28.C1" office:value-type="string">
            <text:p text:style-name="Normal"><text:span text:style-name="Default_20_Paragraph_20_Font"><text:span text:style-name="T8">Tüüp</text:span></text:span></text:p>
          </table:table-cell>
          <table:table-cell table:style-name="Table28.A1" office:value-type="string">
            <text:p text:style-name="Normal"><text:span text:style-name="Default_20_Paragraph_20_Font"><text:span text:style-name="T8">Väärtuse näide</text:span></text:span></text:p>
          </table:table-cell>
        </table:table-row>
        <table:table-row>
          <table:table-cell table:style-name="Table28.A1" office:value-type="string">
            <text:p text:style-name="Normal"><text:span text:style-name="Default_20_Paragraph_20_Font"><text:span text:style-name="T1">Item</text:span></text:span></text:p>
          </table:table-cell>
          <table:table-cell table:style-name="Table28.A1" office:value-type="string">
            <text:p text:style-name="P4">Dokumentide dhl id-de konteiner</text:p>
          </table:table-cell>
          <table:table-cell table:style-name="Table28.C1" office:value-type="string">
            <text:p text:style-name="P4"/>
          </table:table-cell>
          <table:table-cell table:style-name="Table28.A1" office:value-type="string">
            <text:p text:style-name="P4"/>
          </table:table-cell>
        </table:table-row>
        <table:table-row>
          <table:table-cell table:style-name="Table28.A1" office:value-type="string">
            <text:list xml:id="list150514530547096" text:continue-numbering="true" text:style-name="L2">
              <text:list-item>
                <text:p text:style-name="P248"><text:span text:style-name="Default_20_Paragraph_20_Font"><text:span text:style-name="T10">dhl_</text:span></text:span><text:span text:style-name="Default_20_Paragraph_20_Font"><text:span text:style-name="T1">id</text:span></text:span></text:p>
              </text:list-item>
            </text:list>
          </table:table-cell>
          <table:table-cell table:style-name="Table28.A1" office:value-type="string">
            <text:p text:style-name="P4">Dokumendi DHL ID</text:p>
          </table:table-cell>
          <table:table-cell table:style-name="Table28.C1" office:value-type="string">
            <text:p text:style-name="P4">Integer</text:p>
          </table:table-cell>
          <table:table-cell table:style-name="Table28.A1" office:value-type="string">
            <text:p text:style-name="P4">45</text:p>
          </table:table-cell>
        </table:table-row>
      </table:table>
      <text:p text:style-name="P4"/>
      <text:p text:style-name="P4"/>
      <text:p text:style-name="P4">Näide:</text:p>
      <text:p text:style-name="P55">&lt;item&gt;</text:p>
      <text:p text:style-name="P55"><text:tab/>&lt;dhl_id&gt;2&lt;/dhl_id&gt;</text:p>
      <text:p text:style-name="P55"><text:tab/>&lt;dhl_id&gt;4&lt;/dhl_id&gt;</text:p>
      <text:p text:style-name="P55">&lt;/item&gt;</text:p>
      <text:p text:style-name="P55"/>
      <text:p text:style-name="P4"/>
      <text:p text:style-name="P4"/>
      <text:p text:style-name="P15">Päringu vastuse näide</text:p>
      <text:p text:style-name="P156"/>
      <text:p text:style-name="P150">X-tee sõnumiprotokoll v<text:span text:style-name="T136">2</text:span>.0</text:p>
      <text:p text:style-name="P259">&lt;SOAP-ENV:Envelope SOAP-ENV:encodingStyle="http://schemas.xmlsoap.org/soap/encoding/"</text:p>
      <text:p text:style-name="P259"><text:s text:c="8"/>xmlns:SOAP-ENV="http://schemas.xmlsoap.org/soap/envelope/"</text:p>
      <text:p text:style-name="P259"><text:s text:c="8"/>xmlns:SOAP-ENC="http://schemas.xmlsoap.org/soap/encoding/"</text:p>
      <text:p text:style-name="P259"><text:s text:c="8"/>xmlns:amet="http://producers.ametlikud-dokumendid.xtee.riik.ee/producer/ametlikud-dokumendid" </text:p>
      <text:p text:style-name="P259"><text:s text:c="8"/>xmlns:xsd="http://www.w3.org/2001/XMLSchema"</text:p>
      <text:p text:style-name="P259"><text:s text:c="8"/>xmlns:xsi="http://www.w3.org/2001/XMLSchema-instance"</text:p>
      <text:p text:style-name="P259"><text:s text:c="8"/>xmlns:xtee="http://x-tee.riik.ee/xsd/xtee.xsd"&gt;</text:p>
      <text:p text:style-name="P259"><text:s text:c="4"/>&lt;SOAP-ENV:Header&gt;</text:p>
      <text:p text:style-name="P259"><text:s text:c="8"/>&lt;xtee:nimi&gt;ametlikud-dokumendid.getSendStatus.v1&lt;/xtee:nimi&gt;</text:p>
      <text:p text:style-name="P259"><text:s text:c="8"/>&lt;xtee:id&gt;00000000000000&lt;/xtee:id&gt;</text:p>
      <text:p text:style-name="P259"><text:s text:c="8"/>&lt;xtee:isikukood&gt;EE37507164211&lt;/xtee:isikukood&gt;</text:p>
      <text:p text:style-name="P259"><text:s text:c="8"/>&lt;xtee:andmekogu&gt;ametlikud-dokumendid&lt;/xtee:andmekogu&gt;</text:p>
      <text:p text:style-name="P259"><text:s text:c="8"/>&lt;xtee:asutus&gt;10560025&lt;/xtee:asutus&gt;</text:p>
      <text:p text:style-name="P259"><text:s text:c="4"/>&lt;/SOAP-ENV:Header&gt;</text:p>
      <text:p text:style-name="P259"><text:s text:c="4"/>&lt;SOAP-ENV:Body&gt;</text:p>
      <text:p text:style-name="P259"><text:s text:c="8"/>&lt;amet:getSendStatusResponse&gt;</text:p>
      <text:p text:style-name="P259"><text:s text:c="12"/>&lt;paring&gt;</text:p>
      <text:p text:style-name="P259"><text:s text:c="16"/>&lt;documendid href="cid:attachment.gz.b64"/&gt;</text:p>
      <text:p text:style-name="P259"><text:s text:c="12"/>&lt;/paring&gt;</text:p>
      <text:p text:style-name="P259"><text:s text:c="12"/>&lt;keha&gt;</text:p>
      <text:p text:style-name="P259"><text:s text:c="16"/>&lt;success&gt;true&lt;/success&gt;</text:p>
      <text:p text:style-name="P259"><text:s text:c="16"/>&lt;messages&gt;</text:p>
      <text:p text:style-name="P259"><text:s text:c="20"/>&lt;message lang="et"&gt;Soovitud staatused edukalt väljastatud.&lt;/message&gt;</text:p>
      <text:p text:style-name="P259"><text:s text:c="20"/>&lt;message lang="en"&gt;Requested statuses were successfully retrieved.&lt;/message&gt;</text:p>
      <text:p text:style-name="P259"><text:s text:c="20"/>&lt;message lang="ru"&gt;Желаемые статусы <text:s/>успешно выданы.&lt;/message&gt;</text:p>
      <text:p text:style-name="P259"><text:s text:c="16"/>&lt;/messages&gt;</text:p>
      <text:p text:style-name="P259"><text:s text:c="16"/>&lt;document href="cid:322724763013501706021551939037"/&gt;</text:p>
      <text:p text:style-name="P259"><text:s text:c="12"/>&lt;/keha&gt;</text:p>
      <text:p text:style-name="P259"><text:s text:c="8"/>&lt;/amet:getSendStatusResponse&gt;</text:p>
      <text:p text:style-name="P259"><text:s text:c="4"/>&lt;/SOAP-ENV:Body&gt;</text:p>
      <text:p text:style-name="P259">&lt;/SOAP-ENV:Envelope&gt;</text:p>
      <text:p text:style-name="P21"><text:soft-page-break/><text:span text:style-name="T118">X-tee sõnumiprotokoll v</text:span><text:span text:style-name="T119">4</text:span><text:span text:style-name="T118">.0</text:span></text:p>
      <text:p text:style-name="P194">&lt;SOAP-ENV:Envelope xmlns:SOAP-ENV="http://schemas.xmlsoap.org/soap/envelope/"</text:p>
      <text:p text:style-name="P194"><text:s text:c="8"/>xmlns:adit="http://producers.ametlikud-dokumendid.xtee.riik.ee/producer/ametlikud-dokumendid"</text:p>
      <text:p text:style-name="P194"><text:s text:c="8"/>xmlns:id="http://x-road.eu/xsd/identifiers"</text:p>
      <text:p text:style-name="P194"><text:s text:c="8"/>xmlns:xrd="http://x-road.eu/xsd/xroad.xsd"&gt;</text:p>
      <text:p text:style-name="P194"><text:s text:c="4"/>&lt;SOAP-ENV:Header&gt;</text:p>
      <text:p text:style-name="P194"><text:s text:c="8"/>&lt;xrd:<text:span text:style-name="T66">client</text:span> id:objectType="MEMBER"&gt;</text:p>
      <text:p text:style-name="P194"><text:s text:c="12"/>&lt;id:xRoadInstance&gt;EE&lt;/id:xRoadInstance&gt;</text:p>
      <text:p text:style-name="P194"><text:s text:c="12"/>&lt;id:memberClass&gt;BUSINESS&lt;/id:memberClass&gt;</text:p>
      <text:p text:style-name="P194"><text:s text:c="12"/>&lt;id:memberCode&gt;12486864&lt;/id:memberCode&gt;</text:p>
      <text:p text:style-name="P194"><text:s text:c="8"/>&lt;/xrd:client&gt;</text:p>
      <text:p text:style-name="P194"><text:s text:c="8"/>&lt;xrd:<text:span text:style-name="T66">service</text:span> id:objectType="SERVICE"&gt;</text:p>
      <text:p text:style-name="P194"><text:s text:c="12"/>&lt;id:xRoadInstance&gt;EE&lt;/id:xRoadInstance&gt;</text:p>
      <text:p text:style-name="P194"><text:s text:c="12"/>&lt;id:memberClass&gt;GOV&lt;/id:memberClass&gt;</text:p>
      <text:p text:style-name="P194"><text:s text:c="12"/>&lt;id:memberCode&gt;70006317&lt;/id:memberCode&gt;</text:p>
      <text:p text:style-name="P194"><text:s text:c="12"/>&lt;id:subsystemCode&gt;adit&lt;/id:subsystemCode&gt;</text:p>
      <text:p text:style-name="P194"><text:s text:c="12"/>&lt;id:serviceCode&gt;getSendStatus&lt;/id:serviceCode&gt;</text:p>
      <text:p text:style-name="P194"><text:s text:c="12"/>&lt;id:serviceVersion&gt;v1&lt;/id:serviceVersion&gt;</text:p>
      <text:p text:style-name="P194"><text:s text:c="8"/>&lt;/xrd:service&gt;</text:p>
      <text:p text:style-name="P194"><text:s text:c="8"/>&lt;xrd:<text:span text:style-name="T66">userId</text:span>&gt;EE37901130250&lt;/xrd:userId&gt;</text:p>
      <text:p text:style-name="P194"><text:s text:c="8"/>&lt;xrd:<text:span text:style-name="T66">id</text:span>&gt;3cf04253-db0c-4d1d-8105-791472d88437&lt;/xrd:id&gt;</text:p>
      <text:p text:style-name="P194"><text:s text:c="8"/>&lt;xrd:<text:span text:style-name="T66">protocolVersion</text:span>&gt;4.0&lt;/xrd:protocolVersion&gt;</text:p>
      <text:p text:style-name="P194"><text:s text:c="4"/>&lt;/SOAP-ENV:Header&gt;</text:p>
      <text:p text:style-name="P194"><text:s text:c="4"/>&lt;SOAP-ENV:Body&gt;</text:p>
      <text:p text:style-name="P194"><text:s text:c="8"/>&lt;adit:getSendStatusResponse&gt;</text:p>
      <text:p text:style-name="P194"><text:s text:c="12"/>&lt;keha&gt;</text:p>
      <text:p text:style-name="P194"><text:s text:c="16"/>&lt;success&gt;true&lt;/success&gt;</text:p>
      <text:p text:style-name="P194"><text:s text:c="16"/>&lt;messages&gt;</text:p>
      <text:p text:style-name="P194"><text:s text:c="20"/>&lt;message lang="et"&gt;Soovitud staatused edukalt väljastatud.&lt;/message&gt;</text:p>
      <text:p text:style-name="P194"><text:s text:c="20"/>&lt;message lang="en"&gt;Requested statuses were successfully retrieved.&lt;/message&gt;</text:p>
      <text:p text:style-name="P194"><text:s text:c="20"/>&lt;message lang="ru"&gt;Желаемые статусы <text:s/>успешно выданы.&lt;/message&gt;</text:p>
      <text:p text:style-name="P194"><text:s text:c="16"/>&lt;/messages&gt;</text:p>
      <text:p text:style-name="P194"><text:s text:c="16"/>&lt;document href="cid:790122391290409922891180468661"/&gt;</text:p>
      <text:p text:style-name="P194"><text:s text:c="12"/>&lt;/keha&gt;</text:p>
      <text:p text:style-name="P194"><text:s text:c="8"/>&lt;/adit:getSendStatusResponse&gt;</text:p>
      <text:p text:style-name="P194"><text:s text:c="4"/>&lt;/SOAP-ENV:Body&gt;</text:p>
      <text:p text:style-name="P194">&lt;/SOAP-ENV:Envelope&gt;</text:p>
      <text:p text:style-name="P4"/>
      <text:p text:style-name="P4"/>
      <text:p text:style-name="P4">Päringu vastuse SOAP manuse dekodeeritud sisu parameetrid:</text:p>
      <text:p text:style-name="P156"/>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Normal"><text:span text:style-name="Default_20_Paragraph_20_Font"><text:span text:style-name="T8">Nimi</text:span></text:span></text:p>
          </table:table-cell>
          <table:table-cell table:style-name="Table29.A1" office:value-type="string">
            <text:p text:style-name="Normal"><text:span text:style-name="Default_20_Paragraph_20_Font"><text:span text:style-name="T8">Kirjeldus</text:span></text:span></text:p>
          </table:table-cell>
          <table:table-cell table:style-name="Table29.C1" office:value-type="string">
            <text:p text:style-name="Normal"><text:span text:style-name="Default_20_Paragraph_20_Font"><text:span text:style-name="T8">Tüüp</text:span></text:span></text:p>
          </table:table-cell>
          <table:table-cell table:style-name="Table29.A1" office:value-type="string">
            <text:p text:style-name="Normal"><text:span text:style-name="Default_20_Paragraph_20_Font"><text:span text:style-name="T8">Väärtuse näide</text:span></text:span></text:p>
          </table:table-cell>
        </table:table-row>
        <table:table-row>
          <table:table-cell table:style-name="Table29.A1" office:value-type="string">
            <text:p text:style-name="Normal"><text:span text:style-name="Default_20_Paragraph_20_Font"><text:span text:style-name="T1">Item</text:span></text:span></text:p>
          </table:table-cell>
          <table:table-cell table:style-name="Table29.A1" office:value-type="string">
            <text:p text:style-name="P4">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150515541728752" text:continue-numbering="true" text:style-name="L2">
              <text:list-item>
                <text:p text:style-name="P248"><text:span text:style-name="Default_20_Paragraph_20_Font"><text:span text:style-name="T1">dokument</text:span></text:span></text:p>
              </text:list-item>
            </text:list>
          </table:table-cell>
          <table:table-cell table:style-name="Table29.A1" office:value-type="string">
            <text:p text:style-name="P4">Dokumendi 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150514449119388" text:continue-numbering="true" text:style-name="L2">
              <text:list-item>
                <text:p text:style-name="P248"><text:span text:style-name="Default_20_Paragraph_20_Font"><text:span text:style-name="T1">dhl_id</text:span></text:span></text:p>
              </text:list-item>
            </text:list>
          </table:table-cell>
          <table:table-cell table:style-name="Table29.A1" office:value-type="string">
            <text:p text:style-name="P4">Dokumendi DHL ID</text:p>
          </table:table-cell>
          <table:table-cell table:style-name="Table29.C1" office:value-type="string">
            <text:p text:style-name="P4">Integer</text:p>
          </table:table-cell>
          <table:table-cell table:style-name="Table29.A1" office:value-type="string">
            <text:p text:style-name="P4">45</text:p>
          </table:table-cell>
        </table:table-row>
        <table:table-row>
          <table:table-cell table:style-name="Table29.A1" office:value-type="string">
            <text:list xml:id="list150515101566439" text:continue-numbering="true" text:style-name="L2">
              <text:list-item>
                <text:p text:style-name="P248"><text:span text:style-name="Default_20_Paragraph_20_Font"><text:span text:style-name="T1">saaja</text:span></text:span></text:p>
              </text:list-item>
            </text:list>
          </table:table-cell>
          <table:table-cell table:style-name="Table29.A1" office:value-type="string">
            <text:p text:style-name="P4">Dokumendi saaja andmete konteiner</text:p>
          </table:table-cell>
          <table:table-cell table:style-name="Table29.C1" office:value-type="string">
            <text:p text:style-name="P4"/>
          </table:table-cell>
          <table:table-cell table:style-name="Table29.A1" office:value-type="string">
            <text:p text:style-name="Normal"/>
          </table:table-cell>
        </table:table-row>
        <table:table-row>
          <table:table-cell table:style-name="Table29.A1" office:value-type="string">
            <text:list xml:id="list150515089128953" text:continue-numbering="true" text:style-name="L2">
              <text:list-item>
                <text:p text:style-name="P248"><text:span text:style-name="Default_20_Paragraph_20_Font"><text:span text:style-name="T1">isikukood</text:span></text:span></text:p>
              </text:list-item>
            </text:list>
          </table:table-cell>
          <table:table-cell table:style-name="Table29.A1" office:value-type="string">
            <text:p text:style-name="P4">Saaja isikukood</text:p>
          </table:table-cell>
          <table:table-cell table:style-name="Table29.C1" office:value-type="string">
            <text:p text:style-name="P4">String</text:p>
          </table:table-cell>
          <table:table-cell table:style-name="Table29.A1" office:value-type="string">
            <text:p text:style-name="P4">38605150302</text:p>
          </table:table-cell>
        </table:table-row>
        <table:table-row>
          <table:table-cell table:style-name="Table29.A1" office:value-type="string">
            <text:list xml:id="list150515359073421" text:continue-numbering="true" text:style-name="L2">
              <text:list-item>
                <text:p text:style-name="P248"><text:span text:style-name="Default_20_Paragraph_20_Font"><text:span text:style-name="T1">saajaNimi</text:span></text:span></text:p>
              </text:list-item>
            </text:list>
          </table:table-cell>
          <table:table-cell table:style-name="Table29.A1" office:value-type="string">
            <text:p text:style-name="Normal"><text:span text:style-name="Default_20_Paragraph_20_Font"><text:span text:style-name="T2">Saaja nimi</text:span></text:span></text:p>
          </table:table-cell>
          <table:table-cell table:style-name="Table29.C1" office:value-type="string">
            <text:p text:style-name="P4">String</text:p>
          </table:table-cell>
          <table:table-cell table:style-name="Table29.A1" office:value-type="string">
            <text:p text:style-name="P4">Aleksei Kokarev</text:p>
          </table:table-cell>
        </table:table-row>
        <table:table-row>
          <table:table-cell table:style-name="Table29.A1" office:value-type="string">
            <text:list xml:id="list150515127773094" text:continue-numbering="true" text:style-name="L2">
              <text:list-item>
                <text:p text:style-name="P248"><text:span text:style-name="Default_20_Paragraph_20_Font"><text:span text:style-name="T1">avatud</text:span></text:span></text:p>
              </text:list-item>
            </text:list>
          </table:table-cell>
          <table:table-cell table:style-name="Table29.A1" office:value-type="string">
            <text:p text:style-name="P4">Kas saaja avas dokumendi</text:p>
          </table:table-cell>
          <table:table-cell table:style-name="Table29.C1" office:value-type="string">
            <text:p text:style-name="P4">Boolean</text:p>
          </table:table-cell>
          <table:table-cell table:style-name="Table29.A1" office:value-type="string">
            <text:p text:style-name="P4">true</text:p>
          </table:table-cell>
        </table:table-row>
      </table:table>
      <text:p text:style-name="P4"><text:soft-page-break/>Näide:</text:p>
      <text:p text:style-name="P32">&lt;?xml version="1.0" encoding="UTF-8"?&gt;</text:p>
      <text:p text:style-name="P55">&lt;item&gt;</text:p>
      <text:p text:style-name="P55"><text:s text:c="4"/>&lt;dokument&gt;</text:p>
      <text:p text:style-name="P55"><text:s text:c="8"/>&lt;dhl_id&gt;2&lt;/dhl_id&gt;</text:p>
      <text:p text:style-name="P55"><text:s text:c="8"/>&lt;saaja&gt;</text:p>
      <text:p text:style-name="P55"><text:s text:c="12"/>&lt;isikukood&gt;EE75021729&lt;/isikukood&gt;</text:p>
      <text:p text:style-name="P55"><text:s text:c="12"/>&lt;saajaNimi&gt;Kehtna Vallavalitsus&lt;/saajaNimi&gt;</text:p>
      <text:p text:style-name="P55"><text:s text:c="12"/>&lt;avatud&gt;false&lt;/avatud&gt;</text:p>
      <text:p text:style-name="P55"><text:s text:c="8"/>&lt;/saaja&gt;</text:p>
      <text:p text:style-name="P55"><text:s text:c="8"/>&lt;saaja&gt;</text:p>
      <text:p text:style-name="P55"><text:s text:c="12"/>&lt;isikukood&gt;EE47101010033&lt;/isikukood&gt;</text:p>
      <text:p text:style-name="P82"><text:span text:style-name="Default_20_Paragraph_20_Font"><text:span text:style-name="T25"><text:s text:c="12"/>&lt;saajaNimi&gt;Mari-Liis M</text:span></text:span><text:span text:style-name="Default_20_Paragraph_20_Font"><text:span text:style-name="T31">├</text:span></text:span><text:span text:style-name="Default_20_Paragraph_20_Font"><text:span text:style-name="T26">ż</text:span></text:span><text:span text:style-name="Default_20_Paragraph_20_Font"><text:span text:style-name="T25">nnik&lt;/saajaNimi&gt;</text:span></text:span></text:p>
      <text:p text:style-name="P55"><text:s text:c="12"/>&lt;avatud&gt;false&lt;/avatud&gt;</text:p>
      <text:p text:style-name="P55"><text:s text:c="8"/>&lt;/saaja&gt;</text:p>
      <text:p text:style-name="P55"><text:s text:c="4"/>&lt;/dokument&gt;</text:p>
      <text:p text:style-name="P55"><text:s text:c="4"/>&lt;dokument&gt;</text:p>
      <text:p text:style-name="P55"><text:s text:c="8"/>&lt;dhl_id&gt;4&lt;/dhl_id&gt;</text:p>
      <text:p text:style-name="P55"><text:s text:c="8"/>&lt;saaja&gt;</text:p>
      <text:p text:style-name="P55"><text:s text:c="12"/>&lt;isikukood&gt;EE70000007&lt;/isikukood&gt;</text:p>
      <text:p text:style-name="P55"><text:s text:c="12"/>&lt;saajaNimi&gt;Kodanikuportaal&lt;/saajaNimi&gt;</text:p>
      <text:p text:style-name="P55"><text:s text:c="12"/>&lt;avatud&gt;false&lt;/avatud&gt;</text:p>
      <text:p text:style-name="P55"><text:s text:c="8"/>&lt;/saaja&gt;</text:p>
      <text:p text:style-name="P55"><text:s text:c="4"/>&lt;/dokument&gt;</text:p>
      <text:p text:style-name="P55">&lt;/item&gt;</text:p>
      <text:h text:style-name="P253" text:outline-level="1"><text:bookmark-start text:name="__RefHeading___Toc55486_1250719955"/><text:line-break/><text:bookmark-start text:name="_Toc379789499"/>GetDocumentFile.v1<text:bookmark-end text:name="__RefHeading___Toc55486_1250719955"/><text:bookmark-end text:name="_Toc379789499"/><text:bookmark-end text:name="_Toc310595933"/><text:bookmark-end text:name="_Toc290888216"/><text:bookmark-end text:name="_Toc290045527"/><text:bookmark-end text:name="_Toc273352543"/><text:bookmark-end text:name="_Toc273345936"/><text:bookmark-end text:name="_Toc271627641"/><text:bookmark-end text:name="_Toc271552508"/><text:bookmark-end text:name="_Toc271551513"/><text:bookmark-end text:name="_Toc271031534"/><text:bookmark-end text:name="_Toc270424931"/><text:bookmark-end text:name="_Toc270420747"/><text:bookmark-end text:name="_Toc269120309"/><text:bookmark-end text:name="_Toc269120578"/><text:bookmark-end text:name="_Toc269122895"/><text:bookmark-end text:name="_Toc269124337"/><text:bookmark-end text:name="_Toc269126601"/><text:bookmark-end text:name="_Toc269128819"/></text:h>
      <text:p text:style-name="P29"><text:span text:style-name="Default_20_Paragraph_20_Font"><text:span text:style-name="T2">Päring võimaldab pärida dokumendi faili andmed – sisu ja metaandmed. Päringu parameetriga „document_id“ määratakse dokumendi ID ning parameetriga „file_id“ määratakse failid, mille andmeid soovitakse saada. Päringu vastuse SOAP manuses on dokumendi failide andmed.</text:span></text:span></text:p>
      <text:p text:style-name="P4"/>
      <text:p text:style-name="P4">Parameetrid</text:p>
      <table:table table:name="Table30" table:style-name="Table30">
        <table:table-column table:style-name="Table30.A"/>
        <table:table-column table:style-name="Table30.B" table:number-columns-repeated="2"/>
        <table:table-row>
          <table:table-cell table:style-name="Table30.A1" office:value-type="string">
            <text:p text:style-name="Normal"><text:span text:style-name="Default_20_Paragraph_20_Font"><text:span text:style-name="T8">Nimi</text:span></text:span></text:p>
          </table:table-cell>
          <table:table-cell table:style-name="Table30.A1" office:value-type="string">
            <text:p text:style-name="Normal"><text:span text:style-name="Default_20_Paragraph_20_Font"><text:span text:style-name="T8">Väärtuse tüüp</text:span></text:span></text:p>
          </table:table-cell>
          <table:table-cell table:style-name="Table30.A1" office:value-type="string">
            <text:p text:style-name="Normal"><text:span text:style-name="Default_20_Paragraph_20_Font"><text:span text:style-name="T8">Väärtuse näide</text:span></text:span></text:p>
          </table:table-cell>
        </table:table-row>
        <table:table-row>
          <table:table-cell table:style-name="Table30.A1" office:value-type="string">
            <text:p text:style-name="Normal"><text:span text:style-name="Default_20_Paragraph_20_Font"><text:span text:style-name="T1">Document_id</text:span></text:span></text:p>
          </table:table-cell>
          <table:table-cell table:style-name="Table30.A1" office:value-type="string">
            <text:p text:style-name="Normal"><text:span text:style-name="Default_20_Paragraph_20_Font"><text:span text:style-name="T1">Integer</text:span></text:span></text:p>
          </table:table-cell>
          <table:table-cell table:style-name="Table30.A1" office:value-type="string">
            <text:p text:style-name="Normal"><text:span text:style-name="Default_20_Paragraph_20_Font"><text:span text:style-name="T1">46</text:span></text:span></text:p>
          </table:table-cell>
        </table:table-row>
        <table:table-row>
          <table:table-cell table:style-name="Table30.A1" office:value-type="string">
            <text:p text:style-name="Normal"><text:span text:style-name="Default_20_Paragraph_20_Font"><text:span text:style-name="T1">File_id_list.file_id</text:span></text:span></text:p>
          </table:table-cell>
          <table:table-cell table:style-name="Table30.A1" office:value-type="string">
            <text:p text:style-name="Normal"><text:span text:style-name="Default_20_Paragraph_20_Font"><text:span text:style-name="T1">Integer</text:span></text:span></text:p>
          </table:table-cell>
          <table:table-cell table:style-name="Table30.A1" office:value-type="string">
            <text:p text:style-name="Normal"><text:span text:style-name="Default_20_Paragraph_20_Font"><text:span text:style-name="T1">16</text:span></text:span></text:p>
          </table:table-cell>
        </table:table-row>
      </table:table>
      <text:p text:style-name="P14"/>
      <text:p text:style-name="P13">Päringu näide</text:p>
      <text:p text:style-name="P156"/>
      <text:p text:style-name="P151">X-tee sõnumiprotokoll v<text:span text:style-name="T136">2</text:span>.0</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getDocumentFile.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4"/>&lt;adit:infosysteem&gt;KOV&lt;/adit:infosysteem&gt;</text:p>
      <text:p text:style-name="P32"><text:s text:c="3"/>&lt;/soapenv:Header&gt;</text:p>
      <text:p text:style-name="P32"><text:s text:c="3"/>&lt;soapenv:Body&gt;</text:p>
      <text:p text:style-name="P32"><text:s text:c="6"/>&lt;adit:getDocumentFile&gt;</text:p>
      <text:p text:style-name="P32"><text:s text:c="9"/>&lt;keha&gt;</text:p>
      <text:p text:style-name="P32"><text:soft-page-break/><text:s text:c="12"/>&lt;document_id&gt;46&lt;/document_id&gt;</text:p>
      <text:p text:style-name="P32"><text:s text:c="12"/>&lt;file_id_list&gt;</text:p>
      <text:p text:style-name="P32"><text:s text:c="15"/>&lt;file_id&gt;16&lt;/file_id&gt;</text:p>
      <text:p text:style-name="P32"><text:s text:c="15"/>&lt;file_id&gt;17&lt;/file_id&gt;</text:p>
      <text:p text:style-name="P32"><text:s text:c="12"/>&lt;/file_id_list&gt;</text:p>
      <text:p text:style-name="P32"><text:s text:c="9"/>&lt;/keha&gt;</text:p>
      <text:p text:style-name="P32"><text:s text:c="6"/>&lt;/adit:getDocumentFile&gt;</text:p>
      <text:p text:style-name="P32"><text:s text:c="3"/>&lt;/soapenv:Body&gt;</text:p>
      <text:p text:style-name="P32">&lt;/soapenv:Envelope&gt;</text:p>
      <text:p text:style-name="P4"/>
      <text:p text:style-name="P151">X-tee sõnumiprotokoll v<text:span text:style-name="T138">4</text:span>.0</text:p>
      <text:p text:style-name="P195">&lt;soapenv:Envelope xmlns:soapenv="http://schemas.xmlsoap.org/soap/envelope/"</text:p>
      <text:p text:style-name="P195"><text:tab/>xmlns:adit="http://producers.ametlikud-dokumendid.xtee.riik.ee/producer/ametlikud-dokumendid"</text:p>
      <text:p text:style-name="P195"><text:tab/>xmlns:xrd="http://x-road.eu/xsd/xroad.xsd"</text:p>
      <text:p text:style-name="P195"><text:tab/>xmlns:id="http://x-road.eu/xsd/identifiers"&gt;</text:p>
      <text:p text:style-name="P195"><text:s text:c="4"/>&lt;soapenv:Header&gt;</text:p>
      <text:p text:style-name="P195"><text:s text:c="8"/>&lt;xrd:<text:span text:style-name="T66">client</text:span> id:objectType="MEMBER"&gt;</text:p>
      <text:p text:style-name="P195"><text:s text:c="12"/>&lt;id:xRoadInstance&gt;EE&lt;/id:xRoadInstance&gt;</text:p>
      <text:p text:style-name="P195"><text:s text:c="12"/>&lt;id:memberClass&gt;BUSINESS&lt;/id:memberClass&gt;</text:p>
      <text:p text:style-name="P195"><text:s text:c="12"/>&lt;id:memberCode&gt;12345678&lt;/id:memberCode&gt;</text:p>
      <text:p text:style-name="P195"><text:s text:c="8"/>&lt;/xrd:<text:span text:style-name="T29">client</text:span>&gt;</text:p>
      <text:p text:style-name="P195"><text:s text:c="8"/>&lt;xrd:<text:span text:style-name="T66">service</text:span> id:objectType="SERVICE"&gt;</text:p>
      <text:p text:style-name="P195"><text:s text:c="12"/>&lt;id:xRoadInstance&gt;EE&lt;/id:xRoadInstance&gt;</text:p>
      <text:p text:style-name="P195"><text:s text:c="12"/>&lt;id:memberClass&gt;GOV&lt;/id:memberClass&gt;</text:p>
      <text:p text:style-name="P195"><text:s text:c="12"/>&lt;id:memberCode&gt;70006317&lt;/id:memberCode&gt;</text:p>
      <text:p text:style-name="P195"><text:tab/><text:tab/><text:tab/></text:p>
      <text:p text:style-name="P195"><text:s text:c="12"/>&lt;id:subsystemCode&gt;ametlikud-dokumendid&lt;/id:subsystemCode&gt;</text:p>
      <text:p text:style-name="P196"><text:s text:c="12"/>&lt;id:serviceCode&gt;getDocumentFile&lt;/id:serviceCode&gt;</text:p>
      <text:p text:style-name="P195"><text:s text:c="12"/>&lt;id:serviceVersion&gt;v1&lt;/id:serviceVersion&gt;</text:p>
      <text:p text:style-name="P195"><text:s text:c="8"/>&lt;/xrd:<text:span text:style-name="T29">service</text:span>&gt;</text:p>
      <text:p text:style-name="P195"><text:s text:c="8"/>&lt;xrd:<text:span text:style-name="T66">userId</text:span>&gt;EE37901130250&lt;/xrd:userId&gt;</text:p>
      <text:p text:style-name="P195"><text:s text:c="8"/>&lt;xrd:<text:span text:style-name="T66">id</text:span>&gt;3cf04253-db0c-4d1d-8105-791472d88437&lt;/xrd:id&gt;</text:p>
      <text:p text:style-name="P195"><text:s text:c="8"/>&lt;xrd:<text:span text:style-name="T66">protocolVersion</text:span>&gt;4.0&lt;/xrd:protocolVersion&gt;</text:p>
      <text:p text:style-name="P195"/>
      <text:p text:style-name="P195"><text:s text:c="8"/>&lt;adit:infosysteem&gt;<text:span text:style-name="T70">KOV</text:span>&lt;/adit:infosysteem&gt;</text:p>
      <text:p text:style-name="P195"><text:s text:c="4"/>&lt;/soapenv:Header&gt;</text:p>
      <text:p text:style-name="P195"><text:s text:c="4"/>&lt;soapenv:Body&gt;</text:p>
      <text:p text:style-name="P195"><text:s text:c="8"/>&lt;adit:getDocumentFile&gt;</text:p>
      <text:p text:style-name="P195"><text:s text:c="12"/>&lt;keha&gt;</text:p>
      <text:p text:style-name="P195"><text:s text:c="16"/>&lt;document_id&gt;46&lt;/document_id&gt;</text:p>
      <text:p text:style-name="P195"><text:s text:c="16"/>&lt;file_id_list&gt;</text:p>
      <text:p text:style-name="P195"><text:s text:c="20"/>&lt;file_id&gt;16&lt;/file_id&gt;</text:p>
      <text:p text:style-name="P195"><text:s text:c="20"/>&lt;file_id&gt;17&lt;/file_id&gt;</text:p>
      <text:p text:style-name="P195"><text:s text:c="16"/>&lt;/file_id_list&gt;</text:p>
      <text:p text:style-name="P195"><text:s text:c="12"/>&lt;/keha&gt;</text:p>
      <text:p text:style-name="P195"><text:s text:c="8"/>&lt;/adit:getDocumentFile&gt;</text:p>
      <text:p text:style-name="P195"><text:s text:c="4"/>&lt;/soapenv:Body&gt;</text:p>
      <text:p text:style-name="P195">&lt;/soapenv:Envelope&gt;</text:p>
      <text:p text:style-name="P4"/>
      <text:p text:style-name="P4"/>
      <text:p text:style-name="P13">Päringu vastuse näide</text:p>
      <text:p text:style-name="P156"/>
      <text:p text:style-name="P151">X-tee sõnumiprotokoll v<text:span text:style-name="T136">2</text:span>.0</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oft-page-break/><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DocumentFile.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DocumentFileResponse&gt;</text:p>
      <text:p text:style-name="P32"><text:s text:c="9"/>&lt;paring&gt;</text:p>
      <text:p text:style-name="P32"><text:s text:c="12"/>&lt;document_id&gt;46&lt;/document_id&gt;</text:p>
      <text:p text:style-name="P32"><text:s text:c="12"/>&lt;file_id_list&gt;</text:p>
      <text:p text:style-name="P32"><text:s text:c="15"/>&lt;file_id&gt;16&lt;/file_id&gt;</text:p>
      <text:p text:style-name="P32"><text:s text:c="15"/>&lt;file_id&gt;17&lt;/file_id&gt;</text:p>
      <text:p text:style-name="P32"><text:s text:c="12"/>&lt;/file_id_list&gt;</text:p>
      <text:p text:style-name="P32"><text:s text:c="9"/>&lt;/paring&gt;</text:p>
      <text:p text:style-name="P32"><text:s text:c="9"/>&lt;keha&gt;</text:p>
      <text:p text:style-name="P32"><text:s text:c="12"/>&lt;success&gt;true&lt;/success&gt;</text:p>
      <text:p text:style-name="P32"><text:s text:c="12"/>&lt;messages&gt;</text:p>
      <text:p text:style-name="P32"><text:s text:c="15"/>&lt;message lang="en"&gt;All requested files were successfully retrieved&lt;/message&gt;</text:p>
      <text:p text:style-name="P32"><text:s text:c="12"/>&lt;/messages&gt;</text:p>
      <text:p text:style-name="P32"><text:s text:c="12"/>&lt;files href="cid:200611913490613646957590966591" /&gt;</text:p>
      <text:p text:style-name="P32"><text:s text:c="8"/>&lt;/keha&gt;</text:p>
      <text:p text:style-name="P32"><text:s text:c="6"/>&lt;/adit:getDocumentFileResponse&gt;</text:p>
      <text:p text:style-name="P32"><text:s text:c="3"/>&lt;/SOAP-ENV:Body&gt;</text:p>
      <text:p text:style-name="P32">&lt;/SOAP-ENV:Envelope&gt;</text:p>
      <text:p text:style-name="P4"/>
      <text:p text:style-name="P152">X-tee sõnumiprotokoll v<text:span text:style-name="T139">4</text:span>.0</text:p>
      <text:p text:style-name="P197">&lt;<text:span text:style-name="T69">SOAP-ENV</text:span>:Envelope <text:span text:style-name="T69">xmlns:SOAP-ENV="http://schemas.xmlsoap.org/soap/envelope/"</text:span></text:p>
      <text:p text:style-name="P197"><text:tab/>xmlns:adit="http://producers.ametlikud-dokumendid.xtee.riik.ee/producer/ametlikud-dokumendid"</text:p>
      <text:p text:style-name="P197"><text:tab/>xmlns:xrd="http://x-road.eu/xsd/xroad.xsd"</text:p>
      <text:p text:style-name="P197"><text:tab/>xmlns:id="http://x-road.eu/xsd/identifiers"&gt;</text:p>
      <text:p text:style-name="P197"><text:s text:c="4"/>&lt;<text:span text:style-name="T69">SOAP-ENV</text:span>:Header&gt;</text:p>
      <text:p text:style-name="P197"><text:s text:c="8"/>&lt;xrd:<text:span text:style-name="T66">client</text:span> id:objectType="MEMBER"&gt;</text:p>
      <text:p text:style-name="P197"><text:s text:c="12"/>&lt;id:xRoadInstance&gt;EE&lt;/id:xRoadInstance&gt;</text:p>
      <text:p text:style-name="P197"><text:s text:c="12"/>&lt;id:memberClass&gt;BUSINESS&lt;/id:memberClass&gt;</text:p>
      <text:p text:style-name="P197"><text:s text:c="12"/>&lt;id:memberCode&gt;12345678&lt;/id:memberCode&gt;</text:p>
      <text:p text:style-name="P197"><text:s text:c="8"/>&lt;/xrd:<text:span text:style-name="T29">client</text:span>&gt;</text:p>
      <text:p text:style-name="P197"><text:s text:c="8"/>&lt;xrd:<text:span text:style-name="T66">service</text:span> id:objectType="SERVICE"&gt;</text:p>
      <text:p text:style-name="P197"><text:s text:c="12"/>&lt;id:xRoadInstance&gt;EE&lt;/id:xRoadInstance&gt;</text:p>
      <text:p text:style-name="P197"><text:s text:c="12"/>&lt;id:memberClass&gt;GOV&lt;/id:memberClass&gt;</text:p>
      <text:p text:style-name="P197"><text:s text:c="12"/>&lt;id:memberCode&gt;70006317&lt;/id:memberCode&gt;<text:tab/><text:tab/></text:p>
      <text:p text:style-name="P197"><text:s text:c="12"/>&lt;id:subsystemCode&gt;ametlikud-dokumendid&lt;/id:subsystemCode&gt;</text:p>
      <text:p text:style-name="P197"><text:s text:c="12"/>&lt;id:serviceCode&gt;getDocumentFile&lt;/id:serviceCode&gt;</text:p>
      <text:p text:style-name="P197"><text:s text:c="12"/>&lt;id:serviceVersion&gt;v1&lt;/id:serviceVersion&gt;</text:p>
      <text:p text:style-name="P197"><text:s text:c="8"/>&lt;/xrd:<text:span text:style-name="T29">service</text:span>&gt;</text:p>
      <text:p text:style-name="P197"><text:s text:c="8"/>&lt;xrd:<text:span text:style-name="T66">userId</text:span>&gt;EE37901130250&lt;/xrd:userId&gt;</text:p>
      <text:p text:style-name="P197"><text:s text:c="8"/>&lt;xrd:<text:span text:style-name="T66">id</text:span>&gt;3cf04253-db0c-4d1d-8105-791472d88437&lt;/xrd:id&gt;</text:p>
      <text:p text:style-name="P197"><text:s text:c="8"/>&lt;xrd:<text:span text:style-name="T66">protocolVersion</text:span>&gt;4.0&lt;/xrd:protocolVersion&gt;</text:p>
      <text:p text:style-name="P197"><text:s text:c="4"/>&lt;/<text:span text:style-name="T69">SOAP-ENV</text:span>:Header&gt;</text:p>
      <text:p text:style-name="P197"><text:s text:c="4"/>&lt;SOAP-ENV:Body&gt;</text:p>
      <text:p text:style-name="P197"><text:s text:c="8"/>&lt;adit:getDocumentFileResponse&gt;</text:p>
      <text:p text:style-name="P197"><text:s text:c="12"/>&lt;keha&gt;</text:p>
      <text:p text:style-name="P197"><text:s text:c="16"/>&lt;success&gt;true&lt;/success&gt;</text:p>
      <text:p text:style-name="P197"><text:s text:c="16"/>&lt;messages&gt;</text:p>
      <text:p text:style-name="P197"><text:s text:c="20"/>&lt;message lang="en"&gt;All requested files were successfully retrieved&lt;/message&gt;</text:p>
      <text:p text:style-name="P197"><text:s text:c="16"/>&lt;/messages&gt;</text:p>
      <text:p text:style-name="P197"><text:s text:c="16"/>&lt;files href="cid:200611913490613646957590966591" /&gt;</text:p>
      <text:p text:style-name="P197"><text:soft-page-break/><text:s text:c="12"/>&lt;/keha&gt;</text:p>
      <text:p text:style-name="P197"><text:s text:c="8"/>&lt;/adit:getDocumentFileResponse&gt;</text:p>
      <text:p text:style-name="P197"><text:s text:c="4"/>&lt;/SOAP-ENV:Body&gt;</text:p>
      <text:p text:style-name="P197">&lt;/SOAP-ENV:Envelope&gt;</text:p>
      <text:p text:style-name="P4"/>
      <text:p text:style-name="P4"/>
      <text:p text:style-name="P4">Päringu vastuse SOAP manuse dekodeeritud sisu parameetrid:</text:p>
      <text:p text:style-name="P156"/>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Normal"><text:span text:style-name="Default_20_Paragraph_20_Font"><text:span text:style-name="T8">Nimi</text:span></text:span></text:p>
          </table:table-cell>
          <table:table-cell table:style-name="Table31.A1" office:value-type="string">
            <text:p text:style-name="Normal"><text:span text:style-name="Default_20_Paragraph_20_Font"><text:span text:style-name="T8">Kirjeldus</text:span></text:span></text:p>
          </table:table-cell>
          <table:table-cell table:style-name="Table31.C1" office:value-type="string">
            <text:p text:style-name="Normal"><text:span text:style-name="Default_20_Paragraph_20_Font"><text:span text:style-name="T8">Tüüp</text:span></text:span></text:p>
          </table:table-cell>
          <table:table-cell table:style-name="Table31.A1" office:value-type="string">
            <text:p text:style-name="Normal"><text:span text:style-name="Default_20_Paragraph_20_Font"><text:span text:style-name="T8">Väärtuse näide</text:span></text:span></text:p>
          </table:table-cell>
        </table:table-row>
        <table:table-row>
          <table:table-cell table:style-name="Table31.A1" office:value-type="string">
            <text:p text:style-name="P4">files</text:p>
          </table:table-cell>
          <table:table-cell table:style-name="Table31.A1" office:value-type="string">
            <text:p text:style-name="P4">Failid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p text:style-name="P4">file</text:p>
          </table:table-cell>
          <table:table-cell table:style-name="Table31.A1" office:value-type="string">
            <text:p text:style-name="P4">Faili andmet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list xml:id="list150515115414979" text:continue-numbering="true" text:style-name="L2">
              <text:list-item>
                <text:p text:style-name="P248"><text:span text:style-name="Default_20_Paragraph_20_Font"><text:span text:style-name="T1">file.id</text:span></text:span></text:p>
              </text:list-item>
            </text:list>
          </table:table-cell>
          <table:table-cell table:style-name="Table31.A1" office:value-type="string">
            <text:p text:style-name="Normal"><text:span text:style-name="Default_20_Paragraph_20_Font"><text:span text:style-name="T2">Faili id (määratud juhul kui soovitakse muuta olemasolevat dokumendi faili)</text:span></text:span></text:p>
          </table:table-cell>
          <table:table-cell table:style-name="Table31.C1" office:value-type="string">
            <text:p text:style-name="P4">Integer</text:p>
          </table:table-cell>
          <table:table-cell table:style-name="Table31.A1" office:value-type="string">
            <text:p text:style-name="P4">56</text:p>
          </table:table-cell>
        </table:table-row>
        <table:table-row>
          <table:table-cell table:style-name="Table31.A1" office:value-type="string">
            <text:list xml:id="list150514360619161" text:continue-numbering="true" text:style-name="L2">
              <text:list-item>
                <text:p text:style-name="P248"><text:span text:style-name="Default_20_Paragraph_20_Font"><text:span text:style-name="T1">file.name</text:span></text:span></text:p>
              </text:list-item>
            </text:list>
          </table:table-cell>
          <table:table-cell table:style-name="Table31.A1" office:value-type="string">
            <text:p text:style-name="P4">Faili nimi koos laiendiga</text:p>
          </table:table-cell>
          <table:table-cell table:style-name="Table31.C1" office:value-type="string">
            <text:p text:style-name="P4">String</text:p>
          </table:table-cell>
          <table:table-cell table:style-name="Table31.A1" office:value-type="string">
            <text:p text:style-name="P4">Avaldus.txt</text:p>
          </table:table-cell>
        </table:table-row>
        <table:table-row>
          <table:table-cell table:style-name="Table31.A1" office:value-type="string">
            <text:list xml:id="list150515478707430" text:continue-numbering="true" text:style-name="L2">
              <text:list-item>
                <text:p text:style-name="P248"><text:span text:style-name="Default_20_Paragraph_20_Font"><text:span text:style-name="T1">file.content_type</text:span></text:span></text:p>
              </text:list-item>
            </text:list>
          </table:table-cell>
          <table:table-cell table:style-name="Table31.A1" office:value-type="string">
            <text:p text:style-name="P4">Faili MIME tüüp</text:p>
          </table:table-cell>
          <table:table-cell table:style-name="Table31.C1" office:value-type="string">
            <text:p text:style-name="P4">String</text:p>
          </table:table-cell>
          <table:table-cell table:style-name="Table31.A1" office:value-type="string">
            <text:p text:style-name="P4">Application/pdf</text:p>
          </table:table-cell>
        </table:table-row>
        <table:table-row>
          <table:table-cell table:style-name="Table31.A1" office:value-type="string">
            <text:list xml:id="list150514942148297" text:continue-numbering="true" text:style-name="L2">
              <text:list-item>
                <text:p text:style-name="P248"><text:span text:style-name="Default_20_Paragraph_20_Font"><text:span text:style-name="T1">file.description</text:span></text:span></text:p>
              </text:list-item>
            </text:list>
          </table:table-cell>
          <table:table-cell table:style-name="Table31.A1" office:value-type="string">
            <text:p text:style-name="P4">Faili pealkiri või kirjeldus</text:p>
          </table:table-cell>
          <table:table-cell table:style-name="Table31.C1" office:value-type="string">
            <text:p text:style-name="P4">String</text:p>
          </table:table-cell>
          <table:table-cell table:style-name="Table31.A1" office:value-type="string">
            <text:p text:style-name="P4">Avaldus Tallinna Linnavalitsusele</text:p>
          </table:table-cell>
        </table:table-row>
        <table:table-row>
          <table:table-cell table:style-name="Table31.A1" office:value-type="string">
            <text:list xml:id="list150515442009817" text:continue-numbering="true" text:style-name="L2">
              <text:list-item>
                <text:p text:style-name="P248"><text:span text:style-name="Default_20_Paragraph_20_Font"><text:span text:style-name="T1">file.size_bytes</text:span></text:span></text:p>
              </text:list-item>
            </text:list>
          </table:table-cell>
          <table:table-cell table:style-name="Table31.A1" office:value-type="string">
            <text:p text:style-name="P4">Faili suurus baitides</text:p>
          </table:table-cell>
          <table:table-cell table:style-name="Table31.C1" office:value-type="string">
            <text:p text:style-name="P4">Long</text:p>
          </table:table-cell>
          <table:table-cell table:style-name="Table31.A1" office:value-type="string">
            <text:p text:style-name="P4">300</text:p>
          </table:table-cell>
        </table:table-row>
        <table:table-row>
          <table:table-cell table:style-name="Table31.A1" office:value-type="string">
            <text:list xml:id="list150513994278635" text:continue-numbering="true" text:style-name="L2">
              <text:list-item>
                <text:p text:style-name="P248"><text:span text:style-name="Default_20_Paragraph_20_Font"><text:span text:style-name="T1">file.file_type</text:span></text:span></text:p>
              </text:list-item>
            </text:list>
          </table:table-cell>
          <table:table-cell table:style-name="Table31.A1" office:value-type="string">
            <text:p text:style-name="P4">Faili tüüp</text:p>
          </table:table-cell>
          <table:table-cell table:style-name="Table31.C1" office:value-type="string">
            <text:p text:style-name="P4">String</text:p>
          </table:table-cell>
          <table:table-cell table:style-name="Table31.A1" office:value-type="string">
            <text:p text:style-name="P4">document_file</text:p>
          </table:table-cell>
        </table:table-row>
        <table:table-row>
          <table:table-cell table:style-name="Table31.A1" office:value-type="string">
            <text:list xml:id="list150513575385447" text:continue-numbering="true" text:style-name="L2">
              <text:list-item>
                <text:p text:style-name="P248"><text:span text:style-name="Default_20_Paragraph_20_Font"><text:span text:style-name="T1">file.data</text:span></text:span></text:p>
              </text:list-item>
            </text:list>
          </table:table-cell>
          <table:table-cell table:style-name="Table31.A1" office:value-type="string">
            <text:p text:style-name="Normal"><text:span text:style-name="Default_20_Paragraph_20_Font"><text:span text:style-name="T2">Faili sisu Base64 kodeeringus</text:span></text:span></text:p>
          </table:table-cell>
          <table:table-cell table:style-name="Table31.C1" office:value-type="string">
            <text:p text:style-name="P4">String</text:p>
          </table:table-cell>
          <table:table-cell table:style-name="Table31.A1" office:value-type="string">
            <text:p text:style-name="Normal"><text:span text:style-name="Default_20_Paragraph_20_Font"><text:span text:style-name="T22">SvVnZXZhI…</text:span></text:span></text:p>
          </table:table-cell>
        </table:table-row>
      </table:table>
      <text:p text:style-name="P4"/>
      <text:p text:style-name="P4">Näide:</text:p>
      <text:p text:style-name="P156"/>
      <text:p text:style-name="P32">&lt;?xml version="1.0" encoding="UTF-8"?&gt;</text:p>
      <text:p text:style-name="P32">&lt;getDocumentFileResponseAttachmentV1&gt;</text:p>
      <text:p text:style-name="P32"><text:s text:c="4"/>&lt;files&gt;</text:p>
      <text:p text:style-name="P32"><text:s text:c="8"/>&lt;file&gt;</text:p>
      <text:p text:style-name="P32"><text:s text:c="12"/>&lt;id&gt;16&lt;/id&gt;</text:p>
      <text:p text:style-name="P32"><text:s text:c="12"/>&lt;name&gt;avaldus1.txt&lt;/name&gt;</text:p>
      <text:p text:style-name="P32"><text:s text:c="12"/>&lt;content_type&gt;text/plain&lt;/content_type&gt;</text:p>
      <text:p text:style-name="P32"><text:s text:c="12"/>&lt;description&gt;Avaldus tekstifailina&lt;/description&gt;</text:p>
      <text:p text:style-name="P32"><text:s text:c="12"/>&lt;size_bytes&gt;223&lt;/size_bytes&gt;</text:p>
      <text:p text:style-name="P32"><text:s text:c="12"/>&lt;file_type&gt;document_file&lt;/file_type&gt;</text:p>
      <text:p text:style-name="P82"><text:span text:style-name="Default_20_Paragraph_20_Font"><text:span text:style-name="T22"><text:s text:c="12"/>&lt;data&gt;</text:span></text:span></text:p>
      <text:p text:style-name="P32">SvVnZXZhIExpbm5hdmFsaXRzdXMJMjAuMDQuMjAxMA0KDQpBdmFsZHVzDQoNClBhbHVuIHZpaXZp</text:p>
      <text:p text:style-name="P32">dGFtYXR1bHQgdGFnYXN0YWRhIG1pbnUgcG9vbHQgbfb2ZHVudWQgdGVpc2lw5GV2YWwgbGlubmF2</text:p>
      <text:p text:style-name="P32">YWxpdHN1c2Uga2FudHNlbGVpc3NlIHVudXN0YXR1ZCBrb2h2ZXIsIHN1dXNhZCBqYSByYW5uYXBh</text:p>
      <text:p text:style-name="P32">bGwuDQoNCg0KRWlubyBNdWlkdWdpDQpBUyBBc3V0dXMNCkp1aGF0dXNlIGVzaW1lZXMNCg==</text:p>
      <text:p text:style-name="P32">&lt;/data&gt;</text:p>
      <text:p text:style-name="P32"><text:s text:c="8"/>&lt;/file&gt;</text:p>
      <text:p text:style-name="P32"><text:s text:c="8"/>&lt;file&gt;</text:p>
      <text:p text:style-name="P32"><text:s text:c="12"/>&lt;id&gt;17&lt;/id&gt;</text:p>
      <text:p text:style-name="P32"><text:s text:c="12"/>&lt;name&gt;avaldus2.txt&lt;/name&gt;</text:p>
      <text:p text:style-name="P32"><text:s text:c="12"/>&lt;content_type&gt;text/plain&lt;/content_type&gt;</text:p>
      <text:p text:style-name="P32"><text:s text:c="12"/>&lt;description&gt;Avaldus tekstifailina&lt;/description&gt;</text:p>
      <text:p text:style-name="P32"><text:s text:c="12"/>&lt;size_bytes&gt;223&lt;/size_bytes&gt;</text:p>
      <text:p text:style-name="P32"><text:s text:c="12"/>&lt;file_type&gt;document_file&lt;/file_type&gt;</text:p>
      <text:p text:style-name="P82"><text:soft-page-break/><text:span text:style-name="Default_20_Paragraph_20_Font"><text:span text:style-name="T22"><text:s text:c="12"/>&lt;data&gt;</text:span></text:span></text:p>
      <text:p text:style-name="P32">SvVnZXZhIExpbm5hdmFsaXRzdXMJMjAuMDQuMjAxMA0KDQpBdmFsZHVzDQoNClBhbHVuIHZpaXZp</text:p>
      <text:p text:style-name="P32">dGFtYXR1bHQgdGFnYXN0YWRhIG1pbnUgcG9vbHQgbfb2ZHVudWQgdGVpc2lw5GV2YWwgbGlubmF2</text:p>
      <text:p text:style-name="P32">YWxpdHN1c2Uga2FudHNlbGVpc3NlIHVudXN0YXR1ZCBrb2h2ZXIsIHN1dXNhZCBqYSByYW5uYXBh</text:p>
      <text:p text:style-name="P32">bGwuDQoNCg0KRWlubyBNdWlkdWdpDQpBUyBBc3V0dXMNCkp1aGF0dXNlIGVzaW1lZXMNCg==</text:p>
      <text:p text:style-name="P32">&lt;/data&gt;</text:p>
      <text:p text:style-name="P32"><text:s text:c="8"/>&lt;/file&gt;</text:p>
      <text:p text:style-name="P32"><text:s text:c="4"/>&lt;/files&gt;</text:p>
      <text:p text:style-name="P32">&lt;/getDocumentFileResponseAttachmentV1&gt;</text:p>
      <text:p text:style-name="P6"/>
      <text:p text:style-name="P6"/>
      <text:h text:style-name="P253" text:outline-level="1"><text:bookmark-start text:name="_Toc379789500"/><text:bookmark-start text:name="_Toc310595934"/><text:bookmark-start text:name="_Toc290888217"/><text:bookmark-start text:name="_Toc290045528"/><text:bookmark-start text:name="_Toc273352544"/><text:bookmark-start text:name="_Toc273345937"/><text:bookmark-start text:name="_Toc271627642"/><text:bookmark-start text:name="_Toc271552509"/><text:bookmark-start text:name="_Toc271551514"/><text:bookmark-start text:name="_Toc271031535"/><text:bookmark-start text:name="_Toc270424932"/><text:bookmark-start text:name="_Toc270420748"/><text:bookmark-start text:name="_Toc269120310"/><text:bookmark-start text:name="_Toc269120579"/><text:bookmark-start text:name="_Toc269122896"/><text:bookmark-start text:name="_Toc269124338"/><text:bookmark-start text:name="_Toc269126602"/><text:bookmark-start text:name="__RefHeading___Toc55488_1250719955"/><text:bookmark-start text:name="_Toc269128820"/>GetDocumentHistory.v1<text:bookmark-end text:name="_Toc379789500"/><text:bookmark-end text:name="_Toc310595934"/><text:bookmark-end text:name="_Toc290888217"/><text:bookmark-end text:name="_Toc290045528"/><text:bookmark-end text:name="_Toc273352544"/><text:bookmark-end text:name="_Toc273345937"/><text:bookmark-end text:name="_Toc271627642"/><text:bookmark-end text:name="_Toc271552509"/><text:bookmark-end text:name="_Toc271551514"/><text:bookmark-end text:name="_Toc271031535"/><text:bookmark-end text:name="_Toc270424932"/><text:bookmark-end text:name="_Toc270420748"/><text:bookmark-end text:name="_Toc269120310"/><text:bookmark-end text:name="_Toc269120579"/><text:bookmark-end text:name="_Toc269122896"/><text:bookmark-end text:name="_Toc269124338"/><text:bookmark-end text:name="_Toc269126602"/><text:bookmark-end text:name="__RefHeading___Toc55488_1250719955"/><text:bookmark-end text:name="_Toc269128820"/></text:h>
      <text:p text:style-name="P29"><text:span text:style-name="Default_20_Paragraph_20_Font"><text:span text:style-name="T2">Päring võimaldab pärida dokumendi ajaloo andmed – milliseid toiminguid ja kes on dokumendiga läbi viinud. Päringu parameetriga „document_id“ määratakse dokumendi ID, mille kohta soovitakse ajaloo andmeid.</text:span></text:span></text:p>
      <text:p text:style-name="P4"/>
      <text:p text:style-name="P4">Parameetrid</text:p>
      <table:table table:name="Table32" table:style-name="Table32">
        <table:table-column table:style-name="Table32.A"/>
        <table:table-column table:style-name="Table32.B" table:number-columns-repeated="2"/>
        <table:table-row>
          <table:table-cell table:style-name="Table32.A1" office:value-type="string">
            <text:p text:style-name="Normal"><text:span text:style-name="Default_20_Paragraph_20_Font"><text:span text:style-name="T8">Nimi</text:span></text:span></text:p>
          </table:table-cell>
          <table:table-cell table:style-name="Table32.A1" office:value-type="string">
            <text:p text:style-name="Normal"><text:span text:style-name="Default_20_Paragraph_20_Font"><text:span text:style-name="T8">Väärtuse tüüp</text:span></text:span></text:p>
          </table:table-cell>
          <table:table-cell table:style-name="Table32.A1" office:value-type="string">
            <text:p text:style-name="Normal"><text:span text:style-name="Default_20_Paragraph_20_Font"><text:span text:style-name="T8">Väärtuse näide</text:span></text:span></text:p>
          </table:table-cell>
        </table:table-row>
        <table:table-row>
          <table:table-cell table:style-name="Table32.A1" office:value-type="string">
            <text:p text:style-name="Normal"><text:span text:style-name="Default_20_Paragraph_20_Font"><text:span text:style-name="T1">Document_id</text:span></text:span></text:p>
          </table:table-cell>
          <table:table-cell table:style-name="Table32.A1" office:value-type="string">
            <text:p text:style-name="Normal"><text:span text:style-name="Default_20_Paragraph_20_Font"><text:span text:style-name="T1">Integer</text:span></text:span></text:p>
          </table:table-cell>
          <table:table-cell table:style-name="Table32.A1" office:value-type="string">
            <text:p text:style-name="Normal"><text:span text:style-name="Default_20_Paragraph_20_Font"><text:span text:style-name="T1">46</text:span></text:span></text:p>
          </table:table-cell>
        </table:table-row>
      </table:table>
      <text:p text:style-name="P4"/>
      <text:p text:style-name="P13">Päringu näide</text:p>
      <text:p text:style-name="P156"/>
      <text:p text:style-name="P153">X-tee sõnumiprotokoll v<text:span text:style-name="T140">2</text:span>.0</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5"/>&lt;xtee:nimi&gt;ametlikud-dokumendid.getDocumentHistory.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EE12345678&lt;/xtee:asutus&gt;</text:p>
      <text:p text:style-name="P32"><text:s text:c="6"/>&lt;adit:infosysteem&gt;KOV&lt;/adit:infosysteem&gt;</text:p>
      <text:p text:style-name="P32"><text:s text:c="3"/>&lt;/soapenv:Header&gt;</text:p>
      <text:p text:style-name="P32"><text:s text:c="3"/>&lt;soapenv:Body&gt;</text:p>
      <text:p text:style-name="P32"><text:s text:c="6"/>&lt;adit:getDocumentHistory&gt;</text:p>
      <text:p text:style-name="P32"><text:s text:c="9"/>&lt;keha&gt;</text:p>
      <text:p text:style-name="P32"><text:s text:c="12"/>&lt;document_id&gt;46&lt;/document_id&gt;</text:p>
      <text:p text:style-name="P32"><text:s text:c="9"/>&lt;/keha&gt;</text:p>
      <text:p text:style-name="P32"><text:s text:c="6"/>&lt;/adit:getDocumentHistory&gt;</text:p>
      <text:p text:style-name="P32"><text:s text:c="3"/>&lt;/soapenv:Body&gt;</text:p>
      <text:p text:style-name="P32">&lt;/soapenv:Envelope&gt;</text:p>
      <text:p text:style-name="P4"/>
      <text:p text:style-name="P154">X-tee sõnumiprotokoll v<text:span text:style-name="T141">4</text:span>.0</text:p>
      <text:p text:style-name="P198">&lt;soapenv:Envelope xmlns:soapenv="http://schemas.xmlsoap.org/soap/envelope/"</text:p>
      <text:p text:style-name="P198"><text:tab/>xmlns:adit="http://producers.ametlikud-dokumendid.xtee.riik.ee/producer/ametlikud-dokumendid"</text:p>
      <text:p text:style-name="P198"><text:tab/>xmlns:xrd="http://x-road.eu/xsd/xroad.xsd"</text:p>
      <text:p text:style-name="P198"><text:tab/>xmlns:id="http://x-road.eu/xsd/identifiers"&gt;</text:p>
      <text:p text:style-name="P198"><text:s text:c="4"/>&lt;soapenv:Header&gt;</text:p>
      <text:p text:style-name="P198"><text:s text:c="8"/>&lt;xrd:<text:span text:style-name="T66">client</text:span> id:objectType="MEMBER"&gt;</text:p>
      <text:p text:style-name="P198"><text:s text:c="12"/>&lt;id:xRoadInstance&gt;EE&lt;/id:xRoadInstance&gt;</text:p>
      <text:p text:style-name="P198"><text:s text:c="12"/>&lt;id:memberClass&gt;BUSINESS&lt;/id:memberClass&gt;</text:p>
      <text:p text:style-name="P198"><text:s text:c="12"/>&lt;id:memberCode&gt;12345678&lt;/id:memberCode&gt;</text:p>
      <text:p text:style-name="P198"><text:s text:c="8"/>&lt;/xrd:<text:span text:style-name="T29">client</text:span>&gt;</text:p>
      <text:p text:style-name="P198"><text:soft-page-break/><text:s text:c="8"/>&lt;xrd:<text:span text:style-name="T66">service</text:span> id:objectType="SERVICE"&gt;</text:p>
      <text:p text:style-name="P198"><text:s text:c="12"/>&lt;id:xRoadInstance&gt;EE&lt;/id:xRoadInstance&gt;</text:p>
      <text:p text:style-name="P198"><text:s text:c="12"/>&lt;id:memberClass&gt;GOV&lt;/id:memberClass&gt;</text:p>
      <text:p text:style-name="P198"><text:s text:c="12"/>&lt;id:memberCode&gt;70006317&lt;/id:memberCode&gt;</text:p>
      <text:p text:style-name="P198"><text:tab/><text:tab/><text:tab/></text:p>
      <text:p text:style-name="P198"><text:s text:c="12"/>&lt;id:subsystemCode&gt;ametlikud-dokumendid&lt;/id:subsystemCode&gt;</text:p>
      <text:p text:style-name="P198"><text:s text:c="12"/>&lt;id:serviceCode&gt;<text:span text:style-name="T141">getDocumentHistory</text:span>&lt;/id:serviceCode&gt;</text:p>
      <text:p text:style-name="P198"><text:s text:c="12"/>&lt;id:serviceVersion&gt;v1&lt;/id:serviceVersion&gt;</text:p>
      <text:p text:style-name="P198"><text:s text:c="8"/>&lt;/xrd:<text:span text:style-name="T29">service</text:span>&gt;</text:p>
      <text:p text:style-name="P198"><text:s text:c="8"/>&lt;xrd:<text:span text:style-name="T66">userId</text:span>&gt;EE37901130250&lt;/xrd:userId&gt;</text:p>
      <text:p text:style-name="P198"><text:s text:c="8"/>&lt;xrd:<text:span text:style-name="T66">id</text:span>&gt;3cf04253-db0c-4d1d-8105-791472d88437&lt;/xrd:id&gt;</text:p>
      <text:p text:style-name="P198"><text:s text:c="8"/>&lt;xrd:<text:span text:style-name="T66">protocolVersion</text:span>&gt;4.0&lt;/xrd:protocolVersion&gt;</text:p>
      <text:p text:style-name="P198"/>
      <text:p text:style-name="P198"><text:s text:c="8"/>&lt;adit:infosysteem&gt;<text:span text:style-name="T70">KOV</text:span>&lt;/adit:infosysteem&gt;</text:p>
      <text:p text:style-name="P198"><text:s text:c="4"/>&lt;/soapenv:Header&gt;</text:p>
      <text:p text:style-name="P198"><text:s text:c="4"/>&lt;soapenv:Body&gt;</text:p>
      <text:p text:style-name="P198"><text:s text:c="8"/>&lt;adit:getDocumentHistory&gt;</text:p>
      <text:p text:style-name="P198"><text:s text:c="12"/>&lt;keha&gt;</text:p>
      <text:p text:style-name="P198"><text:s text:c="16"/>&lt;document_id&gt;46&lt;/document_id&gt;</text:p>
      <text:p text:style-name="P198"><text:s text:c="12"/>&lt;/keha&gt;</text:p>
      <text:p text:style-name="P198"><text:s text:c="8"/>&lt;/adit:getDocumentHistory&gt;</text:p>
      <text:p text:style-name="P198"><text:s text:c="4"/>&lt;/soapenv:Body&gt;</text:p>
      <text:p text:style-name="P198">&lt;/soapenv:Envelope&gt;</text:p>
      <text:p text:style-name="P181"/>
      <text:p text:style-name="P4"/>
      <text:p text:style-name="P13">Päringu vastuse näide</text:p>
      <text:p text:style-name="P156"/>
      <text:p text:style-name="P154">X-tee sõnumiprotokoll v<text:span text:style-name="T141">2</text:span>.0</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EE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DocumentHistory.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DocumentHistoryResponse&gt;</text:p>
      <text:p text:style-name="P32"><text:s text:c="9"/>&lt;paring&gt;</text:p>
      <text:p text:style-name="P32"><text:s text:c="12"/>&lt;document_id&gt;46&lt;/document_id&gt;</text:p>
      <text:p text:style-name="P32"><text:s text:c="9"/>&lt;/paring&gt;</text:p>
      <text:p text:style-name="P32"><text:s text:c="9"/>&lt;keha&gt;</text:p>
      <text:p text:style-name="P32"><text:s text:c="12"/>&lt;success&gt;true&lt;/success&gt;</text:p>
      <text:p text:style-name="P32"><text:s text:c="12"/>&lt;messages&gt;</text:p>
      <text:p text:style-name="P32"><text:s text:c="15"/>&lt;message lang="en"&gt;Document history was successfully retrieved.&lt;/message&gt;</text:p>
      <text:p text:style-name="P32"><text:s text:c="12"/>&lt;/messages&gt;</text:p>
      <text:p text:style-name="P32"><text:s text:c="12"/>&lt;document_history_list href="cid:451150328609481636746711393696" /&gt;</text:p>
      <text:p text:style-name="P32"><text:s text:c="9"/>&lt;/keha&gt;</text:p>
      <text:p text:style-name="P32"><text:s text:c="6"/>&lt;/adit:getDocumentHistoryResponse&gt;</text:p>
      <text:p text:style-name="P32"><text:s text:c="3"/>&lt;/SOAP-ENV:Body&gt;</text:p>
      <text:p text:style-name="P32">&lt;/SOAP-ENV:Envelope&gt;</text:p>
      <text:p text:style-name="P4"/>
      <text:p text:style-name="P4"/>
      <text:p text:style-name="P4"/>
      <text:p text:style-name="P155"><text:soft-page-break/>X-tee sõnumiprotokoll v<text:span text:style-name="T142">4</text:span>.0</text:p>
      <text:p text:style-name="P199">&lt;<text:span text:style-name="T69">SOAP-ENV</text:span>:Envelope <text:span text:style-name="T69">xmlns:SOAP-ENV="http://schemas.xmlsoap.org/soap/envelope/"</text:span></text:p>
      <text:p text:style-name="P199"><text:tab/>xmlns:adit="http://producers.ametlikud-dokumendid.xtee.riik.ee/producer/ametlikud-dokumendid"</text:p>
      <text:p text:style-name="P199"><text:tab/>xmlns:xrd="http://x-road.eu/xsd/xroad.xsd"</text:p>
      <text:p text:style-name="P199"><text:tab/>xmlns:id="http://x-road.eu/xsd/identifiers"&gt;</text:p>
      <text:p text:style-name="P199"><text:s text:c="4"/>&lt;<text:span text:style-name="T69">SOAP-ENV</text:span>:Header&gt;</text:p>
      <text:p text:style-name="P199"><text:s text:c="8"/>&lt;xrd:<text:span text:style-name="T66">client</text:span> id:objectType="MEMBER"&gt;</text:p>
      <text:p text:style-name="P199"><text:s text:c="12"/>&lt;id:xRoadInstance&gt;EE&lt;/id:xRoadInstance&gt;</text:p>
      <text:p text:style-name="P199"><text:s text:c="12"/>&lt;id:memberClass&gt;BUSINESS&lt;/id:memberClass&gt;</text:p>
      <text:p text:style-name="P199"><text:s text:c="12"/>&lt;id:memberCode&gt;12345678&lt;/id:memberCode&gt;</text:p>
      <text:p text:style-name="P199"><text:s text:c="8"/>&lt;/xrd:<text:span text:style-name="T29">client</text:span>&gt;</text:p>
      <text:p text:style-name="P199"><text:s text:c="8"/>&lt;xrd:<text:span text:style-name="T66">service</text:span> id:objectType="SERVICE"&gt;</text:p>
      <text:p text:style-name="P199"><text:s text:c="12"/>&lt;id:xRoadInstance&gt;EE&lt;/id:xRoadInstance&gt;</text:p>
      <text:p text:style-name="P199"><text:s text:c="12"/>&lt;id:memberClass&gt;GOV&lt;/id:memberClass&gt;</text:p>
      <text:p text:style-name="P199"><text:s text:c="12"/>&lt;id:memberCode&gt;70006317&lt;/id:memberCode&gt;</text:p>
      <text:p text:style-name="P199"><text:s text:c="12"/>&lt;id:subsystemCode&gt;ametlikud-dokumendid&lt;/id:subsystemCode&gt;</text:p>
      <text:p text:style-name="P199"><text:s text:c="12"/>&lt;id:serviceCode&gt;<text:span text:style-name="T142">getDocumentHistory</text:span>&lt;/id:serviceCode&gt;</text:p>
      <text:p text:style-name="P199"><text:s text:c="12"/>&lt;id:serviceVersion&gt;v1&lt;/id:serviceVersion&gt;</text:p>
      <text:p text:style-name="P199"><text:s text:c="8"/>&lt;/xrd:<text:span text:style-name="T29">service</text:span>&gt;</text:p>
      <text:p text:style-name="P199"><text:s text:c="8"/>&lt;xrd:<text:span text:style-name="T66">userId</text:span>&gt;EE37901130250&lt;/xrd:userId&gt;</text:p>
      <text:p text:style-name="P199"><text:s text:c="8"/>&lt;xrd:<text:span text:style-name="T66">id</text:span>&gt;3cf04253-db0c-4d1d-8105-791472d88437&lt;/xrd:id&gt;</text:p>
      <text:p text:style-name="P199"><text:s text:c="8"/>&lt;xrd:<text:span text:style-name="T66">protocolVersion</text:span>&gt;4.0&lt;/xrd:protocolVersion&gt;</text:p>
      <text:p text:style-name="P199"><text:s text:c="4"/>&lt;/<text:span text:style-name="T69">SOAP-ENV</text:span>:Header&gt;</text:p>
      <text:p text:style-name="P199"><text:s text:c="4"/>&lt;SOAP-ENV:Body&gt;</text:p>
      <text:p text:style-name="P199"><text:s text:c="8"/>&lt;adit:getDocumentHistoryResponse&gt;</text:p>
      <text:p text:style-name="P199"><text:s text:c="12"/>&lt;keha&gt;</text:p>
      <text:p text:style-name="P199"><text:s text:c="16"/>&lt;success&gt;true&lt;/success&gt;</text:p>
      <text:p text:style-name="P199"><text:s text:c="16"/>&lt;messages&gt;</text:p>
      <text:p text:style-name="P199"><text:s text:c="20"/>&lt;message lang="en"&gt;Document history was successfully retrieved.&lt;/message&gt;</text:p>
      <text:p text:style-name="P199"><text:s text:c="16"/>&lt;/messages&gt;</text:p>
      <text:p text:style-name="P199"><text:s text:c="16"/>&lt;document_history_list href="cid:451150328609481636746711393696" /&gt;</text:p>
      <text:p text:style-name="P199"><text:s text:c="12"/>&lt;/keha&gt;</text:p>
      <text:p text:style-name="P199"><text:s text:c="8"/>&lt;/adit:getDocumentHistoryResponse&gt;</text:p>
      <text:p text:style-name="P199"><text:s text:c="4"/>&lt;/SOAP-ENV:Body&gt;</text:p>
      <text:p text:style-name="P199">&lt;/SOAP-ENV:Envelope&gt;</text:p>
      <text:p text:style-name="P4"/>
      <text:p text:style-name="P4"/>
      <text:p text:style-name="P4">Päringu vastuse SOAP manuse dekodeeritud sisu parameetrid:</text:p>
      <text:p text:style-name="P156"/>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Normal"><text:span text:style-name="Default_20_Paragraph_20_Font"><text:span text:style-name="T8">Nimi</text:span></text:span></text:p>
          </table:table-cell>
          <table:table-cell table:style-name="Table33.A1" office:value-type="string">
            <text:p text:style-name="Normal"><text:span text:style-name="Default_20_Paragraph_20_Font"><text:span text:style-name="T8">Kirjeldus</text:span></text:span></text:p>
          </table:table-cell>
          <table:table-cell table:style-name="Table33.C1" office:value-type="string">
            <text:p text:style-name="Normal"><text:span text:style-name="Default_20_Paragraph_20_Font"><text:span text:style-name="T8">Tüüp</text:span></text:span></text:p>
          </table:table-cell>
          <table:table-cell table:style-name="Table33.A1" office:value-type="string">
            <text:p text:style-name="Normal"><text:span text:style-name="Default_20_Paragraph_20_Font"><text:span text:style-name="T8">Väärtuse näide</text:span></text:span></text:p>
          </table:table-cell>
        </table:table-row>
        <table:table-row>
          <table:table-cell table:style-name="Table33.A1" office:value-type="string">
            <text:p text:style-name="P4">document</text:p>
          </table:table-cell>
          <table:table-cell table:style-name="Table33.A1" office:value-type="string">
            <text:p text:style-name="P4">Dokumendi andm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50515364324774" text:continue-numbering="true" text:style-name="L2">
              <text:list-item>
                <text:p text:style-name="P247">id</text:p>
              </text:list-item>
            </text:list>
          </table:table-cell>
          <table:table-cell table:style-name="Table33.A1" office:value-type="string">
            <text:p text:style-name="P4">Dokumendi ID</text:p>
          </table:table-cell>
          <table:table-cell table:style-name="Table33.C1" office:value-type="string">
            <text:p text:style-name="P4">Integer</text:p>
          </table:table-cell>
          <table:table-cell table:style-name="Table33.A1" office:value-type="string">
            <text:p text:style-name="P4">46</text:p>
          </table:table-cell>
        </table:table-row>
        <table:table-row>
          <table:table-cell table:style-name="Table33.A1" office:value-type="string">
            <text:list xml:id="list150513609622993" text:continue-numbering="true" text:style-name="L2">
              <text:list-item>
                <text:p text:style-name="P247">guid</text:p>
              </text:list-item>
            </text:list>
          </table:table-cell>
          <table:table-cell table:style-name="Table33.A1" office:value-type="string">
            <text:p text:style-name="P4">Dokumendi GUI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22">19d71714-0d93-292a-b254-3a06a4f24002</text:span></text:span></text:p>
          </table:table-cell>
        </table:table-row>
        <table:table-row>
          <table:table-cell table:style-name="Table33.A1" office:value-type="string">
            <text:list xml:id="list150514572409990" text:continue-numbering="true" text:style-name="L2">
              <text:list-item>
                <text:p text:style-name="P247">activity_list</text:p>
              </text:list-item>
            </text:list>
          </table:table-cell>
          <table:table-cell table:style-name="Table33.A1" office:value-type="string">
            <text:p text:style-name="P4">Dokumendi ajalookirj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50513716960390" text:continue-numbering="true" text:style-name="L2">
              <text:list-item>
                <text:p text:style-name="P247">activity</text:p>
              </text:list-item>
            </text:list>
          </table:table-cell>
          <table:table-cell table:style-name="Table33.A1" office:value-type="string">
            <text:p text:style-name="P4">Dokumendi ajalookirj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50515440942087" text:continue-numbering="true" text:style-name="L2">
              <text:list-item>
                <text:p text:style-name="P247">activity.time</text:p>
              </text:list-item>
            </text:list>
          </table:table-cell>
          <table:table-cell table:style-name="Table33.A1" office:value-type="string">
            <text:p text:style-name="P4">Tegevuse aeg</text:p>
          </table:table-cell>
          <table:table-cell table:style-name="Table33.C1" office:value-type="string">
            <text:p text:style-name="P4">Date</text:p>
          </table:table-cell>
          <table:table-cell table:style-name="Table33.A1" office:value-type="string">
            <text:p text:style-name="Normal"><text:span text:style-name="Default_20_Paragraph_20_Font"><text:span text:style-name="T22">2010-08-09T12:17:26.000+03:00</text:span></text:span></text:p>
          </table:table-cell>
        </table:table-row>
        <table:table-row>
          <table:table-cell table:style-name="Table33.A1" office:value-type="string">
            <text:list xml:id="list150514623123665" text:continue-numbering="true" text:style-name="L2">
              <text:list-item>
                <text:p text:style-name="P247">activity.type</text:p>
              </text:list-item>
            </text:list>
          </table:table-cell>
          <table:table-cell table:style-name="Table33.A1" office:value-type="string">
            <text:p text:style-name="P4">Tegevuse tüüp</text:p>
          </table:table-cell>
          <table:table-cell table:style-name="Table33.C1" office:value-type="string">
            <text:p text:style-name="P4">String</text:p>
          </table:table-cell>
          <table:table-cell table:style-name="Table33.A1" office:value-type="string">
            <text:p text:style-name="P4">Create</text:p>
          </table:table-cell>
        </table:table-row>
        <table:table-row>
          <table:table-cell table:style-name="Table33.A1" office:value-type="string">
            <text:list xml:id="list150514650545596" text:continue-numbering="true" text:style-name="L2">
              <text:list-item>
                <text:p text:style-name="P247">activity.actors</text:p>
              </text:list-item>
            </text:list>
          </table:table-cell>
          <table:table-cell table:style-name="Table33.A1" office:value-type="string">
            <text:p text:style-name="P4">Tegevuse läbiviijate andmete konteiner</text:p>
          </table:table-cell>
          <table:table-cell table:style-name="Table33.C1" office:value-type="string">
            <text:p text:style-name="P4"/>
          </table:table-cell>
          <table:table-cell table:style-name="Table33.A1" office:value-type="string">
            <text:p text:style-name="P4"/>
          </table:table-cell>
        </table:table-row>
        <text:soft-page-break/>
        <table:table-row>
          <table:table-cell table:style-name="Table33.A1" office:value-type="string">
            <text:list xml:id="list150514970529514" text:continue-numbering="true" text:style-name="L2">
              <text:list-item>
                <text:p text:style-name="P247">activity.actors.actor</text:p>
              </text:list-item>
            </text:list>
          </table:table-cell>
          <table:table-cell table:style-name="Table33.A1" office:value-type="string">
            <text:p text:style-name="Normal"><text:span text:style-name="Default_20_Paragraph_20_Font"><text:span text:style-name="T2">Tegevuse läbiviija andmete konteiner</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50515647471946" text:continue-numbering="true" text:style-name="L2">
              <text:list-item>
                <text:p text:style-name="P247">actor.code</text:p>
              </text:list-item>
            </text:list>
          </table:table-cell>
          <table:table-cell table:style-name="Table33.A1" office:value-type="string">
            <text:p text:style-name="P4">Tegevuse läbiviija koo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22">EE38407089745</text:span></text:span></text:p>
          </table:table-cell>
        </table:table-row>
        <table:table-row>
          <table:table-cell table:style-name="Table33.A1" office:value-type="string">
            <text:list xml:id="list150514279594654" text:continue-numbering="true" text:style-name="L2">
              <text:list-item>
                <text:p text:style-name="P247">actor.name</text:p>
              </text:list-item>
            </text:list>
          </table:table-cell>
          <table:table-cell table:style-name="Table33.A1" office:value-type="string">
            <text:p text:style-name="P4">Tegevuse läbiviija nimi</text:p>
          </table:table-cell>
          <table:table-cell table:style-name="Table33.C1" office:value-type="string">
            <text:p text:style-name="P4">String</text:p>
          </table:table-cell>
          <table:table-cell table:style-name="Table33.A1" office:value-type="string">
            <text:p text:style-name="P4">Kalle Kalamees</text:p>
          </table:table-cell>
        </table:table-row>
        <table:table-row>
          <table:table-cell table:style-name="Table33.A1" office:value-type="string">
            <text:list xml:id="list150514263793613" text:continue-numbering="true" text:style-name="L2">
              <text:list-item>
                <text:p text:style-name="P247">activity.subjects</text:p>
              </text:list-item>
            </text:list>
          </table:table-cell>
          <table:table-cell table:style-name="Table33.A1" office:value-type="string">
            <text:p text:style-name="P4">Tegevuse subjektide andmed (nt. Kellele saadeti document)</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50514221860158" text:continue-numbering="true" text:style-name="L2">
              <text:list-item>
                <text:p text:style-name="P247">activity.actors.actor</text:p>
              </text:list-item>
            </text:list>
          </table:table-cell>
          <table:table-cell table:style-name="Table33.A1" office:value-type="string">
            <text:p text:style-name="Normal"><text:span text:style-name="Default_20_Paragraph_20_Font"><text:span text:style-name="T2">Tegevuse subjekti andmed</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50514464785159" text:continue-numbering="true" text:style-name="L2">
              <text:list-item>
                <text:p text:style-name="P247">subject.code</text:p>
              </text:list-item>
            </text:list>
          </table:table-cell>
          <table:table-cell table:style-name="Table33.A1" office:value-type="string">
            <text:p text:style-name="P4">Tegevuse subjekti kood</text:p>
          </table:table-cell>
          <table:table-cell table:style-name="Table33.C1" office:value-type="string">
            <text:p text:style-name="P4">String</text:p>
          </table:table-cell>
          <table:table-cell table:style-name="Table33.A1" office:value-type="string">
            <text:p text:style-name="P4">EE48007089841</text:p>
          </table:table-cell>
        </table:table-row>
        <table:table-row>
          <table:table-cell table:style-name="Table33.A1" office:value-type="string">
            <text:list xml:id="list150514061203248" text:continue-numbering="true" text:style-name="L2">
              <text:list-item>
                <text:p text:style-name="P247">subject.name</text:p>
              </text:list-item>
            </text:list>
          </table:table-cell>
          <table:table-cell table:style-name="Table33.A1" office:value-type="string">
            <text:p text:style-name="P4">Tegevuse subjekti nimi</text:p>
          </table:table-cell>
          <table:table-cell table:style-name="Table33.C1" office:value-type="string">
            <text:p text:style-name="P4">String</text:p>
          </table:table-cell>
          <table:table-cell table:style-name="Table33.A1" office:value-type="string">
            <text:p text:style-name="P4">Mari Maasikas</text:p>
          </table:table-cell>
        </table:table-row>
        <table:table-row>
          <table:table-cell table:style-name="Table33.A1" office:value-type="string">
            <text:list xml:id="list150515605376216" text:continue-numbering="true" text:style-name="L2">
              <text:list-item>
                <text:p text:style-name="P247">activity.application</text:p>
              </text:list-item>
            </text:list>
          </table:table-cell>
          <table:table-cell table:style-name="Table33.A1" office:value-type="string">
            <text:p text:style-name="P4">Tegevuse läbiviimiseks kasutatud infosüsteemi nimi</text:p>
          </table:table-cell>
          <table:table-cell table:style-name="Table33.C1" office:value-type="string">
            <text:p text:style-name="P4">String</text:p>
          </table:table-cell>
          <table:table-cell table:style-name="Table33.A1" office:value-type="string">
            <text:p text:style-name="P4">KOV</text:p>
          </table:table-cell>
        </table:table-row>
      </table:table>
      <text:p text:style-name="P4"/>
      <text:p text:style-name="P4">Näide:</text:p>
      <text:p text:style-name="P156"/>
      <text:p text:style-name="P32">&lt;?xml version="1.0" encoding="UTF-8"?&gt;</text:p>
      <text:p text:style-name="P32">&lt;document&gt;</text:p>
      <text:p text:style-name="P32"><text:s text:c="4"/>&lt;id&gt;46&lt;/id&gt;</text:p>
      <text:p text:style-name="P32"><text:s text:c="4"/>&lt;guid&gt;19d71714-0d93-292a-b254-3a06a4f24002&lt;/guid&gt;</text:p>
      <text:p text:style-name="P32"><text:s text:c="4"/>&lt;activity_list&gt;</text:p>
      <text:p text:style-name="P32"><text:s text:c="8"/>&lt;activity&gt;</text:p>
      <text:p text:style-name="P32"><text:s text:c="12"/>&lt;time&gt;2010-08-09T12:17:26.000+03:00&lt;/time&gt;</text:p>
      <text:p text:style-name="P32"><text:s text:c="12"/>&lt;type&gt;create&lt;/type&gt;</text:p>
      <text:p text:style-name="P32"><text:s text:c="12"/>&lt;actors&gt;</text:p>
      <text:p text:style-name="P32"><text:s text:c="16"/>&lt;actor&gt;</text:p>
      <text:p text:style-name="P32"><text:s text:c="20"/>&lt;code&gt;EE38407089745&lt;/code&gt;</text:p>
      <text:p text:style-name="P32"><text:s text:c="20"/>&lt;name&gt;Kalle Kalamees&lt;/name&gt;</text:p>
      <text:p text:style-name="P32"><text:s text:c="16"/>&lt;/actor&gt;</text:p>
      <text:p text:style-name="P32"><text:s text:c="12"/>&lt;/actors&gt;</text:p>
      <text:p text:style-name="P32"><text:s text:c="12"/>&lt;application&gt;KOV&lt;/application&gt;</text:p>
      <text:p text:style-name="P32"><text:s text:c="8"/>&lt;/activity&gt;</text:p>
      <text:p text:style-name="P32"><text:s text:c="8"/>&lt;activity&gt;</text:p>
      <text:p text:style-name="P32"><text:s text:c="12"/>&lt;time&gt;2010-08-09T12:18:03.000+03:00&lt;/time&gt;</text:p>
      <text:p text:style-name="P32"><text:s text:c="12"/>&lt;type&gt;delete_file&lt;/type&gt;</text:p>
      <text:p text:style-name="P32"><text:s text:c="12"/>&lt;actors&gt;</text:p>
      <text:p text:style-name="P32"><text:s text:c="16"/>&lt;actor&gt;</text:p>
      <text:p text:style-name="P32"><text:s text:c="20"/>&lt;code&gt;EE38407089745&lt;/code&gt;</text:p>
      <text:p text:style-name="P32"><text:s text:c="20"/>&lt;name&gt;Kalle Kalamees&lt;/name&gt;</text:p>
      <text:p text:style-name="P32"><text:s text:c="16"/>&lt;/actor&gt;</text:p>
      <text:p text:style-name="P32"><text:s text:c="12"/>&lt;/actors&gt;</text:p>
      <text:p text:style-name="P32"><text:s text:c="12"/>&lt;application&gt;KOV&lt;/application&gt;</text:p>
      <text:p text:style-name="P32"><text:s text:c="8"/>&lt;/activity&gt;</text:p>
      <text:p text:style-name="P32"><text:s text:c="8"/>&lt;activity&gt;</text:p>
      <text:p text:style-name="P32"><text:s text:c="12"/>&lt;time&gt;2010-08-09T12:20:22.000+03:00&lt;/time&gt;</text:p>
      <text:p text:style-name="P32"><text:s text:c="12"/>&lt;type&gt;markViewed&lt;/type&gt;</text:p>
      <text:p text:style-name="P32"><text:s text:c="12"/>&lt;actors&gt;</text:p>
      <text:p text:style-name="P32"><text:s text:c="16"/>&lt;actor&gt;</text:p>
      <text:p text:style-name="P32"><text:s text:c="20"/>&lt;code&gt;EE38407089745&lt;/code&gt;</text:p>
      <text:p text:style-name="P32"><text:soft-page-break/><text:s text:c="16"/>&lt;/actor&gt;</text:p>
      <text:p text:style-name="P32"><text:s text:c="12"/>&lt;/actors&gt;</text:p>
      <text:p text:style-name="P32"><text:s text:c="12"/>&lt;application&gt;KOV&lt;/application&gt;</text:p>
      <text:p text:style-name="P32"><text:s text:c="8"/>&lt;/activity&gt;</text:p>
      <text:p text:style-name="P32"><text:s text:c="8"/>&lt;activity&gt;</text:p>
      <text:p text:style-name="P32"><text:s text:c="12"/>&lt;time&gt;2010-08-10T12:20:22.000+03:00&lt;/time&gt;</text:p>
      <text:p text:style-name="P32"><text:s text:c="12"/>&lt;type&gt;send&lt;/type&gt;</text:p>
      <text:p text:style-name="P32"><text:s text:c="12"/>&lt;actors&gt;</text:p>
      <text:p text:style-name="P32"><text:s text:c="16"/>&lt;actor&gt;</text:p>
      <text:p text:style-name="P32"><text:s text:c="20"/>&lt;code&gt;EE38407089745&lt;/code&gt;</text:p>
      <text:p text:style-name="P32"><text:s text:c="16"/>&lt;/actor&gt;</text:p>
      <text:p text:style-name="P32"><text:s text:c="12"/>&lt;/actors&gt;</text:p>
      <text:p text:style-name="P32"><text:s text:c="12"/>&lt;subjects&gt;</text:p>
      <text:p text:style-name="P32"><text:s text:c="16"/>&lt;subject&gt;</text:p>
      <text:p text:style-name="P32"><text:s text:c="20"/>&lt;code&gt;EE48309098845&lt;/code&gt;</text:p>
      <text:p text:style-name="P32"><text:s text:c="20"/>&lt;name&gt;Mari Maasikas&lt;/name&gt;</text:p>
      <text:p text:style-name="P32"><text:s text:c="16"/>&lt;/subject&gt;</text:p>
      <text:p text:style-name="P32"><text:s text:c="16"/>&lt;subject&gt;</text:p>
      <text:p text:style-name="P32"><text:s text:c="20"/>&lt;code&gt;EE36707129415&lt;/code&gt;</text:p>
      <text:p text:style-name="P32"><text:s text:c="20"/>&lt;name&gt;Mati Maamees&lt;/name&gt;</text:p>
      <text:p text:style-name="P32"><text:s text:c="16"/>&lt;/subject&gt;</text:p>
      <text:p text:style-name="P32"><text:s text:c="12"/>&lt;/subjects&gt;</text:p>
      <text:p text:style-name="P32"><text:s text:c="12"/>&lt;application&gt;KOV&lt;/application&gt;</text:p>
      <text:p text:style-name="P32"><text:s text:c="8"/>&lt;/activity&gt;</text:p>
      <text:p text:style-name="P32"><text:s text:c="4"/>&lt;/activity_list&gt;</text:p>
      <text:p text:style-name="P43">&lt;/document&gt;</text:p>
      <text:h text:style-name="P255" text:outline-level="1"/>
      <text:h text:style-name="P255" text:outline-level="1"><text:bookmark-start text:name="_Toc269128821"/><text:bookmark-start text:name="_Toc269126603"/><text:bookmark-start text:name="_Toc269124339"/><text:bookmark-start text:name="_Toc269122897"/><text:bookmark-start text:name="_Toc269120580"/><text:bookmark-start text:name="_Toc269120311"/><text:bookmark-start text:name="_Toc270420749"/><text:bookmark-start text:name="_Toc270424933"/><text:bookmark-start text:name="_Toc271031536"/><text:bookmark-start text:name="_Toc271551515"/><text:bookmark-start text:name="_Toc271552510"/><text:bookmark-start text:name="_Toc271627643"/><text:bookmark-start text:name="_Toc273345938"/><text:bookmark-start text:name="_Toc273352545"/><text:bookmark-start text:name="_Toc290045529"/><text:bookmark-start text:name="_Toc290888218"/><text:bookmark-start text:name="_Toc310595935"/><text:bookmark-start text:name="_Toc379789501"/><text:bookmark-start text:name="__RefHeading___Toc55490_1250719955"/>GetDocumentList.v1<text:bookmark-end text:name="_Toc269128821"/><text:bookmark-end text:name="_Toc269126603"/><text:bookmark-end text:name="_Toc269124339"/><text:bookmark-end text:name="_Toc269122897"/><text:bookmark-end text:name="_Toc269120580"/><text:bookmark-end text:name="_Toc269120311"/><text:bookmark-end text:name="_Toc270420749"/><text:bookmark-end text:name="_Toc270424933"/><text:bookmark-end text:name="_Toc271031536"/><text:bookmark-end text:name="_Toc271551515"/><text:bookmark-end text:name="_Toc271552510"/><text:bookmark-end text:name="_Toc271627643"/><text:bookmark-end text:name="_Toc273345938"/><text:bookmark-end text:name="_Toc273352545"/><text:bookmark-end text:name="_Toc290045529"/><text:bookmark-end text:name="_Toc290888218"/><text:bookmark-end text:name="_Toc310595935"/><text:bookmark-end text:name="_Toc379789501"/><text:bookmark-end text:name="__RefHeading___Toc55490_1250719955"/></text:h>
      <text:p text:style-name="Normal"><text:span text:style-name="Default_20_Paragraph_20_Font"><text:span text:style-name="T2">Päring</text:span></text:span><text:span text:style-name="Default_20_Paragraph_20_Font"><text:span text:style-name="T15"> </text:span></text:span><text:span text:style-name="Strong"><text:span text:style-name="T16">tagastab nimekirja etteatud parameetritele vastavatest dokumentidest, mida päringu käivitanud kasutaja tohib näha. Päringu parameetrid ei ole kohustuslikud.</text:span></text:span></text:p>
      <text:p text:style-name="P4"/>
      <text:p text:style-name="P4">Parameetri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Normal"><text:span text:style-name="Default_20_Paragraph_20_Font"><text:span text:style-name="T8">Nimi</text:span></text:span></text:p>
          </table:table-cell>
          <table:table-cell table:style-name="Table34.B1" office:value-type="string">
            <text:p text:style-name="Normal"><text:span text:style-name="Default_20_Paragraph_20_Font"><text:span text:style-name="T8">Kirjeldus</text:span></text:span></text:p>
          </table:table-cell>
          <table:table-cell table:style-name="Table34.A1" office:value-type="string">
            <text:p text:style-name="Normal"><text:span text:style-name="Default_20_Paragraph_20_Font"><text:span text:style-name="T8">Väärtuse tüüp</text:span></text:span></text:p>
          </table:table-cell>
          <table:table-cell table:style-name="Table34.A1" office:value-type="string">
            <text:p text:style-name="Normal"><text:span text:style-name="Default_20_Paragraph_20_Font"><text:span text:style-name="T8">Väärtuse näide</text:span></text:span></text:p>
          </table:table-cell>
        </table:table-row>
        <table:table-row>
          <table:table-cell table:style-name="Table34.A1" office:value-type="string">
            <text:p text:style-name="Normal"><text:span text:style-name="Default_20_Paragraph_20_Font"><text:span text:style-name="T1">folder</text:span></text:span></text:p>
          </table:table-cell>
          <table:table-cell table:style-name="Table34.B1" office:value-type="string">
            <text:p text:style-name="Normal"><text:span text:style-name="Default_20_Paragraph_20_Font"><text:span text:style-name="T1">Kausta, milles dokumendid asuvad, nimi. Lubatud väärtused: incoming / outgoing / local</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incoming</text:span></text:span></text:p>
          </table:table-cell>
        </table:table-row>
        <table:table-row>
          <table:table-cell table:style-name="Table34.A1" office:value-type="string">
            <text:p text:style-name="Normal"><text:span text:style-name="Default_20_Paragraph_20_Font"><text:span text:style-name="T1">document_types</text:span></text:span></text:p>
          </table:table-cell>
          <table:table-cell table:style-name="Table34.B1" office:value-type="string">
            <text:p text:style-name="Normal"><text:span text:style-name="Default_20_Paragraph_20_Font"><text:span text:style-name="T1">Dokumend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types.document_type</text:span></text:span></text:p>
          </table:table-cell>
          <table:table-cell table:style-name="Table34.B1" office:value-type="string">
            <text:p text:style-name="Normal"><text:span text:style-name="Default_20_Paragraph_20_Font"><text:span text:style-name="T1">Dokumendi tüübi kood</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Letter</text:span></text:span></text:p>
          </table:table-cell>
        </table:table-row>
        <table:table-row>
          <table:table-cell table:style-name="Table34.A1" office:value-type="string">
            <text:p text:style-name="Normal"><text:span text:style-name="Default_20_Paragraph_20_Font"><text:span text:style-name="T1">file_types</text:span></text:span></text:p>
          </table:table-cell>
          <table:table-cell table:style-name="Table34.B1" office:value-type="string">
            <text:p text:style-name="Normal"><text:span text:style-name="Default_20_Paragraph_20_Font"><text:span text:style-name="T1">Fail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file_types_file_type</text:span></text:span></text:p>
          </table:table-cell>
          <table:table-cell table:style-name="Table34.B1" office:value-type="string">
            <text:p text:style-name="Normal"><text:span text:style-name="Default_20_Paragraph_20_Font"><text:span text:style-name="T1">Faili tüübi nimetus</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document_file</text:span></text:span></text:p>
          </table:table-cell>
        </table:table-row>
        <table:table-row>
          <table:table-cell table:style-name="Table34.A1" office:value-type="string">
            <text:p text:style-name="Normal"><text:span text:style-name="Default_20_Paragraph_20_Font"><text:span text:style-name="T1">document_dvk_statuses</text:span></text:span></text:p>
          </table:table-cell>
          <table:table-cell table:style-name="Table34.B1" office:value-type="string">
            <text:p text:style-name="Normal"><text:span text:style-name="Default_20_Paragraph_20_Font"><text:span text:style-name="T1">Dokumendi DVK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dvk_statuses.status_id</text:span></text:span></text:p>
          </table:table-cell>
          <table:table-cell table:style-name="Table34.B1" office:value-type="string">
            <text:p text:style-name="Normal"><text:span text:style-name="Default_20_Paragraph_20_Font"><text:span text:style-name="T1">Dokumendi DVK staatus. Lubatud väärtused:</text:span></text:span></text:p>
            <text:list xml:id="list150513917044083" text:continue-numbering="true" text:style-name="L2">
              <text:list-item>
                <text:p text:style-name="P248"><text:span text:style-name="Default_20_Paragraph_20_Font"><text:span text:style-name="T1">100 (puudub)</text:span></text:span></text:p>
              </text:list-item>
              <text:list-item>
                <text:p text:style-name="P248"><text:span text:style-name="Default_20_Paragraph_20_Font"><text:span text:style-name="T1">101 (ootel)</text:span></text:span></text:p>
              </text:list-item>
              <text:list-item>
                <text:p text:style-name="P248"><text:span text:style-name="Default_20_Paragraph_20_Font"><text:span text:style-name="T1">102 (Saatmisel)</text:span></text:span></text:p>
              </text:list-item>
              <text:list-item>
                <text:p text:style-name="P248"><text:soft-page-break/><text:span text:style-name="Default_20_Paragraph_20_Font"><text:span text:style-name="T1">103 (Saadetud)</text:span></text:span></text:p>
              </text:list-item>
              <text:list-item>
                <text:p text:style-name="P248"><text:span text:style-name="Default_20_Paragraph_20_Font"><text:span text:style-name="T1">104 (Katkestatud)</text:span></text:span></text:p>
              </text:list-item>
              <text:list-item>
                <text:p text:style-name="P248"><text:span text:style-name="Default_20_Paragraph_20_Font"><text:span text:style-name="T1">105 (Vastu võetud)</text:span></text:span></text:p>
              </text:list-item>
            </text:list>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00</text:span></text:span></text:p>
          </table:table-cell>
        </table:table-row>
        <table:table-row>
          <table:table-cell table:style-name="Table34.A1" office:value-type="string">
            <text:p text:style-name="Normal"><text:span text:style-name="Default_20_Paragraph_20_Font"><text:span text:style-name="T1">document_workflow_statuses</text:span></text:span></text:p>
          </table:table-cell>
          <table:table-cell table:style-name="Table34.B1" office:value-type="string">
            <text:p text:style-name="Normal"><text:span text:style-name="Default_20_Paragraph_20_Font"><text:span text:style-name="T1">Dokumendi töövoo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workflow_statuses.status_id</text:span></text:span></text:p>
          </table:table-cell>
          <table:table-cell table:style-name="Table34.B1" office:value-type="string">
            <text:p text:style-name="Normal"><text:span text:style-name="Default_20_Paragraph_20_Font"><text:span text:style-name="T1">Dokumendi töövoo staatus</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text:span></text:span></text:p>
          </table:table-cell>
        </table:table-row>
        <table:table-row>
          <table:table-cell table:style-name="Table34.A1" office:value-type="string">
            <text:p text:style-name="Normal"><text:span text:style-name="Default_20_Paragraph_20_Font"><text:span text:style-name="T1">has_been_viewed</text:span></text:span></text:p>
          </table:table-cell>
          <table:table-cell table:style-name="Table34.B1" office:value-type="string">
            <text:p text:style-name="Normal"><text:span text:style-name="Default_20_Paragraph_20_Font"><text:span text:style-name="T1">Ainult vaadatud dokumendid</text:span></text:span></text:p>
          </table:table-cell>
          <table:table-cell table:style-name="Table34.A1" office:value-type="string">
            <text:p text:style-name="Normal"><text:span text:style-name="Default_20_Paragraph_20_Font"><text:span text:style-name="T1">Boolean</text:span></text:span></text:p>
          </table:table-cell>
          <table:table-cell table:style-name="Table34.A1" office:value-type="string">
            <text:p text:style-name="Normal"><text:span text:style-name="Default_20_Paragraph_20_Font"><text:span text:style-name="T1">False</text:span></text:span></text:p>
          </table:table-cell>
        </table:table-row>
        <table:table-row>
          <table:table-cell table:style-name="Table34.A1" office:value-type="string">
            <text:p text:style-name="Normal"><text:span text:style-name="Default_20_Paragraph_20_Font"><text:span text:style-name="T1">is_deflated</text:span></text:span></text:p>
          </table:table-cell>
          <table:table-cell table:style-name="Table34.B1" office:value-type="string">
            <text:p text:style-name="Normal"><text:span text:style-name="Default_20_Paragraph_20_Font"><text:span text:style-name="T1">Ainult tühjendatud dokumendid</text:span></text:span></text:p>
          </table:table-cell>
          <table:table-cell table:style-name="Table34.A1" office:value-type="string">
            <text:p text:style-name="Normal"><text:span text:style-name="Default_20_Paragraph_20_Font"><text:span text:style-name="T1">Boolean</text:span></text:span></text:p>
          </table:table-cell>
          <table:table-cell table:style-name="Table34.A1" office:value-type="string">
            <text:p text:style-name="Normal"><text:span text:style-name="Default_20_Paragraph_20_Font"><text:span text:style-name="T1">False</text:span></text:span></text:p>
            <text:p text:style-name="P4"/>
          </table:table-cell>
        </table:table-row>
        <table:table-row>
          <table:table-cell table:style-name="Table34.A1" office:value-type="string">
            <text:p text:style-name="Normal"><text:span text:style-name="Default_20_Paragraph_20_Font"><text:span text:style-name="T1">creator_applications</text:span></text:span></text:p>
          </table:table-cell>
          <table:table-cell table:style-name="Table34.B1" office:value-type="string">
            <text:p text:style-name="Normal"><text:span text:style-name="Default_20_Paragraph_20_Font"><text:span text:style-name="T1">Infosüsteemide nimed, mille abil dokument loodi</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KOV</text:span></text:span></text:p>
          </table:table-cell>
        </table:table-row>
        <table:table-row>
          <table:table-cell table:style-name="Table34.A1" office:value-type="string">
            <text:p text:style-name="Normal"><text:span text:style-name="Default_20_Paragraph_20_Font"><text:span text:style-name="T1">search_phrase</text:span></text:span></text:p>
          </table:table-cell>
          <table:table-cell table:style-name="Table34.B1" office:value-type="string">
            <text:p text:style-name="Normal"><text:span text:style-name="Default_20_Paragraph_20_Font"><text:span text:style-name="T1">Otsingufraas.</text:span></text:span></text:p>
            <text:p text:style-name="Normal"><text:span text:style-name="Default_20_Paragraph_20_Font"><text:span text:style-name="T1">Otsitakse esitatud fraasi sisaldumist dokumendi järgmistes andmetes:</text:span></text:span></text:p>
            <text:list xml:id="list150515076026036" text:continue-numbering="true" text:style-name="L2">
              <text:list-item>
                <text:p text:style-name="P247">pealkiri</text:p>
              </text:list-item>
              <text:list-item>
                <text:p text:style-name="P247">omaniku nimi</text:p>
              </text:list-item>
              <text:list-item>
                <text:p text:style-name="P248"><text:span text:style-name="Default_20_Paragraph_20_Font"><text:span text:style-name="T2">omaniku isiku- või registrikood</text:span></text:span></text:p>
              </text:list-item>
              <text:list-item>
                <text:p text:style-name="P247">allkirjastaja nimi</text:p>
              </text:list-item>
              <text:list-item>
                <text:p text:style-name="P247">allkirjastaja isikukood</text:p>
              </text:list-item>
              <text:list-item>
                <text:p text:style-name="P248"><text:span text:style-name="Default_20_Paragraph_20_Font"><text:span text:style-name="T2">isiku või asutuse nimi, kellele dokument on jagatud või saadetud</text:span></text:span></text:p>
              </text:list-item>
              <text:list-item>
                <text:p text:style-name="P248"><text:span text:style-name="Default_20_Paragraph_20_Font"><text:span text:style-name="T2">isiku või asutuse kood, kellele document on jagatud või saadetud</text:span></text:span></text:p>
              </text:list-item>
              <text:list-item>
                <text:p text:style-name="P247">faili nimi</text:p>
              </text:list-item>
              <text:list-item>
                <text:p text:style-name="P247">faili kirjeldus</text:p>
              </text:list-item>
            </text:list>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Otsin midagi</text:span></text:span></text:p>
          </table:table-cell>
        </table:table-row>
        <table:table-row>
          <table:table-cell table:style-name="Table34.A1" office:value-type="string">
            <text:p text:style-name="Normal"><text:span text:style-name="Default_20_Paragraph_20_Font"><text:span text:style-name="T1">period_start</text:span></text:span></text:p>
          </table:table-cell>
          <table:table-cell table:style-name="Table34.B1" office:value-type="string">
            <text:p text:style-name="Normal"><text:span text:style-name="Default_20_Paragraph_20_Font"><text:span text:style-name="T1">Määrab, alates millisest kuupäevast muudetud dokumendid tagastatakse.</text:span></text:span></text:p>
          </table:table-cell>
          <table:table-cell table:style-name="Table34.A1" office:value-type="string">
            <text:p text:style-name="Normal"><text:span text:style-name="Default_20_Paragraph_20_Font"><text:span text:style-name="T1">Date</text:span></text:span></text:p>
          </table:table-cell>
          <table:table-cell table:style-name="Table34.A1" office:value-type="string">
            <text:p text:style-name="Normal"><text:span text:style-name="Default_20_Paragraph_20_Font"><text:span text:style-name="T1">2011-02-14</text:span></text:span></text:p>
          </table:table-cell>
        </table:table-row>
        <table:table-row>
          <table:table-cell table:style-name="Table34.A1" office:value-type="string">
            <text:p text:style-name="Normal"><text:span text:style-name="Default_20_Paragraph_20_Font"><text:span text:style-name="T1">period_end</text:span></text:span></text:p>
          </table:table-cell>
          <table:table-cell table:style-name="Table34.B1" office:value-type="string">
            <text:p text:style-name="Normal"><text:span text:style-name="Default_20_Paragraph_20_Font"><text:span text:style-name="T1">Määrab, kuni millise kuupäevani (kaasa arvatud) muudetud dokumendid tagastatakse.</text:span></text:span></text:p>
            <text:p text:style-name="P4"/>
            <text:p text:style-name="Normal"><text:span text:style-name="Default_20_Paragraph_20_Font"><text:span text:style-name="T1">Kui dokumendi muutmiskuupäeva vahemiku algus on määratud </text:span></text:span><text:soft-page-break/><text:span text:style-name="Default_20_Paragraph_20_Font"><text:span text:style-name="T1">ja lõpp on määramata, siis tagastatakse dokumendid, mida on muudetud vahemiku alguskuupäevast 7 päeva jooksul.</text:span></text:span></text:p>
          </table:table-cell>
          <table:table-cell table:style-name="Table34.A1" office:value-type="string">
            <text:p text:style-name="Normal"><text:span text:style-name="Default_20_Paragraph_20_Font"><text:span text:style-name="T1">Date</text:span></text:span></text:p>
          </table:table-cell>
          <table:table-cell table:style-name="Table34.A1" office:value-type="string">
            <text:p text:style-name="Normal"><text:span text:style-name="Default_20_Paragraph_20_Font"><text:span text:style-name="T1">2011-02-28</text:span></text:span></text:p>
          </table:table-cell>
        </table:table-row>
        <table:table-row>
          <table:table-cell table:style-name="Table34.A1" office:value-type="string">
            <text:p text:style-name="Normal"><text:span text:style-name="Default_20_Paragraph_20_Font"><text:span text:style-name="T1">max_results</text:span></text:span></text:p>
          </table:table-cell>
          <table:table-cell table:style-name="Table34.B1" office:value-type="string">
            <text:p text:style-name="Normal"><text:span text:style-name="Default_20_Paragraph_20_Font"><text:span text:style-name="T1">Maksimaalne tagastatavate tulemuste arv</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0</text:span></text:span></text:p>
          </table:table-cell>
        </table:table-row>
        <table:table-row>
          <table:table-cell table:style-name="Table34.A1" office:value-type="string">
            <text:p text:style-name="Normal"><text:span text:style-name="Default_20_Paragraph_20_Font"><text:span text:style-name="T1">start_index</text:span></text:span></text:p>
          </table:table-cell>
          <table:table-cell table:style-name="Table34.B1" office:value-type="string">
            <text:p text:style-name="Normal"><text:span text:style-name="Default_20_Paragraph_20_Font"><text:span text:style-name="T1">Tagastatavate tulemuste algusindeks</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0</text:span></text:span></text:p>
          </table:table-cell>
        </table:table-row>
        <table:table-row>
          <table:table-cell table:style-name="Table34.A1" office:value-type="string">
            <text:p text:style-name="Normal"><text:span text:style-name="Default_20_Paragraph_20_Font"><text:span text:style-name="T1">sort_by</text:span></text:span></text:p>
          </table:table-cell>
          <table:table-cell table:style-name="Table34.B1" office:value-type="string">
            <text:p text:style-name="Normal"><text:span text:style-name="Default_20_Paragraph_20_Font"><text:span text:style-name="T1">Andmeväli, mille alusel otsingutulemused järjestatakse.</text:span></text:span></text:p>
            <text:p text:style-name="Normal"><text:span text:style-name="Default_20_Paragraph_20_Font"><text:span text:style-name="T1">Võimalikud väärtused:</text:span></text:span></text:p>
            <text:list xml:id="list150513904064366" text:continue-numbering="true" text:style-name="L2">
              <text:list-item>
                <text:p text:style-name="P247">id</text:p>
              </text:list-item>
              <text:list-item>
                <text:p text:style-name="P247">guid</text:p>
              </text:list-item>
              <text:list-item>
                <text:p text:style-name="P247">title</text:p>
              </text:list-item>
              <text:list-item>
                <text:p text:style-name="P247">document_type</text:p>
              </text:list-item>
              <text:list-item>
                <text:p text:style-name="P247">created</text:p>
              </text:list-item>
              <text:list-item>
                <text:p text:style-name="P247">last_modified</text:p>
              </text:list-item>
              <text:list-item>
                <text:p text:style-name="P247">dvk_id<text:change-start text:change-id="ct2160636222592"/></text:p>
              </text:list-item>
              <text:list-item>
                <text:p text:style-name="P247">sender_receiver</text:p>
              </text:list-item>
              <text:list-item>
                <text:p text:style-name="P247">sender</text:p>
              </text:list-item>
              <text:list-item>
                <text:p text:style-name="P247">receiver<text:change-end text:change-id="ct2160636222592"/></text:p>
              </text:list-item>
            </text:list>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title</text:span></text:span></text:p>
          </table:table-cell>
        </table:table-row>
        <table:table-row>
          <table:table-cell table:style-name="Table34.A1" office:value-type="string">
            <text:p text:style-name="Normal"><text:span text:style-name="Default_20_Paragraph_20_Font"><text:span text:style-name="T1">sort_order</text:span></text:span></text:p>
          </table:table-cell>
          <table:table-cell table:style-name="Table34.B1" office:value-type="string">
            <text:p text:style-name="Normal"><text:span text:style-name="Default_20_Paragraph_20_Font"><text:span text:style-name="T1">Otsingutulemuste järjestuse suund (kasvav/kahanev). Võimalikud väärtused:</text:span></text:span></text:p>
            <text:list xml:id="list150514223514336" text:continue-numbering="true" text:style-name="L2">
              <text:list-item>
                <text:p text:style-name="P248"><text:span text:style-name="Default_20_Paragraph_20_Font"><text:span text:style-name="T1">asc</text:span></text:span></text:p>
              </text:list-item>
              <text:list-item>
                <text:p text:style-name="P248"><text:span text:style-name="Default_20_Paragraph_20_Font"><text:span text:style-name="T1">desc</text:span></text:span></text:p>
              </text:list-item>
            </text:list>
          </table:table-cell>
          <table:table-cell table:style-name="Table34.A1" office:value-type="string">
            <text:p text:style-name="P4"/>
          </table:table-cell>
          <table:table-cell table:style-name="Table34.A1" office:value-type="string">
            <text:p text:style-name="P4"/>
          </table:table-cell>
        </table:table-row>
      </table:table>
      <text:p text:style-name="P4"/>
      <text:p text:style-name="P4"/>
      <text:p text:style-name="P13">Päringu näide</text:p>
      <text:p text:style-name="P156"/>
      <text:p text:style-name="P225"><text:span text:style-name="T75">X-tee sõnumiprotokoll v</text:span><text:span text:style-name="T100">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getDocumentList.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oft-page-break/><text:s text:c="3"/>&lt;soapenv:Body&gt;</text:p>
      <text:p text:style-name="P32"><text:s text:c="6"/>&lt;adit:getDocumentList&gt;</text:p>
      <text:p text:style-name="P32"><text:s text:c="9"/>&lt;keha&gt;</text:p>
      <text:p text:style-name="P32"><text:s text:c="12"/>&lt;folder&gt;local&lt;/folder&gt;</text:p>
      <text:p text:style-name="P32"><text:s text:c="12"/>&lt;document_types&gt;</text:p>
      <text:p text:style-name="P32"><text:s text:c="16"/>&lt;document_type&gt;letter&lt;/document_type&gt;</text:p>
      <text:p text:style-name="P32"><text:s text:c="16"/>&lt;document_type&gt;application&lt;/document_type&gt;</text:p>
      <text:p text:style-name="P32"><text:s text:c="12"/>&lt;/document_types&gt;</text:p>
      <text:p text:style-name="P32"><text:s text:c="12"/>&lt;file_types&gt;</text:p>
      <text:p text:style-name="P32"><text:s text:c="16"/>&lt;file_type&gt;signature_container&lt;/file_type&gt;</text:p>
      <text:p text:style-name="P32"><text:s text:c="16"/>&lt;file_type&gt;document_file&lt;/file_type&gt;</text:p>
      <text:p text:style-name="P32"><text:s text:c="12"/>&lt;/file_types&gt;</text:p>
      <text:p text:style-name="P32"><text:s text:c="12"/>&lt;document_dvk_statuses&gt;</text:p>
      <text:p text:style-name="P32"><text:s text:c="16"/>&lt;status_id&gt;103&lt;/status_id&gt;</text:p>
      <text:p text:style-name="P32"><text:s text:c="16"/>&lt;status_id&gt;104&lt;/status_id&gt;</text:p>
      <text:p text:style-name="P32"><text:s text:c="12"/>&lt;/document_dvk_statuses&gt;</text:p>
      <text:p text:style-name="P32"><text:s text:c="12"/>&lt;document_workflow_statuses&gt;</text:p>
      <text:p text:style-name="P32"><text:s text:c="16"/>&lt;status_id&gt;1&lt;/status_id&gt;</text:p>
      <text:p text:style-name="P32"><text:s text:c="16"/>&lt;status_id&gt;2&lt;/status_id&gt;</text:p>
      <text:p text:style-name="P32"><text:s text:c="12"/>&lt;/document_workflow_statuses&gt;</text:p>
      <text:p text:style-name="P32"><text:s text:c="12"/>&lt;max_results&gt;25&lt;/max_results&gt;</text:p>
      <text:p text:style-name="P32"><text:s text:c="12"/>&lt;start_index&gt;1&lt;/start_index&gt;</text:p>
      <text:p text:style-name="P32"><text:s text:c="9"/>&lt;/keha&gt;</text:p>
      <text:p text:style-name="P32"><text:s text:c="6"/>&lt;/adit:getDocumentList&gt;</text:p>
      <text:p text:style-name="P32"><text:s text:c="3"/>&lt;/soapenv:Body&gt;</text:p>
      <text:p text:style-name="P32">&lt;/soapenv:Envelope&gt;</text:p>
      <text:p text:style-name="P4"/>
      <text:p text:style-name="P225"><text:span text:style-name="T75">X-tee sõnumiprotokoll v</text:span><text:span text:style-name="T100">4</text:span><text:span text:style-name="T81">.</text:span><text:span text:style-name="T75">0</text:span></text:p>
      <text:p text:style-name="P200">&lt;soapenv:Envelope xmlns:soapenv="http://schemas.xmlsoap.org/soap/envelope/"</text:p>
      <text:p text:style-name="P200"><text:tab/>xmlns:adit="http://producers.ametlikud-dokumendid.xtee.riik.ee/producer/ametlikud-dokumendid"</text:p>
      <text:p text:style-name="P200"><text:tab/>xmlns:xrd="http://x-road.eu/xsd/xroad.xsd"</text:p>
      <text:p text:style-name="P200"><text:tab/>xmlns:id="http://x-road.eu/xsd/identifiers"&gt;</text:p>
      <text:p text:style-name="P200"><text:s text:c="4"/>&lt;soapenv:Header&gt;</text:p>
      <text:p text:style-name="P200"><text:s text:c="8"/>&lt;xrd:<text:span text:style-name="T66">client</text:span> id:objectType="MEMBER"&gt;</text:p>
      <text:p text:style-name="P200"><text:s text:c="12"/>&lt;id:xRoadInstance&gt;EE&lt;/id:xRoadInstance&gt;</text:p>
      <text:p text:style-name="P200"><text:s text:c="12"/>&lt;id:memberClass&gt;BUSINESS&lt;/id:memberClass&gt;</text:p>
      <text:p text:style-name="P200"><text:s text:c="12"/>&lt;id:memberCode&gt;12345678&lt;/id:memberCode&gt;</text:p>
      <text:p text:style-name="P200"><text:s text:c="8"/>&lt;/xrd:<text:span text:style-name="T29">client</text:span>&gt;</text:p>
      <text:p text:style-name="P200"><text:s text:c="8"/>&lt;xrd:<text:span text:style-name="T66">service</text:span> id:objectType="SERVICE"&gt;</text:p>
      <text:p text:style-name="P200"><text:s text:c="12"/>&lt;id:xRoadInstance&gt;EE&lt;/id:xRoadInstance&gt;</text:p>
      <text:p text:style-name="P200"><text:s text:c="12"/>&lt;id:memberClass&gt;GOV&lt;/id:memberClass&gt;</text:p>
      <text:p text:style-name="P200"><text:s text:c="12"/>&lt;id:memberCode&gt;70006317&lt;/id:memberCode&gt;</text:p>
      <text:p text:style-name="P200"><text:tab/><text:tab/><text:tab/></text:p>
      <text:p text:style-name="P200"><text:s text:c="12"/>&lt;id:subsystemCode&gt;ametlikud-dokumendid&lt;/id:subsystemCode&gt;</text:p>
      <text:p text:style-name="P200"><text:s text:c="12"/>&lt;id:serviceCode&gt;<text:span text:style-name="T143">getDocumentList</text:span>&lt;/id:serviceCode&gt;</text:p>
      <text:p text:style-name="P200"><text:s text:c="12"/>&lt;id:serviceVersion&gt;v1&lt;/id:serviceVersion&gt;</text:p>
      <text:p text:style-name="P200"><text:s text:c="8"/>&lt;/xrd:<text:span text:style-name="T29">service</text:span>&gt;</text:p>
      <text:p text:style-name="P200"><text:s text:c="8"/>&lt;xrd:<text:span text:style-name="T66">userId</text:span>&gt;EE37901130250&lt;/xrd:userId&gt;</text:p>
      <text:p text:style-name="P200"><text:s text:c="8"/>&lt;xrd:<text:span text:style-name="T66">id</text:span>&gt;3cf04253-db0c-4d1d-8105-791472d88437&lt;/xrd:id&gt;</text:p>
      <text:p text:style-name="P200"><text:s text:c="8"/>&lt;xrd:<text:span text:style-name="T66">protocolVersion</text:span>&gt;4.0&lt;/xrd:protocolVersion&gt;</text:p>
      <text:p text:style-name="P200"/>
      <text:p text:style-name="P200"><text:s text:c="8"/>&lt;adit:infosysteem&gt;<text:span text:style-name="T70">KOV</text:span>&lt;/adit:infosysteem&gt;</text:p>
      <text:p text:style-name="P200"><text:s text:c="4"/>&lt;/soapenv:Header&gt;</text:p>
      <text:p text:style-name="P200"><text:s text:c="4"/>&lt;soapenv:Body&gt;</text:p>
      <text:p text:style-name="P200"><text:s text:c="8"/>&lt;adit:getDocumentList&gt;</text:p>
      <text:p text:style-name="P200"><text:s text:c="12"/>&lt;keha&gt;</text:p>
      <text:p text:style-name="P200"><text:s text:c="16"/>&lt;folder&gt;local&lt;/folder&gt;</text:p>
      <text:p text:style-name="P200"><text:s text:c="16"/>&lt;document_types&gt;</text:p>
      <text:p text:style-name="P200"><text:soft-page-break/><text:s text:c="20"/>&lt;document_type&gt;letter&lt;/document_type&gt;</text:p>
      <text:p text:style-name="P200"><text:s text:c="20"/>&lt;document_type&gt;application&lt;/document_type&gt;</text:p>
      <text:p text:style-name="P200"><text:s text:c="16"/>&lt;/document_types&gt;</text:p>
      <text:p text:style-name="P200"><text:s text:c="16"/>&lt;file_types&gt;</text:p>
      <text:p text:style-name="P200"><text:s text:c="20"/>&lt;file_type&gt;signature_container&lt;/file_type&gt;</text:p>
      <text:p text:style-name="P200"><text:s text:c="20"/>&lt;file_type&gt;document_file&lt;/file_type&gt;</text:p>
      <text:p text:style-name="P200"><text:s text:c="16"/>&lt;/file_types&gt;</text:p>
      <text:p text:style-name="P200"><text:s text:c="16"/>&lt;document_dvk_statuses&gt;</text:p>
      <text:p text:style-name="P200"><text:s text:c="20"/>&lt;status_id&gt;103&lt;/status_id&gt;</text:p>
      <text:p text:style-name="P200"><text:s text:c="20"/>&lt;status_id&gt;104&lt;/status_id&gt;</text:p>
      <text:p text:style-name="P200"><text:s text:c="16"/>&lt;/document_dvk_statuses&gt;</text:p>
      <text:p text:style-name="P200"><text:s text:c="16"/>&lt;document_workflow_statuses&gt;</text:p>
      <text:p text:style-name="P200"><text:s text:c="20"/>&lt;status_id&gt;1&lt;/status_id&gt;</text:p>
      <text:p text:style-name="P200"><text:s text:c="20"/>&lt;status_id&gt;2&lt;/status_id&gt;</text:p>
      <text:p text:style-name="P200"><text:s text:c="16"/>&lt;/document_workflow_statuses&gt;</text:p>
      <text:p text:style-name="P200"><text:s text:c="16"/>&lt;max_results&gt;25&lt;/max_results&gt;</text:p>
      <text:p text:style-name="P200"><text:s text:c="16"/>&lt;start_index&gt;1&lt;/start_index&gt;</text:p>
      <text:p text:style-name="P200"><text:s text:c="12"/>&lt;/keha&gt;</text:p>
      <text:p text:style-name="P200"><text:s text:c="8"/>&lt;/adit:getDocumentList&gt;</text:p>
      <text:p text:style-name="P200"><text:s text:c="4"/>&lt;/soapenv:Body&gt;</text:p>
      <text:p text:style-name="P200">&lt;/soapenv:Envelope&gt;</text:p>
      <text:p text:style-name="P4"/>
      <text:p text:style-name="P4"/>
      <text:p text:style-name="P13">Päringu vastuse näide</text:p>
      <text:p text:style-name="P156"/>
      <text:p text:style-name="P225"><text:span text:style-name="T75">X-tee sõnumiprotokoll v</text:span><text:span text:style-name="T100">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DocumentLis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DocumentListResponse&gt;</text:p>
      <text:p text:style-name="P32"><text:s text:c="9"/>&lt;paring&gt;</text:p>
      <text:p text:style-name="P32"><text:s text:c="12"/>&lt;folder&gt;local&lt;/folder&gt;</text:p>
      <text:p text:style-name="P32"><text:s text:c="12"/>&lt;document_types&gt;</text:p>
      <text:p text:style-name="P32"><text:s text:c="16"/>&lt;document_type&gt;letter&lt;/document_type&gt;</text:p>
      <text:p text:style-name="P32"><text:s text:c="16"/>&lt;document_type&gt;application&lt;/document_type&gt;</text:p>
      <text:p text:style-name="P32"><text:s text:c="12"/>&lt;/document_types&gt;</text:p>
      <text:p text:style-name="P32"><text:s text:c="12"/>&lt;file_types&gt;</text:p>
      <text:p text:style-name="P32"><text:s text:c="16"/>&lt;file_type&gt;signature_container&lt;/file_type&gt;</text:p>
      <text:p text:style-name="P32"><text:s text:c="16"/>&lt;file_type&gt;document_file&lt;/file_type&gt;</text:p>
      <text:p text:style-name="P32"><text:s text:c="12"/>&lt;/file_types&gt;</text:p>
      <text:p text:style-name="P32"><text:s text:c="12"/>&lt;document_dvk_statuses&gt;</text:p>
      <text:p text:style-name="P32"><text:s text:c="16"/>&lt;status_id&gt;103&lt;/status_id&gt;</text:p>
      <text:p text:style-name="P32"><text:s text:c="16"/>&lt;status_id&gt;104&lt;/status_id&gt;</text:p>
      <text:p text:style-name="P32"><text:s text:c="12"/>&lt;/document_dvk_statuses&gt;</text:p>
      <text:p text:style-name="P32"><text:s text:c="12"/>&lt;document_workflow_statuses&gt;</text:p>
      <text:p text:style-name="P32"><text:s text:c="16"/>&lt;status_id&gt;1&lt;/status_id&gt;</text:p>
      <text:p text:style-name="P32"><text:s text:c="16"/>&lt;status_id&gt;2&lt;/status_id&gt;</text:p>
      <text:p text:style-name="P32"><text:s text:c="12"/>&lt;/document_workflow_statuses&gt;</text:p>
      <text:p text:style-name="P32"><text:soft-page-break/><text:s text:c="12"/>&lt;max_results&gt;25&lt;/max_results&gt;</text:p>
      <text:p text:style-name="P32"><text:s text:c="12"/>&lt;start_index&gt;1&lt;/start_index&gt;</text:p>
      <text:p text:style-name="P32"><text:s text:c="9"/>&lt;/paring&gt;</text:p>
      <text:p text:style-name="P32"><text:s text:c="9"/>&lt;keha&gt;</text:p>
      <text:p text:style-name="P32"><text:s text:c="13"/>&lt;success&gt;true&lt;/success&gt;</text:p>
      <text:p text:style-name="P32"><text:s text:c="13"/>&lt;messages&gt;</text:p>
      <text:p text:style-name="P32"><text:s text:c="17"/>&lt;message lang="en"&gt;Document list was successfully retrieved&lt;/message&gt;</text:p>
      <text:p text:style-name="P32"><text:s text:c="13"/>&lt;/messages&gt;</text:p>
      <text:p text:style-name="P32"><text:s text:c="13"/>&lt;document_list href="cid:540883240230725309306231496258" /&gt;</text:p>
      <text:p text:style-name="P32"><text:s text:c="9"/>&lt;/keha&gt;</text:p>
      <text:p text:style-name="P32"><text:s text:c="6"/>&lt;/adit:getDocumentListResponse&gt;</text:p>
      <text:p text:style-name="P32"><text:s text:c="3"/>&lt;/SOAP-ENV:Body&gt;</text:p>
      <text:p text:style-name="P32">&lt;/SOAP-ENV:Envelope&gt;</text:p>
      <text:p text:style-name="P4"/>
      <text:p text:style-name="P226"><text:span text:style-name="T75">X-tee sõnumiprotokoll v</text:span><text:span text:style-name="T101">4</text:span><text:span text:style-name="T81">.</text:span><text:span text:style-name="T75">0</text:span></text:p>
      <text:p text:style-name="P201">&lt;<text:span text:style-name="T69">SOAP-ENV</text:span>:Envelope <text:span text:style-name="T69">xmlns:SOAP-ENV="http://schemas.xmlsoap.org/soap/envelope/"</text:span></text:p>
      <text:p text:style-name="P201"><text:tab/>xmlns:adit="http://producers.ametlikud-dokumendid.xtee.riik.ee/producer/ametlikud-dokumendid"</text:p>
      <text:p text:style-name="P201"><text:tab/>xmlns:xrd="http://x-road.eu/xsd/xroad.xsd"</text:p>
      <text:p text:style-name="P201"><text:tab/>xmlns:id="http://x-road.eu/xsd/identifiers"&gt;</text:p>
      <text:p text:style-name="P201"><text:s text:c="4"/>&lt;<text:span text:style-name="T69">SOAP-ENV</text:span>:Header&gt;</text:p>
      <text:p text:style-name="P201"><text:s text:c="8"/>&lt;xrd:<text:span text:style-name="T66">client</text:span> id:objectType="MEMBER"&gt;</text:p>
      <text:p text:style-name="P201"><text:s text:c="12"/>&lt;id:xRoadInstance&gt;EE&lt;/id:xRoadInstance&gt;</text:p>
      <text:p text:style-name="P201"><text:s text:c="12"/>&lt;id:memberClass&gt;BUSINESS&lt;/id:memberClass&gt;</text:p>
      <text:p text:style-name="P201"><text:s text:c="12"/>&lt;id:memberCode&gt;12345678&lt;/id:memberCode&gt;</text:p>
      <text:p text:style-name="P201"><text:s text:c="8"/>&lt;/xrd:<text:span text:style-name="T29">client</text:span>&gt;</text:p>
      <text:p text:style-name="P201"><text:s text:c="8"/>&lt;xrd:<text:span text:style-name="T66">service</text:span> id:objectType="SERVICE"&gt;</text:p>
      <text:p text:style-name="P201"><text:s text:c="12"/>&lt;id:xRoadInstance&gt;EE&lt;/id:xRoadInstance&gt;</text:p>
      <text:p text:style-name="P201"><text:s text:c="12"/>&lt;id:memberClass&gt;GOV&lt;/id:memberClass&gt;</text:p>
      <text:p text:style-name="P201"><text:s text:c="12"/>&lt;id:memberCode&gt;70006317&lt;/id:memberCode&gt;<text:tab/></text:p>
      <text:p text:style-name="P201"><text:s text:c="12"/>&lt;id:subsystemCode&gt;ametlikud-dokumendid&lt;/id:subsystemCode&gt;</text:p>
      <text:p text:style-name="P201"><text:s text:c="12"/>&lt;id:serviceCode&gt;<text:span text:style-name="T144">getDocumentList</text:span>&lt;/id:serviceCode&gt;</text:p>
      <text:p text:style-name="P201"><text:s text:c="12"/>&lt;id:serviceVersion&gt;v1&lt;/id:serviceVersion&gt;</text:p>
      <text:p text:style-name="P201"><text:s text:c="8"/>&lt;/xrd:<text:span text:style-name="T29">service</text:span>&gt;</text:p>
      <text:p text:style-name="P201"><text:s text:c="8"/>&lt;xrd:<text:span text:style-name="T66">userId</text:span>&gt;EE37901130250&lt;/xrd:userId&gt;</text:p>
      <text:p text:style-name="P201"><text:s text:c="8"/>&lt;xrd:<text:span text:style-name="T66">id</text:span>&gt;3cf04253-db0c-4d1d-8105-791472d88437&lt;/xrd:id&gt;</text:p>
      <text:p text:style-name="P201"><text:s text:c="8"/>&lt;xrd:<text:span text:style-name="T66">protocolVersion</text:span>&gt;4.0&lt;/xrd:protocolVersion&gt;</text:p>
      <text:p text:style-name="P201"><text:s text:c="4"/>&lt;/<text:span text:style-name="T69">SOAP-ENV</text:span>:Header&gt;</text:p>
      <text:p text:style-name="P201"><text:s text:c="4"/>&lt;SOAP-ENV:Body&gt;</text:p>
      <text:p text:style-name="P201"><text:s text:c="8"/>&lt;adit:getDocumentListResponse&gt;</text:p>
      <text:p text:style-name="P201"><text:s text:c="12"/>&lt;keha&gt;</text:p>
      <text:p text:style-name="P201"><text:s text:c="16"/>&lt;success&gt;true&lt;/success&gt;</text:p>
      <text:p text:style-name="P201"><text:s text:c="16"/>&lt;messages&gt;</text:p>
      <text:p text:style-name="P201"><text:s text:c="20"/>&lt;message lang="en"&gt;Document list was successfully retrieved&lt;/message&gt;</text:p>
      <text:p text:style-name="P201"><text:s text:c="16"/>&lt;/messages&gt;</text:p>
      <text:p text:style-name="P201"><text:s text:c="16"/>&lt;document_list href="cid:540883240230725309306231496258" /&gt;</text:p>
      <text:p text:style-name="P201"><text:s text:c="12"/>&lt;/keha&gt;</text:p>
      <text:p text:style-name="P201"><text:s text:c="8"/>&lt;/adit:getDocumentListResponse&gt;</text:p>
      <text:p text:style-name="P201"><text:s text:c="4"/>&lt;/SOAP-ENV:Body&gt;</text:p>
      <text:p text:style-name="P201">&lt;/SOAP-ENV:Envelope&gt;</text:p>
      <text:p text:style-name="P4"/>
      <text:p text:style-name="P4"/>
      <text:p text:style-name="P4">Päringu vastuse SOAP manuse dekodeeritud sisu parameetrid:</text:p>
      <text:p text:style-name="P156"/>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Normal"><text:span text:style-name="Default_20_Paragraph_20_Font"><text:span text:style-name="T8">Nimi</text:span></text:span></text:p>
          </table:table-cell>
          <table:table-cell table:style-name="Table35.A1" office:value-type="string">
            <text:p text:style-name="Normal"><text:span text:style-name="Default_20_Paragraph_20_Font"><text:span text:style-name="T8">Kirjeldus</text:span></text:span></text:p>
          </table:table-cell>
          <table:table-cell table:style-name="Table35.C1" office:value-type="string">
            <text:p text:style-name="Normal"><text:span text:style-name="Default_20_Paragraph_20_Font"><text:span text:style-name="T8">Tüüp</text:span></text:span></text:p>
          </table:table-cell>
          <table:table-cell table:style-name="Table35.A1" office:value-type="string">
            <text:p text:style-name="Normal"><text:span text:style-name="Default_20_Paragraph_20_Font"><text:span text:style-name="T8">Väärtuse näide</text:span></text:span></text:p>
          </table:table-cell>
        </table:table-row>
        <table:table-row>
          <table:table-cell table:style-name="Table35.A1" office:value-type="string">
            <text:p text:style-name="Normal"><text:span text:style-name="Default_20_Paragraph_20_Font"><text:span text:style-name="T1">Document_list</text:span></text:span></text:p>
          </table:table-cell>
          <table:table-cell table:style-name="Table35.A1" office:value-type="string">
            <text:p text:style-name="P4">Dokumentide andmete 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p text:style-name="Normal"><text:span text:style-name="Default_20_Paragraph_20_Font"><text:span text:style-name="T1">Document</text:span></text:span></text:p>
          </table:table-cell>
          <table:table-cell table:style-name="Table35.A1" office:value-type="string">
            <text:p text:style-name="P4">Dokumendi andmete <text:soft-page-break/>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150515258751009" text:continue-numbering="true" text:style-name="L2">
              <text:list-item>
                <text:p text:style-name="P248"><text:span text:style-name="Default_20_Paragraph_20_Font"><text:span text:style-name="T1">id</text:span></text:span></text:p>
              </text:list-item>
            </text:list>
          </table:table-cell>
          <table:table-cell table:style-name="Table35.A1" office:value-type="string">
            <text:p text:style-name="P4">Dokumendi ID</text:p>
          </table:table-cell>
          <table:table-cell table:style-name="Table35.C1" office:value-type="string">
            <text:p text:style-name="P4">Integer</text:p>
          </table:table-cell>
          <table:table-cell table:style-name="Table35.A1" office:value-type="string">
            <text:p text:style-name="P4">45</text:p>
          </table:table-cell>
        </table:table-row>
        <table:table-row>
          <table:table-cell table:style-name="Table35.A1" office:value-type="string">
            <text:list xml:id="list150513703632486" text:continue-numbering="true" text:style-name="L2">
              <text:list-item>
                <text:p text:style-name="P248"><text:span text:style-name="Default_20_Paragraph_20_Font"><text:span text:style-name="T1">guid</text:span></text:span></text:p>
              </text:list-item>
            </text:list>
          </table:table-cell>
          <table:table-cell table:style-name="Table35.A1" office:value-type="string">
            <text:p text:style-name="P4">Dokumendi GUID</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22">19d71714-0d93-292a-b254-3a06a4f24002</text:span></text:span></text:p>
          </table:table-cell>
        </table:table-row>
        <table:table-row>
          <table:table-cell table:style-name="Table35.A1" office:value-type="string">
            <text:list xml:id="list150514512318319" text:continue-numbering="true" text:style-name="L2">
              <text:list-item>
                <text:p text:style-name="P248"><text:span text:style-name="Default_20_Paragraph_20_Font"><text:span text:style-name="T1">title</text:span></text:span></text:p>
              </text:list-item>
            </text:list>
          </table:table-cell>
          <table:table-cell table:style-name="Table35.A1" office:value-type="string">
            <text:p text:style-name="P4">Dokumendi pealkiri</text:p>
          </table:table-cell>
          <table:table-cell table:style-name="Table35.C1" office:value-type="string">
            <text:p text:style-name="P4">String</text:p>
          </table:table-cell>
          <table:table-cell table:style-name="Table35.A1" office:value-type="string">
            <text:p text:style-name="P4"/>
          </table:table-cell>
        </table:table-row>
        <table:table-row>
          <table:table-cell table:style-name="Table35.A1" office:value-type="string">
            <text:list xml:id="list150515518196837" text:continue-numbering="true" text:style-name="L2">
              <text:list-item>
                <text:p text:style-name="P248"><text:span text:style-name="Default_20_Paragraph_20_Font"><text:span text:style-name="T1">folder</text:span></text:span></text:p>
              </text:list-item>
            </text:list>
          </table:table-cell>
          <table:table-cell table:style-name="Table35.A1" office:value-type="string">
            <text:p text:style-name="Normal"><text:span text:style-name="Default_20_Paragraph_20_Font"><text:span text:style-name="T2">Dokumendi kaust. Võimalikud väärtused: local, incoming, outgoing</text:span></text:span></text:p>
          </table:table-cell>
          <table:table-cell table:style-name="Table35.C1" office:value-type="string">
            <text:p text:style-name="P4">String</text:p>
          </table:table-cell>
          <table:table-cell table:style-name="Table35.A1" office:value-type="string">
            <text:p text:style-name="P4">local</text:p>
          </table:table-cell>
        </table:table-row>
        <table:table-row>
          <table:table-cell table:style-name="Table35.A1" office:value-type="string">
            <text:list xml:id="list150515223414072" text:continue-numbering="true" text:style-name="L2">
              <text:list-item>
                <text:p text:style-name="P248"><text:span text:style-name="Default_20_Paragraph_20_Font"><text:span text:style-name="T1">has_been_viewed</text:span></text:span></text:p>
              </text:list-item>
            </text:list>
          </table:table-cell>
          <table:table-cell table:style-name="Table35.A1" office:value-type="string">
            <text:p text:style-name="P4">Näitab, kas dokumenti on vaadatud</text:p>
          </table:table-cell>
          <table:table-cell table:style-name="Table35.C1" office:value-type="string">
            <text:p text:style-name="P4">Boolean</text:p>
          </table:table-cell>
          <table:table-cell table:style-name="Table35.A1" office:value-type="string">
            <text:p text:style-name="P4">true</text:p>
          </table:table-cell>
        </table:table-row>
        <table:table-row>
          <table:table-cell table:style-name="Table35.A1" office:value-type="string">
            <text:list xml:id="list150514360803311" text:continue-numbering="true" text:style-name="L2">
              <text:list-item>
                <text:p text:style-name="P248"><text:span text:style-name="Default_20_Paragraph_20_Font"><text:span text:style-name="T1">document_type</text:span></text:span></text:p>
              </text:list-item>
            </text:list>
          </table:table-cell>
          <table:table-cell table:style-name="Table35.A1" office:value-type="string">
            <text:p text:style-name="P4">Dokumendi tüüp (application / letter)</text:p>
          </table:table-cell>
          <table:table-cell table:style-name="Table35.C1" office:value-type="string">
            <text:p text:style-name="P4">String</text:p>
          </table:table-cell>
          <table:table-cell table:style-name="Table35.A1" office:value-type="string">
            <text:p text:style-name="P4">Application</text:p>
          </table:table-cell>
        </table:table-row>
        <table:table-row>
          <table:table-cell table:style-name="Table35.A1" office:value-type="string">
            <text:list xml:id="list150514536186658" text:continue-numbering="true" text:style-name="L2">
              <text:list-item>
                <text:p text:style-name="P248"><text:span text:style-name="Default_20_Paragraph_20_Font"><text:span text:style-name="T1">creator_code</text:span></text:span></text:p>
              </text:list-item>
            </text:list>
          </table:table-cell>
          <table:table-cell table:style-name="Table35.A1" office:value-type="string">
            <text:p text:style-name="P4">Dokumendi looja / omaniku kood</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150515354116827" text:continue-numbering="true" text:style-name="L2">
              <text:list-item>
                <text:p text:style-name="P248"><text:span text:style-name="Default_20_Paragraph_20_Font"><text:span text:style-name="T1">creator_name</text:span></text:span></text:p>
              </text:list-item>
            </text:list>
          </table:table-cell>
          <table:table-cell table:style-name="Table35.A1" office:value-type="string">
            <text:p text:style-name="P4">Dokumendi looja / omaniku nimi</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150515559868109" text:continue-numbering="true" text:style-name="L2">
              <text:list-item>
                <text:p text:style-name="P248"><text:span text:style-name="Default_20_Paragraph_20_Font"><text:span text:style-name="T1">creator_user_code</text:span></text:span></text:p>
              </text:list-item>
            </text:list>
          </table:table-cell>
          <table:table-cell table:style-name="Table35.A1" office:value-type="string">
            <text:p text:style-name="P4">Dokumendi loonud isiku kood (kasulik juhul, kui dokument on loodud asutuse kasutajakonto kaudu)</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150515274760108" text:continue-numbering="true" text:style-name="L2">
              <text:list-item>
                <text:p text:style-name="P248"><text:span text:style-name="Default_20_Paragraph_20_Font"><text:span text:style-name="T1">creator_user_name</text:span></text:span></text:p>
              </text:list-item>
            </text:list>
          </table:table-cell>
          <table:table-cell table:style-name="Table35.A1" office:value-type="string">
            <text:p text:style-name="P4">Dokumendi loonud isiku nimi (kasulik juhul, kui dokument on loodud asutuse kasutajakonto kaudu)</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150515044373596" text:continue-numbering="true" text:style-name="L2">
              <text:list-item>
                <text:p text:style-name="P248"><text:span text:style-name="Default_20_Paragraph_20_Font"><text:span text:style-name="T1">created</text:span></text:span></text:p>
              </text:list-item>
            </text:list>
          </table:table-cell>
          <table:table-cell table:style-name="Table35.A1" office:value-type="string">
            <text:p text:style-name="P4">Dokumendi loomise aeg</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22">2010-08-09T12:17:26.000+03:00</text:span></text:span></text:p>
          </table:table-cell>
        </table:table-row>
        <table:table-row>
          <table:table-cell table:style-name="Table35.A1" office:value-type="string">
            <text:list xml:id="list150515105679045" text:continue-numbering="true" text:style-name="L2">
              <text:list-item>
                <text:p text:style-name="P248"><text:span text:style-name="Default_20_Paragraph_20_Font"><text:span text:style-name="T1">creator_application</text:span></text:span></text:p>
              </text:list-item>
            </text:list>
          </table:table-cell>
          <table:table-cell table:style-name="Table35.A1" office:value-type="string">
            <text:p text:style-name="P4">Dokumendi loomisel kasutatud infosüsteemi nimi</text:p>
          </table:table-cell>
          <table:table-cell table:style-name="Table35.C1" office:value-type="string">
            <text:p text:style-name="P4">String</text:p>
          </table:table-cell>
          <table:table-cell table:style-name="Table35.A1" office:value-type="string">
            <text:p text:style-name="P31">KOV</text:p>
          </table:table-cell>
        </table:table-row>
        <table:table-row>
          <table:table-cell table:style-name="Table35.A1" office:value-type="string">
            <text:list xml:id="list150515162278565" text:continue-numbering="true" text:style-name="L2">
              <text:list-item>
                <text:p text:style-name="P248"><text:span text:style-name="Default_20_Paragraph_20_Font"><text:span text:style-name="T1">last_mofified</text:span></text:span></text:p>
              </text:list-item>
            </text:list>
          </table:table-cell>
          <table:table-cell table:style-name="Table35.A1" office:value-type="string">
            <text:p text:style-name="P4">Dokumendi viimase muutmise aeg</text:p>
          </table:table-cell>
          <table:table-cell table:style-name="Table35.C1" office:value-type="string">
            <text:p text:style-name="P4">Date</text:p>
          </table:table-cell>
          <table:table-cell table:style-name="Table35.A1" office:value-type="string">
            <text:p text:style-name="P31">2010-08-09T12:17:26.000+03:00</text:p>
          </table:table-cell>
        </table:table-row>
        <table:table-row>
          <table:table-cell table:style-name="Table35.A1" office:value-type="string">
            <text:list xml:id="list150515731292873" text:continue-numbering="true" text:style-name="L2">
              <text:list-item>
                <text:p text:style-name="P248"><text:span text:style-name="Default_20_Paragraph_20_Font"><text:span text:style-name="T1">signable</text:span></text:span></text:p>
              </text:list-item>
            </text:list>
          </table:table-cell>
          <table:table-cell table:style-name="Table35.A1" office:value-type="string">
            <text:p text:style-name="P4">Näitab, kas document on allkirjastatav</text:p>
          </table:table-cell>
          <table:table-cell table:style-name="Table35.C1" office:value-type="string">
            <text:p text:style-name="P4">Boolean</text:p>
          </table:table-cell>
          <table:table-cell table:style-name="Table35.A1" office:value-type="string">
            <text:p text:style-name="P31">true</text:p>
          </table:table-cell>
        </table:table-row>
        <table:table-row>
          <table:table-cell table:style-name="Table35.A1" office:value-type="string">
            <text:list xml:id="list150514971032127" text:continue-numbering="true" text:style-name="L2">
              <text:list-item>
                <text:p text:style-name="P248"><text:span text:style-name="Default_20_Paragraph_20_Font"><text:span text:style-name="T1">remove_date</text:span></text:span></text:p>
              </text:list-item>
            </text:list>
          </table:table-cell>
          <table:table-cell table:style-name="Table35.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22">2012-01-01</text:span></text:span></text:p>
          </table:table-cell>
        </table:table-row>
        <table:table-row>
          <table:table-cell table:style-name="Table35.A1" office:value-type="string">
            <text:list xml:id="list150514518681253" text:continue-numbering="true" text:style-name="L2">
              <text:list-item>
                <text:p text:style-name="P248"><text:span text:style-name="Default_20_Paragraph_20_Font"><text:span text:style-name="T1">document_files</text:span></text:span></text:p>
              </text:list-item>
            </text:list>
          </table:table-cell>
          <table:table-cell table:style-name="Table35.A1" office:value-type="string">
            <text:p text:style-name="Normal"><text:span text:style-name="Default_20_Paragraph_20_Font"><text:span text:style-name="T2">Dokumendi failide konteiner</text:span></text:span></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150515070447366" text:continue-numbering="true" text:style-name="L2">
              <text:list-item>
                <text:p text:style-name="P248"><text:span text:style-name="Default_20_Paragraph_20_Font"><text:span text:style-name="T1">file</text:span></text:span></text:p>
              </text:list-item>
            </text:list>
          </table:table-cell>
          <table:table-cell table:style-name="Table35.A1" office:value-type="string">
            <text:p text:style-name="P4">Dokumendi faili andmed</text:p>
          </table:table-cell>
          <table:table-cell table:style-name="Table35.C1" office:value-type="string">
            <text:p text:style-name="P4"/>
          </table:table-cell>
          <table:table-cell table:style-name="Table35.A1" office:value-type="string">
            <text:p text:style-name="P4"/>
          </table:table-cell>
        </table:table-row>
        <text:soft-page-break/>
        <table:table-row>
          <table:table-cell table:style-name="Table35.A1" office:value-type="string">
            <text:list xml:id="list150515266613675" text:continue-numbering="true" text:style-name="L2">
              <text:list-item>
                <text:p text:style-name="P248"><text:span text:style-name="Default_20_Paragraph_20_Font"><text:span text:style-name="T1">file.id</text:span></text:span></text:p>
              </text:list-item>
            </text:list>
          </table:table-cell>
          <table:table-cell table:style-name="Table35.A1" office:value-type="string">
            <text:p text:style-name="Normal"><text:span text:style-name="Default_20_Paragraph_20_Font"><text:span text:style-name="T2">Faili id (määratud juhul kui soovitakse muuta olemasolevat dokumendi faili)</text:span></text:span></text:p>
          </table:table-cell>
          <table:table-cell table:style-name="Table35.C1" office:value-type="string">
            <text:p text:style-name="P4">Integer</text:p>
          </table:table-cell>
          <table:table-cell table:style-name="Table35.A1" office:value-type="string">
            <text:p text:style-name="P4">56</text:p>
          </table:table-cell>
        </table:table-row>
        <table:table-row>
          <table:table-cell table:style-name="Table35.A1" office:value-type="string">
            <text:list xml:id="list150513650755908" text:continue-numbering="true" text:style-name="L2">
              <text:list-item>
                <text:p text:style-name="P248"><text:span text:style-name="Default_20_Paragraph_20_Font"><text:span text:style-name="T1">file.name</text:span></text:span></text:p>
              </text:list-item>
            </text:list>
          </table:table-cell>
          <table:table-cell table:style-name="Table35.A1" office:value-type="string">
            <text:p text:style-name="P4">Faili nimi koos laiendiga</text:p>
          </table:table-cell>
          <table:table-cell table:style-name="Table35.C1" office:value-type="string">
            <text:p text:style-name="P4">String</text:p>
          </table:table-cell>
          <table:table-cell table:style-name="Table35.A1" office:value-type="string">
            <text:p text:style-name="P4">Avaldus.txt</text:p>
          </table:table-cell>
        </table:table-row>
        <table:table-row>
          <table:table-cell table:style-name="Table35.A1" office:value-type="string">
            <text:list xml:id="list150515097793739" text:continue-numbering="true" text:style-name="L2">
              <text:list-item>
                <text:p text:style-name="P248"><text:span text:style-name="Default_20_Paragraph_20_Font"><text:span text:style-name="T1">file.content_type</text:span></text:span></text:p>
              </text:list-item>
            </text:list>
          </table:table-cell>
          <table:table-cell table:style-name="Table35.A1" office:value-type="string">
            <text:p text:style-name="P4">Faili MIME tüüp</text:p>
          </table:table-cell>
          <table:table-cell table:style-name="Table35.C1" office:value-type="string">
            <text:p text:style-name="P4">String</text:p>
          </table:table-cell>
          <table:table-cell table:style-name="Table35.A1" office:value-type="string">
            <text:p text:style-name="P4">Application/pdf</text:p>
          </table:table-cell>
        </table:table-row>
        <table:table-row>
          <table:table-cell table:style-name="Table35.A1" office:value-type="string">
            <text:list xml:id="list150514789846097" text:continue-numbering="true" text:style-name="L2">
              <text:list-item>
                <text:p text:style-name="P248"><text:span text:style-name="Default_20_Paragraph_20_Font"><text:span text:style-name="T1">file.description</text:span></text:span></text:p>
              </text:list-item>
            </text:list>
          </table:table-cell>
          <table:table-cell table:style-name="Table35.A1" office:value-type="string">
            <text:p text:style-name="P4">Faili pealkiri või kirjeldus</text:p>
          </table:table-cell>
          <table:table-cell table:style-name="Table35.C1" office:value-type="string">
            <text:p text:style-name="P4">String</text:p>
          </table:table-cell>
          <table:table-cell table:style-name="Table35.A1" office:value-type="string">
            <text:p text:style-name="P4">Avaldus Tallinna Linnavalitsusele</text:p>
          </table:table-cell>
        </table:table-row>
        <table:table-row>
          <table:table-cell table:style-name="Table35.A1" office:value-type="string">
            <text:list xml:id="list150515705186271" text:continue-numbering="true" text:style-name="L2">
              <text:list-item>
                <text:p text:style-name="P248"><text:span text:style-name="Default_20_Paragraph_20_Font"><text:span text:style-name="T1">file.size_bytes</text:span></text:span></text:p>
              </text:list-item>
            </text:list>
          </table:table-cell>
          <table:table-cell table:style-name="Table35.A1" office:value-type="string">
            <text:p text:style-name="P4">Faili suurus baitides</text:p>
          </table:table-cell>
          <table:table-cell table:style-name="Table35.C1" office:value-type="string">
            <text:p text:style-name="P4">Long</text:p>
          </table:table-cell>
          <table:table-cell table:style-name="Table35.A1" office:value-type="string">
            <text:p text:style-name="P4">300</text:p>
          </table:table-cell>
        </table:table-row>
        <table:table-row>
          <table:table-cell table:style-name="Table35.A1" office:value-type="string">
            <text:list xml:id="list150514476778340" text:continue-numbering="true" text:style-name="L2">
              <text:list-item>
                <text:p text:style-name="P248"><text:span text:style-name="Default_20_Paragraph_20_Font"><text:span text:style-name="T1">file.file_type</text:span></text:span></text:p>
              </text:list-item>
            </text:list>
          </table:table-cell>
          <table:table-cell table:style-name="Table35.A1" office:value-type="string">
            <text:p text:style-name="P4">Faili tüüp</text:p>
          </table:table-cell>
          <table:table-cell table:style-name="Table35.C1" office:value-type="string">
            <text:p text:style-name="P4">String</text:p>
          </table:table-cell>
          <table:table-cell table:style-name="Table35.A1" office:value-type="string">
            <text:p text:style-name="P4">document_file</text:p>
          </table:table-cell>
        </table:table-row>
        <table:table-row>
          <table:table-cell table:style-name="Table35.A1" office:value-type="string">
            <text:list xml:id="list150514539160334" text:continue-numbering="true" text:style-name="L2">
              <text:list-item>
                <text:p text:style-name="P248"><text:span text:style-name="Default_20_Paragraph_20_Font"><text:span text:style-name="T1">file.data</text:span></text:span></text:p>
              </text:list-item>
            </text:list>
          </table:table-cell>
          <table:table-cell table:style-name="Table35.A1" office:value-type="string">
            <text:p text:style-name="Normal"><text:span text:style-name="Default_20_Paragraph_20_Font"><text:span text:style-name="T2">Faili sisu Base64 kodeeringus</text:span></text:span></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22">SvVnZXZhI…</text:span></text:span></text:p>
          </table:table-cell>
        </table:table-row>
      </table:table>
      <text:p text:style-name="P4"/>
      <text:p text:style-name="P4">Näide:</text:p>
      <text:p text:style-name="P156"/>
      <text:p text:style-name="P32">&lt;?xml version="1.0" encoding="UTF-8"?&gt;</text:p>
      <text:p text:style-name="P32">&lt;document_list&gt;</text:p>
      <text:p text:style-name="P32"><text:s text:c="4"/>&lt;total&gt;1&lt;/total&gt;</text:p>
      <text:p text:style-name="P32"><text:s text:c="4"/>&lt;document&gt;</text:p>
      <text:p text:style-name="P32"><text:s text:c="8"/>&lt;id&gt;46&lt;/id&gt;</text:p>
      <text:p text:style-name="P32"><text:s text:c="8"/>&lt;guid&gt;19d71714-0d93-292a-b254-3a06a4f24002&lt;/guid&gt;</text:p>
      <text:p text:style-name="P32"><text:s text:c="8"/>&lt;title&gt;Avaldus Jõgeva Linnavalitsusele&lt;/title&gt;</text:p>
      <text:p text:style-name="P32"><text:s text:c="8"/>&lt;folder&gt;local&lt;/folder&gt;</text:p>
      <text:p text:style-name="P32"><text:s text:c="8"/>&lt;has_been_viewed&gt;true&lt;/has_been_viewed&gt;</text:p>
      <text:p text:style-name="P32"><text:s text:c="8"/>&lt;document_type&gt;application&lt;/document_type&gt;</text:p>
      <text:p text:style-name="P32"><text:s text:c="8"/>&lt;creator_code&gt;EE38407089745&lt;/creator_code&gt;</text:p>
      <text:p text:style-name="P32"><text:s text:c="8"/>&lt;creator_name&gt;Eesnimi Perenimi&lt;/creator_name&gt;</text:p>
      <text:p text:style-name="P32"><text:s text:c="8"/>&lt;creator_user_code&gt;EE38407089745&lt;/creator_user_code&gt;</text:p>
      <text:p text:style-name="P32"><text:s text:c="8"/>&lt;creator_user_name&gt;Eesnimi Perenimi&lt;/creator_user_name&gt;</text:p>
      <text:p text:style-name="P32"><text:s text:c="8"/>&lt;created&gt;2010-08-09T12:17:26.000+03:00&lt;/created&gt;</text:p>
      <text:p text:style-name="P32"><text:s text:c="8"/>&lt;creator_application&gt;KOV&lt;/creator_application&gt;</text:p>
      <text:p text:style-name="P32"><text:s text:c="8"/>&lt;last_modified&gt;2010-08-09T12:17:26.000+03:00&lt;/last_modified&gt;</text:p>
      <text:p text:style-name="P32"><text:s text:c="8"/>&lt;signable&gt;true&lt;/signable&gt;</text:p>
      <text:p text:style-name="P32"><text:s text:c="8"/>&lt;remove_date&gt;2012-01-01&lt;/remove_date&gt;</text:p>
      <text:p text:style-name="P32"><text:s text:c="8"/>&lt;sent_to/&gt;</text:p>
      <text:p text:style-name="P32"><text:s text:c="8"/>&lt;shared_to/&gt;</text:p>
      <text:p text:style-name="P32"><text:s text:c="8"/>&lt;document_files&gt;</text:p>
      <text:p text:style-name="P32"><text:s text:c="12"/>&lt;total_files&gt;2&lt;/total_files&gt;</text:p>
      <text:p text:style-name="P32"><text:s text:c="12"/>&lt;total_bytes&gt;0&lt;/total_bytes&gt;</text:p>
      <text:p text:style-name="P32"><text:s text:c="12"/>&lt;document_files&gt;</text:p>
      <text:p text:style-name="P32"><text:s text:c="16"/>&lt;file&gt;</text:p>
      <text:p text:style-name="P32"><text:s text:c="20"/>&lt;id&gt;17&lt;/id&gt;</text:p>
      <text:p text:style-name="P32"><text:s text:c="20"/>&lt;name&gt;avaldus2.txt&lt;/name&gt;</text:p>
      <text:p text:style-name="P32"><text:s text:c="20"/>&lt;content_type&gt;text/plain&lt;/content_type&gt;</text:p>
      <text:p text:style-name="P32"><text:s text:c="20"/>&lt;description&gt;Avaldus tekstifailina&lt;/description&gt;</text:p>
      <text:p text:style-name="P32"><text:s text:c="20"/>&lt;size_bytes&gt;223&lt;/size_bytes&gt;</text:p>
      <text:p text:style-name="P32"><text:s text:c="20"/>&lt;file_type&gt;document_file&lt;/file_type&gt;</text:p>
      <text:p text:style-name="P32"><text:s text:c="16"/>&lt;/file&gt;</text:p>
      <text:p text:style-name="P32"><text:s text:c="16"/>&lt;file&gt;</text:p>
      <text:p text:style-name="P32"><text:s text:c="20"/>&lt;id&gt;16&lt;/id&gt;</text:p>
      <text:p text:style-name="P32"><text:s text:c="20"/>&lt;name&gt;avaldus1.txt&lt;/name&gt;</text:p>
      <text:p text:style-name="P32"><text:soft-page-break/><text:s text:c="20"/>&lt;content_type&gt;text/plain&lt;/content_type&gt;</text:p>
      <text:p text:style-name="P32"><text:s text:c="20"/>&lt;description&gt;Avaldus tekstifailina&lt;/description&gt;</text:p>
      <text:p text:style-name="P32"><text:s text:c="20"/>&lt;size_bytes&gt;223&lt;/size_bytes&gt;</text:p>
      <text:p text:style-name="P32"><text:s text:c="20"/>&lt;file_type&gt;document_file&lt;/file_type&gt;</text:p>
      <text:p text:style-name="P32"><text:s text:c="16"/>&lt;/file&gt;</text:p>
      <text:p text:style-name="P32"><text:s text:c="12"/>&lt;/document_files&gt;</text:p>
      <text:p text:style-name="P32"><text:s text:c="8"/>&lt;/document_files&gt;</text:p>
      <text:p text:style-name="P32"><text:s text:c="4"/>&lt;/document&gt;</text:p>
      <text:p text:style-name="P32">&lt;/document_list&gt;</text:p>
      <text:p text:style-name="P4"/>
      <text:p text:style-name="P4"/>
      <text:h text:style-name="P256" text:outline-level="1"><text:bookmark-start text:name="_Toc2691266041"/><text:bookmark-start text:name="_Toc2691243401"/><text:bookmark-start text:name="_Toc2691228981"/><text:bookmark-start text:name="_Toc2691205811"/><text:bookmark-start text:name="_Toc2691203121"/><text:bookmark-start text:name="_Toc2704207501"/><text:bookmark-start text:name="_Toc2704249341"/><text:bookmark-start text:name="_Toc2710315371"/><text:bookmark-start text:name="_Toc2715515161"/><text:bookmark-start text:name="_Toc2715525111"/><text:bookmark-start text:name="_Toc2716276441"/><text:bookmark-start text:name="_Toc2733459391"/><text:bookmark-start text:name="_Toc2733525461"/><text:bookmark-start text:name="_Toc2900455301"/><text:bookmark-start text:name="_Toc2908882191"/><text:bookmark-start text:name="_Toc3105959361"/><text:bookmark-start text:name="__RefHeading___Toc55494_1250719955"/><text:bookmark-start text:name="_Toc3797895021"/><text:change-start text:change-id="ct2160636227072"/>PrepareSignature.v<text:bookmark-end text:name="_Toc2691266041"/><text:bookmark-end text:name="_Toc2691243401"/><text:bookmark-end text:name="_Toc2691228981"/><text:bookmark-end text:name="_Toc2691205811"/><text:bookmark-end text:name="_Toc2691203121"/><text:bookmark-end text:name="_Toc2704207501"/><text:bookmark-end text:name="_Toc2704249341"/><text:bookmark-end text:name="_Toc2710315371"/><text:bookmark-end text:name="_Toc2715515161"/><text:bookmark-end text:name="_Toc2715525111"/><text:bookmark-end text:name="_Toc2716276441"/><text:bookmark-end text:name="_Toc2733459391"/><text:bookmark-end text:name="_Toc2733525461"/><text:bookmark-end text:name="_Toc2900455301"/><text:bookmark-end text:name="_Toc2908882191"/><text:bookmark-end text:name="_Toc3105959361"/><text:bookmark-end text:name="_Toc3797895021"/><text:change-end text:change-id="ct2160636227072"/><text:span text:style-name="T145">1</text:span><text:bookmark-end text:name="__RefHeading___Toc55494_1250719955"/><text:change-start text:change-id="ct2160636224832"/></text:h>
      <text:p text:style-name="P100">Päringuga prepareSignature saab algatada dokumendi allkirjastamise.</text:p>
      <text:p text:style-name="P100"/>
      <text:p text:style-name="P100">Erinevus <text:change-end text:change-id="ct2160636224832"/><text:span text:style-name="T145">varema</text:span><text:change-start text:change-id="ct2160636217664"/> versiooniga seisneb selles, et puudu<text:span text:style-name="T40">va</text:span> <text:s/>konteineri puhul<text:change-end text:change-id="ct2160636217664"/> <text:span text:style-name="T145">alati</text:span><text:change-start text:change-id="ct2160636213856"/> luuakse BDOC formaadis konteiner, <text:change-end text:change-id="ct2160636213856"/><text:span text:style-name="T145">varasemas </text:span><text:change-start text:change-id="ct2160636219456"/>esimeses versioonis luuakse DDOC konteiner. Lisaks allkirja räsikood ja üksikute andmefailide räsikoodid, mi<text:span text:style-name="T40">da</text:span> tagastab PrepareSignature teenus, genereeritakse kasutades sha-256 algoritmi, kuna see on soovitatav ja testitud BDOC konteinerite puhul (DDOC konteinerite puhul kasutatakse sha-1 argoritm räsikoodide genereerimisel).</text:p>
      <text:p text:style-name="P100"/>
      <text:p text:style-name="P100">Allkirjastamine koosneb kahest sammust:</text:p>
      <text:list xml:id="list6691593834617541834" text:style-name="L3">
        <text:list-item>
          <text:p text:style-name="P260">prepareSignature valmistab ette uue kinnitamata allkirja ja tagastab räsikoodi, mille saab kasutajaliideses ID-kaardiga allkirjastada. Juhul kui dokumendile lisatakse esimest allkirja (konteiner on veel puudu), siis <text:s/>luuakse BDOC formaadis konteiner, juhul kui dokument oli ennem allkirjastatud(konteiner juba olemas), siis allkirja lisatakse vastavalt olemasolevale konteinerile (BDOC või DDOC).</text:p>
        </text:list-item>
        <text:list-item>
          <text:p text:style-name="P260">confirmSignature lisab dokumendile allkirja (mis tekkis eelmisel sammul koostatud räsikoodi allkirjastamisel) ning küsib allkirjale kehtivuskinnituse.</text:p>
        </text:list-item>
      </text:list>
      <text:p text:style-name="P101"/>
      <text:p text:style-name="P124"><text:span text:style-name="Default_20_Paragraph_20_Font"><text:span text:style-name="T41">prepareSignature päringu manuses saadetakse dokumendi allkirjastaja allkirjastamissertifikaadi fail (PEM vormingus), mis on gzip-iga kokku pakitud ja base64 kodeeritud.</text:span></text:span></text:p>
      <text:p text:style-name="P101"/>
      <text:p text:style-name="P101">prepareSignature päringu vastuses tagastatakse allkirja räsikood ja üksikute andmefailide räsikoodid. Kõik tagastatavad räsikoodid on kodeeritud 16-süsteemis (HEX). Allkirja räsikood on mõeldud kasutamiseks ID-kaardiga allkirjastamisel. Andmefailide räsikoodid on mõeldud kasutamiseks mobiil-ID-ga allkirjastamisel.</text:p>
      <text:p text:style-name="P101"/>
      <text:p text:style-name="P101">Parameetrid</text:p>
      <table:table table:name="Table44" table:style-name="Table44">
        <table:table-column table:style-name="Table44.A"/>
        <table:table-column table:style-name="Table44.B" table:number-columns-repeated="2"/>
        <table:table-row>
          <table:table-cell table:style-name="Table44.A1" office:value-type="string">
            <text:p text:style-name="P124"><text:span text:style-name="Default_20_Paragraph_20_Font"><text:span text:style-name="T42">Nimi</text:span></text:span></text:p>
          </table:table-cell>
          <table:table-cell table:style-name="Table44.A1" office:value-type="string">
            <text:p text:style-name="P124"><text:span text:style-name="Default_20_Paragraph_20_Font"><text:span text:style-name="T42">Väärtuse tüüp</text:span></text:span></text:p>
          </table:table-cell>
          <table:table-cell table:style-name="Table44.A1" office:value-type="string">
            <text:p text:style-name="P124"><text:span text:style-name="Default_20_Paragraph_20_Font"><text:span text:style-name="T42">Väärtuse näide</text:span></text:span></text:p>
          </table:table-cell>
        </table:table-row>
        <table:table-row>
          <table:table-cell table:style-name="Table44.A1" office:value-type="string">
            <text:p text:style-name="P124"><text:span text:style-name="Default_20_Paragraph_20_Font"><text:span text:style-name="T43">xtee:isikukood</text:span></text:span></text:p>
          </table:table-cell>
          <table:table-cell table:style-name="Table44.A1" office:value-type="string">
            <text:p text:style-name="P124"><text:span text:style-name="Default_20_Paragraph_20_Font"><text:span text:style-name="T43">String</text:span></text:span></text:p>
          </table:table-cell>
          <table:table-cell table:style-name="Table44.A1" office:value-type="string">
            <text:p text:style-name="P124"><text:span text:style-name="Default_20_Paragraph_20_Font"><text:span text:style-name="T43">EE47101010033</text:span></text:span></text:p>
          </table:table-cell>
        </table:table-row>
        <table:table-row>
          <table:table-cell table:style-name="Table44.A1" office:value-type="string">
            <text:p text:style-name="P124"><text:span text:style-name="Default_20_Paragraph_20_Font"><text:span text:style-name="T43">document_id</text:span></text:span></text:p>
          </table:table-cell>
          <table:table-cell table:style-name="Table44.A1" office:value-type="string">
            <text:p text:style-name="P124"><text:span text:style-name="Default_20_Paragraph_20_Font"><text:span text:style-name="T43">Integer</text:span></text:span></text:p>
          </table:table-cell>
          <table:table-cell table:style-name="Table44.C3" office:value-type="float" office:value="167">
            <text:p text:style-name="P124"><text:span text:style-name="Default_20_Paragraph_20_Font"><text:span text:style-name="T43">167</text:span></text:span></text:p>
          </table:table-cell>
        </table:table-row>
        <table:table-row>
          <table:table-cell table:style-name="Table44.A8" office:value-type="string">
            <text:p text:style-name="P101">manifest</text:p>
          </table:table-cell>
          <table:table-cell table:style-name="Table44.B8" office:value-type="string">
            <text:p text:style-name="P101">String</text:p>
          </table:table-cell>
          <table:table-cell table:style-name="Table44.B8" office:value-type="string">
            <text:p text:style-name="P101">Kinnitan</text:p>
          </table:table-cell>
        </table:table-row>
        <table:table-row>
          <table:table-cell table:style-name="Table44.A8" office:value-type="string">
            <text:p text:style-name="P101">country</text:p>
          </table:table-cell>
          <table:table-cell table:style-name="Table44.B8" office:value-type="string">
            <text:p text:style-name="P101">String</text:p>
          </table:table-cell>
          <table:table-cell table:style-name="Table44.B8" office:value-type="string">
            <text:p text:style-name="P101">Eesti</text:p>
          </table:table-cell>
        </table:table-row>
        <table:table-row>
          <table:table-cell table:style-name="Table44.A8" office:value-type="string">
            <text:p text:style-name="P101">state</text:p>
          </table:table-cell>
          <table:table-cell table:style-name="Table44.B8" office:value-type="string">
            <text:p text:style-name="P101">String</text:p>
          </table:table-cell>
          <table:table-cell table:style-name="Table44.B8" office:value-type="string">
            <text:p text:style-name="P101">Harjumaa</text:p>
          </table:table-cell>
        </table:table-row>
        <table:table-row>
          <table:table-cell table:style-name="Table44.A8" office:value-type="string">
            <text:p text:style-name="P101">city</text:p>
          </table:table-cell>
          <table:table-cell table:style-name="Table44.B8" office:value-type="string">
            <text:p text:style-name="P101">String</text:p>
          </table:table-cell>
          <table:table-cell table:style-name="Table44.B8" office:value-type="string">
            <text:p text:style-name="P101">Tallinn</text:p>
          </table:table-cell>
        </table:table-row>
        <table:table-row>
          <table:table-cell table:style-name="Table44.A8" office:value-type="string">
            <text:p text:style-name="P101">zip</text:p>
          </table:table-cell>
          <table:table-cell table:style-name="Table44.B8" office:value-type="string">
            <text:p text:style-name="P101">String</text:p>
          </table:table-cell>
          <table:table-cell table:style-name="Table44.C8" office:value-type="float" office:value="12345">
            <text:p text:style-name="P101">12345</text:p>
          </table:table-cell>
        </table:table-row>
        <table:table-row>
          <table:table-cell table:style-name="Table44.A1" office:value-type="string">
            <text:p text:style-name="P124"><text:span text:style-name="Default_20_Paragraph_20_Font"><text:span text:style-name="T43">signer_certificate href</text:span></text:span></text:p>
          </table:table-cell>
          <table:table-cell table:style-name="Table44.A1" office:value-type="string">
            <text:p text:style-name="P124"><text:span text:style-name="Default_20_Paragraph_20_Font"><text:span text:style-name="T43">String</text:span></text:span></text:p>
          </table:table-cell>
          <table:table-cell table:style-name="Table44.A1" office:value-type="string">
            <text:p text:style-name="P124"><text:span text:style-name="Default_20_Paragraph_20_Font"><text:span text:style-name="T43">cid:cert</text:span></text:span></text:p>
          </table:table-cell>
        </table:table-row>
      </table:table>
      <text:p text:style-name="P101"/>
      <text:p text:style-name="P101"/>
      <text:p text:style-name="P102"><text:soft-page-break/>Päringu näide</text:p>
      <text:p text:style-name="P103"><text:change-end text:change-id="ct2160636219456"/></text:p>
      <text:p text:style-name="P104"><text:span text:style-name="T75">X-tee sõnumiprotokoll v</text:span><text:span text:style-name="T100">2</text:span><text:span text:style-name="T81">.</text:span><text:span text:style-name="T75">0</text:span><text:change-start text:change-id="ct2160636218112"/></text:p>
      <text:p text:style-name="P95">POST http://localhost:8081/adit HTTP/1.1</text:p>
      <text:p text:style-name="P95">Accept-Encoding: gzip,deflate</text:p>
      <text:p text:style-name="P95">SOAPAction: ""</text:p>
      <text:p text:style-name="P95">Content-Type: multipart/related; type="text/xml"; start="&lt;rootpart@soapui.org&gt;"; boundary="----=_Part_1_10683785.1281355285339"</text:p>
      <text:p text:style-name="P95">MIME-Version: 1.0</text:p>
      <text:p text:style-name="P95">User-Agent: Jakarta Commons-HttpClient/3.1</text:p>
      <text:p text:style-name="P95">Host: localhost:8081</text:p>
      <text:p text:style-name="P95">Content-Length: 2652</text:p>
      <text:p text:style-name="P95"/>
      <text:p text:style-name="P95"/>
      <text:p text:style-name="P95">------=_Part_1_10683785.1281355285339</text:p>
      <text:p text:style-name="P95">Content-Type: text/xml; charset=UTF-8</text:p>
      <text:p text:style-name="P95">Content-Transfer-Encoding: 8bit</text:p>
      <text:p text:style-name="P95">Content-ID: &lt;rootpart@soapui.org&gt;</text:p>
      <text:p text:style-name="P95"/>
      <text:p text:style-name="P95">&lt;soapenv:Envelope xmlns:soapenv="http://schemas.xmlsoap.org/soap/envelope/" xmlns:amet="http://producers.ametlikud-dokumendid.xtee.riik.ee/producer/ametlikud-dokumendid" xmlns:xtee="http://x-tee.riik.ee/xsd/xtee.xsd"&gt;</text:p>
      <text:p text:style-name="P95"><text:s text:c="3"/>&lt;soapenv:Header&gt;</text:p>
      <text:p text:style-name="P95"><text:s text:c="6"/>&lt;amet:infosysteem&gt;KOV&lt;/amet:infosysteem&gt;</text:p>
      <text:p text:style-name="P95"><text:s text:c="6"/>&lt;xtee:nimi&gt;ametlikud-dokumendid.prepareSignature.v2&lt;/xtee:nimi&gt;</text:p>
      <text:p text:style-name="P95"><text:s text:c="6"/>&lt;xtee:id&gt;00000000000000&lt;/xtee:id&gt;</text:p>
      <text:p text:style-name="P95"><text:s text:c="6"/>&lt;xtee:isikukood&gt;EE47101010033&lt;/xtee:isikukood&gt;</text:p>
      <text:p text:style-name="P95"><text:s text:c="6"/>&lt;xtee:andmekogu&gt;ametlikud-dokumendid&lt;/xtee:andmekogu&gt;</text:p>
      <text:p text:style-name="P95"><text:s text:c="6"/>&lt;xtee:asutus&gt;10560025&lt;/xtee:asutus&gt;</text:p>
      <text:p text:style-name="P95"><text:s text:c="3"/>&lt;/soapenv:Header&gt;</text:p>
      <text:p text:style-name="P95"><text:s text:c="3"/>&lt;soapenv:Body&gt;</text:p>
      <text:p text:style-name="P95"><text:s text:c="6"/>&lt;amet:prepareSignature&gt;</text:p>
      <text:p text:style-name="P95"><text:s text:c="9"/>&lt;keha&gt;</text:p>
      <text:p text:style-name="P95"><text:s text:c="12"/>&lt;document_id&gt;167&lt;/document_id&gt;</text:p>
      <text:p text:style-name="P95"><text:s text:c="12"/>&lt;manifest&gt;Kinnitan&lt;/manifest&gt;</text:p>
      <text:p text:style-name="P95"><text:s text:c="12"/>&lt;country&gt;Eesti&lt;/country&gt;</text:p>
      <text:p text:style-name="P95"><text:s text:c="12"/>&lt;state&gt;Harjumaa&lt;/state&gt;</text:p>
      <text:p text:style-name="P95"><text:s text:c="12"/>&lt;city&gt;Tallinn&lt;/city&gt;</text:p>
      <text:p text:style-name="P95"><text:s text:c="12"/>&lt;zip&gt;12345&lt;/zip&gt;</text:p>
      <text:p text:style-name="P95"><text:s text:c="12"/>&lt;signer_certificate href="cid:cert"/&gt;</text:p>
      <text:p text:style-name="P95"><text:s text:c="9"/>&lt;/keha&gt;</text:p>
      <text:p text:style-name="P95"><text:s text:c="6"/>&lt;/amet:prepareSignature&gt;</text:p>
      <text:p text:style-name="P95"><text:s text:c="3"/>&lt;/soapenv:Body&gt;</text:p>
      <text:p text:style-name="P95">&lt;/soapenv:Envelope&gt;</text:p>
      <text:p text:style-name="P95">------=_Part_1_10683785.1281355285339</text:p>
      <text:p text:style-name="P95">Content-Type: application/octet-stream</text:p>
      <text:p text:style-name="P95">Content-Transfer-Encoding: binary</text:p>
      <text:p text:style-name="P95">Content-ID: cert</text:p>
      <text:p text:style-name="P95"/>
      <text:p text:style-name="P95">H4sIAIuUT1QAAzNoYvln0MT8bAEzEyMTk4BgkyCf08Zm80Ch4L93NIw+GvCycWq1ebR952VkZGVl</text:p>
      <text:p text:style-name="P95">MMgx5DbgZGMOZWETZnJ1NVQyUABxuHgkHYMVglOLSjLTMkuKU1OLMnMzi7NTi7NLiw3lDWRBaph5</text:p>
      <text:p text:style-name="P95">xEJcg0MU8tMUgJSrp4tusLeCkYGhoaGEgRjcEk5GMc6C7EyH4my91FQDOXFeQ2MDIwMzIGlgYhoF</text:p>
      <text:p text:style-name="P95">5FoAucZGhqaWppZRBo3zUJ3DD3Qu2DlsECsMpQwkQALcPIIpmemZJYk5CsWZ6XmJJaVFqYZqBioQ</text:p>
      <text:p text:style-name="P95">d8n6Hm7x8/P01vF1DPLU9fH0DNYxMTc0AEEDY2NDAQM+kDoWHnaoOkMhAwGQiBYPJ1yHoYiBEEiM</text:p>
      <text:p text:style-name="P95">VZgbSa9BE6MycggysjIwNzEKMADFuZmaGBkZZixIfvJQY97ref+iD/YzTp1wMmqW3wHpWsFf79xd</text:p>
      <text:p text:style-name="P95">7b9uPtU5//tfAaW7hx/16W7j/vL99ieV2K7dDWGv338wfbewa/3kllMLJXKNrv/JE5/Z9+cQ15KE</text:p>
      <text:p text:style-name="P95">Ce39bR8bHF8JpB+xf/5PZKamQchi1XcXGyee6fhZ9qxQ6thsJVPb/Puq3nJRh/e/6rwnsbf8UF+G</text:p>
      <text:p text:style-name="P95">+r36fPUkme3GurYhnUauxV+Ecrb2mzZLZir9P8YaXc9fEyJw58tK509rxbvfhDPdr3w3T6SS54/W</text:p>
      <text:p text:style-name="P95">24tyc8SMJmnN+7Ng/xX5g/paWvMjD0S+Ny1WWCf7W9ohbGHrBc9CZVWLrPBTTi6NMhuiC+okXsZE</text:p>
      <text:p text:style-name="P95"><text:soft-page-break/>BwWeO8K89gujYrQ2E4u/zp3ji5sY04BBkgSOSllhFiYDBnCYy/IzMv5nYWFmYnMwaJwJElBgaZxo</text:p>
      <text:p text:style-name="P95">0Nhn0NjNxqXNxsjCeE6emZHRoNYggo0DyGdlZWdiMvCR82JwZMhkyGMoZchhKGFQAOJUhmIgmcmQ</text:p>
      <text:p text:style-name="P95">C8TFQF42kNQDyvgDVeUwVAJZaQz5DEUoavMY0hn0DBThJjOKiWaUlBRY6euXl5frgVOofnJBsT44</text:p>
      <text:p text:style-name="P95">fcvysYixiChf2pwubq+vziW9fD6j4Ps0tgfSzgZKMBMYmVnEDEQMONjYWBj63IDuhrFYDORBRiiz</text:p>
      <text:p text:style-name="P95">ALNCg4jjtn9HN27cEizc8+tX0gWT3FwlEy4DV5ACeRY7AxsDqwUWC8zaTDDcUpRakF+cWZJfVKmf</text:p>
      <text:p text:style-name="P95">XJRTrF+SWlwSD8SpmSmgfKYHFETLzsygNLjqfXXCH8EDC3h9X7TvuSbf9kL0Z8b9Uy0hn1clT+I3</text:p>
      <text:p text:style-name="P95">P7dFfv5954NNjrq81ueyJ1t+4em65lE3l/2s7cfGTYxv2ZYYb73Ykn1q3aaPvo/a5bZ+9y04+Ph9</text:p>
      <text:p text:style-name="P95">e7vAqf/HK9eI7j+vffLRgYTQoKuvW9ctYZj69qVkpVDA0dobp61+PLcp0o//5+b4V4CdRzh8868e</text:p>
      <text:p text:style-name="P95">5yk37qmw7pL/Isc0ZbqVW1+f/Fye9+I2f+0+bTGK3NEm4epoYOmf8syDR+Fc+LPFm44UBfAxX7zT</text:p>
      <text:p text:style-name="P95">s3+PZJHKG+kcppK531nzqitOcfdZ5nzvMnffcj3x7LXpRv/5SiaqnMl/898hfNrhj08f8ij+EDRw</text:p>
      <text:p text:style-name="P95">Lc47GMArqcCXsRQA+s841AIFAAA=</text:p>
      <text:p text:style-name="P95">------=_Part_1_10683785.1281355285339--</text:p>
      <text:p text:style-name="P101"/>
      <text:p text:style-name="P104"><text:change-end text:change-id="ct2160636218112"/><text:span text:style-name="T75">X-tee sõnumiprotokoll v</text:span><text:span text:style-name="T102">4</text:span><text:span text:style-name="T81">.</text:span><text:span text:style-name="T75">0</text:span></text:p>
      <text:p text:style-name="P202">&lt;soapenv:Envelope xmlns:soapenv="http://schemas.xmlsoap.org/soap/envelope/"</text:p>
      <text:p text:style-name="P202"><text:tab/>xmlns:adit="http://producers.ametlikud-dokumendid.xtee.riik.ee/producer/ametlikud-dokumendid"</text:p>
      <text:p text:style-name="P202"><text:tab/>xmlns:xrd="http://x-road.eu/xsd/xroad.xsd"</text:p>
      <text:p text:style-name="P202"><text:tab/>xmlns:id="http://x-road.eu/xsd/identifiers"&gt;</text:p>
      <text:p text:style-name="P202"><text:s text:c="4"/>&lt;soapenv:Header&gt;</text:p>
      <text:p text:style-name="P202"><text:s text:c="8"/>&lt;xrd:<text:span text:style-name="T66">client</text:span> id:objectType="MEMBER"&gt;</text:p>
      <text:p text:style-name="P202"><text:s text:c="12"/>&lt;id:xRoadInstance&gt;EE&lt;/id:xRoadInstance&gt;</text:p>
      <text:p text:style-name="P202"><text:s text:c="12"/>&lt;id:memberClass&gt;BUSINESS&lt;/id:memberClass&gt;</text:p>
      <text:p text:style-name="P202"><text:s text:c="12"/>&lt;id:memberCode&gt;12345678&lt;/id:memberCode&gt;</text:p>
      <text:p text:style-name="P202"><text:s text:c="8"/>&lt;/xrd:<text:span text:style-name="T29">client</text:span>&gt;</text:p>
      <text:p text:style-name="P202"><text:s text:c="8"/>&lt;xrd:<text:span text:style-name="T66">service</text:span> id:objectType="SERVICE"&gt;</text:p>
      <text:p text:style-name="P202"><text:s text:c="12"/>&lt;id:xRoadInstance&gt;EE&lt;/id:xRoadInstance&gt;</text:p>
      <text:p text:style-name="P202"><text:s text:c="12"/>&lt;id:memberClass&gt;GOV&lt;/id:memberClass&gt;</text:p>
      <text:p text:style-name="P202"><text:s text:c="12"/>&lt;id:memberCode&gt;70006317&lt;/id:memberCode&gt;</text:p>
      <text:p text:style-name="P202"><text:tab/><text:tab/><text:tab/></text:p>
      <text:p text:style-name="P202"><text:s text:c="12"/>&lt;id:subsystemCode&gt;ametlikud-dokumendid&lt;/id:subsystemCode&gt;</text:p>
      <text:p text:style-name="P202"><text:s text:c="12"/>&lt;id:serviceCode&gt;<text:span text:style-name="T44">prepareSignature</text:span>&lt;/id:serviceCode&gt;</text:p>
      <text:p text:style-name="P202"><text:s text:c="12"/>&lt;id:serviceVersion&gt;v1&lt;/id:serviceVersion&gt;</text:p>
      <text:p text:style-name="P202"><text:s text:c="8"/>&lt;/xrd:<text:span text:style-name="T29">service</text:span>&gt;</text:p>
      <text:p text:style-name="P202"><text:s text:c="8"/>&lt;xrd:<text:span text:style-name="T66">userId</text:span>&gt;EE37901130250&lt;/xrd:userId&gt;</text:p>
      <text:p text:style-name="P202"><text:s text:c="8"/>&lt;xrd:<text:span text:style-name="T66">id</text:span>&gt;3cf04253-db0c-4d1d-8105-791472d88437&lt;/xrd:id&gt;</text:p>
      <text:p text:style-name="P202"><text:s text:c="8"/>&lt;xrd:<text:span text:style-name="T66">protocolVersion</text:span>&gt;4.0&lt;/xrd:protocolVersion&gt;</text:p>
      <text:p text:style-name="P202"/>
      <text:p text:style-name="P202"><text:s text:c="8"/>&lt;adit:infosysteem&gt;<text:span text:style-name="T70">KOV</text:span>&lt;/adit:infosysteem&gt;</text:p>
      <text:p text:style-name="P122"><text:s text:c="4"/>&lt;/soapenv:Header&gt;</text:p>
      <text:p text:style-name="P122"><text:s text:c="4"/>&lt;soapenv:Body&gt;</text:p>
      <text:p text:style-name="P122"><text:s text:c="8"/>&lt;amet:prepareSignature&gt;</text:p>
      <text:p text:style-name="P122"><text:s text:c="12"/>&lt;keha&gt;</text:p>
      <text:p text:style-name="P122"><text:s text:c="16"/>&lt;document_id&gt;167&lt;/document_id&gt;</text:p>
      <text:p text:style-name="P122"><text:s text:c="16"/>&lt;manifest&gt;Kinnitan&lt;/manifest&gt;</text:p>
      <text:p text:style-name="P122"><text:s text:c="16"/>&lt;country&gt;Eesti&lt;/country&gt;</text:p>
      <text:p text:style-name="P96"><text:s/><text:span text:style-name="T130"><text:s text:c="15"/>&lt;state&gt;Harjumaa&lt;/state&gt;</text:span></text:p>
      <text:p text:style-name="P122"><text:s text:c="16"/>&lt;city&gt;Tallinn&lt;/city&gt;</text:p>
      <text:p text:style-name="P122"><text:s text:c="16"/>&lt;zip&gt;12345&lt;/zip&gt;</text:p>
      <text:p text:style-name="P122"><text:s text:c="16"/>&lt;signer_certificate href="cid:cert"/&gt;</text:p>
      <text:p text:style-name="P122"><text:s text:c="12"/>&lt;/keha&gt;</text:p>
      <text:p text:style-name="P122"><text:s text:c="8"/>&lt;/amet:prepareSignature&gt;</text:p>
      <text:p text:style-name="P122"><text:s text:c="4"/>&lt;/soapenv:Body&gt;</text:p>
      <text:p text:style-name="P122">&lt;/soapenv:Envelope&gt;</text:p>
      <text:p text:style-name="P101"/>
      <text:p text:style-name="P101"/>
      <text:p text:style-name="P101"/>
      <text:p text:style-name="P101"><text:change-start text:change-id="ct2160636218784"/></text:p>
      <text:p text:style-name="P102"><text:soft-page-break/>Päringu vastuse näide</text:p>
      <text:p text:style-name="P103"><text:change-end text:change-id="ct2160636218784"/></text:p>
      <text:p text:style-name="P104"><text:span text:style-name="T75">X-tee sõnumiprotokoll v</text:span><text:span text:style-name="T100">2</text:span><text:span text:style-name="T81">.</text:span><text:span text:style-name="T75">0</text:span><text:change-start text:change-id="ct2160636222144"/></text:p>
      <text:p text:style-name="P95">&lt;SOAP-ENV:Envelope SOAP-ENV:encodingStyle="http://schemas.xmlsoap.org/soap/encoding/" xmlns:SOAP-ENV="http://schemas.xmlsoap.org/soap/envelope/" xmlns:SOAP-ENC="http://schemas.xmlsoap.org/soap/encoding/" xmlns:amet="http://producers.ametlikud-dokumendid.xtee.riik.ee/producer/ametlikud-dokumendid" xmlns:xsd="http://www.w3.org/2001/XMLSchema" xmlns:xsi="http://www.w3.org/2001/XMLSchema-instance" xmlns:xtee="http://x-tee.riik.ee/xsd/xtee.xsd"&gt;</text:p>
      <text:p text:style-name="P95"><text:s text:c="3"/>&lt;SOAP-ENV:Header&gt;</text:p>
      <text:p text:style-name="P95"><text:s text:c="6"/>&lt;xtee:asutus xsi:type="xsd:string"&gt;10560025&lt;/xtee:asutus&gt;</text:p>
      <text:p text:style-name="P95"><text:s text:c="6"/>&lt;xtee:isikukood xsi:type="xsd:string"&gt;EE47101010033&lt;/xtee:isikukood&gt;</text:p>
      <text:p text:style-name="P95"><text:s text:c="6"/>&lt;xtee:id xsi:type="xsd:string"&gt;00000000000000&lt;/xtee:id&gt;</text:p>
      <text:p text:style-name="P95"><text:s text:c="6"/>&lt;xtee:nimi xsi:type="xsd:string"&gt;ametlikud-dokumendid.prepareSignature.v2&lt;/xtee:nimi&gt;</text:p>
      <text:p text:style-name="P95"><text:s text:c="6"/>&lt;xtee:andmekogu xsi:type="xsd:string"&gt;ametlikud-dokumendid&lt;/xtee:andmekogu&gt;</text:p>
      <text:p text:style-name="P95"><text:s text:c="3"/>&lt;/SOAP-ENV:Header&gt;</text:p>
      <text:p text:style-name="P95"><text:s text:c="3"/>&lt;SOAP-ENV:Body&gt;</text:p>
      <text:p text:style-name="P95"><text:s text:c="6"/>&lt;amet:prepareSignatureResponse&gt;</text:p>
      <text:p text:style-name="P95"><text:s text:c="9"/>&lt;paring&gt;</text:p>
      <text:p text:style-name="P95"><text:s text:c="12"/>&lt;document_id&gt;167&lt;/document_id&gt;</text:p>
      <text:p text:style-name="P95"><text:s text:c="12"/>&lt;manifest&gt;Kinnitan&lt;/manifest&gt;</text:p>
      <text:p text:style-name="P95"><text:s text:c="12"/>&lt;country&gt;Eesti&lt;/country&gt;</text:p>
      <text:p text:style-name="P95"><text:s text:c="12"/>&lt;state&gt;Harjumaa&lt;/state&gt;</text:p>
      <text:p text:style-name="P95"><text:s text:c="12"/>&lt;city&gt;Tallinn&lt;/city&gt;</text:p>
      <text:p text:style-name="P95"><text:s text:c="12"/>&lt;zip&gt;12345&lt;/zip&gt;</text:p>
      <text:p text:style-name="P95"><text:s text:c="12"/>&lt;signer_certificate href="cid:cert"/&gt;</text:p>
      <text:p text:style-name="P95"><text:s text:c="9"/>&lt;/paring&gt;</text:p>
      <text:p text:style-name="P95"><text:s text:c="9"/>&lt;keha&gt;</text:p>
      <text:p text:style-name="P95"><text:s text:c="12"/>&lt;success&gt;true&lt;/success&gt;</text:p>
      <text:p text:style-name="P95"><text:s text:c="12"/>&lt;messages&gt;</text:p>
      <text:p text:style-name="P95"><text:s text:c="15"/>&lt;message lang="et"&gt;Dokumendi allkirja konteiner edukalt loodud.&lt;/message&gt;</text:p>
      <text:p text:style-name="P95"><text:s text:c="15"/>&lt;message lang="en"&gt;Signature container was successfully created.&lt;/message&gt;</text:p>
      <text:p text:style-name="P95"><text:s text:c="15"/>&lt;message lang="ru"&gt;Контейнер цифровой подписи успешно создан.&lt;/message&gt;</text:p>
      <text:p text:style-name="P95"><text:s text:c="12"/>&lt;/messages&gt;</text:p>
      <text:p text:style-name="P95"><text:s text:c="12"/>&lt;signature_id&gt;S0&lt;/signature_id&gt;</text:p>
      <text:p text:style-name="P95"><text:s text:c="12"/>&lt;signature_hash&gt;258CFD6BBB1169B063638E7A178FE0062EE9CCE144DDCBDB08FFC922BD603648&lt;/signature_hash&gt;</text:p>
      <text:p text:style-name="P95"><text:s text:c="12"/>&lt;data_file_hashes&gt;</text:p>
      <text:p text:style-name="P95"><text:s text:c="15"/>&lt;data_file_hash data_file_id="text.txt"&gt;6D424A329B78BE1EFB498D31AB704D1F7C0DB5BDD6A354689BF5C3978EDB1447&lt;/data_file_hash&gt;</text:p>
      <text:p text:style-name="P95"><text:s text:c="12"/>&lt;/data_file_hashes&gt;</text:p>
      <text:p text:style-name="P95"><text:s text:c="9"/>&lt;/keha&gt;</text:p>
      <text:p text:style-name="P95"><text:s text:c="6"/>&lt;/amet:prepareSignatureResponse&gt;</text:p>
      <text:p text:style-name="P95"><text:s text:c="3"/>&lt;/SOAP-ENV:Body&gt;</text:p>
      <text:p text:style-name="P95">&lt;/SOAP-ENV:Envelope&gt;<text:change-end text:change-id="ct2160636222144"/></text:p>
      <text:p text:style-name="P261"/>
      <text:p text:style-name="P261"/>
      <text:p text:style-name="P105"><text:span text:style-name="T75">X-tee sõnumiprotokoll v</text:span><text:span text:style-name="T103">4</text:span><text:span text:style-name="T81">.</text:span><text:span text:style-name="T75">0</text:span></text:p>
      <text:p text:style-name="P203">&lt;<text:span text:style-name="T69">SOAP-ENV</text:span>:Envelope <text:span text:style-name="T69">xmlns:SOAP-ENV="http://schemas.xmlsoap.org/soap/envelope/"</text:span></text:p>
      <text:p text:style-name="P203"><text:tab/>xmlns:adit="http://producers.ametlikud-dokumendid.xtee.riik.ee/producer/ametlikud-dokumendid"</text:p>
      <text:p text:style-name="P203"><text:tab/>xmlns:xrd="http://x-road.eu/xsd/xroad.xsd"</text:p>
      <text:p text:style-name="P203"><text:tab/>xmlns:id="http://x-road.eu/xsd/identifiers"&gt;</text:p>
      <text:p text:style-name="P203"><text:s text:c="4"/>&lt;<text:span text:style-name="T69">SOAP-ENV</text:span>:Header&gt;</text:p>
      <text:p text:style-name="P203"><text:s text:c="8"/>&lt;xrd:<text:span text:style-name="T66">client</text:span> id:objectType="MEMBER"&gt;</text:p>
      <text:p text:style-name="P203"><text:s text:c="12"/>&lt;id:xRoadInstance&gt;EE&lt;/id:xRoadInstance&gt;</text:p>
      <text:p text:style-name="P203"><text:s text:c="12"/>&lt;id:memberClass&gt;BUSINESS&lt;/id:memberClass&gt;</text:p>
      <text:p text:style-name="P203"><text:s text:c="12"/>&lt;id:memberCode&gt;12345678&lt;/id:memberCode&gt;</text:p>
      <text:p text:style-name="P203"><text:s text:c="8"/>&lt;/xrd:<text:span text:style-name="T29">client</text:span>&gt;</text:p>
      <text:p text:style-name="P203"><text:soft-page-break/><text:s text:c="8"/>&lt;xrd:<text:span text:style-name="T66">service</text:span> id:objectType="SERVICE"&gt;</text:p>
      <text:p text:style-name="P203"><text:s text:c="12"/>&lt;id:xRoadInstance&gt;EE&lt;/id:xRoadInstance&gt;</text:p>
      <text:p text:style-name="P203"><text:s text:c="12"/>&lt;id:memberClass&gt;GOV&lt;/id:memberClass&gt;</text:p>
      <text:p text:style-name="P203"><text:s text:c="12"/>&lt;id:memberCode&gt;70006317&lt;/id:memberCode&gt;<text:tab/></text:p>
      <text:p text:style-name="P203"><text:s text:c="12"/>&lt;id:subsystemCode&gt;ametlikud-dokumendid&lt;/id:subsystemCode&gt;</text:p>
      <text:p text:style-name="P203"><text:s text:c="12"/>&lt;id:serviceCode&gt;<text:span text:style-name="T45">prepareSignature</text:span>&lt;/id:serviceCode&gt;</text:p>
      <text:p text:style-name="P203"><text:s text:c="12"/>&lt;id:serviceVersion&gt;v1&lt;/id:serviceVersion&gt;</text:p>
      <text:p text:style-name="P203"><text:s text:c="8"/>&lt;/xrd:<text:span text:style-name="T29">service</text:span>&gt;</text:p>
      <text:p text:style-name="P203"><text:s text:c="8"/>&lt;xrd:<text:span text:style-name="T66">userId</text:span>&gt;EE37901130250&lt;/xrd:userId&gt;</text:p>
      <text:p text:style-name="P203"><text:s text:c="8"/>&lt;xrd:<text:span text:style-name="T66">id</text:span>&gt;3cf04253-db0c-4d1d-8105-791472d88437&lt;/xrd:id&gt;</text:p>
      <text:p text:style-name="P203"><text:s text:c="8"/>&lt;xrd:<text:span text:style-name="T66">protocolVersion</text:span>&gt;4.0&lt;/xrd:protocolVersion&gt;</text:p>
      <text:p text:style-name="P123"><text:s text:c="4"/>&lt;/<text:span text:style-name="T69">SOAP-ENV</text:span>:Header&gt;</text:p>
      <text:p text:style-name="P123"><text:s text:c="4"/>&lt;SOAP-ENV:Body&gt;</text:p>
      <text:p text:style-name="P123"><text:s text:c="8"/>&lt;amet:prepareSignatureResponse&gt;</text:p>
      <text:p text:style-name="P123"><text:s text:c="12"/>&lt;keha&gt;</text:p>
      <text:p text:style-name="P123"><text:s text:c="16"/>&lt;success&gt;true&lt;/success&gt;</text:p>
      <text:p text:style-name="P123"><text:s text:c="16"/>&lt;messages&gt;</text:p>
      <text:p text:style-name="P123"><text:s text:c="20"/>&lt;message lang="et"&gt;Dokumendi allkirja konteiner edukalt loodud.&lt;/message&gt;</text:p>
      <text:p text:style-name="P123"><text:s text:c="20"/>&lt;message lang="en"&gt;Signature container was successfully created.&lt;/message&gt;</text:p>
      <text:p text:style-name="P123"><text:s text:c="20"/>&lt;message lang="ru"&gt;Контейнер цифровой подписи успешно создан.&lt;/message&gt;</text:p>
      <text:p text:style-name="P123"><text:s text:c="16"/>&lt;/messages&gt;</text:p>
      <text:p text:style-name="P123"><text:s text:c="16"/>&lt;signature_id&gt;S0&lt;/signature_id&gt;</text:p>
      <text:p text:style-name="P123"><text:s text:c="16"/>&lt;signature_hash&gt;</text:p>
      <text:p text:style-name="P123"><text:s text:c="20"/>258CFD6BBB1169B063638E7A178FE0062EE9CCE144DDCBDB08FFC922BD603648</text:p>
      <text:p text:style-name="P123"><text:s text:c="16"/>&lt;/signature_hash&gt;</text:p>
      <text:p text:style-name="P123"><text:s text:c="16"/>&lt;data_file_hashes&gt;</text:p>
      <text:p text:style-name="P123"><text:s text:c="20"/>&lt;data_file_hash data_file_id="text.txt"&gt;</text:p>
      <text:p text:style-name="P123"><text:s text:c="24"/>6D424A329B78BE1EFB498D31AB704D1F7C0DB5BDD6A354689BF5C3978EDB1447</text:p>
      <text:p text:style-name="P123"><text:s text:c="20"/>&lt;/data_file_hash&gt;</text:p>
      <text:p text:style-name="P123"><text:s text:c="16"/>&lt;/data_file_hashes&gt;</text:p>
      <text:p text:style-name="P123"><text:s text:c="12"/>&lt;/keha&gt;</text:p>
      <text:p text:style-name="P123"><text:s text:c="8"/>&lt;/amet:prepareSignatureResponse&gt;</text:p>
      <text:p text:style-name="P123"><text:s text:c="4"/>&lt;/SOAP-ENV:Body&gt;</text:p>
      <text:p text:style-name="P123">&lt;/SOAP-ENV:Envelope&gt;</text:p>
      <text:h text:style-name="P253" text:outline-level="1"/>
      <text:h text:style-name="P253" text:outline-level="1"><text:bookmark-start text:name="_Toc379789503"/><text:bookmark-start text:name="_Toc310595937"/><text:bookmark-start text:name="_Toc290888220"/><text:bookmark-start text:name="_Toc290045531"/><text:bookmark-start text:name="_Toc273352547"/><text:bookmark-start text:name="_Toc273345940"/><text:bookmark-start text:name="_Toc271627645"/><text:bookmark-start text:name="_Toc271552512"/><text:bookmark-start text:name="_Toc271551517"/><text:bookmark-start text:name="_Toc271031538"/><text:bookmark-start text:name="_Toc270424935"/><text:bookmark-start text:name="_Toc270420751"/><text:bookmark-start text:name="_Toc269120313"/><text:bookmark-start text:name="_Toc269120582"/><text:bookmark-start text:name="_Toc269122899"/><text:bookmark-start text:name="_Toc269124341"/><text:bookmark-start text:name="_Toc269126605"/><text:bookmark-start text:name="__RefHeading___Toc55496_1250719955"/><text:bookmark-start text:name="_Toc269128823"/>ConfirmSignature.v1<text:bookmark-end text:name="_Toc379789503"/><text:bookmark-end text:name="_Toc310595937"/><text:bookmark-end text:name="_Toc290888220"/><text:bookmark-end text:name="_Toc290045531"/><text:bookmark-end text:name="_Toc273352547"/><text:bookmark-end text:name="_Toc273345940"/><text:bookmark-end text:name="_Toc271627645"/><text:bookmark-end text:name="_Toc271552512"/><text:bookmark-end text:name="_Toc271551517"/><text:bookmark-end text:name="_Toc271031538"/><text:bookmark-end text:name="_Toc270424935"/><text:bookmark-end text:name="_Toc270420751"/><text:bookmark-end text:name="_Toc269120313"/><text:bookmark-end text:name="_Toc269120582"/><text:bookmark-end text:name="_Toc269122899"/><text:bookmark-end text:name="_Toc269124341"/><text:bookmark-end text:name="_Toc269126605"/><text:bookmark-end text:name="__RefHeading___Toc55496_1250719955"/><text:bookmark-end text:name="_Toc269128823"/></text:h>
      <text:p text:style-name="P6">Päringuga confirmSignature saab lõpule viia varem algatatud allkirjastamise.</text:p>
      <text:p text:style-name="P4">confirmSignature päringu manuses saadetakse prepareSignature päringu poolt tagastatud räsikoodi alusel koostatud allkirja fail, mis on gzip-iga pakitud ja base64 kodeeritud. Allkirja fail peaks enne pakkimist ja base64 kodeerimist sisaldama kodeerimata (näiteks hex või base64) binaarandmeid.</text:p>
      <text:p text:style-name="P4"><text:change-start text:change-id="ct2160636215424"/></text:p>
      <text:p text:style-name="P101">ConfirmSignature teenuse tulemusena salvestatakse samas formaadis konteiner, mis enne oli loodud prepareSignature teenuses<text:change-end text:change-id="ct2160636215424"/> <text:change-start text:change-id="ct2160636223264"/>(BDOC või DDOC<text:change-end text:change-id="ct2160636223264"/>; <text:span text:style-name="T146">NB!</text:span><text:span text:style-name="T147"> </text:span><text:span text:style-name="T148">DDOC is deprecated</text:span><text:change-start text:change-id="ct2160636225952"/>).<text:change-end text:change-id="ct2160636225952"/></text:p>
      <text:p text:style-name="P4"/>
      <text:p text:style-name="P4">Parameetrid</text:p>
      <table:table table:name="Table37" table:style-name="Table37">
        <table:table-column table:style-name="Table37.A"/>
        <table:table-column table:style-name="Table37.B" table:number-columns-repeated="2"/>
        <table:table-row>
          <table:table-cell table:style-name="Table37.A1" office:value-type="string">
            <text:p text:style-name="Normal"><text:span text:style-name="Default_20_Paragraph_20_Font"><text:span text:style-name="T8">Nimi</text:span></text:span></text:p>
          </table:table-cell>
          <table:table-cell table:style-name="Table37.A1" office:value-type="string">
            <text:p text:style-name="Normal"><text:span text:style-name="Default_20_Paragraph_20_Font"><text:span text:style-name="T8">Väärtuse tüüp</text:span></text:span></text:p>
          </table:table-cell>
          <table:table-cell table:style-name="Table37.A1" office:value-type="string">
            <text:p text:style-name="Normal"><text:span text:style-name="Default_20_Paragraph_20_Font"><text:span text:style-name="T8">Väärtuse näide</text:span></text:span></text:p>
          </table:table-cell>
        </table:table-row>
        <table:table-row>
          <table:table-cell table:style-name="Table37.A1" office:value-type="string">
            <text:p text:style-name="Normal"><text:span text:style-name="Default_20_Paragraph_20_Font"><text:span text:style-name="T1">xtee:isikukood</text:span></text:span></text:p>
          </table:table-cell>
          <table:table-cell table:style-name="Table37.A1" office:value-type="string">
            <text:p text:style-name="Normal"><text:span text:style-name="Default_20_Paragraph_20_Font"><text:span text:style-name="T1">String</text:span></text:span></text:p>
          </table:table-cell>
          <table:table-cell table:style-name="Table37.A1" office:value-type="string">
            <text:p text:style-name="Normal"><text:span text:style-name="Default_20_Paragraph_20_Font"><text:span text:style-name="T1">EE30312829989</text:span></text:span></text:p>
          </table:table-cell>
        </table:table-row>
        <table:table-row>
          <table:table-cell table:style-name="Table37.A1" office:value-type="string">
            <text:p text:style-name="Normal"><text:span text:style-name="Default_20_Paragraph_20_Font"><text:span text:style-name="T1">document_id</text:span></text:span></text:p>
          </table:table-cell>
          <table:table-cell table:style-name="Table37.A1" office:value-type="string">
            <text:p text:style-name="Normal"><text:span text:style-name="Default_20_Paragraph_20_Font"><text:span text:style-name="T1">Integer</text:span></text:span></text:p>
          </table:table-cell>
          <table:table-cell table:style-name="Table37.A1" office:value-type="string">
            <text:p text:style-name="Normal"><text:span text:style-name="Default_20_Paragraph_20_Font"><text:span text:style-name="T1">22</text:span></text:span></text:p>
          </table:table-cell>
        </table:table-row>
        <table:table-row>
          <table:table-cell table:style-name="Table37.A1" office:value-type="string">
            <text:p text:style-name="Normal"><text:span text:style-name="Default_20_Paragraph_20_Font"><text:span text:style-name="T1">signature href</text:span></text:span></text:p>
          </table:table-cell>
          <table:table-cell table:style-name="Table37.A1" office:value-type="string">
            <text:p text:style-name="Normal"><text:span text:style-name="Default_20_Paragraph_20_Font"><text:span text:style-name="T1">String</text:span></text:span></text:p>
          </table:table-cell>
          <table:table-cell table:style-name="Table37.A1" office:value-type="string">
            <text:p text:style-name="Normal"><text:span text:style-name="Default_20_Paragraph_20_Font"><text:span text:style-name="T1">cid:123123123</text:span></text:span></text:p>
          </table:table-cell>
        </table:table-row>
      </table:table>
      <text:p text:style-name="P4"/>
      <text:p text:style-name="P4"/>
      <text:p text:style-name="P13"><text:soft-page-break/>Päringu näide</text:p>
      <text:p text:style-name="P156"/>
      <text:p text:style-name="P106"><text:span text:style-name="T75">X-tee sõnumiprotokoll v</text:span><text:span text:style-name="T104">2</text:span><text:span text:style-name="T81">.</text:span><text:span text:style-name="T75">0</text:span></text:p>
      <text:p text:style-name="P32">POST http://localhost:8081/adit HTTP/1.1</text:p>
      <text:p text:style-name="P32">Accept-Encoding: gzip,deflate</text:p>
      <text:p text:style-name="P32">SOAPAction: ""</text:p>
      <text:p text:style-name="P32">Content-Type: multipart/related; type="text/xml"; start="&lt;rootpart@soapui.org&gt;"; boundary="----=_Part_6_15866937.1281362163609"</text:p>
      <text:p text:style-name="P32">MIME-Version: 1.0</text:p>
      <text:p text:style-name="P32">User-Agent: Jakarta Commons-HttpClient/3.1</text:p>
      <text:p text:style-name="P32">Host: localhost:8081</text:p>
      <text:p text:style-name="P32">Content-Length: 2422</text:p>
      <text:p text:style-name="P32"/>
      <text:p text:style-name="P32"/>
      <text:p text:style-name="P32">------=_Part_6_15866937.1281362163609</text:p>
      <text:p text:style-name="P32">Content-Type: text/xml; charset=UTF-8</text:p>
      <text:p text:style-name="P32">Content-Transfer-Encoding: 8bit</text:p>
      <text:p text:style-name="P32">Content-ID: &lt;rootpart@soapui.org&gt;</text:p>
      <text:p text:style-name="P32"/>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5"/>&lt;xtee:nimi&gt;ametlikud-dokumendid.confirmSignature.v1&lt;/xtee:nimi&gt;</text:p>
      <text:p text:style-name="P32"><text:s text:c="6"/>&lt;xtee:id&gt;00000000000000&lt;/xtee:id&gt;</text:p>
      <text:p text:style-name="P32"><text:s text:c="6"/>&lt;xtee:isikukood&gt;EE38005130332&lt;/xtee:isikukood&gt;</text:p>
      <text:p text:style-name="P32"><text:s text:c="6"/>&lt;xtee:andmekogu&gt;ametlikud-dokumendid&lt;/xtee:andmekogu&gt;</text:p>
      <text:p text:style-name="P32"><text:s text:c="6"/>&lt;xtee:asutus&gt;EE12345678&lt;/xtee:asutus&gt;</text:p>
      <text:p text:style-name="P32"><text:s text:c="6"/>&lt;adit:infosysteem&gt;KOV&lt;/adit:infosysteem&gt;</text:p>
      <text:p text:style-name="P32"><text:s text:c="3"/>&lt;/soapenv:Header&gt;</text:p>
      <text:p text:style-name="P32"><text:s text:c="3"/>&lt;soapenv:Body&gt;</text:p>
      <text:p text:style-name="P32"><text:s text:c="6"/>&lt;adit:confirmSignature&gt;</text:p>
      <text:p text:style-name="P32"><text:s text:c="9"/>&lt;keha&gt;</text:p>
      <text:p text:style-name="P32"><text:s text:c="12"/>&lt;document_id&gt;22&lt;/document_id&gt;</text:p>
      <text:p text:style-name="P32"><text:s text:c="12"/>&lt;signature href="signature"/&gt;</text:p>
      <text:p text:style-name="P32"><text:s text:c="9"/>&lt;/keha&gt;</text:p>
      <text:p text:style-name="P32"><text:s text:c="6"/>&lt;/adit:confirmSignature&gt;</text:p>
      <text:p text:style-name="P32"><text:s text:c="3"/>&lt;/soapenv:Body&gt;</text:p>
      <text:p text:style-name="P32">&lt;/soapenv:Envelope&gt;</text:p>
      <text:p text:style-name="P32">------=_Part_6_15866937.1281362163609</text:p>
      <text:p text:style-name="P32">Content-Type: application/octet-stream</text:p>
      <text:p text:style-name="P32">Content-Transfer-Encoding: binary</text:p>
      <text:p text:style-name="P32">Content-ID: signature</text:p>
      <text:p text:style-name="P32"/>
      <text:p text:style-name="P32">H4sICHmrPUwCCzM4MDA1MTMwMzMyLmNlcgAzaGL+atDEdHcBMxMjExOL6yrfGgNe</text:p>
      <text:p text:style-name="P32">...</text:p>
      <text:p text:style-name="P32">nF8jsHFv2NHkFSsASeeYuvkDAAA=</text:p>
      <text:p text:style-name="P32">------=_Part_6_15866937.1281362163609--</text:p>
      <text:p text:style-name="P4"/>
      <text:p text:style-name="P109"><text:span text:style-name="T75">X-tee sõnumiprotokoll v</text:span><text:span text:style-name="T105">4</text:span><text:span text:style-name="T81">.</text:span><text:span text:style-name="T75">0</text:span></text:p>
      <text:p text:style-name="P205">&lt;soapenv:Envelope xmlns:soapenv="http://schemas.xmlsoap.org/soap/envelope/"</text:p>
      <text:p text:style-name="P205"><text:tab/>xmlns:adit="http://producers.ametlikud-dokumendid.xtee.riik.ee/producer/ametlikud-dokumendid"</text:p>
      <text:p text:style-name="P205"><text:tab/>xmlns:xrd="http://x-road.eu/xsd/xroad.xsd"</text:p>
      <text:p text:style-name="P205"><text:tab/>xmlns:id="http://x-road.eu/xsd/identifiers"&gt;</text:p>
      <text:p text:style-name="P205"><text:s text:c="4"/>&lt;soapenv:Header&gt;</text:p>
      <text:p text:style-name="P205"><text:s text:c="8"/>&lt;xrd:<text:span text:style-name="T66">client</text:span> id:objectType="MEMBER"&gt;</text:p>
      <text:p text:style-name="P205"><text:s text:c="12"/>&lt;id:xRoadInstance&gt;EE&lt;/id:xRoadInstance&gt;</text:p>
      <text:p text:style-name="P205"><text:s text:c="12"/>&lt;id:memberClass&gt;BUSINESS&lt;/id:memberClass&gt;</text:p>
      <text:p text:style-name="P205"><text:soft-page-break/><text:s text:c="12"/>&lt;id:memberCode&gt;12345678&lt;/id:memberCode&gt;</text:p>
      <text:p text:style-name="P205"><text:s text:c="8"/>&lt;/xrd:<text:span text:style-name="T29">client</text:span>&gt;</text:p>
      <text:p text:style-name="P205"><text:s text:c="8"/>&lt;xrd:<text:span text:style-name="T66">service</text:span> id:objectType="SERVICE"&gt;</text:p>
      <text:p text:style-name="P205"><text:s text:c="12"/>&lt;id:xRoadInstance&gt;EE&lt;/id:xRoadInstance&gt;</text:p>
      <text:p text:style-name="P205"><text:s text:c="12"/>&lt;id:memberClass&gt;GOV&lt;/id:memberClass&gt;</text:p>
      <text:p text:style-name="P205"><text:s text:c="12"/>&lt;id:memberCode&gt;70006317&lt;/id:memberCode&gt;</text:p>
      <text:p text:style-name="P205"><text:tab/><text:tab/><text:tab/></text:p>
      <text:p text:style-name="P205"><text:s text:c="12"/>&lt;id:subsystemCode&gt;ametlikud-dokumendid&lt;/id:subsystemCode&gt;</text:p>
      <text:p text:style-name="P205"><text:s text:c="12"/>&lt;id:serviceCode&gt;<text:span text:style-name="T149">confirmSignature</text:span>&lt;/id:serviceCode&gt;</text:p>
      <text:p text:style-name="P205"><text:s text:c="12"/>&lt;id:serviceVersion&gt;v1&lt;/id:serviceVersion&gt;</text:p>
      <text:p text:style-name="P205"><text:s text:c="8"/>&lt;/xrd:<text:span text:style-name="T29">service</text:span>&gt;</text:p>
      <text:p text:style-name="P205"><text:s text:c="8"/>&lt;xrd:<text:span text:style-name="T66">userId</text:span>&gt;EE37901130250&lt;/xrd:userId&gt;</text:p>
      <text:p text:style-name="P205"><text:s text:c="8"/>&lt;xrd:<text:span text:style-name="T66">id</text:span>&gt;3cf04253-db0c-4d1d-8105-791472d88437&lt;/xrd:id&gt;</text:p>
      <text:p text:style-name="P205"><text:s text:c="8"/>&lt;xrd:<text:span text:style-name="T66">protocolVersion</text:span>&gt;4.0&lt;/xrd:protocolVersion&gt;</text:p>
      <text:p text:style-name="P205"/>
      <text:p text:style-name="P205"><text:s text:c="8"/>&lt;adit:infosysteem&gt;<text:span text:style-name="T70">KOV</text:span>&lt;/adit:infosysteem&gt;</text:p>
      <text:p text:style-name="P205"><text:s text:c="4"/>&lt;/soapenv:Header&gt;</text:p>
      <text:p text:style-name="P205"><text:s text:c="4"/>&lt;soapenv:Body&gt;</text:p>
      <text:p text:style-name="P205"><text:s text:c="8"/>&lt;adit:confirmSignature&gt;</text:p>
      <text:p text:style-name="P205"><text:s text:c="12"/>&lt;keha&gt;</text:p>
      <text:p text:style-name="P205"><text:s text:c="16"/>&lt;document_id&gt;22&lt;/document_id&gt;</text:p>
      <text:p text:style-name="P206"><text:s text:c="16"/>&lt;signature href="<text:span text:style-name="T150">cid:sig.gz.b64</text:span>"/&gt;</text:p>
      <text:p text:style-name="P205"><text:s text:c="12"/>&lt;/keha&gt;</text:p>
      <text:p text:style-name="P205"><text:s text:c="8"/>&lt;/adit:confirmSignature&gt;</text:p>
      <text:p text:style-name="P205"><text:s text:c="4"/>&lt;/soapenv:Body&gt;</text:p>
      <text:p text:style-name="P204">&lt;/soapenv:Envelope&gt;</text:p>
      <text:p text:style-name="P4"/>
      <text:p text:style-name="P4"/>
      <text:p text:style-name="P13">Päringu vastuse näide</text:p>
      <text:p text:style-name="P156"/>
      <text:p text:style-name="P106"><text:span text:style-name="T75">X-tee sõnumiprotokoll v</text:span><text:span text:style-name="T104">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EE12345678&lt;/xtee:asutus&gt;</text:p>
      <text:p text:style-name="P32"><text:s text:c="6"/>&lt;xtee:isikukood xsi:type="xsd:string"&gt;EE38005130332&lt;/xtee:isikukood&gt;</text:p>
      <text:p text:style-name="P32"><text:s text:c="6"/>&lt;xtee:id xsi:type="xsd:string"&gt;00000000000000&lt;/xtee:id&gt;</text:p>
      <text:p text:style-name="P32"><text:s text:c="6"/>&lt;xtee:nimi xsi:type="xsd:string"&gt;ametlikud-dokumendid.confirmSignature.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confirmSignatureResponse&gt;</text:p>
      <text:p text:style-name="P32"><text:s text:c="9"/>&lt;paring&gt;</text:p>
      <text:p text:style-name="P32"><text:s text:c="12"/>&lt;document_id&gt;22&lt;/document_id&gt;</text:p>
      <text:p text:style-name="P32"><text:s text:c="12"/>&lt;signature href="signature"/&gt;</text:p>
      <text:p text:style-name="P32"><text:s text:c="9"/>&lt;/paring&gt;</text:p>
      <text:p text:style-name="P32"><text:s text:c="9"/>&lt;keha&gt;</text:p>
      <text:p text:style-name="P32"><text:s text:c="12"/>&lt;success&gt;true&lt;/success&gt;</text:p>
      <text:p text:style-name="P32"><text:s text:c="12"/>&lt;messages&gt;</text:p>
      <text:p text:style-name="P32"><text:s text:c="15"/>&lt;message lang="en"&gt;Signature was successfully added.&lt;/message&gt;</text:p>
      <text:p text:style-name="P32"><text:s text:c="12"/>&lt;/messages&gt;</text:p>
      <text:p text:style-name="P32"><text:s text:c="9"/>&lt;/keha&gt;</text:p>
      <text:p text:style-name="P32"><text:s text:c="6"/>&lt;/adit:confirmSignatureResponse&gt;</text:p>
      <text:p text:style-name="P32"><text:s text:c="3"/>&lt;/SOAP-ENV:Body&gt;</text:p>
      <text:p text:style-name="P32">&lt;/SOAP-ENV:Envelope&gt;</text:p>
      <text:p text:style-name="P22"><text:soft-page-break/><text:span text:style-name="T118">X-tee sõnumiprotokoll v</text:span><text:span text:style-name="T121">4</text:span><text:span text:style-name="T120">.</text:span><text:span text:style-name="T118">0</text:span></text:p>
      <text:p text:style-name="P207">&lt;<text:span text:style-name="T69">SOAP-ENV</text:span>:Envelope <text:span text:style-name="T69">xmlns:SOAP-ENV="http://schemas.xmlsoap.org/soap/envelope/"</text:span></text:p>
      <text:p text:style-name="P207"><text:tab/>xmlns:adit="http://producers.ametlikud-dokumendid.xtee.riik.ee/producer/ametlikud-dokumendid"</text:p>
      <text:p text:style-name="P207"><text:tab/>xmlns:xrd="http://x-road.eu/xsd/xroad.xsd"</text:p>
      <text:p text:style-name="P207"><text:tab/>xmlns:id="http://x-road.eu/xsd/identifiers"&gt;</text:p>
      <text:p text:style-name="P207"><text:s text:c="4"/>&lt;<text:span text:style-name="T69">SOAP-ENV</text:span>:Header&gt;</text:p>
      <text:p text:style-name="P207"><text:s text:c="8"/>&lt;xrd:<text:span text:style-name="T66">client</text:span> id:objectType="MEMBER"&gt;</text:p>
      <text:p text:style-name="P207"><text:s text:c="12"/>&lt;id:xRoadInstance&gt;EE&lt;/id:xRoadInstance&gt;</text:p>
      <text:p text:style-name="P207"><text:s text:c="12"/>&lt;id:memberClass&gt;BUSINESS&lt;/id:memberClass&gt;</text:p>
      <text:p text:style-name="P207"><text:s text:c="12"/>&lt;id:memberCode&gt;12345678&lt;/id:memberCode&gt;</text:p>
      <text:p text:style-name="P207"><text:s text:c="8"/>&lt;/xrd:<text:span text:style-name="T29">client</text:span>&gt;</text:p>
      <text:p text:style-name="P207"><text:s text:c="8"/>&lt;xrd:<text:span text:style-name="T66">service</text:span> id:objectType="SERVICE"&gt;</text:p>
      <text:p text:style-name="P207"><text:s text:c="12"/>&lt;id:xRoadInstance&gt;EE&lt;/id:xRoadInstance&gt;</text:p>
      <text:p text:style-name="P207"><text:s text:c="12"/>&lt;id:memberClass&gt;GOV&lt;/id:memberClass&gt;</text:p>
      <text:p text:style-name="P207"><text:s text:c="12"/>&lt;id:memberCode&gt;70006317&lt;/id:memberCode&gt;<text:tab/></text:p>
      <text:p text:style-name="P207"><text:s text:c="12"/>&lt;id:subsystemCode&gt;ametlikud-dokumendid&lt;/id:subsystemCode&gt;</text:p>
      <text:p text:style-name="P207"><text:s text:c="12"/>&lt;id:serviceCode&gt;<text:span text:style-name="T151">confirmSignature</text:span>&lt;/id:serviceCode&gt;</text:p>
      <text:p text:style-name="P207"><text:s text:c="12"/>&lt;id:serviceVersion&gt;v1&lt;/id:serviceVersion&gt;</text:p>
      <text:p text:style-name="P207"><text:s text:c="8"/>&lt;/xrd:<text:span text:style-name="T29">service</text:span>&gt;</text:p>
      <text:p text:style-name="P207"><text:s text:c="8"/>&lt;xrd:<text:span text:style-name="T66">userId</text:span>&gt;EE37901130250&lt;/xrd:userId&gt;</text:p>
      <text:p text:style-name="P207"><text:s text:c="8"/>&lt;xrd:<text:span text:style-name="T66">id</text:span>&gt;3cf04253-db0c-4d1d-8105-791472d88437&lt;/xrd:id&gt;</text:p>
      <text:p text:style-name="P207"><text:s text:c="8"/>&lt;xrd:<text:span text:style-name="T66">protocolVersion</text:span>&gt;4.0&lt;/xrd:protocolVersion&gt;</text:p>
      <text:p text:style-name="P207"><text:s text:c="4"/>&lt;/<text:span text:style-name="T69">SOAP-ENV</text:span>:Header&gt;</text:p>
      <text:p text:style-name="P207"><text:s text:c="4"/>&lt;SOAP-ENV:Body&gt;</text:p>
      <text:p text:style-name="P207"><text:s text:c="8"/>&lt;adit:confirmSignatureResponse&gt;</text:p>
      <text:p text:style-name="P207"><text:s text:c="12"/>&lt;keha&gt;</text:p>
      <text:p text:style-name="P207"><text:s text:c="16"/>&lt;success&gt;true&lt;/success&gt;</text:p>
      <text:p text:style-name="P207"><text:s text:c="16"/>&lt;messages&gt;</text:p>
      <text:p text:style-name="P207"><text:s text:c="20"/>&lt;message lang="en"&gt;Signature was successfully added.&lt;/message&gt;</text:p>
      <text:p text:style-name="P207"><text:s text:c="16"/>&lt;/messages&gt;</text:p>
      <text:p text:style-name="P207"><text:s text:c="12"/>&lt;/keha&gt;</text:p>
      <text:p text:style-name="P207"><text:s text:c="8"/>&lt;/adit:confirmSignatureResponse&gt;</text:p>
      <text:p text:style-name="P207"><text:s text:c="4"/>&lt;/SOAP-ENV:Body&gt;</text:p>
      <text:p text:style-name="P207">&lt;/SOAP-ENV:Envelope&gt;</text:p>
      <text:h text:style-name="P253" text:outline-level="1"><text:bookmark-start text:name="__RefHeading___Toc55498_1250719955"/><text:line-break/><text:bookmark-start text:name="_Toc269128824"/><text:bookmark-start text:name="_Toc269126606"/><text:bookmark-start text:name="_Toc269124342"/><text:bookmark-start text:name="_Toc269122900"/><text:bookmark-start text:name="_Toc269120583"/><text:bookmark-start text:name="_Toc269120314"/><text:bookmark-start text:name="_Toc270420752"/><text:bookmark-start text:name="_Toc270424936"/><text:bookmark-start text:name="_Toc271031539"/><text:bookmark-start text:name="_Toc271551518"/><text:bookmark-start text:name="_Toc271552513"/><text:bookmark-start text:name="_Toc271627646"/><text:bookmark-start text:name="_Toc273345941"/><text:bookmark-start text:name="_Toc273352548"/><text:bookmark-start text:name="_Toc290045532"/><text:bookmark-start text:name="_Toc290888221"/><text:bookmark-start text:name="_Toc310595938"/><text:bookmark-start text:name="_Toc379789504"/>SendDocument.v1<text:bookmark-end text:name="__RefHeading___Toc55498_1250719955"/><text:bookmark-end text:name="_Toc269128824"/><text:bookmark-end text:name="_Toc269126606"/><text:bookmark-end text:name="_Toc269124342"/><text:bookmark-end text:name="_Toc269122900"/><text:bookmark-end text:name="_Toc269120583"/><text:bookmark-end text:name="_Toc269120314"/><text:bookmark-end text:name="_Toc270420752"/><text:bookmark-end text:name="_Toc270424936"/><text:bookmark-end text:name="_Toc271031539"/><text:bookmark-end text:name="_Toc271551518"/><text:bookmark-end text:name="_Toc271552513"/><text:bookmark-end text:name="_Toc271627646"/><text:bookmark-end text:name="_Toc273345941"/><text:bookmark-end text:name="_Toc273352548"/><text:bookmark-end text:name="_Toc290045532"/><text:bookmark-end text:name="_Toc290888221"/><text:bookmark-end text:name="_Toc310595938"/><text:bookmark-end text:name="_Toc379789504"/></text:h>
      <text:p text:style-name="Normal"><text:span text:style-name="Default_20_Paragraph_20_Font"><text:span text:style-name="T2">Päring võimaldab saata dokumendi teisele kasutajale (see võib olla ka DVK kasutaja – sellisel juhul saadetakse dokument üle DVK). DVK kausta saab määrata dvk_folder parameetriga.</text:span></text:span><text:change-start text:change-id="ct2160636215200"/></text:p>
      <text:p text:style-name="Normal"><text:span text:style-name="Default_20_Paragraph_20_Font"><text:span text:style-name="T2">Samuti</text:span></text:span><text:change-end text:change-id="ct2160636215200"/><text:change-start text:change-id="ct2160636226176"/><text:span text:style-name="Default_20_Paragraph_20_Font"><text:span text:style-name="T2"> </text:span></text:span><text:change-end text:change-id="ct2160636226176"/><text:change-start text:change-id="ct2160636226848"/><text:span text:style-name="Default_20_Paragraph_20_Font"><text:span text:style-name="T2">võimaldab </text:span></text:span><text:span text:style-name="Default_20_Paragraph_20_Font"><text:span text:style-name="T17">päring</text:span></text:span><text:span text:style-name="Default_20_Paragraph_20_Font"><text:span text:style-name="T2"> märkida dokumendi meilile saadetuks. Reaalselt ADIT ei saada dokumen</text:span></text:span><text:span text:style-name="Default_20_Paragraph_20_Font"><text:span text:style-name="T17">t</text:span></text:span><text:span text:style-name="Default_20_Paragraph_20_Font"><text:span text:style-name="T2">i meiliga, kuid loob document_sharing objekti</text:span></text:span><text:change-end text:change-id="ct2160636226848"/><text:change-start text:change-id="ct2160636223488"/><text:span text:style-name="Default_20_Paragraph_20_Font"><text:span text:style-name="T2"> ja kõik mis sellega kaasneb.</text:span></text:span><text:change-end text:change-id="ct2160636223488"/><text:span text:style-name="Default_20_Paragraph_20_Font"><text:span text:style-name="T2"> Dokument lukustatakse. Päringu vastuses tagastatakse päringu töötlemise üleüldine õnnestumine parameetriga „success“ – kui selle elemendi väärtuseks on „true“, siis õnnestus dokumendi saatmine kõikidele adressaatidele, vastasel juhul ebaõnnestus dokumendi saatmine kas vähemalt ühele või kõigile adressaatidele. Iga adressaadi juures</text:span></text:span><text:change-start text:change-id="ct2160636222368"/><text:span text:style-name="Default_20_Paragraph_20_Font"><text:span text:style-name="T2">, välja arvatud meili adressaati</text:span></text:span><text:change-end text:change-id="ct2160636222368"/><text:span text:style-name="Default_20_Paragraph_20_Font"><text:span text:style-name="T2"> on eraldi välja toodud, kas saatmine õnnestus või mitte</text:span></text:span><text:change text:change-id="ct2160636219008"/><text:span text:style-name="Default_20_Paragraph_20_Font"><text:span text:style-name="T2"><text:line-break/></text:span></text:span></text:p>
      <text:p text:style-name="P4">Parameetrid</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Normal"><text:span text:style-name="Default_20_Paragraph_20_Font"><text:span text:style-name="T8">Nimi</text:span></text:span></text:p>
          </table:table-cell>
          <table:table-cell table:style-name="Table38.B1" office:value-type="string">
            <text:p text:style-name="Normal"><text:span text:style-name="Default_20_Paragraph_20_Font"><text:span text:style-name="T8">Kirjeldus</text:span></text:span></text:p>
          </table:table-cell>
          <table:table-cell table:style-name="Table38.A1" office:value-type="string">
            <text:p text:style-name="Normal"><text:span text:style-name="Default_20_Paragraph_20_Font"><text:span text:style-name="T8">Väärtuse tüüp</text:span></text:span></text:p>
          </table:table-cell>
          <table:table-cell table:style-name="Table38.A1" office:value-type="string">
            <text:p text:style-name="Normal"><text:span text:style-name="Default_20_Paragraph_20_Font"><text:span text:style-name="T8">Väärtuse näide</text:span></text:span></text:p>
          </table:table-cell>
        </table:table-row>
        <table:table-row>
          <table:table-cell table:style-name="Table38.A1" office:value-type="string">
            <text:p text:style-name="Normal"><text:span text:style-name="Default_20_Paragraph_20_Font"><text:span text:style-name="T1">Document_id</text:span></text:span></text:p>
          </table:table-cell>
          <table:table-cell table:style-name="Table38.B1" office:value-type="string">
            <text:p text:style-name="Normal"><text:span text:style-name="Default_20_Paragraph_20_Font"><text:span text:style-name="T1">Dokumendi Id</text:span></text:span></text:p>
          </table:table-cell>
          <table:table-cell table:style-name="Table38.A1" office:value-type="string">
            <text:p text:style-name="Normal"><text:span text:style-name="Default_20_Paragraph_20_Font"><text:span text:style-name="T1">Integer</text:span></text:span></text:p>
          </table:table-cell>
          <table:table-cell table:style-name="Table38.A1" office:value-type="string">
            <text:p text:style-name="Normal"><text:span text:style-name="Default_20_Paragraph_20_Font"><text:span text:style-name="T1">46</text:span></text:span></text:p>
          </table:table-cell>
        </table:table-row>
        <table:table-row>
          <table:table-cell table:style-name="Table38.A1" office:value-type="string">
            <text:p text:style-name="Normal"><text:span text:style-name="Default_20_Paragraph_20_Font"><text:span text:style-name="T1">Recipient_list</text:span></text:span></text:p>
          </table:table-cell>
          <table:table-cell table:style-name="Table38.B1" office:value-type="string">
            <text:p text:style-name="Normal"><text:span text:style-name="Default_20_Paragraph_20_Font"><text:span text:style-name="T1">Adressaatide konteiner</text:span></text:span></text:p>
          </table:table-cell>
          <table:table-cell table:style-name="Table38.A1" office:value-type="string">
            <text:p text:style-name="P4"/>
          </table:table-cell>
          <table:table-cell table:style-name="Table38.A1" office:value-type="string">
            <text:p text:style-name="P4"/>
          </table:table-cell>
        </table:table-row>
        <table:table-row>
          <table:table-cell table:style-name="Table38.A1" office:value-type="string">
            <text:p text:style-name="Normal"><text:span text:style-name="Default_20_Paragraph_20_Font"><text:span text:style-name="T1">Recipient_list.code</text:span></text:span></text:p>
          </table:table-cell>
          <table:table-cell table:style-name="Table38.B1" office:value-type="string">
            <text:p text:style-name="Normal"><text:span text:style-name="Default_20_Paragraph_20_Font"><text:span text:style-name="T1">Adressaadi kood</text:span></text:span></text:p>
          </table:table-cell>
          <table:table-cell table:style-name="Table38.A1" office:value-type="string">
            <text:p text:style-name="Normal"><text:span text:style-name="Default_20_Paragraph_20_Font"><text:span text:style-name="T1">String</text:span></text:span></text:p>
          </table:table-cell>
          <table:table-cell table:style-name="Table38.A1" office:value-type="string">
            <text:p text:style-name="Normal"><text:span text:style-name="Default_20_Paragraph_20_Font"><text:span text:style-name="T22">EE38407054916</text:span></text:span></text:p>
          </table:table-cell>
        </table:table-row>
        <table:table-row>
          <table:table-cell table:style-name="Table38.A5" office:value-type="string">
            <text:p text:style-name="Normal"><text:change-start text:change-id="ct2160636226624"/>recipient_email_list<text:change-end text:change-id="ct2160636226624"/></text:p>
          </table:table-cell>
          <table:table-cell table:style-name="Table38.B5" office:value-type="string">
            <text:p text:style-name="Normal"><text:change-start text:change-id="ct2160636219904"/>Adressaatide email<text:change-end text:change-id="ct2160636219904"/><text:change-start text:change-id="ct2160636222816"/>i <text:soft-page-break/>aadresside konteiner<text:change-end text:change-id="ct2160636222816"/></text:p>
          </table:table-cell>
          <table:table-cell table:style-name="Table38.A5" office:value-type="string">
            <text:p text:style-name="Normal"/>
          </table:table-cell>
          <table:table-cell table:style-name="Table38.A5" office:value-type="string">
            <text:p text:style-name="Normal"/>
          </table:table-cell>
        </table:table-row>
        <table:table-row>
          <table:table-cell table:style-name="Table38.A5" office:value-type="string">
            <text:p text:style-name="Normal"><text:change-start text:change-id="ct2160636215872"/>recipient_<text:change-end text:change-id="ct2160636215872"/><text:change-start text:change-id="ct2160636223712"/>email_list.email<text:change-end text:change-id="ct2160636223712"/></text:p>
          </table:table-cell>
          <table:table-cell table:style-name="Table38.B5" office:value-type="string">
            <text:p text:style-name="Normal"><text:change-start text:change-id="ct2160636214080"/>Adressaadi emaili aadress<text:change-end text:change-id="ct2160636214080"/></text:p>
          </table:table-cell>
          <table:table-cell table:style-name="Table38.A5" office:value-type="string">
            <text:p text:style-name="Normal"><text:change-start text:change-id="ct2160636214528"/>String<text:change-end text:change-id="ct2160636214528"/></text:p>
          </table:table-cell>
          <table:table-cell table:style-name="Table38.A5" office:value-type="string">
            <text:p text:style-name="Normal"><text:change-start text:change-id="ct2160636214752"/>john.smith@example.com<text:change-end text:change-id="ct2160636214752"/></text:p>
          </table:table-cell>
        </table:table-row>
        <table:table-row>
          <table:table-cell table:style-name="Table38.A5" office:value-type="string">
            <text:p text:style-name="Normal">dvk_folder</text:p>
          </table:table-cell>
          <table:table-cell table:style-name="Table38.B5" office:value-type="string">
            <text:p text:style-name="Normal">DVK kausta nimi</text:p>
          </table:table-cell>
          <table:table-cell table:style-name="Table38.A5" office:value-type="string">
            <text:p text:style-name="Normal">String</text:p>
          </table:table-cell>
          <table:table-cell table:style-name="Table38.A5" office:value-type="string">
            <text:p text:style-name="Normal">EVORMID</text:p>
          </table:table-cell>
        </table:table-row>
      </table:table>
      <text:p text:style-name="P4"/>
      <text:p text:style-name="P13">Päringu näide</text:p>
      <text:p text:style-name="P156"/>
      <text:p text:style-name="P106"><text:span text:style-name="T75">X-tee sõnumiprotokoll v</text:span><text:span text:style-name="T104">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sendDocument.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sendDocument&gt;</text:p>
      <text:p text:style-name="P32"><text:s text:c="9"/>&lt;keha&gt;</text:p>
      <text:p text:style-name="P32"><text:s text:c="11"/>&lt;document_id&gt;46&lt;/document_id&gt;</text:p>
      <text:p text:style-name="P32"><text:s text:c="12"/>&lt;recipient_list&gt;</text:p>
      <text:p text:style-name="P32"><text:s text:c="15"/>&lt;code&gt;EE38407054916&lt;/code&gt;</text:p>
      <text:p text:style-name="P32"><text:s text:c="15"/>&lt;code&gt;99954321&lt;/code&gt;</text:p>
      <text:p text:style-name="P32"><text:s text:c="12"/>&lt;/recipient_list&gt;<text:change-start text:change-id="ct2160636215648"/></text:p>
      <text:p text:style-name="P32"><text:s text:c="12"/>&lt;recipient_email_list&gt;</text:p>
      <text:p text:style-name="P32"><text:s text:c="15"/>&lt;code&gt;john.smith@example.com&lt;/code&gt;</text:p>
      <text:p text:style-name="P32"><text:s text:c="15"/>&lt;code&gt;mati.maasikas@email.ee&lt;/code&gt;</text:p>
      <text:p text:style-name="P32"><text:s text:c="12"/>&lt;/recipient_email_list&gt;<text:change-end text:change-id="ct2160636215648"/></text:p>
      <text:p text:style-name="P32"><text:s text:c="12"/>&lt;dvk_folder&gt;EVORMID&lt;/dvk_folder&gt;</text:p>
      <text:p text:style-name="P32"><text:s text:c="9"/>&lt;/keha&gt;</text:p>
      <text:p text:style-name="P32"><text:s text:c="6"/>&lt;/adit:sendDocument&gt;</text:p>
      <text:p text:style-name="P32"><text:s text:c="3"/>&lt;/soapenv:Body&gt;</text:p>
      <text:p text:style-name="P32">&lt;/soapenv:Envelope&gt;</text:p>
      <text:p text:style-name="P4"/>
      <text:p text:style-name="P110"><text:span text:style-name="T75">X-tee sõnumiprotokoll v</text:span><text:span text:style-name="T106">4</text:span><text:span text:style-name="T81">.</text:span><text:span text:style-name="T75">0</text:span></text:p>
      <text:p text:style-name="P208">&lt;soapenv:Envelope xmlns:soapenv="http://schemas.xmlsoap.org/soap/envelope/"</text:p>
      <text:p text:style-name="P208"><text:tab/>xmlns:adit="http://producers.ametlikud-dokumendid.xtee.riik.ee/producer/ametlikud-dokumendid"</text:p>
      <text:p text:style-name="P208"><text:tab/>xmlns:xrd="http://x-road.eu/xsd/xroad.xsd"</text:p>
      <text:p text:style-name="P208"><text:tab/>xmlns:id="http://x-road.eu/xsd/identifiers"&gt;</text:p>
      <text:p text:style-name="P208"><text:s text:c="4"/>&lt;soapenv:Header&gt;</text:p>
      <text:p text:style-name="P208"><text:s text:c="8"/>&lt;xrd:<text:span text:style-name="T66">client</text:span> id:objectType="MEMBER"&gt;</text:p>
      <text:p text:style-name="P208"><text:s text:c="12"/>&lt;id:xRoadInstance&gt;EE&lt;/id:xRoadInstance&gt;</text:p>
      <text:p text:style-name="P208"><text:s text:c="12"/>&lt;id:memberClass&gt;BUSINESS&lt;/id:memberClass&gt;</text:p>
      <text:p text:style-name="P208"><text:s text:c="12"/>&lt;id:memberCode&gt;12345678&lt;/id:memberCode&gt;</text:p>
      <text:p text:style-name="P208"><text:s text:c="8"/>&lt;/xrd:<text:span text:style-name="T29">client</text:span>&gt;</text:p>
      <text:p text:style-name="P208"><text:s text:c="8"/>&lt;xrd:<text:span text:style-name="T66">service</text:span> id:objectType="SERVICE"&gt;</text:p>
      <text:p text:style-name="P208"><text:s text:c="12"/>&lt;id:xRoadInstance&gt;EE&lt;/id:xRoadInstance&gt;</text:p>
      <text:p text:style-name="P208"><text:s text:c="12"/>&lt;id:memberClass&gt;GOV&lt;/id:memberClass&gt;</text:p>
      <text:p text:style-name="P208"><text:s text:c="12"/>&lt;id:memberCode&gt;70006317&lt;/id:memberCode&gt;</text:p>
      <text:p text:style-name="P208"><text:tab/><text:tab/><text:tab/></text:p>
      <text:p text:style-name="P208"><text:s text:c="12"/>&lt;id:subsystemCode&gt;ametlikud-dokumendid&lt;/id:subsystemCode&gt;</text:p>
      <text:p text:style-name="P208"><text:s text:c="12"/>&lt;id:serviceCode&gt;<text:span text:style-name="T152">sendDocument</text:span>&lt;/id:serviceCode&gt;</text:p>
      <text:p text:style-name="P208"><text:s text:c="12"/>&lt;id:serviceVersion&gt;v1&lt;/id:serviceVersion&gt;</text:p>
      <text:p text:style-name="P208"><text:soft-page-break/><text:s text:c="8"/>&lt;/xrd:<text:span text:style-name="T29">service</text:span>&gt;</text:p>
      <text:p text:style-name="P208"><text:s text:c="8"/>&lt;xrd:<text:span text:style-name="T66">userId</text:span>&gt;EE37901130250&lt;/xrd:userId&gt;</text:p>
      <text:p text:style-name="P208"><text:s text:c="8"/>&lt;xrd:<text:span text:style-name="T66">id</text:span>&gt;3cf04253-db0c-4d1d-8105-791472d88437&lt;/xrd:id&gt;</text:p>
      <text:p text:style-name="P208"><text:s text:c="8"/>&lt;xrd:<text:span text:style-name="T66">protocolVersion</text:span>&gt;4.0&lt;/xrd:protocolVersion&gt;</text:p>
      <text:p text:style-name="P208"/>
      <text:p text:style-name="P208"><text:s text:c="8"/>&lt;adit:infosysteem&gt;<text:span text:style-name="T70">KOV</text:span>&lt;/adit:infosysteem&gt;</text:p>
      <text:p text:style-name="P208"><text:s text:c="4"/>&lt;/soapenv:Header&gt;</text:p>
      <text:p text:style-name="P44"><text:s/><text:span text:style-name="T130"><text:s text:c="3"/>&lt;soapenv:Body&gt;</text:span></text:p>
      <text:p text:style-name="P208"><text:s text:c="8"/>&lt;adit:sendDocument&gt;</text:p>
      <text:p text:style-name="P208"><text:s text:c="12"/>&lt;keha&gt;</text:p>
      <text:p text:style-name="P208"><text:s text:c="16"/>&lt;document_id&gt;46&lt;/document_id&gt;</text:p>
      <text:p text:style-name="P208"><text:s text:c="16"/>&lt;recipient_list&gt;</text:p>
      <text:p text:style-name="P208"><text:s text:c="20"/>&lt;code&gt;EE38407054916&lt;/code&gt;</text:p>
      <text:p text:style-name="P208"><text:s text:c="20"/>&lt;code&gt;99954321&lt;/code&gt;</text:p>
      <text:p text:style-name="P208"><text:s text:c="16"/>&lt;/recipient_list&gt;</text:p>
      <text:p text:style-name="P208"><text:s text:c="16"/>&lt;recipient_email_list&gt;</text:p>
      <text:p text:style-name="P208"><text:s text:c="20"/>&lt;code&gt;john.smith@example.com&lt;/code&gt;</text:p>
      <text:p text:style-name="P208"><text:s text:c="20"/>&lt;code&gt;mati.maasikas@email.ee&lt;/code&gt;</text:p>
      <text:p text:style-name="P208"><text:s text:c="16"/>&lt;/recipient_email_list&gt;</text:p>
      <text:p text:style-name="P208"><text:s text:c="16"/>&lt;dvk_folder&gt;EVORMID&lt;/dvk_folder&gt;</text:p>
      <text:p text:style-name="P208"><text:s text:c="12"/>&lt;/keha&gt;</text:p>
      <text:p text:style-name="P208"><text:s text:c="8"/>&lt;/adit:sendDocument&gt;</text:p>
      <text:p text:style-name="P208"><text:s text:c="4"/>&lt;/soapenv:Body&gt;</text:p>
      <text:p text:style-name="P208">&lt;/soapenv:Envelope&gt;</text:p>
      <text:p text:style-name="P4"/>
      <text:p text:style-name="P4"/>
      <text:p text:style-name="P13">Päringu vastuse näide</text:p>
      <text:p text:style-name="P156"/>
      <text:p text:style-name="P106"><text:span text:style-name="T75">X-tee sõnumiprotokoll v</text:span><text:span text:style-name="T104">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sendDocumen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sendDocumentResponse&gt;</text:p>
      <text:p text:style-name="P32"><text:s text:c="9"/>&lt;paring&gt;</text:p>
      <text:p text:style-name="P32"><text:s text:c="12"/>&lt;document_id&gt;46&lt;/document_id&gt;</text:p>
      <text:p text:style-name="P32"><text:s text:c="12"/>&lt;recipient_list&gt;</text:p>
      <text:p text:style-name="P32"><text:s text:c="15"/>&lt;code&gt;EE38407054916&lt;/code&gt;</text:p>
      <text:p text:style-name="P32"><text:s text:c="15"/>&lt;code&gt;99954321&lt;/code&gt;</text:p>
      <text:p text:style-name="P32"><text:s text:c="12"/>&lt;/recipient_list&gt;</text:p>
      <text:p text:style-name="P32"><text:s text:c="9"/>&lt;/paring&gt;</text:p>
      <text:p text:style-name="P32"><text:s text:c="9"/>&lt;keha&gt;</text:p>
      <text:p text:style-name="P32"><text:s text:c="12"/>&lt;success&gt;true&lt;/success&gt;</text:p>
      <text:p text:style-name="P32"><text:s text:c="12"/>&lt;recipient_list&gt;</text:p>
      <text:p text:style-name="P32"><text:s text:c="15"/>&lt;recipient&gt;</text:p>
      <text:p text:style-name="P32"><text:s text:c="18"/>&lt;code&gt;EE38407054916&lt;/code&gt;</text:p>
      <text:p text:style-name="P32"><text:s text:c="18"/>&lt;success&gt;true&lt;/success&gt;</text:p>
      <text:p text:style-name="P32"><text:s text:c="15"/>&lt;/recipient&gt;</text:p>
      <text:p text:style-name="P32"><text:s text:c="15"/>&lt;recipient&gt;</text:p>
      <text:p text:style-name="P32"><text:soft-page-break/><text:s text:c="18"/>&lt;code&gt;99954321&lt;/code&gt;</text:p>
      <text:p text:style-name="P32"><text:s text:c="18"/>&lt;success&gt;true&lt;/success&gt;</text:p>
      <text:p text:style-name="P32"><text:s text:c="15"/>&lt;/recipient&gt;</text:p>
      <text:p text:style-name="P32"><text:s text:c="12"/>&lt;/recipient_list&gt;</text:p>
      <text:p text:style-name="P32"><text:s text:c="9"/>&lt;/keha&gt;</text:p>
      <text:p text:style-name="P32"><text:s text:c="6"/>&lt;/adit:sendDocumentResponse&gt;</text:p>
      <text:p text:style-name="P32"><text:s text:c="3"/>&lt;/SOAP-ENV:Body&gt;</text:p>
      <text:p text:style-name="P32">&lt;/SOAP-ENV:Envelope&gt;</text:p>
      <text:p text:style-name="Normal"/>
      <text:p text:style-name="P111"><text:span text:style-name="T75">X-tee sõnumiprotokoll v</text:span><text:span text:style-name="T107">4</text:span><text:span text:style-name="T81">.</text:span><text:span text:style-name="T75">0</text:span></text:p>
      <text:p text:style-name="P210">&lt;<text:span text:style-name="T69">SOAP-ENV</text:span>:Envelope <text:span text:style-name="T69">xmlns:SOAP-ENV="http://schemas.xmlsoap.org/soap/envelope/"</text:span></text:p>
      <text:p text:style-name="P210"><text:tab/>xmlns:adit="http://producers.ametlikud-dokumendid.xtee.riik.ee/producer/ametlikud-dokumendid"</text:p>
      <text:p text:style-name="P210"><text:tab/>xmlns:xrd="http://x-road.eu/xsd/xroad.xsd"</text:p>
      <text:p text:style-name="P210"><text:tab/>xmlns:id="http://x-road.eu/xsd/identifiers"&gt;</text:p>
      <text:p text:style-name="P210"><text:s text:c="4"/>&lt;<text:span text:style-name="T69">SOAP-ENV</text:span>:Header&gt;</text:p>
      <text:p text:style-name="P210"><text:s text:c="8"/>&lt;xrd:<text:span text:style-name="T66">client</text:span> id:objectType="MEMBER"&gt;</text:p>
      <text:p text:style-name="P210"><text:s text:c="12"/>&lt;id:xRoadInstance&gt;EE&lt;/id:xRoadInstance&gt;</text:p>
      <text:p text:style-name="P210"><text:s text:c="12"/>&lt;id:memberClass&gt;BUSINESS&lt;/id:memberClass&gt;</text:p>
      <text:p text:style-name="P210"><text:s text:c="12"/>&lt;id:memberCode&gt;12345678&lt;/id:memberCode&gt;</text:p>
      <text:p text:style-name="P210"><text:s text:c="8"/>&lt;/xrd:<text:span text:style-name="T29">client</text:span>&gt;</text:p>
      <text:p text:style-name="P210"><text:s text:c="8"/>&lt;xrd:<text:span text:style-name="T66">service</text:span> id:objectType="SERVICE"&gt;</text:p>
      <text:p text:style-name="P210"><text:s text:c="12"/>&lt;id:xRoadInstance&gt;EE&lt;/id:xRoadInstance&gt;</text:p>
      <text:p text:style-name="P210"><text:s text:c="12"/>&lt;id:memberClass&gt;GOV&lt;/id:memberClass&gt;</text:p>
      <text:p text:style-name="P210"><text:s text:c="12"/>&lt;id:memberCode&gt;70006317&lt;/id:memberCode&gt;<text:tab/></text:p>
      <text:p text:style-name="P210"><text:s text:c="12"/>&lt;id:subsystemCode&gt;ametlikud-dokumendid&lt;/id:subsystemCode&gt;</text:p>
      <text:p text:style-name="P210"><text:s text:c="12"/>&lt;id:serviceCode&gt;<text:span text:style-name="T153">sendDocument</text:span>&lt;/id:serviceCode&gt;</text:p>
      <text:p text:style-name="P210"><text:s text:c="12"/>&lt;id:serviceVersion&gt;v1&lt;/id:serviceVersion&gt;</text:p>
      <text:p text:style-name="P210"><text:s text:c="8"/>&lt;/xrd:<text:span text:style-name="T29">service</text:span>&gt;</text:p>
      <text:p text:style-name="P210"><text:s text:c="8"/>&lt;xrd:<text:span text:style-name="T66">userId</text:span>&gt;EE37901130250&lt;/xrd:userId&gt;</text:p>
      <text:p text:style-name="P210"><text:s text:c="8"/>&lt;xrd:<text:span text:style-name="T66">id</text:span>&gt;3cf04253-db0c-4d1d-8105-791472d88437&lt;/xrd:id&gt;</text:p>
      <text:p text:style-name="P210"><text:s text:c="8"/>&lt;xrd:<text:span text:style-name="T66">protocolVersion</text:span>&gt;4.0&lt;/xrd:protocolVersion&gt;</text:p>
      <text:p text:style-name="P210"><text:s text:c="4"/>&lt;/<text:span text:style-name="T69">SOAP-ENV</text:span>:Header&gt;</text:p>
      <text:p text:style-name="P210"><text:s text:c="4"/>&lt;SOAP-ENV:Body&gt;</text:p>
      <text:p text:style-name="P210"><text:s text:c="8"/>&lt;adit:sendDocumentResponse&gt;</text:p>
      <text:p text:style-name="P210"><text:s text:c="12"/>&lt;keha&gt;</text:p>
      <text:p text:style-name="P210"><text:s text:c="16"/>&lt;success&gt;true&lt;/success&gt;</text:p>
      <text:p text:style-name="P210"><text:s text:c="16"/>&lt;recipient_list&gt;</text:p>
      <text:p text:style-name="P210"><text:s text:c="20"/>&lt;recipient&gt;</text:p>
      <text:p text:style-name="P210"><text:s text:c="24"/>&lt;code&gt;EE38407054916&lt;/code&gt;</text:p>
      <text:p text:style-name="P210"><text:s text:c="24"/>&lt;success&gt;true&lt;/success&gt;</text:p>
      <text:p text:style-name="P210"><text:s text:c="20"/>&lt;/recipient&gt;</text:p>
      <text:p text:style-name="P210"><text:s text:c="20"/>&lt;recipient&gt;</text:p>
      <text:p text:style-name="P210"><text:s text:c="24"/>&lt;code&gt;99954321&lt;/code&gt;</text:p>
      <text:p text:style-name="P210"><text:s text:c="24"/>&lt;success&gt;true&lt;/success&gt;</text:p>
      <text:p text:style-name="P210"><text:s text:c="20"/>&lt;/recipient&gt;</text:p>
      <text:p text:style-name="P210"><text:s text:c="16"/>&lt;/recipient_list&gt;</text:p>
      <text:p text:style-name="P210"><text:s text:c="12"/>&lt;/keha&gt;</text:p>
      <text:p text:style-name="P210"><text:s text:c="8"/>&lt;/adit:sendDocumentResponse&gt;</text:p>
      <text:p text:style-name="P210"><text:s text:c="4"/>&lt;/SOAP-ENV:Body&gt;</text:p>
      <text:p text:style-name="P209">&lt;/SOAP-ENV:Envelope&gt;</text:p>
      <text:h text:style-name="P257" text:outline-level="1"><text:bookmark-start text:name="__RefHeading___Toc44918_1648564678"/><text:line-break/><text:bookmark-start text:name="_Toc269120315"/><text:bookmark-start text:name="_Toc269120584"/><text:bookmark-start text:name="_Toc269122901"/><text:bookmark-start text:name="_Toc269124343"/><text:bookmark-start text:name="_Toc269126607"/><text:bookmark-start text:name="_Toc379789505"/><text:bookmark-start text:name="_Toc310595939"/><text:bookmark-start text:name="_Toc290888222"/><text:bookmark-start text:name="_Toc290045533"/><text:bookmark-start text:name="_Toc273352549"/><text:bookmark-start text:name="_Toc273345942"/><text:bookmark-start text:name="_Toc271627647"/><text:bookmark-start text:name="_Toc271552514"/><text:bookmark-start text:name="_Toc271551519"/><text:bookmark-start text:name="_Toc271031540"/><text:bookmark-start text:name="_Toc270424937"/><text:bookmark-start text:name="_Toc270420753"/><text:bookmark-start text:name="_Toc269128825"/>ShareDocument.v1<text:bookmark-end text:name="__RefHeading___Toc44918_1648564678"/><text:bookmark-end text:name="_Toc269120315"/><text:bookmark-end text:name="_Toc269120584"/><text:bookmark-end text:name="_Toc269122901"/><text:bookmark-end text:name="_Toc269124343"/><text:bookmark-end text:name="_Toc269126607"/><text:bookmark-end text:name="_Toc379789505"/><text:bookmark-end text:name="_Toc310595939"/><text:bookmark-end text:name="_Toc290888222"/><text:bookmark-end text:name="_Toc290045533"/><text:bookmark-end text:name="_Toc273352549"/><text:bookmark-end text:name="_Toc273345942"/><text:bookmark-end text:name="_Toc271627647"/><text:bookmark-end text:name="_Toc271552514"/><text:bookmark-end text:name="_Toc271551519"/><text:bookmark-end text:name="_Toc271031540"/><text:bookmark-end text:name="_Toc270424937"/><text:bookmark-end text:name="_Toc270420753"/><text:bookmark-end text:name="_Toc269128825"/></text:h>
      <text:p text:style-name="Normal"><text:span text:style-name="Default_20_Paragraph_20_Font"><text:span text:style-name="T2">Päring võimaldab jagada dokumendi teistele kasutajatele. Dokumendi jagamine on lubatud ainult kasutajatele, kes ei ole DVK kasutajad. Dokumendi jagamiseks peab kasutaja olema selle dokumendi omanik. Dokumendi jagamisel dokument lukustub – dokumendi andmeid ei </text:span></text:span><text:soft-page-break/><text:span text:style-name="Default_20_Paragraph_20_Font"><text:span text:style-name="T2">saa muuta. Päringu vastuses tagastatakse päringu töötlemise üleüldine õnnestumine parameetriga „success“ – kui selle elemendi väärtuseks on „true“, siis õnnestus dokumendi jagamine kõikidele adressaatidele, vastasel juhul ebaõnnestus dokumendi jagamine kas vähemalt ühele või kõigile adressaatidele. Iga adressaadi juures on eraldi välja toodud, kas jagamine õnnestus või mitte.</text:span></text:span></text:p>
      <text:p text:style-name="P4"/>
      <text:p text:style-name="P4">Parameetrid</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Normal"><text:span text:style-name="Default_20_Paragraph_20_Font"><text:span text:style-name="T8">Nimi</text:span></text:span></text:p>
          </table:table-cell>
          <table:table-cell table:style-name="Table39.B1" office:value-type="string">
            <text:p text:style-name="Normal"><text:span text:style-name="Default_20_Paragraph_20_Font"><text:span text:style-name="T8">Kirjeldus</text:span></text:span></text:p>
          </table:table-cell>
          <table:table-cell table:style-name="Table39.A1" office:value-type="string">
            <text:p text:style-name="Normal"><text:span text:style-name="Default_20_Paragraph_20_Font"><text:span text:style-name="T8">Väärtuse tüüp</text:span></text:span></text:p>
          </table:table-cell>
          <table:table-cell table:style-name="Table39.A1" office:value-type="string">
            <text:p text:style-name="Normal"><text:span text:style-name="Default_20_Paragraph_20_Font"><text:span text:style-name="T8">Väärtuse näide</text:span></text:span></text:p>
          </table:table-cell>
        </table:table-row>
        <table:table-row>
          <table:table-cell table:style-name="Table39.A1" office:value-type="string">
            <text:p text:style-name="Normal"><text:span text:style-name="Default_20_Paragraph_20_Font"><text:span text:style-name="T1">Document_id</text:span></text:span></text:p>
          </table:table-cell>
          <table:table-cell table:style-name="Table39.B1" office:value-type="string">
            <text:p text:style-name="Normal"><text:span text:style-name="Default_20_Paragraph_20_Font"><text:span text:style-name="T1">Dokumendi Id</text:span></text:span></text:p>
          </table:table-cell>
          <table:table-cell table:style-name="Table39.A1" office:value-type="string">
            <text:p text:style-name="Normal"><text:span text:style-name="Default_20_Paragraph_20_Font"><text:span text:style-name="T1">Integer</text:span></text:span></text:p>
          </table:table-cell>
          <table:table-cell table:style-name="Table39.A1" office:value-type="string">
            <text:p text:style-name="Normal"><text:span text:style-name="Default_20_Paragraph_20_Font"><text:span text:style-name="T1">46</text:span></text:span></text:p>
          </table:table-cell>
        </table:table-row>
        <table:table-row>
          <table:table-cell table:style-name="Table39.A1" office:value-type="string">
            <text:p text:style-name="Normal"><text:span text:style-name="Default_20_Paragraph_20_Font"><text:span text:style-name="T1">Recipient_list</text:span></text:span></text:p>
          </table:table-cell>
          <table:table-cell table:style-name="Table39.B1" office:value-type="string">
            <text:p text:style-name="Normal"><text:span text:style-name="Default_20_Paragraph_20_Font"><text:span text:style-name="T1">Adressaatide konteiner</text:span></text:span></text:p>
          </table:table-cell>
          <table:table-cell table:style-name="Table39.A1" office:value-type="string">
            <text:p text:style-name="P4"/>
          </table:table-cell>
          <table:table-cell table:style-name="Table39.A1" office:value-type="string">
            <text:p text:style-name="P4"/>
          </table:table-cell>
        </table:table-row>
        <table:table-row>
          <table:table-cell table:style-name="Table39.A1" office:value-type="string">
            <text:p text:style-name="Normal"><text:span text:style-name="Default_20_Paragraph_20_Font"><text:span text:style-name="T1">Recipient_list.code</text:span></text:span></text:p>
          </table:table-cell>
          <table:table-cell table:style-name="Table39.B1" office:value-type="string">
            <text:p text:style-name="Normal"><text:span text:style-name="Default_20_Paragraph_20_Font"><text:span text:style-name="T1">Adressaadi kood</text:span></text:span></text:p>
          </table:table-cell>
          <table:table-cell table:style-name="Table39.A1" office:value-type="string">
            <text:p text:style-name="Normal"><text:span text:style-name="Default_20_Paragraph_20_Font"><text:span text:style-name="T1">String</text:span></text:span></text:p>
          </table:table-cell>
          <table:table-cell table:style-name="Table39.A1" office:value-type="string">
            <text:p text:style-name="Normal"><text:span text:style-name="Default_20_Paragraph_20_Font"><text:span text:style-name="T22">EE38407054916</text:span></text:span></text:p>
          </table:table-cell>
        </table:table-row>
        <table:table-row>
          <table:table-cell table:style-name="Table39.A1" office:value-type="string">
            <text:p text:style-name="Normal"><text:span text:style-name="Default_20_Paragraph_20_Font"><text:span text:style-name="T1">Reason_for_sharing</text:span></text:span></text:p>
          </table:table-cell>
          <table:table-cell table:style-name="Table39.B1" office:value-type="string">
            <text:p text:style-name="Normal"><text:span text:style-name="Default_20_Paragraph_20_Font"><text:span text:style-name="T1">Jagamise eesmärk vabatekstina</text:span></text:span></text:p>
          </table:table-cell>
          <table:table-cell table:style-name="Table39.A1" office:value-type="string">
            <text:p text:style-name="Normal"><text:span text:style-name="Default_20_Paragraph_20_Font"><text:span text:style-name="T1">String</text:span></text:span></text:p>
          </table:table-cell>
          <table:table-cell table:style-name="Table39.A1" office:value-type="string">
            <text:p text:style-name="Normal"><text:span text:style-name="Default_20_Paragraph_20_Font"><text:span text:style-name="T1">Teadmiseks</text:span></text:span></text:p>
          </table:table-cell>
        </table:table-row>
        <table:table-row>
          <table:table-cell table:style-name="Table39.A1" office:value-type="string">
            <text:p text:style-name="Normal"><text:span text:style-name="Default_20_Paragraph_20_Font"><text:span text:style-name="T1">Shared_for_signing</text:span></text:span></text:p>
          </table:table-cell>
          <table:table-cell table:style-name="Table39.B1" office:value-type="string">
            <text:p text:style-name="Normal"><text:span text:style-name="Default_20_Paragraph_20_Font"><text:span text:style-name="T1">Näitab, kas jagamise põhjuseks on allkirjastamine</text:span></text:span></text:p>
          </table:table-cell>
          <table:table-cell table:style-name="Table39.A1" office:value-type="string">
            <text:p text:style-name="Normal"><text:span text:style-name="Default_20_Paragraph_20_Font"><text:span text:style-name="T1">Boolean</text:span></text:span></text:p>
          </table:table-cell>
          <table:table-cell table:style-name="Table39.A1" office:value-type="string">
            <text:p text:style-name="Normal"><text:span text:style-name="Default_20_Paragraph_20_Font"><text:span text:style-name="T1">False</text:span></text:span></text:p>
          </table:table-cell>
        </table:table-row>
      </table:table>
      <text:p text:style-name="P4"/>
      <text:p text:style-name="P13">Päringu näide</text:p>
      <text:p text:style-name="P156"/>
      <text:p text:style-name="P106"><text:span text:style-name="T75">X-tee sõnumiprotokoll v</text:span><text:span text:style-name="T104">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5"/>&lt;xtee:nimi&gt;ametlikud-dokumendid.shareDocument.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shareDocument&gt;</text:p>
      <text:p text:style-name="P32"><text:s text:c="9"/>&lt;keha&gt;</text:p>
      <text:p text:style-name="P32"><text:s text:c="12"/>&lt;document_id&gt;46&lt;/document_id&gt;</text:p>
      <text:p text:style-name="P32"><text:s text:c="12"/>&lt;recipient_list&gt;</text:p>
      <text:p text:style-name="P32"><text:s text:c="15"/>&lt;code&gt;EE38407054916&lt;/code&gt;</text:p>
      <text:p text:style-name="P32"><text:s text:c="15"/>&lt;code&gt;EE48407089933&lt;/code&gt;</text:p>
      <text:p text:style-name="P32"><text:s text:c="12"/>&lt;/recipient_list&gt;</text:p>
      <text:p text:style-name="P32"><text:s text:c="12"/>&lt;reason_for_sharing&gt;teadmiseks&lt;/reason_for_sharing&gt;</text:p>
      <text:p text:style-name="P32"><text:s text:c="12"/>&lt;shared_for_signing&gt;false&lt;/shared_for_signing&gt;</text:p>
      <text:p text:style-name="P32"><text:s text:c="9"/>&lt;/keha&gt;</text:p>
      <text:p text:style-name="P32"><text:s text:c="6"/>&lt;/adit:shareDocument&gt;</text:p>
      <text:p text:style-name="P32"><text:s text:c="3"/>&lt;/soapenv:Body&gt;</text:p>
      <text:p text:style-name="P32">&lt;/soapenv:Envelope&gt;</text:p>
      <text:p text:style-name="P262"/>
      <text:p text:style-name="P112"><text:span text:style-name="T75">X-tee sõnumiprotokoll v</text:span><text:span text:style-name="T108">4</text:span><text:span text:style-name="T81">.</text:span><text:span text:style-name="T75">0</text:span></text:p>
      <text:p text:style-name="P212">&lt;soapenv:Envelope xmlns:soapenv="http://schemas.xmlsoap.org/soap/envelope/"</text:p>
      <text:p text:style-name="P212"><text:tab/>xmlns:adit="http://producers.ametlikud-dokumendid.xtee.riik.ee/producer/ametlikud-dokumendid"</text:p>
      <text:p text:style-name="P212"><text:tab/>xmlns:xrd="http://x-road.eu/xsd/xroad.xsd"</text:p>
      <text:p text:style-name="P212"><text:tab/>xmlns:id="http://x-road.eu/xsd/identifiers"&gt;</text:p>
      <text:p text:style-name="P212"><text:s text:c="4"/>&lt;soapenv:Header&gt;</text:p>
      <text:p text:style-name="P212"><text:s text:c="8"/>&lt;xrd:<text:span text:style-name="T66">client</text:span> id:objectType="MEMBER"&gt;</text:p>
      <text:p text:style-name="P212"><text:s text:c="12"/>&lt;id:xRoadInstance&gt;EE&lt;/id:xRoadInstance&gt;</text:p>
      <text:p text:style-name="P212"><text:soft-page-break/><text:s text:c="12"/>&lt;id:memberClass&gt;BUSINESS&lt;/id:memberClass&gt;</text:p>
      <text:p text:style-name="P212"><text:s text:c="12"/>&lt;id:memberCode&gt;12345678&lt;/id:memberCode&gt;</text:p>
      <text:p text:style-name="P212"><text:s text:c="8"/>&lt;/xrd:<text:span text:style-name="T29">client</text:span>&gt;</text:p>
      <text:p text:style-name="P212"><text:s text:c="8"/>&lt;xrd:<text:span text:style-name="T66">service</text:span> id:objectType="SERVICE"&gt;</text:p>
      <text:p text:style-name="P212"><text:s text:c="12"/>&lt;id:xRoadInstance&gt;EE&lt;/id:xRoadInstance&gt;</text:p>
      <text:p text:style-name="P212"><text:s text:c="12"/>&lt;id:memberClass&gt;GOV&lt;/id:memberClass&gt;</text:p>
      <text:p text:style-name="P212"><text:s text:c="12"/>&lt;id:memberCode&gt;70006317&lt;/id:memberCode&gt;</text:p>
      <text:p text:style-name="P212"><text:tab/><text:tab/><text:tab/></text:p>
      <text:p text:style-name="P212"><text:s text:c="12"/>&lt;id:subsystemCode&gt;ametlikud-dokumendid&lt;/id:subsystemCode&gt;</text:p>
      <text:p text:style-name="P212"><text:s text:c="12"/>&lt;id:serviceCode&gt;<text:span text:style-name="T154">shareDocument</text:span>&lt;/id:serviceCode&gt;</text:p>
      <text:p text:style-name="P212"><text:s text:c="12"/>&lt;id:serviceVersion&gt;v1&lt;/id:serviceVersion&gt;</text:p>
      <text:p text:style-name="P212"><text:s text:c="8"/>&lt;/xrd:<text:span text:style-name="T29">service</text:span>&gt;</text:p>
      <text:p text:style-name="P212"><text:s text:c="8"/>&lt;xrd:<text:span text:style-name="T66">userId</text:span>&gt;EE37901130250&lt;/xrd:userId&gt;</text:p>
      <text:p text:style-name="P212"><text:s text:c="8"/>&lt;xrd:<text:span text:style-name="T66">id</text:span>&gt;3cf04253-db0c-4d1d-8105-791472d88437&lt;/xrd:id&gt;</text:p>
      <text:p text:style-name="P212"><text:s text:c="8"/>&lt;xrd:<text:span text:style-name="T66">protocolVersion</text:span>&gt;4.0&lt;/xrd:protocolVersion&gt;</text:p>
      <text:p text:style-name="P212"/>
      <text:p text:style-name="P212"><text:s text:c="8"/>&lt;adit:infosysteem&gt;<text:span text:style-name="T70">KOV</text:span>&lt;/adit:infosysteem&gt;</text:p>
      <text:p text:style-name="P212"><text:s text:c="4"/>&lt;/soapenv:Header&gt;</text:p>
      <text:p text:style-name="P212"><text:s text:c="4"/>&lt;soapenv:Body&gt;</text:p>
      <text:p text:style-name="P212"><text:s text:c="8"/>&lt;adit:shareDocument&gt;</text:p>
      <text:p text:style-name="P212"><text:s text:c="12"/>&lt;keha&gt;</text:p>
      <text:p text:style-name="P212"><text:s text:c="16"/>&lt;document_id&gt;46&lt;/document_id&gt;</text:p>
      <text:p text:style-name="P212"><text:s text:c="16"/>&lt;recipient_list&gt;</text:p>
      <text:p text:style-name="P212"><text:s text:c="20"/>&lt;code&gt;EE38407054916&lt;/code&gt;</text:p>
      <text:p text:style-name="P212"><text:s text:c="20"/>&lt;code&gt;EE48407089933&lt;/code&gt;</text:p>
      <text:p text:style-name="P212"><text:s text:c="16"/>&lt;/recipient_list&gt;</text:p>
      <text:p text:style-name="P212"><text:s text:c="16"/>&lt;reason_for_sharing&gt;teadmiseks&lt;/reason_for_sharing&gt;</text:p>
      <text:p text:style-name="P212"><text:s text:c="16"/>&lt;shared_for_signing&gt;false&lt;/shared_for_signing&gt;</text:p>
      <text:p text:style-name="P212"><text:s text:c="12"/>&lt;/keha&gt;</text:p>
      <text:p text:style-name="P212"><text:s text:c="8"/>&lt;/adit:shareDocument&gt;</text:p>
      <text:p text:style-name="P212"><text:s text:c="4"/>&lt;/soapenv:Body&gt;</text:p>
      <text:p text:style-name="P211">&lt;/soapenv:Envelope&gt;</text:p>
      <text:p text:style-name="P4"/>
      <text:p text:style-name="P4"/>
      <text:p text:style-name="P13">Päringu vastuse näide</text:p>
      <text:p text:style-name="P156"/>
      <text:p text:style-name="P106"><text:span text:style-name="T75">X-tee sõnumiprotokoll v</text:span><text:span text:style-name="T104">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shareDocumen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shareDocumentResponse&gt;</text:p>
      <text:p text:style-name="P32"><text:s text:c="9"/>&lt;paring&gt;</text:p>
      <text:p text:style-name="P32"><text:s text:c="12"/>&lt;document_id&gt;46&lt;/document_id&gt;</text:p>
      <text:p text:style-name="P32"><text:s text:c="12"/>&lt;recipient_list&gt;</text:p>
      <text:p text:style-name="P32"><text:s text:c="15"/>&lt;code&gt;EE38407054916&lt;/code&gt;</text:p>
      <text:p text:style-name="P32"><text:s text:c="15"/>&lt;code&gt;EE48407089933&lt;/code&gt;</text:p>
      <text:p text:style-name="P32"><text:s text:c="12"/>&lt;/recipient_list&gt;</text:p>
      <text:p text:style-name="P32"><text:s text:c="12"/>&lt;reason_for_sharing&gt;teadmiseks&lt;/reason_for_sharing&gt;</text:p>
      <text:p text:style-name="P32"><text:soft-page-break/><text:s text:c="12"/>&lt;shared_for_signing&gt;false&lt;/shared_for_signing&gt;</text:p>
      <text:p text:style-name="P32"><text:s text:c="9"/>&lt;/paring&gt;</text:p>
      <text:p text:style-name="P32"><text:s text:c="9"/>&lt;keha&gt;</text:p>
      <text:p text:style-name="P32"><text:s text:c="12"/>&lt;success&gt;false&lt;/success&gt;</text:p>
      <text:p text:style-name="P32"><text:s text:c="12"/>&lt;messages&gt;</text:p>
      <text:p text:style-name="P32"><text:s text:c="15"/>&lt;message lang="en"&gt;Unable to share document to some or all of the users.&lt;/message&gt;</text:p>
      <text:p text:style-name="P32"><text:s text:c="12"/>&lt;/messages&gt;</text:p>
      <text:p text:style-name="P32"><text:s text:c="12"/>&lt;recipient_list&gt;</text:p>
      <text:p text:style-name="P32"><text:s text:c="15"/>&lt;recipient&gt;</text:p>
      <text:p text:style-name="P32"><text:s text:c="18"/>&lt;code&gt;EE38407054916&lt;/code&gt;</text:p>
      <text:p text:style-name="P32"><text:s text:c="18"/>&lt;success&gt;false&lt;/success&gt;</text:p>
      <text:p text:style-name="P32"><text:s text:c="18"/>&lt;messages&gt;</text:p>
      <text:p text:style-name="P32"><text:s text:c="21"/>&lt;message lang="en"&gt;Unable to share document. Recipient account is inactive (deleted).&lt;/message&gt;</text:p>
      <text:p text:style-name="P32"><text:s text:c="18"/>&lt;/messages&gt;</text:p>
      <text:p text:style-name="P32"><text:s text:c="15"/>&lt;/recipient&gt;</text:p>
      <text:p text:style-name="P32"><text:s text:c="15"/>&lt;recipient&gt;</text:p>
      <text:p text:style-name="P32"><text:s text:c="18"/>&lt;code&gt;EE48407089933&lt;/code&gt;</text:p>
      <text:p text:style-name="P32"><text:s text:c="18"/>&lt;success&gt;true&lt;/success&gt;</text:p>
      <text:p text:style-name="P32"><text:s text:c="18"/>&lt;messages&gt;</text:p>
      <text:p text:style-name="P32"><text:s text:c="21"/>&lt;message lang="en"&gt;Document was successfully shared.&lt;/message&gt;</text:p>
      <text:p text:style-name="P32"><text:s text:c="18"/>&lt;/messages&gt;</text:p>
      <text:p text:style-name="P32"><text:s text:c="15"/>&lt;/recipient&gt;</text:p>
      <text:p text:style-name="P32"><text:s text:c="12"/>&lt;/recipient_list&gt;</text:p>
      <text:p text:style-name="P32"><text:s text:c="9"/>&lt;/keha&gt;</text:p>
      <text:p text:style-name="P32"><text:s text:c="6"/>&lt;/adit:shareDocumentResponse&gt;</text:p>
      <text:p text:style-name="P32"><text:s text:c="3"/>&lt;/SOAP-ENV:Body&gt;</text:p>
      <text:p text:style-name="P32">&lt;/SOAP-ENV:Envelope&gt;</text:p>
      <text:p text:style-name="P4"/>
      <text:p text:style-name="P113"><text:span text:style-name="T75">X-tee sõnumiprotokoll v</text:span><text:span text:style-name="T109">4</text:span><text:span text:style-name="T81">.</text:span><text:span text:style-name="T75">0</text:span></text:p>
      <text:p text:style-name="P213">&lt;<text:span text:style-name="T69">SOAP-ENV</text:span>:Envelope <text:span text:style-name="T69">xmlns:SOAP-ENV="http://schemas.xmlsoap.org/soap/envelope/"</text:span></text:p>
      <text:p text:style-name="P213"><text:tab/>xmlns:adit="http://producers.ametlikud-dokumendid.xtee.riik.ee/producer/ametlikud-dokumendid"</text:p>
      <text:p text:style-name="P213"><text:tab/>xmlns:xrd="http://x-road.eu/xsd/xroad.xsd"</text:p>
      <text:p text:style-name="P213"><text:tab/>xmlns:id="http://x-road.eu/xsd/identifiers"&gt;</text:p>
      <text:p text:style-name="P213"><text:s text:c="4"/>&lt;<text:span text:style-name="T69">SOAP-ENV</text:span>:Header&gt;</text:p>
      <text:p text:style-name="P213"><text:s text:c="8"/>&lt;xrd:<text:span text:style-name="T66">client</text:span> id:objectType="MEMBER"&gt;</text:p>
      <text:p text:style-name="P213"><text:s text:c="12"/>&lt;id:xRoadInstance&gt;EE&lt;/id:xRoadInstance&gt;</text:p>
      <text:p text:style-name="P213"><text:s text:c="12"/>&lt;id:memberClass&gt;BUSINESS&lt;/id:memberClass&gt;</text:p>
      <text:p text:style-name="P213"><text:s text:c="12"/>&lt;id:memberCode&gt;12345678&lt;/id:memberCode&gt;</text:p>
      <text:p text:style-name="P213"><text:s text:c="8"/>&lt;/xrd:<text:span text:style-name="T29">client</text:span>&gt;</text:p>
      <text:p text:style-name="P213"><text:s text:c="8"/>&lt;xrd:<text:span text:style-name="T66">service</text:span> id:objectType="SERVICE"&gt;</text:p>
      <text:p text:style-name="P213"><text:s text:c="12"/>&lt;id:xRoadInstance&gt;EE&lt;/id:xRoadInstance&gt;</text:p>
      <text:p text:style-name="P213"><text:s text:c="12"/>&lt;id:memberClass&gt;GOV&lt;/id:memberClass&gt;</text:p>
      <text:p text:style-name="P213"><text:s text:c="12"/>&lt;id:memberCode&gt;70006317&lt;/id:memberCode&gt;<text:tab/></text:p>
      <text:p text:style-name="P213"><text:s text:c="12"/>&lt;id:subsystemCode&gt;ametlikud-dokumendid&lt;/id:subsystemCode&gt;</text:p>
      <text:p text:style-name="P215"><text:s text:c="12"/>&lt;id:serviceCode&gt;shareDocument&lt;/id:serviceCode&gt;</text:p>
      <text:p text:style-name="P213"><text:s text:c="12"/>&lt;id:serviceVersion&gt;v1&lt;/id:serviceVersion&gt;</text:p>
      <text:p text:style-name="P213"><text:s text:c="8"/>&lt;/xrd:<text:span text:style-name="T29">service</text:span>&gt;</text:p>
      <text:p text:style-name="P213"><text:s text:c="8"/>&lt;xrd:<text:span text:style-name="T66">userId</text:span>&gt;EE37901130250&lt;/xrd:userId&gt;</text:p>
      <text:p text:style-name="P213"><text:s text:c="8"/>&lt;xrd:<text:span text:style-name="T66">id</text:span>&gt;3cf04253-db0c-4d1d-8105-791472d88437&lt;/xrd:id&gt;</text:p>
      <text:p text:style-name="P213"><text:s text:c="8"/>&lt;xrd:<text:span text:style-name="T66">protocolVersion</text:span>&gt;4.0&lt;/xrd:protocolVersion&gt;</text:p>
      <text:p text:style-name="P213"><text:s text:c="4"/>&lt;/<text:span text:style-name="T69">SOAP-ENV</text:span>:Header&gt;</text:p>
      <text:p text:style-name="P214"><text:s text:c="4"/>&lt;SOAP-ENV:Body&gt;</text:p>
      <text:p text:style-name="P214"><text:s text:c="8"/>&lt;adit:shareDocumentResponse&gt;</text:p>
      <text:p text:style-name="P214"><text:s text:c="12"/>&lt;keha&gt;</text:p>
      <text:p text:style-name="P214"><text:s text:c="16"/>&lt;success&gt;false&lt;/success&gt;</text:p>
      <text:p text:style-name="P214"><text:s text:c="16"/>&lt;messages&gt;</text:p>
      <text:p text:style-name="P214"><text:s text:c="20"/>&lt;message lang="en"&gt;Unable to share document to some or all of the users.&lt;/message&gt;</text:p>
      <text:p text:style-name="P214"><text:soft-page-break/><text:s text:c="16"/>&lt;/messages&gt;</text:p>
      <text:p text:style-name="P214"><text:s text:c="16"/>&lt;recipient_list&gt;</text:p>
      <text:p text:style-name="P214"><text:s text:c="20"/>&lt;recipient&gt;</text:p>
      <text:p text:style-name="P214"><text:s text:c="24"/>&lt;code&gt;EE38407054916&lt;/code&gt;</text:p>
      <text:p text:style-name="P214"><text:s text:c="24"/>&lt;success&gt;false&lt;/success&gt;</text:p>
      <text:p text:style-name="P214"><text:s text:c="24"/>&lt;messages&gt;</text:p>
      <text:p text:style-name="P214"><text:s text:c="28"/>&lt;message lang="en"&gt;</text:p>
      <text:p text:style-name="P214"><text:s text:c="32"/>Unable to share document. Recipient account is inactive (deleted).</text:p>
      <text:p text:style-name="P214"><text:s text:c="28"/>&lt;/message&gt;</text:p>
      <text:p text:style-name="P214"><text:s text:c="24"/>&lt;/messages&gt;</text:p>
      <text:p text:style-name="P214"><text:s text:c="20"/>&lt;/recipient&gt;</text:p>
      <text:p text:style-name="P214"><text:s text:c="20"/>&lt;recipient&gt;</text:p>
      <text:p text:style-name="P214"><text:s text:c="24"/>&lt;code&gt;EE48407089933&lt;/code&gt;</text:p>
      <text:p text:style-name="P214"><text:s text:c="24"/>&lt;success&gt;true&lt;/success&gt;</text:p>
      <text:p text:style-name="P214"><text:s text:c="24"/>&lt;messages&gt;</text:p>
      <text:p text:style-name="P214"><text:s text:c="28"/>&lt;message lang="en"&gt;Document was successfully shared.&lt;/message&gt;</text:p>
      <text:p text:style-name="P214"><text:s text:c="24"/>&lt;/messages&gt;</text:p>
      <text:p text:style-name="P214"><text:s text:c="20"/>&lt;/recipient&gt;</text:p>
      <text:p text:style-name="P214"><text:s text:c="16"/>&lt;/recipient_list&gt;</text:p>
      <text:p text:style-name="P214"><text:s text:c="12"/>&lt;/keha&gt;</text:p>
      <text:p text:style-name="P214"><text:s text:c="8"/>&lt;/adit:shareDocumentResponse&gt;</text:p>
      <text:p text:style-name="P214"><text:s text:c="4"/>&lt;/SOAP-ENV:Body&gt;</text:p>
      <text:p text:style-name="P213">&lt;/SOAP-ENV:Envelope&gt;</text:p>
      <text:h text:style-name="P253" text:outline-level="1"/>
      <text:h text:style-name="P253" text:outline-level="1"><text:bookmark-start text:name="_Toc379789506"/><text:bookmark-start text:name="_Toc310595940"/><text:bookmark-start text:name="_Toc290888223"/><text:bookmark-start text:name="_Toc290045534"/><text:bookmark-start text:name="_Toc273352550"/><text:bookmark-start text:name="_Toc273345943"/><text:bookmark-start text:name="_Toc271627648"/><text:bookmark-start text:name="_Toc271552515"/><text:bookmark-start text:name="_Toc271551520"/><text:bookmark-start text:name="_Toc271031541"/><text:bookmark-start text:name="_Toc270424938"/><text:bookmark-start text:name="_Toc270420754"/><text:bookmark-start text:name="_Toc269120316"/><text:bookmark-start text:name="_Toc269120585"/><text:bookmark-start text:name="_Toc269122902"/><text:bookmark-start text:name="_Toc269124344"/><text:bookmark-start text:name="_Toc269126608"/><text:bookmark-start text:name="__RefHeading___Toc55502_1250719955"/><text:bookmark-start text:name="_Toc269128826"/>UnShareDocument.v1<text:bookmark-end text:name="_Toc379789506"/><text:bookmark-end text:name="_Toc310595940"/><text:bookmark-end text:name="_Toc290888223"/><text:bookmark-end text:name="_Toc290045534"/><text:bookmark-end text:name="_Toc273352550"/><text:bookmark-end text:name="_Toc273345943"/><text:bookmark-end text:name="_Toc271627648"/><text:bookmark-end text:name="_Toc271552515"/><text:bookmark-end text:name="_Toc271551520"/><text:bookmark-end text:name="_Toc271031541"/><text:bookmark-end text:name="_Toc270424938"/><text:bookmark-end text:name="_Toc270420754"/><text:bookmark-end text:name="_Toc269120316"/><text:bookmark-end text:name="_Toc269120585"/><text:bookmark-end text:name="_Toc269122902"/><text:bookmark-end text:name="_Toc269124344"/><text:bookmark-end text:name="_Toc269126608"/><text:bookmark-end text:name="__RefHeading___Toc55502_1250719955"/><text:bookmark-end text:name="_Toc269128826"/></text:h>
      <text:p text:style-name="Normal"><text:span text:style-name="Default_20_Paragraph_20_Font"><text:span text:style-name="T2">Päring lõpetab dokumendi jagamise määratud kasutaja(te)le. Päringu vastuses tagastatakse päringu töötlemise üleüldine õnnestumine parameetriga „success“ – kui selle elemendi väärtuseks on „true“, siis õnnestus dokumendi jagamise katkestamine kõikidele määratud adressaatidele, vastasel juhul ebaõnnestus dokumendi jagamise lõpetamine kas vähemalt ühele või kõigile adressaatidele. Iga adressaadi juures on eraldi välja toodud, kas jagamise lõpetamine õnnestus või mitte.</text:span></text:span></text:p>
      <text:p text:style-name="P4"/>
      <text:p text:style-name="P4">Parameetrid</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Normal"><text:span text:style-name="Default_20_Paragraph_20_Font"><text:span text:style-name="T8">Nimi</text:span></text:span></text:p>
          </table:table-cell>
          <table:table-cell table:style-name="Table40.B1" office:value-type="string">
            <text:p text:style-name="Normal"><text:span text:style-name="Default_20_Paragraph_20_Font"><text:span text:style-name="T8">Kirjeldus</text:span></text:span></text:p>
          </table:table-cell>
          <table:table-cell table:style-name="Table40.A1" office:value-type="string">
            <text:p text:style-name="Normal"><text:span text:style-name="Default_20_Paragraph_20_Font"><text:span text:style-name="T8">Väärtuse tüüp</text:span></text:span></text:p>
          </table:table-cell>
          <table:table-cell table:style-name="Table40.A1" office:value-type="string">
            <text:p text:style-name="Normal"><text:span text:style-name="Default_20_Paragraph_20_Font"><text:span text:style-name="T8">Väärtuse näide</text:span></text:span></text:p>
          </table:table-cell>
        </table:table-row>
        <table:table-row>
          <table:table-cell table:style-name="Table40.A1" office:value-type="string">
            <text:p text:style-name="Normal"><text:span text:style-name="Default_20_Paragraph_20_Font"><text:span text:style-name="T1">Document_id</text:span></text:span></text:p>
          </table:table-cell>
          <table:table-cell table:style-name="Table40.B1" office:value-type="string">
            <text:p text:style-name="Normal"><text:span text:style-name="Default_20_Paragraph_20_Font"><text:span text:style-name="T1">Dokumendi Id</text:span></text:span></text:p>
          </table:table-cell>
          <table:table-cell table:style-name="Table40.A1" office:value-type="string">
            <text:p text:style-name="Normal"><text:span text:style-name="Default_20_Paragraph_20_Font"><text:span text:style-name="T1">Integer</text:span></text:span></text:p>
          </table:table-cell>
          <table:table-cell table:style-name="Table40.A1" office:value-type="string">
            <text:p text:style-name="Normal"><text:span text:style-name="Default_20_Paragraph_20_Font"><text:span text:style-name="T1">46</text:span></text:span></text:p>
          </table:table-cell>
        </table:table-row>
        <table:table-row>
          <table:table-cell table:style-name="Table40.A1" office:value-type="string">
            <text:p text:style-name="Normal"><text:span text:style-name="Default_20_Paragraph_20_Font"><text:span text:style-name="T1">Recipient_list</text:span></text:span></text:p>
          </table:table-cell>
          <table:table-cell table:style-name="Table40.B1" office:value-type="string">
            <text:p text:style-name="Normal"><text:span text:style-name="Default_20_Paragraph_20_Font"><text:span text:style-name="T1">Adressaatide konteiner</text:span></text:span></text:p>
          </table:table-cell>
          <table:table-cell table:style-name="Table40.A1" office:value-type="string">
            <text:p text:style-name="P4"/>
          </table:table-cell>
          <table:table-cell table:style-name="Table40.A1" office:value-type="string">
            <text:p text:style-name="P4"/>
          </table:table-cell>
        </table:table-row>
        <table:table-row>
          <table:table-cell table:style-name="Table40.A1" office:value-type="string">
            <text:p text:style-name="Normal"><text:span text:style-name="Default_20_Paragraph_20_Font"><text:span text:style-name="T1">Recipient_list.code</text:span></text:span></text:p>
          </table:table-cell>
          <table:table-cell table:style-name="Table40.B1" office:value-type="string">
            <text:p text:style-name="Normal"><text:span text:style-name="Default_20_Paragraph_20_Font"><text:span text:style-name="T1">Adressaadi kood</text:span></text:span></text:p>
          </table:table-cell>
          <table:table-cell table:style-name="Table40.A1" office:value-type="string">
            <text:p text:style-name="Normal"><text:span text:style-name="Default_20_Paragraph_20_Font"><text:span text:style-name="T1">String</text:span></text:span></text:p>
          </table:table-cell>
          <table:table-cell table:style-name="Table40.A1" office:value-type="string">
            <text:p text:style-name="Normal"><text:span text:style-name="Default_20_Paragraph_20_Font"><text:span text:style-name="T22">EE38407054916</text:span></text:span></text:p>
          </table:table-cell>
        </table:table-row>
      </table:table>
      <text:p text:style-name="P4"/>
      <text:p text:style-name="P4"/>
      <text:p text:style-name="P13">Päringu näide</text:p>
      <text:p text:style-name="P156"/>
      <text:p text:style-name="P106"><text:span text:style-name="T75">X-tee sõnumiprotokoll v</text:span><text:span text:style-name="T104">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5"/>&lt;xtee:nimi&gt;ametlikud-dokumendid.unShareDocument.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oft-page-break/><text:s text:c="6"/>&lt;adit:infosysteem&gt;KOV&lt;/adit:infosysteem&gt;</text:p>
      <text:p text:style-name="P32"><text:s text:c="3"/>&lt;/soapenv:Header&gt;</text:p>
      <text:p text:style-name="P32"><text:s text:c="3"/>&lt;soapenv:Body&gt;</text:p>
      <text:p text:style-name="P32"><text:s text:c="6"/>&lt;adit:unShareDocument&gt;</text:p>
      <text:p text:style-name="P32"><text:s text:c="9"/>&lt;keha&gt;</text:p>
      <text:p text:style-name="P32"><text:s text:c="12"/>&lt;document_id&gt;46&lt;/document_id&gt;</text:p>
      <text:p text:style-name="P32"><text:s text:c="12"/>&lt;recipient_list&gt;</text:p>
      <text:p text:style-name="P32"><text:s text:c="16"/>&lt;code&gt;EE48407089933&lt;/code&gt;</text:p>
      <text:p text:style-name="P32"><text:s text:c="12"/>&lt;/recipient_list&gt;</text:p>
      <text:p text:style-name="P32"><text:s text:c="9"/>&lt;/keha&gt;</text:p>
      <text:p text:style-name="P32"><text:s text:c="6"/>&lt;/adit:unShareDocument&gt;</text:p>
      <text:p text:style-name="P32"><text:s text:c="3"/>&lt;/soapenv:Body&gt;</text:p>
      <text:p text:style-name="P32">&lt;/soapenv:Envelope&gt;</text:p>
      <text:p text:style-name="P4"/>
      <text:p text:style-name="P114"><text:span text:style-name="T75">X-tee sõnumiprotokoll v</text:span><text:span text:style-name="T110">4</text:span><text:span text:style-name="T81">.</text:span><text:span text:style-name="T75">0</text:span></text:p>
      <text:p text:style-name="P216">&lt;soapenv:Envelope xmlns:soapenv="http://schemas.xmlsoap.org/soap/envelope/"</text:p>
      <text:p text:style-name="P216"><text:tab/>xmlns:adit="http://producers.ametlikud-dokumendid.xtee.riik.ee/producer/ametlikud-dokumendid"</text:p>
      <text:p text:style-name="P216"><text:tab/>xmlns:xrd="http://x-road.eu/xsd/xroad.xsd"</text:p>
      <text:p text:style-name="P216"><text:tab/>xmlns:id="http://x-road.eu/xsd/identifiers"&gt;</text:p>
      <text:p text:style-name="P216"><text:s text:c="4"/>&lt;soapenv:Header&gt;</text:p>
      <text:p text:style-name="P216"><text:s text:c="8"/>&lt;xrd:<text:span text:style-name="T66">client</text:span> id:objectType="MEMBER"&gt;</text:p>
      <text:p text:style-name="P216"><text:s text:c="12"/>&lt;id:xRoadInstance&gt;EE&lt;/id:xRoadInstance&gt;</text:p>
      <text:p text:style-name="P216"><text:s text:c="12"/>&lt;id:memberClass&gt;BUSINESS&lt;/id:memberClass&gt;</text:p>
      <text:p text:style-name="P216"><text:s text:c="12"/>&lt;id:memberCode&gt;12345678&lt;/id:memberCode&gt;</text:p>
      <text:p text:style-name="P216"><text:s text:c="8"/>&lt;/xrd:<text:span text:style-name="T29">client</text:span>&gt;</text:p>
      <text:p text:style-name="P216"><text:s text:c="8"/>&lt;xrd:<text:span text:style-name="T66">service</text:span> id:objectType="SERVICE"&gt;</text:p>
      <text:p text:style-name="P216"><text:s text:c="12"/>&lt;id:xRoadInstance&gt;EE&lt;/id:xRoadInstance&gt;</text:p>
      <text:p text:style-name="P216"><text:s text:c="12"/>&lt;id:memberClass&gt;GOV&lt;/id:memberClass&gt;</text:p>
      <text:p text:style-name="P216"><text:s text:c="12"/>&lt;id:memberCode&gt;70006317&lt;/id:memberCode&gt;</text:p>
      <text:p text:style-name="P216"><text:tab/><text:tab/><text:tab/></text:p>
      <text:p text:style-name="P216"><text:s text:c="12"/>&lt;id:subsystemCode&gt;ametlikud-dokumendid&lt;/id:subsystemCode&gt;</text:p>
      <text:p text:style-name="P216"><text:s text:c="12"/>&lt;id:serviceCode&gt;<text:span text:style-name="T20">unShareDocument</text:span>&lt;/id:serviceCode&gt;</text:p>
      <text:p text:style-name="P216"><text:s text:c="12"/>&lt;id:serviceVersion&gt;v1&lt;/id:serviceVersion&gt;</text:p>
      <text:p text:style-name="P216"><text:s text:c="8"/>&lt;/xrd:<text:span text:style-name="T29">service</text:span>&gt;</text:p>
      <text:p text:style-name="P216"><text:s text:c="8"/>&lt;xrd:<text:span text:style-name="T66">userId</text:span>&gt;EE37901130250&lt;/xrd:userId&gt;</text:p>
      <text:p text:style-name="P216"><text:s text:c="8"/>&lt;xrd:<text:span text:style-name="T66">id</text:span>&gt;3cf04253-db0c-4d1d-8105-791472d88437&lt;/xrd:id&gt;</text:p>
      <text:p text:style-name="P216"><text:s text:c="8"/>&lt;xrd:<text:span text:style-name="T66">protocolVersion</text:span>&gt;4.0&lt;/xrd:protocolVersion&gt;</text:p>
      <text:p text:style-name="P216"/>
      <text:p text:style-name="P216"><text:s text:c="8"/>&lt;adit:infosysteem&gt;<text:span text:style-name="T70">KOV</text:span>&lt;/adit:infosysteem&gt;</text:p>
      <text:p text:style-name="P216"><text:s text:c="4"/>&lt;/soapenv:Header&gt;</text:p>
      <text:p text:style-name="P46"><text:s text:c="4"/>&lt;soapenv:Body&gt;</text:p>
      <text:p text:style-name="P46"><text:s text:c="8"/>&lt;adit:unShareDocument&gt;</text:p>
      <text:p text:style-name="P46"><text:s text:c="12"/>&lt;keha&gt;</text:p>
      <text:p text:style-name="P46"><text:s text:c="16"/>&lt;document_id&gt;46&lt;/document_id&gt;</text:p>
      <text:p text:style-name="P46"><text:s text:c="16"/>&lt;recipient_list&gt;</text:p>
      <text:p text:style-name="P46"><text:s text:c="20"/>&lt;code&gt;EE48407089933&lt;/code&gt;</text:p>
      <text:p text:style-name="P46"><text:s text:c="16"/>&lt;/recipient_list&gt;</text:p>
      <text:p text:style-name="P46"><text:s text:c="12"/>&lt;/keha&gt;</text:p>
      <text:p text:style-name="P46"><text:s text:c="8"/>&lt;/adit:unShareDocument&gt;</text:p>
      <text:p text:style-name="P46"><text:s text:c="4"/>&lt;/soapenv:Body&gt;</text:p>
      <text:p text:style-name="P45">&lt;/soapenv:Envelope&gt;</text:p>
      <text:p text:style-name="P4"/>
      <text:p text:style-name="P4"/>
      <text:p text:style-name="P4"/>
      <text:p text:style-name="P4"/>
      <text:p text:style-name="P4"/>
      <text:p text:style-name="P4"/>
      <text:p text:style-name="P13"><text:soft-page-break/>Päringu vastuse näide</text:p>
      <text:p text:style-name="P156"/>
      <text:p text:style-name="P106"><text:span text:style-name="T75">X-tee sõnumiprotokoll v</text:span><text:span text:style-name="T104">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unShareDocument.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unShareDocumentResponse&gt;</text:p>
      <text:p text:style-name="P32"><text:s text:c="9"/>&lt;paring&gt;</text:p>
      <text:p text:style-name="P32"><text:s text:c="12"/>&lt;document_id&gt;46&lt;/document_id&gt;</text:p>
      <text:p text:style-name="P32"><text:s text:c="12"/>&lt;recipient_list&gt;</text:p>
      <text:p text:style-name="P32"><text:s text:c="15"/>&lt;code&gt;EE48407089933&lt;/code&gt;</text:p>
      <text:p text:style-name="P32"><text:s text:c="12"/>&lt;/recipient_list&gt;</text:p>
      <text:p text:style-name="P32"><text:s text:c="9"/>&lt;/paring&gt;</text:p>
      <text:p text:style-name="P32"><text:s text:c="9"/>&lt;keha&gt;</text:p>
      <text:p text:style-name="P32"><text:s text:c="12"/>&lt;success&gt;true&lt;/success&gt;</text:p>
      <text:p text:style-name="P32"><text:s text:c="12"/>&lt;messages&gt;</text:p>
      <text:p text:style-name="P32"><text:s text:c="15"/>&lt;message lang="en"&gt;Document sharings were successfully canceled. Document ID: 46&lt;/message&gt;</text:p>
      <text:p text:style-name="P32"><text:s text:c="12"/>&lt;/messages&gt;</text:p>
      <text:p text:style-name="P32"><text:s text:c="12"/>&lt;recipient_list&gt;</text:p>
      <text:p text:style-name="P32"><text:s text:c="15"/>&lt;recipient&gt;</text:p>
      <text:p text:style-name="P32"><text:s text:c="18"/>&lt;code&gt;EE48407089933&lt;/code&gt;</text:p>
      <text:p text:style-name="P32"><text:s text:c="18"/>&lt;success&gt;true&lt;/success&gt;</text:p>
      <text:p text:style-name="P32"><text:s text:c="18"/>&lt;messages&gt;</text:p>
      <text:p text:style-name="P32"><text:s text:c="21"/>&lt;message lang="en"&gt;Document sharing was successfully canceled.&lt;/message&gt;</text:p>
      <text:p text:style-name="P32"><text:s text:c="18"/>&lt;/messages&gt;</text:p>
      <text:p text:style-name="P32"><text:s text:c="15"/>&lt;/recipient&gt;</text:p>
      <text:p text:style-name="P32"><text:s text:c="12"/>&lt;/recipient_list&gt;</text:p>
      <text:p text:style-name="P32"><text:s text:c="9"/>&lt;/keha&gt;</text:p>
      <text:p text:style-name="P32"><text:s text:c="6"/>&lt;/adit:unShareDocumentResponse&gt;</text:p>
      <text:p text:style-name="P32"><text:s text:c="3"/>&lt;/SOAP-ENV:Body&gt;</text:p>
      <text:p text:style-name="P32">&lt;/SOAP-ENV:Envelope&gt;</text:p>
      <text:p text:style-name="P4"/>
      <text:p text:style-name="P115"><text:span text:style-name="T75">X-tee sõnumiprotokoll v</text:span><text:span text:style-name="T111">4</text:span><text:span text:style-name="T81">.</text:span><text:span text:style-name="T75">0</text:span></text:p>
      <text:p text:style-name="P217">&lt;<text:span text:style-name="T69">SOAP-ENV</text:span>:Envelope <text:span text:style-name="T69">xmlns:SOAP-ENV="http://schemas.xmlsoap.org/soap/envelope/"</text:span></text:p>
      <text:p text:style-name="P217"><text:tab/>xmlns:adit="http://producers.ametlikud-dokumendid.xtee.riik.ee/producer/ametlikud-dokumendid"</text:p>
      <text:p text:style-name="P217"><text:tab/>xmlns:xrd="http://x-road.eu/xsd/xroad.xsd"</text:p>
      <text:p text:style-name="P217"><text:tab/>xmlns:id="http://x-road.eu/xsd/identifiers"&gt;</text:p>
      <text:p text:style-name="P217"><text:s text:c="4"/>&lt;<text:span text:style-name="T69">SOAP-ENV</text:span>:Header&gt;</text:p>
      <text:p text:style-name="P217"><text:s text:c="8"/>&lt;xrd:<text:span text:style-name="T66">client</text:span> id:objectType="MEMBER"&gt;</text:p>
      <text:p text:style-name="P217"><text:s text:c="12"/>&lt;id:xRoadInstance&gt;EE&lt;/id:xRoadInstance&gt;</text:p>
      <text:p text:style-name="P217"><text:s text:c="12"/>&lt;id:memberClass&gt;BUSINESS&lt;/id:memberClass&gt;</text:p>
      <text:p text:style-name="P217"><text:s text:c="12"/>&lt;id:memberCode&gt;12345678&lt;/id:memberCode&gt;</text:p>
      <text:p text:style-name="P217"><text:s text:c="8"/>&lt;/xrd:<text:span text:style-name="T29">client</text:span>&gt;</text:p>
      <text:p text:style-name="P217"><text:s text:c="8"/>&lt;xrd:<text:span text:style-name="T66">service</text:span> id:objectType="SERVICE"&gt;</text:p>
      <text:p text:style-name="P217"><text:s text:c="12"/>&lt;id:xRoadInstance&gt;EE&lt;/id:xRoadInstance&gt;</text:p>
      <text:p text:style-name="P217"><text:s text:c="12"/>&lt;id:memberClass&gt;GOV&lt;/id:memberClass&gt;</text:p>
      <text:p text:style-name="P217"><text:s text:c="12"/>&lt;id:memberCode&gt;70006317&lt;/id:memberCode&gt;<text:tab/></text:p>
      <text:p text:style-name="P217"><text:s text:c="12"/>&lt;id:subsystemCode&gt;ametlikud-dokumendid&lt;/id:subsystemCode&gt;</text:p>
      <text:p text:style-name="P217"><text:soft-page-break/><text:s text:c="12"/>&lt;id:serviceCode&gt;<text:span text:style-name="T155">unShareDocument</text:span>&lt;/id:serviceCode&gt;</text:p>
      <text:p text:style-name="P217"><text:s text:c="12"/>&lt;id:serviceVersion&gt;v1&lt;/id:serviceVersion&gt;</text:p>
      <text:p text:style-name="P217"><text:s text:c="8"/>&lt;/xrd:<text:span text:style-name="T29">service</text:span>&gt;</text:p>
      <text:p text:style-name="P217"><text:s text:c="8"/>&lt;xrd:<text:span text:style-name="T66">userId</text:span>&gt;EE37901130250&lt;/xrd:userId&gt;</text:p>
      <text:p text:style-name="P217"><text:s text:c="8"/>&lt;xrd:<text:span text:style-name="T66">id</text:span>&gt;3cf04253-db0c-4d1d-8105-791472d88437&lt;/xrd:id&gt;</text:p>
      <text:p text:style-name="P217"><text:s text:c="8"/>&lt;xrd:<text:span text:style-name="T66">protocolVersion</text:span>&gt;4.0&lt;/xrd:protocolVersion&gt;</text:p>
      <text:p text:style-name="P217"><text:s text:c="4"/>&lt;/<text:span text:style-name="T69">SOAP-ENV</text:span>:Header&gt;</text:p>
      <text:p text:style-name="P217"><text:s text:c="4"/>&lt;SOAP-ENV:Body&gt;</text:p>
      <text:p text:style-name="P217"><text:s text:c="8"/>&lt;adit:unShareDocumentResponse&gt;</text:p>
      <text:p text:style-name="P217"><text:s text:c="12"/>&lt;keha&gt;</text:p>
      <text:p text:style-name="P217"><text:s text:c="16"/>&lt;success&gt;true&lt;/success&gt;</text:p>
      <text:p text:style-name="P217"><text:s text:c="16"/>&lt;messages&gt;</text:p>
      <text:p text:style-name="P217"><text:s text:c="20"/>&lt;message lang="en"&gt;Document sharings were successfully canceled. Document ID: 46&lt;/message&gt;</text:p>
      <text:p text:style-name="P217"><text:s text:c="16"/>&lt;/messages&gt;</text:p>
      <text:p text:style-name="P217"><text:s text:c="16"/>&lt;recipient_list&gt;</text:p>
      <text:p text:style-name="P217"><text:s text:c="20"/>&lt;recipient&gt;</text:p>
      <text:p text:style-name="P217"><text:s text:c="24"/>&lt;code&gt;EE48407089933&lt;/code&gt;</text:p>
      <text:p text:style-name="P217"><text:s text:c="24"/>&lt;success&gt;true&lt;/success&gt;</text:p>
      <text:p text:style-name="P217"><text:s text:c="24"/>&lt;messages&gt;</text:p>
      <text:p text:style-name="P217"><text:s text:c="28"/>&lt;message lang="en"&gt;Document sharing was successfully canceled.&lt;/message&gt;</text:p>
      <text:p text:style-name="P217"><text:s text:c="24"/>&lt;/messages&gt;</text:p>
      <text:p text:style-name="P217"><text:s text:c="20"/>&lt;/recipient&gt;</text:p>
      <text:p text:style-name="P217"><text:s text:c="16"/>&lt;/recipient_list&gt;</text:p>
      <text:p text:style-name="P217"><text:s text:c="12"/>&lt;/keha&gt;</text:p>
      <text:p text:style-name="P217"><text:s text:c="8"/>&lt;/adit:unShareDocumentResponse&gt;</text:p>
      <text:p text:style-name="P217"><text:s text:c="4"/>&lt;/SOAP-ENV:Body&gt;</text:p>
      <text:p text:style-name="P217">&lt;/SOAP-ENV:Envelope&gt;</text:p>
      <text:p text:style-name="P181"/>
      <text:p text:style-name="P181"/>
      <text:h text:style-name="P253" text:outline-level="1"><text:bookmark-start text:name="_Toc379789507"/><text:bookmark-start text:name="_Toc310595941"/><text:bookmark-start text:name="_Toc290888224"/><text:bookmark-start text:name="_Toc290045535"/><text:bookmark-start text:name="_Toc273352551"/><text:bookmark-start text:name="_Toc273345944"/><text:bookmark-start text:name="_Toc271627649"/><text:bookmark-start text:name="_Toc271552516"/><text:bookmark-start text:name="_Toc271551521"/><text:bookmark-start text:name="_Toc271031542"/><text:bookmark-start text:name="_Toc270424939"/><text:bookmark-start text:name="_Toc270420755"/><text:bookmark-start text:name="_Toc269120317"/><text:bookmark-start text:name="_Toc269120586"/><text:bookmark-start text:name="_Toc269122903"/><text:bookmark-start text:name="_Toc269124345"/><text:bookmark-start text:name="_Toc269126609"/><text:bookmark-start text:name="__RefHeading___Toc55504_1250719955"/><text:bookmark-start text:name="_Toc269128827"/>MarkDocumentViewed.v1<text:bookmark-end text:name="_Toc379789507"/><text:bookmark-end text:name="_Toc310595941"/><text:bookmark-end text:name="_Toc290888224"/><text:bookmark-end text:name="_Toc290045535"/><text:bookmark-end text:name="_Toc273352551"/><text:bookmark-end text:name="_Toc273345944"/><text:bookmark-end text:name="_Toc271627649"/><text:bookmark-end text:name="_Toc271552516"/><text:bookmark-end text:name="_Toc271551521"/><text:bookmark-end text:name="_Toc271031542"/><text:bookmark-end text:name="_Toc270424939"/><text:bookmark-end text:name="_Toc270420755"/><text:bookmark-end text:name="_Toc269120317"/><text:bookmark-end text:name="_Toc269120586"/><text:bookmark-end text:name="_Toc269122903"/><text:bookmark-end text:name="_Toc269124345"/><text:bookmark-end text:name="_Toc269126609"/><text:bookmark-end text:name="__RefHeading___Toc55504_1250719955"/><text:bookmark-end text:name="_Toc269128827"/></text:h>
      <text:p text:style-name="P4">Päring võimaldab märkida dokumendi vaadatuks. Vaadatuks saab märkida ainult dokumenti, mis on päringu teinud kasutaja oma või sellele kasutajale jagatud / saadetud.</text:p>
      <text:p text:style-name="P4"/>
      <text:p text:style-name="P4">Parameetrid</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Normal"><text:span text:style-name="Default_20_Paragraph_20_Font"><text:span text:style-name="T8">Nimi</text:span></text:span></text:p>
          </table:table-cell>
          <table:table-cell table:style-name="Table41.B1" office:value-type="string">
            <text:p text:style-name="Normal"><text:span text:style-name="Default_20_Paragraph_20_Font"><text:span text:style-name="T8">Kirjeldus</text:span></text:span></text:p>
          </table:table-cell>
          <table:table-cell table:style-name="Table41.A1" office:value-type="string">
            <text:p text:style-name="Normal"><text:span text:style-name="Default_20_Paragraph_20_Font"><text:span text:style-name="T8">Väärtuse tüüp</text:span></text:span></text:p>
          </table:table-cell>
          <table:table-cell table:style-name="Table41.A1" office:value-type="string">
            <text:p text:style-name="Normal"><text:span text:style-name="Default_20_Paragraph_20_Font"><text:span text:style-name="T8">Väärtuse näide</text:span></text:span></text:p>
          </table:table-cell>
        </table:table-row>
        <table:table-row>
          <table:table-cell table:style-name="Table41.A1" office:value-type="string">
            <text:p text:style-name="Normal"><text:span text:style-name="Default_20_Paragraph_20_Font"><text:span text:style-name="T1">Document_id</text:span></text:span></text:p>
          </table:table-cell>
          <table:table-cell table:style-name="Table41.B1" office:value-type="string">
            <text:p text:style-name="Normal"><text:span text:style-name="Default_20_Paragraph_20_Font"><text:span text:style-name="T1">Dokumendi Id</text:span></text:span></text:p>
          </table:table-cell>
          <table:table-cell table:style-name="Table41.A1" office:value-type="string">
            <text:p text:style-name="Normal"><text:span text:style-name="Default_20_Paragraph_20_Font"><text:span text:style-name="T1">Integer</text:span></text:span></text:p>
          </table:table-cell>
          <table:table-cell table:style-name="Table41.A1" office:value-type="string">
            <text:p text:style-name="Normal"><text:span text:style-name="Default_20_Paragraph_20_Font"><text:span text:style-name="T1">46</text:span></text:span></text:p>
          </table:table-cell>
        </table:table-row>
      </table:table>
      <text:p text:style-name="P4"/>
      <text:p text:style-name="P13">Päringu näide</text:p>
      <text:p text:style-name="P156"/>
      <text:p text:style-name="P107"><text:span text:style-name="T75">X-tee sõnumiprotokoll v</text:span><text:span text:style-name="T104">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markDocumentViewed.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markDocumentViewed&gt;</text:p>
      <text:p text:style-name="P32"><text:s text:c="9"/>&lt;keha&gt;</text:p>
      <text:p text:style-name="P32"><text:soft-page-break/><text:s text:c="12"/>&lt;document_id&gt;46&lt;/document_id&gt;</text:p>
      <text:p text:style-name="P32"><text:s text:c="9"/>&lt;/keha&gt;</text:p>
      <text:p text:style-name="P32"><text:s text:c="6"/>&lt;/adit:markDocumentViewed&gt;</text:p>
      <text:p text:style-name="P32"><text:s text:c="3"/>&lt;/soapenv:Body&gt;</text:p>
      <text:p text:style-name="P32">&lt;/soapenv:Envelope&gt;</text:p>
      <text:p text:style-name="P4"/>
      <text:p text:style-name="P116"><text:span text:style-name="T75">X-tee sõnumiprotokoll v</text:span><text:span text:style-name="T112">4</text:span><text:span text:style-name="T81">.</text:span><text:span text:style-name="T75">0</text:span></text:p>
      <text:p text:style-name="P218">&lt;soapenv:Envelope xmlns:soapenv="http://schemas.xmlsoap.org/soap/envelope/"</text:p>
      <text:p text:style-name="P218"><text:tab/>xmlns:adit="http://producers.ametlikud-dokumendid.xtee.riik.ee/producer/ametlikud-dokumendid"</text:p>
      <text:p text:style-name="P218"><text:tab/>xmlns:xrd="http://x-road.eu/xsd/xroad.xsd"</text:p>
      <text:p text:style-name="P218"><text:tab/>xmlns:id="http://x-road.eu/xsd/identifiers"&gt;</text:p>
      <text:p text:style-name="P218"><text:s text:c="4"/>&lt;soapenv:Header&gt;</text:p>
      <text:p text:style-name="P218"><text:s text:c="8"/>&lt;xrd:<text:span text:style-name="T66">client</text:span> id:objectType="MEMBER"&gt;</text:p>
      <text:p text:style-name="P218"><text:s text:c="12"/>&lt;id:xRoadInstance&gt;EE&lt;/id:xRoadInstance&gt;</text:p>
      <text:p text:style-name="P218"><text:s text:c="12"/>&lt;id:memberClass&gt;BUSINESS&lt;/id:memberClass&gt;</text:p>
      <text:p text:style-name="P218"><text:s text:c="12"/>&lt;id:memberCode&gt;12345678&lt;/id:memberCode&gt;</text:p>
      <text:p text:style-name="P218"><text:s text:c="8"/>&lt;/xrd:<text:span text:style-name="T29">client</text:span>&gt;</text:p>
      <text:p text:style-name="P218"><text:s text:c="8"/>&lt;xrd:<text:span text:style-name="T66">service</text:span> id:objectType="SERVICE"&gt;</text:p>
      <text:p text:style-name="P218"><text:s text:c="12"/>&lt;id:xRoadInstance&gt;EE&lt;/id:xRoadInstance&gt;</text:p>
      <text:p text:style-name="P218"><text:s text:c="12"/>&lt;id:memberClass&gt;GOV&lt;/id:memberClass&gt;</text:p>
      <text:p text:style-name="P218"><text:s text:c="12"/>&lt;id:memberCode&gt;70006317&lt;/id:memberCode&gt;</text:p>
      <text:p text:style-name="P218"><text:tab/><text:tab/><text:tab/></text:p>
      <text:p text:style-name="P218"><text:s text:c="12"/>&lt;id:subsystemCode&gt;ametlikud-dokumendid&lt;/id:subsystemCode&gt;</text:p>
      <text:p text:style-name="P218"><text:s text:c="12"/>&lt;id:serviceCode&gt;<text:span text:style-name="T21">markDocumentViewed</text:span>&lt;/id:serviceCode&gt;</text:p>
      <text:p text:style-name="P218"><text:s text:c="12"/>&lt;id:serviceVersion&gt;v1&lt;/id:serviceVersion&gt;</text:p>
      <text:p text:style-name="P218"><text:s text:c="8"/>&lt;/xrd:<text:span text:style-name="T29">service</text:span>&gt;</text:p>
      <text:p text:style-name="P218"><text:s text:c="8"/>&lt;xrd:<text:span text:style-name="T66">userId</text:span>&gt;EE37901130250&lt;/xrd:userId&gt;</text:p>
      <text:p text:style-name="P218"><text:s text:c="8"/>&lt;xrd:<text:span text:style-name="T66">id</text:span>&gt;3cf04253-db0c-4d1d-8105-791472d88437&lt;/xrd:id&gt;</text:p>
      <text:p text:style-name="P218"><text:s text:c="8"/>&lt;xrd:<text:span text:style-name="T66">protocolVersion</text:span>&gt;4.0&lt;/xrd:protocolVersion&gt;</text:p>
      <text:p text:style-name="P218"/>
      <text:p text:style-name="P218"><text:s text:c="8"/>&lt;adit:infosysteem&gt;<text:span text:style-name="T70">KOV</text:span>&lt;/adit:infosysteem&gt;</text:p>
      <text:p text:style-name="P218"><text:s text:c="4"/>&lt;/soapenv:Header&gt;</text:p>
      <text:p text:style-name="P48"><text:s text:c="4"/>&lt;soapenv:Body&gt;</text:p>
      <text:p text:style-name="P48"><text:s text:c="8"/>&lt;adit:markDocumentViewed&gt;</text:p>
      <text:p text:style-name="P48"><text:s text:c="12"/>&lt;keha&gt;</text:p>
      <text:p text:style-name="P48"><text:s text:c="16"/>&lt;document_id&gt;46&lt;/document_id&gt;</text:p>
      <text:p text:style-name="P48"><text:s text:c="12"/>&lt;/keha&gt;</text:p>
      <text:p text:style-name="P48"><text:s text:c="8"/>&lt;/adit:markDocumentViewed&gt;</text:p>
      <text:p text:style-name="P48"><text:s text:c="4"/>&lt;/soapenv:Body&gt;</text:p>
      <text:p text:style-name="P47">&lt;/soapenv:Envelope&gt;</text:p>
      <text:p text:style-name="P4"/>
      <text:p text:style-name="P4"/>
      <text:p text:style-name="P13">Päringu vastuse näide</text:p>
      <text:p text:style-name="P156"/>
      <text:p text:style-name="P107"><text:span text:style-name="T75">X-tee sõnumiprotokoll v</text:span><text:span text:style-name="T104">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markDocumentViewed.v1&lt;/xtee:nimi&gt;</text:p>
      <text:p text:style-name="P32"><text:s text:c="6"/>&lt;xtee:andmekogu xsi:type="xsd:string"&gt;ametlikud-dokumendid&lt;/xtee:andmekogu&gt;</text:p>
      <text:p text:style-name="P32"><text:s text:c="3"/>&lt;/SOAP-ENV:Header&gt;</text:p>
      <text:p text:style-name="P32"><text:s text:c="3"/>&lt;SOAP-ENV:Body&gt;</text:p>
      <text:p text:style-name="P32"><text:soft-page-break/><text:s text:c="6"/>&lt;adit:markDocumentViewedResponse&gt;</text:p>
      <text:p text:style-name="P32"><text:s text:c="9"/>&lt;paring&gt;</text:p>
      <text:p text:style-name="P32"><text:s text:c="12"/>&lt;document_id&gt;46&lt;/document_id&gt;</text:p>
      <text:p text:style-name="P32"><text:s text:c="9"/>&lt;/paring&gt;</text:p>
      <text:p text:style-name="P32"><text:s text:c="9"/>&lt;keha&gt;</text:p>
      <text:p text:style-name="P32"><text:s text:c="12"/>&lt;success&gt;true&lt;/success&gt;</text:p>
      <text:p text:style-name="P32"><text:s text:c="12"/>&lt;messages&gt;</text:p>
      <text:p text:style-name="P32"><text:s text:c="15"/>&lt;message lang="en"&gt;Document 46 was marked as viewed by user EE38407089745&lt;/message&gt;</text:p>
      <text:p text:style-name="P32"><text:s text:c="12"/>&lt;/messages&gt;</text:p>
      <text:p text:style-name="P32"><text:s text:c="9"/>&lt;/keha&gt;</text:p>
      <text:p text:style-name="P32"><text:s text:c="6"/>&lt;/adit:markDocumentViewedResponse&gt;</text:p>
      <text:p text:style-name="P32"><text:s text:c="3"/>&lt;/SOAP-ENV:Body&gt;</text:p>
      <text:p text:style-name="P32">&lt;/SOAP-ENV:Envelope&gt;</text:p>
      <text:p text:style-name="Normal"/>
      <text:p text:style-name="P117"><text:span text:style-name="T75">X-tee sõnumiprotokoll v</text:span><text:span text:style-name="T113">4</text:span><text:span text:style-name="T81">.</text:span><text:span text:style-name="T75">0</text:span></text:p>
      <text:p text:style-name="P219">&lt;<text:span text:style-name="T69">SOAP-ENV</text:span>:Envelope <text:span text:style-name="T69">xmlns:SOAP-ENV="http://schemas.xmlsoap.org/soap/envelope/"</text:span></text:p>
      <text:p text:style-name="P219"><text:tab/>xmlns:adit="http://producers.ametlikud-dokumendid.xtee.riik.ee/producer/ametlikud-dokumendid"</text:p>
      <text:p text:style-name="P219"><text:tab/>xmlns:xrd="http://x-road.eu/xsd/xroad.xsd"</text:p>
      <text:p text:style-name="P219"><text:tab/>xmlns:id="http://x-road.eu/xsd/identifiers"&gt;</text:p>
      <text:p text:style-name="P219"><text:s text:c="4"/>&lt;<text:span text:style-name="T69">SOAP-ENV</text:span>:Header&gt;</text:p>
      <text:p text:style-name="P219"><text:s text:c="8"/>&lt;xrd:<text:span text:style-name="T66">client</text:span> id:objectType="MEMBER"&gt;</text:p>
      <text:p text:style-name="P219"><text:s text:c="12"/>&lt;id:xRoadInstance&gt;EE&lt;/id:xRoadInstance&gt;</text:p>
      <text:p text:style-name="P219"><text:s text:c="12"/>&lt;id:memberClass&gt;BUSINESS&lt;/id:memberClass&gt;</text:p>
      <text:p text:style-name="P219"><text:s text:c="12"/>&lt;id:memberCode&gt;12345678&lt;/id:memberCode&gt;</text:p>
      <text:p text:style-name="P219"><text:s text:c="8"/>&lt;/xrd:<text:span text:style-name="T29">client</text:span>&gt;</text:p>
      <text:p text:style-name="P219"><text:s text:c="8"/>&lt;xrd:<text:span text:style-name="T66">service</text:span> id:objectType="SERVICE"&gt;</text:p>
      <text:p text:style-name="P219"><text:s text:c="12"/>&lt;id:xRoadInstance&gt;EE&lt;/id:xRoadInstance&gt;</text:p>
      <text:p text:style-name="P219"><text:s text:c="12"/>&lt;id:memberClass&gt;GOV&lt;/id:memberClass&gt;</text:p>
      <text:p text:style-name="P219"><text:s text:c="12"/>&lt;id:memberCode&gt;70006317&lt;/id:memberCode&gt;<text:tab/></text:p>
      <text:p text:style-name="P219"><text:s text:c="12"/>&lt;id:subsystemCode&gt;ametlikud-dokumendid&lt;/id:subsystemCode&gt;</text:p>
      <text:p text:style-name="P219"><text:s text:c="12"/>&lt;id:serviceCode&gt;<text:span text:style-name="T156">markDocumentViewed</text:span>&lt;/id:serviceCode&gt;</text:p>
      <text:p text:style-name="P219"><text:s text:c="12"/>&lt;id:serviceVersion&gt;v1&lt;/id:serviceVersion&gt;</text:p>
      <text:p text:style-name="P219"><text:s text:c="8"/>&lt;/xrd:<text:span text:style-name="T29">service</text:span>&gt;</text:p>
      <text:p text:style-name="P219"><text:s text:c="8"/>&lt;xrd:<text:span text:style-name="T66">userId</text:span>&gt;EE37901130250&lt;/xrd:userId&gt;</text:p>
      <text:p text:style-name="P219"><text:s text:c="8"/>&lt;xrd:<text:span text:style-name="T66">id</text:span>&gt;3cf04253-db0c-4d1d-8105-791472d88437&lt;/xrd:id&gt;</text:p>
      <text:p text:style-name="P219"><text:s text:c="8"/>&lt;xrd:<text:span text:style-name="T66">protocolVersion</text:span>&gt;4.0&lt;/xrd:protocolVersion&gt;</text:p>
      <text:p text:style-name="P219"><text:s text:c="4"/>&lt;/<text:span text:style-name="T69">SOAP-ENV</text:span>:Header&gt;</text:p>
      <text:p text:style-name="P219"><text:s text:c="4"/>&lt;SOAP-ENV:Body&gt;</text:p>
      <text:p text:style-name="P219"><text:s text:c="8"/>&lt;adit:markDocumentViewedResponse&gt;</text:p>
      <text:p text:style-name="P219"><text:s text:c="12"/>&lt;keha&gt;</text:p>
      <text:p text:style-name="P219"><text:s text:c="16"/>&lt;success&gt;true&lt;/success&gt;</text:p>
      <text:p text:style-name="P219"><text:s text:c="16"/>&lt;messages&gt;</text:p>
      <text:p text:style-name="P219"><text:s text:c="20"/>&lt;message lang="en"&gt;Document 46 was marked as viewed by user EE38407089745&lt;/message&gt;</text:p>
      <text:p text:style-name="P219"><text:s text:c="16"/>&lt;/messages&gt;</text:p>
      <text:p text:style-name="P219"><text:s text:c="12"/>&lt;/keha&gt;</text:p>
      <text:p text:style-name="P219"><text:s text:c="8"/>&lt;/adit:markDocumentViewedResponse&gt;</text:p>
      <text:p text:style-name="P219"><text:s text:c="4"/>&lt;/SOAP-ENV:Body&gt;</text:p>
      <text:p text:style-name="P219">&lt;/SOAP-ENV:Envelope&gt;</text:p>
      <text:h text:style-name="P253" text:outline-level="1"/>
      <text:p text:style-name="P4"/>
      <text:p text:style-name="P4"/>
      <text:p text:style-name="P4"/>
      <text:p text:style-name="P4"/>
      <text:h text:style-name="P253" text:outline-level="1"><text:bookmark-start text:name="_Toc379789508"/><text:bookmark-start text:name="_Toc310595942"/><text:bookmark-start text:name="_Toc290888225"/><text:bookmark-start text:name="_Toc290045536"/><text:bookmark-start text:name="_Toc273352552"/><text:bookmark-start text:name="_Toc273345945"/><text:bookmark-start text:name="_Toc271627650"/><text:bookmark-start text:name="_Toc271552517"/><text:bookmark-start text:name="_Toc271551522"/><text:bookmark-start text:name="_Toc271031543"/><text:bookmark-start text:name="_Toc270424940"/><text:bookmark-start text:name="_Toc270420756"/><text:bookmark-start text:name="_Toc269120318"/><text:bookmark-start text:name="_Toc269120587"/><text:bookmark-start text:name="_Toc269122904"/><text:bookmark-start text:name="_Toc269124346"/><text:bookmark-start text:name="_Toc269126610"/><text:bookmark-start text:name="_Toc269128828"/><text:bookmark-start text:name="__RefHeading___Toc55506_1250719955"/><text:soft-page-break/>ModifyStatus.v1<text:bookmark-end text:name="_Toc379789508"/><text:bookmark-end text:name="_Toc310595942"/><text:bookmark-end text:name="_Toc290888225"/><text:bookmark-end text:name="_Toc290045536"/><text:bookmark-end text:name="_Toc273352552"/><text:bookmark-end text:name="_Toc273345945"/><text:bookmark-end text:name="_Toc271627650"/><text:bookmark-end text:name="_Toc271552517"/><text:bookmark-end text:name="_Toc271551522"/><text:bookmark-end text:name="_Toc271031543"/><text:bookmark-end text:name="_Toc270424940"/><text:bookmark-end text:name="_Toc270420756"/><text:bookmark-end text:name="_Toc269120318"/><text:bookmark-end text:name="_Toc269120587"/><text:bookmark-end text:name="_Toc269122904"/><text:bookmark-end text:name="_Toc269124346"/><text:bookmark-end text:name="_Toc269126610"/><text:bookmark-end text:name="_Toc269128828"/><text:bookmark-end text:name="__RefHeading___Toc55506_1250719955"/></text:h>
      <text:p text:style-name="P4">Päring võimaldab muuta dokumendi menetlusstaatust.</text:p>
      <text:p text:style-name="P4"/>
      <text:p text:style-name="P4">Parameetrid</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Normal"><text:span text:style-name="Default_20_Paragraph_20_Font"><text:span text:style-name="T8">Nimi</text:span></text:span></text:p>
          </table:table-cell>
          <table:table-cell table:style-name="Table42.B1" office:value-type="string">
            <text:p text:style-name="Normal"><text:span text:style-name="Default_20_Paragraph_20_Font"><text:span text:style-name="T8">Kirjeldus</text:span></text:span></text:p>
          </table:table-cell>
          <table:table-cell table:style-name="Table42.A1" office:value-type="string">
            <text:p text:style-name="Normal"><text:span text:style-name="Default_20_Paragraph_20_Font"><text:span text:style-name="T8">Väärtuse tüüp</text:span></text:span></text:p>
          </table:table-cell>
          <table:table-cell table:style-name="Table42.A1" office:value-type="string">
            <text:p text:style-name="Normal"><text:span text:style-name="Default_20_Paragraph_20_Font"><text:span text:style-name="T8">Väärtuse näide</text:span></text:span></text:p>
          </table:table-cell>
        </table:table-row>
        <table:table-row>
          <table:table-cell table:style-name="Table42.A1" office:value-type="string">
            <text:p text:style-name="Normal"><text:span text:style-name="Default_20_Paragraph_20_Font"><text:span text:style-name="T1">Document_id</text:span></text:span></text:p>
          </table:table-cell>
          <table:table-cell table:style-name="Table42.B1" office:value-type="string">
            <text:p text:style-name="Normal"><text:span text:style-name="Default_20_Paragraph_20_Font"><text:span text:style-name="T1">Dokumendi Id</text:span></text:span></text:p>
          </table:table-cell>
          <table:table-cell table:style-name="Table42.A1" office:value-type="string">
            <text:p text:style-name="Normal"><text:span text:style-name="Default_20_Paragraph_20_Font"><text:span text:style-name="T1">Integer</text:span></text:span></text:p>
          </table:table-cell>
          <table:table-cell table:style-name="Table42.A1" office:value-type="string">
            <text:p text:style-name="Normal"><text:span text:style-name="Default_20_Paragraph_20_Font"><text:span text:style-name="T1">46</text:span></text:span></text:p>
          </table:table-cell>
        </table:table-row>
        <table:table-row>
          <table:table-cell table:style-name="Table42.A1" office:value-type="string">
            <text:p text:style-name="Normal"><text:span text:style-name="Default_20_Paragraph_20_Font"><text:span text:style-name="T1">Document_status_id</text:span></text:span></text:p>
          </table:table-cell>
          <table:table-cell table:style-name="Table42.B1" office:value-type="string">
            <text:p text:style-name="Normal"><text:span text:style-name="Default_20_Paragraph_20_Font"><text:span text:style-name="T1">Menetlusstaatuse ID, mis soovitakse dokumendile määrata.</text:span></text:span></text:p>
          </table:table-cell>
          <table:table-cell table:style-name="Table42.A1" office:value-type="string">
            <text:p text:style-name="Normal"><text:span text:style-name="Default_20_Paragraph_20_Font"><text:span text:style-name="T1">Integer</text:span></text:span></text:p>
          </table:table-cell>
          <table:table-cell table:style-name="Table42.A1" office:value-type="string">
            <text:p text:style-name="Normal"><text:span text:style-name="Default_20_Paragraph_20_Font"><text:span text:style-name="T1">5</text:span></text:span></text:p>
          </table:table-cell>
        </table:table-row>
      </table:table>
      <text:p text:style-name="P4"/>
      <text:p text:style-name="P13">Päringu näide</text:p>
      <text:p text:style-name="P156"/>
      <text:p text:style-name="P107"><text:span text:style-name="T75">X-tee sõnumiprotokoll v</text:span><text:span text:style-name="T104">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modifyStatus.v1&lt;/xtee:nimi&gt;</text:p>
      <text:p text:style-name="P32"><text:s text:c="6"/>&lt;xtee:id&gt;00000000000000&lt;/xtee:id&gt;</text:p>
      <text:p text:style-name="P32"><text:s text:c="6"/>&lt;xtee:isikukood&gt;EE38005130332&lt;/xtee:isikukood&gt;</text:p>
      <text:p text:style-name="P32"><text:s text:c="6"/>&lt;xtee:andmekogu&gt;ametlikud-dokumendid&lt;/xtee:andmekogu&gt;</text:p>
      <text:p text:style-name="P32"><text:s text:c="6"/>&lt;xtee:asutus&gt;12345678&lt;/xtee:asutus&gt;</text:p>
      <text:p text:style-name="P32"><text:s text:c="6"/>&lt;xtee:allasutus&gt;EE10425769&lt;/xtee:allasutus&gt;</text:p>
      <text:p text:style-name="P32"><text:s text:c="6"/>&lt;adit:infosysteem&gt;KOV&lt;/adit:infosysteem&gt;</text:p>
      <text:p text:style-name="P32"><text:s text:c="3"/>&lt;/soapenv:Header&gt;</text:p>
      <text:p text:style-name="P32"><text:s text:c="3"/>&lt;soapenv:Body&gt;</text:p>
      <text:p text:style-name="P32"><text:s text:c="6"/>&lt;adit:modifyStatus&gt;</text:p>
      <text:p text:style-name="P32"><text:s text:c="9"/>&lt;keha&gt;</text:p>
      <text:p text:style-name="P32"><text:s text:c="12"/>&lt;document_id&gt;46&lt;/document_id&gt;</text:p>
      <text:p text:style-name="P32"><text:s text:c="12"/>&lt;document_status_id&gt;7&lt;/document_status_id&gt;</text:p>
      <text:p text:style-name="P32"><text:s text:c="9"/>&lt;/keha&gt;</text:p>
      <text:p text:style-name="P32"><text:s text:c="6"/>&lt;/adit:modifyStatus&gt;</text:p>
      <text:p text:style-name="P32"><text:s text:c="3"/>&lt;/soapenv:Body&gt;</text:p>
      <text:p text:style-name="P32">&lt;/soapenv:Envelope&gt;</text:p>
      <text:p text:style-name="P4"/>
      <text:p text:style-name="P118"><text:span text:style-name="T75">X-tee sõnumiprotokoll v</text:span><text:span text:style-name="T114">4</text:span><text:span text:style-name="T81">.</text:span><text:span text:style-name="T75">0</text:span></text:p>
      <text:p text:style-name="P220">&lt;soapenv:Envelope xmlns:soapenv="http://schemas.xmlsoap.org/soap/envelope/"</text:p>
      <text:p text:style-name="P220"><text:tab/>xmlns:adit="http://producers.ametlikud-dokumendid.xtee.riik.ee/producer/ametlikud-dokumendid"</text:p>
      <text:p text:style-name="P220"><text:tab/>xmlns:xrd="http://x-road.eu/xsd/xroad.xsd"</text:p>
      <text:p text:style-name="P220"><text:tab/>xmlns:id="http://x-road.eu/xsd/identifiers"&gt;</text:p>
      <text:p text:style-name="P220"><text:s text:c="4"/>&lt;soapenv:Header&gt;</text:p>
      <text:p text:style-name="P220"><text:s text:c="8"/>&lt;xrd:<text:span text:style-name="T66">client</text:span> id:objectType="MEMBER"&gt;</text:p>
      <text:p text:style-name="P220"><text:s text:c="12"/>&lt;id:xRoadInstance&gt;EE&lt;/id:xRoadInstance&gt;</text:p>
      <text:p text:style-name="P220"><text:s text:c="12"/>&lt;id:memberClass&gt;BUSINESS&lt;/id:memberClass&gt;</text:p>
      <text:p text:style-name="P220"><text:s text:c="12"/>&lt;id:memberCode&gt;12345678&lt;/id:memberCode&gt;</text:p>
      <text:p text:style-name="P220"><text:s text:c="8"/>&lt;/xrd:<text:span text:style-name="T29">client</text:span>&gt;</text:p>
      <text:p text:style-name="P220"><text:s text:c="8"/>&lt;xrd:<text:span text:style-name="T66">service</text:span> id:objectType="SERVICE"&gt;</text:p>
      <text:p text:style-name="P220"><text:s text:c="12"/>&lt;id:xRoadInstance&gt;EE&lt;/id:xRoadInstance&gt;</text:p>
      <text:p text:style-name="P220"><text:s text:c="12"/>&lt;id:memberClass&gt;GOV&lt;/id:memberClass&gt;</text:p>
      <text:p text:style-name="P220"><text:s text:c="12"/>&lt;id:memberCode&gt;70006317&lt;/id:memberCode&gt;</text:p>
      <text:p text:style-name="P220"><text:tab/><text:tab/><text:tab/></text:p>
      <text:p text:style-name="P220"><text:s text:c="12"/>&lt;id:subsystemCode&gt;ametlikud-dokumendid&lt;/id:subsystemCode&gt;</text:p>
      <text:p text:style-name="P220"><text:s text:c="12"/>&lt;id:serviceCode&gt;modifyStatus&lt;/id:serviceCode&gt;</text:p>
      <text:p text:style-name="P220"><text:s text:c="12"/>&lt;id:serviceVersion&gt;v1&lt;/id:serviceVersion&gt;</text:p>
      <text:p text:style-name="P220"><text:soft-page-break/><text:s text:c="8"/>&lt;/xrd:<text:span text:style-name="T29">service</text:span>&gt;</text:p>
      <text:p text:style-name="P220"><text:s text:c="8"/>&lt;xrd:<text:span text:style-name="T66">userId</text:span>&gt;EE37901130250&lt;/xrd:userId&gt;</text:p>
      <text:p text:style-name="P220"><text:s text:c="8"/>&lt;xrd:<text:span text:style-name="T66">id</text:span>&gt;3cf04253-db0c-4d1d-8105-791472d88437&lt;/xrd:id&gt;</text:p>
      <text:p text:style-name="P220"><text:s text:c="8"/>&lt;xrd:<text:span text:style-name="T66">protocolVersion</text:span>&gt;4.0&lt;/xrd:protocolVersion&gt;</text:p>
      <text:p text:style-name="P220"/>
      <text:p text:style-name="P220"><text:s text:c="8"/>&lt;adit:infosysteem&gt;<text:span text:style-name="T70">KOV</text:span>&lt;/adit:infosysteem&gt;</text:p>
      <text:p text:style-name="P220"><text:s text:c="4"/>&lt;/soapenv:Header&gt;</text:p>
      <text:p text:style-name="P220"><text:s text:c="4"/>&lt;soapenv:Body&gt;</text:p>
      <text:p text:style-name="P220"><text:s text:c="8"/>&lt;adit:modifyStatus&gt;</text:p>
      <text:p text:style-name="P220"><text:s text:c="12"/>&lt;keha&gt;</text:p>
      <text:p text:style-name="P220"><text:s text:c="16"/>&lt;document_id&gt;46&lt;/document_id&gt;</text:p>
      <text:p text:style-name="P220"><text:s text:c="16"/>&lt;document_status_id&gt;7&lt;/document_status_id&gt;</text:p>
      <text:p text:style-name="P220"><text:s text:c="12"/>&lt;/keha&gt;</text:p>
      <text:p text:style-name="P220"><text:s text:c="8"/>&lt;/adit:modifyStatus&gt;</text:p>
      <text:p text:style-name="P220"><text:s text:c="4"/>&lt;/soapenv:Body&gt;</text:p>
      <text:p text:style-name="P220">&lt;/soapenv:Envelope&gt;</text:p>
      <text:p text:style-name="P4"/>
      <text:p text:style-name="P4"/>
      <text:p text:style-name="P13">Päringu vastuse näide</text:p>
      <text:p text:style-name="P156"/>
      <text:p text:style-name="P107"><text:span text:style-name="T75">X-tee sõnumiprotokoll v</text:span><text:span text:style-name="T104">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modifyStatus.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modifyStatusResponse&gt;</text:p>
      <text:p text:style-name="P32"><text:s text:c="9"/>&lt;paring&gt;</text:p>
      <text:p text:style-name="P32"><text:s text:c="12"/>&lt;document_id&gt;46&lt;/document_id&gt;</text:p>
      <text:p text:style-name="P32"><text:s text:c="12"/>&lt;document_status_id&gt;7&lt;/document_status_id&gt;</text:p>
      <text:p text:style-name="P32"><text:s text:c="9"/>&lt;/paring&gt;</text:p>
      <text:p text:style-name="P32"><text:s text:c="9"/>&lt;keha&gt;</text:p>
      <text:p text:style-name="P32"><text:s text:c="12"/>&lt;success&gt;true&lt;/success&gt;</text:p>
      <text:p text:style-name="P32"><text:s text:c="12"/>&lt;messages&gt;</text:p>
      <text:p text:style-name="P32"><text:s text:c="15"/>&lt;message lang="en"&gt;Document status was successfully modified.&lt;/message&gt;</text:p>
      <text:p text:style-name="P32"><text:s text:c="12"/>&lt;/messages&gt;</text:p>
      <text:p text:style-name="P32"><text:s text:c="9"/>&lt;/keha&gt;</text:p>
      <text:p text:style-name="P32"><text:s text:c="6"/>&lt;/adit:modifyStatusResponse&gt;</text:p>
      <text:p text:style-name="P32"><text:s text:c="3"/>&lt;/SOAP-ENV:Body&gt;</text:p>
      <text:p text:style-name="P82"><text:span text:style-name="Default_20_Paragraph_20_Font"><text:span text:style-name="T22">&lt;/SOAP-ENV:Envelope&gt;</text:span></text:span></text:p>
      <text:p text:style-name="Normal"/>
      <text:p text:style-name="P119"><text:span text:style-name="T75">X-tee sõnumiprotokoll v</text:span><text:span text:style-name="T115">4</text:span><text:span text:style-name="T81">.</text:span><text:span text:style-name="T75">0</text:span></text:p>
      <text:p text:style-name="P221">&lt;<text:span text:style-name="T69">SOAP-ENV</text:span>:Envelope <text:span text:style-name="T69">xmlns:SOAP-ENV="http://schemas.xmlsoap.org/soap/envelope/"</text:span></text:p>
      <text:p text:style-name="P221"><text:tab/>xmlns:adit="http://producers.ametlikud-dokumendid.xtee.riik.ee/producer/ametlikud-dokumendid"</text:p>
      <text:p text:style-name="P221"><text:tab/>xmlns:xrd="http://x-road.eu/xsd/xroad.xsd"</text:p>
      <text:p text:style-name="P221"><text:tab/>xmlns:id="http://x-road.eu/xsd/identifiers"&gt;</text:p>
      <text:p text:style-name="P221"><text:s text:c="4"/>&lt;<text:span text:style-name="T69">SOAP-ENV</text:span>:Header&gt;</text:p>
      <text:p text:style-name="P221"><text:s text:c="8"/>&lt;xrd:<text:span text:style-name="T66">client</text:span> id:objectType="MEMBER"&gt;</text:p>
      <text:p text:style-name="P221"><text:s text:c="12"/>&lt;id:xRoadInstance&gt;EE&lt;/id:xRoadInstance&gt;</text:p>
      <text:p text:style-name="P221"><text:s text:c="12"/>&lt;id:memberClass&gt;BUSINESS&lt;/id:memberClass&gt;</text:p>
      <text:p text:style-name="P221"><text:soft-page-break/><text:s text:c="12"/>&lt;id:memberCode&gt;12345678&lt;/id:memberCode&gt;</text:p>
      <text:p text:style-name="P221"><text:s text:c="8"/>&lt;/xrd:<text:span text:style-name="T29">client</text:span>&gt;</text:p>
      <text:p text:style-name="P221"><text:s text:c="8"/>&lt;xrd:<text:span text:style-name="T66">service</text:span> id:objectType="SERVICE"&gt;</text:p>
      <text:p text:style-name="P221"><text:s text:c="12"/>&lt;id:xRoadInstance&gt;EE&lt;/id:xRoadInstance&gt;</text:p>
      <text:p text:style-name="P221"><text:s text:c="12"/>&lt;id:memberClass&gt;GOV&lt;/id:memberClass&gt;</text:p>
      <text:p text:style-name="P221"><text:s text:c="12"/>&lt;id:memberCode&gt;70006317&lt;/id:memberCode&gt;<text:tab/></text:p>
      <text:p text:style-name="P221"><text:s text:c="12"/>&lt;id:subsystemCode&gt;ametlikud-dokumendid&lt;/id:subsystemCode&gt;</text:p>
      <text:p text:style-name="P221"><text:s text:c="12"/>&lt;id:serviceCode&gt;<text:span text:style-name="T157">modifyStatus</text:span>&lt;/id:serviceCode&gt;</text:p>
      <text:p text:style-name="P221"><text:s text:c="12"/>&lt;id:serviceVersion&gt;v1&lt;/id:serviceVersion&gt;</text:p>
      <text:p text:style-name="P221"><text:s text:c="8"/>&lt;/xrd:<text:span text:style-name="T29">service</text:span>&gt;</text:p>
      <text:p text:style-name="P221"><text:s text:c="8"/>&lt;xrd:<text:span text:style-name="T66">userId</text:span>&gt;EE37901130250&lt;/xrd:userId&gt;</text:p>
      <text:p text:style-name="P221"><text:s text:c="8"/>&lt;xrd:<text:span text:style-name="T66">id</text:span>&gt;3cf04253-db0c-4d1d-8105-791472d88437&lt;/xrd:id&gt;</text:p>
      <text:p text:style-name="P221"><text:s text:c="8"/>&lt;xrd:<text:span text:style-name="T66">protocolVersion</text:span>&gt;4.0&lt;/xrd:protocolVersion&gt;</text:p>
      <text:p text:style-name="P221"><text:s text:c="4"/>&lt;/<text:span text:style-name="T69">SOAP-ENV</text:span>:Header&gt;</text:p>
      <text:p text:style-name="P221"><text:s text:c="4"/>&lt;SOAP-ENV:Body&gt;</text:p>
      <text:p text:style-name="P221"><text:s text:c="8"/>&lt;adit:modifyStatusResponse&gt;</text:p>
      <text:p text:style-name="P221"><text:s text:c="12"/>&lt;keha&gt;</text:p>
      <text:p text:style-name="P221"><text:s text:c="16"/>&lt;success&gt;true&lt;/success&gt;</text:p>
      <text:p text:style-name="P221"><text:s text:c="16"/>&lt;messages&gt;</text:p>
      <text:p text:style-name="P221"><text:s text:c="20"/>&lt;message lang="en"&gt;Document status was successfully modified.&lt;/message&gt;</text:p>
      <text:p text:style-name="P221"><text:s text:c="16"/>&lt;/messages&gt;</text:p>
      <text:p text:style-name="P221"><text:s text:c="12"/>&lt;/keha&gt;</text:p>
      <text:p text:style-name="P221"><text:s text:c="8"/>&lt;/adit:modifyStatusResponse&gt;</text:p>
      <text:p text:style-name="P221"><text:s text:c="4"/>&lt;/SOAP-ENV:Body&gt;</text:p>
      <text:p text:style-name="P227"><text:span text:style-name="Default_20_Paragraph_20_Font"><text:span text:style-name="T129">&lt;/SOAP-ENV:Envelope&gt;</text:span></text:span></text:p>
      <text:h text:style-name="P253" text:outline-level="1"/>
      <text:h text:style-name="P253" text:outline-level="1"><text:bookmark-start text:name="_Toc379789509"/><text:bookmark-start text:name="_Toc2733525331"/><text:bookmark-start text:name="_Toc2733459261"/><text:bookmark-start text:name="_Toc2716276311"/><text:bookmark-start text:name="_Toc2715524981"/><text:bookmark-start text:name="_Toc2715515031"/><text:bookmark-start text:name="_Toc2710315241"/><text:bookmark-start text:name="_Toc2704249211"/><text:bookmark-start text:name="_Toc2704207371"/><text:bookmark-start text:name="_Toc2691148441"/><text:bookmark-start text:name="_Toc2691202991"/><text:bookmark-start text:name="_Toc2691205681"/><text:bookmark-start text:name="_Toc2691228851"/><text:bookmark-start text:name="_Toc2691243271"/><text:bookmark-start text:name="_Toc2691265911"/><text:bookmark-start text:name="__RefHeading___Toc55508_1250719955"/><text:bookmark-start text:name="_Toc2691288091"/>GetUserContacts.v1<text:bookmark-end text:name="_Toc379789509"/><text:bookmark-end text:name="_Toc2733525331"/><text:bookmark-end text:name="_Toc2733459261"/><text:bookmark-end text:name="_Toc2716276311"/><text:bookmark-end text:name="_Toc2715524981"/><text:bookmark-end text:name="_Toc2715515031"/><text:bookmark-end text:name="_Toc2710315241"/><text:bookmark-end text:name="_Toc2704249211"/><text:bookmark-end text:name="_Toc2704207371"/><text:bookmark-end text:name="_Toc2691148441"/><text:bookmark-end text:name="_Toc2691202991"/><text:bookmark-end text:name="_Toc2691205681"/><text:bookmark-end text:name="_Toc2691228851"/><text:bookmark-end text:name="_Toc2691243271"/><text:bookmark-end text:name="_Toc2691265911"/><text:bookmark-end text:name="__RefHeading___Toc55508_1250719955"/><text:bookmark-end text:name="_Toc2691288091"/></text:h>
      <text:p text:style-name="P29"><text:span text:style-name="Default_20_Paragraph_20_Font"><text:span text:style-name="T2">Päring võimaldab pärida isiku suhtluspartnerid. Kontaktid järjestatud sisestamisel esmajärjekorras, ehk viimati kasutatud eespool. Päringu tulemus tagastatakse SOAP manuses, mis on Base64-s kodeeritud GZip formaadis fail – see tähendab seda, et päringu vastus on vaja kõigepealt Base64 dekodeerida ning seejärel GZip-iga lahti pakkida. Tulemuseks on XML fail.</text:span></text:span></text:p>
      <text:p text:style-name="P4"/>
      <text:p text:style-name="P4">Parameetrid</text:p>
      <table:table table:name="Table43" table:style-name="Table43">
        <table:table-column table:style-name="Table43.A"/>
        <table:table-column table:style-name="Table43.B" table:number-columns-repeated="2"/>
        <table:table-row>
          <table:table-cell table:style-name="Table43.A1" office:value-type="string">
            <text:p text:style-name="Normal"><text:span text:style-name="Default_20_Paragraph_20_Font"><text:span text:style-name="T8">Nimi</text:span></text:span></text:p>
          </table:table-cell>
          <table:table-cell table:style-name="Table43.A1" office:value-type="string">
            <text:p text:style-name="Normal"><text:span text:style-name="Default_20_Paragraph_20_Font"><text:span text:style-name="T8">Väärtuse tüüp</text:span></text:span></text:p>
          </table:table-cell>
          <table:table-cell table:style-name="Table43.A1" office:value-type="string">
            <text:p text:style-name="Normal"><text:span text:style-name="Default_20_Paragraph_20_Font"><text:span text:style-name="T8">Väärtuse näide</text:span></text:span></text:p>
          </table:table-cell>
        </table:table-row>
        <table:table-row>
          <table:table-cell table:style-name="Table43.A1" office:value-type="string">
            <text:p text:style-name="Table_20_Contents"><text:span text:style-name="Default_20_Paragraph_20_Font"><text:span text:style-name="T2">xtee:isikukood</text:span></text:span></text:p>
          </table:table-cell>
          <table:table-cell table:style-name="Table43.A1" office:value-type="string">
            <text:p text:style-name="Normal"><text:span text:style-name="Default_20_Paragraph_20_Font"><text:span text:style-name="T1">String</text:span></text:span></text:p>
          </table:table-cell>
          <table:table-cell table:style-name="Table43.A1" office:value-type="string">
            <text:p text:style-name="Table_20_Contents"><text:span text:style-name="Default_20_Paragraph_20_Font"><text:span text:style-name="T2">EE30312829989</text:span></text:span></text:p>
          </table:table-cell>
        </table:table-row>
      </table:table>
      <text:p text:style-name="P4"/>
      <text:p text:style-name="P13">Päringu näide</text:p>
      <text:p text:style-name="P156"/>
      <text:p text:style-name="P108"><text:span text:style-name="T99">Request </text:span><text:span text:style-name="T75">X-tee sõnumiprotokoll v</text:span><text:span text:style-name="T104">2</text:span><text:span text:style-name="T81">.</text:span><text:span text:style-name="T75">0</text:span></text:p>
      <text:p text:style-name="P32">&lt;soapenv:Envelope xmlns:soapenv="http://schemas.xmlsoap.org/soap/envelope/" xmlns:xtee="http://x-tee.riik.ee/xsd/xtee.xsd" xmlns:adit="http://producers.ametlikud-dokumendid.xtee.riik.ee/producer/ametlikud-dokumendid"&gt;</text:p>
      <text:p text:style-name="P32"><text:s text:c="3"/>&lt;soapenv:Header&gt;</text:p>
      <text:p text:style-name="P32"><text:s text:c="6"/>&lt;xtee:nimi&gt;ametlikud-dokumendid.getUserContacts.v1&lt;/xtee:nimi&gt;</text:p>
      <text:p text:style-name="P32"><text:s text:c="6"/>&lt;xtee:id&gt;00000000000000&lt;/xtee:id&gt;</text:p>
      <text:p text:style-name="P32"><text:s text:c="6"/>&lt;xtee:isikukood&gt;EE38407089745&lt;/xtee:isikukood&gt;</text:p>
      <text:p text:style-name="P32"><text:s text:c="6"/>&lt;xtee:andmekogu&gt;ametlikud-dokumendid&lt;/xtee:andmekogu&gt;</text:p>
      <text:p text:style-name="P32"><text:s text:c="6"/>&lt;xtee:asutus&gt;12345678&lt;/xtee:asutus&gt;</text:p>
      <text:p text:style-name="P32"><text:s text:c="6"/>&lt;adit:infosysteem&gt;KOV&lt;/adit:infosysteem&gt;</text:p>
      <text:p text:style-name="P32"><text:s text:c="3"/>&lt;/soapenv:Header&gt;</text:p>
      <text:p text:style-name="P32"><text:s text:c="3"/>&lt;soapenv:Body&gt;</text:p>
      <text:p text:style-name="P32"><text:s text:c="6"/>&lt;adit:getUserContacts&gt;</text:p>
      <text:p text:style-name="P32"><text:soft-page-break/><text:s text:c="9"/>&lt;keha/&gt;</text:p>
      <text:p text:style-name="P32"><text:s text:c="6"/>&lt;/adit:getUserContacts&gt;</text:p>
      <text:p text:style-name="P32"><text:s text:c="3"/>&lt;/soapenv:Body&gt;</text:p>
      <text:p text:style-name="P82"><text:span text:style-name="Default_20_Paragraph_20_Font"><text:span text:style-name="T22">&lt;/soapenv:Envelope&gt;</text:span></text:span></text:p>
      <text:p text:style-name="P4"/>
      <text:p text:style-name="P120"><text:span text:style-name="T99">Request </text:span><text:span text:style-name="T75">X-tee sõnumiprotokoll v</text:span><text:span text:style-name="T116">4</text:span><text:span text:style-name="T81">.</text:span><text:span text:style-name="T75">0</text:span></text:p>
      <text:p text:style-name="P222">&lt;soapenv:Envelope xmlns:soapenv="http://schemas.xmlsoap.org/soap/envelope/"</text:p>
      <text:p text:style-name="P222"><text:tab/>xmlns:adit="http://producers.ametlikud-dokumendid.xtee.riik.ee/producer/ametlikud-dokumendid"</text:p>
      <text:p text:style-name="P222"><text:tab/>xmlns:xrd="http://x-road.eu/xsd/xroad.xsd"</text:p>
      <text:p text:style-name="P222"><text:tab/>xmlns:id="http://x-road.eu/xsd/identifiers"&gt;</text:p>
      <text:p text:style-name="P222"><text:s text:c="4"/>&lt;soapenv:Header&gt;</text:p>
      <text:p text:style-name="P222"><text:s text:c="8"/>&lt;xrd:<text:span text:style-name="T66">client</text:span> id:objectType="MEMBER"&gt;</text:p>
      <text:p text:style-name="P222"><text:s text:c="12"/>&lt;id:xRoadInstance&gt;EE&lt;/id:xRoadInstance&gt;</text:p>
      <text:p text:style-name="P222"><text:s text:c="12"/>&lt;id:memberClass&gt;BUSINESS&lt;/id:memberClass&gt;</text:p>
      <text:p text:style-name="P222"><text:s text:c="12"/>&lt;id:memberCode&gt;12345678&lt;/id:memberCode&gt;</text:p>
      <text:p text:style-name="P222"><text:s text:c="8"/>&lt;/xrd:<text:span text:style-name="T29">client</text:span>&gt;</text:p>
      <text:p text:style-name="P222"><text:s text:c="8"/>&lt;xrd:<text:span text:style-name="T66">service</text:span> id:objectType="SERVICE"&gt;</text:p>
      <text:p text:style-name="P222"><text:s text:c="12"/>&lt;id:xRoadInstance&gt;EE&lt;/id:xRoadInstance&gt;</text:p>
      <text:p text:style-name="P222"><text:s text:c="12"/>&lt;id:memberClass&gt;GOV&lt;/id:memberClass&gt;</text:p>
      <text:p text:style-name="P222"><text:s text:c="12"/>&lt;id:memberCode&gt;70006317&lt;/id:memberCode&gt;</text:p>
      <text:p text:style-name="P222"><text:tab/><text:tab/><text:tab/></text:p>
      <text:p text:style-name="P222"><text:s text:c="12"/>&lt;id:subsystemCode&gt;ametlikud-dokumendid&lt;/id:subsystemCode&gt;</text:p>
      <text:p text:style-name="P222"><text:s text:c="12"/>&lt;id:serviceCode&gt;<text:span text:style-name="T158">getUserContacts</text:span>&lt;/id:serviceCode&gt;</text:p>
      <text:p text:style-name="P222"><text:s text:c="12"/>&lt;id:serviceVersion&gt;v1&lt;/id:serviceVersion&gt;</text:p>
      <text:p text:style-name="P222"><text:s text:c="8"/>&lt;/xrd:<text:span text:style-name="T29">service</text:span>&gt;</text:p>
      <text:p text:style-name="P222"><text:s text:c="8"/>&lt;xrd:<text:span text:style-name="T66">userId</text:span>&gt;EE37901130250&lt;/xrd:userId&gt;</text:p>
      <text:p text:style-name="P222"><text:s text:c="8"/>&lt;xrd:<text:span text:style-name="T66">id</text:span>&gt;3cf04253-db0c-4d1d-8105-791472d88437&lt;/xrd:id&gt;</text:p>
      <text:p text:style-name="P222"><text:s text:c="8"/>&lt;xrd:<text:span text:style-name="T66">protocolVersion</text:span>&gt;4.0&lt;/xrd:protocolVersion&gt;</text:p>
      <text:p text:style-name="P222"/>
      <text:p text:style-name="P222"><text:s text:c="8"/>&lt;adit:infosysteem&gt;<text:span text:style-name="T70">KOV</text:span>&lt;/adit:infosysteem&gt;</text:p>
      <text:p text:style-name="P222"><text:s text:c="4"/>&lt;/soapenv:Header&gt;</text:p>
      <text:p text:style-name="P222"><text:s text:c="4"/>&lt;soapenv:Body&gt;</text:p>
      <text:p text:style-name="P222"><text:s text:c="8"/>&lt;adit:getUserContacts&gt;</text:p>
      <text:p text:style-name="P222"><text:s text:c="12"/>&lt;keha/&gt;</text:p>
      <text:p text:style-name="P222"><text:s text:c="8"/>&lt;/adit:getUserContacts&gt;</text:p>
      <text:p text:style-name="P222"><text:s text:c="4"/>&lt;/soapenv:Body&gt;</text:p>
      <text:p text:style-name="P28"><text:span text:style-name="Default_20_Paragraph_20_Font"><text:span text:style-name="T129">&lt;/soapenv:Envelope&gt;</text:span></text:span></text:p>
      <text:p text:style-name="P4"/>
      <text:p text:style-name="P4"/>
      <text:p text:style-name="P13">Päringu vastuse näide</text:p>
      <text:p text:style-name="P156"/>
      <text:p text:style-name="P108"><text:span text:style-name="T75">X-tee sõnumiprotokoll v</text:span><text:span text:style-name="T104">2</text:span><text:span text:style-name="T81">.</text:span><text:span text:style-name="T75">0</text:span></text:p>
      <text:p text:style-name="P32">&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text:s text:c="3"/>&lt;SOAP-ENV:Header&gt;</text:p>
      <text:p text:style-name="P32"><text:s text:c="6"/>&lt;xtee:asutus xsi:type="xsd:string"&gt;12345678&lt;/xtee:asutus&gt;</text:p>
      <text:p text:style-name="P32"><text:s text:c="6"/>&lt;xtee:isikukood xsi:type="xsd:string"&gt;EE38407089745&lt;/xtee:isikukood&gt;</text:p>
      <text:p text:style-name="P32"><text:s text:c="6"/>&lt;xtee:id xsi:type="xsd:string"&gt;00000000000000&lt;/xtee:id&gt;</text:p>
      <text:p text:style-name="P32"><text:s text:c="6"/>&lt;xtee:nimi xsi:type="xsd:string"&gt;ametlikud-dokumendid.getUserContacts.v1&lt;/xtee:nimi&gt;</text:p>
      <text:p text:style-name="P32"><text:s text:c="6"/>&lt;xtee:andmekogu xsi:type="xsd:string"&gt;ametlikud-dokumendid&lt;/xtee:andmekogu&gt;</text:p>
      <text:p text:style-name="P32"><text:s text:c="3"/>&lt;/SOAP-ENV:Header&gt;</text:p>
      <text:p text:style-name="P32"><text:s text:c="3"/>&lt;SOAP-ENV:Body&gt;</text:p>
      <text:p text:style-name="P32"><text:s text:c="6"/>&lt;adit:getUserContactsResponse&gt;</text:p>
      <text:p text:style-name="P32"><text:s text:c="9"/>&lt;paring/&gt;</text:p>
      <text:p text:style-name="P32"><text:s text:c="9"/>&lt;keha&gt;</text:p>
      <text:p text:style-name="P32"><text:soft-page-break/><text:s text:c="12"/>&lt;adit:success&gt;true&lt;/adit:success&gt;</text:p>
      <text:p text:style-name="P32"><text:s text:c="12"/>&lt;adit:messages&gt;</text:p>
      <text:p text:style-name="P32"><text:s text:c="15"/>&lt;message lang="et"&gt;Kasutaja kontaktide nimekiri väljastatud: 2 kontakti.&lt;/message&gt;</text:p>
      <text:p text:style-name="P32"><text:s text:c="15"/>&lt;message lang="en"&gt;User contact list retrieved for 2 users.&lt;/message&gt;</text:p>
      <text:p text:style-name="P32"><text:s text:c="15"/>&lt;message lang="ru"&gt;Kasutaja kontaktide nimekiri väljastatud: 2 kontakti.&lt;/message&gt;</text:p>
      <text:p text:style-name="P32"><text:s text:c="12"/>&lt;/adit:messages&gt;</text:p>
      <text:p text:style-name="P32"><text:s text:c="13"/>&lt;userContactList href="cid:877866174409502118726932381503"/&gt;</text:p>
      <text:p text:style-name="P32"><text:s text:c="9"/>&lt;/keha&gt;</text:p>
      <text:p text:style-name="P32"><text:s text:c="6"/>&lt;/adit:getUserContactsResponse&gt;</text:p>
      <text:p text:style-name="P32"><text:s text:c="3"/>&lt;/SOAP-ENV:Body&gt;</text:p>
      <text:p text:style-name="P32">&lt;/SOAP-ENV:Envelope&gt;</text:p>
      <text:p text:style-name="P4"/>
      <text:p text:style-name="P121"><text:span text:style-name="T75">X-tee sõnumiprotokoll v</text:span><text:span text:style-name="T117">4</text:span><text:span text:style-name="T81">.</text:span><text:span text:style-name="T75">0</text:span></text:p>
      <text:p text:style-name="P223">&lt;<text:span text:style-name="T69">SOAP-ENV</text:span>:Envelope <text:span text:style-name="T69">xmlns:SOAP-ENV="http://schemas.xmlsoap.org/soap/envelope/"</text:span></text:p>
      <text:p text:style-name="P223"><text:tab/>xmlns:adit="http://producers.ametlikud-dokumendid.xtee.riik.ee/producer/ametlikud-dokumendid"</text:p>
      <text:p text:style-name="P223"><text:tab/>xmlns:xrd="http://x-road.eu/xsd/xroad.xsd"</text:p>
      <text:p text:style-name="P223"><text:tab/>xmlns:id="http://x-road.eu/xsd/identifiers"&gt;</text:p>
      <text:p text:style-name="P223"><text:s text:c="4"/>&lt;<text:span text:style-name="T69">SOAP-ENV</text:span>:Header&gt;</text:p>
      <text:p text:style-name="P223"><text:s text:c="8"/>&lt;xrd:<text:span text:style-name="T66">client</text:span> id:objectType="MEMBER"&gt;</text:p>
      <text:p text:style-name="P223"><text:s text:c="12"/>&lt;id:xRoadInstance&gt;EE&lt;/id:xRoadInstance&gt;</text:p>
      <text:p text:style-name="P223"><text:s text:c="12"/>&lt;id:memberClass&gt;BUSINESS&lt;/id:memberClass&gt;</text:p>
      <text:p text:style-name="P223"><text:s text:c="12"/>&lt;id:memberCode&gt;12345678&lt;/id:memberCode&gt;</text:p>
      <text:p text:style-name="P223"><text:s text:c="8"/>&lt;/xrd:<text:span text:style-name="T29">client</text:span>&gt;</text:p>
      <text:p text:style-name="P223"><text:s text:c="8"/>&lt;xrd:<text:span text:style-name="T66">service</text:span> id:objectType="SERVICE"&gt;</text:p>
      <text:p text:style-name="P223"><text:s text:c="12"/>&lt;id:xRoadInstance&gt;EE&lt;/id:xRoadInstance&gt;</text:p>
      <text:p text:style-name="P223"><text:s text:c="12"/>&lt;id:memberClass&gt;GOV&lt;/id:memberClass&gt;</text:p>
      <text:p text:style-name="P223"><text:s text:c="12"/>&lt;id:memberCode&gt;70006317&lt;/id:memberCode&gt;<text:tab/></text:p>
      <text:p text:style-name="P223"><text:s text:c="12"/>&lt;id:subsystemCode&gt;ametlikud-dokumendid&lt;/id:subsystemCode&gt;</text:p>
      <text:p text:style-name="P223"><text:s text:c="12"/>&lt;id:serviceCode&gt;<text:span text:style-name="T159">getUserContacts</text:span>&lt;/id:serviceCode&gt;</text:p>
      <text:p text:style-name="P223"><text:s text:c="12"/>&lt;id:serviceVersion&gt;v1&lt;/id:serviceVersion&gt;</text:p>
      <text:p text:style-name="P223"><text:s text:c="8"/>&lt;/xrd:<text:span text:style-name="T29">service</text:span>&gt;</text:p>
      <text:p text:style-name="P223"><text:s text:c="8"/>&lt;xrd:<text:span text:style-name="T66">userId</text:span>&gt;EE37901130250&lt;/xrd:userId&gt;</text:p>
      <text:p text:style-name="P223"><text:s text:c="8"/>&lt;xrd:<text:span text:style-name="T66">id</text:span>&gt;3cf04253-db0c-4d1d-8105-791472d88437&lt;/xrd:id&gt;</text:p>
      <text:p text:style-name="P223"><text:s text:c="8"/>&lt;xrd:<text:span text:style-name="T66">protocolVersion</text:span>&gt;4.0&lt;/xrd:protocolVersion&gt;</text:p>
      <text:p text:style-name="P223"><text:s text:c="4"/>&lt;/<text:span text:style-name="T69">SOAP-ENV</text:span>:Header&gt;</text:p>
      <text:p text:style-name="P223"><text:s text:c="4"/>&lt;SOAP-ENV:Body&gt;</text:p>
      <text:p text:style-name="P223"><text:s text:c="8"/>&lt;adit:getUserContactsResponse&gt;</text:p>
      <text:p text:style-name="P223"><text:s text:c="12"/>&lt;keha&gt;</text:p>
      <text:p text:style-name="P223"><text:s text:c="16"/>&lt;adit:success&gt;true&lt;/adit:success&gt;</text:p>
      <text:p text:style-name="P223"><text:s text:c="16"/>&lt;adit:messages&gt;</text:p>
      <text:p text:style-name="P223"><text:s text:c="20"/>&lt;message lang="et"&gt;Kasutaja kontaktide nimekiri väljastatud: 2 kontakti.&lt;/message&gt;</text:p>
      <text:p text:style-name="P223"><text:s text:c="20"/>&lt;message lang="en"&gt;User contact list retrieved for 2 users.&lt;/message&gt;</text:p>
      <text:p text:style-name="P223"><text:s text:c="20"/>&lt;message lang="ru"&gt;Kasutaja kontaktide nimekiri väljastatud: 2 kontakti.&lt;/message&gt;</text:p>
      <text:p text:style-name="P223"><text:s text:c="16"/>&lt;/adit:messages&gt;</text:p>
      <text:p text:style-name="P223"><text:s text:c="16"/>&lt;userContactList href="cid:877866174409502118726932381503"/&gt;</text:p>
      <text:p text:style-name="P223"><text:s text:c="12"/>&lt;/keha&gt;</text:p>
      <text:p text:style-name="P223"><text:s text:c="8"/>&lt;/adit:getUserContactsResponse&gt;</text:p>
      <text:p text:style-name="P223"><text:s text:c="4"/>&lt;/SOAP-ENV:Body&gt;</text:p>
      <text:p text:style-name="P223">&lt;/SOAP-ENV:Envelope&gt;</text:p>
      <text:p text:style-name="P4"/>
      <text:p text:style-name="P4"/>
      <text:p text:style-name="P4">Dekodeeritud SOAP manuse sisu:</text:p>
      <text:p text:style-name="P156"/>
      <text:p text:style-name="P55">&lt;?xml version="1.0" encoding="UTF-8"?&gt;</text:p>
      <text:p text:style-name="P82"><text:span text:style-name="Default_20_Paragraph_20_Font"><text:span text:style-name="T25">&lt;user_</text:span></text:span><text:span text:style-name="Default_20_Paragraph_20_Font"><text:span text:style-name="T22">contact</text:span></text:span><text:span text:style-name="Default_20_Paragraph_20_Font"><text:span text:style-name="T25">_list&gt;</text:span></text:span></text:p>
      <text:p text:style-name="P55"><text:s text:c="4"/>&lt;total&gt;2&lt;/total&gt;</text:p>
      <text:p text:style-name="P82"><text:span text:style-name="Default_20_Paragraph_20_Font"><text:span text:style-name="T25"><text:s text:c="4"/>&lt;</text:span></text:span><text:span text:style-name="Default_20_Paragraph_20_Font"><text:span text:style-name="T22">user_contact</text:span></text:span><text:span text:style-name="Default_20_Paragraph_20_Font"><text:span text:style-name="T25">&gt;</text:span></text:span></text:p>
      <text:p text:style-name="P55"><text:s text:c="8"/>&lt;code&gt;EE40312829989&lt;/code&gt;</text:p>
      <text:p text:style-name="P55"><text:soft-page-break/><text:s text:c="8"/>&lt;name&gt;Juta Juust&lt;/name&gt;</text:p>
      <text:p text:style-name="P55"><text:s text:c="8"/>&lt;type&gt;person&lt;/type&gt;</text:p>
      <text:p text:style-name="P82"><text:span text:style-name="Default_20_Paragraph_20_Font"><text:span text:style-name="T25"><text:s text:c="4"/>&lt;/</text:span></text:span><text:span text:style-name="Default_20_Paragraph_20_Font"><text:span text:style-name="T22">user_contact</text:span></text:span><text:span text:style-name="Default_20_Paragraph_20_Font"><text:span text:style-name="T25">&gt;</text:span></text:span></text:p>
      <text:p text:style-name="P82"><text:span text:style-name="Default_20_Paragraph_20_Font"><text:span text:style-name="T25"><text:s text:c="4"/>&lt;</text:span></text:span><text:span text:style-name="Default_20_Paragraph_20_Font"><text:span text:style-name="T22">user_contact</text:span></text:span><text:span text:style-name="Default_20_Paragraph_20_Font"><text:span text:style-name="T25">&gt;</text:span></text:span></text:p>
      <text:p text:style-name="P55"><text:s text:c="8"/>&lt;code&gt;EE38407089745&lt;/code&gt;</text:p>
      <text:p text:style-name="P55"><text:s text:c="8"/>&lt;name&gt;Kalle Kalamees&lt;/name&gt;</text:p>
      <text:p text:style-name="P55"><text:s text:c="8"/>&lt;type&gt;person&lt;/type&gt;</text:p>
      <text:p text:style-name="P82"><text:span text:style-name="Default_20_Paragraph_20_Font"><text:span text:style-name="T25"><text:s text:c="4"/>&lt;/</text:span></text:span><text:span text:style-name="Default_20_Paragraph_20_Font"><text:span text:style-name="T22">user_contact</text:span></text:span><text:span text:style-name="Default_20_Paragraph_20_Font"><text:span text:style-name="T25">&gt;</text:span></text:span></text:p>
      <text:p text:style-name="P82"><text:span text:style-name="Default_20_Paragraph_20_Font"><text:span text:style-name="T25">&lt;/</text:span></text:span><text:span text:style-name="Default_20_Paragraph_20_Font"><text:span text:style-name="T22">user_contact_list</text:span></text:span><text:span text:style-name="Default_20_Paragraph_20_Font"><text:span text:style-name="T25">&gt;</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tru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true"/>
    </style:style>
    <style:style style:name="Heading_20_3" style:display-name="Heading 3" style:family="paragraph" style:parent-style-name="Normal" style:next-style-name="Normal" style:default-outline-level="3"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tru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tru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tru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tru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fo:hyphenate="tru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tyle-complex="italic" fo:hyphenate="tru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Cambria" fo:font-family="Cambria" style:font-family-generic="roman" style:font-pitch="variable" fo:font-size="11pt" style:font-size-asian="11pt" style:font-size-complex="11pt" fo:hyphenate="true"/>
    </style:style>
    <style:style style:name="Normal" style:family="paragraph">
      <style:paragraph-properties fo:margin-top="0cm" fo:margin-bottom="0cm" loext:contextual-spacing="false" fo:line-height="100%" fo:hyphenation-ladder-count="no-limit"/>
      <style:text-properties fo:font-size="12pt" style:font-size-asian="12pt" style:font-size-complex="12pt" fo:hyphenate="true"/>
    </style:style>
    <style:style style:name="note_20_text" style:display-name="note text" style:family="paragraph">
      <style:paragraph-properties fo:hyphenation-ladder-count="no-limit"/>
      <style:text-properties fo:hyphenate="true"/>
    </style:style>
    <style:style style:name="note_20_text_5f_1" style:display-name="note text_1" style:family="paragraph">
      <style:paragraph-properties fo:hyphenation-ladder-count="no-limit"/>
      <style:text-properties fo:hyphenate="true"/>
    </style:style>
    <style:style style:name="Title" style:family="paragraph" style:parent-style-name="Normal" style:next-style-name="Normal" style:default-outline-level="1" style:list-style-name="" style:class="chapter">
      <style:paragraph-properties fo:margin-top="0.423cm" fo:margin-bottom="0.106cm" loext:contextual-spacing="false" fo:text-align="center" style:justify-single-word="false" fo:hyphenation-ladder-count="no-limit"/>
      <style:text-properties style:font-name="Cambria" fo:font-family="Cambria" style:font-family-generic="roman" style:font-pitch="variable" fo:font-size="16pt" fo:font-weight="bold" style:letter-kerning="true" style:font-size-asian="16pt" style:font-weight-asian="bold" style:font-size-complex="16pt" style:font-weight-complex="bold" fo:hyphenate="true"/>
    </style:style>
    <style:style style:name="Subtitle" style:family="paragraph" style:parent-style-name="Normal" style:next-style-name="Normal" style:default-outline-level="2" style:list-style-name="" style:class="chapter">
      <style:paragraph-properties fo:margin-top="0cm" fo:margin-bottom="0.106cm" loext:contextual-spacing="false" fo:text-align="center" style:justify-single-word="false" fo:hyphenation-ladder-count="no-limit"/>
      <style:text-properties style:font-name="Cambria" fo:font-family="Cambria" style:font-family-generic="roman" style:font-pitch="variable" fo:hyphenate="true"/>
    </style:style>
    <style:style style:name="No_20_Spacing" style:display-name="No Spacing" style:family="paragraph" style:parent-style-name="Normal">
      <style:paragraph-properties fo:hyphenation-ladder-count="no-limit"/>
      <style:text-properties style:font-size-complex="16pt" fo:hyphenate="tru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true"/>
    </style:style>
    <style:style style:name="Quote" style:family="paragraph" style:parent-style-name="Normal" style:next-style-name="Normal">
      <style:paragraph-properties fo:hyphenation-ladder-count="no-limit"/>
      <style:text-properties fo:font-style="italic" style:font-style-asian="italic" fo:hyphenate="true"/>
    </style:style>
    <style:style style:name="Intense_20_Quote" style:display-name="Intense Quote" style:family="paragraph" style:parent-style-name="Normal" style:next-style-name="Normal">
      <style:paragraph-properties fo:margin-left="1.27cm" fo:margin-right="1.27cm" fo:margin-top="0cm" fo:margin-bottom="0.353cm" loext:contextual-spacing="false" fo:hyphenation-ladder-count="no-limit" fo:text-indent="0cm" style:auto-text-indent="false">
        <style:tab-stops/>
      </style:paragraph-properties>
      <style:text-properties fo:font-style="italic" fo:font-weight="bold" style:font-style-asian="italic" style:font-weight-asian="bold" style:font-size-complex="11pt" fo:hyphenate="tru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tru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tru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te_20_reference" style:display-name="note reference" style:family="text"/>
    <style:style style:name="note_20_reference_5f_1" style:display-name="note reference_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swiss"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size-complex="12pt"/>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t" fo:country="EE"/>
    </style:style>
    <style:style style:name="MP2" style:family="paragraph" style:parent-style-name="Footer">
      <style:paragraph-properties fo:text-align="end" style:justify-single-word="false"/>
    </style:style>
    <style:style style:name="MT1" style:family="text">
      <style:text-properties officeooo:rsid="0012f9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2cm" fo:margin-left="2.499cm" fo:margin-right="2.499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svg:height="0.55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tracked-changes>
          <text:changed-region xml:id="ct2160622312288" text:id="ct2160622312288">
            <text:deletion>
              <office:change-info>
                <dc:creator>Unknown Author</dc:creator>
                <dc:date>2014-05-27T17:30:00</dc:date>
              </office:change-info>
              <text:p text:style-name="MP1">8</text:p>
            </text:deletion>
          </text:changed-region>
          <text:changed-region xml:id="ct2160622302208" text:id="ct2160622302208">
            <text:deletion>
              <office:change-info>
                <dc:creator>Unknown Author</dc:creator>
                <dc:date>2016-02-15T17:48:00</dc:date>
              </office:change-info>
              <text:p text:style-name="MP1">2.</text:p>
            </text:deletion>
          </text:changed-region>
        </text:tracked-changes>
        <text:p text:style-name="MP1">ADIT – Kasutusjuhend<text:tab/><text:tab/>Versioon 1.<text:change text:change-id="ct2160622312288"/><text:change text:change-id="ct2160622302208"/><text:span text:style-name="MT1">2.11</text:span></text:p>
        <text:p text:style-name="MP1"/>
      </style:header>
      <style:footer>
        <text:p text:style-name="MP2"><text:page-number text:select-page="current">10</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_64 LibreOffice_project/7a864d8825610a8c07cfc3bc01dd4fce6a9447e5</meta:generator>
    <meta:initial-creator>oss</meta:initial-creator>
    <meta:creation-date>2014-02-07T14:28:00Z</meta:creation-date>
    <dc:date>2016-09-22T15:03:40.387000000</dc:date>
    <meta:editing-cycles>149</meta:editing-cycles>
    <meta:editing-duration>P1DT13H53M38S</meta:editing-duration>
    <meta:document-statistic meta:character-count="192474" meta:image-count="0" meta:non-whitespace-character-count="158935" meta:object-count="0" meta:page-count="99" meta:paragraph-count="4881" meta:table-count="45" meta:word-count="9312"/>
    <meta:template xlink:type="simple" xlink:actuate="onRequest" xlink:title="" xlink:href="../../../../../Users/kertuh/Downloads/adit_kasutusjuhend%20(1).odt/Normal.dotm"/>
  </office:meta>
</office:document-meta>
</file>